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gBlue_TerminalPlus Nerd Font Mono" svg:font-family="'BigBlue_TerminalPlus Nerd Font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" style:family="table-cell" style:parent-style-name="Default" style:data-style-name="N1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ff" style:font-name="BigBlue_TerminalPlus Nerd Font Mono"/>
    </style:style>
    <style:style style:name="ce1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order-bottom="none" fo:border-left="0.74pt solid #000000" fo:border-right="0.74pt solid #000000" fo:border-top="none"/>
    </style:style>
    <style:style style:name="ce40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/>
    </style:style>
    <style:style style:name="ce21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-bottom="0.74pt solid #000000" fo:border-left="none" fo:border-right="none" fo:border-top="0.74pt solid #000000"/>
    </style:style>
    <style:style style:name="ce14" style:family="table-cell" style:parent-style-name="Default" style:data-style-name="N1">
      <style:table-cell-properties fo:border-bottom="0.74pt solid #000000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order-left="none" fo:border-right="none" fo:border-top="0.74pt solid #000000"/>
    </style:style>
    <style:style style:name="ce15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2" style:family="table-cell" style:parent-style-name="Default" style:data-style-name="N1"/>
    <style:style style:name="ce39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" style:family="table-cell" style:parent-style-name="Default" style:data-style-name="N1">
      <style:table-cell-properties fo:border-bottom="0.74pt solid #000000" fo:border-left="none" fo:border-right="0.74pt solid #000000" fo:border-top="0.74pt solid #000000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VRP</text:p>
          </table:table-cell>
          <table:covered-table-cell table:style-name="ce36"/>
          <table:covered-table-cell table:style-name="ce43"/>
          <table:table-cell/>
          <table:table-cell table:style-name="ce1" office:value-type="string" calcext:value-type="string" table:number-columns-spanned="3" table:number-rows-spanned="1">
            <text:p>P</text:p>
          </table:table-cell>
          <table:covered-table-cell table:style-name="ce36"/>
          <table:covered-table-cell table:style-name="ce43"/>
          <table:table-cell table:number-columns-repeated="100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8" office:value-type="string" calcext:value-type="string">
            <text:p>Z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/>
          <table:table-cell table:style-name="ce21" office:value-type="string" calcext:value-type="string">
            <text:p>Dp</text:p>
          </table:table-cell>
          <table:table-cell table:number-columns-repeated="9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4" office:value-type="float" office:value="15" calcext:value-type="float">
            <text:p>15</text:p>
          </table:table-cell>
          <table:table-cell table:style-name="ce18" office:value-type="float" office:value="30" calcext:value-type="float">
            <text:p>30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number-columns-repeated="98"/>
        </table:table-row>
        <table:table-row table:style-name="ro2">
          <table:table-cell table:style-name="ce3"/>
          <table:table-cell table:number-columns-repeated="106"/>
        </table:table-row>
        <table:table-row table:style-name="ro1">
          <table:table-cell table:number-columns-repeated="10"/>
          <table:table-cell table:style-name="ce34" office:value-type="string" calcext:value-type="string" table:number-columns-spanned="3" table:number-rows-spanned="1">
            <text:p>Y (view UP)</text:p>
          </table:table-cell>
          <table:covered-table-cell table:number-columns-repeated="2" table:style-name="ce34"/>
          <table:table-cell table:number-columns-repeated="94"/>
        </table:table-row>
        <table:table-row table:style-name="ro1">
          <table:table-cell table:style-name="ce1" office:value-type="string" calcext:value-type="string" table:number-columns-spanned="4" table:number-rows-spanned="1">
            <text:p>Window</text:p>
          </table:table-cell>
          <table:covered-table-cell table:number-columns-repeated="2" table:style-name="ce36"/>
          <table:covered-table-cell table:style-name="ce43"/>
          <table:table-cell/>
          <table:table-cell table:style-name="ce25" office:value-type="string" calcext:value-type="string" table:number-columns-spanned="4" table:number-rows-spanned="1">
            <text:p>Viewport</text:p>
          </table:table-cell>
          <table:covered-table-cell table:number-columns-repeated="2" table:style-name="ce36"/>
          <table:covered-table-cell table:style-name="ce43"/>
          <table:table-cell/>
          <table:table-cell table:style-name="ce34" office:value-type="string" calcext:value-type="string">
            <text:p>i</text:p>
          </table:table-cell>
          <table:table-cell table:style-name="ce34" office:value-type="string" calcext:value-type="string">
            <text:p>j</text:p>
          </table:table-cell>
          <table:table-cell table:style-name="ce34" office:value-type="string" calcext:value-type="string">
            <text:p>k</text:p>
          </table:table-cell>
          <table:table-cell table:number-columns-repeated="94"/>
        </table:table-row>
        <table:table-row table:style-name="ro1">
          <table:table-cell table:style-name="ce4" office:value-type="string" calcext:value-type="string">
            <text:p>xmin</text:p>
          </table:table-cell>
          <table:table-cell table:style-name="ce13" office:value-type="string" calcext:value-type="string">
            <text:p>ymin</text:p>
          </table:table-cell>
          <table:table-cell table:style-name="ce13" office:value-type="string" calcext:value-type="string">
            <text:p>xmax</text:p>
          </table:table-cell>
          <table:table-cell table:style-name="ce17" office:value-type="string" calcext:value-type="string">
            <text:p>ymax</text:p>
          </table:table-cell>
          <table:table-cell/>
          <table:table-cell table:style-name="ce4" office:value-type="string" calcext:value-type="string">
            <text:p>umin</text:p>
          </table:table-cell>
          <table:table-cell table:style-name="ce13" office:value-type="string" calcext:value-type="string">
            <text:p>vmin</text:p>
          </table:table-cell>
          <table:table-cell table:style-name="ce13" office:value-type="string" calcext:value-type="string">
            <text:p>umax</text:p>
          </table:table-cell>
          <table:table-cell table:style-name="ce17" office:value-type="string" calcext:value-type="string">
            <text:p>vmax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94"/>
        </table:table-row>
        <table:table-row table:style-name="ro1">
          <table:table-cell table:style-name="ce4" office:value-type="float" office:value="-8" calcext:value-type="float">
            <text:p>-8</text:p>
          </table:table-cell>
          <table:table-cell table:style-name="ce13" office:value-type="float" office:value="-5" calcext:value-type="float">
            <text:p>-5</text:p>
          </table:table-cell>
          <table:table-cell table:style-name="ce13" office:value-type="float" office:value="8" calcext:value-type="float">
            <text:p>8</text:p>
          </table:table-cell>
          <table:table-cell table:style-name="ce17" office:value-type="float" office:value="5" calcext:value-type="float">
            <text:p>5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20" calcext:value-type="float">
            <text:p>320</text:p>
          </table:table-cell>
          <table:table-cell table:style-name="ce17" office:value-type="float" office:value="240" calcext:value-type="float">
            <text:p>240</text:p>
          </table:table-cell>
          <table:table-cell table:number-columns-repeated="98"/>
        </table:table-row>
        <table:table-row table:style-name="ro1" table:number-rows-repeated="2">
          <table:table-cell table:number-columns-repeated="107"/>
        </table:table-row>
        <table:table-row table:style-name="ro1">
          <table:table-cell table:style-name="ce25" office:value-type="string" calcext:value-type="string" table:number-columns-spanned="5" table:number-rows-spanned="1">
            <text:p>Vertices do objeto</text:p>
          </table:table-cell>
          <table:covered-table-cell table:number-columns-repeated="4"/>
          <table:table-cell table:number-columns-repeated="102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D</text:p>
          </table:table-cell>
          <table:table-cell table:style-name="ce17" office:value-type="string" calcext:value-type="string">
            <text:p>E</text:p>
          </table:table-cell>
          <table:table-cell table:number-columns-repeated="102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0" calcext:value-type="float">
            <text:p>20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/>
          <table:table-cell table:formula="of:=[.AB43]" office:value-type="float" office:value="-0.398444518020399" calcext:value-type="float">
            <text:p>-0,398444518020399</text:p>
          </table:table-cell>
          <table:table-cell table:number-columns-repeated="100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22" office:value-type="float" office:value="22.5" calcext:value-type="float">
            <text:p>22,5</text:p>
          </table:table-cell>
          <table:table-cell/>
          <table:table-cell table:formula="of:=[.AB37]" office:value-type="float" office:value="62.497999967999" calcext:value-type="float">
            <text:p>62,497999967999</text:p>
          </table:table-cell>
          <table:table-cell table:number-columns-repeated="10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2"/>
        </table:table-row>
        <table:table-row table:style-name="ro1">
          <table:table-cell table:number-columns-repeated="107"/>
        </table:table-row>
        <table:table-row table:style-name="ro1">
          <table:table-cell table:style-name="ce9" office:value-type="string" calcext:value-type="string" table:number-columns-spanned="5" table:number-rows-spanned="1">
            <text:p>Face ABE</text:p>
          </table:table-cell>
          <table:covered-table-cell table:number-columns-repeated="4"/>
          <table:table-cell/>
          <table:table-cell table:style-name="ce9" office:value-type="string" calcext:value-type="string" table:number-columns-spanned="5" table:number-rows-spanned="1">
            <text:p>Face BCE</text:p>
          </table:table-cell>
          <table:covered-table-cell table:number-columns-repeated="4"/>
          <table:table-cell/>
          <table:table-cell table:style-name="ce9" office:value-type="string" calcext:value-type="string" table:number-columns-spanned="5" table:number-rows-spanned="1">
            <text:p>Face CDE</text:p>
          </table:table-cell>
          <table:covered-table-cell table:number-columns-repeated="4"/>
          <table:table-cell/>
          <table:table-cell table:style-name="ce9" office:value-type="string" calcext:value-type="string" table:number-columns-spanned="5" table:number-rows-spanned="1">
            <text:p>Face DAE</text:p>
          </table:table-cell>
          <table:covered-table-cell table:number-columns-repeated="4"/>
          <table:table-cell/>
          <table:table-cell table:style-name="ce9" office:value-type="string" calcext:value-type="string" table:number-columns-spanned="5" table:number-rows-spanned="1">
            <text:p>Face ADCB</text:p>
          </table:table-cell>
          <table:covered-table-cell table:number-columns-repeated="4"/>
          <table:table-cell table:number-columns-repeated="78"/>
        </table:table-row>
        <table:table-row table:style-name="ro1">
          <table:table-cell table:style-name="ce1" office:value-type="string" calcext:value-type="string" table:number-columns-spanned="3" table:number-rows-spanned="1">
            <text:p>“centróide”</text:p>
          </table:table-cell>
          <table:covered-table-cell table:style-name="ce36"/>
          <table:covered-table-cell table:style-name="ce43"/>
          <table:table-cell table:number-columns-repeated="3"/>
          <table:table-cell table:style-name="ce1" office:value-type="string" calcext:value-type="string" table:number-columns-spanned="3" table:number-rows-spanned="1">
            <text:p>“centróide”</text:p>
          </table:table-cell>
          <table:covered-table-cell table:style-name="ce36"/>
          <table:covered-table-cell table:style-name="ce43"/>
          <table:table-cell table:number-columns-repeated="3"/>
          <table:table-cell table:style-name="ce1" office:value-type="string" calcext:value-type="string" table:number-columns-spanned="3" table:number-rows-spanned="1">
            <text:p>“centróide”</text:p>
          </table:table-cell>
          <table:covered-table-cell table:style-name="ce36"/>
          <table:covered-table-cell table:style-name="ce43"/>
          <table:table-cell table:number-columns-repeated="3"/>
          <table:table-cell table:style-name="ce1" office:value-type="string" calcext:value-type="string" table:number-columns-spanned="3" table:number-rows-spanned="1">
            <text:p>“centróide”</text:p>
          </table:table-cell>
          <table:covered-table-cell table:style-name="ce36"/>
          <table:covered-table-cell table:style-name="ce43"/>
          <table:table-cell table:number-columns-repeated="3"/>
          <table:table-cell table:style-name="ce1" office:value-type="string" calcext:value-type="string" table:number-columns-spanned="3" table:number-rows-spanned="1">
            <text:p>“centróide”</text:p>
          </table:table-cell>
          <table:covered-table-cell table:style-name="ce36"/>
          <table:covered-table-cell table:style-name="ce43"/>
          <table:table-cell table:number-columns-repeated="8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number-columns-repeated="80"/>
        </table:table-row>
        <table:table-row table:style-name="ro1">
          <table:table-cell table:style-name="ce4" table:formula="of:=(MAX([.A13];[.B13];[.E13])+MIN([.A13];[.B13];[.E13]))/2" office:value-type="float" office:value="32.5" calcext:value-type="float">
            <text:p>32,5</text:p>
          </table:table-cell>
          <table:table-cell table:style-name="ce13" table:formula="of:=(MAX([.A14];[.B14];[.E14])+MIN([.A14];[.B14];[.E14]))/2" office:value-type="float" office:value="6" calcext:value-type="float">
            <text:p>6</text:p>
          </table:table-cell>
          <table:table-cell table:style-name="ce17" table:formula="of:=(MAX([.A15];[.B15];[.E15])+MIN([.A15];[.B15];[.E15]))/2" office:value-type="float" office:value="22.5" calcext:value-type="float">
            <text:p>22,5</text:p>
          </table:table-cell>
          <table:table-cell table:number-columns-repeated="3"/>
          <table:table-cell table:style-name="ce4" table:formula="of:=(MAX([.B13];[.C13];[.E13])+MIN([.B13];[.C13];[.E13]))/2" office:value-type="float" office:value="30" calcext:value-type="float">
            <text:p>30</text:p>
          </table:table-cell>
          <table:table-cell table:style-name="ce13" table:formula="of:=(MAX([.B14];[.C14];[.E14])+MIN([.B14];[.C14];[.E14]))/2" office:value-type="float" office:value="6.5" calcext:value-type="float">
            <text:p>6,5</text:p>
          </table:table-cell>
          <table:table-cell table:style-name="ce17" table:formula="of:=(MAX([.B15];[.C15];[.E15])+MIN([.B15];[.C15];[.E15]))/2" office:value-type="float" office:value="20.25" calcext:value-type="float">
            <text:p>20,25</text:p>
          </table:table-cell>
          <table:table-cell table:number-columns-repeated="3"/>
          <table:table-cell table:style-name="ce4" table:formula="of:=(MAX([.C13];[.D13];[.E13])+MIN([.C13];[.D13];[.E13]))/2" office:value-type="float" office:value="25" calcext:value-type="float">
            <text:p>25</text:p>
          </table:table-cell>
          <table:table-cell table:style-name="ce13" table:formula="of:=(MAX([.C14];[.D14];[.E14])+MIN([.C14];[.D14];[.E14]))/2" office:value-type="float" office:value="5.5" calcext:value-type="float">
            <text:p>5,5</text:p>
          </table:table-cell>
          <table:table-cell table:style-name="ce17" table:formula="of:=(MAX([.C15];[.D15];[.E15])+MIN([.C15];[.D15];[.E15]))/2" office:value-type="float" office:value="20.5" calcext:value-type="float">
            <text:p>20,5</text:p>
          </table:table-cell>
          <table:table-cell table:number-columns-repeated="3"/>
          <table:table-cell table:style-name="ce4" table:formula="of:=(MAX([.D13];[.A13];[.E13])+MIN([.D13];[.A13];[.E13]))/2" office:value-type="float" office:value="25" calcext:value-type="float">
            <text:p>25</text:p>
          </table:table-cell>
          <table:table-cell table:style-name="ce13" table:formula="of:=(MAX([.D14];[.A14];[.E14])+MIN([.D14];[.A14];[.E14]))/2" office:value-type="float" office:value="5.5" calcext:value-type="float">
            <text:p>5,5</text:p>
          </table:table-cell>
          <table:table-cell table:style-name="ce17" table:formula="of:=(MAX([.D15];[.A15];[.E15])+MIN([.D15];[.A15];[.E15]))/2" office:value-type="float" office:value="23.75" calcext:value-type="float">
            <text:p>23,75</text:p>
          </table:table-cell>
          <table:table-cell table:number-columns-repeated="3"/>
          <table:table-cell table:style-name="ce4" table:formula="of:=(MAX([.A13];[.D13];[.B13];[.C13])+MIN([.A13];[.B13];[.C13];[.D13]))/2" office:value-type="float" office:value="27.5" calcext:value-type="float">
            <text:p>27,5</text:p>
          </table:table-cell>
          <table:table-cell table:style-name="ce13" table:formula="of:=(MAX([.A14];[.B14];[.C14];[.D14])+MIN([.A14];[.B14];[.C14];[.D14]))/2" office:value-type="float" office:value="2.5" calcext:value-type="float">
            <text:p>2,5</text:p>
          </table:table-cell>
          <table:table-cell table:style-name="ce17" table:formula="of:=(MAX([.A15];[.B15];[.C15];[.D15])+MIN([.A15];[.B15];[.C15];[.D15]))/2" office:value-type="float" office:value="21.5" calcext:value-type="float">
            <text:p>21,5</text:p>
          </table:table-cell>
          <table:table-cell table:number-columns-repeated="80"/>
        </table:table-row>
        <table:table-row table:style-name="ro1">
          <table:table-cell table:number-columns-repeated="107"/>
        </table:table-row>
        <table:table-row table:style-name="ro1">
          <table:table-cell table:style-name="ce25" office:value-type="string" calcext:value-type="string" table:number-columns-spanned="3" table:number-rows-spanned="1">
            <text:p>Vetor O = VRP – “Centróide"</text:p>
          </table:table-cell>
          <table:covered-table-cell table:style-name="ce36"/>
          <table:covered-table-cell table:style-name="ce43"/>
          <table:table-cell/>
          <table:table-cell table:style-name="ce21" office:value-type="string" calcext:value-type="string">
            <text:p>|O|</text:p>
          </table:table-cell>
          <table:table-cell/>
          <table:table-cell table:style-name="ce25" office:value-type="string" calcext:value-type="string" table:number-columns-spanned="3" table:number-rows-spanned="1">
            <text:p>Vetor O = VRP – “Centróide"</text:p>
          </table:table-cell>
          <table:covered-table-cell table:style-name="ce36"/>
          <table:covered-table-cell table:style-name="ce43"/>
          <table:table-cell/>
          <table:table-cell table:style-name="ce21" office:value-type="string" calcext:value-type="string">
            <text:p>|O|</text:p>
          </table:table-cell>
          <table:table-cell/>
          <table:table-cell table:style-name="ce25" office:value-type="string" calcext:value-type="string" table:number-columns-spanned="3" table:number-rows-spanned="1">
            <text:p>Vetor O = VRP – “Centróide"</text:p>
          </table:table-cell>
          <table:covered-table-cell table:style-name="ce36"/>
          <table:covered-table-cell table:style-name="ce43"/>
          <table:table-cell/>
          <table:table-cell table:style-name="ce21" office:value-type="string" calcext:value-type="string">
            <text:p>|O|</text:p>
          </table:table-cell>
          <table:table-cell/>
          <table:table-cell table:style-name="ce25" office:value-type="string" calcext:value-type="string" table:number-columns-spanned="3" table:number-rows-spanned="1">
            <text:p>Vetor O = VRP – “Centróide"</text:p>
          </table:table-cell>
          <table:covered-table-cell table:style-name="ce36"/>
          <table:covered-table-cell table:style-name="ce43"/>
          <table:table-cell/>
          <table:table-cell table:style-name="ce21" office:value-type="string" calcext:value-type="string">
            <text:p>|O|</text:p>
          </table:table-cell>
          <table:table-cell/>
          <table:table-cell table:style-name="ce25" office:value-type="string" calcext:value-type="string" table:number-columns-spanned="3" table:number-rows-spanned="1">
            <text:p>Vetor O = VRP – “Centróide"</text:p>
          </table:table-cell>
          <table:covered-table-cell table:style-name="ce36"/>
          <table:covered-table-cell table:style-name="ce43"/>
          <table:table-cell/>
          <table:table-cell table:style-name="ce21" office:value-type="string" calcext:value-type="string">
            <text:p>|O|</text:p>
          </table:table-cell>
          <table:table-cell table:number-columns-repeated="78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/>
          <table:table-cell table:style-name="ce21" table:formula="of:=SQRT([.A25]^2 + [.B25]^2 + [.C25]^2)" office:value-type="float" office:value="21.0594396886527" calcext:value-type="float">
            <text:p>21,0594396886527</text:p>
          </table:table-cell>
          <table:table-cell/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/>
          <table:table-cell table:style-name="ce21" table:formula="of:=SQRT([.G25]^2 + [.H25]^2 + [.I25]^2)" office:value-type="float" office:value="23.8183227789028" calcext:value-type="float">
            <text:p>23,8183227789028</text:p>
          </table:table-cell>
          <table:table-cell/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/>
          <table:table-cell table:style-name="ce21" table:formula="of:=SQRT([.M25]^2 + [.N25]^2 + [.O25]^2)" office:value-type="float" office:value="28.3813318926367" calcext:value-type="float">
            <text:p>28,3813318926367</text:p>
          </table:table-cell>
          <table:table-cell/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/>
          <table:table-cell table:style-name="ce21" table:formula="of:=SQRT([.S25]^2 + [.T25]^2 + [.U25]^2)" office:value-type="float" office:value="27.4647501354008" calcext:value-type="float">
            <text:p>27,4647501354008</text:p>
          </table:table-cell>
          <table:table-cell/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/>
          <table:table-cell table:style-name="ce21" table:formula="of:=SQRT([.Y25]^2 + [.Z25]^2 + [.AA25]^2)" office:value-type="float" office:value="27.1062723368596" calcext:value-type="float">
            <text:p>27,1062723368596</text:p>
          </table:table-cell>
          <table:table-cell table:number-columns-repeated="78"/>
        </table:table-row>
        <table:table-row table:style-name="ro1">
          <table:table-cell table:style-name="ce4" office:value-type="float" office:value="17.5" calcext:value-type="float">
            <text:p>17,5</text:p>
          </table:table-cell>
          <table:table-cell table:style-name="ce13" office:value-type="float" office:value="9" calcext:value-type="float">
            <text:p>9</text:p>
          </table:table-cell>
          <table:table-cell table:style-name="ce17" office:value-type="float" office:value="7.5" calcext:value-type="float">
            <text:p>7,5</text:p>
          </table:table-cell>
          <table:table-cell table:number-columns-repeated="3"/>
          <table:table-cell table:style-name="ce4" table:formula="of:=[.$A3]-[.G21]" office:value-type="float" office:value="20" calcext:value-type="float">
            <text:p>20</text:p>
          </table:table-cell>
          <table:table-cell table:style-name="ce13" table:formula="of:=[.$B3]-[.H21]" office:value-type="float" office:value="8.5" calcext:value-type="float">
            <text:p>8,5</text:p>
          </table:table-cell>
          <table:table-cell table:style-name="ce17" table:formula="of:=[.$C3]-[.I21]" office:value-type="float" office:value="9.75" calcext:value-type="float">
            <text:p>9,75</text:p>
          </table:table-cell>
          <table:table-cell table:number-columns-repeated="3"/>
          <table:table-cell table:style-name="ce4" table:formula="of:=[.$A3]-[.M21]" office:value-type="float" office:value="25" calcext:value-type="float">
            <text:p>25</text:p>
          </table:table-cell>
          <table:table-cell table:style-name="ce13" table:formula="of:=[.$B3]-[.N21]" office:value-type="float" office:value="9.5" calcext:value-type="float">
            <text:p>9,5</text:p>
          </table:table-cell>
          <table:table-cell table:style-name="ce17" table:formula="of:=[.$C3]-[.O21]" office:value-type="float" office:value="9.5" calcext:value-type="float">
            <text:p>9,5</text:p>
          </table:table-cell>
          <table:table-cell table:number-columns-repeated="3"/>
          <table:table-cell table:style-name="ce4" table:formula="of:=[.$A3]-[.S21]" office:value-type="float" office:value="25" calcext:value-type="float">
            <text:p>25</text:p>
          </table:table-cell>
          <table:table-cell table:style-name="ce13" table:formula="of:=[.$B3]-[.T21]" office:value-type="float" office:value="9.5" calcext:value-type="float">
            <text:p>9,5</text:p>
          </table:table-cell>
          <table:table-cell table:style-name="ce17" table:formula="of:=[.$C3]-[.U21]" office:value-type="float" office:value="6.25" calcext:value-type="float">
            <text:p>6,25</text:p>
          </table:table-cell>
          <table:table-cell table:number-columns-repeated="3"/>
          <table:table-cell table:style-name="ce4" table:formula="of:=[.$A3]-[.Y21]" office:value-type="float" office:value="22.5" calcext:value-type="float">
            <text:p>22,5</text:p>
          </table:table-cell>
          <table:table-cell table:style-name="ce13" table:formula="of:=[.$B3]-[.Z21]" office:value-type="float" office:value="12.5" calcext:value-type="float">
            <text:p>12,5</text:p>
          </table:table-cell>
          <table:table-cell table:style-name="ce17" table:formula="of:=[.$C3]-[.AA21]" office:value-type="float" office:value="8.5" calcext:value-type="float">
            <text:p>8,5</text:p>
          </table:table-cell>
          <table:table-cell table:number-columns-repeated="80"/>
        </table:table-row>
        <table:table-row table:style-name="ro1">
          <table:table-cell table:number-columns-repeated="107"/>
        </table:table-row>
        <table:table-row table:style-name="ro1">
          <table:table-cell table:style-name="ce25" office:value-type="string" calcext:value-type="string" table:number-columns-spanned="3" table:number-rows-spanned="1">
            <text:p>Vetor ^O</text:p>
          </table:table-cell>
          <table:covered-table-cell table:style-name="ce36"/>
          <table:covered-table-cell table:style-name="ce43"/>
          <table:table-cell table:number-columns-repeated="3"/>
          <table:table-cell table:style-name="ce25" office:value-type="string" calcext:value-type="string" table:number-columns-spanned="3" table:number-rows-spanned="1">
            <text:p>Vetor ^O</text:p>
          </table:table-cell>
          <table:covered-table-cell table:style-name="ce36"/>
          <table:covered-table-cell table:style-name="ce43"/>
          <table:table-cell table:number-columns-repeated="3"/>
          <table:table-cell table:style-name="ce25" office:value-type="string" calcext:value-type="string" table:number-columns-spanned="3" table:number-rows-spanned="1">
            <text:p>Vetor ^O</text:p>
          </table:table-cell>
          <table:covered-table-cell table:style-name="ce36"/>
          <table:covered-table-cell table:style-name="ce43"/>
          <table:table-cell table:number-columns-repeated="3"/>
          <table:table-cell table:style-name="ce25" office:value-type="string" calcext:value-type="string" table:number-columns-spanned="3" table:number-rows-spanned="1">
            <text:p>Vetor ^O</text:p>
          </table:table-cell>
          <table:covered-table-cell table:style-name="ce36"/>
          <table:covered-table-cell table:style-name="ce43"/>
          <table:table-cell table:number-columns-repeated="3"/>
          <table:table-cell table:style-name="ce25" office:value-type="string" calcext:value-type="string" table:number-columns-spanned="3" table:number-rows-spanned="1">
            <text:p>Vetor ^O</text:p>
          </table:table-cell>
          <table:covered-table-cell table:style-name="ce36"/>
          <table:covered-table-cell table:style-name="ce43"/>
          <table:table-cell table:number-columns-repeated="80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number-columns-repeated="3"/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number-columns-repeated="3"/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number-columns-repeated="3"/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number-columns-repeated="3"/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number-columns-repeated="80"/>
        </table:table-row>
        <table:table-row table:style-name="ro1">
          <table:table-cell table:style-name="ce4" table:formula="of:=[.A25]/[.E24]" office:value-type="float" office:value="0.830981272945709" calcext:value-type="float">
            <text:p>0,830981272945709</text:p>
          </table:table-cell>
          <table:table-cell table:style-name="ce13" table:formula="of:=[.B25]/[.E24]" office:value-type="float" office:value="0.427361797514936" calcext:value-type="float">
            <text:p>0,427361797514936</text:p>
          </table:table-cell>
          <table:table-cell table:style-name="ce17" table:formula="of:=[.C25]/[.E24]" office:value-type="float" office:value="0.356134831262447" calcext:value-type="float">
            <text:p>0,356134831262447</text:p>
          </table:table-cell>
          <table:table-cell table:number-columns-repeated="3"/>
          <table:table-cell table:style-name="ce4" table:formula="of:=[.G25]/[.K24]" office:value-type="float" office:value="0.839689687038547" calcext:value-type="float">
            <text:p>0,839689687038547</text:p>
          </table:table-cell>
          <table:table-cell table:style-name="ce13" table:formula="of:=[.H25]/[.K24]" office:value-type="float" office:value="0.356868116991383" calcext:value-type="float">
            <text:p>0,356868116991383</text:p>
          </table:table-cell>
          <table:table-cell table:style-name="ce17" table:formula="of:=[.I25]/[.K24]" office:value-type="float" office:value="0.409348722431292" calcext:value-type="float">
            <text:p>0,409348722431292</text:p>
          </table:table-cell>
          <table:table-cell table:number-columns-repeated="3"/>
          <table:table-cell table:style-name="ce4" table:formula="of:=[.M25]/[.Q24]" office:value-type="float" office:value="0.880860704302817" calcext:value-type="float">
            <text:p>0,880860704302817</text:p>
          </table:table-cell>
          <table:table-cell table:style-name="ce13" table:formula="of:=[.N25]/[.Q24]" office:value-type="float" office:value="0.33472706763507" calcext:value-type="float">
            <text:p>0,33472706763507</text:p>
          </table:table-cell>
          <table:table-cell table:style-name="ce17" table:formula="of:=[.O25]/[.Q24]" office:value-type="float" office:value="0.33472706763507" calcext:value-type="float">
            <text:p>0,33472706763507</text:p>
          </table:table-cell>
          <table:table-cell table:number-columns-repeated="3"/>
          <table:table-cell table:style-name="ce4" table:formula="of:=[.S25]/[.W24]" office:value-type="float" office:value="0.910257689465601" calcext:value-type="float">
            <text:p>0,910257689465601</text:p>
          </table:table-cell>
          <table:table-cell table:style-name="ce13" table:formula="of:=[.T25]/[.W24]" office:value-type="float" office:value="0.345897921996928" calcext:value-type="float">
            <text:p>0,345897921996928</text:p>
          </table:table-cell>
          <table:table-cell table:style-name="ce17" table:formula="of:=[.U25]/[.W24]" office:value-type="float" office:value="0.2275644223664" calcext:value-type="float">
            <text:p>0,2275644223664</text:p>
          </table:table-cell>
          <table:table-cell table:number-columns-repeated="3"/>
          <table:table-cell table:style-name="ce4" table:formula="of:=[.Y25]/[.AC24]" office:value-type="float" office:value="0.830066182482941" calcext:value-type="float">
            <text:p>0,830066182482941</text:p>
          </table:table-cell>
          <table:table-cell table:style-name="ce13" table:formula="of:=[.Z25]/[.AC24]" office:value-type="float" office:value="0.46114787915719" calcext:value-type="float">
            <text:p>0,46114787915719</text:p>
          </table:table-cell>
          <table:table-cell table:style-name="ce17" table:formula="of:=[.AA25]/[.AC24]" office:value-type="float" office:value="0.313580557826889" calcext:value-type="float">
            <text:p>0,313580557826889</text:p>
          </table:table-cell>
          <table:table-cell table:number-columns-repeated="80"/>
        </table:table-row>
        <table:table-row table:style-name="ro1">
          <table:table-cell table:number-columns-repeated="107"/>
        </table:table-row>
        <table:table-row table:style-name="ro1">
          <table:table-cell/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number-columns-repeated="3"/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number-columns-repeated="3"/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number-columns-repeated="3"/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number-columns-repeated="3"/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number-columns-repeated="79"/>
        </table:table-row>
        <table:table-row table:style-name="ro1">
          <table:table-cell table:style-name="ce10" office:value-type="string" calcext:value-type="string">
            <text:p>Vetor V1</text:p>
          </table:table-cell>
          <table:table-cell table:style-name="ce6" table:formula="of:=[.E13]-[.B13]" office:value-type="float" office:value="-5" calcext:value-type="float">
            <text:p>-5</text:p>
          </table:table-cell>
          <table:table-cell table:style-name="ce15" table:formula="of:=[.E14]-[.B14]" office:value-type="float" office:value="6" calcext:value-type="float">
            <text:p>6</text:p>
          </table:table-cell>
          <table:table-cell table:style-name="ce19" table:formula="of:=[.E15]-[.B15]" office:value-type="float" office:value="2.5" calcext:value-type="float">
            <text:p>2,5</text:p>
          </table:table-cell>
          <table:table-cell table:number-columns-repeated="2"/>
          <table:table-cell table:style-name="ce10" office:value-type="string" calcext:value-type="string">
            <text:p>Vetor V1</text:p>
          </table:table-cell>
          <table:table-cell table:style-name="ce6" table:formula="of:=[.E13]-[.C13]" office:value-type="float" office:value="5" calcext:value-type="float">
            <text:p>5</text:p>
          </table:table-cell>
          <table:table-cell table:style-name="ce15" table:formula="of:=[.E14]-[.C14]" office:value-type="float" office:value="7" calcext:value-type="float">
            <text:p>7</text:p>
          </table:table-cell>
          <table:table-cell table:style-name="ce19" table:formula="of:=[.E15]-[.C15]" office:value-type="float" office:value="4.5" calcext:value-type="float">
            <text:p>4,5</text:p>
          </table:table-cell>
          <table:table-cell table:number-columns-repeated="2"/>
          <table:table-cell table:style-name="ce10" office:value-type="string" calcext:value-type="string">
            <text:p>Vetor V1</text:p>
          </table:table-cell>
          <table:table-cell table:style-name="ce6" table:formula="of:=[.E13]-[.D13]" office:value-type="float" office:value="10" calcext:value-type="float">
            <text:p>10</text:p>
          </table:table-cell>
          <table:table-cell table:style-name="ce15" table:formula="of:=[.E14]-[.D14]" office:value-type="float" office:value="9" calcext:value-type="float">
            <text:p>9</text:p>
          </table:table-cell>
          <table:table-cell table:style-name="ce19" table:formula="of:=[.E15]-[.D15]" office:value-type="float" office:value="-0.5" calcext:value-type="float">
            <text:p>-0,5</text:p>
          </table:table-cell>
          <table:table-cell table:number-columns-repeated="2"/>
          <table:table-cell table:style-name="ce10" office:value-type="string" calcext:value-type="string">
            <text:p>Vetor V1</text:p>
          </table:table-cell>
          <table:table-cell table:style-name="ce6" table:formula="of:=[.E13]-[.A13]" office:value-type="float" office:value="0" calcext:value-type="float">
            <text:p>0</text:p>
          </table:table-cell>
          <table:table-cell table:style-name="ce15" table:formula="of:=[.E14]-[.A14]" office:value-type="float" office:value="8" calcext:value-type="float">
            <text:p>8</text:p>
          </table:table-cell>
          <table:table-cell table:style-name="ce19" table:formula="of:=[.E15]-[.A15]" office:value-type="float" office:value="-2.5" calcext:value-type="float">
            <text:p>-2,5</text:p>
          </table:table-cell>
          <table:table-cell table:number-columns-repeated="2"/>
          <table:table-cell table:style-name="ce10" office:value-type="string" calcext:value-type="string">
            <text:p>Vetor V1</text:p>
          </table:table-cell>
          <table:table-cell table:style-name="ce6" table:formula="of:=[.B13]-[.C13]" office:value-type="float" office:value="10" calcext:value-type="float">
            <text:p>10</text:p>
          </table:table-cell>
          <table:table-cell table:style-name="ce15" table:formula="of:=[.B14]-[.C14]" office:value-type="float" office:value="1" calcext:value-type="float">
            <text:p>1</text:p>
          </table:table-cell>
          <table:table-cell table:style-name="ce19" table:formula="of:=[.B15]-[.C15]" office:value-type="float" office:value="2" calcext:value-type="float">
            <text:p>2</text:p>
          </table:table-cell>
          <table:table-cell table:number-columns-repeated="79"/>
        </table:table-row>
        <table:table-row table:style-name="ro1">
          <table:table-cell table:style-name="ce11" office:value-type="string" calcext:value-type="string">
            <text:p>Vetor V2</text:p>
          </table:table-cell>
          <table:table-cell table:style-name="ce8" table:formula="of:=[.A13]-[.B13]" office:value-type="float" office:value="-5" calcext:value-type="float">
            <text:p>-5</text:p>
          </table:table-cell>
          <table:table-cell table:style-name="ce16" table:formula="of:=[.A14]-[.B14]" office:value-type="float" office:value="-2" calcext:value-type="float">
            <text:p>-2</text:p>
          </table:table-cell>
          <table:table-cell table:style-name="ce20" table:formula="of:=[.A15]-[.B15]" office:value-type="float" office:value="5" calcext:value-type="float">
            <text:p>5</text:p>
          </table:table-cell>
          <table:table-cell table:number-columns-repeated="2"/>
          <table:table-cell table:style-name="ce11" office:value-type="string" calcext:value-type="string">
            <text:p>Vetor V2</text:p>
          </table:table-cell>
          <table:table-cell table:style-name="ce8" table:formula="of:=[.B13]-[.C13]" office:value-type="float" office:value="10" calcext:value-type="float">
            <text:p>10</text:p>
          </table:table-cell>
          <table:table-cell table:style-name="ce16" table:formula="of:=[.B14]-[.C14]" office:value-type="float" office:value="1" calcext:value-type="float">
            <text:p>1</text:p>
          </table:table-cell>
          <table:table-cell table:style-name="ce20" table:formula="of:=[.B15]-[.C15]" office:value-type="float" office:value="2" calcext:value-type="float">
            <text:p>2</text:p>
          </table:table-cell>
          <table:table-cell table:number-columns-repeated="2"/>
          <table:table-cell table:style-name="ce11" office:value-type="string" calcext:value-type="string">
            <text:p>Vetor V2</text:p>
          </table:table-cell>
          <table:table-cell table:style-name="ce8" table:formula="of:=[.C13]-[.D13]" office:value-type="float" office:value="5" calcext:value-type="float">
            <text:p>5</text:p>
          </table:table-cell>
          <table:table-cell table:style-name="ce16" table:formula="of:=[.C14]-[.D14]" office:value-type="float" office:value="2" calcext:value-type="float">
            <text:p>2</text:p>
          </table:table-cell>
          <table:table-cell table:style-name="ce20" table:formula="of:=[.C15]-[.D15]" office:value-type="float" office:value="-5" calcext:value-type="float">
            <text:p>-5</text:p>
          </table:table-cell>
          <table:table-cell table:number-columns-repeated="2"/>
          <table:table-cell table:style-name="ce11" office:value-type="string" calcext:value-type="string">
            <text:p>Vetor V2</text:p>
          </table:table-cell>
          <table:table-cell table:style-name="ce8" table:formula="of:=[.D13]-[.A13]" office:value-type="float" office:value="-10" calcext:value-type="float">
            <text:p>-10</text:p>
          </table:table-cell>
          <table:table-cell table:style-name="ce16" table:formula="of:=[.D14]-[.A14]" office:value-type="float" office:value="-1" calcext:value-type="float">
            <text:p>-1</text:p>
          </table:table-cell>
          <table:table-cell table:style-name="ce20" table:formula="of:=[.D15]-[.A15]" office:value-type="float" office:value="-2" calcext:value-type="float">
            <text:p>-2</text:p>
          </table:table-cell>
          <table:table-cell table:number-columns-repeated="2"/>
          <table:table-cell table:style-name="ce11" office:value-type="string" calcext:value-type="string">
            <text:p>Vetor V2</text:p>
          </table:table-cell>
          <table:table-cell table:style-name="ce8" table:formula="of:=[.D13]-[.C13]" office:value-type="float" office:value="-5" calcext:value-type="float">
            <text:p>-5</text:p>
          </table:table-cell>
          <table:table-cell table:style-name="ce16" table:formula="of:=[.D14]-[.C14]" office:value-type="float" office:value="-2" calcext:value-type="float">
            <text:p>-2</text:p>
          </table:table-cell>
          <table:table-cell table:style-name="ce20" table:formula="of:=[.D15]-[.C15]" office:value-type="float" office:value="5" calcext:value-type="float">
            <text:p>5</text:p>
          </table:table-cell>
          <table:table-cell table:number-columns-repeated="79"/>
        </table:table-row>
        <table:table-row table:style-name="ro1">
          <table:table-cell table:number-columns-repeated="107"/>
        </table:table-row>
        <table:table-row table:style-name="ro1">
          <table:table-cell table:style-name="ce25" office:value-type="string" calcext:value-type="string" table:number-columns-spanned="3" table:number-rows-spanned="1">
            <text:p>Vetor N(ABE)</text:p>
          </table:table-cell>
          <table:covered-table-cell table:style-name="ce36"/>
          <table:covered-table-cell table:style-name="ce43"/>
          <table:table-cell table:number-columns-repeated="3"/>
          <table:table-cell table:style-name="ce25" office:value-type="string" calcext:value-type="string" table:number-columns-spanned="3" table:number-rows-spanned="1">
            <text:p>Vetor N(BCE)</text:p>
          </table:table-cell>
          <table:covered-table-cell table:style-name="ce36"/>
          <table:covered-table-cell table:style-name="ce43"/>
          <table:table-cell table:number-columns-repeated="3"/>
          <table:table-cell table:style-name="ce25" office:value-type="string" calcext:value-type="string" table:number-columns-spanned="3" table:number-rows-spanned="1">
            <text:p>Vetor N(CDE)</text:p>
          </table:table-cell>
          <table:covered-table-cell table:style-name="ce36"/>
          <table:covered-table-cell table:style-name="ce43"/>
          <table:table-cell table:number-columns-repeated="3"/>
          <table:table-cell table:style-name="ce25" office:value-type="string" calcext:value-type="string" table:number-columns-spanned="3" table:number-rows-spanned="1">
            <text:p>Vetor N(DAE)</text:p>
          </table:table-cell>
          <table:covered-table-cell table:style-name="ce36"/>
          <table:covered-table-cell table:style-name="ce43"/>
          <table:table-cell table:number-columns-repeated="3"/>
          <table:table-cell table:style-name="ce25" office:value-type="string" calcext:value-type="string" table:number-columns-spanned="3" table:number-rows-spanned="1">
            <text:p>Vetor N(ADCB)</text:p>
          </table:table-cell>
          <table:covered-table-cell table:style-name="ce36"/>
          <table:covered-table-cell table:style-name="ce43"/>
          <table:table-cell table:number-columns-repeated="80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style-name="ce21" office:value-type="string" calcext:value-type="string">
            <text:p>|N|</text:p>
          </table:table-cell>
          <table:table-cell table:number-columns-repeated="2"/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style-name="ce21" office:value-type="string" calcext:value-type="string">
            <text:p>|N|</text:p>
          </table:table-cell>
          <table:table-cell table:number-columns-repeated="2"/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style-name="ce21" office:value-type="string" calcext:value-type="string">
            <text:p>|N|</text:p>
          </table:table-cell>
          <table:table-cell table:number-columns-repeated="2"/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style-name="ce21" office:value-type="string" calcext:value-type="string">
            <text:p>|N|</text:p>
          </table:table-cell>
          <table:table-cell table:number-columns-repeated="2"/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style-name="ce21" office:value-type="string" calcext:value-type="string">
            <text:p>|N|</text:p>
          </table:table-cell>
          <table:table-cell table:number-columns-repeated="79"/>
        </table:table-row>
        <table:table-row table:style-name="ro1">
          <table:table-cell table:style-name="ce4" table:formula="of:=[.C32]*[.D33]-[.D32]*[.C33]" office:value-type="float" office:value="35" calcext:value-type="float">
            <text:p>35</text:p>
          </table:table-cell>
          <table:table-cell table:style-name="ce13" table:formula="of:=[.D32]*[.B33]-[.B32]*[.D33]" office:value-type="float" office:value="12.5" calcext:value-type="float">
            <text:p>12,5</text:p>
          </table:table-cell>
          <table:table-cell table:style-name="ce17" table:formula="of:=[.B32]*[.C33]-[.C32]*[.B33]" office:value-type="float" office:value="40" calcext:value-type="float">
            <text:p>40</text:p>
          </table:table-cell>
          <table:table-cell table:style-name="ce21" table:formula="of:=SQRT([.C37]^2+[.B37]^2+[.A37]^2)" office:value-type="float" office:value="54.6008241696039" calcext:value-type="float">
            <text:p>54,6008241696039</text:p>
          </table:table-cell>
          <table:table-cell table:number-columns-repeated="2"/>
          <table:table-cell table:style-name="ce4" table:formula="of:=[.I32]*[.J33]-[.J32]*[.I33]" office:value-type="float" office:value="9.5" calcext:value-type="float">
            <text:p>9,5</text:p>
          </table:table-cell>
          <table:table-cell table:style-name="ce13" table:formula="of:=[.J32]*[.H33]-[.H32]*[.J33]" office:value-type="float" office:value="35" calcext:value-type="float">
            <text:p>35</text:p>
          </table:table-cell>
          <table:table-cell table:style-name="ce17" table:formula="of:=[.H32]*[.I33]-[.I32]*[.H33]" office:value-type="float" office:value="-65" calcext:value-type="float">
            <text:p>-65</text:p>
          </table:table-cell>
          <table:table-cell table:style-name="ce21" table:formula="of:=SQRT([.I37]^2+[.H37]^2+[.G37]^2)" office:value-type="float" office:value="74.4328556485642" calcext:value-type="float">
            <text:p>74,4328556485642</text:p>
          </table:table-cell>
          <table:table-cell table:number-columns-repeated="2"/>
          <table:table-cell table:style-name="ce4" table:formula="of:=[.O32]*[.P33]-[.P32]*[.O33]" office:value-type="float" office:value="-44" calcext:value-type="float">
            <text:p>-44</text:p>
          </table:table-cell>
          <table:table-cell table:style-name="ce13" table:formula="of:=[.P32]*[.N33]-[.N32]*[.P33]" office:value-type="float" office:value="47.5" calcext:value-type="float">
            <text:p>47,5</text:p>
          </table:table-cell>
          <table:table-cell table:style-name="ce17" table:formula="of:=[.N32]*[.O33]-[.O32]*[.N33]" office:value-type="float" office:value="-25" calcext:value-type="float">
            <text:p>-25</text:p>
          </table:table-cell>
          <table:table-cell table:style-name="ce21" table:formula="of:=SQRT([.O37]^2+[.N37]^2+[.M37]^2)" office:value-type="float" office:value="69.4064118075556" calcext:value-type="float">
            <text:p>69,4064118075556</text:p>
          </table:table-cell>
          <table:table-cell table:number-columns-repeated="2"/>
          <table:table-cell table:style-name="ce4" table:formula="of:=[.U32]*[.V33]-[.V32]*[.U33]" office:value-type="float" office:value="-18.5" calcext:value-type="float">
            <text:p>-18,5</text:p>
          </table:table-cell>
          <table:table-cell table:style-name="ce13" table:formula="of:=[.V32]*[.T33]-[.T32]*[.V33]" office:value-type="float" office:value="25" calcext:value-type="float">
            <text:p>25</text:p>
          </table:table-cell>
          <table:table-cell table:style-name="ce17" table:formula="of:=[.T32]*[.U33]-[.U32]*[.T33]" office:value-type="float" office:value="80" calcext:value-type="float">
            <text:p>80</text:p>
          </table:table-cell>
          <table:table-cell table:style-name="ce21" table:formula="of:=SQRT([.U37]^2+[.T37]^2+[.S37]^2)" office:value-type="float" office:value="85.832686081702" calcext:value-type="float">
            <text:p>85,832686081702</text:p>
          </table:table-cell>
          <table:table-cell table:number-columns-repeated="2"/>
          <table:table-cell table:style-name="ce4" table:formula="of:=[.AA32]*[.AB33]-[.AB32]*[.AA33]" office:value-type="float" office:value="9" calcext:value-type="float">
            <text:p>9</text:p>
          </table:table-cell>
          <table:table-cell table:style-name="ce13" table:formula="of:=[.AB32]*[.Z33]-[.Z32]*[.AB33]" office:value-type="float" office:value="-60" calcext:value-type="float">
            <text:p>-60</text:p>
          </table:table-cell>
          <table:table-cell table:style-name="ce17" table:formula="of:=[.Z32]*[.AA33]-[.AA32]*[.Z33]" office:value-type="float" office:value="-15" calcext:value-type="float">
            <text:p>-15</text:p>
          </table:table-cell>
          <table:table-cell table:style-name="ce21" table:formula="of:=SQRT([.AA37]^2+[.Z37]^2+[.Y37]^2)" office:value-type="float" office:value="62.497999967999" calcext:value-type="float">
            <text:p>62,497999967999</text:p>
          </table:table-cell>
          <table:table-cell table:number-columns-repeated="79"/>
        </table:table-row>
        <table:table-row table:style-name="ro1">
          <table:table-cell table:number-columns-repeated="107"/>
        </table:table-row>
        <table:table-row table:style-name="ro1">
          <table:table-cell table:style-name="ce25" office:value-type="string" calcext:value-type="string" table:number-columns-spanned="3" table:number-rows-spanned="1">
            <text:p>Vetor ^N(ABE)</text:p>
          </table:table-cell>
          <table:covered-table-cell table:number-columns-repeated="2"/>
          <table:table-cell table:number-columns-repeated="3"/>
          <table:table-cell table:style-name="ce25" office:value-type="string" calcext:value-type="string" table:number-columns-spanned="3" table:number-rows-spanned="1">
            <text:p>Vetor ^N(BCE)</text:p>
          </table:table-cell>
          <table:covered-table-cell table:number-columns-repeated="2"/>
          <table:table-cell table:number-columns-repeated="3"/>
          <table:table-cell table:style-name="ce25" office:value-type="string" calcext:value-type="string" table:number-columns-spanned="3" table:number-rows-spanned="1">
            <text:p>Vetor ^N(CDE)</text:p>
          </table:table-cell>
          <table:covered-table-cell table:number-columns-repeated="2"/>
          <table:table-cell table:number-columns-repeated="3"/>
          <table:table-cell table:style-name="ce25" office:value-type="string" calcext:value-type="string" table:number-columns-spanned="3" table:number-rows-spanned="1">
            <text:p>Vetor ^N(DAE)</text:p>
          </table:table-cell>
          <table:covered-table-cell table:number-columns-repeated="2"/>
          <table:table-cell table:number-columns-repeated="3"/>
          <table:table-cell table:style-name="ce25" office:value-type="string" calcext:value-type="string" table:number-columns-spanned="3" table:number-rows-spanned="1">
            <text:p>Vetor ^N(ADCB)</text:p>
          </table:table-cell>
          <table:covered-table-cell table:number-columns-repeated="2"/>
          <table:table-cell table:number-columns-repeated="80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number-columns-repeated="3"/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number-columns-repeated="3"/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number-columns-repeated="3"/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number-columns-repeated="3"/>
          <table:table-cell table:style-name="ce4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number-columns-repeated="80"/>
        </table:table-row>
        <table:table-row table:style-name="ro1">
          <table:table-cell table:style-name="ce4" table:formula="of:=[.A37]/[.D37]" office:value-type="float" office:value="0.641015965093882" calcext:value-type="float">
            <text:p>0,641015965093882</text:p>
          </table:table-cell>
          <table:table-cell table:style-name="ce13" table:formula="of:=[.B37]/[.D37]" office:value-type="float" office:value="0.228934273247815" calcext:value-type="float">
            <text:p>0,228934273247815</text:p>
          </table:table-cell>
          <table:table-cell table:style-name="ce17" table:formula="of:=[.C37]/[.D37]" office:value-type="float" office:value="0.732589674393008" calcext:value-type="float">
            <text:p>0,732589674393008</text:p>
          </table:table-cell>
          <table:table-cell table:number-columns-repeated="3"/>
          <table:table-cell table:style-name="ce4" table:formula="of:=[.G37]/[.J37]" office:value-type="float" office:value="0.127631808792268" calcext:value-type="float">
            <text:p>0,127631808792268</text:p>
          </table:table-cell>
          <table:table-cell table:style-name="ce13" table:formula="of:=[.H37]/[.J37]" office:value-type="float" office:value="0.470222453445196" calcext:value-type="float">
            <text:p>0,470222453445196</text:p>
          </table:table-cell>
          <table:table-cell table:style-name="ce17" table:formula="of:=[.I37]/[.J37]" office:value-type="float" office:value="-0.873270270683936" calcext:value-type="float">
            <text:p>-0,873270270683936</text:p>
          </table:table-cell>
          <table:table-cell table:number-columns-repeated="3"/>
          <table:table-cell table:style-name="ce4" table:formula="of:=[.M37]/[.P37]" office:value-type="float" office:value="-0.633947193841393" calcext:value-type="float">
            <text:p>-0,633947193841393</text:p>
          </table:table-cell>
          <table:table-cell table:style-name="ce13" table:formula="of:=[.N37]/[.P37]" office:value-type="float" office:value="0.684374811533322" calcext:value-type="float">
            <text:p>0,684374811533322</text:p>
          </table:table-cell>
          <table:table-cell table:style-name="ce17" table:formula="of:=[.O37]/[.P37]" office:value-type="float" office:value="-0.360197269228064" calcext:value-type="float">
            <text:p>-0,360197269228064</text:p>
          </table:table-cell>
          <table:table-cell table:number-columns-repeated="3"/>
          <table:table-cell table:style-name="ce4" table:formula="of:=[.S37]/[.V37]" office:value-type="float" office:value="-0.215535605892495" calcext:value-type="float">
            <text:p>-0,215535605892495</text:p>
          </table:table-cell>
          <table:table-cell table:style-name="ce13" table:formula="of:=[.T37]/[.V37]" office:value-type="float" office:value="0.291264332287156" calcext:value-type="float">
            <text:p>0,291264332287156</text:p>
          </table:table-cell>
          <table:table-cell table:style-name="ce17" table:formula="of:=[.U37]/[.V37]" office:value-type="float" office:value="0.932045863318899" calcext:value-type="float">
            <text:p>0,932045863318899</text:p>
          </table:table-cell>
          <table:table-cell table:number-columns-repeated="3"/>
          <table:table-cell table:style-name="ce4" table:formula="of:=[.Y37]/[.AB37]" office:value-type="float" office:value="0.144004608221196" calcext:value-type="float">
            <text:p>0,144004608221196</text:p>
          </table:table-cell>
          <table:table-cell table:style-name="ce13" table:formula="of:=[.Z37]/[.AB37]" office:value-type="float" office:value="-0.960030721474639" calcext:value-type="float">
            <text:p>-0,960030721474639</text:p>
          </table:table-cell>
          <table:table-cell table:style-name="ce17" table:formula="of:=[.AA37]/[.AB37]" office:value-type="float" office:value="-0.24000768036866" calcext:value-type="float">
            <text:p>-0,24000768036866</text:p>
          </table:table-cell>
          <table:table-cell table:number-columns-repeated="80"/>
        </table:table-row>
        <table:table-row table:style-name="ro1">
          <table:table-cell table:number-columns-repeated="107"/>
        </table:table-row>
        <table:table-row table:style-name="ro1">
          <table:table-cell table:style-name="ce12" office:value-type="string" calcext:value-type="string" table:number-columns-spanned="3" table:number-rows-spanned="1">
            <text:p>Teste Visibilidade [ ^O . ^N(ABE)] =</text:p>
          </table:table-cell>
          <table:covered-table-cell table:number-columns-repeated="2"/>
          <table:table-cell table:formula="of:=[.A41]*[.A29]+[.B41]*[.B29]+[.C41]*[.C29]" office:value-type="float" office:value="0.891410725254763" calcext:value-type="float">
            <text:p>0,891410725254763</text:p>
          </table:table-cell>
          <table:table-cell table:number-columns-repeated="2"/>
          <table:table-cell table:style-name="ce12" office:value-type="string" calcext:value-type="string" table:number-columns-spanned="3" table:number-rows-spanned="1">
            <text:p>Teste Visibilidade [ ^O . ^N(BCE)] =</text:p>
          </table:table-cell>
          <table:covered-table-cell table:number-columns-repeated="2"/>
          <table:table-cell table:formula="of:=[.G41]*[.G29]+[.H41]*[.H29]+[.I41]*[.I29]" office:value-type="float" office:value="-0.0824935545326992" calcext:value-type="float">
            <text:p>-0,0824935545326992</text:p>
          </table:table-cell>
          <table:table-cell table:number-columns-repeated="2"/>
          <table:table-cell table:style-name="ce12" office:value-type="string" calcext:value-type="string" table:number-columns-spanned="3" table:number-rows-spanned="1">
            <text:p>Teste Visibilidade [ ^O . ^N(CDE)] =</text:p>
          </table:table-cell>
          <table:covered-table-cell table:number-columns-repeated="2"/>
          <table:table-cell table:formula="of:=[.M41]*[.M29]+[.N41]*[.N29]+[.O41]*[.O29]" office:value-type="float" office:value="-0.449908173528941" calcext:value-type="float">
            <text:p>-0,449908173528941</text:p>
          </table:table-cell>
          <table:table-cell table:number-columns-repeated="2"/>
          <table:table-cell table:style-name="ce12" office:value-type="string" calcext:value-type="string" table:number-columns-spanned="3" table:number-rows-spanned="1">
            <text:p>Teste Visibilidade [ ^O . ^N(DAE)] =</text:p>
          </table:table-cell>
          <table:covered-table-cell table:number-columns-repeated="2"/>
          <table:table-cell table:formula="of:=[.S41]*[.S29]+[.T41]*[.T29]+[.U41]*[.U29]" office:value-type="float" office:value="0.116655263177837" calcext:value-type="float">
            <text:p>0,116655263177837</text:p>
          </table:table-cell>
          <table:table-cell table:number-columns-repeated="2"/>
          <table:table-cell table:style-name="ce12" office:value-type="string" calcext:value-type="string" table:number-columns-spanned="3" table:number-rows-spanned="1">
            <text:p>Teste Visibilidade [ ^O . ^N(ADCB)] =</text:p>
          </table:table-cell>
          <table:covered-table-cell table:number-columns-repeated="2"/>
          <table:table-cell table:formula="of:=[.Y41]*[.Y29]+[.Z41]*[.Z29]+[.AA41]*[.AA29]" office:value-type="float" office:value="-0.398444518020399" calcext:value-type="float">
            <text:p>-0,398444518020399</text:p>
          </table:table-cell>
          <table:table-cell table:number-columns-repeated="79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PIPELINE TRANSFORMAÇÃO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Vertor n = eixo da profundidade (z) = (VRP – P)</text:p>
          </table:table-cell>
          <table:table-cell table:number-columns-repeated="106"/>
        </table:table-row>
        <table:table-row table:style-name="ro1">
          <table:table-cell/>
          <table:table-cell table:style-name="ce34" office:value-type="string" calcext:value-type="string">
            <text:p>i</text:p>
          </table:table-cell>
          <table:table-cell table:style-name="ce34" office:value-type="string" calcext:value-type="string">
            <text:p>j</text:p>
          </table:table-cell>
          <table:table-cell table:style-name="ce34" office:value-type="string" calcext:value-type="string">
            <text:p>k</text:p>
          </table:table-cell>
          <table:table-cell table:style-name="ce34" office:value-type="string" calcext:value-type="string">
            <text:p>|N|</text:p>
          </table:table-cell>
          <table:table-cell table:number-columns-repeated="102"/>
        </table:table-row>
        <table:table-row table:style-name="ro1">
          <table:table-cell table:style-name="ce33" office:value-type="string" calcext:value-type="string">
            <text:p>N</text:p>
          </table:table-cell>
          <table:table-cell table:formula="of:=[.A3]-[.E3]" office:value-type="float" office:value="30" calcext:value-type="float">
            <text:p>30</text:p>
          </table:table-cell>
          <table:table-cell table:formula="of:=[.B3]-[.F3]" office:value-type="float" office:value="9" calcext:value-type="float">
            <text:p>9</text:p>
          </table:table-cell>
          <table:table-cell table:formula="of:=[.C3]-[.G3]" office:value-type="float" office:value="15" calcext:value-type="float">
            <text:p>15</text:p>
          </table:table-cell>
          <table:table-cell table:formula="of:=SQRT([.B48]^2+[.C48]^2+[.D48]^2)" office:value-type="float" office:value="34.7275107083707" calcext:value-type="float">
            <text:p>34,7275107083707</text:p>
          </table:table-cell>
          <table:table-cell table:number-columns-repeated="102"/>
        </table:table-row>
        <table:table-row table:style-name="ro1">
          <table:table-cell table:style-name="ce33" office:value-type="string" calcext:value-type="string">
            <text:p>n</text:p>
          </table:table-cell>
          <table:table-cell table:formula="of:=[.B48]/[.E48]" office:value-type="float" office:value="0.86386842558136" calcext:value-type="float">
            <text:p>0,86386842558136</text:p>
          </table:table-cell>
          <table:table-cell table:formula="of:=[.C48]/[.E48]" office:value-type="float" office:value="0.259160527674408" calcext:value-type="float">
            <text:p>0,259160527674408</text:p>
          </table:table-cell>
          <table:table-cell table:formula="of:=[.D48]/[.E48]" office:value-type="float" office:value="0.43193421279068" calcext:value-type="float">
            <text:p>0,43193421279068</text:p>
          </table:table-cell>
          <table:table-cell table:number-columns-repeated="103"/>
        </table:table-row>
        <table:table-row table:style-name="ro1">
          <table:table-cell table:number-columns-repeated="107"/>
        </table:table-row>
        <table:table-row table:style-name="ro1">
          <table:table-cell table:style-name="ce33" office:value-type="string" calcext:value-type="string">
            <text:p>Y.n = </text:p>
          </table:table-cell>
          <table:table-cell table:formula="of:=([.K7]*[.B49])+([.L7]*[.C49])+([.M7]*[.D49])" office:value-type="float" office:value="0.259160527674408" calcext:value-type="float">
            <text:p>0,259160527674408</text:p>
          </table:table-cell>
          <table:table-cell table:number-columns-repeated="105"/>
        </table:table-row>
        <table:table-row table:style-name="ro1">
          <table:table-cell table:number-columns-repeated="107"/>
        </table:table-row>
        <table:table-row table:style-name="ro1">
          <table:table-cell/>
          <table:table-cell table:style-name="ce34" office:value-type="string" calcext:value-type="string">
            <text:p>i</text:p>
          </table:table-cell>
          <table:table-cell table:style-name="ce34" office:value-type="string" calcext:value-type="string">
            <text:p>j</text:p>
          </table:table-cell>
          <table:table-cell table:style-name="ce34" office:value-type="string" calcext:value-type="string">
            <text:p>k</text:p>
          </table:table-cell>
          <table:table-cell table:style-name="ce34" office:value-type="string" calcext:value-type="string">
            <text:p>|V|</text:p>
          </table:table-cell>
          <table:table-cell table:number-columns-repeated="102"/>
        </table:table-row>
        <table:table-row table:style-name="ro1">
          <table:table-cell table:style-name="ce33" office:value-type="string" calcext:value-type="string">
            <text:p>V</text:p>
          </table:table-cell>
          <table:table-cell table:formula="of:=[.K7]-[.B49]*[.B51]" office:value-type="float" office:value="-0.223880597014925" calcext:value-type="float">
            <text:p>-0,223880597014925</text:p>
          </table:table-cell>
          <table:table-cell table:formula="of:=[.L7]-[.B51]*[.C49]" office:value-type="float" office:value="0.932835820895522" calcext:value-type="float">
            <text:p>0,932835820895522</text:p>
          </table:table-cell>
          <table:table-cell table:formula="of:=[.M7]-[.B51]*[.D49]" office:value-type="float" office:value="-0.111940298507463" calcext:value-type="float">
            <text:p>-0,111940298507463</text:p>
          </table:table-cell>
          <table:table-cell table:formula="of:=SQRT([.B54]^2+[.C54]^2+[.D54]^2)" office:value-type="float" office:value="0.96583426160782" calcext:value-type="float">
            <text:p>0,96583426160782</text:p>
          </table:table-cell>
          <table:table-cell table:number-columns-repeated="102"/>
        </table:table-row>
        <table:table-row table:style-name="ro1">
          <table:table-cell table:style-name="ce33" office:value-type="string" calcext:value-type="string">
            <text:p>v</text:p>
          </table:table-cell>
          <table:table-cell table:formula="of:=[.B54]/[.E54]" office:value-type="float" office:value="-0.231800222785877" calcext:value-type="float">
            <text:p>-0,231800222785877</text:p>
          </table:table-cell>
          <table:table-cell table:formula="of:=[.C54]/[.E54]" office:value-type="float" office:value="0.96583426160782" calcext:value-type="float">
            <text:p>0,96583426160782</text:p>
          </table:table-cell>
          <table:table-cell table:formula="of:=[.D54]/[.E54]" office:value-type="float" office:value="-0.115900111392938" calcext:value-type="float">
            <text:p>-0,115900111392938</text:p>
          </table:table-cell>
          <table:table-cell table:number-columns-repeated="103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vetor u = eixo horizontal (x) = (v x n)</text:p>
          </table:table-cell>
          <table:table-cell table:number-columns-repeated="10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v</text:p>
          </table:table-cell>
          <table:table-cell table:formula="of:=[.B55]" office:value-type="float" office:value="-0.231800222785877" calcext:value-type="float">
            <text:p>-0,231800222785877</text:p>
          </table:table-cell>
          <table:table-cell table:formula="of:=[.C55]" office:value-type="float" office:value="0.96583426160782" calcext:value-type="float">
            <text:p>0,96583426160782</text:p>
          </table:table-cell>
          <table:table-cell table:formula="of:=[.D55]" office:value-type="float" office:value="-0.115900111392938" calcext:value-type="float">
            <text:p>-0,115900111392938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n</text:p>
          </table:table-cell>
          <table:table-cell table:formula="of:=[.B49]" office:value-type="float" office:value="0.86386842558136" calcext:value-type="float">
            <text:p>0,86386842558136</text:p>
          </table:table-cell>
          <table:table-cell table:formula="of:=[.C49]" office:value-type="float" office:value="0.259160527674408" calcext:value-type="float">
            <text:p>0,259160527674408</text:p>
          </table:table-cell>
          <table:table-cell table:formula="of:=[.D49]" office:value-type="float" office:value="0.43193421279068" calcext:value-type="float">
            <text:p>0,43193421279068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u</text:p>
          </table:table-cell>
          <table:table-cell table:formula="of:=[.C59]*[.D60]-([.D59]*[.C60])" office:value-type="float" office:value="0.447213595499958" calcext:value-type="float">
            <text:p>0,447213595499958</text:p>
          </table:table-cell>
          <table:table-cell table:formula="of:=[.D59]*[.B60]-([.B59]*[.D60])" office:value-type="float" office:value="0" calcext:value-type="float">
            <text:p>0</text:p>
          </table:table-cell>
          <table:table-cell table:formula="of:=[.B59]*[.C60]-[.C59]*[.B60]" office:value-type="float" office:value="-0.894427190999916" calcext:value-type="float">
            <text:p>-0,894427190999916</text:p>
          </table:table-cell>
          <table:table-cell table:number-columns-repeated="103"/>
        </table:table-row>
        <table:table-row table:style-name="ro1">
          <table:table-cell table:number-columns-repeated="107"/>
        </table:table-row>
        <table:table-row table:style-name="ro1">
          <table:table-cell table:style-name="ce34"/>
          <table:table-cell table:style-name="ce41" office:value-type="string" calcext:value-type="string" table:number-columns-spanned="4" table:number-rows-spanned="1">
            <text:p>R</text:p>
          </table:table-cell>
          <table:covered-table-cell table:number-columns-repeated="3"/>
          <table:table-cell/>
          <table:table-cell table:style-name="ce41" office:value-type="string" calcext:value-type="string" table:number-columns-spanned="4" table:number-rows-spanned="1">
            <text:p>T</text:p>
          </table:table-cell>
          <table:covered-table-cell table:number-columns-repeated="3"/>
          <table:table-cell table:number-columns-repeated="97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6" table:formula="of:=[.B61]" office:value-type="float" office:value="0.447213595499958" calcext:value-type="float">
            <text:p>0,447213595499958</text:p>
          </table:table-cell>
          <table:table-cell table:style-name="ce15" table:formula="of:=[.C61]" office:value-type="float" office:value="0" calcext:value-type="float">
            <text:p>0</text:p>
          </table:table-cell>
          <table:table-cell table:style-name="ce15" table:formula="of:=[.D61]" office:value-type="float" office:value="-0.894427190999916" calcext:value-type="float">
            <text:p>-0,894427190999916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9" table:formula="of:=[.A3]*-1" office:value-type="float" office:value="-50" calcext:value-type="float">
            <text:p>-50</text:p>
          </table:table-cell>
          <table:table-cell table:number-columns-repeated="97"/>
        </table:table-row>
        <table:table-row table:style-name="ro1">
          <table:table-cell table:style-name="ce35" office:value-type="string" calcext:value-type="string">
            <text:p>v</text:p>
          </table:table-cell>
          <table:table-cell table:style-name="ce7" table:formula="of:=[.B59]" office:value-type="float" office:value="-0.231800222785877" calcext:value-type="float">
            <text:p>-0,231800222785877</text:p>
          </table:table-cell>
          <table:table-cell table:formula="of:=[.C59]" office:value-type="float" office:value="0.96583426160782" calcext:value-type="float">
            <text:p>0,96583426160782</text:p>
          </table:table-cell>
          <table:table-cell table:formula="of:=[.D59]" office:value-type="float" office:value="-0.115900111392938" calcext:value-type="float">
            <text:p>-0,115900111392938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table:formula="of:=[.B3]*-1" office:value-type="float" office:value="-15" calcext:value-type="float">
            <text:p>-15</text:p>
          </table:table-cell>
          <table:table-cell table:number-columns-repeated="97"/>
        </table:table-row>
        <table:table-row table:style-name="ro1">
          <table:table-cell table:style-name="ce11" office:value-type="string" calcext:value-type="string">
            <text:p>n</text:p>
          </table:table-cell>
          <table:table-cell table:style-name="ce7" table:formula="of:=[.B60]" office:value-type="float" office:value="0.86386842558136" calcext:value-type="float">
            <text:p>0,86386842558136</text:p>
          </table:table-cell>
          <table:table-cell table:formula="of:=[.C60]" office:value-type="float" office:value="0.259160527674408" calcext:value-type="float">
            <text:p>0,259160527674408</text:p>
          </table:table-cell>
          <table:table-cell table:formula="of:=[.D60]" office:value-type="float" office:value="0.43193421279068" calcext:value-type="float">
            <text:p>0,43193421279068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table:formula="of:=[.C3]*-1" office:value-type="float" office:value="-30" calcext:value-type="float">
            <text:p>-30</text:p>
          </table:table-cell>
          <table:table-cell table:number-columns-repeated="97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7"/>
        </table:table-row>
        <table:table-row table:style-name="ro1" table:number-rows-repeated="2">
          <table:table-cell table:number-columns-repeated="107"/>
        </table:table-row>
        <table:table-row table:style-name="ro1">
          <table:table-cell office:value-type="string" calcext:value-type="string">
            <text:p>M(SRU, SRC)</text:p>
          </table:table-cell>
          <table:table-cell table:number-columns-repeated="106"/>
        </table:table-row>
        <table:table-row table:style-name="ro1">
          <table:table-cell table:number-matrix-columns-spanned="4" table:number-matrix-rows-spanned="4" table:formula="of:=MMULT([.B64:.E67];[.G64:.J67])" office:value-type="float" office:value="0.447213595499958" calcext:value-type="float">
            <text:p>0,447213595499958</text:p>
          </table:table-cell>
          <table:table-cell office:value-type="float" office:value="0" calcext:value-type="float">
            <text:p>0</text:p>
          </table:table-cell>
          <table:table-cell office:value-type="float" office:value="-0.894427190999916" calcext:value-type="float">
            <text:p>-0,894427190999916</text:p>
          </table:table-cell>
          <table:table-cell office:value-type="float" office:value="4.47213595499958" calcext:value-type="float">
            <text:p>4,47213595499958</text:p>
          </table:table-cell>
          <table:table-cell table:number-columns-repeated="103"/>
        </table:table-row>
        <table:table-row table:style-name="ro1">
          <table:table-cell office:value-type="float" office:value="-0.231800222785877" calcext:value-type="float">
            <text:p>-0,231800222785877</text:p>
          </table:table-cell>
          <table:table-cell office:value-type="float" office:value="0.96583426160782" calcext:value-type="float">
            <text:p>0,96583426160782</text:p>
          </table:table-cell>
          <table:table-cell office:value-type="float" office:value="-0.115900111392938" calcext:value-type="float">
            <text:p>-0,115900111392938</text:p>
          </table:table-cell>
          <table:table-cell office:value-type="float" office:value="0.579500556964704" calcext:value-type="float">
            <text:p>0,579500556964704</text:p>
          </table:table-cell>
          <table:table-cell table:number-columns-repeated="103"/>
        </table:table-row>
        <table:table-row table:style-name="ro1">
          <table:table-cell office:value-type="float" office:value="0.86386842558136" calcext:value-type="float">
            <text:p>0,86386842558136</text:p>
          </table:table-cell>
          <table:table-cell office:value-type="float" office:value="0.259160527674408" calcext:value-type="float">
            <text:p>0,259160527674408</text:p>
          </table:table-cell>
          <table:table-cell office:value-type="float" office:value="0.43193421279068" calcext:value-type="float">
            <text:p>0,43193421279068</text:p>
          </table:table-cell>
          <table:table-cell office:value-type="float" office:value="-60.0388555779045" calcext:value-type="float">
            <text:p>-60,0388555779045</text:p>
          </table:table-cell>
          <table:table-cell table:number-columns-repeated="1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3"/>
        </table:table-row>
        <table:table-row table:style-name="ro1" table:number-rows-repeated="2">
          <table:table-cell table:number-columns-repeated="107"/>
        </table:table-row>
        <table:table-row table:style-name="ro1">
          <table:table-cell office:value-type="string" calcext:value-type="string">
            <text:p>Projeção perspectiva</text:p>
          </table:table-cell>
          <table:table-cell table:number-columns-repeated="106"/>
        </table:table-row>
        <table:table-row table:style-name="ro1">
          <table:table-cell table:number-columns-repeated="107"/>
        </table:table-row>
        <table:table-row table:style-name="ro1">
          <table:table-cell/>
          <table:table-cell office:value-type="string" calcext:value-type="string">
            <text:p>VRP</text:p>
          </table:table-cell>
          <table:table-cell office:value-type="string" calcext:value-type="string">
            <text:p>VP</text:p>
          </table:table-cell>
          <table:table-cell/>
          <table:table-cell office:value-type="string" calcext:value-type="string">
            <text:p>VRP(SRC)</text:p>
          </table:table-cell>
          <table:table-cell office:value-type="string" calcext:value-type="string">
            <text:p>VP(SRC)</text:p>
          </table:table-cell>
          <table:table-cell table:number-columns-repeated="101"/>
        </table:table-row>
        <table:table-row table:style-name="ro1">
          <table:table-cell/>
          <table:table-cell table:style-name="ce42" table:formula="of:=[.A3]" office:value-type="float" office:value="50" calcext:value-type="float">
            <text:p>50</text:p>
          </table:table-cell>
          <table:table-cell table:formula="of:=[.B80]+[.I3]*-([.B49])" office:value-type="float" office:value="35.3142367651169" calcext:value-type="float">
            <text:p>35,3142367651169</text:p>
          </table:table-cell>
          <table:table-cell/>
          <table:table-cell table:number-matrix-columns-spanned="1" table:number-matrix-rows-spanned="4" table:formula="of:=MMULT([.A71:.D74];[.B80:.B83])" office:value-type="float" office:value="0" calcext:value-type="float">
            <text:p>0</text:p>
          </table:table-cell>
          <table:table-cell table:number-matrix-columns-spanned="1" table:number-matrix-rows-spanned="4" table:formula="of:=MMULT([.A71:.D74];[.C80:.C83])" office:value-type="float" office:value="0" calcext:value-type="float">
            <text:p>0</text:p>
          </table:table-cell>
          <table:table-cell table:number-columns-repeated="101"/>
        </table:table-row>
        <table:table-row table:style-name="ro1">
          <table:table-cell/>
          <table:table-cell table:style-name="ce42" table:formula="of:=[.B3]" office:value-type="float" office:value="15" calcext:value-type="float">
            <text:p>15</text:p>
          </table:table-cell>
          <table:table-cell table:formula="of:=[.B81]+[.I3]*-[.C49]" office:value-type="float" office:value="10.5942710295351" calcext:value-type="float">
            <text:p>10,59427102953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6453525910038E-015" calcext:value-type="float">
            <text:p>2,66453525910038E-15</text:p>
          </table:table-cell>
          <table:table-cell table:number-columns-repeated="101"/>
        </table:table-row>
        <table:table-row table:style-name="ro1">
          <table:table-cell/>
          <table:table-cell table:style-name="ce42" table:formula="of:=[.C3]" office:value-type="float" office:value="30" calcext:value-type="float">
            <text:p>30</text:p>
          </table:table-cell>
          <table:table-cell table:formula="of:=[.B82]+[.I3]*-[.D49]" office:value-type="float" office:value="22.6571183825584" calcext:value-type="float">
            <text:p>22,65711838255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table:number-columns-repeated="10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Matriz Perspectiva</text:p>
          </table:table-cell>
          <table:table-cell/>
          <table:table-cell office:value-type="string" calcext:value-type="string">
            <text:p>Mproj</text:p>
          </table:table-cell>
          <table:table-cell table:number-columns-repeated="10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-[.F82]/[.I3]" office:value-type="float" office:value="1" calcext:value-type="float">
            <text:p>1</text:p>
          </table:table-cell>
          <table:table-cell table:formula="of:=[.F82]*([.E82]/[.I3])" office:value-type="float" office:value="-0" calcext:value-type="float">
            <text:p>0</text:p>
          </table:table-cell>
          <table:table-cell table:number-columns-repeated="10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-1/[.I3]" office:value-type="float" office:value="-0.0588235294117647" calcext:value-type="float">
            <text:p>-0,0588235294117647</text:p>
          </table:table-cell>
          <table:table-cell table:formula="of:=[.E82]/[.I3]" office:value-type="float" office:value="0" calcext:value-type="float">
            <text:p>0</text:p>
          </table:table-cell>
          <table:table-cell table:number-columns-repeated="103"/>
        </table:table-row>
        <table:table-row table:style-name="ro1" table:number-rows-repeated="2">
          <table:table-cell table:number-columns-repeated="107"/>
        </table:table-row>
        <table:table-row table:style-name="ro1">
          <table:table-cell office:value-type="string" calcext:value-type="string">
            <text:p>Mapeamento SRT</text:p>
          </table:table-cell>
          <table:table-cell/>
          <table:table-cell office:value-type="string" calcext:value-type="string">
            <text:p>Mjp</text:p>
          </table:table-cell>
          <table:table-cell table:number-columns-repeated="104"/>
        </table:table-row>
        <table:table-row table:style-name="ro1">
          <table:table-cell table:formula="of:=([.H8]-[.F8])/([.C8]-[.A8])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[.A8]*(([.H8]-[.F8])/([.C8]-[.A8]))+[.F8]" office:value-type="float" office:value="160" calcext:value-type="float">
            <text:p>160</text:p>
          </table:table-cell>
          <table:table-cell table:number-columns-repeated="10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G8]-[.I8])/([.D8]-[.B8])"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table:formula="of:=-[.B8]*(([.I8]-[.G8])/([.D8]-[.B8])+[.G8])" office:value-type="float" office:value="120" calcext:value-type="float">
            <text:p>120</text:p>
          </table:table-cell>
          <table:table-cell table:number-columns-repeated="10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3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Pipeline (SRU, SRT)</text:p>
          </table:table-cell>
          <table:table-cell table:number-columns-repeated="106"/>
        </table:table-row>
        <table:table-row table:style-name="ro1">
          <table:table-cell table:number-matrix-columns-spanned="4" table:number-matrix-rows-spanned="4" table:formula="of:=MMULT([.A93:.D96];MMULT([.A86:.D89];[.A71:.D74]))" office:value-type="float" office:value="0.81374555158636" calcext:value-type="float">
            <text:p>0,81374555158636</text:p>
          </table:table-cell>
          <table:table-cell office:value-type="float" office:value="-2.43915790752384" calcext:value-type="float">
            <text:p>-2,43915790752384</text:p>
          </table:table-cell>
          <table:table-cell office:value-type="float" office:value="-21.9538069992047" calcext:value-type="float">
            <text:p>-21,9538069992047</text:p>
          </table:table-cell>
          <table:table-cell office:value-type="float" office:value="654.514301009681" calcext:value-type="float">
            <text:p>654,514301009681</text:p>
          </table:table-cell>
          <table:table-cell table:number-columns-repeated="103"/>
        </table:table-row>
        <table:table-row table:style-name="ro1">
          <table:table-cell office:value-type="float" office:value="-0.534689421948551" calcext:value-type="float">
            <text:p>-0,534689421948551</text:p>
          </table:table-cell>
          <table:table-cell office:value-type="float" office:value="-25.0093907092306" calcext:value-type="float">
            <text:p>-25,0093907092306</text:p>
          </table:table-cell>
          <table:table-cell office:value-type="float" office:value="-0.267344710974279" calcext:value-type="float">
            <text:p>-0,267344710974279</text:p>
          </table:table-cell>
          <table:table-cell office:value-type="float" office:value="409.895673065114" calcext:value-type="float">
            <text:p>409,895673065114</text:p>
          </table:table-cell>
          <table:table-cell table:number-columns-repeated="103"/>
        </table:table-row>
        <table:table-row table:style-name="ro1">
          <table:table-cell office:value-type="float" office:value="0.86386842558136" calcext:value-type="float">
            <text:p>0,86386842558136</text:p>
          </table:table-cell>
          <table:table-cell office:value-type="float" office:value="0.259160527674408" calcext:value-type="float">
            <text:p>0,259160527674408</text:p>
          </table:table-cell>
          <table:table-cell office:value-type="float" office:value="0.43193421279068" calcext:value-type="float">
            <text:p>0,43193421279068</text:p>
          </table:table-cell>
          <table:table-cell office:value-type="float" office:value="-60.0388555779045" calcext:value-type="float">
            <text:p>-60,0388555779045</text:p>
          </table:table-cell>
          <table:table-cell table:number-columns-repeated="103"/>
        </table:table-row>
        <table:table-row table:style-name="ro1">
          <table:table-cell office:value-type="float" office:value="-0.05081578974008" calcext:value-type="float">
            <text:p>-0,05081578974008</text:p>
          </table:table-cell>
          <table:table-cell office:value-type="float" office:value="-0.015244736922024" calcext:value-type="float">
            <text:p>-0,015244736922024</text:p>
          </table:table-cell>
          <table:table-cell office:value-type="float" office:value="-0.02540789487004" calcext:value-type="float">
            <text:p>-0,02540789487004</text:p>
          </table:table-cell>
          <table:table-cell office:value-type="float" office:value="3.53169738693556" calcext:value-type="float">
            <text:p>3,53169738693556</text:p>
          </table:table-cell>
          <table:table-cell table:number-columns-repeated="103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Vértices do Objeto (SRT) não homogêneo</text:p>
          </table:table-cell>
          <table:table-cell table:number-columns-repeated="106"/>
        </table:table-row>
        <table:table-row table:style-name="ro1">
          <table:table-cell table:number-matrix-columns-spanned="5" table:number-matrix-rows-spanned="4" table:formula="of:=MMULT([.A99:.D102];[.A13:.E16])" office:value-type="float" office:value="125.203176762106" calcext:value-type="float">
            <text:p>125,203176762106</text:p>
          </table:table-cell>
          <table:table-cell office:value-type="float" office:value="234.162623701014" calcext:value-type="float">
            <text:p>234,162623701014</text:p>
          </table:table-cell>
          <table:table-cell office:value-type="float" office:value="272.371940091084" calcext:value-type="float">
            <text:p>272,371940091084</text:p>
          </table:table-cell>
          <table:table-cell office:value-type="float" office:value="163.412493152176" calcext:value-type="float">
            <text:p>163,412493152176</text:p>
          </table:table-cell>
          <table:table-cell office:value-type="float" office:value="160.574430999927" calcext:value-type="float">
            <text:p>160,574430999927</text:p>
          </table:table-cell>
          <table:table-cell table:number-columns-repeated="102"/>
        </table:table-row>
        <table:table-row table:style-name="ro1">
          <table:table-cell office:value-type="float" office:value="337.15259121384" calcext:value-type="float">
            <text:p>337,15259121384</text:p>
          </table:table-cell>
          <table:table-cell office:value-type="float" office:value="285.797086240507" calcext:value-type="float">
            <text:p>285,797086240507</text:p>
          </table:table-cell>
          <table:table-cell office:value-type="float" office:value="316.688060591172" calcext:value-type="float">
            <text:p>316,688060591172</text:p>
          </table:table-cell>
          <table:table-cell office:value-type="float" office:value="368.043565564504" calcext:value-type="float">
            <text:p>368,043565564504</text:p>
          </table:table-cell>
          <table:table-cell office:value-type="float" office:value="137.745827317431" calcext:value-type="float">
            <text:p>137,745827317431</text:p>
          </table:table-cell>
          <table:table-cell table:number-columns-repeated="102"/>
        </table:table-row>
        <table:table-row table:style-name="ro1">
          <table:table-cell office:value-type="float" office:value="-22.8061264353479" calcext:value-type="float">
            <text:p>-22,8061264353479</text:p>
          </table:table-cell>
          <table:table-cell office:value-type="float" office:value="-20.1281343160457" calcext:value-type="float">
            <text:p>-20,1281343160457</text:p>
          </table:table-cell>
          <table:table-cell office:value-type="float" office:value="-29.889847525115" calcext:value-type="float">
            <text:p>-29,889847525115</text:p>
          </table:table-cell>
          <table:table-cell office:value-type="float" office:value="-32.5678396444173" calcext:value-type="float">
            <text:p>-32,5678396444173</text:p>
          </table:table-cell>
          <table:table-cell office:value-type="float" office:value="-21.8126777459293" calcext:value-type="float">
            <text:p>-21,8126777459293</text:p>
          </table:table-cell>
          <table:table-cell table:number-columns-repeated="102"/>
        </table:table-row>
        <table:table-row table:style-name="ro1">
          <table:table-cell office:value-type="float" office:value="1.34153684913811" calcext:value-type="float">
            <text:p>1,34153684913811</text:p>
          </table:table-cell>
          <table:table-cell office:value-type="float" office:value="1.18400790094386" calcext:value-type="float">
            <text:p>1,18400790094386</text:p>
          </table:table-cell>
          <table:table-cell office:value-type="float" office:value="1.75822632500677" calcext:value-type="float">
            <text:p>1,75822632500677</text:p>
          </table:table-cell>
          <table:table-cell office:value-type="float" office:value="1.91575527320102" calcext:value-type="float">
            <text:p>1,91575527320102</text:p>
          </table:table-cell>
          <table:table-cell office:value-type="float" office:value="1.28309869093702" calcext:value-type="float">
            <text:p>1,28309869093702</text:p>
          </table:table-cell>
          <table:table-cell table:number-columns-repeated="102"/>
        </table:table-row>
        <table:table-row table:style-name="ro1" table:number-rows-repeated="2">
          <table:table-cell table:number-columns-repeated="107"/>
        </table:table-row>
        <table:table-row table:style-name="ro1">
          <table:table-cell office:value-type="string" calcext:value-type="string">
            <text:p>Vértices do Objeto (SRT) homogêneo</text:p>
          </table:table-cell>
          <table:table-cell table:number-columns-repeated="106"/>
        </table:table-row>
        <table:table-row table:style-name="ro1">
          <table:table-cell table:formula="of:=[.A105]/[.A108]" office:value-type="float" office:value="93.3281682441632" calcext:value-type="float">
            <text:p>93,3281682441632</text:p>
          </table:table-cell>
          <table:table-cell table:formula="of:=[.B105]/[.B108]" office:value-type="float" office:value="197.771166488285" calcext:value-type="float">
            <text:p>197,771166488285</text:p>
          </table:table-cell>
          <table:table-cell table:formula="of:=[.C105]/[.C108]" office:value-type="float" office:value="154.912900698399" calcext:value-type="float">
            <text:p>154,912900698399</text:p>
          </table:table-cell>
          <table:table-cell table:formula="of:=[.D105]/[.D108]" office:value-type="float" office:value="85.2992526958476" calcext:value-type="float">
            <text:p>85,2992526958476</text:p>
          </table:table-cell>
          <table:table-cell table:formula="of:=[.E105]/[.E108]" office:value-type="float" office:value="125.145814686058" calcext:value-type="float">
            <text:p>125,145814686058</text:p>
          </table:table-cell>
          <table:table-cell table:number-columns-repeated="102"/>
        </table:table-row>
        <table:table-row table:style-name="ro1">
          <table:table-cell table:formula="of:=[.A106]/[.A108]" office:value-type="float" office:value="251.318173951351" calcext:value-type="float">
            <text:p>251,318173951351</text:p>
          </table:table-cell>
          <table:table-cell table:formula="of:=[.B106]/[.B108]" office:value-type="float" office:value="241.381063430976" calcext:value-type="float">
            <text:p>241,381063430976</text:p>
          </table:table-cell>
          <table:table-cell table:formula="of:=[.C106]/[.C108]" office:value-type="float" office:value="180.117915473682" calcext:value-type="float">
            <text:p>180,117915473682</text:p>
          </table:table-cell>
          <table:table-cell table:formula="of:=[.D106]/[.D108]" office:value-type="float" office:value="192.114081956587" calcext:value-type="float">
            <text:p>192,114081956587</text:p>
          </table:table-cell>
          <table:table-cell table:formula="of:=[.E106]/[.E108]" office:value-type="float" office:value="107.354039319328" calcext:value-type="float">
            <text:p>107,354039319328</text:p>
          </table:table-cell>
          <table:table-cell table:number-columns-repeated="102"/>
        </table:table-row>
        <table:table-row table:style-name="ro1">
          <table:table-cell table:formula="of:=[.A107]" office:value-type="float" office:value="-22.8061264353479" calcext:value-type="float">
            <text:p>-22,8061264353479</text:p>
          </table:table-cell>
          <table:table-cell table:formula="of:=[.B107]" office:value-type="float" office:value="-20.1281343160457" calcext:value-type="float">
            <text:p>-20,1281343160457</text:p>
          </table:table-cell>
          <table:table-cell table:formula="of:=[.C107]" office:value-type="float" office:value="-29.889847525115" calcext:value-type="float">
            <text:p>-29,889847525115</text:p>
          </table:table-cell>
          <table:table-cell table:formula="of:=[.D107]" office:value-type="float" office:value="-32.5678396444173" calcext:value-type="float">
            <text:p>-32,5678396444173</text:p>
          </table:table-cell>
          <table:table-cell table:formula="of:=[.E107]" office:value-type="float" office:value="-21.8126777459293" calcext:value-type="float">
            <text:p>-21,8126777459293</text:p>
          </table:table-cell>
          <table:table-cell table:number-columns-repeated="102"/>
        </table:table-row>
        <table:table-row table:style-name="ro1">
          <table:table-cell table:formula="of:=[.A108]/[.A108]" office:value-type="float" office:value="1" calcext:value-type="float">
            <text:p>1</text:p>
          </table:table-cell>
          <table:table-cell table:formula="of:=[.B108]/[.B108]" office:value-type="float" office:value="1" calcext:value-type="float">
            <text:p>1</text:p>
          </table:table-cell>
          <table:table-cell table:formula="of:=[.C108]/[.C108]" office:value-type="float" office:value="1" calcext:value-type="float">
            <text:p>1</text:p>
          </table:table-cell>
          <table:table-cell table:formula="of:=[.D108]/[.D108]" office:value-type="float" office:value="1" calcext:value-type="float">
            <text:p>1</text:p>
          </table:table-cell>
          <table:table-cell table:formula="of:=[.E108]/[.E108]" office:value-type="float" office:value="1" calcext:value-type="float">
            <text:p>1</text:p>
          </table:table-cell>
          <table:table-cell table:number-columns-repeated="102"/>
        </table:table-row>
        <table:table-row table:style-name="ro1" table:number-rows-repeated="2">
          <table:table-cell table:number-columns-repeated="107"/>
        </table:table-row>
        <table:table-row table:style-name="ro1">
          <table:table-cell office:value-type="string" calcext:value-type="string">
            <text:p>Recort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Face ABE</text:p>
          </table:table-cell>
          <table:table-cell office:value-type="string" calcext:value-type="string">
            <text:p>TBRL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100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100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0000</text:p>
          </table:table-cell>
          <table:table-cell table:number-columns-repeated="105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Contra borda esquerda(L)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Nada a fazer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Contra borda direita®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Nada a fazer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Contra borda de baixo(B)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Há necessidade de corte em AB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Vértice B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otton =</text:p>
          </table:table-cell>
          <table:table-cell table:formula="of:=[.I8]" office:value-type="float" office:value="240" calcext:value-type="float">
            <text:p>240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U = </text:p>
          </table:table-cell>
          <table:table-cell table:formula="of:=([.B131]-[.B113])/([.E113]-[.B113])" office:value-type="float" office:value="0.0103043654078691" calcext:value-type="float">
            <text:p>0,0103043654078691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X=</text:p>
          </table:table-cell>
          <table:table-cell table:formula="of:=[.B112]+[.B132]*([.E112]-[.B112])" office:value-type="float" office:value="197.02280832544" calcext:value-type="float">
            <text:p>197,02280832544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Z=</text:p>
          </table:table-cell>
          <table:table-cell table:formula="of:=[.B114]+[.B132]*([.E114]-[.B114])" office:value-type="float" office:value="-20.1454924670926" calcext:value-type="float">
            <text:p>-20,1454924670926</text:p>
          </table:table-cell>
          <table:table-cell table:number-columns-repeated="105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Vértice A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U = </text:p>
          </table:table-cell>
          <table:table-cell table:formula="of:=([.B131]-[.E113])/([.A113]-[.E113])" office:value-type="float" office:value="0.921381988782964" calcext:value-type="float">
            <text:p>0,921381988782964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X=</text:p>
          </table:table-cell>
          <table:table-cell table:formula="of:=([.E112]+[.B137]*([.A112]-[.E112]))" office:value-type="float" office:value="95.8296083290317" calcext:value-type="float">
            <text:p>95,8296083290317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Z=</text:p>
          </table:table-cell>
          <table:table-cell table:formula="of:=[.E114]+[.B137]*([.A114]-[.E114])" office:value-type="float" office:value="-22.7280234751396" calcext:value-type="float">
            <text:p>-22,7280234751396</text:p>
          </table:table-cell>
          <table:table-cell table:number-columns-repeated="105"/>
        </table:table-row>
        <table:table-row table:style-name="ro1" table:number-rows-repeated="2">
          <table:table-cell table:number-columns-repeated="107"/>
        </table:table-row>
        <table:table-row table:style-name="ro1">
          <table:table-cell office:value-type="string" calcext:value-type="string">
            <text:p>Contra borda topo (T)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Nada a fazer</text:p>
          </table:table-cell>
          <table:table-cell table:number-columns-repeated="106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Recort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Face DAE</text:p>
          </table:table-cell>
          <table:table-cell office:value-type="string" calcext:value-type="string">
            <text:p>TBRL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100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0000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0000</text:p>
          </table:table-cell>
          <table:table-cell table:number-columns-repeated="105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Contra borda esquerda(L)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Nada a fazer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Contra borda direita®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Nada a fazer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Contra borda de baixo(B)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Há necessidade de corte em AB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Y=</text:p>
          </table:table-cell>
          <table:table-cell table:formula="of:=[.I8]" office:value-type="float" office:value="240" calcext:value-type="float">
            <text:p>240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Vértice A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U = </text:p>
          </table:table-cell>
          <table:table-cell table:formula="of:=([.B157]-[.D113])/([.A113]-[.D113])" office:value-type="float" office:value="0.808827843312718" calcext:value-type="float">
            <text:p>0,808827843312718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X=</text:p>
          </table:table-cell>
          <table:table-cell table:formula="of:=([.D112]+[.B159]*([.A112]-[.D112]))" office:value-type="float" office:value="91.7932631429316" calcext:value-type="float">
            <text:p>91,7932631429316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Z=</text:p>
          </table:table-cell>
          <table:table-cell table:formula="of:=[.D114]+[.B159]*([.A114]-[.D114])" office:value-type="float" office:value="-24.6722942024884" calcext:value-type="float">
            <text:p>-24,6722942024884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Vértice D’</text:p>
          </table:table-cell>
          <table:table-cell table:number-columns-repeated="106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Contra borda topo (T)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Nada a fazer</text:p>
          </table:table-cell>
          <table:table-cell table:number-columns-repeated="106"/>
        </table:table-row>
        <table:table-row table:style-name="ro1">
          <table:table-cell table:number-columns-repeated="107"/>
        </table:table-row>
        <table:table-row table:style-name="ro1">
          <table:table-cell/>
          <table:table-cell table:style-name="ce39" office:value-type="string" calcext:value-type="string">
            <text:p>PODE SER UTILIZA o PARÂMETRO &lt;U&gt; <text:s/>DOS RECORTES PARA ATUALIZAR A ILUMINAÇÃO</text:p>
          </table:table-cell>
          <table:table-cell table:number-columns-repeated="105"/>
        </table:table-row>
        <table:table-row table:style-name="ro1">
          <table:table-cell/>
          <table:table-cell table:style-name="ce34" office:value-type="string" calcext:value-type="string">
            <text:p>A’</text:p>
          </table:table-cell>
          <table:table-cell table:style-name="ce34" office:value-type="string" calcext:value-type="string">
            <text:p>B’</text:p>
          </table:table-cell>
          <table:table-cell table:style-name="ce34" office:value-type="string" calcext:value-type="string">
            <text:p>D</text:p>
          </table:table-cell>
          <table:table-cell table:style-name="ce34" office:value-type="string" calcext:value-type="string">
            <text:p>D’</text:p>
          </table:table-cell>
          <table:table-cell table:style-name="ce34" office:value-type="string" calcext:value-type="string">
            <text:p>E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float" office:value="197" calcext:value-type="float">
            <text:p>19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25" calcext:value-type="float">
            <text:p>125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240" calcext:value-type="float">
            <text:p>240</text:p>
          </table:table-cell>
          <table:table-cell office:value-type="float" office:value="107" calcext:value-type="float">
            <text:p>107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22.728" calcext:value-type="float">
            <text:p>-22,728</text:p>
          </table:table-cell>
          <table:table-cell office:value-type="float" office:value="-20.145" calcext:value-type="float">
            <text:p>-20,145</text:p>
          </table:table-cell>
          <table:table-cell office:value-type="float" office:value="-32.568" calcext:value-type="float">
            <text:p>-32,568</text:p>
          </table:table-cell>
          <table:table-cell office:value-type="float" office:value="-24.672" calcext:value-type="float">
            <text:p>-24,672</text:p>
          </table:table-cell>
          <table:table-cell office:value-type="float" office:value="-21.813" calcext:value-type="float">
            <text:p>-21,813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/>
          <table:table-cell office:value-type="float" office:value="82.429" calcext:value-type="float">
            <text:p>82,429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Ni</text:p>
          </table:table-cell>
          <table:table-cell table:formula="of:=[.E385]+[.$B$137]*([.B385]-[.E385])" office:value-type="float" office:value="0.325089595848792" calcext:value-type="float">
            <text:p>0,325089595848792</text:p>
          </table:table-cell>
          <table:table-cell table:formula="of:=[.C385]+[.$B$132]*([.E385]-[.C385])" office:value-type="float" office:value="0.882719227585418" calcext:value-type="float">
            <text:p>0,882719227585418</text:p>
          </table:table-cell>
          <table:table-cell table:formula="of:=[.D385]" office:value-type="float" office:value="-0.9047109400414" calcext:value-type="float">
            <text:p>-0,9047109400414</text:p>
          </table:table-cell>
          <table:table-cell table:formula="of:=[.D385]+[.$B$159]*([.B385]-[.D385])" office:value-type="float" office:value="0.115644079643856" calcext:value-type="float">
            <text:p>0,115644079643856</text:p>
          </table:table-cell>
          <table:table-cell table:formula="of:=[.E385]" office:value-type="float" office:value="-0.0466905060515883" calcext:value-type="float">
            <text:p>-0,0466905060515883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Nj</text:p>
          </table:table-cell>
          <table:table-cell table:formula="of:=[.E386]+[.$B$137]*([.B386]-[.E386])" office:value-type="float" office:value="-0.177860082783508" calcext:value-type="float">
            <text:p>-0,177860082783508</text:p>
          </table:table-cell>
          <table:table-cell table:formula="of:=[.C386]+[.$B$132]*([.E386]-[.C386])" office:value-type="float" office:value="-0.242487283535295" calcext:value-type="float">
            <text:p>-0,242487283535295</text:p>
          </table:table-cell>
          <table:table-cell table:formula="of:=[.D386]" office:value-type="float" office:value="0.0200163670868246" calcext:value-type="float">
            <text:p>0,0200163670868246</text:p>
          </table:table-cell>
          <table:table-cell table:formula="of:=[.D386]+[.$B$159]*([.B386]-[.D386])" office:value-type="float" office:value="-0.219068481055573" calcext:value-type="float">
            <text:p>-0,219068481055573</text:p>
          </table:table-cell>
          <table:table-cell table:formula="of:=[.E386]" office:value-type="float" office:value="0.967366137479542" calcext:value-type="float">
            <text:p>0,967366137479542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Nk</text:p>
          </table:table-cell>
          <table:table-cell table:formula="of:=[.E387]+[.$B$137]*([.B387]-[.E387])" office:value-type="float" office:value="0.842008572388381" calcext:value-type="float">
            <text:p>0,842008572388381</text:p>
          </table:table-cell>
          <table:table-cell table:formula="of:=[.C387]+[.$B$132]*([.E387]-[.C387])" office:value-type="float" office:value="-0.36583691770664" calcext:value-type="float">
            <text:p>-0,36583691770664</text:p>
          </table:table-cell>
          <table:table-cell table:formula="of:=[.D387]" office:value-type="float" office:value="0.42555547231595" calcext:value-type="float">
            <text:p>0,42555547231595</text:p>
          </table:table-cell>
          <table:table-cell table:formula="of:=[.D387]+[.$B$159]*([.B387]-[.D387])" office:value-type="float" office:value="0.80331733019384" calcext:value-type="float">
            <text:p>0,80331733019384</text:p>
          </table:table-cell>
          <table:table-cell table:formula="of:=[.E387]" office:value-type="float" office:value="0.249043676295071" calcext:value-type="float">
            <text:p>0,249043676295071</text:p>
          </table:table-cell>
          <table:table-cell table:number-columns-repeated="101"/>
        </table:table-row>
        <table:table-row table:style-name="ro1">
          <table:table-cell table:number-columns-repeated="107"/>
        </table:table-row>
        <table:table-row table:style-name="ro1">
          <table:table-cell table:style-name="ce40" office:value-type="string" calcext:value-type="string" table:number-columns-spanned="4" table:number-rows-spanned="1">
            <text:p>Rasterização da face D’A’ED</text:p>
          </table:table-cell>
          <table:covered-table-cell table:number-columns-repeated="3"/>
          <table:table-cell table:number-columns-repeated="103"/>
        </table:table-row>
        <table:table-row table:style-name="ro1">
          <table:table-cell office:value-type="string" calcext:value-type="string">
            <text:p>Aresta A’E → EA’ (top-down)</text:p>
          </table:table-cell>
          <table:table-cell table:number-columns-repeated="2"/>
          <table:table-cell office:value-type="string" calcext:value-type="string">
            <text:p>Aresta ED</text:p>
          </table:table-cell>
          <table:table-cell/>
          <table:table-cell office:value-type="string" calcext:value-type="string">
            <text:p>Aresta DD’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Dx=</text:p>
          </table:table-cell>
          <table:table-cell table:formula="of:=[.B169]-[.F169]" office:value-type="float" office:value="-29" calcext:value-type="float">
            <text:p>-29</text:p>
          </table:table-cell>
          <table:table-cell/>
          <table:table-cell office:value-type="string" calcext:value-type="string">
            <text:p>Dx=</text:p>
          </table:table-cell>
          <table:table-cell table:formula="of:=[.D169]-[.F169]" office:value-type="float" office:value="-40" calcext:value-type="float">
            <text:p>-40</text:p>
          </table:table-cell>
          <table:table-cell office:value-type="string" calcext:value-type="string">
            <text:p>Dx=</text:p>
          </table:table-cell>
          <table:table-cell table:formula="of:=[.E169]-[.D169]" office:value-type="float" office:value="7" calcext:value-type="float">
            <text:p>7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Dy=</text:p>
          </table:table-cell>
          <table:table-cell table:formula="of:=[.B170]-[.F170]" office:value-type="float" office:value="133" calcext:value-type="float">
            <text:p>133</text:p>
          </table:table-cell>
          <table:table-cell/>
          <table:table-cell office:value-type="string" calcext:value-type="string">
            <text:p>Dy=</text:p>
          </table:table-cell>
          <table:table-cell table:formula="of:=[.D170]-[.F170]" office:value-type="float" office:value="85" calcext:value-type="float">
            <text:p>85</text:p>
          </table:table-cell>
          <table:table-cell office:value-type="string" calcext:value-type="string">
            <text:p>Dy=</text:p>
          </table:table-cell>
          <table:table-cell table:formula="of:=[.E170]-[.D170]" office:value-type="float" office:value="48" calcext:value-type="float">
            <text:p>48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Dz=</text:p>
          </table:table-cell>
          <table:table-cell table:formula="of:=[.B171]-[.F171]" office:value-type="float" office:value="-0.915000000000003" calcext:value-type="float">
            <text:p>-0,915000000000003</text:p>
          </table:table-cell>
          <table:table-cell/>
          <table:table-cell office:value-type="string" calcext:value-type="string">
            <text:p>Dz=</text:p>
          </table:table-cell>
          <table:table-cell table:formula="of:=[.D171]-[.F171]" office:value-type="float" office:value="-10.755" calcext:value-type="float">
            <text:p>-10,755</text:p>
          </table:table-cell>
          <table:table-cell office:value-type="string" calcext:value-type="string">
            <text:p>Dz=</text:p>
          </table:table-cell>
          <table:table-cell table:formula="of:=[.E171]-[.D171]" office:value-type="float" office:value="7.896" calcext:value-type="float">
            <text:p>7,896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Tx=</text:p>
          </table:table-cell>
          <table:table-cell table:formula="of:=[.B180]/[.B181]" office:value-type="float" office:value="-0.218045112781955" calcext:value-type="float">
            <text:p>-0,218045112781955</text:p>
          </table:table-cell>
          <table:table-cell/>
          <table:table-cell office:value-type="string" calcext:value-type="string">
            <text:p>Tx=</text:p>
          </table:table-cell>
          <table:table-cell table:formula="of:=[.E180]/[.E181]" office:value-type="float" office:value="-0.470588235294118" calcext:value-type="float">
            <text:p>-0,470588235294118</text:p>
          </table:table-cell>
          <table:table-cell office:value-type="string" calcext:value-type="string">
            <text:p>Tx=</text:p>
          </table:table-cell>
          <table:table-cell table:formula="of:=[.G180]/[.G181]" office:value-type="float" office:value="0.145833333333333" calcext:value-type="float">
            <text:p>0,145833333333333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Tz=</text:p>
          </table:table-cell>
          <table:table-cell table:formula="of:=[.B182]/[.B181]" office:value-type="float" office:value="-0.00687969924812032" calcext:value-type="float">
            <text:p>-0,00687969924812032</text:p>
          </table:table-cell>
          <table:table-cell/>
          <table:table-cell office:value-type="string" calcext:value-type="string">
            <text:p>Tz=</text:p>
          </table:table-cell>
          <table:table-cell table:formula="of:=[.E182]/[.E181]" office:value-type="float" office:value="-0.126529411764706" calcext:value-type="float">
            <text:p>-0,126529411764706</text:p>
          </table:table-cell>
          <table:table-cell office:value-type="string" calcext:value-type="string">
            <text:p>Tz=</text:p>
          </table:table-cell>
          <table:table-cell table:formula="of:=[.G182]/[.G181]" office:value-type="float" office:value="0.1645" calcext:value-type="float">
            <text:p>0,1645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Ti=</text:p>
          </table:table-cell>
          <table:table-cell table:formula="of:=([.D323]-[.D191])/[.B181]" office:value-type="float" office:value="0.119965189168478" calcext:value-type="float">
            <text:p>0,119965189168478</text:p>
          </table:table-cell>
          <table:table-cell/>
          <table:table-cell office:value-type="string" calcext:value-type="string">
            <text:p>Ti=</text:p>
          </table:table-cell>
          <table:table-cell table:formula="of:=([.H275]-[.H191])/[.E181]" office:value-type="float" office:value="-0.313067849323793" calcext:value-type="float">
            <text:p>-0,313067849323793</text:p>
          </table:table-cell>
          <table:table-cell office:value-type="string" calcext:value-type="string">
            <text:p>Ti=</text:p>
          </table:table-cell>
          <table:table-cell table:formula="of:=([.L323]-[.L276])/[.G181]" office:value-type="float" office:value="0.717270833333333" calcext:value-type="float">
            <text:p>0,717270833333333</text:p>
          </table:table-cell>
          <table:table-cell table:number-columns-repeated="100"/>
        </table:table-row>
        <table:table-row table:style-name="ro1" table:number-rows-repeated="2">
          <table:table-cell table:number-columns-repeated="107"/>
        </table:table-row>
        <table:table-row table:style-name="ro1">
          <table:table-cell table:number-columns-repeated="7"/>
          <table:table-cell office:value-type="string" calcext:value-type="string">
            <text:p>Linhas adicionadas para calcular i interpolado nas arestas</text:p>
          </table:table-cell>
          <table:table-cell table:number-columns-repeated="99"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Aresta EA’</text:p>
          </table:table-cell>
          <table:covered-table-cell/>
          <table:table-cell table:number-columns-repeated="2"/>
          <table:table-cell table:style-name="ce34" office:value-type="string" calcext:value-type="string" table:number-columns-spanned="2" table:number-rows-spanned="1">
            <text:p>Aresta ED</text:p>
          </table:table-cell>
          <table:covered-table-cell/>
          <table:table-cell table:number-columns-repeated="2"/>
          <table:table-cell table:style-name="ce34" office:value-type="string" calcext:value-type="string" table:number-columns-spanned="2" table:number-rows-spanned="1">
            <text:p>Aresta DD’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entro da Scanline</text:p>
          </table:table-cell>
          <table:covered-table-cell/>
          <table:table-cell table:number-columns-repeated="92"/>
        </table:table-row>
        <table:table-row table:style-name="ro1">
          <table:table-cell/>
          <table:table-cell table:style-name="ce34"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/>
          <table:table-cell table:style-name="ce34"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/>
          <table:table-cell table:style-name="ce34"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i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-21.813" calcext:value-type="float">
            <text:p>-21,813</text:p>
          </table:table-cell>
          <table:table-cell table:formula="of:=[.Q417]" office:value-type="float" office:value="74.6107671925224" calcext:value-type="float">
            <text:p>74,610767192522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-21.813" calcext:value-type="float">
            <text:p>-21,813</text:p>
          </table:table-cell>
          <table:table-cell table:formula="of:=[.D191]" office:value-type="float" office:value="74.6107671925224" calcext:value-type="float">
            <text:p>74,6107671925224</text:p>
          </table:table-cell>
          <table:table-cell table:number-columns-repeated="5"/>
          <table:table-cell table:formula="of:=[.B191]-[.F191]" office:value-type="float" office:value="0" calcext:value-type="float">
            <text:p>0</text:p>
          </table:table-cell>
          <table:table-cell table:formula="of:=[.C191]-[.G191]" office:value-type="float" office:value="0" calcext:value-type="float">
            <text:p>0</text:p>
          </table:table-cell>
          <table:table-cell table:formula="of:=[.O191]/[.N191]" office:value-type="string" office:string-value="" calcext:value-type="error">
            <text:p>#DIV/0!</text:p>
          </table:table-cell>
          <table:table-cell table:formula="of:=([.D191]-[.H191])/[.N191]" office:value-type="string" office:string-value="" calcext:value-type="error">
            <text:p>#DIV/0!</text:p>
          </table:table-cell>
          <table:table-cell office:value-type="float" office:value="107" calcext:value-type="float">
            <text:p>107</text:p>
          </table:table-cell>
          <table:table-cell table:number-columns-repeated="40"/>
          <table:table-cell table:formula="of:=[.G191]" office:value-type="float" office:value="-21.813" calcext:value-type="float">
            <text:p>-21,813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40"/>
          <table:table-cell table:formula="of:=[.AX1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91]+[.$B$183]" office:value-type="float" office:value="124.781954887218" calcext:value-type="float">
            <text:p>124,781954887218</text:p>
          </table:table-cell>
          <table:table-cell table:formula="of:=[.C191]+[.$B$184]" office:value-type="float" office:value="-21.8198796992481" calcext:value-type="float">
            <text:p>-21,8198796992481</text:p>
          </table:table-cell>
          <table:table-cell table:formula="of:=[.D191]+[.$B$185]" office:value-type="float" office:value="74.7307323816909" calcext:value-type="float">
            <text:p>74,7307323816909</text:p>
          </table:table-cell>
          <table:table-cell/>
          <table:table-cell table:formula="of:=[.F191]+[.$E$183]" office:value-type="float" office:value="124.529411764706" calcext:value-type="float">
            <text:p>124,529411764706</text:p>
          </table:table-cell>
          <table:table-cell table:formula="of:=[.G191]+[.$E$184]" office:value-type="float" office:value="-21.9395294117647" calcext:value-type="float">
            <text:p>-21,9395294117647</text:p>
          </table:table-cell>
          <table:table-cell table:formula="of:=[.H191]+[.$E$185]" office:value-type="float" office:value="74.2976993431986" calcext:value-type="float">
            <text:p>74,2976993431986</text:p>
          </table:table-cell>
          <table:table-cell table:number-columns-repeated="5"/>
          <table:table-cell table:formula="of:=ROUND([.B192];0)-ROUND([.F192];0)" office:value-type="float" office:value="0" calcext:value-type="float">
            <text:p>0</text:p>
          </table:table-cell>
          <table:table-cell table:formula="of:=[.C192]-[.G192]" office:value-type="float" office:value="0.119649712516587" calcext:value-type="float">
            <text:p>0,119649712516587</text:p>
          </table:table-cell>
          <table:table-cell table:formula="of:=[.O192]/[.N192]" office:value-type="string" office:string-value="" calcext:value-type="error">
            <text:p>#DIV/0!</text:p>
          </table:table-cell>
          <table:table-cell table:formula="of:=([.D192]-[.H192])/[.N192]" office:value-type="string" office:string-value="" calcext:value-type="error">
            <text:p>#DIV/0!</text:p>
          </table:table-cell>
          <table:table-cell office:value-type="float" office:value="108" calcext:value-type="float">
            <text:p>108</text:p>
          </table:table-cell>
          <table:table-cell table:number-columns-repeated="40"/>
          <table:table-cell table:formula="of:=[.G192]" office:value-type="float" office:value="-21.9395294117647" calcext:value-type="float">
            <text:p>-21,9395294117647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40"/>
          <table:table-cell table:formula="of:=[.AX1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92]+[.$B$183]" office:value-type="float" office:value="124.563909774436" calcext:value-type="float">
            <text:p>124,563909774436</text:p>
          </table:table-cell>
          <table:table-cell table:formula="of:=[.C192]+[.$B$184]" office:value-type="float" office:value="-21.8267593984962" calcext:value-type="float">
            <text:p>-21,8267593984962</text:p>
          </table:table-cell>
          <table:table-cell table:formula="of:=[.D192]+[.$B$185]" office:value-type="float" office:value="74.8506975708594" calcext:value-type="float">
            <text:p>74,8506975708594</text:p>
          </table:table-cell>
          <table:table-cell/>
          <table:table-cell table:formula="of:=[.F192]+[.$E$183]" office:value-type="float" office:value="124.058823529412" calcext:value-type="float">
            <text:p>124,058823529412</text:p>
          </table:table-cell>
          <table:table-cell table:formula="of:=[.G192]+[.$E$184]" office:value-type="float" office:value="-22.0660588235294" calcext:value-type="float">
            <text:p>-22,0660588235294</text:p>
          </table:table-cell>
          <table:table-cell table:formula="of:=[.H192]+[.$E$185]" office:value-type="float" office:value="73.9846314938748" calcext:value-type="float">
            <text:p>73,9846314938748</text:p>
          </table:table-cell>
          <table:table-cell table:number-columns-repeated="5"/>
          <table:table-cell table:formula="of:=ROUND([.B193];0)-ROUND([.F193];0)" office:value-type="float" office:value="1" calcext:value-type="float">
            <text:p>1</text:p>
          </table:table-cell>
          <table:table-cell table:formula="of:=[.C193]-[.G193]" office:value-type="float" office:value="0.239299425033174" calcext:value-type="float">
            <text:p>0,239299425033174</text:p>
          </table:table-cell>
          <table:table-cell table:formula="of:=[.O193]/[.N193]" office:value-type="float" office:value="0.239299425033174" calcext:value-type="float">
            <text:p>0,239299425033174</text:p>
          </table:table-cell>
          <table:table-cell table:formula="of:=([.D193]-[.H193])/[.N193]" office:value-type="float" office:value="0.866066076984538" calcext:value-type="float">
            <text:p>0,866066076984538</text:p>
          </table:table-cell>
          <table:table-cell office:value-type="float" office:value="109" calcext:value-type="float">
            <text:p>109</text:p>
          </table:table-cell>
          <table:table-cell table:number-columns-repeated="39"/>
          <table:table-cell table:formula="of:=[.G193]" office:value-type="float" office:value="-22.0660588235294" calcext:value-type="float">
            <text:p>-22,0660588235294</text:p>
          </table:table-cell>
          <table:table-cell table:formula="of:=[.BF193]+[.P193]" office:value-type="float" office:value="-21.8267593984962" calcext:value-type="float">
            <text:p>-21,8267593984962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39"/>
          <table:table-cell table:formula="of:=[.AX193]" office:value-type="float" office:value="0" calcext:value-type="float">
            <text:p>0</text:p>
          </table:table-cell>
          <table:table-cell table:formula="of:=[.CW193]+[.BG193]" office:value-type="float" office:value="-21.8267593984962" calcext:value-type="float">
            <text:p>-21,8267593984962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93]+[.$B$183]" office:value-type="float" office:value="124.345864661654" calcext:value-type="float">
            <text:p>124,345864661654</text:p>
          </table:table-cell>
          <table:table-cell table:formula="of:=[.C193]+[.$B$184]" office:value-type="float" office:value="-21.8336390977444" calcext:value-type="float">
            <text:p>-21,8336390977444</text:p>
          </table:table-cell>
          <table:table-cell table:formula="of:=[.D193]+[.$B$185]" office:value-type="float" office:value="74.9706627600279" calcext:value-type="float">
            <text:p>74,9706627600279</text:p>
          </table:table-cell>
          <table:table-cell/>
          <table:table-cell table:formula="of:=[.F193]+[.$E$183]" office:value-type="float" office:value="123.588235294118" calcext:value-type="float">
            <text:p>123,588235294118</text:p>
          </table:table-cell>
          <table:table-cell table:formula="of:=[.G193]+[.$E$184]" office:value-type="float" office:value="-22.1925882352941" calcext:value-type="float">
            <text:p>-22,1925882352941</text:p>
          </table:table-cell>
          <table:table-cell table:formula="of:=[.H193]+[.$E$185]" office:value-type="float" office:value="73.6715636445511" calcext:value-type="float">
            <text:p>73,6715636445511</text:p>
          </table:table-cell>
          <table:table-cell table:number-columns-repeated="5"/>
          <table:table-cell table:formula="of:=ROUND([.B194];0)-ROUND([.F194];0)" office:value-type="float" office:value="0" calcext:value-type="float">
            <text:p>0</text:p>
          </table:table-cell>
          <table:table-cell table:formula="of:=[.C194]-[.G194]" office:value-type="float" office:value="0.358949137549761" calcext:value-type="float">
            <text:p>0,358949137549761</text:p>
          </table:table-cell>
          <table:table-cell table:formula="of:=[.O194]/[.N194]" office:value-type="string" office:string-value="" calcext:value-type="error">
            <text:p>#DIV/0!</text:p>
          </table:table-cell>
          <table:table-cell table:formula="of:=([.D194]-[.H194])/[.N194]" office:value-type="string" office:string-value="" calcext:value-type="error">
            <text:p>#DIV/0!</text:p>
          </table:table-cell>
          <table:table-cell office:value-type="float" office:value="110" calcext:value-type="float">
            <text:p>110</text:p>
          </table:table-cell>
          <table:table-cell table:number-columns-repeated="42"/>
          <table:table-cell office:value-type="float" office:value="110" calcext:value-type="float">
            <text:p>110</text:p>
          </table:table-cell>
          <table:table-cell table:number-columns-repeated="46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94]+[.$B$183]" office:value-type="float" office:value="124.127819548872" calcext:value-type="float">
            <text:p>124,127819548872</text:p>
          </table:table-cell>
          <table:table-cell table:formula="of:=[.C194]+[.$B$184]" office:value-type="float" office:value="-21.8405187969925" calcext:value-type="float">
            <text:p>-21,8405187969925</text:p>
          </table:table-cell>
          <table:table-cell table:formula="of:=[.D194]+[.$B$185]" office:value-type="float" office:value="75.0906279491963" calcext:value-type="float">
            <text:p>75,0906279491963</text:p>
          </table:table-cell>
          <table:table-cell/>
          <table:table-cell table:formula="of:=[.F194]+[.$E$183]" office:value-type="float" office:value="123.117647058824" calcext:value-type="float">
            <text:p>123,117647058824</text:p>
          </table:table-cell>
          <table:table-cell table:formula="of:=[.G194]+[.$E$184]" office:value-type="float" office:value="-22.3191176470588" calcext:value-type="float">
            <text:p>-22,3191176470588</text:p>
          </table:table-cell>
          <table:table-cell table:formula="of:=[.H194]+[.$E$185]" office:value-type="float" office:value="73.3584957952273" calcext:value-type="float">
            <text:p>73,3584957952273</text:p>
          </table:table-cell>
          <table:table-cell table:number-columns-repeated="5"/>
          <table:table-cell table:formula="of:=ROUND([.B195];0)-ROUND([.F195];0)" office:value-type="float" office:value="1" calcext:value-type="float">
            <text:p>1</text:p>
          </table:table-cell>
          <table:table-cell table:formula="of:=[.C195]-[.G195]" office:value-type="float" office:value="0.478598850066348" calcext:value-type="float">
            <text:p>0,478598850066348</text:p>
          </table:table-cell>
          <table:table-cell table:formula="of:=[.O195]/[.N195]" office:value-type="float" office:value="0.478598850066348" calcext:value-type="float">
            <text:p>0,478598850066348</text:p>
          </table:table-cell>
          <table:table-cell table:formula="of:=([.D195]-[.H195])/[.N195]" office:value-type="float" office:value="1.73213215396908" calcext:value-type="float">
            <text:p>1,73213215396908</text:p>
          </table:table-cell>
          <table:table-cell office:value-type="float" office:value="111" calcext:value-type="float">
            <text:p>111</text:p>
          </table:table-cell>
          <table:table-cell table:number-columns-repeated="42"/>
          <table:table-cell office:value-type="float" office:value="111" calcext:value-type="float">
            <text:p>111</text:p>
          </table:table-cell>
          <table:table-cell table:number-columns-repeated="46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95]+[.$B$183]" office:value-type="float" office:value="123.90977443609" calcext:value-type="float">
            <text:p>123,90977443609</text:p>
          </table:table-cell>
          <table:table-cell table:formula="of:=[.C195]+[.$B$184]" office:value-type="float" office:value="-21.8473984962406" calcext:value-type="float">
            <text:p>-21,8473984962406</text:p>
          </table:table-cell>
          <table:table-cell table:formula="of:=[.D195]+[.$B$185]" office:value-type="float" office:value="75.2105931383648" calcext:value-type="float">
            <text:p>75,2105931383648</text:p>
          </table:table-cell>
          <table:table-cell/>
          <table:table-cell table:formula="of:=[.F195]+[.$E$183]" office:value-type="float" office:value="122.647058823529" calcext:value-type="float">
            <text:p>122,647058823529</text:p>
          </table:table-cell>
          <table:table-cell table:formula="of:=[.G195]+[.$E$184]" office:value-type="float" office:value="-22.4456470588235" calcext:value-type="float">
            <text:p>-22,4456470588235</text:p>
          </table:table-cell>
          <table:table-cell table:formula="of:=[.H195]+[.$E$185]" office:value-type="float" office:value="73.0454279459035" calcext:value-type="float">
            <text:p>73,0454279459035</text:p>
          </table:table-cell>
          <table:table-cell table:number-columns-repeated="5"/>
          <table:table-cell table:formula="of:=ROUND([.B196];0)-ROUND([.F196];0)" office:value-type="float" office:value="1" calcext:value-type="float">
            <text:p>1</text:p>
          </table:table-cell>
          <table:table-cell table:formula="of:=[.C196]-[.G196]" office:value-type="float" office:value="0.598248562582935" calcext:value-type="float">
            <text:p>0,598248562582935</text:p>
          </table:table-cell>
          <table:table-cell table:formula="of:=[.O196]/[.N196]" office:value-type="float" office:value="0.598248562582935" calcext:value-type="float">
            <text:p>0,598248562582935</text:p>
          </table:table-cell>
          <table:table-cell table:formula="of:=([.D196]-[.H196])/[.N196]" office:value-type="float" office:value="2.16516519246134" calcext:value-type="float">
            <text:p>2,16516519246134</text:p>
          </table:table-cell>
          <table:table-cell office:value-type="float" office:value="112" calcext:value-type="float">
            <text:p>112</text:p>
          </table:table-cell>
          <table:table-cell table:number-columns-repeated="42"/>
          <table:table-cell office:value-type="float" office:value="112" calcext:value-type="float">
            <text:p>112</text:p>
          </table:table-cell>
          <table:table-cell table:number-columns-repeated="46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96]+[.$B$183]" office:value-type="float" office:value="123.691729323308" calcext:value-type="float">
            <text:p>123,691729323308</text:p>
          </table:table-cell>
          <table:table-cell table:formula="of:=[.C196]+[.$B$184]" office:value-type="float" office:value="-21.8542781954887" calcext:value-type="float">
            <text:p>-21,8542781954887</text:p>
          </table:table-cell>
          <table:table-cell table:formula="of:=[.D196]+[.$B$185]" office:value-type="float" office:value="75.3305583275333" calcext:value-type="float">
            <text:p>75,3305583275333</text:p>
          </table:table-cell>
          <table:table-cell/>
          <table:table-cell table:formula="of:=[.F196]+[.$E$183]" office:value-type="float" office:value="122.176470588235" calcext:value-type="float">
            <text:p>122,176470588235</text:p>
          </table:table-cell>
          <table:table-cell table:formula="of:=[.G196]+[.$E$184]" office:value-type="float" office:value="-22.5721764705882" calcext:value-type="float">
            <text:p>-22,5721764705882</text:p>
          </table:table-cell>
          <table:table-cell table:formula="of:=[.H196]+[.$E$185]" office:value-type="float" office:value="72.7323600965797" calcext:value-type="float">
            <text:p>72,7323600965797</text:p>
          </table:table-cell>
          <table:table-cell table:number-columns-repeated="5"/>
          <table:table-cell table:formula="of:=ROUND([.B197];0)-ROUND([.F197];0)" office:value-type="float" office:value="2" calcext:value-type="float">
            <text:p>2</text:p>
          </table:table-cell>
          <table:table-cell table:formula="of:=[.C197]-[.G197]" office:value-type="float" office:value="0.717898275099522" calcext:value-type="float">
            <text:p>0,717898275099522</text:p>
          </table:table-cell>
          <table:table-cell table:formula="of:=[.O197]/[.N197]" office:value-type="float" office:value="0.358949137549761" calcext:value-type="float">
            <text:p>0,358949137549761</text:p>
          </table:table-cell>
          <table:table-cell table:formula="of:=([.D197]-[.H197])/[.N197]" office:value-type="float" office:value="1.29909911547681" calcext:value-type="float">
            <text:p>1,29909911547681</text:p>
          </table:table-cell>
          <table:table-cell office:value-type="float" office:value="113" calcext:value-type="float">
            <text:p>113</text:p>
          </table:table-cell>
          <table:table-cell table:number-columns-repeated="42"/>
          <table:table-cell office:value-type="float" office:value="113" calcext:value-type="float">
            <text:p>113</text:p>
          </table:table-cell>
          <table:table-cell table:number-columns-repeated="46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97]+[.$B$183]" office:value-type="float" office:value="123.473684210526" calcext:value-type="float">
            <text:p>123,473684210526</text:p>
          </table:table-cell>
          <table:table-cell table:formula="of:=[.C197]+[.$B$184]" office:value-type="float" office:value="-21.8611578947368" calcext:value-type="float">
            <text:p>-21,8611578947368</text:p>
          </table:table-cell>
          <table:table-cell table:formula="of:=[.D197]+[.$B$185]" office:value-type="float" office:value="75.4505235167018" calcext:value-type="float">
            <text:p>75,4505235167018</text:p>
          </table:table-cell>
          <table:table-cell/>
          <table:table-cell table:formula="of:=[.F197]+[.$E$183]" office:value-type="float" office:value="121.705882352941" calcext:value-type="float">
            <text:p>121,705882352941</text:p>
          </table:table-cell>
          <table:table-cell table:formula="of:=[.G197]+[.$E$184]" office:value-type="float" office:value="-22.698705882353" calcext:value-type="float">
            <text:p>-22,698705882353</text:p>
          </table:table-cell>
          <table:table-cell table:formula="of:=[.H197]+[.$E$185]" office:value-type="float" office:value="72.4192922472559" calcext:value-type="float">
            <text:p>72,4192922472559</text:p>
          </table:table-cell>
          <table:table-cell table:number-columns-repeated="5"/>
          <table:table-cell table:formula="of:=ROUND([.B198];0)-ROUND([.F198];0)" office:value-type="float" office:value="1" calcext:value-type="float">
            <text:p>1</text:p>
          </table:table-cell>
          <table:table-cell table:formula="of:=[.C198]-[.G198]" office:value-type="float" office:value="0.837547987616109" calcext:value-type="float">
            <text:p>0,837547987616109</text:p>
          </table:table-cell>
          <table:table-cell table:formula="of:=[.O198]/[.N198]" office:value-type="float" office:value="0.837547987616109" calcext:value-type="float">
            <text:p>0,837547987616109</text:p>
          </table:table-cell>
          <table:table-cell table:formula="of:=([.D198]-[.H198])/[.N198]" office:value-type="float" office:value="3.03123126944588" calcext:value-type="float">
            <text:p>3,03123126944588</text:p>
          </table:table-cell>
          <table:table-cell office:value-type="float" office:value="114" calcext:value-type="float">
            <text:p>114</text:p>
          </table:table-cell>
          <table:table-cell table:number-columns-repeated="42"/>
          <table:table-cell office:value-type="float" office:value="114" calcext:value-type="float">
            <text:p>114</text:p>
          </table:table-cell>
          <table:table-cell table:number-columns-repeated="46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98]+[.$B$183]" office:value-type="float" office:value="123.255639097744" calcext:value-type="float">
            <text:p>123,255639097744</text:p>
          </table:table-cell>
          <table:table-cell table:formula="of:=[.C198]+[.$B$184]" office:value-type="float" office:value="-21.868037593985" calcext:value-type="float">
            <text:p>-21,868037593985</text:p>
          </table:table-cell>
          <table:table-cell table:formula="of:=[.D198]+[.$B$185]" office:value-type="float" office:value="75.5704887058703" calcext:value-type="float">
            <text:p>75,5704887058703</text:p>
          </table:table-cell>
          <table:table-cell/>
          <table:table-cell table:formula="of:=[.F198]+[.$E$183]" office:value-type="float" office:value="121.235294117647" calcext:value-type="float">
            <text:p>121,235294117647</text:p>
          </table:table-cell>
          <table:table-cell table:formula="of:=[.G198]+[.$E$184]" office:value-type="float" office:value="-22.8252352941177" calcext:value-type="float">
            <text:p>-22,8252352941177</text:p>
          </table:table-cell>
          <table:table-cell table:formula="of:=[.H198]+[.$E$185]" office:value-type="float" office:value="72.1062243979321" calcext:value-type="float">
            <text:p>72,1062243979321</text:p>
          </table:table-cell>
          <table:table-cell table:number-columns-repeated="5"/>
          <table:table-cell table:formula="of:=ROUND([.B199];0)-ROUND([.F199];0)" office:value-type="float" office:value="2" calcext:value-type="float">
            <text:p>2</text:p>
          </table:table-cell>
          <table:table-cell table:formula="of:=[.C199]-[.G199]" office:value-type="float" office:value="0.957197700132696" calcext:value-type="float">
            <text:p>0,957197700132696</text:p>
          </table:table-cell>
          <table:table-cell table:formula="of:=[.O199]/[.N199]" office:value-type="float" office:value="0.478598850066348" calcext:value-type="float">
            <text:p>0,478598850066348</text:p>
          </table:table-cell>
          <table:table-cell table:formula="of:=([.D199]-[.H199])/[.N199]" office:value-type="float" office:value="1.73213215396908" calcext:value-type="float">
            <text:p>1,73213215396908</text:p>
          </table:table-cell>
          <table:table-cell office:value-type="float" office:value="115" calcext:value-type="float">
            <text:p>115</text:p>
          </table:table-cell>
          <table:table-cell table:number-columns-repeated="42"/>
          <table:table-cell office:value-type="float" office:value="115" calcext:value-type="float">
            <text:p>115</text:p>
          </table:table-cell>
          <table:table-cell table:number-columns-repeated="46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99]+[.$B$183]" office:value-type="float" office:value="123.037593984962" calcext:value-type="float">
            <text:p>123,037593984962</text:p>
          </table:table-cell>
          <table:table-cell table:formula="of:=[.C199]+[.$B$184]" office:value-type="float" office:value="-21.8749172932331" calcext:value-type="float">
            <text:p>-21,8749172932331</text:p>
          </table:table-cell>
          <table:table-cell table:formula="of:=[.D199]+[.$B$185]" office:value-type="float" office:value="75.6904538950388" calcext:value-type="float">
            <text:p>75,6904538950388</text:p>
          </table:table-cell>
          <table:table-cell/>
          <table:table-cell table:formula="of:=[.F199]+[.$E$183]" office:value-type="float" office:value="120.764705882353" calcext:value-type="float">
            <text:p>120,764705882353</text:p>
          </table:table-cell>
          <table:table-cell table:formula="of:=[.G199]+[.$E$184]" office:value-type="float" office:value="-22.9517647058824" calcext:value-type="float">
            <text:p>-22,9517647058824</text:p>
          </table:table-cell>
          <table:table-cell table:formula="of:=[.H199]+[.$E$185]" office:value-type="float" office:value="71.7931565486083" calcext:value-type="float">
            <text:p>71,7931565486083</text:p>
          </table:table-cell>
          <table:table-cell table:number-columns-repeated="5"/>
          <table:table-cell table:formula="of:=ROUND([.B200];0)-ROUND([.F200];0)" office:value-type="float" office:value="2" calcext:value-type="float">
            <text:p>2</text:p>
          </table:table-cell>
          <table:table-cell table:formula="of:=[.C200]-[.G200]" office:value-type="float" office:value="1.07684741264928" calcext:value-type="float">
            <text:p>1,07684741264928</text:p>
          </table:table-cell>
          <table:table-cell table:formula="of:=[.O200]/[.N200]" office:value-type="float" office:value="0.538423706324641" calcext:value-type="float">
            <text:p>0,538423706324641</text:p>
          </table:table-cell>
          <table:table-cell table:formula="of:=([.D200]-[.H200])/[.N200]" office:value-type="float" office:value="1.94864867321521" calcext:value-type="float">
            <text:p>1,94864867321521</text:p>
          </table:table-cell>
          <table:table-cell office:value-type="float" office:value="116" calcext:value-type="float">
            <text:p>116</text:p>
          </table:table-cell>
          <table:table-cell table:number-columns-repeated="42"/>
          <table:table-cell office:value-type="float" office:value="116" calcext:value-type="float">
            <text:p>116</text:p>
          </table:table-cell>
          <table:table-cell table:number-columns-repeated="46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200]+[.$B$183]" office:value-type="float" office:value="122.819548872181" calcext:value-type="float">
            <text:p>122,819548872181</text:p>
          </table:table-cell>
          <table:table-cell table:formula="of:=[.C200]+[.$B$184]" office:value-type="float" office:value="-21.8817969924812" calcext:value-type="float">
            <text:p>-21,8817969924812</text:p>
          </table:table-cell>
          <table:table-cell table:formula="of:=[.D200]+[.$B$185]" office:value-type="float" office:value="75.8104190842072" calcext:value-type="float">
            <text:p>75,8104190842072</text:p>
          </table:table-cell>
          <table:table-cell/>
          <table:table-cell table:formula="of:=[.F200]+[.$E$183]" office:value-type="float" office:value="120.294117647059" calcext:value-type="float">
            <text:p>120,294117647059</text:p>
          </table:table-cell>
          <table:table-cell table:formula="of:=[.G200]+[.$E$184]" office:value-type="float" office:value="-23.0782941176471" calcext:value-type="float">
            <text:p>-23,0782941176471</text:p>
          </table:table-cell>
          <table:table-cell table:formula="of:=[.H200]+[.$E$185]" office:value-type="float" office:value="71.4800886992846" calcext:value-type="float">
            <text:p>71,4800886992846</text:p>
          </table:table-cell>
          <table:table-cell table:number-columns-repeated="5"/>
          <table:table-cell table:formula="of:=ROUND([.B201];0)-ROUND([.F201];0)" office:value-type="float" office:value="3" calcext:value-type="float">
            <text:p>3</text:p>
          </table:table-cell>
          <table:table-cell table:formula="of:=[.C201]-[.G201]" office:value-type="float" office:value="1.19649712516587" calcext:value-type="float">
            <text:p>1,19649712516587</text:p>
          </table:table-cell>
          <table:table-cell table:formula="of:=[.O201]/[.N201]" office:value-type="float" office:value="0.39883237505529" calcext:value-type="float">
            <text:p>0,39883237505529</text:p>
          </table:table-cell>
          <table:table-cell table:formula="of:=([.D201]-[.H201])/[.N201]" office:value-type="float" office:value="1.4434434616409" calcext:value-type="float">
            <text:p>1,4434434616409</text:p>
          </table:table-cell>
          <table:table-cell office:value-type="float" office:value="117" calcext:value-type="float">
            <text:p>117</text:p>
          </table:table-cell>
          <table:table-cell table:number-columns-repeated="42"/>
          <table:table-cell office:value-type="float" office:value="117" calcext:value-type="float">
            <text:p>117</text:p>
          </table:table-cell>
          <table:table-cell table:number-columns-repeated="46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201]+[.$B$183]" office:value-type="float" office:value="122.601503759399" calcext:value-type="float">
            <text:p>122,601503759399</text:p>
          </table:table-cell>
          <table:table-cell table:formula="of:=[.C201]+[.$B$184]" office:value-type="float" office:value="-21.8886766917293" calcext:value-type="float">
            <text:p>-21,8886766917293</text:p>
          </table:table-cell>
          <table:table-cell table:formula="of:=[.D201]+[.$B$185]" office:value-type="float" office:value="75.9303842733757" calcext:value-type="float">
            <text:p>75,9303842733757</text:p>
          </table:table-cell>
          <table:table-cell/>
          <table:table-cell table:formula="of:=[.F201]+[.$E$183]" office:value-type="float" office:value="119.823529411765" calcext:value-type="float">
            <text:p>119,823529411765</text:p>
          </table:table-cell>
          <table:table-cell table:formula="of:=[.G201]+[.$E$184]" office:value-type="float" office:value="-23.2048235294118" calcext:value-type="float">
            <text:p>-23,2048235294118</text:p>
          </table:table-cell>
          <table:table-cell table:formula="of:=[.H201]+[.$E$185]" office:value-type="float" office:value="71.1670208499608" calcext:value-type="float">
            <text:p>71,1670208499608</text:p>
          </table:table-cell>
          <table:table-cell table:number-columns-repeated="5"/>
          <table:table-cell table:formula="of:=ROUND([.B202];0)-ROUND([.F202];0)" office:value-type="float" office:value="3" calcext:value-type="float">
            <text:p>3</text:p>
          </table:table-cell>
          <table:table-cell table:formula="of:=[.C202]-[.G202]" office:value-type="float" office:value="1.31614683768246" calcext:value-type="float">
            <text:p>1,31614683768246</text:p>
          </table:table-cell>
          <table:table-cell table:formula="of:=[.O202]/[.N202]" office:value-type="float" office:value="0.438715612560819" calcext:value-type="float">
            <text:p>0,438715612560819</text:p>
          </table:table-cell>
          <table:table-cell table:formula="of:=([.D202]-[.H202])/[.N202]" office:value-type="float" office:value="1.58778780780499" calcext:value-type="float">
            <text:p>1,58778780780499</text:p>
          </table:table-cell>
          <table:table-cell office:value-type="float" office:value="118" calcext:value-type="float">
            <text:p>118</text:p>
          </table:table-cell>
          <table:table-cell table:number-columns-repeated="42"/>
          <table:table-cell office:value-type="float" office:value="118" calcext:value-type="float">
            <text:p>118</text:p>
          </table:table-cell>
          <table:table-cell table:number-columns-repeated="46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202]+[.$B$183]" office:value-type="float" office:value="122.383458646617" calcext:value-type="float">
            <text:p>122,383458646617</text:p>
          </table:table-cell>
          <table:table-cell table:formula="of:=[.C202]+[.$B$184]" office:value-type="float" office:value="-21.8955563909774" calcext:value-type="float">
            <text:p>-21,8955563909774</text:p>
          </table:table-cell>
          <table:table-cell table:formula="of:=[.D202]+[.$B$185]" office:value-type="float" office:value="76.0503494625442" calcext:value-type="float">
            <text:p>76,0503494625442</text:p>
          </table:table-cell>
          <table:table-cell/>
          <table:table-cell table:formula="of:=[.F202]+[.$E$183]" office:value-type="float" office:value="119.352941176471" calcext:value-type="float">
            <text:p>119,352941176471</text:p>
          </table:table-cell>
          <table:table-cell table:formula="of:=[.G202]+[.$E$184]" office:value-type="float" office:value="-23.3313529411765" calcext:value-type="float">
            <text:p>-23,3313529411765</text:p>
          </table:table-cell>
          <table:table-cell table:formula="of:=[.H202]+[.$E$185]" office:value-type="float" office:value="70.853953000637" calcext:value-type="float">
            <text:p>70,853953000637</text:p>
          </table:table-cell>
          <table:table-cell table:number-columns-repeated="5"/>
          <table:table-cell table:formula="of:=ROUND([.B203];0)-ROUND([.F203];0)" office:value-type="float" office:value="3" calcext:value-type="float">
            <text:p>3</text:p>
          </table:table-cell>
          <table:table-cell table:formula="of:=[.C203]-[.G203]" office:value-type="float" office:value="1.43579655019904" calcext:value-type="float">
            <text:p>1,43579655019904</text:p>
          </table:table-cell>
          <table:table-cell table:formula="of:=[.O203]/[.N203]" office:value-type="float" office:value="0.478598850066348" calcext:value-type="float">
            <text:p>0,478598850066348</text:p>
          </table:table-cell>
          <table:table-cell table:formula="of:=([.D203]-[.H203])/[.N203]" office:value-type="float" office:value="1.73213215396908" calcext:value-type="float">
            <text:p>1,73213215396908</text:p>
          </table:table-cell>
          <table:table-cell office:value-type="float" office:value="119" calcext:value-type="float">
            <text:p>119</text:p>
          </table:table-cell>
          <table:table-cell table:number-columns-repeated="42"/>
          <table:table-cell office:value-type="float" office:value="119" calcext:value-type="float">
            <text:p>119</text:p>
          </table:table-cell>
          <table:table-cell table:number-columns-repeated="4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203]+[.$B$183]" office:value-type="float" office:value="122.165413533835" calcext:value-type="float">
            <text:p>122,165413533835</text:p>
          </table:table-cell>
          <table:table-cell table:formula="of:=[.C203]+[.$B$184]" office:value-type="float" office:value="-21.9024360902256" calcext:value-type="float">
            <text:p>-21,9024360902256</text:p>
          </table:table-cell>
          <table:table-cell table:formula="of:=[.D203]+[.$B$185]" office:value-type="float" office:value="76.1703146517127" calcext:value-type="float">
            <text:p>76,1703146517127</text:p>
          </table:table-cell>
          <table:table-cell/>
          <table:table-cell table:formula="of:=[.F203]+[.$E$183]" office:value-type="float" office:value="118.882352941176" calcext:value-type="float">
            <text:p>118,882352941176</text:p>
          </table:table-cell>
          <table:table-cell table:formula="of:=[.G203]+[.$E$184]" office:value-type="float" office:value="-23.4578823529412" calcext:value-type="float">
            <text:p>-23,4578823529412</text:p>
          </table:table-cell>
          <table:table-cell table:formula="of:=[.H203]+[.$E$185]" office:value-type="float" office:value="70.5408851513132" calcext:value-type="float">
            <text:p>70,5408851513132</text:p>
          </table:table-cell>
          <table:table-cell table:number-columns-repeated="5"/>
          <table:table-cell table:formula="of:=ROUND([.B204];0)-ROUND([.F204];0)" office:value-type="float" office:value="3" calcext:value-type="float">
            <text:p>3</text:p>
          </table:table-cell>
          <table:table-cell table:formula="of:=[.C204]-[.G204]" office:value-type="float" office:value="1.55544626271563" calcext:value-type="float">
            <text:p>1,55544626271563</text:p>
          </table:table-cell>
          <table:table-cell table:formula="of:=[.O204]/[.N204]" office:value-type="float" office:value="0.518482087571877" calcext:value-type="float">
            <text:p>0,518482087571877</text:p>
          </table:table-cell>
          <table:table-cell table:formula="of:=([.D204]-[.H204])/[.N204]" office:value-type="float" office:value="1.87647650013317" calcext:value-type="float">
            <text:p>1,87647650013317</text:p>
          </table:table-cell>
          <table:table-cell office:value-type="float" office:value="120" calcext:value-type="float">
            <text:p>120</text:p>
          </table:table-cell>
          <table:table-cell table:number-columns-repeated="42"/>
          <table:table-cell office:value-type="float" office:value="120" calcext:value-type="float">
            <text:p>120</text:p>
          </table:table-cell>
          <table:table-cell table:number-columns-repeated="46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204]+[.$B$183]" office:value-type="float" office:value="121.947368421053" calcext:value-type="float">
            <text:p>121,947368421053</text:p>
          </table:table-cell>
          <table:table-cell table:formula="of:=[.C204]+[.$B$184]" office:value-type="float" office:value="-21.9093157894737" calcext:value-type="float">
            <text:p>-21,9093157894737</text:p>
          </table:table-cell>
          <table:table-cell table:formula="of:=[.D204]+[.$B$185]" office:value-type="float" office:value="76.2902798408812" calcext:value-type="float">
            <text:p>76,2902798408812</text:p>
          </table:table-cell>
          <table:table-cell/>
          <table:table-cell table:formula="of:=[.F204]+[.$E$183]" office:value-type="float" office:value="118.411764705882" calcext:value-type="float">
            <text:p>118,411764705882</text:p>
          </table:table-cell>
          <table:table-cell table:formula="of:=[.G204]+[.$E$184]" office:value-type="float" office:value="-23.5844117647059" calcext:value-type="float">
            <text:p>-23,5844117647059</text:p>
          </table:table-cell>
          <table:table-cell table:formula="of:=[.H204]+[.$E$185]" office:value-type="float" office:value="70.2278173019894" calcext:value-type="float">
            <text:p>70,2278173019894</text:p>
          </table:table-cell>
          <table:table-cell table:number-columns-repeated="5"/>
          <table:table-cell table:formula="of:=ROUND([.B205];0)-ROUND([.F205];0)" office:value-type="float" office:value="4" calcext:value-type="float">
            <text:p>4</text:p>
          </table:table-cell>
          <table:table-cell table:formula="of:=[.C205]-[.G205]" office:value-type="float" office:value="1.67509597523222" calcext:value-type="float">
            <text:p>1,67509597523222</text:p>
          </table:table-cell>
          <table:table-cell table:formula="of:=[.O205]/[.N205]" office:value-type="float" office:value="0.418773993808054" calcext:value-type="float">
            <text:p>0,418773993808054</text:p>
          </table:table-cell>
          <table:table-cell table:formula="of:=([.D205]-[.H205])/[.N205]" office:value-type="float" office:value="1.51561563472294" calcext:value-type="float">
            <text:p>1,51561563472294</text:p>
          </table:table-cell>
          <table:table-cell office:value-type="float" office:value="121" calcext:value-type="float">
            <text:p>121</text:p>
          </table:table-cell>
          <table:table-cell table:number-columns-repeated="42"/>
          <table:table-cell office:value-type="float" office:value="121" calcext:value-type="float">
            <text:p>121</text:p>
          </table:table-cell>
          <table:table-cell table:number-columns-repeated="46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205]+[.$B$183]" office:value-type="float" office:value="121.729323308271" calcext:value-type="float">
            <text:p>121,729323308271</text:p>
          </table:table-cell>
          <table:table-cell table:formula="of:=[.C205]+[.$B$184]" office:value-type="float" office:value="-21.9161954887218" calcext:value-type="float">
            <text:p>-21,9161954887218</text:p>
          </table:table-cell>
          <table:table-cell table:formula="of:=[.D205]+[.$B$185]" office:value-type="float" office:value="76.4102450300497" calcext:value-type="float">
            <text:p>76,4102450300497</text:p>
          </table:table-cell>
          <table:table-cell/>
          <table:table-cell table:formula="of:=[.F205]+[.$E$183]" office:value-type="float" office:value="117.941176470588" calcext:value-type="float">
            <text:p>117,941176470588</text:p>
          </table:table-cell>
          <table:table-cell table:formula="of:=[.G205]+[.$E$184]" office:value-type="float" office:value="-23.7109411764706" calcext:value-type="float">
            <text:p>-23,7109411764706</text:p>
          </table:table-cell>
          <table:table-cell table:formula="of:=[.H205]+[.$E$185]" office:value-type="float" office:value="69.9147494526656" calcext:value-type="float">
            <text:p>69,9147494526656</text:p>
          </table:table-cell>
          <table:table-cell table:number-columns-repeated="5"/>
          <table:table-cell table:formula="of:=ROUND([.B206];0)-ROUND([.F206];0)" office:value-type="float" office:value="4" calcext:value-type="float">
            <text:p>4</text:p>
          </table:table-cell>
          <table:table-cell table:formula="of:=[.C206]-[.G206]" office:value-type="float" office:value="1.7947456877488" calcext:value-type="float">
            <text:p>1,7947456877488</text:p>
          </table:table-cell>
          <table:table-cell table:formula="of:=[.O206]/[.N206]" office:value-type="float" office:value="0.448686421937201" calcext:value-type="float">
            <text:p>0,448686421937201</text:p>
          </table:table-cell>
          <table:table-cell table:formula="of:=([.D206]-[.H206])/[.N206]" office:value-type="float" office:value="1.62387389434601" calcext:value-type="float">
            <text:p>1,62387389434601</text:p>
          </table:table-cell>
          <table:table-cell office:value-type="float" office:value="122" calcext:value-type="float">
            <text:p>122</text:p>
          </table:table-cell>
          <table:table-cell table:number-columns-repeated="42"/>
          <table:table-cell office:value-type="float" office:value="122" calcext:value-type="float">
            <text:p>122</text:p>
          </table:table-cell>
          <table:table-cell table:number-columns-repeated="46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206]+[.$B$183]" office:value-type="float" office:value="121.511278195489" calcext:value-type="float">
            <text:p>121,511278195489</text:p>
          </table:table-cell>
          <table:table-cell table:formula="of:=[.C206]+[.$B$184]" office:value-type="float" office:value="-21.9230751879699" calcext:value-type="float">
            <text:p>-21,9230751879699</text:p>
          </table:table-cell>
          <table:table-cell table:formula="of:=[.D206]+[.$B$185]" office:value-type="float" office:value="76.5302102192181" calcext:value-type="float">
            <text:p>76,5302102192181</text:p>
          </table:table-cell>
          <table:table-cell/>
          <table:table-cell table:formula="of:=[.F206]+[.$E$183]" office:value-type="float" office:value="117.470588235294" calcext:value-type="float">
            <text:p>117,470588235294</text:p>
          </table:table-cell>
          <table:table-cell table:formula="of:=[.G206]+[.$E$184]" office:value-type="float" office:value="-23.8374705882353" calcext:value-type="float">
            <text:p>-23,8374705882353</text:p>
          </table:table-cell>
          <table:table-cell table:formula="of:=[.H206]+[.$E$185]" office:value-type="float" office:value="69.6016816033418" calcext:value-type="float">
            <text:p>69,6016816033418</text:p>
          </table:table-cell>
          <table:table-cell table:number-columns-repeated="5"/>
          <table:table-cell table:formula="of:=ROUND([.B207];0)-ROUND([.F207];0)" office:value-type="float" office:value="5" calcext:value-type="float">
            <text:p>5</text:p>
          </table:table-cell>
          <table:table-cell table:formula="of:=[.C207]-[.G207]" office:value-type="float" office:value="1.91439540026539" calcext:value-type="float">
            <text:p>1,91439540026539</text:p>
          </table:table-cell>
          <table:table-cell table:formula="of:=[.O207]/[.N207]" office:value-type="float" office:value="0.382879080053078" calcext:value-type="float">
            <text:p>0,382879080053078</text:p>
          </table:table-cell>
          <table:table-cell table:formula="of:=([.D207]-[.H207])/[.N207]" office:value-type="float" office:value="1.38570572317526" calcext:value-type="float">
            <text:p>1,38570572317526</text:p>
          </table:table-cell>
          <table:table-cell office:value-type="float" office:value="123" calcext:value-type="float">
            <text:p>123</text:p>
          </table:table-cell>
          <table:table-cell table:number-columns-repeated="42"/>
          <table:table-cell office:value-type="float" office:value="123" calcext:value-type="float">
            <text:p>123</text:p>
          </table:table-cell>
          <table:table-cell table:number-columns-repeated="46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207]+[.$B$183]" office:value-type="float" office:value="121.293233082707" calcext:value-type="float">
            <text:p>121,293233082707</text:p>
          </table:table-cell>
          <table:table-cell table:formula="of:=[.C207]+[.$B$184]" office:value-type="float" office:value="-21.929954887218" calcext:value-type="float">
            <text:p>-21,929954887218</text:p>
          </table:table-cell>
          <table:table-cell table:formula="of:=[.D207]+[.$B$185]" office:value-type="float" office:value="76.6501754083866" calcext:value-type="float">
            <text:p>76,6501754083866</text:p>
          </table:table-cell>
          <table:table-cell/>
          <table:table-cell table:formula="of:=[.F207]+[.$E$183]" office:value-type="float" office:value="117" calcext:value-type="float">
            <text:p>117</text:p>
          </table:table-cell>
          <table:table-cell table:formula="of:=[.G207]+[.$E$184]" office:value-type="float" office:value="-23.964" calcext:value-type="float">
            <text:p>-23,964</text:p>
          </table:table-cell>
          <table:table-cell table:formula="of:=[.H207]+[.$E$185]" office:value-type="float" office:value="69.288613754018" calcext:value-type="float">
            <text:p>69,288613754018</text:p>
          </table:table-cell>
          <table:table-cell table:number-columns-repeated="5"/>
          <table:table-cell table:formula="of:=ROUND([.B208];0)-ROUND([.F208];0)" office:value-type="float" office:value="4" calcext:value-type="float">
            <text:p>4</text:p>
          </table:table-cell>
          <table:table-cell table:formula="of:=[.C208]-[.G208]" office:value-type="float" office:value="2.03404511278198" calcext:value-type="float">
            <text:p>2,03404511278198</text:p>
          </table:table-cell>
          <table:table-cell table:formula="of:=[.O208]/[.N208]" office:value-type="float" office:value="0.508511278195495" calcext:value-type="float">
            <text:p>0,508511278195495</text:p>
          </table:table-cell>
          <table:table-cell table:formula="of:=([.D208]-[.H208])/[.N208]" office:value-type="float" office:value="1.84039041359214" calcext:value-type="float">
            <text:p>1,84039041359214</text:p>
          </table:table-cell>
          <table:table-cell office:value-type="float" office:value="124" calcext:value-type="float">
            <text:p>124</text:p>
          </table:table-cell>
          <table:table-cell table:number-columns-repeated="32"/>
          <table:table-cell table:formula="of:=[.G208]" office:value-type="float" office:value="-23.964" calcext:value-type="float">
            <text:p>-23,964</text:p>
          </table:table-cell>
          <table:table-cell table:formula="of:=[.AY208]+[.$P$208]" office:value-type="float" office:value="-23.4554887218045" calcext:value-type="float">
            <text:p>-23,4554887218045</text:p>
          </table:table-cell>
          <table:table-cell table:formula="of:=[.AZ208]+[.$P$208]" office:value-type="float" office:value="-22.946977443609" calcext:value-type="float">
            <text:p>-22,946977443609</text:p>
          </table:table-cell>
          <table:table-cell table:formula="of:=[.BA208]+[.$P$208]" office:value-type="float" office:value="-22.4384661654135" calcext:value-type="float">
            <text:p>-22,4384661654135</text:p>
          </table:table-cell>
          <table:table-cell table:formula="of:=[.BB208]+[.$P$208]" office:value-type="float" office:value="-21.929954887218" calcext:value-type="float">
            <text:p>-21,929954887218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table:number-columns-repeated="32"/>
          <table:table-cell table:formula="of:=[.AX208]" office:value-type="float" office:value="0" calcext:value-type="float">
            <text:p>0</text:p>
          </table:table-cell>
          <table:table-cell table:formula="of:=[.CP208]+[.$P$208]" office:value-type="float" office:value="0.508511278195495" calcext:value-type="float">
            <text:p>0,508511278195495</text:p>
          </table:table-cell>
          <table:table-cell table:formula="of:=[.CQ208]+[.$P$208]" office:value-type="float" office:value="1.01702255639099" calcext:value-type="float">
            <text:p>1,01702255639099</text:p>
          </table:table-cell>
          <table:table-cell table:formula="of:=[.CR208]+[.$P$208]" office:value-type="float" office:value="1.52553383458648" calcext:value-type="float">
            <text:p>1,52553383458648</text:p>
          </table:table-cell>
          <table:table-cell table:formula="of:=[.CS208]+[.$P$208]" office:value-type="float" office:value="2.03404511278198" calcext:value-type="float">
            <text:p>2,03404511278198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208]+[.$B$183]" office:value-type="float" office:value="121.075187969925" calcext:value-type="float">
            <text:p>121,075187969925</text:p>
          </table:table-cell>
          <table:table-cell table:formula="of:=[.C208]+[.$B$184]" office:value-type="float" office:value="-21.9368345864662" calcext:value-type="float">
            <text:p>-21,9368345864662</text:p>
          </table:table-cell>
          <table:table-cell table:formula="of:=[.D208]+[.$B$185]" office:value-type="float" office:value="76.7701405975551" calcext:value-type="float">
            <text:p>76,7701405975551</text:p>
          </table:table-cell>
          <table:table-cell/>
          <table:table-cell table:formula="of:=[.F208]+[.$E$183]" office:value-type="float" office:value="116.529411764706" calcext:value-type="float">
            <text:p>116,529411764706</text:p>
          </table:table-cell>
          <table:table-cell table:formula="of:=[.G208]+[.$E$184]" office:value-type="float" office:value="-24.0905294117647" calcext:value-type="float">
            <text:p>-24,0905294117647</text:p>
          </table:table-cell>
          <table:table-cell table:formula="of:=[.H208]+[.$E$185]" office:value-type="float" office:value="68.9755459046943" calcext:value-type="float">
            <text:p>68,9755459046943</text:p>
          </table:table-cell>
          <table:table-cell table:number-columns-repeated="5"/>
          <table:table-cell table:formula="of:=ROUND([.B209];0)-ROUND([.F209];0)" office:value-type="float" office:value="4" calcext:value-type="float">
            <text:p>4</text:p>
          </table:table-cell>
          <table:table-cell table:formula="of:=[.C209]-[.G209]" office:value-type="float" office:value="2.15369482529857" calcext:value-type="float">
            <text:p>2,15369482529857</text:p>
          </table:table-cell>
          <table:table-cell table:formula="of:=[.O209]/[.N209]" office:value-type="float" office:value="0.538423706324641" calcext:value-type="float">
            <text:p>0,538423706324641</text:p>
          </table:table-cell>
          <table:table-cell table:formula="of:=([.D209]-[.H209])/[.N209]" office:value-type="float" office:value="1.94864867321521" calcext:value-type="float">
            <text:p>1,94864867321521</text:p>
          </table:table-cell>
          <table:table-cell office:value-type="float" office:value="125" calcext:value-type="float">
            <text:p>125</text:p>
          </table:table-cell>
          <table:table-cell table:number-columns-repeated="42"/>
          <table:table-cell office:value-type="float" office:value="125" calcext:value-type="float">
            <text:p>125</text:p>
          </table:table-cell>
          <table:table-cell table:number-columns-repeated="46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209]+[.$B$183]" office:value-type="float" office:value="120.857142857143" calcext:value-type="float">
            <text:p>120,857142857143</text:p>
          </table:table-cell>
          <table:table-cell table:formula="of:=[.C209]+[.$B$184]" office:value-type="float" office:value="-21.9437142857143" calcext:value-type="float">
            <text:p>-21,9437142857143</text:p>
          </table:table-cell>
          <table:table-cell table:formula="of:=[.D209]+[.$B$185]" office:value-type="float" office:value="76.8901057867236" calcext:value-type="float">
            <text:p>76,8901057867236</text:p>
          </table:table-cell>
          <table:table-cell/>
          <table:table-cell table:formula="of:=[.F209]+[.$E$183]" office:value-type="float" office:value="116.058823529412" calcext:value-type="float">
            <text:p>116,058823529412</text:p>
          </table:table-cell>
          <table:table-cell table:formula="of:=[.G209]+[.$E$184]" office:value-type="float" office:value="-24.2170588235294" calcext:value-type="float">
            <text:p>-24,2170588235294</text:p>
          </table:table-cell>
          <table:table-cell table:formula="of:=[.H209]+[.$E$185]" office:value-type="float" office:value="68.6624780553705" calcext:value-type="float">
            <text:p>68,6624780553705</text:p>
          </table:table-cell>
          <table:table-cell table:number-columns-repeated="5"/>
          <table:table-cell table:formula="of:=ROUND([.B210];0)-ROUND([.F210];0)" office:value-type="float" office:value="5" calcext:value-type="float">
            <text:p>5</text:p>
          </table:table-cell>
          <table:table-cell table:formula="of:=[.C210]-[.G210]" office:value-type="float" office:value="2.27334453781515" calcext:value-type="float">
            <text:p>2,27334453781515</text:p>
          </table:table-cell>
          <table:table-cell table:formula="of:=[.O210]/[.N210]" office:value-type="float" office:value="0.45466890756303" calcext:value-type="float">
            <text:p>0,45466890756303</text:p>
          </table:table-cell>
          <table:table-cell table:formula="of:=([.D210]-[.H210])/[.N210]" office:value-type="float" office:value="1.64552554627062" calcext:value-type="float">
            <text:p>1,64552554627062</text:p>
          </table:table-cell>
          <table:table-cell office:value-type="float" office:value="126" calcext:value-type="float">
            <text:p>126</text:p>
          </table:table-cell>
          <table:table-cell table:number-columns-repeated="42"/>
          <table:table-cell office:value-type="float" office:value="126" calcext:value-type="float">
            <text:p>126</text:p>
          </table:table-cell>
          <table:table-cell table:number-columns-repeated="46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210]+[.$B$183]" office:value-type="float" office:value="120.639097744361" calcext:value-type="float">
            <text:p>120,639097744361</text:p>
          </table:table-cell>
          <table:table-cell table:formula="of:=[.C210]+[.$B$184]" office:value-type="float" office:value="-21.9505939849624" calcext:value-type="float">
            <text:p>-21,9505939849624</text:p>
          </table:table-cell>
          <table:table-cell table:formula="of:=[.D210]+[.$B$185]" office:value-type="float" office:value="77.0100709758921" calcext:value-type="float">
            <text:p>77,0100709758921</text:p>
          </table:table-cell>
          <table:table-cell/>
          <table:table-cell table:formula="of:=[.F210]+[.$E$183]" office:value-type="float" office:value="115.588235294118" calcext:value-type="float">
            <text:p>115,588235294118</text:p>
          </table:table-cell>
          <table:table-cell table:formula="of:=[.G210]+[.$E$184]" office:value-type="float" office:value="-24.3435882352941" calcext:value-type="float">
            <text:p>-24,3435882352941</text:p>
          </table:table-cell>
          <table:table-cell table:formula="of:=[.H210]+[.$E$185]" office:value-type="float" office:value="68.3494102060467" calcext:value-type="float">
            <text:p>68,3494102060467</text:p>
          </table:table-cell>
          <table:table-cell table:number-columns-repeated="5"/>
          <table:table-cell table:formula="of:=ROUND([.B211];0)-ROUND([.F211];0)" office:value-type="float" office:value="5" calcext:value-type="float">
            <text:p>5</text:p>
          </table:table-cell>
          <table:table-cell table:formula="of:=[.C211]-[.G211]" office:value-type="float" office:value="2.39299425033174" calcext:value-type="float">
            <text:p>2,39299425033174</text:p>
          </table:table-cell>
          <table:table-cell table:formula="of:=[.O211]/[.N211]" office:value-type="float" office:value="0.478598850066348" calcext:value-type="float">
            <text:p>0,478598850066348</text:p>
          </table:table-cell>
          <table:table-cell table:formula="of:=([.D211]-[.H211])/[.N211]" office:value-type="float" office:value="1.73213215396908" calcext:value-type="float">
            <text:p>1,73213215396908</text:p>
          </table:table-cell>
          <table:table-cell office:value-type="float" office:value="127" calcext:value-type="float">
            <text:p>127</text:p>
          </table:table-cell>
          <table:table-cell table:number-columns-repeated="42"/>
          <table:table-cell office:value-type="float" office:value="127" calcext:value-type="float">
            <text:p>127</text:p>
          </table:table-cell>
          <table:table-cell table:number-columns-repeated="46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211]+[.$B$183]" office:value-type="float" office:value="120.421052631579" calcext:value-type="float">
            <text:p>120,421052631579</text:p>
          </table:table-cell>
          <table:table-cell table:formula="of:=[.C211]+[.$B$184]" office:value-type="float" office:value="-21.9574736842105" calcext:value-type="float">
            <text:p>-21,9574736842105</text:p>
          </table:table-cell>
          <table:table-cell table:formula="of:=[.D211]+[.$B$185]" office:value-type="float" office:value="77.1300361650606" calcext:value-type="float">
            <text:p>77,1300361650606</text:p>
          </table:table-cell>
          <table:table-cell/>
          <table:table-cell table:formula="of:=[.F211]+[.$E$183]" office:value-type="float" office:value="115.117647058824" calcext:value-type="float">
            <text:p>115,117647058824</text:p>
          </table:table-cell>
          <table:table-cell table:formula="of:=[.G211]+[.$E$184]" office:value-type="float" office:value="-24.4701176470588" calcext:value-type="float">
            <text:p>-24,4701176470588</text:p>
          </table:table-cell>
          <table:table-cell table:formula="of:=[.H211]+[.$E$185]" office:value-type="float" office:value="68.0363423567229" calcext:value-type="float">
            <text:p>68,0363423567229</text:p>
          </table:table-cell>
          <table:table-cell table:number-columns-repeated="5"/>
          <table:table-cell table:formula="of:=ROUND([.B212];0)-ROUND([.F212];0)" office:value-type="float" office:value="5" calcext:value-type="float">
            <text:p>5</text:p>
          </table:table-cell>
          <table:table-cell table:formula="of:=[.C212]-[.G212]" office:value-type="float" office:value="2.51264396284833" calcext:value-type="float">
            <text:p>2,51264396284833</text:p>
          </table:table-cell>
          <table:table-cell table:formula="of:=[.O212]/[.N212]" office:value-type="float" office:value="0.502528792569665" calcext:value-type="float">
            <text:p>0,502528792569665</text:p>
          </table:table-cell>
          <table:table-cell table:formula="of:=([.D212]-[.H212])/[.N212]" office:value-type="float" office:value="1.81873876166753" calcext:value-type="float">
            <text:p>1,81873876166753</text:p>
          </table:table-cell>
          <table:table-cell office:value-type="float" office:value="128" calcext:value-type="float">
            <text:p>128</text:p>
          </table:table-cell>
          <table:table-cell table:number-columns-repeated="42"/>
          <table:table-cell office:value-type="float" office:value="128" calcext:value-type="float">
            <text:p>128</text:p>
          </table:table-cell>
          <table:table-cell table:number-columns-repeated="46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212]+[.$B$183]" office:value-type="float" office:value="120.203007518797" calcext:value-type="float">
            <text:p>120,203007518797</text:p>
          </table:table-cell>
          <table:table-cell table:formula="of:=[.C212]+[.$B$184]" office:value-type="float" office:value="-21.9643533834586" calcext:value-type="float">
            <text:p>-21,9643533834586</text:p>
          </table:table-cell>
          <table:table-cell table:formula="of:=[.D212]+[.$B$185]" office:value-type="float" office:value="77.250001354229" calcext:value-type="float">
            <text:p>77,250001354229</text:p>
          </table:table-cell>
          <table:table-cell/>
          <table:table-cell table:formula="of:=[.F212]+[.$E$183]" office:value-type="float" office:value="114.647058823529" calcext:value-type="float">
            <text:p>114,647058823529</text:p>
          </table:table-cell>
          <table:table-cell table:formula="of:=[.G212]+[.$E$184]" office:value-type="float" office:value="-24.5966470588236" calcext:value-type="float">
            <text:p>-24,5966470588236</text:p>
          </table:table-cell>
          <table:table-cell table:formula="of:=[.H212]+[.$E$185]" office:value-type="float" office:value="67.7232745073991" calcext:value-type="float">
            <text:p>67,7232745073991</text:p>
          </table:table-cell>
          <table:table-cell table:number-columns-repeated="5"/>
          <table:table-cell table:formula="of:=ROUND([.B213];0)-ROUND([.F213];0)" office:value-type="float" office:value="5" calcext:value-type="float">
            <text:p>5</text:p>
          </table:table-cell>
          <table:table-cell table:formula="of:=[.C213]-[.G213]" office:value-type="float" office:value="2.63229367536491" calcext:value-type="float">
            <text:p>2,63229367536491</text:p>
          </table:table-cell>
          <table:table-cell table:formula="of:=[.O213]/[.N213]" office:value-type="float" office:value="0.526458735072983" calcext:value-type="float">
            <text:p>0,526458735072983</text:p>
          </table:table-cell>
          <table:table-cell table:formula="of:=([.D213]-[.H213])/[.N213]" office:value-type="float" office:value="1.90534536936598" calcext:value-type="float">
            <text:p>1,90534536936598</text:p>
          </table:table-cell>
          <table:table-cell office:value-type="float" office:value="129" calcext:value-type="float">
            <text:p>129</text:p>
          </table:table-cell>
          <table:table-cell table:number-columns-repeated="42"/>
          <table:table-cell office:value-type="float" office:value="129" calcext:value-type="float">
            <text:p>129</text:p>
          </table:table-cell>
          <table:table-cell table:number-columns-repeated="46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213]+[.$B$183]" office:value-type="float" office:value="119.984962406015" calcext:value-type="float">
            <text:p>119,984962406015</text:p>
          </table:table-cell>
          <table:table-cell table:formula="of:=[.C213]+[.$B$184]" office:value-type="float" office:value="-21.9712330827068" calcext:value-type="float">
            <text:p>-21,9712330827068</text:p>
          </table:table-cell>
          <table:table-cell table:formula="of:=[.D213]+[.$B$185]" office:value-type="float" office:value="77.3699665433975" calcext:value-type="float">
            <text:p>77,3699665433975</text:p>
          </table:table-cell>
          <table:table-cell/>
          <table:table-cell table:formula="of:=[.F213]+[.$E$183]" office:value-type="float" office:value="114.176470588235" calcext:value-type="float">
            <text:p>114,176470588235</text:p>
          </table:table-cell>
          <table:table-cell table:formula="of:=[.G213]+[.$E$184]" office:value-type="float" office:value="-24.7231764705883" calcext:value-type="float">
            <text:p>-24,7231764705883</text:p>
          </table:table-cell>
          <table:table-cell table:formula="of:=[.H213]+[.$E$185]" office:value-type="float" office:value="67.4102066580753" calcext:value-type="float">
            <text:p>67,4102066580753</text:p>
          </table:table-cell>
          <table:table-cell table:number-columns-repeated="5"/>
          <table:table-cell table:formula="of:=ROUND([.B214];0)-ROUND([.F214];0)" office:value-type="float" office:value="6" calcext:value-type="float">
            <text:p>6</text:p>
          </table:table-cell>
          <table:table-cell table:formula="of:=[.C214]-[.G214]" office:value-type="float" office:value="2.7519433878815" calcext:value-type="float">
            <text:p>2,7519433878815</text:p>
          </table:table-cell>
          <table:table-cell table:formula="of:=[.O214]/[.N214]" office:value-type="float" office:value="0.458657231313583" calcext:value-type="float">
            <text:p>0,458657231313583</text:p>
          </table:table-cell>
          <table:table-cell table:formula="of:=([.D214]-[.H214])/[.N214]" office:value-type="float" office:value="1.65995998088703" calcext:value-type="float">
            <text:p>1,65995998088703</text:p>
          </table:table-cell>
          <table:table-cell office:value-type="float" office:value="130" calcext:value-type="float">
            <text:p>130</text:p>
          </table:table-cell>
          <table:table-cell table:number-columns-repeated="42"/>
          <table:table-cell office:value-type="float" office:value="130" calcext:value-type="float">
            <text:p>130</text:p>
          </table:table-cell>
          <table:table-cell table:number-columns-repeated="46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214]+[.$B$183]" office:value-type="float" office:value="119.766917293233" calcext:value-type="float">
            <text:p>119,766917293233</text:p>
          </table:table-cell>
          <table:table-cell table:formula="of:=[.C214]+[.$B$184]" office:value-type="float" office:value="-21.9781127819549" calcext:value-type="float">
            <text:p>-21,9781127819549</text:p>
          </table:table-cell>
          <table:table-cell table:formula="of:=[.D214]+[.$B$185]" office:value-type="float" office:value="77.489931732566" calcext:value-type="float">
            <text:p>77,489931732566</text:p>
          </table:table-cell>
          <table:table-cell/>
          <table:table-cell table:formula="of:=[.F214]+[.$E$183]" office:value-type="float" office:value="113.705882352941" calcext:value-type="float">
            <text:p>113,705882352941</text:p>
          </table:table-cell>
          <table:table-cell table:formula="of:=[.G214]+[.$E$184]" office:value-type="float" office:value="-24.849705882353" calcext:value-type="float">
            <text:p>-24,849705882353</text:p>
          </table:table-cell>
          <table:table-cell table:formula="of:=[.H214]+[.$E$185]" office:value-type="float" office:value="67.0971388087515" calcext:value-type="float">
            <text:p>67,0971388087515</text:p>
          </table:table-cell>
          <table:table-cell table:number-columns-repeated="5"/>
          <table:table-cell table:formula="of:=ROUND([.B215];0)-ROUND([.F215];0)" office:value-type="float" office:value="6" calcext:value-type="float">
            <text:p>6</text:p>
          </table:table-cell>
          <table:table-cell table:formula="of:=[.C215]-[.G215]" office:value-type="float" office:value="2.87159310039809" calcext:value-type="float">
            <text:p>2,87159310039809</text:p>
          </table:table-cell>
          <table:table-cell table:formula="of:=[.O215]/[.N215]" office:value-type="float" office:value="0.478598850066348" calcext:value-type="float">
            <text:p>0,478598850066348</text:p>
          </table:table-cell>
          <table:table-cell table:formula="of:=([.D215]-[.H215])/[.N215]" office:value-type="float" office:value="1.73213215396908" calcext:value-type="float">
            <text:p>1,73213215396908</text:p>
          </table:table-cell>
          <table:table-cell office:value-type="float" office:value="131" calcext:value-type="float">
            <text:p>131</text:p>
          </table:table-cell>
          <table:table-cell table:number-columns-repeated="42"/>
          <table:table-cell office:value-type="float" office:value="131" calcext:value-type="float">
            <text:p>131</text:p>
          </table:table-cell>
          <table:table-cell table:number-columns-repeated="46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215]+[.$B$183]" office:value-type="float" office:value="119.548872180451" calcext:value-type="float">
            <text:p>119,548872180451</text:p>
          </table:table-cell>
          <table:table-cell table:formula="of:=[.C215]+[.$B$184]" office:value-type="float" office:value="-21.984992481203" calcext:value-type="float">
            <text:p>-21,984992481203</text:p>
          </table:table-cell>
          <table:table-cell table:formula="of:=[.D215]+[.$B$185]" office:value-type="float" office:value="77.6098969217345" calcext:value-type="float">
            <text:p>77,6098969217345</text:p>
          </table:table-cell>
          <table:table-cell/>
          <table:table-cell table:formula="of:=[.F215]+[.$E$183]" office:value-type="float" office:value="113.235294117647" calcext:value-type="float">
            <text:p>113,235294117647</text:p>
          </table:table-cell>
          <table:table-cell table:formula="of:=[.G215]+[.$E$184]" office:value-type="float" office:value="-24.9762352941177" calcext:value-type="float">
            <text:p>-24,9762352941177</text:p>
          </table:table-cell>
          <table:table-cell table:formula="of:=[.H215]+[.$E$185]" office:value-type="float" office:value="66.7840709594278" calcext:value-type="float">
            <text:p>66,7840709594278</text:p>
          </table:table-cell>
          <table:table-cell table:number-columns-repeated="5"/>
          <table:table-cell table:formula="of:=ROUND([.B216];0)-ROUND([.F216];0)" office:value-type="float" office:value="7" calcext:value-type="float">
            <text:p>7</text:p>
          </table:table-cell>
          <table:table-cell table:formula="of:=[.C216]-[.G216]" office:value-type="float" office:value="2.99124281291467" calcext:value-type="float">
            <text:p>2,99124281291467</text:p>
          </table:table-cell>
          <table:table-cell table:formula="of:=[.O216]/[.N216]" office:value-type="float" office:value="0.427320401844953" calcext:value-type="float">
            <text:p>0,427320401844953</text:p>
          </table:table-cell>
          <table:table-cell table:formula="of:=([.D216]-[.H216])/[.N216]" office:value-type="float" office:value="1.54654656604382" calcext:value-type="float">
            <text:p>1,54654656604382</text:p>
          </table:table-cell>
          <table:table-cell office:value-type="float" office:value="132" calcext:value-type="float">
            <text:p>132</text:p>
          </table:table-cell>
          <table:table-cell table:number-columns-repeated="42"/>
          <table:table-cell office:value-type="float" office:value="132" calcext:value-type="float">
            <text:p>132</text:p>
          </table:table-cell>
          <table:table-cell table:number-columns-repeated="4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216]+[.$B$183]" office:value-type="float" office:value="119.330827067669" calcext:value-type="float">
            <text:p>119,330827067669</text:p>
          </table:table-cell>
          <table:table-cell table:formula="of:=[.C216]+[.$B$184]" office:value-type="float" office:value="-21.9918721804511" calcext:value-type="float">
            <text:p>-21,9918721804511</text:p>
          </table:table-cell>
          <table:table-cell table:formula="of:=[.D216]+[.$B$185]" office:value-type="float" office:value="77.729862110903" calcext:value-type="float">
            <text:p>77,729862110903</text:p>
          </table:table-cell>
          <table:table-cell/>
          <table:table-cell table:formula="of:=[.F216]+[.$E$183]" office:value-type="float" office:value="112.764705882353" calcext:value-type="float">
            <text:p>112,764705882353</text:p>
          </table:table-cell>
          <table:table-cell table:formula="of:=[.G216]+[.$E$184]" office:value-type="float" office:value="-25.1027647058824" calcext:value-type="float">
            <text:p>-25,1027647058824</text:p>
          </table:table-cell>
          <table:table-cell table:formula="of:=[.H216]+[.$E$185]" office:value-type="float" office:value="66.471003110104" calcext:value-type="float">
            <text:p>66,471003110104</text:p>
          </table:table-cell>
          <table:table-cell table:number-columns-repeated="5"/>
          <table:table-cell table:formula="of:=ROUND([.B217];0)-ROUND([.F217];0)" office:value-type="float" office:value="6" calcext:value-type="float">
            <text:p>6</text:p>
          </table:table-cell>
          <table:table-cell table:formula="of:=[.C217]-[.G217]" office:value-type="float" office:value="3.11089252543126" calcext:value-type="float">
            <text:p>3,11089252543126</text:p>
          </table:table-cell>
          <table:table-cell table:formula="of:=[.O217]/[.N217]" office:value-type="float" office:value="0.518482087571877" calcext:value-type="float">
            <text:p>0,518482087571877</text:p>
          </table:table-cell>
          <table:table-cell table:formula="of:=([.D217]-[.H217])/[.N217]" office:value-type="float" office:value="1.87647650013317" calcext:value-type="float">
            <text:p>1,87647650013317</text:p>
          </table:table-cell>
          <table:table-cell office:value-type="float" office:value="133" calcext:value-type="float">
            <text:p>133</text:p>
          </table:table-cell>
          <table:table-cell table:number-columns-repeated="42"/>
          <table:table-cell office:value-type="float" office:value="133" calcext:value-type="float">
            <text:p>133</text:p>
          </table:table-cell>
          <table:table-cell table:number-columns-repeated="46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217]+[.$B$183]" office:value-type="float" office:value="119.112781954887" calcext:value-type="float">
            <text:p>119,112781954887</text:p>
          </table:table-cell>
          <table:table-cell table:formula="of:=[.C217]+[.$B$184]" office:value-type="float" office:value="-21.9987518796992" calcext:value-type="float">
            <text:p>-21,9987518796992</text:p>
          </table:table-cell>
          <table:table-cell table:formula="of:=[.D217]+[.$B$185]" office:value-type="float" office:value="77.8498273000714" calcext:value-type="float">
            <text:p>77,8498273000714</text:p>
          </table:table-cell>
          <table:table-cell/>
          <table:table-cell table:formula="of:=[.F217]+[.$E$183]" office:value-type="float" office:value="112.294117647059" calcext:value-type="float">
            <text:p>112,294117647059</text:p>
          </table:table-cell>
          <table:table-cell table:formula="of:=[.G217]+[.$E$184]" office:value-type="float" office:value="-25.2292941176471" calcext:value-type="float">
            <text:p>-25,2292941176471</text:p>
          </table:table-cell>
          <table:table-cell table:formula="of:=[.H217]+[.$E$185]" office:value-type="float" office:value="66.1579352607802" calcext:value-type="float">
            <text:p>66,1579352607802</text:p>
          </table:table-cell>
          <table:table-cell table:number-columns-repeated="5"/>
          <table:table-cell table:formula="of:=ROUND([.B218];0)-ROUND([.F218];0)" office:value-type="float" office:value="7" calcext:value-type="float">
            <text:p>7</text:p>
          </table:table-cell>
          <table:table-cell table:formula="of:=[.C218]-[.G218]" office:value-type="float" office:value="3.23054223794785" calcext:value-type="float">
            <text:p>3,23054223794785</text:p>
          </table:table-cell>
          <table:table-cell table:formula="of:=[.O218]/[.N218]" office:value-type="float" office:value="0.46150603399255" calcext:value-type="float">
            <text:p>0,46150603399255</text:p>
          </table:table-cell>
          <table:table-cell table:formula="of:=([.D218]-[.H218])/[.N218]" office:value-type="float" office:value="1.67027029132732" calcext:value-type="float">
            <text:p>1,67027029132732</text:p>
          </table:table-cell>
          <table:table-cell office:value-type="float" office:value="134" calcext:value-type="float">
            <text:p>134</text:p>
          </table:table-cell>
          <table:table-cell table:number-columns-repeated="42"/>
          <table:table-cell office:value-type="float" office:value="134" calcext:value-type="float">
            <text:p>134</text:p>
          </table:table-cell>
          <table:table-cell table:number-columns-repeated="46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218]+[.$B$183]" office:value-type="float" office:value="118.894736842105" calcext:value-type="float">
            <text:p>118,894736842105</text:p>
          </table:table-cell>
          <table:table-cell table:formula="of:=[.C218]+[.$B$184]" office:value-type="float" office:value="-22.0056315789474" calcext:value-type="float">
            <text:p>-22,0056315789474</text:p>
          </table:table-cell>
          <table:table-cell table:formula="of:=[.D218]+[.$B$185]" office:value-type="float" office:value="77.9697924892399" calcext:value-type="float">
            <text:p>77,9697924892399</text:p>
          </table:table-cell>
          <table:table-cell/>
          <table:table-cell table:formula="of:=[.F218]+[.$E$183]" office:value-type="float" office:value="111.823529411765" calcext:value-type="float">
            <text:p>111,823529411765</text:p>
          </table:table-cell>
          <table:table-cell table:formula="of:=[.G218]+[.$E$184]" office:value-type="float" office:value="-25.3558235294118" calcext:value-type="float">
            <text:p>-25,3558235294118</text:p>
          </table:table-cell>
          <table:table-cell table:formula="of:=[.H218]+[.$E$185]" office:value-type="float" office:value="65.8448674114564" calcext:value-type="float">
            <text:p>65,8448674114564</text:p>
          </table:table-cell>
          <table:table-cell table:number-columns-repeated="5"/>
          <table:table-cell table:formula="of:=ROUND([.B219];0)-ROUND([.F219];0)" office:value-type="float" office:value="7" calcext:value-type="float">
            <text:p>7</text:p>
          </table:table-cell>
          <table:table-cell table:formula="of:=[.C219]-[.G219]" office:value-type="float" office:value="3.35019195046443" calcext:value-type="float">
            <text:p>3,35019195046443</text:p>
          </table:table-cell>
          <table:table-cell table:formula="of:=[.O219]/[.N219]" office:value-type="float" office:value="0.478598850066348" calcext:value-type="float">
            <text:p>0,478598850066348</text:p>
          </table:table-cell>
          <table:table-cell table:formula="of:=([.D219]-[.H219])/[.N219]" office:value-type="float" office:value="1.73213215396908" calcext:value-type="float">
            <text:p>1,73213215396908</text:p>
          </table:table-cell>
          <table:table-cell office:value-type="float" office:value="135" calcext:value-type="float">
            <text:p>135</text:p>
          </table:table-cell>
          <table:table-cell table:number-columns-repeated="42"/>
          <table:table-cell office:value-type="float" office:value="135" calcext:value-type="float">
            <text:p>135</text:p>
          </table:table-cell>
          <table:table-cell table:number-columns-repeated="46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219]+[.$B$183]" office:value-type="float" office:value="118.676691729323" calcext:value-type="float">
            <text:p>118,676691729323</text:p>
          </table:table-cell>
          <table:table-cell table:formula="of:=[.C219]+[.$B$184]" office:value-type="float" office:value="-22.0125112781955" calcext:value-type="float">
            <text:p>-22,0125112781955</text:p>
          </table:table-cell>
          <table:table-cell table:formula="of:=[.D219]+[.$B$185]" office:value-type="float" office:value="78.0897576784084" calcext:value-type="float">
            <text:p>78,0897576784084</text:p>
          </table:table-cell>
          <table:table-cell/>
          <table:table-cell table:formula="of:=[.F219]+[.$E$183]" office:value-type="float" office:value="111.352941176471" calcext:value-type="float">
            <text:p>111,352941176471</text:p>
          </table:table-cell>
          <table:table-cell table:formula="of:=[.G219]+[.$E$184]" office:value-type="float" office:value="-25.4823529411765" calcext:value-type="float">
            <text:p>-25,4823529411765</text:p>
          </table:table-cell>
          <table:table-cell table:formula="of:=[.H219]+[.$E$185]" office:value-type="float" office:value="65.5317995621326" calcext:value-type="float">
            <text:p>65,5317995621326</text:p>
          </table:table-cell>
          <table:table-cell table:number-columns-repeated="5"/>
          <table:table-cell table:formula="of:=ROUND([.B220];0)-ROUND([.F220];0)" office:value-type="float" office:value="8" calcext:value-type="float">
            <text:p>8</text:p>
          </table:table-cell>
          <table:table-cell table:formula="of:=[.C220]-[.G220]" office:value-type="float" office:value="3.46984166298102" calcext:value-type="float">
            <text:p>3,46984166298102</text:p>
          </table:table-cell>
          <table:table-cell table:formula="of:=[.O220]/[.N220]" office:value-type="float" office:value="0.433730207872628" calcext:value-type="float">
            <text:p>0,433730207872628</text:p>
          </table:table-cell>
          <table:table-cell table:formula="of:=([.D220]-[.H220])/[.N220]" office:value-type="float" office:value="1.56974476453448" calcext:value-type="float">
            <text:p>1,56974476453448</text:p>
          </table:table-cell>
          <table:table-cell office:value-type="float" office:value="136" calcext:value-type="float">
            <text:p>136</text:p>
          </table:table-cell>
          <table:table-cell table:number-columns-repeated="42"/>
          <table:table-cell office:value-type="float" office:value="136" calcext:value-type="float">
            <text:p>136</text:p>
          </table:table-cell>
          <table:table-cell table:number-columns-repeated="46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220]+[.$B$183]" office:value-type="float" office:value="118.458646616541" calcext:value-type="float">
            <text:p>118,458646616541</text:p>
          </table:table-cell>
          <table:table-cell table:formula="of:=[.C220]+[.$B$184]" office:value-type="float" office:value="-22.0193909774436" calcext:value-type="float">
            <text:p>-22,0193909774436</text:p>
          </table:table-cell>
          <table:table-cell table:formula="of:=[.D220]+[.$B$185]" office:value-type="float" office:value="78.2097228675769" calcext:value-type="float">
            <text:p>78,2097228675769</text:p>
          </table:table-cell>
          <table:table-cell/>
          <table:table-cell table:formula="of:=[.F220]+[.$E$183]" office:value-type="float" office:value="110.882352941177" calcext:value-type="float">
            <text:p>110,882352941177</text:p>
          </table:table-cell>
          <table:table-cell table:formula="of:=[.G220]+[.$E$184]" office:value-type="float" office:value="-25.6088823529412" calcext:value-type="float">
            <text:p>-25,6088823529412</text:p>
          </table:table-cell>
          <table:table-cell table:formula="of:=[.H220]+[.$E$185]" office:value-type="float" office:value="65.2187317128088" calcext:value-type="float">
            <text:p>65,2187317128088</text:p>
          </table:table-cell>
          <table:table-cell table:number-columns-repeated="5"/>
          <table:table-cell table:formula="of:=ROUND([.B221];0)-ROUND([.F221];0)" office:value-type="float" office:value="7" calcext:value-type="float">
            <text:p>7</text:p>
          </table:table-cell>
          <table:table-cell table:formula="of:=[.C221]-[.G221]" office:value-type="float" office:value="3.58949137549761" calcext:value-type="float">
            <text:p>3,58949137549761</text:p>
          </table:table-cell>
          <table:table-cell table:formula="of:=[.O221]/[.N221]" office:value-type="float" office:value="0.512784482213944" calcext:value-type="float">
            <text:p>0,512784482213944</text:p>
          </table:table-cell>
          <table:table-cell table:formula="of:=([.D221]-[.H221])/[.N221]" office:value-type="float" office:value="1.85585587925258" calcext:value-type="float">
            <text:p>1,85585587925258</text:p>
          </table:table-cell>
          <table:table-cell office:value-type="float" office:value="137" calcext:value-type="float">
            <text:p>137</text:p>
          </table:table-cell>
          <table:table-cell table:number-columns-repeated="42"/>
          <table:table-cell office:value-type="float" office:value="137" calcext:value-type="float">
            <text:p>137</text:p>
          </table:table-cell>
          <table:table-cell table:number-columns-repeated="46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221]+[.$B$183]" office:value-type="float" office:value="118.24060150376" calcext:value-type="float">
            <text:p>118,24060150376</text:p>
          </table:table-cell>
          <table:table-cell table:formula="of:=[.C221]+[.$B$184]" office:value-type="float" office:value="-22.0262706766917" calcext:value-type="float">
            <text:p>-22,0262706766917</text:p>
          </table:table-cell>
          <table:table-cell table:formula="of:=[.D221]+[.$B$185]" office:value-type="float" office:value="78.3296880567454" calcext:value-type="float">
            <text:p>78,3296880567454</text:p>
          </table:table-cell>
          <table:table-cell/>
          <table:table-cell table:formula="of:=[.F221]+[.$E$183]" office:value-type="float" office:value="110.411764705882" calcext:value-type="float">
            <text:p>110,411764705882</text:p>
          </table:table-cell>
          <table:table-cell table:formula="of:=[.G221]+[.$E$184]" office:value-type="float" office:value="-25.7354117647059" calcext:value-type="float">
            <text:p>-25,7354117647059</text:p>
          </table:table-cell>
          <table:table-cell table:formula="of:=[.H221]+[.$E$185]" office:value-type="float" office:value="64.905663863485" calcext:value-type="float">
            <text:p>64,905663863485</text:p>
          </table:table-cell>
          <table:table-cell table:number-columns-repeated="5"/>
          <table:table-cell table:formula="of:=ROUND([.B222];0)-ROUND([.F222];0)" office:value-type="float" office:value="8" calcext:value-type="float">
            <text:p>8</text:p>
          </table:table-cell>
          <table:table-cell table:formula="of:=[.C222]-[.G222]" office:value-type="float" office:value="3.7091410880142" calcext:value-type="float">
            <text:p>3,7091410880142</text:p>
          </table:table-cell>
          <table:table-cell table:formula="of:=[.O222]/[.N222]" office:value-type="float" office:value="0.463642636001774" calcext:value-type="float">
            <text:p>0,463642636001774</text:p>
          </table:table-cell>
          <table:table-cell table:formula="of:=([.D222]-[.H222])/[.N222]" office:value-type="float" office:value="1.67800302415754" calcext:value-type="float">
            <text:p>1,67800302415754</text:p>
          </table:table-cell>
          <table:table-cell office:value-type="float" office:value="138" calcext:value-type="float">
            <text:p>138</text:p>
          </table:table-cell>
          <table:table-cell table:number-columns-repeated="42"/>
          <table:table-cell office:value-type="float" office:value="138" calcext:value-type="float">
            <text:p>138</text:p>
          </table:table-cell>
          <table:table-cell table:number-columns-repeated="46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222]+[.$B$183]" office:value-type="float" office:value="118.022556390978" calcext:value-type="float">
            <text:p>118,022556390978</text:p>
          </table:table-cell>
          <table:table-cell table:formula="of:=[.C222]+[.$B$184]" office:value-type="float" office:value="-22.0331503759399" calcext:value-type="float">
            <text:p>-22,0331503759399</text:p>
          </table:table-cell>
          <table:table-cell table:formula="of:=[.D222]+[.$B$185]" office:value-type="float" office:value="78.4496532459139" calcext:value-type="float">
            <text:p>78,4496532459139</text:p>
          </table:table-cell>
          <table:table-cell/>
          <table:table-cell table:formula="of:=[.F222]+[.$E$183]" office:value-type="float" office:value="109.941176470588" calcext:value-type="float">
            <text:p>109,941176470588</text:p>
          </table:table-cell>
          <table:table-cell table:formula="of:=[.G222]+[.$E$184]" office:value-type="float" office:value="-25.8619411764706" calcext:value-type="float">
            <text:p>-25,8619411764706</text:p>
          </table:table-cell>
          <table:table-cell table:formula="of:=[.H222]+[.$E$185]" office:value-type="float" office:value="64.5925960141612" calcext:value-type="float">
            <text:p>64,5925960141612</text:p>
          </table:table-cell>
          <table:table-cell table:number-columns-repeated="5"/>
          <table:table-cell table:formula="of:=ROUND([.B223];0)-ROUND([.F223];0)" office:value-type="float" office:value="8" calcext:value-type="float">
            <text:p>8</text:p>
          </table:table-cell>
          <table:table-cell table:formula="of:=[.C223]-[.G223]" office:value-type="float" office:value="3.82879080053078" calcext:value-type="float">
            <text:p>3,82879080053078</text:p>
          </table:table-cell>
          <table:table-cell table:formula="of:=[.O223]/[.N223]" office:value-type="float" office:value="0.478598850066348" calcext:value-type="float">
            <text:p>0,478598850066348</text:p>
          </table:table-cell>
          <table:table-cell table:formula="of:=([.D223]-[.H223])/[.N223]" office:value-type="float" office:value="1.73213215396908" calcext:value-type="float">
            <text:p>1,73213215396908</text:p>
          </table:table-cell>
          <table:table-cell office:value-type="float" office:value="139" calcext:value-type="float">
            <text:p>139</text:p>
          </table:table-cell>
          <table:table-cell table:number-columns-repeated="42"/>
          <table:table-cell office:value-type="float" office:value="139" calcext:value-type="float">
            <text:p>139</text:p>
          </table:table-cell>
          <table:table-cell table:number-columns-repeated="46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223]+[.$B$183]" office:value-type="float" office:value="117.804511278196" calcext:value-type="float">
            <text:p>117,804511278196</text:p>
          </table:table-cell>
          <table:table-cell table:formula="of:=[.C223]+[.$B$184]" office:value-type="float" office:value="-22.040030075188" calcext:value-type="float">
            <text:p>-22,040030075188</text:p>
          </table:table-cell>
          <table:table-cell table:formula="of:=[.D223]+[.$B$185]" office:value-type="float" office:value="78.5696184350823" calcext:value-type="float">
            <text:p>78,5696184350823</text:p>
          </table:table-cell>
          <table:table-cell/>
          <table:table-cell table:formula="of:=[.F223]+[.$E$183]" office:value-type="float" office:value="109.470588235294" calcext:value-type="float">
            <text:p>109,470588235294</text:p>
          </table:table-cell>
          <table:table-cell table:formula="of:=[.G223]+[.$E$184]" office:value-type="float" office:value="-25.9884705882353" calcext:value-type="float">
            <text:p>-25,9884705882353</text:p>
          </table:table-cell>
          <table:table-cell table:formula="of:=[.H223]+[.$E$185]" office:value-type="float" office:value="64.2795281648375" calcext:value-type="float">
            <text:p>64,2795281648375</text:p>
          </table:table-cell>
          <table:table-cell table:number-columns-repeated="5"/>
          <table:table-cell table:formula="of:=ROUND([.B224];0)-ROUND([.F224];0)" office:value-type="float" office:value="9" calcext:value-type="float">
            <text:p>9</text:p>
          </table:table-cell>
          <table:table-cell table:formula="of:=[.C224]-[.G224]" office:value-type="float" office:value="3.94844051304737" calcext:value-type="float">
            <text:p>3,94844051304737</text:p>
          </table:table-cell>
          <table:table-cell table:formula="of:=[.O224]/[.N224]" office:value-type="float" office:value="0.438715612560819" calcext:value-type="float">
            <text:p>0,438715612560819</text:p>
          </table:table-cell>
          <table:table-cell table:formula="of:=([.D224]-[.H224])/[.N224]" office:value-type="float" office:value="1.58778780780499" calcext:value-type="float">
            <text:p>1,58778780780499</text:p>
          </table:table-cell>
          <table:table-cell office:value-type="float" office:value="140" calcext:value-type="float">
            <text:p>140</text:p>
          </table:table-cell>
          <table:table-cell table:number-columns-repeated="42"/>
          <table:table-cell office:value-type="float" office:value="140" calcext:value-type="float">
            <text:p>140</text:p>
          </table:table-cell>
          <table:table-cell table:number-columns-repeated="46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224]+[.$B$183]" office:value-type="float" office:value="117.586466165414" calcext:value-type="float">
            <text:p>117,586466165414</text:p>
          </table:table-cell>
          <table:table-cell table:formula="of:=[.C224]+[.$B$184]" office:value-type="float" office:value="-22.0469097744361" calcext:value-type="float">
            <text:p>-22,0469097744361</text:p>
          </table:table-cell>
          <table:table-cell table:formula="of:=[.D224]+[.$B$185]" office:value-type="float" office:value="78.6895836242508" calcext:value-type="float">
            <text:p>78,6895836242508</text:p>
          </table:table-cell>
          <table:table-cell/>
          <table:table-cell table:formula="of:=[.F224]+[.$E$183]" office:value-type="float" office:value="109" calcext:value-type="float">
            <text:p>109</text:p>
          </table:table-cell>
          <table:table-cell table:formula="of:=[.G224]+[.$E$184]" office:value-type="float" office:value="-26.115" calcext:value-type="float">
            <text:p>-26,115</text:p>
          </table:table-cell>
          <table:table-cell table:formula="of:=[.H224]+[.$E$185]" office:value-type="float" office:value="63.9664603155137" calcext:value-type="float">
            <text:p>63,9664603155137</text:p>
          </table:table-cell>
          <table:table-cell table:number-columns-repeated="5"/>
          <table:table-cell table:formula="of:=ROUND([.B225];0)-ROUND([.F225];0)" office:value-type="float" office:value="9" calcext:value-type="float">
            <text:p>9</text:p>
          </table:table-cell>
          <table:table-cell table:formula="of:=[.C225]-[.G225]" office:value-type="float" office:value="4.06809022556396" calcext:value-type="float">
            <text:p>4,06809022556396</text:p>
          </table:table-cell>
          <table:table-cell table:formula="of:=[.O225]/[.N225]" office:value-type="float" office:value="0.452010025062662" calcext:value-type="float">
            <text:p>0,452010025062662</text:p>
          </table:table-cell>
          <table:table-cell table:formula="of:=([.D225]-[.H225])/[.N225]" office:value-type="float" office:value="1.63590258985968" calcext:value-type="float">
            <text:p>1,63590258985968</text:p>
          </table:table-cell>
          <table:table-cell office:value-type="float" office:value="141" calcext:value-type="float">
            <text:p>141</text:p>
          </table:table-cell>
          <table:table-cell table:number-columns-repeated="42"/>
          <table:table-cell office:value-type="float" office:value="141" calcext:value-type="float">
            <text:p>141</text:p>
          </table:table-cell>
          <table:table-cell table:number-columns-repeated="46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225]+[.$B$183]" office:value-type="float" office:value="117.368421052632" calcext:value-type="float">
            <text:p>117,368421052632</text:p>
          </table:table-cell>
          <table:table-cell table:formula="of:=[.C225]+[.$B$184]" office:value-type="float" office:value="-22.0537894736842" calcext:value-type="float">
            <text:p>-22,0537894736842</text:p>
          </table:table-cell>
          <table:table-cell table:formula="of:=[.D225]+[.$B$185]" office:value-type="float" office:value="78.8095488134193" calcext:value-type="float">
            <text:p>78,8095488134193</text:p>
          </table:table-cell>
          <table:table-cell/>
          <table:table-cell table:formula="of:=[.F225]+[.$E$183]" office:value-type="float" office:value="108.529411764706" calcext:value-type="float">
            <text:p>108,529411764706</text:p>
          </table:table-cell>
          <table:table-cell table:formula="of:=[.G225]+[.$E$184]" office:value-type="float" office:value="-26.2415294117648" calcext:value-type="float">
            <text:p>-26,2415294117648</text:p>
          </table:table-cell>
          <table:table-cell table:formula="of:=[.H225]+[.$E$185]" office:value-type="float" office:value="63.6533924661899" calcext:value-type="float">
            <text:p>63,6533924661899</text:p>
          </table:table-cell>
          <table:table-cell table:number-columns-repeated="5"/>
          <table:table-cell table:formula="of:=ROUND([.B226];0)-ROUND([.F226];0)" office:value-type="float" office:value="8" calcext:value-type="float">
            <text:p>8</text:p>
          </table:table-cell>
          <table:table-cell table:formula="of:=[.C226]-[.G226]" office:value-type="float" office:value="4.18773993808054" calcext:value-type="float">
            <text:p>4,18773993808054</text:p>
          </table:table-cell>
          <table:table-cell table:formula="of:=[.O226]/[.N226]" office:value-type="float" office:value="0.523467492260068" calcext:value-type="float">
            <text:p>0,523467492260068</text:p>
          </table:table-cell>
          <table:table-cell table:formula="of:=([.D226]-[.H226])/[.N226]" office:value-type="float" office:value="1.89451954340368" calcext:value-type="float">
            <text:p>1,89451954340368</text:p>
          </table:table-cell>
          <table:table-cell office:value-type="float" office:value="142" calcext:value-type="float">
            <text:p>142</text:p>
          </table:table-cell>
          <table:table-cell table:number-columns-repeated="42"/>
          <table:table-cell office:value-type="float" office:value="142" calcext:value-type="float">
            <text:p>142</text:p>
          </table:table-cell>
          <table:table-cell table:number-columns-repeated="46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226]+[.$B$183]" office:value-type="float" office:value="117.15037593985" calcext:value-type="float">
            <text:p>117,15037593985</text:p>
          </table:table-cell>
          <table:table-cell table:formula="of:=[.C226]+[.$B$184]" office:value-type="float" office:value="-22.0606691729323" calcext:value-type="float">
            <text:p>-22,0606691729323</text:p>
          </table:table-cell>
          <table:table-cell table:formula="of:=[.D226]+[.$B$185]" office:value-type="float" office:value="78.9295140025878" calcext:value-type="float">
            <text:p>78,9295140025878</text:p>
          </table:table-cell>
          <table:table-cell/>
          <table:table-cell table:formula="of:=[.F226]+[.$E$183]" office:value-type="float" office:value="108.058823529412" calcext:value-type="float">
            <text:p>108,058823529412</text:p>
          </table:table-cell>
          <table:table-cell table:formula="of:=[.G226]+[.$E$184]" office:value-type="float" office:value="-26.3680588235295" calcext:value-type="float">
            <text:p>-26,3680588235295</text:p>
          </table:table-cell>
          <table:table-cell table:formula="of:=[.H226]+[.$E$185]" office:value-type="float" office:value="63.3403246168661" calcext:value-type="float">
            <text:p>63,3403246168661</text:p>
          </table:table-cell>
          <table:table-cell table:number-columns-repeated="5"/>
          <table:table-cell table:formula="of:=ROUND([.B227];0)-ROUND([.F227];0)" office:value-type="float" office:value="9" calcext:value-type="float">
            <text:p>9</text:p>
          </table:table-cell>
          <table:table-cell table:formula="of:=[.C227]-[.G227]" office:value-type="float" office:value="4.30738965059713" calcext:value-type="float">
            <text:p>4,30738965059713</text:p>
          </table:table-cell>
          <table:table-cell table:formula="of:=[.O227]/[.N227]" office:value-type="float" office:value="0.478598850066348" calcext:value-type="float">
            <text:p>0,478598850066348</text:p>
          </table:table-cell>
          <table:table-cell table:formula="of:=([.D227]-[.H227])/[.N227]" office:value-type="float" office:value="1.73213215396908" calcext:value-type="float">
            <text:p>1,73213215396908</text:p>
          </table:table-cell>
          <table:table-cell office:value-type="float" office:value="143" calcext:value-type="float">
            <text:p>143</text:p>
          </table:table-cell>
          <table:table-cell table:number-columns-repeated="42"/>
          <table:table-cell office:value-type="float" office:value="143" calcext:value-type="float">
            <text:p>143</text:p>
          </table:table-cell>
          <table:table-cell table:number-columns-repeated="46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227]+[.$B$183]" office:value-type="float" office:value="116.932330827068" calcext:value-type="float">
            <text:p>116,932330827068</text:p>
          </table:table-cell>
          <table:table-cell table:formula="of:=[.C227]+[.$B$184]" office:value-type="float" office:value="-22.0675488721805" calcext:value-type="float">
            <text:p>-22,0675488721805</text:p>
          </table:table-cell>
          <table:table-cell table:formula="of:=[.D227]+[.$B$185]" office:value-type="float" office:value="79.0494791917563" calcext:value-type="float">
            <text:p>79,0494791917563</text:p>
          </table:table-cell>
          <table:table-cell/>
          <table:table-cell table:formula="of:=[.F227]+[.$E$183]" office:value-type="float" office:value="107.588235294118" calcext:value-type="float">
            <text:p>107,588235294118</text:p>
          </table:table-cell>
          <table:table-cell table:formula="of:=[.G227]+[.$E$184]" office:value-type="float" office:value="-26.4945882352942" calcext:value-type="float">
            <text:p>-26,4945882352942</text:p>
          </table:table-cell>
          <table:table-cell table:formula="of:=[.H227]+[.$E$185]" office:value-type="float" office:value="63.0272567675423" calcext:value-type="float">
            <text:p>63,0272567675423</text:p>
          </table:table-cell>
          <table:table-cell table:number-columns-repeated="5"/>
          <table:table-cell table:formula="of:=ROUND([.B228];0)-ROUND([.F228];0)" office:value-type="float" office:value="9" calcext:value-type="float">
            <text:p>9</text:p>
          </table:table-cell>
          <table:table-cell table:formula="of:=[.C228]-[.G228]" office:value-type="float" office:value="4.42703936311372" calcext:value-type="float">
            <text:p>4,42703936311372</text:p>
          </table:table-cell>
          <table:table-cell table:formula="of:=[.O228]/[.N228]" office:value-type="float" office:value="0.491893262568191" calcext:value-type="float">
            <text:p>0,491893262568191</text:p>
          </table:table-cell>
          <table:table-cell table:formula="of:=([.D228]-[.H228])/[.N228]" office:value-type="float" office:value="1.78024693602378" calcext:value-type="float">
            <text:p>1,78024693602378</text:p>
          </table:table-cell>
          <table:table-cell office:value-type="float" office:value="144" calcext:value-type="float">
            <text:p>144</text:p>
          </table:table-cell>
          <table:table-cell table:number-columns-repeated="42"/>
          <table:table-cell office:value-type="float" office:value="144" calcext:value-type="float">
            <text:p>144</text:p>
          </table:table-cell>
          <table:table-cell table:number-columns-repeated="46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228]+[.$B$183]" office:value-type="float" office:value="116.714285714286" calcext:value-type="float">
            <text:p>116,714285714286</text:p>
          </table:table-cell>
          <table:table-cell table:formula="of:=[.C228]+[.$B$184]" office:value-type="float" office:value="-22.0744285714286" calcext:value-type="float">
            <text:p>-22,0744285714286</text:p>
          </table:table-cell>
          <table:table-cell table:formula="of:=[.D228]+[.$B$185]" office:value-type="float" office:value="79.1694443809247" calcext:value-type="float">
            <text:p>79,1694443809247</text:p>
          </table:table-cell>
          <table:table-cell/>
          <table:table-cell table:formula="of:=[.F228]+[.$E$183]" office:value-type="float" office:value="107.117647058824" calcext:value-type="float">
            <text:p>107,117647058824</text:p>
          </table:table-cell>
          <table:table-cell table:formula="of:=[.G228]+[.$E$184]" office:value-type="float" office:value="-26.6211176470589" calcext:value-type="float">
            <text:p>-26,6211176470589</text:p>
          </table:table-cell>
          <table:table-cell table:formula="of:=[.H228]+[.$E$185]" office:value-type="float" office:value="62.7141889182185" calcext:value-type="float">
            <text:p>62,7141889182185</text:p>
          </table:table-cell>
          <table:table-cell table:number-columns-repeated="5"/>
          <table:table-cell table:formula="of:=ROUND([.B229];0)-ROUND([.F229];0)" office:value-type="float" office:value="10" calcext:value-type="float">
            <text:p>10</text:p>
          </table:table-cell>
          <table:table-cell table:formula="of:=[.C229]-[.G229]" office:value-type="float" office:value="4.5466890756303" calcext:value-type="float">
            <text:p>4,5466890756303</text:p>
          </table:table-cell>
          <table:table-cell table:formula="of:=[.O229]/[.N229]" office:value-type="float" office:value="0.45466890756303" calcext:value-type="float">
            <text:p>0,45466890756303</text:p>
          </table:table-cell>
          <table:table-cell table:formula="of:=([.D229]-[.H229])/[.N229]" office:value-type="float" office:value="1.64552554627063" calcext:value-type="float">
            <text:p>1,64552554627063</text:p>
          </table:table-cell>
          <table:table-cell office:value-type="float" office:value="145" calcext:value-type="float">
            <text:p>145</text:p>
          </table:table-cell>
          <table:table-cell table:number-columns-repeated="42"/>
          <table:table-cell office:value-type="float" office:value="145" calcext:value-type="float">
            <text:p>145</text:p>
          </table:table-cell>
          <table:table-cell table:number-columns-repeated="46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229]+[.$B$183]" office:value-type="float" office:value="116.496240601504" calcext:value-type="float">
            <text:p>116,496240601504</text:p>
          </table:table-cell>
          <table:table-cell table:formula="of:=[.C229]+[.$B$184]" office:value-type="float" office:value="-22.0813082706767" calcext:value-type="float">
            <text:p>-22,0813082706767</text:p>
          </table:table-cell>
          <table:table-cell table:formula="of:=[.D229]+[.$B$185]" office:value-type="float" office:value="79.2894095700932" calcext:value-type="float">
            <text:p>79,2894095700932</text:p>
          </table:table-cell>
          <table:table-cell/>
          <table:table-cell table:formula="of:=[.F229]+[.$E$183]" office:value-type="float" office:value="106.647058823529" calcext:value-type="float">
            <text:p>106,647058823529</text:p>
          </table:table-cell>
          <table:table-cell table:formula="of:=[.G229]+[.$E$184]" office:value-type="float" office:value="-26.7476470588236" calcext:value-type="float">
            <text:p>-26,7476470588236</text:p>
          </table:table-cell>
          <table:table-cell table:formula="of:=[.H229]+[.$E$185]" office:value-type="float" office:value="62.4011210688947" calcext:value-type="float">
            <text:p>62,4011210688947</text:p>
          </table:table-cell>
          <table:table-cell table:number-columns-repeated="5"/>
          <table:table-cell table:formula="of:=ROUND([.B230];0)-ROUND([.F230];0)" office:value-type="float" office:value="9" calcext:value-type="float">
            <text:p>9</text:p>
          </table:table-cell>
          <table:table-cell table:formula="of:=[.C230]-[.G230]" office:value-type="float" office:value="4.66633878814689" calcext:value-type="float">
            <text:p>4,66633878814689</text:p>
          </table:table-cell>
          <table:table-cell table:formula="of:=[.O230]/[.N230]" office:value-type="float" office:value="0.518482087571877" calcext:value-type="float">
            <text:p>0,518482087571877</text:p>
          </table:table-cell>
          <table:table-cell table:formula="of:=([.D230]-[.H230])/[.N230]" office:value-type="float" office:value="1.87647650013317" calcext:value-type="float">
            <text:p>1,87647650013317</text:p>
          </table:table-cell>
          <table:table-cell office:value-type="float" office:value="146" calcext:value-type="float">
            <text:p>146</text:p>
          </table:table-cell>
          <table:table-cell table:number-columns-repeated="42"/>
          <table:table-cell office:value-type="float" office:value="146" calcext:value-type="float">
            <text:p>146</text:p>
          </table:table-cell>
          <table:table-cell table:number-columns-repeated="46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230]+[.$B$183]" office:value-type="float" office:value="116.278195488722" calcext:value-type="float">
            <text:p>116,278195488722</text:p>
          </table:table-cell>
          <table:table-cell table:formula="of:=[.C230]+[.$B$184]" office:value-type="float" office:value="-22.0881879699248" calcext:value-type="float">
            <text:p>-22,0881879699248</text:p>
          </table:table-cell>
          <table:table-cell table:formula="of:=[.D230]+[.$B$185]" office:value-type="float" office:value="79.4093747592617" calcext:value-type="float">
            <text:p>79,4093747592617</text:p>
          </table:table-cell>
          <table:table-cell/>
          <table:table-cell table:formula="of:=[.F230]+[.$E$183]" office:value-type="float" office:value="106.176470588235" calcext:value-type="float">
            <text:p>106,176470588235</text:p>
          </table:table-cell>
          <table:table-cell table:formula="of:=[.G230]+[.$E$184]" office:value-type="float" office:value="-26.8741764705883" calcext:value-type="float">
            <text:p>-26,8741764705883</text:p>
          </table:table-cell>
          <table:table-cell table:formula="of:=[.H230]+[.$E$185]" office:value-type="float" office:value="62.0880532195709" calcext:value-type="float">
            <text:p>62,0880532195709</text:p>
          </table:table-cell>
          <table:table-cell table:number-columns-repeated="5"/>
          <table:table-cell table:formula="of:=ROUND([.B231];0)-ROUND([.F231];0)" office:value-type="float" office:value="10" calcext:value-type="float">
            <text:p>10</text:p>
          </table:table-cell>
          <table:table-cell table:formula="of:=[.C231]-[.G231]" office:value-type="float" office:value="4.78598850066348" calcext:value-type="float">
            <text:p>4,78598850066348</text:p>
          </table:table-cell>
          <table:table-cell table:formula="of:=[.O231]/[.N231]" office:value-type="float" office:value="0.478598850066348" calcext:value-type="float">
            <text:p>0,478598850066348</text:p>
          </table:table-cell>
          <table:table-cell table:formula="of:=([.D231]-[.H231])/[.N231]" office:value-type="float" office:value="1.73213215396908" calcext:value-type="float">
            <text:p>1,73213215396908</text:p>
          </table:table-cell>
          <table:table-cell office:value-type="float" office:value="147" calcext:value-type="float">
            <text:p>147</text:p>
          </table:table-cell>
          <table:table-cell table:number-columns-repeated="42"/>
          <table:table-cell office:value-type="float" office:value="147" calcext:value-type="float">
            <text:p>147</text:p>
          </table:table-cell>
          <table:table-cell table:number-columns-repeated="46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231]+[.$B$183]" office:value-type="float" office:value="116.06015037594" calcext:value-type="float">
            <text:p>116,06015037594</text:p>
          </table:table-cell>
          <table:table-cell table:formula="of:=[.C231]+[.$B$184]" office:value-type="float" office:value="-22.0950676691729" calcext:value-type="float">
            <text:p>-22,0950676691729</text:p>
          </table:table-cell>
          <table:table-cell table:formula="of:=[.D231]+[.$B$185]" office:value-type="float" office:value="79.5293399484302" calcext:value-type="float">
            <text:p>79,5293399484302</text:p>
          </table:table-cell>
          <table:table-cell/>
          <table:table-cell table:formula="of:=[.F231]+[.$E$183]" office:value-type="float" office:value="105.705882352941" calcext:value-type="float">
            <text:p>105,705882352941</text:p>
          </table:table-cell>
          <table:table-cell table:formula="of:=[.G231]+[.$E$184]" office:value-type="float" office:value="-27.000705882353" calcext:value-type="float">
            <text:p>-27,000705882353</text:p>
          </table:table-cell>
          <table:table-cell table:formula="of:=[.H231]+[.$E$185]" office:value-type="float" office:value="61.7749853702471" calcext:value-type="float">
            <text:p>61,7749853702471</text:p>
          </table:table-cell>
          <table:table-cell table:number-columns-repeated="5"/>
          <table:table-cell table:formula="of:=ROUND([.B232];0)-ROUND([.F232];0)" office:value-type="float" office:value="10" calcext:value-type="float">
            <text:p>10</text:p>
          </table:table-cell>
          <table:table-cell table:formula="of:=[.C232]-[.G232]" office:value-type="float" office:value="4.90563821318007" calcext:value-type="float">
            <text:p>4,90563821318007</text:p>
          </table:table-cell>
          <table:table-cell table:formula="of:=[.O232]/[.N232]" office:value-type="float" office:value="0.490563821318007" calcext:value-type="float">
            <text:p>0,490563821318007</text:p>
          </table:table-cell>
          <table:table-cell table:formula="of:=([.D232]-[.H232])/[.N232]" office:value-type="float" office:value="1.77543545781831" calcext:value-type="float">
            <text:p>1,77543545781831</text:p>
          </table:table-cell>
          <table:table-cell office:value-type="float" office:value="148" calcext:value-type="float">
            <text:p>148</text:p>
          </table:table-cell>
          <table:table-cell table:number-columns-repeated="42"/>
          <table:table-cell office:value-type="float" office:value="148" calcext:value-type="float">
            <text:p>148</text:p>
          </table:table-cell>
          <table:table-cell table:number-columns-repeated="46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232]+[.$B$183]" office:value-type="float" office:value="115.842105263158" calcext:value-type="float">
            <text:p>115,842105263158</text:p>
          </table:table-cell>
          <table:table-cell table:formula="of:=[.C232]+[.$B$184]" office:value-type="float" office:value="-22.1019473684211" calcext:value-type="float">
            <text:p>-22,1019473684211</text:p>
          </table:table-cell>
          <table:table-cell table:formula="of:=[.D232]+[.$B$185]" office:value-type="float" office:value="79.6493051375987" calcext:value-type="float">
            <text:p>79,6493051375987</text:p>
          </table:table-cell>
          <table:table-cell/>
          <table:table-cell table:formula="of:=[.F232]+[.$E$183]" office:value-type="float" office:value="105.235294117647" calcext:value-type="float">
            <text:p>105,235294117647</text:p>
          </table:table-cell>
          <table:table-cell table:formula="of:=[.G232]+[.$E$184]" office:value-type="float" office:value="-27.1272352941177" calcext:value-type="float">
            <text:p>-27,1272352941177</text:p>
          </table:table-cell>
          <table:table-cell table:formula="of:=[.H232]+[.$E$185]" office:value-type="float" office:value="61.4619175209233" calcext:value-type="float">
            <text:p>61,4619175209233</text:p>
          </table:table-cell>
          <table:table-cell table:number-columns-repeated="5"/>
          <table:table-cell table:formula="of:=ROUND([.B233];0)-ROUND([.F233];0)" office:value-type="float" office:value="11" calcext:value-type="float">
            <text:p>11</text:p>
          </table:table-cell>
          <table:table-cell table:formula="of:=[.C233]-[.G233]" office:value-type="float" office:value="5.02528792569665" calcext:value-type="float">
            <text:p>5,02528792569665</text:p>
          </table:table-cell>
          <table:table-cell table:formula="of:=[.O233]/[.N233]" office:value-type="float" office:value="0.456844356881514" calcext:value-type="float">
            <text:p>0,456844356881514</text:p>
          </table:table-cell>
          <table:table-cell table:formula="of:=([.D233]-[.H233])/[.N233]" office:value-type="float" office:value="1.65339887424321" calcext:value-type="float">
            <text:p>1,65339887424321</text:p>
          </table:table-cell>
          <table:table-cell office:value-type="float" office:value="149" calcext:value-type="float">
            <text:p>149</text:p>
          </table:table-cell>
          <table:table-cell table:number-columns-repeated="42"/>
          <table:table-cell office:value-type="float" office:value="149" calcext:value-type="float">
            <text:p>149</text:p>
          </table:table-cell>
          <table:table-cell table:number-columns-repeated="4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233]+[.$B$183]" office:value-type="float" office:value="115.624060150376" calcext:value-type="float">
            <text:p>115,624060150376</text:p>
          </table:table-cell>
          <table:table-cell table:formula="of:=[.C233]+[.$B$184]" office:value-type="float" office:value="-22.1088270676692" calcext:value-type="float">
            <text:p>-22,1088270676692</text:p>
          </table:table-cell>
          <table:table-cell table:formula="of:=[.D233]+[.$B$185]" office:value-type="float" office:value="79.7692703267672" calcext:value-type="float">
            <text:p>79,7692703267672</text:p>
          </table:table-cell>
          <table:table-cell/>
          <table:table-cell table:formula="of:=[.F233]+[.$E$183]" office:value-type="float" office:value="104.764705882353" calcext:value-type="float">
            <text:p>104,764705882353</text:p>
          </table:table-cell>
          <table:table-cell table:formula="of:=[.G233]+[.$E$184]" office:value-type="float" office:value="-27.2537647058824" calcext:value-type="float">
            <text:p>-27,2537647058824</text:p>
          </table:table-cell>
          <table:table-cell table:formula="of:=[.H233]+[.$E$185]" office:value-type="float" office:value="61.1488496715995" calcext:value-type="float">
            <text:p>61,1488496715995</text:p>
          </table:table-cell>
          <table:table-cell table:number-columns-repeated="5"/>
          <table:table-cell table:formula="of:=ROUND([.B234];0)-ROUND([.F234];0)" office:value-type="float" office:value="11" calcext:value-type="float">
            <text:p>11</text:p>
          </table:table-cell>
          <table:table-cell table:formula="of:=[.C234]-[.G234]" office:value-type="float" office:value="5.14493763821324" calcext:value-type="float">
            <text:p>5,14493763821324</text:p>
          </table:table-cell>
          <table:table-cell table:formula="of:=[.O234]/[.N234]" office:value-type="float" office:value="0.467721603473931" calcext:value-type="float">
            <text:p>0,467721603473931</text:p>
          </table:table-cell>
          <table:table-cell table:formula="of:=([.D234]-[.H234])/[.N234]" office:value-type="float" office:value="1.69276551410615" calcext:value-type="float">
            <text:p>1,69276551410615</text:p>
          </table:table-cell>
          <table:table-cell office:value-type="float" office:value="150" calcext:value-type="float">
            <text:p>150</text:p>
          </table:table-cell>
          <table:table-cell table:number-columns-repeated="42"/>
          <table:table-cell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234]+[.$B$183]" office:value-type="float" office:value="115.406015037594" calcext:value-type="float">
            <text:p>115,406015037594</text:p>
          </table:table-cell>
          <table:table-cell table:formula="of:=[.C234]+[.$B$184]" office:value-type="float" office:value="-22.1157067669173" calcext:value-type="float">
            <text:p>-22,1157067669173</text:p>
          </table:table-cell>
          <table:table-cell table:formula="of:=[.D234]+[.$B$185]" office:value-type="float" office:value="79.8892355159356" calcext:value-type="float">
            <text:p>79,8892355159356</text:p>
          </table:table-cell>
          <table:table-cell/>
          <table:table-cell table:formula="of:=[.F234]+[.$E$183]" office:value-type="float" office:value="104.294117647059" calcext:value-type="float">
            <text:p>104,294117647059</text:p>
          </table:table-cell>
          <table:table-cell table:formula="of:=[.G234]+[.$E$184]" office:value-type="float" office:value="-27.3802941176471" calcext:value-type="float">
            <text:p>-27,3802941176471</text:p>
          </table:table-cell>
          <table:table-cell table:formula="of:=[.H234]+[.$E$185]" office:value-type="float" office:value="60.8357818222757" calcext:value-type="float">
            <text:p>60,8357818222757</text:p>
          </table:table-cell>
          <table:table-cell table:number-columns-repeated="5"/>
          <table:table-cell table:formula="of:=ROUND([.B235];0)-ROUND([.F235];0)" office:value-type="float" office:value="11" calcext:value-type="float">
            <text:p>11</text:p>
          </table:table-cell>
          <table:table-cell table:formula="of:=[.C235]-[.G235]" office:value-type="float" office:value="5.26458735072983" calcext:value-type="float">
            <text:p>5,26458735072983</text:p>
          </table:table-cell>
          <table:table-cell table:formula="of:=[.O235]/[.N235]" office:value-type="float" office:value="0.478598850066348" calcext:value-type="float">
            <text:p>0,478598850066348</text:p>
          </table:table-cell>
          <table:table-cell table:formula="of:=([.D235]-[.H235])/[.N235]" office:value-type="float" office:value="1.73213215396908" calcext:value-type="float">
            <text:p>1,73213215396908</text:p>
          </table:table-cell>
          <table:table-cell office:value-type="float" office:value="151" calcext:value-type="float">
            <text:p>151</text:p>
          </table:table-cell>
          <table:table-cell table:number-columns-repeated="42"/>
          <table:table-cell office:value-type="float" office:value="151" calcext:value-type="float">
            <text:p>151</text:p>
          </table:table-cell>
          <table:table-cell table:number-columns-repeated="46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235]+[.$B$183]" office:value-type="float" office:value="115.187969924812" calcext:value-type="float">
            <text:p>115,187969924812</text:p>
          </table:table-cell>
          <table:table-cell table:formula="of:=[.C235]+[.$B$184]" office:value-type="float" office:value="-22.1225864661654" calcext:value-type="float">
            <text:p>-22,1225864661654</text:p>
          </table:table-cell>
          <table:table-cell table:formula="of:=[.D235]+[.$B$185]" office:value-type="float" office:value="80.0092007051041" calcext:value-type="float">
            <text:p>80,0092007051041</text:p>
          </table:table-cell>
          <table:table-cell/>
          <table:table-cell table:formula="of:=[.F235]+[.$E$183]" office:value-type="float" office:value="103.823529411765" calcext:value-type="float">
            <text:p>103,823529411765</text:p>
          </table:table-cell>
          <table:table-cell table:formula="of:=[.G235]+[.$E$184]" office:value-type="float" office:value="-27.5068235294118" calcext:value-type="float">
            <text:p>-27,5068235294118</text:p>
          </table:table-cell>
          <table:table-cell table:formula="of:=[.H235]+[.$E$185]" office:value-type="float" office:value="60.5227139729519" calcext:value-type="float">
            <text:p>60,5227139729519</text:p>
          </table:table-cell>
          <table:table-cell table:number-columns-repeated="5"/>
          <table:table-cell table:formula="of:=ROUND([.B236];0)-ROUND([.F236];0)" office:value-type="float" office:value="11" calcext:value-type="float">
            <text:p>11</text:p>
          </table:table-cell>
          <table:table-cell table:formula="of:=[.C236]-[.G236]" office:value-type="float" office:value="5.38423706324641" calcext:value-type="float">
            <text:p>5,38423706324641</text:p>
          </table:table-cell>
          <table:table-cell table:formula="of:=[.O236]/[.N236]" office:value-type="float" office:value="0.489476096658765" calcext:value-type="float">
            <text:p>0,489476096658765</text:p>
          </table:table-cell>
          <table:table-cell table:formula="of:=([.D236]-[.H236])/[.N236]" office:value-type="float" office:value="1.77149879383202" calcext:value-type="float">
            <text:p>1,77149879383202</text:p>
          </table:table-cell>
          <table:table-cell office:value-type="float" office:value="152" calcext:value-type="float">
            <text:p>152</text:p>
          </table:table-cell>
          <table:table-cell table:number-columns-repeated="42"/>
          <table:table-cell office:value-type="float" office:value="152" calcext:value-type="float">
            <text:p>152</text:p>
          </table:table-cell>
          <table:table-cell table:number-columns-repeated="46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236]+[.$B$183]" office:value-type="float" office:value="114.96992481203" calcext:value-type="float">
            <text:p>114,96992481203</text:p>
          </table:table-cell>
          <table:table-cell table:formula="of:=[.C236]+[.$B$184]" office:value-type="float" office:value="-22.1294661654135" calcext:value-type="float">
            <text:p>-22,1294661654135</text:p>
          </table:table-cell>
          <table:table-cell table:formula="of:=[.D236]+[.$B$185]" office:value-type="float" office:value="80.1291658942726" calcext:value-type="float">
            <text:p>80,1291658942726</text:p>
          </table:table-cell>
          <table:table-cell/>
          <table:table-cell table:formula="of:=[.F236]+[.$E$183]" office:value-type="float" office:value="103.352941176471" calcext:value-type="float">
            <text:p>103,352941176471</text:p>
          </table:table-cell>
          <table:table-cell table:formula="of:=[.G236]+[.$E$184]" office:value-type="float" office:value="-27.6333529411765" calcext:value-type="float">
            <text:p>-27,6333529411765</text:p>
          </table:table-cell>
          <table:table-cell table:formula="of:=[.H236]+[.$E$185]" office:value-type="float" office:value="60.2096461236281" calcext:value-type="float">
            <text:p>60,2096461236281</text:p>
          </table:table-cell>
          <table:table-cell table:number-columns-repeated="5"/>
          <table:table-cell table:formula="of:=ROUND([.B237];0)-ROUND([.F237];0)" office:value-type="float" office:value="12" calcext:value-type="float">
            <text:p>12</text:p>
          </table:table-cell>
          <table:table-cell table:formula="of:=[.C237]-[.G237]" office:value-type="float" office:value="5.503886775763" calcext:value-type="float">
            <text:p>5,503886775763</text:p>
          </table:table-cell>
          <table:table-cell table:formula="of:=[.O237]/[.N237]" office:value-type="float" office:value="0.458657231313583" calcext:value-type="float">
            <text:p>0,458657231313583</text:p>
          </table:table-cell>
          <table:table-cell table:formula="of:=([.D237]-[.H237])/[.N237]" office:value-type="float" office:value="1.65995998088704" calcext:value-type="float">
            <text:p>1,65995998088704</text:p>
          </table:table-cell>
          <table:table-cell office:value-type="float" office:value="153" calcext:value-type="float">
            <text:p>153</text:p>
          </table:table-cell>
          <table:table-cell table:number-columns-repeated="42"/>
          <table:table-cell office:value-type="float" office:value="153" calcext:value-type="float">
            <text:p>153</text:p>
          </table:table-cell>
          <table:table-cell table:number-columns-repeated="46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237]+[.$B$183]" office:value-type="float" office:value="114.751879699248" calcext:value-type="float">
            <text:p>114,751879699248</text:p>
          </table:table-cell>
          <table:table-cell table:formula="of:=[.C237]+[.$B$184]" office:value-type="float" office:value="-22.1363458646617" calcext:value-type="float">
            <text:p>-22,1363458646617</text:p>
          </table:table-cell>
          <table:table-cell table:formula="of:=[.D237]+[.$B$185]" office:value-type="float" office:value="80.2491310834411" calcext:value-type="float">
            <text:p>80,2491310834411</text:p>
          </table:table-cell>
          <table:table-cell/>
          <table:table-cell table:formula="of:=[.F237]+[.$E$183]" office:value-type="float" office:value="102.882352941177" calcext:value-type="float">
            <text:p>102,882352941177</text:p>
          </table:table-cell>
          <table:table-cell table:formula="of:=[.G237]+[.$E$184]" office:value-type="float" office:value="-27.7598823529412" calcext:value-type="float">
            <text:p>-27,7598823529412</text:p>
          </table:table-cell>
          <table:table-cell table:formula="of:=[.H237]+[.$E$185]" office:value-type="float" office:value="59.8965782743043" calcext:value-type="float">
            <text:p>59,8965782743043</text:p>
          </table:table-cell>
          <table:table-cell table:number-columns-repeated="5"/>
          <table:table-cell table:formula="of:=ROUND([.B238];0)-ROUND([.F238];0)" office:value-type="float" office:value="12" calcext:value-type="float">
            <text:p>12</text:p>
          </table:table-cell>
          <table:table-cell table:formula="of:=[.C238]-[.G238]" office:value-type="float" office:value="5.62353648827959" calcext:value-type="float">
            <text:p>5,62353648827959</text:p>
          </table:table-cell>
          <table:table-cell table:formula="of:=[.O238]/[.N238]" office:value-type="float" office:value="0.468628040689966" calcext:value-type="float">
            <text:p>0,468628040689966</text:p>
          </table:table-cell>
          <table:table-cell table:formula="of:=([.D238]-[.H238])/[.N238]" office:value-type="float" office:value="1.69604606742806" calcext:value-type="float">
            <text:p>1,69604606742806</text:p>
          </table:table-cell>
          <table:table-cell office:value-type="float" office:value="154" calcext:value-type="float">
            <text:p>154</text:p>
          </table:table-cell>
          <table:table-cell table:number-columns-repeated="42"/>
          <table:table-cell office:value-type="float" office:value="154" calcext:value-type="float">
            <text:p>154</text:p>
          </table:table-cell>
          <table:table-cell table:number-columns-repeated="46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238]+[.$B$183]" office:value-type="float" office:value="114.533834586466" calcext:value-type="float">
            <text:p>114,533834586466</text:p>
          </table:table-cell>
          <table:table-cell table:formula="of:=[.C238]+[.$B$184]" office:value-type="float" office:value="-22.1432255639098" calcext:value-type="float">
            <text:p>-22,1432255639098</text:p>
          </table:table-cell>
          <table:table-cell table:formula="of:=[.D238]+[.$B$185]" office:value-type="float" office:value="80.3690962726096" calcext:value-type="float">
            <text:p>80,3690962726096</text:p>
          </table:table-cell>
          <table:table-cell/>
          <table:table-cell table:formula="of:=[.F238]+[.$E$183]" office:value-type="float" office:value="102.411764705882" calcext:value-type="float">
            <text:p>102,411764705882</text:p>
          </table:table-cell>
          <table:table-cell table:formula="of:=[.G238]+[.$E$184]" office:value-type="float" office:value="-27.886411764706" calcext:value-type="float">
            <text:p>-27,886411764706</text:p>
          </table:table-cell>
          <table:table-cell table:formula="of:=[.H238]+[.$E$185]" office:value-type="float" office:value="59.5835104249806" calcext:value-type="float">
            <text:p>59,5835104249806</text:p>
          </table:table-cell>
          <table:table-cell table:number-columns-repeated="5"/>
          <table:table-cell table:formula="of:=ROUND([.B239];0)-ROUND([.F239];0)" office:value-type="float" office:value="13" calcext:value-type="float">
            <text:p>13</text:p>
          </table:table-cell>
          <table:table-cell table:formula="of:=[.C239]-[.G239]" office:value-type="float" office:value="5.74318620079617" calcext:value-type="float">
            <text:p>5,74318620079617</text:p>
          </table:table-cell>
          <table:table-cell table:formula="of:=[.O239]/[.N239]" office:value-type="float" office:value="0.441783553907398" calcext:value-type="float">
            <text:p>0,441783553907398</text:p>
          </table:table-cell>
          <table:table-cell table:formula="of:=([.D239]-[.H239])/[.N239]" office:value-type="float" office:value="1.59889121904839" calcext:value-type="float">
            <text:p>1,59889121904839</text:p>
          </table:table-cell>
          <table:table-cell office:value-type="float" office:value="155" calcext:value-type="float">
            <text:p>155</text:p>
          </table:table-cell>
          <table:table-cell table:number-columns-repeated="42"/>
          <table:table-cell office:value-type="float" office:value="155" calcext:value-type="float">
            <text:p>155</text:p>
          </table:table-cell>
          <table:table-cell table:number-columns-repeated="46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239]+[.$B$183]" office:value-type="float" office:value="114.315789473684" calcext:value-type="float">
            <text:p>114,315789473684</text:p>
          </table:table-cell>
          <table:table-cell table:formula="of:=[.C239]+[.$B$184]" office:value-type="float" office:value="-22.1501052631579" calcext:value-type="float">
            <text:p>-22,1501052631579</text:p>
          </table:table-cell>
          <table:table-cell table:formula="of:=[.D239]+[.$B$185]" office:value-type="float" office:value="80.489061461778" calcext:value-type="float">
            <text:p>80,489061461778</text:p>
          </table:table-cell>
          <table:table-cell/>
          <table:table-cell table:formula="of:=[.F239]+[.$E$183]" office:value-type="float" office:value="101.941176470588" calcext:value-type="float">
            <text:p>101,941176470588</text:p>
          </table:table-cell>
          <table:table-cell table:formula="of:=[.G239]+[.$E$184]" office:value-type="float" office:value="-28.0129411764707" calcext:value-type="float">
            <text:p>-28,0129411764707</text:p>
          </table:table-cell>
          <table:table-cell table:formula="of:=[.H239]+[.$E$185]" office:value-type="float" office:value="59.2704425756568" calcext:value-type="float">
            <text:p>59,2704425756568</text:p>
          </table:table-cell>
          <table:table-cell table:number-columns-repeated="5"/>
          <table:table-cell table:formula="of:=ROUND([.B240];0)-ROUND([.F240];0)" office:value-type="float" office:value="12" calcext:value-type="float">
            <text:p>12</text:p>
          </table:table-cell>
          <table:table-cell table:formula="of:=[.C240]-[.G240]" office:value-type="float" office:value="5.86283591331276" calcext:value-type="float">
            <text:p>5,86283591331276</text:p>
          </table:table-cell>
          <table:table-cell table:formula="of:=[.O240]/[.N240]" office:value-type="float" office:value="0.48856965944273" calcext:value-type="float">
            <text:p>0,48856965944273</text:p>
          </table:table-cell>
          <table:table-cell table:formula="of:=([.D240]-[.H240])/[.N240]" office:value-type="float" office:value="1.76821824051011" calcext:value-type="float">
            <text:p>1,76821824051011</text:p>
          </table:table-cell>
          <table:table-cell office:value-type="float" office:value="156" calcext:value-type="float">
            <text:p>156</text:p>
          </table:table-cell>
          <table:table-cell table:number-columns-repeated="42"/>
          <table:table-cell office:value-type="float" office:value="156" calcext:value-type="float">
            <text:p>156</text:p>
          </table:table-cell>
          <table:table-cell table:number-columns-repeated="46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240]+[.$B$183]" office:value-type="float" office:value="114.097744360902" calcext:value-type="float">
            <text:p>114,097744360902</text:p>
          </table:table-cell>
          <table:table-cell table:formula="of:=[.C240]+[.$B$184]" office:value-type="float" office:value="-22.156984962406" calcext:value-type="float">
            <text:p>-22,156984962406</text:p>
          </table:table-cell>
          <table:table-cell table:formula="of:=[.D240]+[.$B$185]" office:value-type="float" office:value="80.6090266509465" calcext:value-type="float">
            <text:p>80,6090266509465</text:p>
          </table:table-cell>
          <table:table-cell/>
          <table:table-cell table:formula="of:=[.F240]+[.$E$183]" office:value-type="float" office:value="101.470588235294" calcext:value-type="float">
            <text:p>101,470588235294</text:p>
          </table:table-cell>
          <table:table-cell table:formula="of:=[.G240]+[.$E$184]" office:value-type="float" office:value="-28.1394705882354" calcext:value-type="float">
            <text:p>-28,1394705882354</text:p>
          </table:table-cell>
          <table:table-cell table:formula="of:=[.H240]+[.$E$185]" office:value-type="float" office:value="58.957374726333" calcext:value-type="float">
            <text:p>58,957374726333</text:p>
          </table:table-cell>
          <table:table-cell table:number-columns-repeated="5"/>
          <table:table-cell table:formula="of:=ROUND([.B241];0)-ROUND([.F241];0)" office:value-type="float" office:value="13" calcext:value-type="float">
            <text:p>13</text:p>
          </table:table-cell>
          <table:table-cell table:formula="of:=[.C241]-[.G241]" office:value-type="float" office:value="5.98248562582935" calcext:value-type="float">
            <text:p>5,98248562582935</text:p>
          </table:table-cell>
          <table:table-cell table:formula="of:=[.O241]/[.N241]" office:value-type="float" office:value="0.460191201986873" calcext:value-type="float">
            <text:p>0,460191201986873</text:p>
          </table:table-cell>
          <table:table-cell table:formula="of:=([.D241]-[.H241])/[.N241]" office:value-type="float" office:value="1.66551168650874" calcext:value-type="float">
            <text:p>1,66551168650874</text:p>
          </table:table-cell>
          <table:table-cell office:value-type="float" office:value="157" calcext:value-type="float">
            <text:p>157</text:p>
          </table:table-cell>
          <table:table-cell table:number-columns-repeated="42"/>
          <table:table-cell office:value-type="float" office:value="157" calcext:value-type="float">
            <text:p>157</text:p>
          </table:table-cell>
          <table:table-cell table:number-columns-repeated="46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241]+[.$B$183]" office:value-type="float" office:value="113.879699248121" calcext:value-type="float">
            <text:p>113,879699248121</text:p>
          </table:table-cell>
          <table:table-cell table:formula="of:=[.C241]+[.$B$184]" office:value-type="float" office:value="-22.1638646616541" calcext:value-type="float">
            <text:p>-22,1638646616541</text:p>
          </table:table-cell>
          <table:table-cell table:formula="of:=[.D241]+[.$B$185]" office:value-type="float" office:value="80.728991840115" calcext:value-type="float">
            <text:p>80,728991840115</text:p>
          </table:table-cell>
          <table:table-cell/>
          <table:table-cell table:formula="of:=[.F241]+[.$E$183]" office:value-type="float" office:value="101" calcext:value-type="float">
            <text:p>101</text:p>
          </table:table-cell>
          <table:table-cell table:formula="of:=[.G241]+[.$E$184]" office:value-type="float" office:value="-28.2660000000001" calcext:value-type="float">
            <text:p>-28,2660000000001</text:p>
          </table:table-cell>
          <table:table-cell table:formula="of:=[.H241]+[.$E$185]" office:value-type="float" office:value="58.6443068770092" calcext:value-type="float">
            <text:p>58,6443068770092</text:p>
          </table:table-cell>
          <table:table-cell table:number-columns-repeated="5"/>
          <table:table-cell table:formula="of:=ROUND([.B242];0)-ROUND([.F242];0)" office:value-type="float" office:value="13" calcext:value-type="float">
            <text:p>13</text:p>
          </table:table-cell>
          <table:table-cell table:formula="of:=[.C242]-[.G242]" office:value-type="float" office:value="6.10213533834594" calcext:value-type="float">
            <text:p>6,10213533834594</text:p>
          </table:table-cell>
          <table:table-cell table:formula="of:=[.O242]/[.N242]" office:value-type="float" office:value="0.46939502602661" calcext:value-type="float">
            <text:p>0,46939502602661</text:p>
          </table:table-cell>
          <table:table-cell table:formula="of:=([.D242]-[.H242])/[.N242]" office:value-type="float" office:value="1.69882192023891" calcext:value-type="float">
            <text:p>1,69882192023891</text:p>
          </table:table-cell>
          <table:table-cell office:value-type="float" office:value="158" calcext:value-type="float">
            <text:p>158</text:p>
          </table:table-cell>
          <table:table-cell table:number-columns-repeated="42"/>
          <table:table-cell office:value-type="float" office:value="158" calcext:value-type="float">
            <text:p>158</text:p>
          </table:table-cell>
          <table:table-cell table:number-columns-repeated="46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242]+[.$B$183]" office:value-type="float" office:value="113.661654135339" calcext:value-type="float">
            <text:p>113,661654135339</text:p>
          </table:table-cell>
          <table:table-cell table:formula="of:=[.C242]+[.$B$184]" office:value-type="float" office:value="-22.1707443609023" calcext:value-type="float">
            <text:p>-22,1707443609023</text:p>
          </table:table-cell>
          <table:table-cell table:formula="of:=[.D242]+[.$B$185]" office:value-type="float" office:value="80.8489570292835" calcext:value-type="float">
            <text:p>80,8489570292835</text:p>
          </table:table-cell>
          <table:table-cell/>
          <table:table-cell table:formula="of:=[.F242]+[.$E$183]" office:value-type="float" office:value="100.529411764706" calcext:value-type="float">
            <text:p>100,529411764706</text:p>
          </table:table-cell>
          <table:table-cell table:formula="of:=[.G242]+[.$E$184]" office:value-type="float" office:value="-28.3925294117648" calcext:value-type="float">
            <text:p>-28,3925294117648</text:p>
          </table:table-cell>
          <table:table-cell table:formula="of:=[.H242]+[.$E$185]" office:value-type="float" office:value="58.3312390276854" calcext:value-type="float">
            <text:p>58,3312390276854</text:p>
          </table:table-cell>
          <table:table-cell table:number-columns-repeated="5"/>
          <table:table-cell table:formula="of:=ROUND([.B243];0)-ROUND([.F243];0)" office:value-type="float" office:value="13" calcext:value-type="float">
            <text:p>13</text:p>
          </table:table-cell>
          <table:table-cell table:formula="of:=[.C243]-[.G243]" office:value-type="float" office:value="6.22178505086252" calcext:value-type="float">
            <text:p>6,22178505086252</text:p>
          </table:table-cell>
          <table:table-cell table:formula="of:=[.O243]/[.N243]" office:value-type="float" office:value="0.478598850066348" calcext:value-type="float">
            <text:p>0,478598850066348</text:p>
          </table:table-cell>
          <table:table-cell table:formula="of:=([.D243]-[.H243])/[.N243]" office:value-type="float" office:value="1.73213215396909" calcext:value-type="float">
            <text:p>1,73213215396909</text:p>
          </table:table-cell>
          <table:table-cell office:value-type="float" office:value="159" calcext:value-type="float">
            <text:p>159</text:p>
          </table:table-cell>
          <table:table-cell table:number-columns-repeated="42"/>
          <table:table-cell office:value-type="float" office:value="159" calcext:value-type="float">
            <text:p>159</text:p>
          </table:table-cell>
          <table:table-cell table:number-columns-repeated="46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243]+[.$B$183]" office:value-type="float" office:value="113.443609022557" calcext:value-type="float">
            <text:p>113,443609022557</text:p>
          </table:table-cell>
          <table:table-cell table:formula="of:=[.C243]+[.$B$184]" office:value-type="float" office:value="-22.1776240601504" calcext:value-type="float">
            <text:p>-22,1776240601504</text:p>
          </table:table-cell>
          <table:table-cell table:formula="of:=[.D243]+[.$B$185]" office:value-type="float" office:value="80.968922218452" calcext:value-type="float">
            <text:p>80,968922218452</text:p>
          </table:table-cell>
          <table:table-cell/>
          <table:table-cell table:formula="of:=[.F243]+[.$E$183]" office:value-type="float" office:value="100.058823529412" calcext:value-type="float">
            <text:p>100,058823529412</text:p>
          </table:table-cell>
          <table:table-cell table:formula="of:=[.G243]+[.$E$184]" office:value-type="float" office:value="-28.5190588235295" calcext:value-type="float">
            <text:p>-28,5190588235295</text:p>
          </table:table-cell>
          <table:table-cell table:formula="of:=[.H243]+[.$E$185]" office:value-type="float" office:value="58.0181711783616" calcext:value-type="float">
            <text:p>58,0181711783616</text:p>
          </table:table-cell>
          <table:table-cell table:number-columns-repeated="5"/>
          <table:table-cell table:formula="of:=ROUND([.B244];0)-ROUND([.F244];0)" office:value-type="float" office:value="13" calcext:value-type="float">
            <text:p>13</text:p>
          </table:table-cell>
          <table:table-cell table:formula="of:=[.C244]-[.G244]" office:value-type="float" office:value="6.34143476337911" calcext:value-type="float">
            <text:p>6,34143476337911</text:p>
          </table:table-cell>
          <table:table-cell table:formula="of:=[.O244]/[.N244]" office:value-type="float" office:value="0.487802674106085" calcext:value-type="float">
            <text:p>0,487802674106085</text:p>
          </table:table-cell>
          <table:table-cell table:formula="of:=([.D244]-[.H244])/[.N244]" office:value-type="float" office:value="1.76544238769926" calcext:value-type="float">
            <text:p>1,76544238769926</text:p>
          </table:table-cell>
          <table:table-cell office:value-type="float" office:value="160" calcext:value-type="float">
            <text:p>160</text:p>
          </table:table-cell>
          <table:table-cell table:number-columns-repeated="42"/>
          <table:table-cell office:value-type="float" office:value="160" calcext:value-type="float">
            <text:p>160</text:p>
          </table:table-cell>
          <table:table-cell table:number-columns-repeated="46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244]+[.$B$183]" office:value-type="float" office:value="113.225563909775" calcext:value-type="float">
            <text:p>113,225563909775</text:p>
          </table:table-cell>
          <table:table-cell table:formula="of:=[.C244]+[.$B$184]" office:value-type="float" office:value="-22.1845037593985" calcext:value-type="float">
            <text:p>-22,1845037593985</text:p>
          </table:table-cell>
          <table:table-cell table:formula="of:=[.D244]+[.$B$185]" office:value-type="float" office:value="81.0888874076205" calcext:value-type="float">
            <text:p>81,0888874076205</text:p>
          </table:table-cell>
          <table:table-cell/>
          <table:table-cell table:formula="of:=[.F244]+[.$E$183]" office:value-type="float" office:value="99.5882352941177" calcext:value-type="float">
            <text:p>99,5882352941177</text:p>
          </table:table-cell>
          <table:table-cell table:formula="of:=[.G244]+[.$E$184]" office:value-type="float" office:value="-28.6455882352942" calcext:value-type="float">
            <text:p>-28,6455882352942</text:p>
          </table:table-cell>
          <table:table-cell table:formula="of:=[.H244]+[.$E$185]" office:value-type="float" office:value="57.7051033290378" calcext:value-type="float">
            <text:p>57,7051033290378</text:p>
          </table:table-cell>
          <table:table-cell table:number-columns-repeated="5"/>
          <table:table-cell table:formula="of:=ROUND([.B245];0)-ROUND([.F245];0)" office:value-type="float" office:value="13" calcext:value-type="float">
            <text:p>13</text:p>
          </table:table-cell>
          <table:table-cell table:formula="of:=[.C245]-[.G245]" office:value-type="float" office:value="6.4610844758957" calcext:value-type="float">
            <text:p>6,4610844758957</text:p>
          </table:table-cell>
          <table:table-cell table:formula="of:=[.O245]/[.N245]" office:value-type="float" office:value="0.497006498145823" calcext:value-type="float">
            <text:p>0,497006498145823</text:p>
          </table:table-cell>
          <table:table-cell table:formula="of:=([.D245]-[.H245])/[.N245]" office:value-type="float" office:value="1.79875262142944" calcext:value-type="float">
            <text:p>1,79875262142944</text:p>
          </table:table-cell>
          <table:table-cell office:value-type="float" office:value="161" calcext:value-type="float">
            <text:p>161</text:p>
          </table:table-cell>
          <table:table-cell table:number-columns-repeated="42"/>
          <table:table-cell office:value-type="float" office:value="161" calcext:value-type="float">
            <text:p>161</text:p>
          </table:table-cell>
          <table:table-cell table:number-columns-repeated="46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245]+[.$B$183]" office:value-type="float" office:value="113.007518796993" calcext:value-type="float">
            <text:p>113,007518796993</text:p>
          </table:table-cell>
          <table:table-cell table:formula="of:=[.C245]+[.$B$184]" office:value-type="float" office:value="-22.1913834586466" calcext:value-type="float">
            <text:p>-22,1913834586466</text:p>
          </table:table-cell>
          <table:table-cell table:formula="of:=[.D245]+[.$B$185]" office:value-type="float" office:value="81.208852596789" calcext:value-type="float">
            <text:p>81,208852596789</text:p>
          </table:table-cell>
          <table:table-cell/>
          <table:table-cell table:formula="of:=[.F245]+[.$E$183]" office:value-type="float" office:value="99.1176470588236" calcext:value-type="float">
            <text:p>99,1176470588236</text:p>
          </table:table-cell>
          <table:table-cell table:formula="of:=[.G245]+[.$E$184]" office:value-type="float" office:value="-28.7721176470589" calcext:value-type="float">
            <text:p>-28,7721176470589</text:p>
          </table:table-cell>
          <table:table-cell table:formula="of:=[.H245]+[.$E$185]" office:value-type="float" office:value="57.392035479714" calcext:value-type="float">
            <text:p>57,392035479714</text:p>
          </table:table-cell>
          <table:table-cell table:number-columns-repeated="5"/>
          <table:table-cell table:formula="of:=ROUND([.B246];0)-ROUND([.F246];0)" office:value-type="float" office:value="14" calcext:value-type="float">
            <text:p>14</text:p>
          </table:table-cell>
          <table:table-cell table:formula="of:=[.C246]-[.G246]" office:value-type="float" office:value="6.58073418841228" calcext:value-type="float">
            <text:p>6,58073418841228</text:p>
          </table:table-cell>
          <table:table-cell table:formula="of:=[.O246]/[.N246]" office:value-type="float" office:value="0.470052442029449" calcext:value-type="float">
            <text:p>0,470052442029449</text:p>
          </table:table-cell>
          <table:table-cell table:formula="of:=([.D246]-[.H246])/[.N246]" office:value-type="float" office:value="1.70120122264821" calcext:value-type="float">
            <text:p>1,70120122264821</text:p>
          </table:table-cell>
          <table:table-cell office:value-type="float" office:value="162" calcext:value-type="float">
            <text:p>162</text:p>
          </table:table-cell>
          <table:table-cell table:number-columns-repeated="42"/>
          <table:table-cell office:value-type="float" office:value="162" calcext:value-type="float">
            <text:p>162</text:p>
          </table:table-cell>
          <table:table-cell table:number-columns-repeated="46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246]+[.$B$183]" office:value-type="float" office:value="112.789473684211" calcext:value-type="float">
            <text:p>112,789473684211</text:p>
          </table:table-cell>
          <table:table-cell table:formula="of:=[.C246]+[.$B$184]" office:value-type="float" office:value="-22.1982631578947" calcext:value-type="float">
            <text:p>-22,1982631578947</text:p>
          </table:table-cell>
          <table:table-cell table:formula="of:=[.D246]+[.$B$185]" office:value-type="float" office:value="81.3288177859574" calcext:value-type="float">
            <text:p>81,3288177859574</text:p>
          </table:table-cell>
          <table:table-cell/>
          <table:table-cell table:formula="of:=[.F246]+[.$E$183]" office:value-type="float" office:value="98.6470588235295" calcext:value-type="float">
            <text:p>98,6470588235295</text:p>
          </table:table-cell>
          <table:table-cell table:formula="of:=[.G246]+[.$E$184]" office:value-type="float" office:value="-28.8986470588236" calcext:value-type="float">
            <text:p>-28,8986470588236</text:p>
          </table:table-cell>
          <table:table-cell table:formula="of:=[.H246]+[.$E$185]" office:value-type="float" office:value="57.0789676303902" calcext:value-type="float">
            <text:p>57,0789676303902</text:p>
          </table:table-cell>
          <table:table-cell table:number-columns-repeated="5"/>
          <table:table-cell table:formula="of:=ROUND([.B247];0)-ROUND([.F247];0)" office:value-type="float" office:value="14" calcext:value-type="float">
            <text:p>14</text:p>
          </table:table-cell>
          <table:table-cell table:formula="of:=[.C247]-[.G247]" office:value-type="float" office:value="6.70038390092887" calcext:value-type="float">
            <text:p>6,70038390092887</text:p>
          </table:table-cell>
          <table:table-cell table:formula="of:=[.O247]/[.N247]" office:value-type="float" office:value="0.478598850066348" calcext:value-type="float">
            <text:p>0,478598850066348</text:p>
          </table:table-cell>
          <table:table-cell table:formula="of:=([.D247]-[.H247])/[.N247]" office:value-type="float" office:value="1.73213215396909" calcext:value-type="float">
            <text:p>1,73213215396909</text:p>
          </table:table-cell>
          <table:table-cell office:value-type="float" office:value="163" calcext:value-type="float">
            <text:p>163</text:p>
          </table:table-cell>
          <table:table-cell table:number-columns-repeated="42"/>
          <table:table-cell office:value-type="float" office:value="163" calcext:value-type="float">
            <text:p>163</text:p>
          </table:table-cell>
          <table:table-cell table:number-columns-repeated="46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247]+[.$B$183]" office:value-type="float" office:value="112.571428571429" calcext:value-type="float">
            <text:p>112,571428571429</text:p>
          </table:table-cell>
          <table:table-cell table:formula="of:=[.C247]+[.$B$184]" office:value-type="float" office:value="-22.2051428571429" calcext:value-type="float">
            <text:p>-22,2051428571429</text:p>
          </table:table-cell>
          <table:table-cell table:formula="of:=[.D247]+[.$B$185]" office:value-type="float" office:value="81.4487829751259" calcext:value-type="float">
            <text:p>81,4487829751259</text:p>
          </table:table-cell>
          <table:table-cell/>
          <table:table-cell table:formula="of:=[.F247]+[.$E$183]" office:value-type="float" office:value="98.1764705882354" calcext:value-type="float">
            <text:p>98,1764705882354</text:p>
          </table:table-cell>
          <table:table-cell table:formula="of:=[.G247]+[.$E$184]" office:value-type="float" office:value="-29.0251764705883" calcext:value-type="float">
            <text:p>-29,0251764705883</text:p>
          </table:table-cell>
          <table:table-cell table:formula="of:=[.H247]+[.$E$185]" office:value-type="float" office:value="56.7658997810664" calcext:value-type="float">
            <text:p>56,7658997810664</text:p>
          </table:table-cell>
          <table:table-cell table:number-columns-repeated="5"/>
          <table:table-cell table:formula="of:=ROUND([.B248];0)-ROUND([.F248];0)" office:value-type="float" office:value="15" calcext:value-type="float">
            <text:p>15</text:p>
          </table:table-cell>
          <table:table-cell table:formula="of:=[.C248]-[.G248]" office:value-type="float" office:value="6.82003361344546" calcext:value-type="float">
            <text:p>6,82003361344546</text:p>
          </table:table-cell>
          <table:table-cell table:formula="of:=[.O248]/[.N248]" office:value-type="float" office:value="0.45466890756303" calcext:value-type="float">
            <text:p>0,45466890756303</text:p>
          </table:table-cell>
          <table:table-cell table:formula="of:=([.D248]-[.H248])/[.N248]" office:value-type="float" office:value="1.64552554627063" calcext:value-type="float">
            <text:p>1,64552554627063</text:p>
          </table:table-cell>
          <table:table-cell office:value-type="float" office:value="164" calcext:value-type="float">
            <text:p>164</text:p>
          </table:table-cell>
          <table:table-cell table:number-columns-repeated="42"/>
          <table:table-cell office:value-type="float" office:value="164" calcext:value-type="float">
            <text:p>164</text:p>
          </table:table-cell>
          <table:table-cell table:number-columns-repeated="46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248]+[.$B$183]" office:value-type="float" office:value="112.353383458647" calcext:value-type="float">
            <text:p>112,353383458647</text:p>
          </table:table-cell>
          <table:table-cell table:formula="of:=[.C248]+[.$B$184]" office:value-type="float" office:value="-22.212022556391" calcext:value-type="float">
            <text:p>-22,212022556391</text:p>
          </table:table-cell>
          <table:table-cell table:formula="of:=[.D248]+[.$B$185]" office:value-type="float" office:value="81.5687481642944" calcext:value-type="float">
            <text:p>81,5687481642944</text:p>
          </table:table-cell>
          <table:table-cell/>
          <table:table-cell table:formula="of:=[.F248]+[.$E$183]" office:value-type="float" office:value="97.7058823529413" calcext:value-type="float">
            <text:p>97,7058823529413</text:p>
          </table:table-cell>
          <table:table-cell table:formula="of:=[.G248]+[.$E$184]" office:value-type="float" office:value="-29.151705882353" calcext:value-type="float">
            <text:p>-29,151705882353</text:p>
          </table:table-cell>
          <table:table-cell table:formula="of:=[.H248]+[.$E$185]" office:value-type="float" office:value="56.4528319317426" calcext:value-type="float">
            <text:p>56,4528319317426</text:p>
          </table:table-cell>
          <table:table-cell table:number-columns-repeated="5"/>
          <table:table-cell table:formula="of:=ROUND([.B249];0)-ROUND([.F249];0)" office:value-type="float" office:value="14" calcext:value-type="float">
            <text:p>14</text:p>
          </table:table-cell>
          <table:table-cell table:formula="of:=[.C249]-[.G249]" office:value-type="float" office:value="6.93968332596204" calcext:value-type="float">
            <text:p>6,93968332596204</text:p>
          </table:table-cell>
          <table:table-cell table:formula="of:=[.O249]/[.N249]" office:value-type="float" office:value="0.495691666140146" calcext:value-type="float">
            <text:p>0,495691666140146</text:p>
          </table:table-cell>
          <table:table-cell table:formula="of:=([.D249]-[.H249])/[.N249]" office:value-type="float" office:value="1.79399401661084" calcext:value-type="float">
            <text:p>1,79399401661084</text:p>
          </table:table-cell>
          <table:table-cell office:value-type="float" office:value="165" calcext:value-type="float">
            <text:p>165</text:p>
          </table:table-cell>
          <table:table-cell table:number-columns-repeated="42"/>
          <table:table-cell office:value-type="float" office:value="165" calcext:value-type="float">
            <text:p>165</text:p>
          </table:table-cell>
          <table:table-cell table:number-columns-repeated="46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249]+[.$B$183]" office:value-type="float" office:value="112.135338345865" calcext:value-type="float">
            <text:p>112,135338345865</text:p>
          </table:table-cell>
          <table:table-cell table:formula="of:=[.C249]+[.$B$184]" office:value-type="float" office:value="-22.2189022556391" calcext:value-type="float">
            <text:p>-22,2189022556391</text:p>
          </table:table-cell>
          <table:table-cell table:formula="of:=[.D249]+[.$B$185]" office:value-type="float" office:value="81.6887133534629" calcext:value-type="float">
            <text:p>81,6887133534629</text:p>
          </table:table-cell>
          <table:table-cell/>
          <table:table-cell table:formula="of:=[.F249]+[.$E$183]" office:value-type="float" office:value="97.2352941176472" calcext:value-type="float">
            <text:p>97,2352941176472</text:p>
          </table:table-cell>
          <table:table-cell table:formula="of:=[.G249]+[.$E$184]" office:value-type="float" office:value="-29.2782352941177" calcext:value-type="float">
            <text:p>-29,2782352941177</text:p>
          </table:table-cell>
          <table:table-cell table:formula="of:=[.H249]+[.$E$185]" office:value-type="float" office:value="56.1397640824188" calcext:value-type="float">
            <text:p>56,1397640824188</text:p>
          </table:table-cell>
          <table:table-cell table:number-columns-repeated="5"/>
          <table:table-cell table:formula="of:=ROUND([.B250];0)-ROUND([.F250];0)" office:value-type="float" office:value="15" calcext:value-type="float">
            <text:p>15</text:p>
          </table:table-cell>
          <table:table-cell table:formula="of:=[.C250]-[.G250]" office:value-type="float" office:value="7.05933303847863" calcext:value-type="float">
            <text:p>7,05933303847863</text:p>
          </table:table-cell>
          <table:table-cell table:formula="of:=[.O250]/[.N250]" office:value-type="float" office:value="0.470622202565242" calcext:value-type="float">
            <text:p>0,470622202565242</text:p>
          </table:table-cell>
          <table:table-cell table:formula="of:=([.D250]-[.H250])/[.N250]" office:value-type="float" office:value="1.70326328473627" calcext:value-type="float">
            <text:p>1,70326328473627</text:p>
          </table:table-cell>
          <table:table-cell office:value-type="float" office:value="166" calcext:value-type="float">
            <text:p>166</text:p>
          </table:table-cell>
          <table:table-cell table:number-columns-repeated="42"/>
          <table:table-cell office:value-type="float" office:value="166" calcext:value-type="float">
            <text:p>166</text:p>
          </table:table-cell>
          <table:table-cell table:number-columns-repeated="46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250]+[.$B$183]" office:value-type="float" office:value="111.917293233083" calcext:value-type="float">
            <text:p>111,917293233083</text:p>
          </table:table-cell>
          <table:table-cell table:formula="of:=[.C250]+[.$B$184]" office:value-type="float" office:value="-22.2257819548872" calcext:value-type="float">
            <text:p>-22,2257819548872</text:p>
          </table:table-cell>
          <table:table-cell table:formula="of:=[.D250]+[.$B$185]" office:value-type="float" office:value="81.8086785426314" calcext:value-type="float">
            <text:p>81,8086785426314</text:p>
          </table:table-cell>
          <table:table-cell/>
          <table:table-cell table:formula="of:=[.F250]+[.$E$183]" office:value-type="float" office:value="96.764705882353" calcext:value-type="float">
            <text:p>96,764705882353</text:p>
          </table:table-cell>
          <table:table-cell table:formula="of:=[.G250]+[.$E$184]" office:value-type="float" office:value="-29.4047647058824" calcext:value-type="float">
            <text:p>-29,4047647058824</text:p>
          </table:table-cell>
          <table:table-cell table:formula="of:=[.H250]+[.$E$185]" office:value-type="float" office:value="55.826696233095" calcext:value-type="float">
            <text:p>55,826696233095</text:p>
          </table:table-cell>
          <table:table-cell table:number-columns-repeated="5"/>
          <table:table-cell table:formula="of:=ROUND([.B251];0)-ROUND([.F251];0)" office:value-type="float" office:value="15" calcext:value-type="float">
            <text:p>15</text:p>
          </table:table-cell>
          <table:table-cell table:formula="of:=[.C251]-[.G251]" office:value-type="float" office:value="7.17898275099522" calcext:value-type="float">
            <text:p>7,17898275099522</text:p>
          </table:table-cell>
          <table:table-cell table:formula="of:=[.O251]/[.N251]" office:value-type="float" office:value="0.478598850066348" calcext:value-type="float">
            <text:p>0,478598850066348</text:p>
          </table:table-cell>
          <table:table-cell table:formula="of:=([.D251]-[.H251])/[.N251]" office:value-type="float" office:value="1.73213215396909" calcext:value-type="float">
            <text:p>1,73213215396909</text:p>
          </table:table-cell>
          <table:table-cell office:value-type="float" office:value="167" calcext:value-type="float">
            <text:p>167</text:p>
          </table:table-cell>
          <table:table-cell table:number-columns-repeated="42"/>
          <table:table-cell office:value-type="float" office:value="167" calcext:value-type="float">
            <text:p>167</text:p>
          </table:table-cell>
          <table:table-cell table:number-columns-repeated="46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251]+[.$B$183]" office:value-type="float" office:value="111.699248120301" calcext:value-type="float">
            <text:p>111,699248120301</text:p>
          </table:table-cell>
          <table:table-cell table:formula="of:=[.C251]+[.$B$184]" office:value-type="float" office:value="-22.2326616541353" calcext:value-type="float">
            <text:p>-22,2326616541353</text:p>
          </table:table-cell>
          <table:table-cell table:formula="of:=[.D251]+[.$B$185]" office:value-type="float" office:value="81.9286437317998" calcext:value-type="float">
            <text:p>81,9286437317998</text:p>
          </table:table-cell>
          <table:table-cell/>
          <table:table-cell table:formula="of:=[.F251]+[.$E$183]" office:value-type="float" office:value="96.2941176470589" calcext:value-type="float">
            <text:p>96,2941176470589</text:p>
          </table:table-cell>
          <table:table-cell table:formula="of:=[.G251]+[.$E$184]" office:value-type="float" office:value="-29.5312941176471" calcext:value-type="float">
            <text:p>-29,5312941176471</text:p>
          </table:table-cell>
          <table:table-cell table:formula="of:=[.H251]+[.$E$185]" office:value-type="float" office:value="55.5136283837712" calcext:value-type="float">
            <text:p>55,5136283837712</text:p>
          </table:table-cell>
          <table:table-cell table:number-columns-repeated="5"/>
          <table:table-cell table:formula="of:=ROUND([.B252];0)-ROUND([.F252];0)" office:value-type="float" office:value="16" calcext:value-type="float">
            <text:p>16</text:p>
          </table:table-cell>
          <table:table-cell table:formula="of:=[.C252]-[.G252]" office:value-type="float" office:value="7.2986324635118" calcext:value-type="float">
            <text:p>7,2986324635118</text:p>
          </table:table-cell>
          <table:table-cell table:formula="of:=[.O252]/[.N252]" office:value-type="float" office:value="0.456164528969488" calcext:value-type="float">
            <text:p>0,456164528969488</text:p>
          </table:table-cell>
          <table:table-cell table:formula="of:=([.D252]-[.H252])/[.N252]" office:value-type="float" office:value="1.65093845925179" calcext:value-type="float">
            <text:p>1,65093845925179</text:p>
          </table:table-cell>
          <table:table-cell office:value-type="float" office:value="168" calcext:value-type="float">
            <text:p>168</text:p>
          </table:table-cell>
          <table:table-cell table:number-columns-repeated="42"/>
          <table:table-cell office:value-type="float" office:value="168" calcext:value-type="float">
            <text:p>168</text:p>
          </table:table-cell>
          <table:table-cell table:number-columns-repeated="46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252]+[.$B$183]" office:value-type="float" office:value="111.481203007519" calcext:value-type="float">
            <text:p>111,481203007519</text:p>
          </table:table-cell>
          <table:table-cell table:formula="of:=[.C252]+[.$B$184]" office:value-type="float" office:value="-22.2395413533835" calcext:value-type="float">
            <text:p>-22,2395413533835</text:p>
          </table:table-cell>
          <table:table-cell table:formula="of:=[.D252]+[.$B$185]" office:value-type="float" office:value="82.0486089209683" calcext:value-type="float">
            <text:p>82,0486089209683</text:p>
          </table:table-cell>
          <table:table-cell/>
          <table:table-cell table:formula="of:=[.F252]+[.$E$183]" office:value-type="float" office:value="95.8235294117648" calcext:value-type="float">
            <text:p>95,8235294117648</text:p>
          </table:table-cell>
          <table:table-cell table:formula="of:=[.G252]+[.$E$184]" office:value-type="float" office:value="-29.6578235294119" calcext:value-type="float">
            <text:p>-29,6578235294119</text:p>
          </table:table-cell>
          <table:table-cell table:formula="of:=[.H252]+[.$E$185]" office:value-type="float" office:value="55.2005605344474" calcext:value-type="float">
            <text:p>55,2005605344474</text:p>
          </table:table-cell>
          <table:table-cell table:number-columns-repeated="5"/>
          <table:table-cell table:formula="of:=ROUND([.B253];0)-ROUND([.F253];0)" office:value-type="float" office:value="15" calcext:value-type="float">
            <text:p>15</text:p>
          </table:table-cell>
          <table:table-cell table:formula="of:=[.C253]-[.G253]" office:value-type="float" office:value="7.41828217602839" calcext:value-type="float">
            <text:p>7,41828217602839</text:p>
          </table:table-cell>
          <table:table-cell table:formula="of:=[.O253]/[.N253]" office:value-type="float" office:value="0.494552145068559" calcext:value-type="float">
            <text:p>0,494552145068559</text:p>
          </table:table-cell>
          <table:table-cell table:formula="of:=([.D253]-[.H253])/[.N253]" office:value-type="float" office:value="1.78986989243473" calcext:value-type="float">
            <text:p>1,78986989243473</text:p>
          </table:table-cell>
          <table:table-cell office:value-type="float" office:value="169" calcext:value-type="float">
            <text:p>169</text:p>
          </table:table-cell>
          <table:table-cell table:number-columns-repeated="42"/>
          <table:table-cell office:value-type="float" office:value="169" calcext:value-type="float">
            <text:p>169</text:p>
          </table:table-cell>
          <table:table-cell table:number-columns-repeated="46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253]+[.$B$183]" office:value-type="float" office:value="111.263157894737" calcext:value-type="float">
            <text:p>111,263157894737</text:p>
          </table:table-cell>
          <table:table-cell table:formula="of:=[.C253]+[.$B$184]" office:value-type="float" office:value="-22.2464210526316" calcext:value-type="float">
            <text:p>-22,2464210526316</text:p>
          </table:table-cell>
          <table:table-cell table:formula="of:=[.D253]+[.$B$185]" office:value-type="float" office:value="82.1685741101368" calcext:value-type="float">
            <text:p>82,1685741101368</text:p>
          </table:table-cell>
          <table:table-cell/>
          <table:table-cell table:formula="of:=[.F253]+[.$E$183]" office:value-type="float" office:value="95.3529411764707" calcext:value-type="float">
            <text:p>95,3529411764707</text:p>
          </table:table-cell>
          <table:table-cell table:formula="of:=[.G253]+[.$E$184]" office:value-type="float" office:value="-29.7843529411766" calcext:value-type="float">
            <text:p>-29,7843529411766</text:p>
          </table:table-cell>
          <table:table-cell table:formula="of:=[.H253]+[.$E$185]" office:value-type="float" office:value="54.8874926851236" calcext:value-type="float">
            <text:p>54,8874926851236</text:p>
          </table:table-cell>
          <table:table-cell table:number-columns-repeated="5"/>
          <table:table-cell table:formula="of:=ROUND([.B254];0)-ROUND([.F254];0)" office:value-type="float" office:value="16" calcext:value-type="float">
            <text:p>16</text:p>
          </table:table-cell>
          <table:table-cell table:formula="of:=[.C254]-[.G254]" office:value-type="float" office:value="7.53793188854498" calcext:value-type="float">
            <text:p>7,53793188854498</text:p>
          </table:table-cell>
          <table:table-cell table:formula="of:=[.O254]/[.N254]" office:value-type="float" office:value="0.471120743034061" calcext:value-type="float">
            <text:p>0,471120743034061</text:p>
          </table:table-cell>
          <table:table-cell table:formula="of:=([.D254]-[.H254])/[.N254]" office:value-type="float" office:value="1.70506758906332" calcext:value-type="float">
            <text:p>1,70506758906332</text:p>
          </table:table-cell>
          <table:table-cell office:value-type="float" office:value="170" calcext:value-type="float">
            <text:p>170</text:p>
          </table:table-cell>
          <table:table-cell table:number-columns-repeated="42"/>
          <table:table-cell office:value-type="float" office:value="170" calcext:value-type="float">
            <text:p>170</text:p>
          </table:table-cell>
          <table:table-cell table:number-columns-repeated="46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254]+[.$B$183]" office:value-type="float" office:value="111.045112781955" calcext:value-type="float">
            <text:p>111,045112781955</text:p>
          </table:table-cell>
          <table:table-cell table:formula="of:=[.C254]+[.$B$184]" office:value-type="float" office:value="-22.2533007518797" calcext:value-type="float">
            <text:p>-22,2533007518797</text:p>
          </table:table-cell>
          <table:table-cell table:formula="of:=[.D254]+[.$B$185]" office:value-type="float" office:value="82.2885392993053" calcext:value-type="float">
            <text:p>82,2885392993053</text:p>
          </table:table-cell>
          <table:table-cell/>
          <table:table-cell table:formula="of:=[.F254]+[.$E$183]" office:value-type="float" office:value="94.8823529411766" calcext:value-type="float">
            <text:p>94,8823529411766</text:p>
          </table:table-cell>
          <table:table-cell table:formula="of:=[.G254]+[.$E$184]" office:value-type="float" office:value="-29.9108823529413" calcext:value-type="float">
            <text:p>-29,9108823529413</text:p>
          </table:table-cell>
          <table:table-cell table:formula="of:=[.H254]+[.$E$185]" office:value-type="float" office:value="54.5744248357999" calcext:value-type="float">
            <text:p>54,5744248357999</text:p>
          </table:table-cell>
          <table:table-cell table:number-columns-repeated="5"/>
          <table:table-cell table:formula="of:=ROUND([.B255];0)-ROUND([.F255];0)" office:value-type="float" office:value="16" calcext:value-type="float">
            <text:p>16</text:p>
          </table:table-cell>
          <table:table-cell table:formula="of:=[.C255]-[.G255]" office:value-type="float" office:value="7.65758160106157" calcext:value-type="float">
            <text:p>7,65758160106157</text:p>
          </table:table-cell>
          <table:table-cell table:formula="of:=[.O255]/[.N255]" office:value-type="float" office:value="0.478598850066348" calcext:value-type="float">
            <text:p>0,478598850066348</text:p>
          </table:table-cell>
          <table:table-cell table:formula="of:=([.D255]-[.H255])/[.N255]" office:value-type="float" office:value="1.73213215396909" calcext:value-type="float">
            <text:p>1,73213215396909</text:p>
          </table:table-cell>
          <table:table-cell office:value-type="float" office:value="171" calcext:value-type="float">
            <text:p>171</text:p>
          </table:table-cell>
          <table:table-cell table:number-columns-repeated="42"/>
          <table:table-cell office:value-type="float" office:value="171" calcext:value-type="float">
            <text:p>171</text:p>
          </table:table-cell>
          <table:table-cell table:number-columns-repeated="46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255]+[.$B$183]" office:value-type="float" office:value="110.827067669173" calcext:value-type="float">
            <text:p>110,827067669173</text:p>
          </table:table-cell>
          <table:table-cell table:formula="of:=[.C255]+[.$B$184]" office:value-type="float" office:value="-22.2601804511278" calcext:value-type="float">
            <text:p>-22,2601804511278</text:p>
          </table:table-cell>
          <table:table-cell table:formula="of:=[.D255]+[.$B$185]" office:value-type="float" office:value="82.4085044884738" calcext:value-type="float">
            <text:p>82,4085044884738</text:p>
          </table:table-cell>
          <table:table-cell/>
          <table:table-cell table:formula="of:=[.F255]+[.$E$183]" office:value-type="float" office:value="94.4117647058825" calcext:value-type="float">
            <text:p>94,4117647058825</text:p>
          </table:table-cell>
          <table:table-cell table:formula="of:=[.G255]+[.$E$184]" office:value-type="float" office:value="-30.037411764706" calcext:value-type="float">
            <text:p>-30,037411764706</text:p>
          </table:table-cell>
          <table:table-cell table:formula="of:=[.H255]+[.$E$185]" office:value-type="float" office:value="54.2613569864761" calcext:value-type="float">
            <text:p>54,2613569864761</text:p>
          </table:table-cell>
          <table:table-cell table:number-columns-repeated="5"/>
          <table:table-cell table:formula="of:=ROUND([.B256];0)-ROUND([.F256];0)" office:value-type="float" office:value="17" calcext:value-type="float">
            <text:p>17</text:p>
          </table:table-cell>
          <table:table-cell table:formula="of:=[.C256]-[.G256]" office:value-type="float" office:value="7.77723131357815" calcext:value-type="float">
            <text:p>7,77723131357815</text:p>
          </table:table-cell>
          <table:table-cell table:formula="of:=[.O256]/[.N256]" office:value-type="float" office:value="0.457484194916362" calcext:value-type="float">
            <text:p>0,457484194916362</text:p>
          </table:table-cell>
          <table:table-cell table:formula="of:=([.D256]-[.H256])/[.N256]" office:value-type="float" office:value="1.65571455894104" calcext:value-type="float">
            <text:p>1,65571455894104</text:p>
          </table:table-cell>
          <table:table-cell office:value-type="float" office:value="172" calcext:value-type="float">
            <text:p>172</text:p>
          </table:table-cell>
          <table:table-cell table:number-columns-repeated="42"/>
          <table:table-cell office:value-type="float" office:value="172" calcext:value-type="float">
            <text:p>172</text:p>
          </table:table-cell>
          <table:table-cell table:number-columns-repeated="46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256]+[.$B$183]" office:value-type="float" office:value="110.609022556391" calcext:value-type="float">
            <text:p>110,609022556391</text:p>
          </table:table-cell>
          <table:table-cell table:formula="of:=[.C256]+[.$B$184]" office:value-type="float" office:value="-22.2670601503759" calcext:value-type="float">
            <text:p>-22,2670601503759</text:p>
          </table:table-cell>
          <table:table-cell table:formula="of:=[.D256]+[.$B$185]" office:value-type="float" office:value="82.5284696776422" calcext:value-type="float">
            <text:p>82,5284696776422</text:p>
          </table:table-cell>
          <table:table-cell/>
          <table:table-cell table:formula="of:=[.F256]+[.$E$183]" office:value-type="float" office:value="93.9411764705883" calcext:value-type="float">
            <text:p>93,9411764705883</text:p>
          </table:table-cell>
          <table:table-cell table:formula="of:=[.G256]+[.$E$184]" office:value-type="float" office:value="-30.1639411764707" calcext:value-type="float">
            <text:p>-30,1639411764707</text:p>
          </table:table-cell>
          <table:table-cell table:formula="of:=[.H256]+[.$E$185]" office:value-type="float" office:value="53.9482891371523" calcext:value-type="float">
            <text:p>53,9482891371523</text:p>
          </table:table-cell>
          <table:table-cell table:number-columns-repeated="5"/>
          <table:table-cell table:formula="of:=ROUND([.B257];0)-ROUND([.F257];0)" office:value-type="float" office:value="17" calcext:value-type="float">
            <text:p>17</text:p>
          </table:table-cell>
          <table:table-cell table:formula="of:=[.C257]-[.G257]" office:value-type="float" office:value="7.89688102609474" calcext:value-type="float">
            <text:p>7,89688102609474</text:p>
          </table:table-cell>
          <table:table-cell table:formula="of:=[.O257]/[.N257]" office:value-type="float" office:value="0.464522413299691" calcext:value-type="float">
            <text:p>0,464522413299691</text:p>
          </table:table-cell>
          <table:table-cell table:formula="of:=([.D257]-[.H257])/[.N257]" office:value-type="float" office:value="1.68118709061706" calcext:value-type="float">
            <text:p>1,68118709061706</text:p>
          </table:table-cell>
          <table:table-cell office:value-type="float" office:value="173" calcext:value-type="float">
            <text:p>173</text:p>
          </table:table-cell>
          <table:table-cell table:number-columns-repeated="42"/>
          <table:table-cell office:value-type="float" office:value="173" calcext:value-type="float">
            <text:p>173</text:p>
          </table:table-cell>
          <table:table-cell table:number-columns-repeated="46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257]+[.$B$183]" office:value-type="float" office:value="110.390977443609" calcext:value-type="float">
            <text:p>110,390977443609</text:p>
          </table:table-cell>
          <table:table-cell table:formula="of:=[.C257]+[.$B$184]" office:value-type="float" office:value="-22.2739398496241" calcext:value-type="float">
            <text:p>-22,2739398496241</text:p>
          </table:table-cell>
          <table:table-cell table:formula="of:=[.D257]+[.$B$185]" office:value-type="float" office:value="82.6484348668107" calcext:value-type="float">
            <text:p>82,6484348668107</text:p>
          </table:table-cell>
          <table:table-cell/>
          <table:table-cell table:formula="of:=[.F257]+[.$E$183]" office:value-type="float" office:value="93.4705882352942" calcext:value-type="float">
            <text:p>93,4705882352942</text:p>
          </table:table-cell>
          <table:table-cell table:formula="of:=[.G257]+[.$E$184]" office:value-type="float" office:value="-30.2904705882354" calcext:value-type="float">
            <text:p>-30,2904705882354</text:p>
          </table:table-cell>
          <table:table-cell table:formula="of:=[.H257]+[.$E$185]" office:value-type="float" office:value="53.6352212878285" calcext:value-type="float">
            <text:p>53,6352212878285</text:p>
          </table:table-cell>
          <table:table-cell table:number-columns-repeated="5"/>
          <table:table-cell table:formula="of:=ROUND([.B258];0)-ROUND([.F258];0)" office:value-type="float" office:value="17" calcext:value-type="float">
            <text:p>17</text:p>
          </table:table-cell>
          <table:table-cell table:formula="of:=[.C258]-[.G258]" office:value-type="float" office:value="8.01653073861133" calcext:value-type="float">
            <text:p>8,01653073861133</text:p>
          </table:table-cell>
          <table:table-cell table:formula="of:=[.O258]/[.N258]" office:value-type="float" office:value="0.471560631683019" calcext:value-type="float">
            <text:p>0,471560631683019</text:p>
          </table:table-cell>
          <table:table-cell table:formula="of:=([.D258]-[.H258])/[.N258]" office:value-type="float" office:value="1.70665962229307" calcext:value-type="float">
            <text:p>1,70665962229307</text:p>
          </table:table-cell>
          <table:table-cell office:value-type="float" office:value="174" calcext:value-type="float">
            <text:p>174</text:p>
          </table:table-cell>
          <table:table-cell table:number-columns-repeated="42"/>
          <table:table-cell office:value-type="float" office:value="174" calcext:value-type="float">
            <text:p>174</text:p>
          </table:table-cell>
          <table:table-cell table:number-columns-repeated="46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258]+[.$B$183]" office:value-type="float" office:value="110.172932330827" calcext:value-type="float">
            <text:p>110,172932330827</text:p>
          </table:table-cell>
          <table:table-cell table:formula="of:=[.C258]+[.$B$184]" office:value-type="float" office:value="-22.2808195488722" calcext:value-type="float">
            <text:p>-22,2808195488722</text:p>
          </table:table-cell>
          <table:table-cell table:formula="of:=[.D258]+[.$B$185]" office:value-type="float" office:value="82.7684000559792" calcext:value-type="float">
            <text:p>82,7684000559792</text:p>
          </table:table-cell>
          <table:table-cell/>
          <table:table-cell table:formula="of:=[.F258]+[.$E$183]" office:value-type="float" office:value="93.0000000000001" calcext:value-type="float">
            <text:p>93,0000000000001</text:p>
          </table:table-cell>
          <table:table-cell table:formula="of:=[.G258]+[.$E$184]" office:value-type="float" office:value="-30.4170000000001" calcext:value-type="float">
            <text:p>-30,4170000000001</text:p>
          </table:table-cell>
          <table:table-cell table:formula="of:=[.H258]+[.$E$185]" office:value-type="float" office:value="53.3221534385047" calcext:value-type="float">
            <text:p>53,3221534385047</text:p>
          </table:table-cell>
          <table:table-cell table:number-columns-repeated="5"/>
          <table:table-cell table:formula="of:=ROUND([.B259];0)-ROUND([.F259];0)" office:value-type="float" office:value="17" calcext:value-type="float">
            <text:p>17</text:p>
          </table:table-cell>
          <table:table-cell table:formula="of:=[.C259]-[.G259]" office:value-type="float" office:value="8.13618045112791" calcext:value-type="float">
            <text:p>8,13618045112791</text:p>
          </table:table-cell>
          <table:table-cell table:formula="of:=[.O259]/[.N259]" office:value-type="float" office:value="0.478598850066348" calcext:value-type="float">
            <text:p>0,478598850066348</text:p>
          </table:table-cell>
          <table:table-cell table:formula="of:=([.D259]-[.H259])/[.N259]" office:value-type="float" office:value="1.73213215396909" calcext:value-type="float">
            <text:p>1,73213215396909</text:p>
          </table:table-cell>
          <table:table-cell office:value-type="float" office:value="175" calcext:value-type="float">
            <text:p>175</text:p>
          </table:table-cell>
          <table:table-cell table:number-columns-repeated="42"/>
          <table:table-cell office:value-type="float" office:value="175" calcext:value-type="float">
            <text:p>175</text:p>
          </table:table-cell>
          <table:table-cell table:number-columns-repeated="46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259]+[.$B$183]" office:value-type="float" office:value="109.954887218045" calcext:value-type="float">
            <text:p>109,954887218045</text:p>
          </table:table-cell>
          <table:table-cell table:formula="of:=[.C259]+[.$B$184]" office:value-type="float" office:value="-22.2876992481203" calcext:value-type="float">
            <text:p>-22,2876992481203</text:p>
          </table:table-cell>
          <table:table-cell table:formula="of:=[.D259]+[.$B$185]" office:value-type="float" office:value="82.8883652451477" calcext:value-type="float">
            <text:p>82,8883652451477</text:p>
          </table:table-cell>
          <table:table-cell/>
          <table:table-cell table:formula="of:=[.F259]+[.$E$183]" office:value-type="float" office:value="92.529411764706" calcext:value-type="float">
            <text:p>92,529411764706</text:p>
          </table:table-cell>
          <table:table-cell table:formula="of:=[.G259]+[.$E$184]" office:value-type="float" office:value="-30.5435294117648" calcext:value-type="float">
            <text:p>-30,5435294117648</text:p>
          </table:table-cell>
          <table:table-cell table:formula="of:=[.H259]+[.$E$185]" office:value-type="float" office:value="53.0090855891809" calcext:value-type="float">
            <text:p>53,0090855891809</text:p>
          </table:table-cell>
          <table:table-cell table:number-columns-repeated="5"/>
          <table:table-cell table:formula="of:=ROUND([.B260];0)-ROUND([.F260];0)" office:value-type="float" office:value="17" calcext:value-type="float">
            <text:p>17</text:p>
          </table:table-cell>
          <table:table-cell table:formula="of:=[.C260]-[.G260]" office:value-type="float" office:value="8.2558301636445" calcext:value-type="float">
            <text:p>8,2558301636445</text:p>
          </table:table-cell>
          <table:table-cell table:formula="of:=[.O260]/[.N260]" office:value-type="float" office:value="0.485637068449676" calcext:value-type="float">
            <text:p>0,485637068449676</text:p>
          </table:table-cell>
          <table:table-cell table:formula="of:=([.D260]-[.H260])/[.N260]" office:value-type="float" office:value="1.75760468564511" calcext:value-type="float">
            <text:p>1,75760468564511</text:p>
          </table:table-cell>
          <table:table-cell office:value-type="float" office:value="176" calcext:value-type="float">
            <text:p>176</text:p>
          </table:table-cell>
          <table:table-cell table:number-columns-repeated="42"/>
          <table:table-cell office:value-type="float" office:value="176" calcext:value-type="float">
            <text:p>176</text:p>
          </table:table-cell>
          <table:table-cell table:number-columns-repeated="46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260]+[.$B$183]" office:value-type="float" office:value="109.736842105263" calcext:value-type="float">
            <text:p>109,736842105263</text:p>
          </table:table-cell>
          <table:table-cell table:formula="of:=[.C260]+[.$B$184]" office:value-type="float" office:value="-22.2945789473684" calcext:value-type="float">
            <text:p>-22,2945789473684</text:p>
          </table:table-cell>
          <table:table-cell table:formula="of:=[.D260]+[.$B$185]" office:value-type="float" office:value="83.0083304343162" calcext:value-type="float">
            <text:p>83,0083304343162</text:p>
          </table:table-cell>
          <table:table-cell/>
          <table:table-cell table:formula="of:=[.F260]+[.$E$183]" office:value-type="float" office:value="92.0588235294119" calcext:value-type="float">
            <text:p>92,0588235294119</text:p>
          </table:table-cell>
          <table:table-cell table:formula="of:=[.G260]+[.$E$184]" office:value-type="float" office:value="-30.6700588235295" calcext:value-type="float">
            <text:p>-30,6700588235295</text:p>
          </table:table-cell>
          <table:table-cell table:formula="of:=[.H260]+[.$E$185]" office:value-type="float" office:value="52.6960177398571" calcext:value-type="float">
            <text:p>52,6960177398571</text:p>
          </table:table-cell>
          <table:table-cell table:number-columns-repeated="5"/>
          <table:table-cell table:formula="of:=ROUND([.B261];0)-ROUND([.F261];0)" office:value-type="float" office:value="18" calcext:value-type="float">
            <text:p>18</text:p>
          </table:table-cell>
          <table:table-cell table:formula="of:=[.C261]-[.G261]" office:value-type="float" office:value="8.37547987616109" calcext:value-type="float">
            <text:p>8,37547987616109</text:p>
          </table:table-cell>
          <table:table-cell table:formula="of:=[.O261]/[.N261]" office:value-type="float" office:value="0.465304437564505" calcext:value-type="float">
            <text:p>0,465304437564505</text:p>
          </table:table-cell>
          <table:table-cell table:formula="of:=([.D261]-[.H261])/[.N261]" office:value-type="float" office:value="1.68401737191439" calcext:value-type="float">
            <text:p>1,68401737191439</text:p>
          </table:table-cell>
          <table:table-cell office:value-type="float" office:value="177" calcext:value-type="float">
            <text:p>177</text:p>
          </table:table-cell>
          <table:table-cell table:number-columns-repeated="42"/>
          <table:table-cell office:value-type="float" office:value="177" calcext:value-type="float">
            <text:p>177</text:p>
          </table:table-cell>
          <table:table-cell table:number-columns-repeated="46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261]+[.$B$183]" office:value-type="float" office:value="109.518796992481" calcext:value-type="float">
            <text:p>109,518796992481</text:p>
          </table:table-cell>
          <table:table-cell table:formula="of:=[.C261]+[.$B$184]" office:value-type="float" office:value="-22.3014586466165" calcext:value-type="float">
            <text:p>-22,3014586466165</text:p>
          </table:table-cell>
          <table:table-cell table:formula="of:=[.D261]+[.$B$185]" office:value-type="float" office:value="83.1282956234847" calcext:value-type="float">
            <text:p>83,1282956234847</text:p>
          </table:table-cell>
          <table:table-cell/>
          <table:table-cell table:formula="of:=[.F261]+[.$E$183]" office:value-type="float" office:value="91.5882352941178" calcext:value-type="float">
            <text:p>91,5882352941178</text:p>
          </table:table-cell>
          <table:table-cell table:formula="of:=[.G261]+[.$E$184]" office:value-type="float" office:value="-30.7965882352942" calcext:value-type="float">
            <text:p>-30,7965882352942</text:p>
          </table:table-cell>
          <table:table-cell table:formula="of:=[.H261]+[.$E$185]" office:value-type="float" office:value="52.3829498905333" calcext:value-type="float">
            <text:p>52,3829498905333</text:p>
          </table:table-cell>
          <table:table-cell table:number-columns-repeated="5"/>
          <table:table-cell table:formula="of:=ROUND([.B262];0)-ROUND([.F262];0)" office:value-type="float" office:value="18" calcext:value-type="float">
            <text:p>18</text:p>
          </table:table-cell>
          <table:table-cell table:formula="of:=[.C262]-[.G262]" office:value-type="float" office:value="8.49512958867767" calcext:value-type="float">
            <text:p>8,49512958867767</text:p>
          </table:table-cell>
          <table:table-cell table:formula="of:=[.O262]/[.N262]" office:value-type="float" office:value="0.471951643815426" calcext:value-type="float">
            <text:p>0,471951643815426</text:p>
          </table:table-cell>
          <table:table-cell table:formula="of:=([.D262]-[.H262])/[.N262]" office:value-type="float" office:value="1.70807476294174" calcext:value-type="float">
            <text:p>1,70807476294174</text:p>
          </table:table-cell>
          <table:table-cell office:value-type="float" office:value="178" calcext:value-type="float">
            <text:p>178</text:p>
          </table:table-cell>
          <table:table-cell table:number-columns-repeated="42"/>
          <table:table-cell office:value-type="float" office:value="178" calcext:value-type="float">
            <text:p>178</text:p>
          </table:table-cell>
          <table:table-cell table:number-columns-repeated="46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262]+[.$B$183]" office:value-type="float" office:value="109.3007518797" calcext:value-type="float">
            <text:p>109,3007518797</text:p>
          </table:table-cell>
          <table:table-cell table:formula="of:=[.C262]+[.$B$184]" office:value-type="float" office:value="-22.3083383458647" calcext:value-type="float">
            <text:p>-22,3083383458647</text:p>
          </table:table-cell>
          <table:table-cell table:formula="of:=[.D262]+[.$B$185]" office:value-type="float" office:value="83.2482608126531" calcext:value-type="float">
            <text:p>83,2482608126531</text:p>
          </table:table-cell>
          <table:table-cell/>
          <table:table-cell table:formula="of:=[.F262]+[.$E$183]" office:value-type="float" office:value="91.1176470588237" calcext:value-type="float">
            <text:p>91,1176470588237</text:p>
          </table:table-cell>
          <table:table-cell table:formula="of:=[.G262]+[.$E$184]" office:value-type="float" office:value="-30.9231176470589" calcext:value-type="float">
            <text:p>-30,9231176470589</text:p>
          </table:table-cell>
          <table:table-cell table:formula="of:=[.H262]+[.$E$185]" office:value-type="float" office:value="52.0698820412095" calcext:value-type="float">
            <text:p>52,0698820412095</text:p>
          </table:table-cell>
          <table:table-cell table:number-columns-repeated="5"/>
          <table:table-cell table:formula="of:=ROUND([.B263];0)-ROUND([.F263];0)" office:value-type="float" office:value="18" calcext:value-type="float">
            <text:p>18</text:p>
          </table:table-cell>
          <table:table-cell table:formula="of:=[.C263]-[.G263]" office:value-type="float" office:value="8.61477930119426" calcext:value-type="float">
            <text:p>8,61477930119426</text:p>
          </table:table-cell>
          <table:table-cell table:formula="of:=[.O263]/[.N263]" office:value-type="float" office:value="0.478598850066348" calcext:value-type="float">
            <text:p>0,478598850066348</text:p>
          </table:table-cell>
          <table:table-cell table:formula="of:=([.D263]-[.H263])/[.N263]" office:value-type="float" office:value="1.73213215396909" calcext:value-type="float">
            <text:p>1,73213215396909</text:p>
          </table:table-cell>
          <table:table-cell office:value-type="float" office:value="179" calcext:value-type="float">
            <text:p>179</text:p>
          </table:table-cell>
          <table:table-cell table:number-columns-repeated="42"/>
          <table:table-cell office:value-type="float" office:value="179" calcext:value-type="float">
            <text:p>179</text:p>
          </table:table-cell>
          <table:table-cell table:number-columns-repeated="46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263]+[.$B$183]" office:value-type="float" office:value="109.082706766918" calcext:value-type="float">
            <text:p>109,082706766918</text:p>
          </table:table-cell>
          <table:table-cell table:formula="of:=[.C263]+[.$B$184]" office:value-type="float" office:value="-22.3152180451128" calcext:value-type="float">
            <text:p>-22,3152180451128</text:p>
          </table:table-cell>
          <table:table-cell table:formula="of:=[.D263]+[.$B$185]" office:value-type="float" office:value="83.3682260018216" calcext:value-type="float">
            <text:p>83,3682260018216</text:p>
          </table:table-cell>
          <table:table-cell/>
          <table:table-cell table:formula="of:=[.F263]+[.$E$183]" office:value-type="float" office:value="90.6470588235295" calcext:value-type="float">
            <text:p>90,6470588235295</text:p>
          </table:table-cell>
          <table:table-cell table:formula="of:=[.G263]+[.$E$184]" office:value-type="float" office:value="-31.0496470588236" calcext:value-type="float">
            <text:p>-31,0496470588236</text:p>
          </table:table-cell>
          <table:table-cell table:formula="of:=[.H263]+[.$E$185]" office:value-type="float" office:value="51.7568141918857" calcext:value-type="float">
            <text:p>51,7568141918857</text:p>
          </table:table-cell>
          <table:table-cell table:number-columns-repeated="5"/>
          <table:table-cell table:formula="of:=ROUND([.B264];0)-ROUND([.F264];0)" office:value-type="float" office:value="18" calcext:value-type="float">
            <text:p>18</text:p>
          </table:table-cell>
          <table:table-cell table:formula="of:=[.C264]-[.G264]" office:value-type="float" office:value="8.73442901371085" calcext:value-type="float">
            <text:p>8,73442901371085</text:p>
          </table:table-cell>
          <table:table-cell table:formula="of:=[.O264]/[.N264]" office:value-type="float" office:value="0.485246056317269" calcext:value-type="float">
            <text:p>0,485246056317269</text:p>
          </table:table-cell>
          <table:table-cell table:formula="of:=([.D264]-[.H264])/[.N264]" office:value-type="float" office:value="1.75618954499644" calcext:value-type="float">
            <text:p>1,75618954499644</text:p>
          </table:table-cell>
          <table:table-cell office:value-type="float" office:value="180" calcext:value-type="float">
            <text:p>180</text:p>
          </table:table-cell>
          <table:table-cell table:number-columns-repeated="42"/>
          <table:table-cell office:value-type="float" office:value="180" calcext:value-type="float">
            <text:p>180</text:p>
          </table:table-cell>
          <table:table-cell table:number-columns-repeated="46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264]+[.$B$183]" office:value-type="float" office:value="108.864661654136" calcext:value-type="float">
            <text:p>108,864661654136</text:p>
          </table:table-cell>
          <table:table-cell table:formula="of:=[.C264]+[.$B$184]" office:value-type="float" office:value="-22.3220977443609" calcext:value-type="float">
            <text:p>-22,3220977443609</text:p>
          </table:table-cell>
          <table:table-cell table:formula="of:=[.D264]+[.$B$185]" office:value-type="float" office:value="83.4881911909901" calcext:value-type="float">
            <text:p>83,4881911909901</text:p>
          </table:table-cell>
          <table:table-cell/>
          <table:table-cell table:formula="of:=[.F264]+[.$E$183]" office:value-type="float" office:value="90.1764705882354" calcext:value-type="float">
            <text:p>90,1764705882354</text:p>
          </table:table-cell>
          <table:table-cell table:formula="of:=[.G264]+[.$E$184]" office:value-type="float" office:value="-31.1761764705883" calcext:value-type="float">
            <text:p>-31,1761764705883</text:p>
          </table:table-cell>
          <table:table-cell table:formula="of:=[.H264]+[.$E$185]" office:value-type="float" office:value="51.4437463425619" calcext:value-type="float">
            <text:p>51,4437463425619</text:p>
          </table:table-cell>
          <table:table-cell table:number-columns-repeated="5"/>
          <table:table-cell table:formula="of:=ROUND([.B265];0)-ROUND([.F265];0)" office:value-type="float" office:value="19" calcext:value-type="float">
            <text:p>19</text:p>
          </table:table-cell>
          <table:table-cell table:formula="of:=[.C265]-[.G265]" office:value-type="float" office:value="8.85407872622744" calcext:value-type="float">
            <text:p>8,85407872622744</text:p>
          </table:table-cell>
          <table:table-cell table:formula="of:=[.O265]/[.N265]" office:value-type="float" office:value="0.466004143485655" calcext:value-type="float">
            <text:p>0,466004143485655</text:p>
          </table:table-cell>
          <table:table-cell table:formula="of:=([.D265]-[.H265])/[.N265]" office:value-type="float" office:value="1.68654972886464" calcext:value-type="float">
            <text:p>1,68654972886464</text:p>
          </table:table-cell>
          <table:table-cell office:value-type="float" office:value="181" calcext:value-type="float">
            <text:p>181</text:p>
          </table:table-cell>
          <table:table-cell table:number-columns-repeated="42"/>
          <table:table-cell office:value-type="float" office:value="181" calcext:value-type="float">
            <text:p>181</text:p>
          </table:table-cell>
          <table:table-cell table:number-columns-repeated="46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265]+[.$B$183]" office:value-type="float" office:value="108.646616541354" calcext:value-type="float">
            <text:p>108,646616541354</text:p>
          </table:table-cell>
          <table:table-cell table:formula="of:=[.C265]+[.$B$184]" office:value-type="float" office:value="-22.328977443609" calcext:value-type="float">
            <text:p>-22,328977443609</text:p>
          </table:table-cell>
          <table:table-cell table:formula="of:=[.D265]+[.$B$185]" office:value-type="float" office:value="83.6081563801586" calcext:value-type="float">
            <text:p>83,6081563801586</text:p>
          </table:table-cell>
          <table:table-cell/>
          <table:table-cell table:formula="of:=[.F265]+[.$E$183]" office:value-type="float" office:value="89.7058823529413" calcext:value-type="float">
            <text:p>89,7058823529413</text:p>
          </table:table-cell>
          <table:table-cell table:formula="of:=[.G265]+[.$E$184]" office:value-type="float" office:value="-31.302705882353" calcext:value-type="float">
            <text:p>-31,302705882353</text:p>
          </table:table-cell>
          <table:table-cell table:formula="of:=[.H265]+[.$E$185]" office:value-type="float" office:value="51.1306784932381" calcext:value-type="float">
            <text:p>51,1306784932381</text:p>
          </table:table-cell>
          <table:table-cell table:number-columns-repeated="5"/>
          <table:table-cell table:formula="of:=ROUND([.B266];0)-ROUND([.F266];0)" office:value-type="float" office:value="19" calcext:value-type="float">
            <text:p>19</text:p>
          </table:table-cell>
          <table:table-cell table:formula="of:=[.C266]-[.G266]" office:value-type="float" office:value="8.97372843874402" calcext:value-type="float">
            <text:p>8,97372843874402</text:p>
          </table:table-cell>
          <table:table-cell table:formula="of:=[.O266]/[.N266]" office:value-type="float" office:value="0.472301496776001" calcext:value-type="float">
            <text:p>0,472301496776001</text:p>
          </table:table-cell>
          <table:table-cell table:formula="of:=([.D266]-[.H266])/[.N266]" office:value-type="float" office:value="1.70934094141687" calcext:value-type="float">
            <text:p>1,70934094141687</text:p>
          </table:table-cell>
          <table:table-cell office:value-type="float" office:value="182" calcext:value-type="float">
            <text:p>182</text:p>
          </table:table-cell>
          <table:table-cell table:number-columns-repeated="42"/>
          <table:table-cell office:value-type="float" office:value="182" calcext:value-type="float">
            <text:p>182</text:p>
          </table:table-cell>
          <table:table-cell table:number-columns-repeated="46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266]+[.$B$183]" office:value-type="float" office:value="108.428571428572" calcext:value-type="float">
            <text:p>108,428571428572</text:p>
          </table:table-cell>
          <table:table-cell table:formula="of:=[.C266]+[.$B$184]" office:value-type="float" office:value="-22.3358571428571" calcext:value-type="float">
            <text:p>-22,3358571428571</text:p>
          </table:table-cell>
          <table:table-cell table:formula="of:=[.D266]+[.$B$185]" office:value-type="float" office:value="83.7281215693271" calcext:value-type="float">
            <text:p>83,7281215693271</text:p>
          </table:table-cell>
          <table:table-cell/>
          <table:table-cell table:formula="of:=[.F266]+[.$E$183]" office:value-type="float" office:value="89.2352941176472" calcext:value-type="float">
            <text:p>89,2352941176472</text:p>
          </table:table-cell>
          <table:table-cell table:formula="of:=[.G266]+[.$E$184]" office:value-type="float" office:value="-31.4292352941178" calcext:value-type="float">
            <text:p>-31,4292352941178</text:p>
          </table:table-cell>
          <table:table-cell table:formula="of:=[.H266]+[.$E$185]" office:value-type="float" office:value="50.8176106439143" calcext:value-type="float">
            <text:p>50,8176106439143</text:p>
          </table:table-cell>
          <table:table-cell table:number-columns-repeated="5"/>
          <table:table-cell table:formula="of:=ROUND([.B267];0)-ROUND([.F267];0)" office:value-type="float" office:value="19" calcext:value-type="float">
            <text:p>19</text:p>
          </table:table-cell>
          <table:table-cell table:formula="of:=[.C267]-[.G267]" office:value-type="float" office:value="9.09337815126061" calcext:value-type="float">
            <text:p>9,09337815126061</text:p>
          </table:table-cell>
          <table:table-cell table:formula="of:=[.O267]/[.N267]" office:value-type="float" office:value="0.478598850066348" calcext:value-type="float">
            <text:p>0,478598850066348</text:p>
          </table:table-cell>
          <table:table-cell table:formula="of:=([.D267]-[.H267])/[.N267]" office:value-type="float" office:value="1.73213215396909" calcext:value-type="float">
            <text:p>1,73213215396909</text:p>
          </table:table-cell>
          <table:table-cell office:value-type="float" office:value="183" calcext:value-type="float">
            <text:p>183</text:p>
          </table:table-cell>
          <table:table-cell table:number-columns-repeated="42"/>
          <table:table-cell office:value-type="float" office:value="183" calcext:value-type="float">
            <text:p>183</text:p>
          </table:table-cell>
          <table:table-cell table:number-columns-repeated="46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267]+[.$B$183]" office:value-type="float" office:value="108.21052631579" calcext:value-type="float">
            <text:p>108,21052631579</text:p>
          </table:table-cell>
          <table:table-cell table:formula="of:=[.C267]+[.$B$184]" office:value-type="float" office:value="-22.3427368421053" calcext:value-type="float">
            <text:p>-22,3427368421053</text:p>
          </table:table-cell>
          <table:table-cell table:formula="of:=[.D267]+[.$B$185]" office:value-type="float" office:value="83.8480867584956" calcext:value-type="float">
            <text:p>83,8480867584956</text:p>
          </table:table-cell>
          <table:table-cell/>
          <table:table-cell table:formula="of:=[.F267]+[.$E$183]" office:value-type="float" office:value="88.7647058823531" calcext:value-type="float">
            <text:p>88,7647058823531</text:p>
          </table:table-cell>
          <table:table-cell table:formula="of:=[.G267]+[.$E$184]" office:value-type="float" office:value="-31.5557647058825" calcext:value-type="float">
            <text:p>-31,5557647058825</text:p>
          </table:table-cell>
          <table:table-cell table:formula="of:=[.H267]+[.$E$185]" office:value-type="float" office:value="50.5045427945905" calcext:value-type="float">
            <text:p>50,5045427945905</text:p>
          </table:table-cell>
          <table:table-cell table:number-columns-repeated="5"/>
          <table:table-cell table:formula="of:=ROUND([.B268];0)-ROUND([.F268];0)" office:value-type="float" office:value="19" calcext:value-type="float">
            <text:p>19</text:p>
          </table:table-cell>
          <table:table-cell table:formula="of:=[.C268]-[.G268]" office:value-type="float" office:value="9.2130278637772" calcext:value-type="float">
            <text:p>9,2130278637772</text:p>
          </table:table-cell>
          <table:table-cell table:formula="of:=[.O268]/[.N268]" office:value-type="float" office:value="0.484896203356695" calcext:value-type="float">
            <text:p>0,484896203356695</text:p>
          </table:table-cell>
          <table:table-cell table:formula="of:=([.D268]-[.H268])/[.N268]" office:value-type="float" office:value="1.75492336652132" calcext:value-type="float">
            <text:p>1,75492336652132</text:p>
          </table:table-cell>
          <table:table-cell office:value-type="float" office:value="184" calcext:value-type="float">
            <text:p>184</text:p>
          </table:table-cell>
          <table:table-cell table:number-columns-repeated="42"/>
          <table:table-cell office:value-type="float" office:value="184" calcext:value-type="float">
            <text:p>184</text:p>
          </table:table-cell>
          <table:table-cell table:number-columns-repeated="46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268]+[.$B$183]" office:value-type="float" office:value="107.992481203008" calcext:value-type="float">
            <text:p>107,992481203008</text:p>
          </table:table-cell>
          <table:table-cell table:formula="of:=[.C268]+[.$B$184]" office:value-type="float" office:value="-22.3496165413534" calcext:value-type="float">
            <text:p>-22,3496165413534</text:p>
          </table:table-cell>
          <table:table-cell table:formula="of:=[.D268]+[.$B$185]" office:value-type="float" office:value="83.968051947664" calcext:value-type="float">
            <text:p>83,968051947664</text:p>
          </table:table-cell>
          <table:table-cell/>
          <table:table-cell table:formula="of:=[.F268]+[.$E$183]" office:value-type="float" office:value="88.294117647059" calcext:value-type="float">
            <text:p>88,294117647059</text:p>
          </table:table-cell>
          <table:table-cell table:formula="of:=[.G268]+[.$E$184]" office:value-type="float" office:value="-31.6822941176472" calcext:value-type="float">
            <text:p>-31,6822941176472</text:p>
          </table:table-cell>
          <table:table-cell table:formula="of:=[.H268]+[.$E$185]" office:value-type="float" office:value="50.1914749452667" calcext:value-type="float">
            <text:p>50,1914749452667</text:p>
          </table:table-cell>
          <table:table-cell table:number-columns-repeated="5"/>
          <table:table-cell table:formula="of:=ROUND([.B269];0)-ROUND([.F269];0)" office:value-type="float" office:value="20" calcext:value-type="float">
            <text:p>20</text:p>
          </table:table-cell>
          <table:table-cell table:formula="of:=[.C269]-[.G269]" office:value-type="float" office:value="9.33267757629378" calcext:value-type="float">
            <text:p>9,33267757629378</text:p>
          </table:table-cell>
          <table:table-cell table:formula="of:=[.O269]/[.N269]" office:value-type="float" office:value="0.466633878814689" calcext:value-type="float">
            <text:p>0,466633878814689</text:p>
          </table:table-cell>
          <table:table-cell table:formula="of:=([.D269]-[.H269])/[.N269]" office:value-type="float" office:value="1.68882885011986" calcext:value-type="float">
            <text:p>1,68882885011986</text:p>
          </table:table-cell>
          <table:table-cell office:value-type="float" office:value="185" calcext:value-type="float">
            <text:p>185</text:p>
          </table:table-cell>
          <table:table-cell table:number-columns-repeated="42"/>
          <table:table-cell office:value-type="float" office:value="185" calcext:value-type="float">
            <text:p>185</text:p>
          </table:table-cell>
          <table:table-cell table:number-columns-repeated="46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269]+[.$B$183]" office:value-type="float" office:value="107.774436090226" calcext:value-type="float">
            <text:p>107,774436090226</text:p>
          </table:table-cell>
          <table:table-cell table:formula="of:=[.C269]+[.$B$184]" office:value-type="float" office:value="-22.3564962406015" calcext:value-type="float">
            <text:p>-22,3564962406015</text:p>
          </table:table-cell>
          <table:table-cell table:formula="of:=[.D269]+[.$B$185]" office:value-type="float" office:value="84.0880171368325" calcext:value-type="float">
            <text:p>84,0880171368325</text:p>
          </table:table-cell>
          <table:table-cell/>
          <table:table-cell table:formula="of:=[.F269]+[.$E$183]" office:value-type="float" office:value="87.8235294117648" calcext:value-type="float">
            <text:p>87,8235294117648</text:p>
          </table:table-cell>
          <table:table-cell table:formula="of:=[.G269]+[.$E$184]" office:value-type="float" office:value="-31.8088235294119" calcext:value-type="float">
            <text:p>-31,8088235294119</text:p>
          </table:table-cell>
          <table:table-cell table:formula="of:=[.H269]+[.$E$185]" office:value-type="float" office:value="49.878407095943" calcext:value-type="float">
            <text:p>49,878407095943</text:p>
          </table:table-cell>
          <table:table-cell table:number-columns-repeated="5"/>
          <table:table-cell table:formula="of:=ROUND([.B270];0)-ROUND([.F270];0)" office:value-type="float" office:value="20" calcext:value-type="float">
            <text:p>20</text:p>
          </table:table-cell>
          <table:table-cell table:formula="of:=[.C270]-[.G270]" office:value-type="float" office:value="9.45232728881037" calcext:value-type="float">
            <text:p>9,45232728881037</text:p>
          </table:table-cell>
          <table:table-cell table:formula="of:=[.O270]/[.N270]" office:value-type="float" office:value="0.472616364440518" calcext:value-type="float">
            <text:p>0,472616364440518</text:p>
          </table:table-cell>
          <table:table-cell table:formula="of:=([.D270]-[.H270])/[.N270]" office:value-type="float" office:value="1.71048050204448" calcext:value-type="float">
            <text:p>1,71048050204448</text:p>
          </table:table-cell>
          <table:table-cell office:value-type="float" office:value="186" calcext:value-type="float">
            <text:p>186</text:p>
          </table:table-cell>
          <table:table-cell table:number-columns-repeated="42"/>
          <table:table-cell office:value-type="float" office:value="186" calcext:value-type="float">
            <text:p>186</text:p>
          </table:table-cell>
          <table:table-cell table:number-columns-repeated="46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270]+[.$B$183]" office:value-type="float" office:value="107.556390977444" calcext:value-type="float">
            <text:p>107,556390977444</text:p>
          </table:table-cell>
          <table:table-cell table:formula="of:=[.C270]+[.$B$184]" office:value-type="float" office:value="-22.3633759398496" calcext:value-type="float">
            <text:p>-22,3633759398496</text:p>
          </table:table-cell>
          <table:table-cell table:formula="of:=[.D270]+[.$B$185]" office:value-type="float" office:value="84.207982326001" calcext:value-type="float">
            <text:p>84,207982326001</text:p>
          </table:table-cell>
          <table:table-cell/>
          <table:table-cell table:formula="of:=[.F270]+[.$E$183]" office:value-type="float" office:value="87.3529411764707" calcext:value-type="float">
            <text:p>87,3529411764707</text:p>
          </table:table-cell>
          <table:table-cell table:formula="of:=[.G270]+[.$E$184]" office:value-type="float" office:value="-31.9353529411766" calcext:value-type="float">
            <text:p>-31,9353529411766</text:p>
          </table:table-cell>
          <table:table-cell table:formula="of:=[.H270]+[.$E$185]" office:value-type="float" office:value="49.5653392466192" calcext:value-type="float">
            <text:p>49,5653392466192</text:p>
          </table:table-cell>
          <table:table-cell table:number-columns-repeated="5"/>
          <table:table-cell table:formula="of:=ROUND([.B271];0)-ROUND([.F271];0)" office:value-type="float" office:value="21" calcext:value-type="float">
            <text:p>21</text:p>
          </table:table-cell>
          <table:table-cell table:formula="of:=[.C271]-[.G271]" office:value-type="float" office:value="9.57197700132696" calcext:value-type="float">
            <text:p>9,57197700132696</text:p>
          </table:table-cell>
          <table:table-cell table:formula="of:=[.O271]/[.N271]" office:value-type="float" office:value="0.455808428634617" calcext:value-type="float">
            <text:p>0,455808428634617</text:p>
          </table:table-cell>
          <table:table-cell table:formula="of:=([.D271]-[.H271])/[.N271]" office:value-type="float" office:value="1.64964967044675" calcext:value-type="float">
            <text:p>1,64964967044675</text:p>
          </table:table-cell>
          <table:table-cell office:value-type="float" office:value="187" calcext:value-type="float">
            <text:p>187</text:p>
          </table:table-cell>
          <table:table-cell table:number-columns-repeated="42"/>
          <table:table-cell office:value-type="float" office:value="187" calcext:value-type="float">
            <text:p>187</text:p>
          </table:table-cell>
          <table:table-cell table:number-columns-repeated="46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271]+[.$B$183]" office:value-type="float" office:value="107.338345864662" calcext:value-type="float">
            <text:p>107,338345864662</text:p>
          </table:table-cell>
          <table:table-cell table:formula="of:=[.C271]+[.$B$184]" office:value-type="float" office:value="-22.3702556390977" calcext:value-type="float">
            <text:p>-22,3702556390977</text:p>
          </table:table-cell>
          <table:table-cell table:formula="of:=[.D271]+[.$B$185]" office:value-type="float" office:value="84.3279475151695" calcext:value-type="float">
            <text:p>84,3279475151695</text:p>
          </table:table-cell>
          <table:table-cell/>
          <table:table-cell table:formula="of:=[.F271]+[.$E$183]" office:value-type="float" office:value="86.8823529411766" calcext:value-type="float">
            <text:p>86,8823529411766</text:p>
          </table:table-cell>
          <table:table-cell table:formula="of:=[.G271]+[.$E$184]" office:value-type="float" office:value="-32.0618823529413" calcext:value-type="float">
            <text:p>-32,0618823529413</text:p>
          </table:table-cell>
          <table:table-cell table:formula="of:=[.H271]+[.$E$185]" office:value-type="float" office:value="49.2522713972954" calcext:value-type="float">
            <text:p>49,2522713972954</text:p>
          </table:table-cell>
          <table:table-cell table:number-columns-repeated="5"/>
          <table:table-cell table:formula="of:=ROUND([.B272];0)-ROUND([.F272];0)" office:value-type="float" office:value="20" calcext:value-type="float">
            <text:p>20</text:p>
          </table:table-cell>
          <table:table-cell table:formula="of:=[.C272]-[.G272]" office:value-type="float" office:value="9.69162671384354" calcext:value-type="float">
            <text:p>9,69162671384354</text:p>
          </table:table-cell>
          <table:table-cell table:formula="of:=[.O272]/[.N272]" office:value-type="float" office:value="0.484581335692177" calcext:value-type="float">
            <text:p>0,484581335692177</text:p>
          </table:table-cell>
          <table:table-cell table:formula="of:=([.D272]-[.H272])/[.N272]" office:value-type="float" office:value="1.75378380589371" calcext:value-type="float">
            <text:p>1,75378380589371</text:p>
          </table:table-cell>
          <table:table-cell office:value-type="float" office:value="188" calcext:value-type="float">
            <text:p>188</text:p>
          </table:table-cell>
          <table:table-cell table:number-columns-repeated="42"/>
          <table:table-cell office:value-type="float" office:value="188" calcext:value-type="float">
            <text:p>188</text:p>
          </table:table-cell>
          <table:table-cell table:number-columns-repeated="46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272]+[.$B$183]" office:value-type="float" office:value="107.12030075188" calcext:value-type="float">
            <text:p>107,12030075188</text:p>
          </table:table-cell>
          <table:table-cell table:formula="of:=[.C272]+[.$B$184]" office:value-type="float" office:value="-22.3771353383459" calcext:value-type="float">
            <text:p>-22,3771353383459</text:p>
          </table:table-cell>
          <table:table-cell table:formula="of:=[.D272]+[.$B$185]" office:value-type="float" office:value="84.447912704338" calcext:value-type="float">
            <text:p>84,447912704338</text:p>
          </table:table-cell>
          <table:table-cell/>
          <table:table-cell table:formula="of:=[.F272]+[.$E$183]" office:value-type="float" office:value="86.4117647058825" calcext:value-type="float">
            <text:p>86,4117647058825</text:p>
          </table:table-cell>
          <table:table-cell table:formula="of:=[.G272]+[.$E$184]" office:value-type="float" office:value="-32.188411764706" calcext:value-type="float">
            <text:p>-32,188411764706</text:p>
          </table:table-cell>
          <table:table-cell table:formula="of:=[.H272]+[.$E$185]" office:value-type="float" office:value="48.9392035479716" calcext:value-type="float">
            <text:p>48,9392035479716</text:p>
          </table:table-cell>
          <table:table-cell table:number-columns-repeated="5"/>
          <table:table-cell table:formula="of:=ROUND([.B273];0)-ROUND([.F273];0)" office:value-type="float" office:value="21" calcext:value-type="float">
            <text:p>21</text:p>
          </table:table-cell>
          <table:table-cell table:formula="of:=[.C273]-[.G273]" office:value-type="float" office:value="9.81127642636013" calcext:value-type="float">
            <text:p>9,81127642636013</text:p>
          </table:table-cell>
          <table:table-cell table:formula="of:=[.O273]/[.N273]" office:value-type="float" office:value="0.467203639350482" calcext:value-type="float">
            <text:p>0,467203639350482</text:p>
          </table:table-cell>
          <table:table-cell table:formula="of:=([.D273]-[.H273])/[.N273]" office:value-type="float" office:value="1.69089091220792" calcext:value-type="float">
            <text:p>1,69089091220792</text:p>
          </table:table-cell>
          <table:table-cell office:value-type="float" office:value="189" calcext:value-type="float">
            <text:p>189</text:p>
          </table:table-cell>
          <table:table-cell table:number-columns-repeated="42"/>
          <table:table-cell office:value-type="float" office:value="189" calcext:value-type="float">
            <text:p>189</text:p>
          </table:table-cell>
          <table:table-cell table:number-columns-repeated="46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273]+[.$B$183]" office:value-type="float" office:value="106.902255639098" calcext:value-type="float">
            <text:p>106,902255639098</text:p>
          </table:table-cell>
          <table:table-cell table:formula="of:=[.C273]+[.$B$184]" office:value-type="float" office:value="-22.384015037594" calcext:value-type="float">
            <text:p>-22,384015037594</text:p>
          </table:table-cell>
          <table:table-cell table:formula="of:=[.D273]+[.$B$185]" office:value-type="float" office:value="84.5678778935065" calcext:value-type="float">
            <text:p>84,5678778935065</text:p>
          </table:table-cell>
          <table:table-cell/>
          <table:table-cell table:formula="of:=[.F273]+[.$E$183]" office:value-type="float" office:value="85.9411764705884" calcext:value-type="float">
            <text:p>85,9411764705884</text:p>
          </table:table-cell>
          <table:table-cell table:formula="of:=[.G273]+[.$E$184]" office:value-type="float" office:value="-32.3149411764707" calcext:value-type="float">
            <text:p>-32,3149411764707</text:p>
          </table:table-cell>
          <table:table-cell table:formula="of:=[.H273]+[.$E$185]" office:value-type="float" office:value="48.6261356986478" calcext:value-type="float">
            <text:p>48,6261356986478</text:p>
          </table:table-cell>
          <table:table-cell table:number-columns-repeated="5"/>
          <table:table-cell table:formula="of:=ROUND([.B274];0)-ROUND([.F274];0)" office:value-type="float" office:value="21" calcext:value-type="float">
            <text:p>21</text:p>
          </table:table-cell>
          <table:table-cell table:formula="of:=[.C274]-[.G274]" office:value-type="float" office:value="9.93092613887671" calcext:value-type="float">
            <text:p>9,93092613887671</text:p>
          </table:table-cell>
          <table:table-cell table:formula="of:=[.O274]/[.N274]" office:value-type="float" office:value="0.472901244708415" calcext:value-type="float">
            <text:p>0,472901244708415</text:p>
          </table:table-cell>
          <table:table-cell table:formula="of:=([.D274]-[.H274])/[.N274]" office:value-type="float" office:value="1.71151153308851" calcext:value-type="float">
            <text:p>1,71151153308851</text:p>
          </table:table-cell>
          <table:table-cell office:value-type="float" office:value="190" calcext:value-type="float">
            <text:p>190</text:p>
          </table:table-cell>
          <table:table-cell table:number-columns-repeated="42"/>
          <table:table-cell office:value-type="float" office:value="190" calcext:value-type="float">
            <text:p>190</text:p>
          </table:table-cell>
          <table:table-cell table:number-columns-repeated="46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274]+[.$B$183]" office:value-type="float" office:value="106.684210526316" calcext:value-type="float">
            <text:p>106,684210526316</text:p>
          </table:table-cell>
          <table:table-cell table:formula="of:=[.C274]+[.$B$184]" office:value-type="float" office:value="-22.3908947368421" calcext:value-type="float">
            <text:p>-22,3908947368421</text:p>
          </table:table-cell>
          <table:table-cell table:formula="of:=[.D274]+[.$B$185]" office:value-type="float" office:value="84.6878430826749" calcext:value-type="float">
            <text:p>84,6878430826749</text:p>
          </table:table-cell>
          <table:table-cell/>
          <table:table-cell table:formula="of:=[.F274]+[.$E$183]" office:value-type="float" office:value="85.4705882352943" calcext:value-type="float">
            <text:p>85,4705882352943</text:p>
          </table:table-cell>
          <table:table-cell table:formula="of:=[.G274]+[.$E$184]" office:value-type="float" office:value="-32.4414705882354" calcext:value-type="float">
            <text:p>-32,4414705882354</text:p>
          </table:table-cell>
          <table:table-cell table:formula="of:=[.L405]" office:value-type="float" office:value="48" calcext:value-type="float">
            <text:p>48</text:p>
          </table:table-cell>
          <table:table-cell table:number-columns-repeated="5"/>
          <table:table-cell table:formula="of:=ROUND([.B275];0)-ROUND([.F275];0)" office:value-type="float" office:value="22" calcext:value-type="float">
            <text:p>22</text:p>
          </table:table-cell>
          <table:table-cell table:formula="of:=[.C275]-[.G275]" office:value-type="float" office:value="10.0505758513933" calcext:value-type="float">
            <text:p>10,0505758513933</text:p>
          </table:table-cell>
          <table:table-cell table:formula="of:=[.O275]/[.N275]" office:value-type="float" office:value="0.456844356881514" calcext:value-type="float">
            <text:p>0,456844356881514</text:p>
          </table:table-cell>
          <table:table-cell table:formula="of:=([.D275]-[.H275])/[.N275]" office:value-type="float" office:value="1.66762923103068" calcext:value-type="float">
            <text:p>1,66762923103068</text:p>
          </table:table-cell>
          <table:table-cell office:value-type="float" office:value="191" calcext:value-type="float">
            <text:p>191</text:p>
          </table:table-cell>
          <table:table-cell table:number-columns-repeated="42"/>
          <table:table-cell office:value-type="float" office:value="191" calcext:value-type="float">
            <text:p>191</text:p>
          </table:table-cell>
          <table:table-cell table:number-columns-repeated="46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275]+[.$B$183]" office:value-type="float" office:value="106.466165413534" calcext:value-type="float">
            <text:p>106,466165413534</text:p>
          </table:table-cell>
          <table:table-cell table:formula="of:=[.C275]+[.$B$184]" office:value-type="float" office:value="-22.3977744360902" calcext:value-type="float">
            <text:p>-22,3977744360902</text:p>
          </table:table-cell>
          <table:table-cell table:formula="of:=[.D275]+[.$B$185]" office:value-type="float" office:value="84.8078082718434" calcext:value-type="float">
            <text:p>84,8078082718434</text:p>
          </table:table-cell>
          <table:table-cell table:number-columns-repeated="5"/>
          <table:table-cell table:formula="of:=[.D169]" office:value-type="float" office:value="85" calcext:value-type="float">
            <text:p>85</text:p>
          </table:table-cell>
          <table:table-cell table:formula="of:=[.D171]" office:value-type="float" office:value="-32.568" calcext:value-type="float">
            <text:p>-32,568</text:p>
          </table:table-cell>
          <table:table-cell table:formula="of:=[.L405]" office:value-type="float" office:value="48" calcext:value-type="float">
            <text:p>48</text:p>
          </table:table-cell>
          <table:table-cell/>
          <table:table-cell table:formula="of:=ROUND([.B276];0)-ROUND([.J276];0)" office:value-type="float" office:value="21" calcext:value-type="float">
            <text:p>21</text:p>
          </table:table-cell>
          <table:table-cell table:formula="of:=[.C276]-[.K276]" office:value-type="float" office:value="10.1702255639098" calcext:value-type="float">
            <text:p>10,1702255639098</text:p>
          </table:table-cell>
          <table:table-cell table:formula="of:=[.O276]/[.N276]" office:value-type="float" office:value="0.484296455424275" calcext:value-type="float">
            <text:p>0,484296455424275</text:p>
          </table:table-cell>
          <table:table-cell table:formula="of:=([.D276]-[.L276])/[.N276]" office:value-type="float" office:value="1.75275277484969" calcext:value-type="float">
            <text:p>1,75275277484969</text:p>
          </table:table-cell>
          <table:table-cell office:value-type="float" office:value="192" calcext:value-type="float">
            <text:p>192</text:p>
          </table:table-cell>
          <table:table-cell office:value-type="float" office:value="-32.568" calcext:value-type="float">
            <text:p>-32,568</text:p>
          </table:table-cell>
          <table:table-cell table:formula="of:=[.S276]+[.$P$276]" office:value-type="float" office:value="-32.0837035445757" calcext:value-type="float">
            <text:p>-32,0837035445757</text:p>
          </table:table-cell>
          <table:table-cell table:formula="of:=[.T276]+[.$P$276]" office:value-type="float" office:value="-31.5994070891514" calcext:value-type="float">
            <text:p>-31,5994070891514</text:p>
          </table:table-cell>
          <table:table-cell table:formula="of:=[.U276]+[.$P$276]" office:value-type="float" office:value="-31.1151106337272" calcext:value-type="float">
            <text:p>-31,1151106337272</text:p>
          </table:table-cell>
          <table:table-cell table:formula="of:=[.V276]+[.$P$276]" office:value-type="float" office:value="-30.6308141783029" calcext:value-type="float">
            <text:p>-30,6308141783029</text:p>
          </table:table-cell>
          <table:table-cell table:formula="of:=[.W276]+[.$P$276]" office:value-type="float" office:value="-30.1465177228786" calcext:value-type="float">
            <text:p>-30,1465177228786</text:p>
          </table:table-cell>
          <table:table-cell table:formula="of:=[.X276]+[.$P$276]" office:value-type="float" office:value="-29.6622212674544" calcext:value-type="float">
            <text:p>-29,6622212674544</text:p>
          </table:table-cell>
          <table:table-cell table:formula="of:=[.Y276]+[.$P$276]" office:value-type="float" office:value="-29.1779248120301" calcext:value-type="float">
            <text:p>-29,1779248120301</text:p>
          </table:table-cell>
          <table:table-cell table:formula="of:=[.Z276]+[.$P$276]" office:value-type="float" office:value="-28.6936283566058" calcext:value-type="float">
            <text:p>-28,6936283566058</text:p>
          </table:table-cell>
          <table:table-cell table:formula="of:=[.AA276]+[.$P$276]" office:value-type="float" office:value="-28.2093319011815" calcext:value-type="float">
            <text:p>-28,2093319011815</text:p>
          </table:table-cell>
          <table:table-cell table:formula="of:=[.AB276]+[.$P$276]" office:value-type="float" office:value="-27.7250354457573" calcext:value-type="float">
            <text:p>-27,7250354457573</text:p>
          </table:table-cell>
          <table:table-cell table:formula="of:=[.AC276]+[.$P$276]" office:value-type="float" office:value="-27.240738990333" calcext:value-type="float">
            <text:p>-27,240738990333</text:p>
          </table:table-cell>
          <table:table-cell table:formula="of:=[.AD276]+[.$P$276]" office:value-type="float" office:value="-26.7564425349087" calcext:value-type="float">
            <text:p>-26,7564425349087</text:p>
          </table:table-cell>
          <table:table-cell table:formula="of:=[.AE276]+[.$P$276]" office:value-type="float" office:value="-26.2721460794844" calcext:value-type="float">
            <text:p>-26,2721460794844</text:p>
          </table:table-cell>
          <table:table-cell table:formula="of:=[.AF276]+[.$P$276]" office:value-type="float" office:value="-25.7878496240602" calcext:value-type="float">
            <text:p>-25,7878496240602</text:p>
          </table:table-cell>
          <table:table-cell table:formula="of:=[.AG276]+[.$P$276]" office:value-type="float" office:value="-25.3035531686359" calcext:value-type="float">
            <text:p>-25,3035531686359</text:p>
          </table:table-cell>
          <table:table-cell table:formula="of:=[.AH276]+[.$P$276]" office:value-type="float" office:value="-24.8192567132116" calcext:value-type="float">
            <text:p>-24,8192567132116</text:p>
          </table:table-cell>
          <table:table-cell table:formula="of:=[.AI276]+[.$P$276]" office:value-type="float" office:value="-24.3349602577873" calcext:value-type="float">
            <text:p>-24,3349602577873</text:p>
          </table:table-cell>
          <table:table-cell table:formula="of:=[.AJ276]+[.$P$276]" office:value-type="float" office:value="-23.8506638023631" calcext:value-type="float">
            <text:p>-23,8506638023631</text:p>
          </table:table-cell>
          <table:table-cell table:formula="of:=[.AK276]+[.$P$276]" office:value-type="float" office:value="-23.3663673469388" calcext:value-type="float">
            <text:p>-23,3663673469388</text:p>
          </table:table-cell>
          <table:table-cell table:formula="of:=[.AL276]+[.$P$276]" office:value-type="float" office:value="-22.8820708915145" calcext:value-type="float">
            <text:p>-22,8820708915145</text:p>
          </table:table-cell>
          <table:table-cell table:formula="of:=[.AM276]+[.$P$276]" office:value-type="float" office:value="-22.3977744360902" calcext:value-type="float">
            <text:p>-22,3977744360902</text:p>
          </table:table-cell>
          <table:table-cell table:number-columns-repeated="20"/>
          <table:table-cell office:value-type="float" office:value="192" calcext:value-type="float">
            <text:p>192</text:p>
          </table:table-cell>
          <table:table-cell table:formula="of:=[.L276]" office:value-type="float" office:value="48" calcext:value-type="float">
            <text:p>48</text:p>
          </table:table-cell>
          <table:table-cell table:formula="of:=[.BJ276]+[.$Q$276]" office:value-type="float" office:value="49.7527527748497" calcext:value-type="float">
            <text:p>49,7527527748497</text:p>
          </table:table-cell>
          <table:table-cell table:formula="of:=[.BK276]+[.$Q$276]" office:value-type="float" office:value="51.5055055496994" calcext:value-type="float">
            <text:p>51,5055055496994</text:p>
          </table:table-cell>
          <table:table-cell table:formula="of:=[.BL276]+[.$Q$276]" office:value-type="float" office:value="53.2582583245491" calcext:value-type="float">
            <text:p>53,2582583245491</text:p>
          </table:table-cell>
          <table:table-cell table:formula="of:=[.BM276]+[.$Q$276]" office:value-type="float" office:value="55.0110110993988" calcext:value-type="float">
            <text:p>55,0110110993988</text:p>
          </table:table-cell>
          <table:table-cell table:formula="of:=[.BN276]+[.$Q$276]" office:value-type="float" office:value="56.7637638742484" calcext:value-type="float">
            <text:p>56,7637638742484</text:p>
          </table:table-cell>
          <table:table-cell table:formula="of:=[.BO276]+[.$Q$276]" office:value-type="float" office:value="58.5165166490981" calcext:value-type="float">
            <text:p>58,5165166490981</text:p>
          </table:table-cell>
          <table:table-cell table:formula="of:=[.BP276]+[.$Q$276]" office:value-type="float" office:value="60.2692694239478" calcext:value-type="float">
            <text:p>60,2692694239478</text:p>
          </table:table-cell>
          <table:table-cell table:formula="of:=[.BQ276]+[.$Q$276]" office:value-type="float" office:value="62.0220221987975" calcext:value-type="float">
            <text:p>62,0220221987975</text:p>
          </table:table-cell>
          <table:table-cell table:formula="of:=[.BR276]+[.$Q$276]" office:value-type="float" office:value="63.7747749736472" calcext:value-type="float">
            <text:p>63,7747749736472</text:p>
          </table:table-cell>
          <table:table-cell table:formula="of:=[.BS276]+[.$Q$276]" office:value-type="float" office:value="65.5275277484969" calcext:value-type="float">
            <text:p>65,5275277484969</text:p>
          </table:table-cell>
          <table:table-cell table:formula="of:=[.BT276]+[.$Q$276]" office:value-type="float" office:value="67.2802805233466" calcext:value-type="float">
            <text:p>67,2802805233466</text:p>
          </table:table-cell>
          <table:table-cell table:formula="of:=[.BU276]+[.$Q$276]" office:value-type="float" office:value="69.0330332981963" calcext:value-type="float">
            <text:p>69,0330332981963</text:p>
          </table:table-cell>
          <table:table-cell table:formula="of:=[.BV276]+[.$Q$276]" office:value-type="float" office:value="70.7857860730459" calcext:value-type="float">
            <text:p>70,7857860730459</text:p>
          </table:table-cell>
          <table:table-cell table:formula="of:=[.BW276]+[.$Q$276]" office:value-type="float" office:value="72.5385388478956" calcext:value-type="float">
            <text:p>72,5385388478956</text:p>
          </table:table-cell>
          <table:table-cell table:formula="of:=[.BX276]+[.$Q$276]" office:value-type="float" office:value="74.2912916227453" calcext:value-type="float">
            <text:p>74,2912916227453</text:p>
          </table:table-cell>
          <table:table-cell table:formula="of:=[.BY276]+[.$Q$276]" office:value-type="float" office:value="76.044044397595" calcext:value-type="float">
            <text:p>76,044044397595</text:p>
          </table:table-cell>
          <table:table-cell table:formula="of:=[.BZ276]+[.$Q$276]" office:value-type="float" office:value="77.7967971724447" calcext:value-type="float">
            <text:p>77,7967971724447</text:p>
          </table:table-cell>
          <table:table-cell table:formula="of:=[.CA276]+[.$Q$276]" office:value-type="float" office:value="79.5495499472944" calcext:value-type="float">
            <text:p>79,5495499472944</text:p>
          </table:table-cell>
          <table:table-cell table:formula="of:=[.CB276]+[.$Q$276]" office:value-type="float" office:value="81.302302722144" calcext:value-type="float">
            <text:p>81,302302722144</text:p>
          </table:table-cell>
          <table:table-cell table:formula="of:=[.CC276]+[.$Q$276]" office:value-type="float" office:value="83.0550554969937" calcext:value-type="float">
            <text:p>83,0550554969937</text:p>
          </table:table-cell>
          <table:table-cell table:formula="of:=[.CD276]+[.$Q$276]" office:value-type="float" office:value="84.8078082718434" calcext:value-type="float">
            <text:p>84,8078082718434</text:p>
          </table:table-cell>
          <table:table-cell table:number-columns-repeated="2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276]+[.$B$183]" office:value-type="float" office:value="106.248120300752" calcext:value-type="float">
            <text:p>106,248120300752</text:p>
          </table:table-cell>
          <table:table-cell table:formula="of:=[.C276]+[.$B$184]" office:value-type="float" office:value="-22.4046541353383" calcext:value-type="float">
            <text:p>-22,4046541353383</text:p>
          </table:table-cell>
          <table:table-cell table:formula="of:=[.D276]+[.$B$185]" office:value-type="float" office:value="84.9277734610119" calcext:value-type="float">
            <text:p>84,9277734610119</text:p>
          </table:table-cell>
          <table:table-cell table:number-columns-repeated="5"/>
          <table:table-cell table:formula="of:=[.J276]+[.$G$183]" office:value-type="float" office:value="85.1458333333333" calcext:value-type="float">
            <text:p>85,1458333333333</text:p>
          </table:table-cell>
          <table:table-cell table:formula="of:=[.K276]+[.$G$184]" office:value-type="float" office:value="-32.4035" calcext:value-type="float">
            <text:p>-32,4035</text:p>
          </table:table-cell>
          <table:table-cell table:formula="of:=[.L276]+[.$G$185]" office:value-type="float" office:value="48.7172708333333" calcext:value-type="float">
            <text:p>48,7172708333333</text:p>
          </table:table-cell>
          <table:table-cell/>
          <table:table-cell table:formula="of:=ROUND([.B277];0)-ROUND([.J277];0)" office:value-type="float" office:value="21" calcext:value-type="float">
            <text:p>21</text:p>
          </table:table-cell>
          <table:table-cell table:formula="of:=[.C277]-[.K277]" office:value-type="float" office:value="9.99884586466165" calcext:value-type="float">
            <text:p>9,99884586466165</text:p>
          </table:table-cell>
          <table:table-cell table:formula="of:=[.O277]/[.N277]" office:value-type="float" office:value="0.476135517364841" calcext:value-type="float">
            <text:p>0,476135517364841</text:p>
          </table:table-cell>
          <table:table-cell table:formula="of:=([.D277]-[.L277])/[.N277]" office:value-type="float" office:value="1.72430964893707" calcext:value-type="float">
            <text:p>1,72430964893707</text:p>
          </table:table-cell>
          <table:table-cell office:value-type="float" office:value="193" calcext:value-type="float">
            <text:p>193</text:p>
          </table:table-cell>
          <table:table-cell table:number-columns-repeated="42"/>
          <table:table-cell office:value-type="float" office:value="193" calcext:value-type="float">
            <text:p>193</text:p>
          </table:table-cell>
          <table:table-cell table:number-columns-repeated="46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277]+[.$B$183]" office:value-type="float" office:value="106.03007518797" calcext:value-type="float">
            <text:p>106,03007518797</text:p>
          </table:table-cell>
          <table:table-cell table:formula="of:=[.C277]+[.$B$184]" office:value-type="float" office:value="-22.4115338345865" calcext:value-type="float">
            <text:p>-22,4115338345865</text:p>
          </table:table-cell>
          <table:table-cell table:formula="of:=[.D277]+[.$B$185]" office:value-type="float" office:value="85.0477386501804" calcext:value-type="float">
            <text:p>85,0477386501804</text:p>
          </table:table-cell>
          <table:table-cell table:number-columns-repeated="5"/>
          <table:table-cell table:formula="of:=[.J277]+[.$G$183]" office:value-type="float" office:value="85.2916666666667" calcext:value-type="float">
            <text:p>85,2916666666667</text:p>
          </table:table-cell>
          <table:table-cell table:formula="of:=[.K277]+[.$G$184]" office:value-type="float" office:value="-32.239" calcext:value-type="float">
            <text:p>-32,239</text:p>
          </table:table-cell>
          <table:table-cell table:formula="of:=[.L277]+[.$G$185]" office:value-type="float" office:value="49.4345416666667" calcext:value-type="float">
            <text:p>49,4345416666667</text:p>
          </table:table-cell>
          <table:table-cell/>
          <table:table-cell table:formula="of:=ROUND([.B278];0)-ROUND([.J278];0)" office:value-type="float" office:value="21" calcext:value-type="float">
            <text:p>21</text:p>
          </table:table-cell>
          <table:table-cell table:formula="of:=[.C278]-[.K278]" office:value-type="float" office:value="9.82746616541353" calcext:value-type="float">
            <text:p>9,82746616541353</text:p>
          </table:table-cell>
          <table:table-cell table:formula="of:=[.O278]/[.N278]" office:value-type="float" office:value="0.467974579305406" calcext:value-type="float">
            <text:p>0,467974579305406</text:p>
          </table:table-cell>
          <table:table-cell table:formula="of:=([.D278]-[.L278])/[.N278]" office:value-type="float" office:value="1.69586652302446" calcext:value-type="float">
            <text:p>1,69586652302446</text:p>
          </table:table-cell>
          <table:table-cell office:value-type="float" office:value="194" calcext:value-type="float">
            <text:p>194</text:p>
          </table:table-cell>
          <table:table-cell table:number-columns-repeated="42"/>
          <table:table-cell office:value-type="float" office:value="194" calcext:value-type="float">
            <text:p>194</text:p>
          </table:table-cell>
          <table:table-cell table:number-columns-repeated="46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278]+[.$B$183]" office:value-type="float" office:value="105.812030075188" calcext:value-type="float">
            <text:p>105,812030075188</text:p>
          </table:table-cell>
          <table:table-cell table:formula="of:=[.C278]+[.$B$184]" office:value-type="float" office:value="-22.4184135338346" calcext:value-type="float">
            <text:p>-22,4184135338346</text:p>
          </table:table-cell>
          <table:table-cell table:formula="of:=[.D278]+[.$B$185]" office:value-type="float" office:value="85.1677038393489" calcext:value-type="float">
            <text:p>85,1677038393489</text:p>
          </table:table-cell>
          <table:table-cell table:number-columns-repeated="5"/>
          <table:table-cell table:formula="of:=[.J278]+[.$G$183]" office:value-type="float" office:value="85.4375" calcext:value-type="float">
            <text:p>85,4375</text:p>
          </table:table-cell>
          <table:table-cell table:formula="of:=[.K278]+[.$G$184]" office:value-type="float" office:value="-32.0745" calcext:value-type="float">
            <text:p>-32,0745</text:p>
          </table:table-cell>
          <table:table-cell table:formula="of:=[.L278]+[.$G$185]" office:value-type="float" office:value="50.1518125" calcext:value-type="float">
            <text:p>50,1518125</text:p>
          </table:table-cell>
          <table:table-cell/>
          <table:table-cell table:formula="of:=ROUND([.B279];0)-ROUND([.J279];0)" office:value-type="float" office:value="21" calcext:value-type="float">
            <text:p>21</text:p>
          </table:table-cell>
          <table:table-cell table:formula="of:=[.C279]-[.K279]" office:value-type="float" office:value="9.65608646616542" calcext:value-type="float">
            <text:p>9,65608646616542</text:p>
          </table:table-cell>
          <table:table-cell table:formula="of:=[.O279]/[.N279]" office:value-type="float" office:value="0.459813641245972" calcext:value-type="float">
            <text:p>0,459813641245972</text:p>
          </table:table-cell>
          <table:table-cell table:formula="of:=([.D279]-[.L279])/[.N279]" office:value-type="float" office:value="1.66742339711185" calcext:value-type="float">
            <text:p>1,66742339711185</text:p>
          </table:table-cell>
          <table:table-cell office:value-type="float" office:value="195" calcext:value-type="float">
            <text:p>195</text:p>
          </table:table-cell>
          <table:table-cell table:number-columns-repeated="42"/>
          <table:table-cell office:value-type="float" office:value="195" calcext:value-type="float">
            <text:p>195</text:p>
          </table:table-cell>
          <table:table-cell table:number-columns-repeated="46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279]+[.$B$183]" office:value-type="float" office:value="105.593984962406" calcext:value-type="float">
            <text:p>105,593984962406</text:p>
          </table:table-cell>
          <table:table-cell table:formula="of:=[.C279]+[.$B$184]" office:value-type="float" office:value="-22.4252932330827" calcext:value-type="float">
            <text:p>-22,4252932330827</text:p>
          </table:table-cell>
          <table:table-cell table:formula="of:=[.D279]+[.$B$185]" office:value-type="float" office:value="85.2876690285173" calcext:value-type="float">
            <text:p>85,2876690285173</text:p>
          </table:table-cell>
          <table:table-cell table:number-columns-repeated="5"/>
          <table:table-cell table:formula="of:=[.J279]+[.$G$183]" office:value-type="float" office:value="85.5833333333333" calcext:value-type="float">
            <text:p>85,5833333333333</text:p>
          </table:table-cell>
          <table:table-cell table:formula="of:=[.K279]+[.$G$184]" office:value-type="float" office:value="-31.91" calcext:value-type="float">
            <text:p>-31,91</text:p>
          </table:table-cell>
          <table:table-cell table:formula="of:=[.L279]+[.$G$185]" office:value-type="float" office:value="50.8690833333333" calcext:value-type="float">
            <text:p>50,8690833333333</text:p>
          </table:table-cell>
          <table:table-cell/>
          <table:table-cell table:formula="of:=ROUND([.B280];0)-ROUND([.J280];0)" office:value-type="float" office:value="20" calcext:value-type="float">
            <text:p>20</text:p>
          </table:table-cell>
          <table:table-cell table:formula="of:=[.C280]-[.K280]" office:value-type="float" office:value="9.4847067669173" calcext:value-type="float">
            <text:p>9,4847067669173</text:p>
          </table:table-cell>
          <table:table-cell table:formula="of:=[.O280]/[.N280]" office:value-type="float" office:value="0.474235338345865" calcext:value-type="float">
            <text:p>0,474235338345865</text:p>
          </table:table-cell>
          <table:table-cell table:formula="of:=([.D280]-[.L280])/[.N280]" office:value-type="float" office:value="1.7209292847592" calcext:value-type="float">
            <text:p>1,7209292847592</text:p>
          </table:table-cell>
          <table:table-cell office:value-type="float" office:value="196" calcext:value-type="float">
            <text:p>196</text:p>
          </table:table-cell>
          <table:table-cell table:number-columns-repeated="42"/>
          <table:table-cell office:value-type="float" office:value="196" calcext:value-type="float">
            <text:p>196</text:p>
          </table:table-cell>
          <table:table-cell table:number-columns-repeated="46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280]+[.$B$183]" office:value-type="float" office:value="105.375939849624" calcext:value-type="float">
            <text:p>105,375939849624</text:p>
          </table:table-cell>
          <table:table-cell table:formula="of:=[.C280]+[.$B$184]" office:value-type="float" office:value="-22.4321729323308" calcext:value-type="float">
            <text:p>-22,4321729323308</text:p>
          </table:table-cell>
          <table:table-cell table:formula="of:=[.D280]+[.$B$185]" office:value-type="float" office:value="85.4076342176858" calcext:value-type="float">
            <text:p>85,4076342176858</text:p>
          </table:table-cell>
          <table:table-cell table:number-columns-repeated="5"/>
          <table:table-cell table:formula="of:=[.J280]+[.$G$183]" office:value-type="float" office:value="85.7291666666666" calcext:value-type="float">
            <text:p>85,7291666666666</text:p>
          </table:table-cell>
          <table:table-cell table:formula="of:=[.K280]+[.$G$184]" office:value-type="float" office:value="-31.7455" calcext:value-type="float">
            <text:p>-31,7455</text:p>
          </table:table-cell>
          <table:table-cell table:formula="of:=[.L280]+[.$G$185]" office:value-type="float" office:value="51.5863541666667" calcext:value-type="float">
            <text:p>51,5863541666667</text:p>
          </table:table-cell>
          <table:table-cell/>
          <table:table-cell table:formula="of:=ROUND([.B281];0)-ROUND([.J281];0)" office:value-type="float" office:value="19" calcext:value-type="float">
            <text:p>19</text:p>
          </table:table-cell>
          <table:table-cell table:formula="of:=[.C281]-[.K281]" office:value-type="float" office:value="9.31332706766917" calcext:value-type="float">
            <text:p>9,31332706766917</text:p>
          </table:table-cell>
          <table:table-cell table:formula="of:=[.O281]/[.N281]" office:value-type="float" office:value="0.490175108824693" calcext:value-type="float">
            <text:p>0,490175108824693</text:p>
          </table:table-cell>
          <table:table-cell table:formula="of:=([.D281]-[.L281])/[.N281]" office:value-type="float" office:value="1.78006737110627" calcext:value-type="float">
            <text:p>1,78006737110627</text:p>
          </table:table-cell>
          <table:table-cell office:value-type="float" office:value="197" calcext:value-type="float">
            <text:p>197</text:p>
          </table:table-cell>
          <table:table-cell table:number-columns-repeated="42"/>
          <table:table-cell office:value-type="float" office:value="197" calcext:value-type="float">
            <text:p>197</text:p>
          </table:table-cell>
          <table:table-cell table:number-columns-repeated="46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281]+[.$B$183]" office:value-type="float" office:value="105.157894736842" calcext:value-type="float">
            <text:p>105,157894736842</text:p>
          </table:table-cell>
          <table:table-cell table:formula="of:=[.C281]+[.$B$184]" office:value-type="float" office:value="-22.439052631579" calcext:value-type="float">
            <text:p>-22,439052631579</text:p>
          </table:table-cell>
          <table:table-cell table:formula="of:=[.D281]+[.$B$185]" office:value-type="float" office:value="85.5275994068543" calcext:value-type="float">
            <text:p>85,5275994068543</text:p>
          </table:table-cell>
          <table:table-cell table:number-columns-repeated="5"/>
          <table:table-cell table:formula="of:=[.J281]+[.$G$183]" office:value-type="float" office:value="85.875" calcext:value-type="float">
            <text:p>85,875</text:p>
          </table:table-cell>
          <table:table-cell table:formula="of:=[.K281]+[.$G$184]" office:value-type="float" office:value="-31.581" calcext:value-type="float">
            <text:p>-31,581</text:p>
          </table:table-cell>
          <table:table-cell table:formula="of:=[.L281]+[.$G$185]" office:value-type="float" office:value="52.303625" calcext:value-type="float">
            <text:p>52,303625</text:p>
          </table:table-cell>
          <table:table-cell/>
          <table:table-cell table:formula="of:=ROUND([.B282];0)-ROUND([.J282];0)" office:value-type="float" office:value="19" calcext:value-type="float">
            <text:p>19</text:p>
          </table:table-cell>
          <table:table-cell table:formula="of:=[.C282]-[.K282]" office:value-type="float" office:value="9.14194736842105" calcext:value-type="float">
            <text:p>9,14194736842105</text:p>
          </table:table-cell>
          <table:table-cell table:formula="of:=[.O282]/[.N282]" office:value-type="float" office:value="0.48115512465374" calcext:value-type="float">
            <text:p>0,48115512465374</text:p>
          </table:table-cell>
          <table:table-cell table:formula="of:=([.D282]-[.L282])/[.N282]" office:value-type="float" office:value="1.7486302319397" calcext:value-type="float">
            <text:p>1,7486302319397</text:p>
          </table:table-cell>
          <table:table-cell office:value-type="float" office:value="198" calcext:value-type="float">
            <text:p>198</text:p>
          </table:table-cell>
          <table:table-cell table:number-columns-repeated="42"/>
          <table:table-cell office:value-type="float" office:value="198" calcext:value-type="float">
            <text:p>198</text:p>
          </table:table-cell>
          <table:table-cell table:number-columns-repeated="46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82]+[.$B$183]" office:value-type="float" office:value="104.939849624061" calcext:value-type="float">
            <text:p>104,939849624061</text:p>
          </table:table-cell>
          <table:table-cell table:formula="of:=[.C282]+[.$B$184]" office:value-type="float" office:value="-22.4459323308271" calcext:value-type="float">
            <text:p>-22,4459323308271</text:p>
          </table:table-cell>
          <table:table-cell table:formula="of:=[.D282]+[.$B$185]" office:value-type="float" office:value="85.6475645960228" calcext:value-type="float">
            <text:p>85,6475645960228</text:p>
          </table:table-cell>
          <table:table-cell table:number-columns-repeated="5"/>
          <table:table-cell table:formula="of:=[.J282]+[.$G$183]" office:value-type="float" office:value="86.0208333333333" calcext:value-type="float">
            <text:p>86,0208333333333</text:p>
          </table:table-cell>
          <table:table-cell table:formula="of:=[.K282]+[.$G$184]" office:value-type="float" office:value="-31.4165" calcext:value-type="float">
            <text:p>-31,4165</text:p>
          </table:table-cell>
          <table:table-cell table:formula="of:=[.L282]+[.$G$185]" office:value-type="float" office:value="53.0208958333333" calcext:value-type="float">
            <text:p>53,0208958333333</text:p>
          </table:table-cell>
          <table:table-cell/>
          <table:table-cell table:formula="of:=ROUND([.B283];0)-ROUND([.J283];0)" office:value-type="float" office:value="19" calcext:value-type="float">
            <text:p>19</text:p>
          </table:table-cell>
          <table:table-cell table:formula="of:=[.C283]-[.K283]" office:value-type="float" office:value="8.97056766917293" calcext:value-type="float">
            <text:p>8,97056766917293</text:p>
          </table:table-cell>
          <table:table-cell table:formula="of:=[.O283]/[.N283]" office:value-type="float" office:value="0.472135140482786" calcext:value-type="float">
            <text:p>0,472135140482786</text:p>
          </table:table-cell>
          <table:table-cell table:formula="of:=([.D283]-[.L283])/[.N283]" office:value-type="float" office:value="1.71719309277313" calcext:value-type="float">
            <text:p>1,71719309277313</text:p>
          </table:table-cell>
          <table:table-cell office:value-type="float" office:value="199" calcext:value-type="float">
            <text:p>199</text:p>
          </table:table-cell>
          <table:table-cell table:number-columns-repeated="42"/>
          <table:table-cell office:value-type="float" office:value="199" calcext:value-type="float">
            <text:p>199</text:p>
          </table:table-cell>
          <table:table-cell table:number-columns-repeated="4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83]+[.$B$183]" office:value-type="float" office:value="104.721804511279" calcext:value-type="float">
            <text:p>104,721804511279</text:p>
          </table:table-cell>
          <table:table-cell table:formula="of:=[.C283]+[.$B$184]" office:value-type="float" office:value="-22.4528120300752" calcext:value-type="float">
            <text:p>-22,4528120300752</text:p>
          </table:table-cell>
          <table:table-cell table:formula="of:=[.D283]+[.$B$185]" office:value-type="float" office:value="85.7675297851913" calcext:value-type="float">
            <text:p>85,7675297851913</text:p>
          </table:table-cell>
          <table:table-cell table:number-columns-repeated="5"/>
          <table:table-cell table:formula="of:=[.J283]+[.$G$183]" office:value-type="float" office:value="86.1666666666666" calcext:value-type="float">
            <text:p>86,1666666666666</text:p>
          </table:table-cell>
          <table:table-cell table:formula="of:=[.K283]+[.$G$184]" office:value-type="float" office:value="-31.252" calcext:value-type="float">
            <text:p>-31,252</text:p>
          </table:table-cell>
          <table:table-cell table:formula="of:=[.L283]+[.$G$185]" office:value-type="float" office:value="53.7381666666667" calcext:value-type="float">
            <text:p>53,7381666666667</text:p>
          </table:table-cell>
          <table:table-cell/>
          <table:table-cell table:formula="of:=ROUND([.B284];0)-ROUND([.J284];0)" office:value-type="float" office:value="19" calcext:value-type="float">
            <text:p>19</text:p>
          </table:table-cell>
          <table:table-cell table:formula="of:=[.C284]-[.K284]" office:value-type="float" office:value="8.79918796992481" calcext:value-type="float">
            <text:p>8,79918796992481</text:p>
          </table:table-cell>
          <table:table-cell table:formula="of:=[.O284]/[.N284]" office:value-type="float" office:value="0.463115156311832" calcext:value-type="float">
            <text:p>0,463115156311832</text:p>
          </table:table-cell>
          <table:table-cell table:formula="of:=([.D284]-[.L284])/[.N284]" office:value-type="float" office:value="1.68575595360656" calcext:value-type="float">
            <text:p>1,68575595360656</text:p>
          </table:table-cell>
          <table:table-cell office:value-type="float" office:value="200" calcext:value-type="float">
            <text:p>200</text:p>
          </table:table-cell>
          <table:table-cell table:number-columns-repeated="42"/>
          <table:table-cell office:value-type="float" office:value="200" calcext:value-type="float">
            <text:p>200</text:p>
          </table:table-cell>
          <table:table-cell table:number-columns-repeated="46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84]+[.$B$183]" office:value-type="float" office:value="104.503759398497" calcext:value-type="float">
            <text:p>104,503759398497</text:p>
          </table:table-cell>
          <table:table-cell table:formula="of:=[.C284]+[.$B$184]" office:value-type="float" office:value="-22.4596917293233" calcext:value-type="float">
            <text:p>-22,4596917293233</text:p>
          </table:table-cell>
          <table:table-cell table:formula="of:=[.D284]+[.$B$185]" office:value-type="float" office:value="85.8874949743598" calcext:value-type="float">
            <text:p>85,8874949743598</text:p>
          </table:table-cell>
          <table:table-cell table:number-columns-repeated="5"/>
          <table:table-cell table:formula="of:=[.J284]+[.$G$183]" office:value-type="float" office:value="86.3125" calcext:value-type="float">
            <text:p>86,3125</text:p>
          </table:table-cell>
          <table:table-cell table:formula="of:=[.K284]+[.$G$184]" office:value-type="float" office:value="-31.0875" calcext:value-type="float">
            <text:p>-31,0875</text:p>
          </table:table-cell>
          <table:table-cell table:formula="of:=[.L284]+[.$G$185]" office:value-type="float" office:value="54.4554375" calcext:value-type="float">
            <text:p>54,4554375</text:p>
          </table:table-cell>
          <table:table-cell/>
          <table:table-cell table:formula="of:=ROUND([.B285];0)-ROUND([.J285];0)" office:value-type="float" office:value="19" calcext:value-type="float">
            <text:p>19</text:p>
          </table:table-cell>
          <table:table-cell table:formula="of:=[.C285]-[.K285]" office:value-type="float" office:value="8.62780827067669" calcext:value-type="float">
            <text:p>8,62780827067669</text:p>
          </table:table-cell>
          <table:table-cell table:formula="of:=[.O285]/[.N285]" office:value-type="float" office:value="0.454095172140879" calcext:value-type="float">
            <text:p>0,454095172140879</text:p>
          </table:table-cell>
          <table:table-cell table:formula="of:=([.D285]-[.L285])/[.N285]" office:value-type="float" office:value="1.65431881443999" calcext:value-type="float">
            <text:p>1,65431881443999</text:p>
          </table:table-cell>
          <table:table-cell office:value-type="float" office:value="201" calcext:value-type="float">
            <text:p>201</text:p>
          </table:table-cell>
          <table:table-cell table:number-columns-repeated="42"/>
          <table:table-cell office:value-type="float" office:value="201" calcext:value-type="float">
            <text:p>201</text:p>
          </table:table-cell>
          <table:table-cell table:number-columns-repeated="46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85]+[.$B$183]" office:value-type="float" office:value="104.285714285715" calcext:value-type="float">
            <text:p>104,285714285715</text:p>
          </table:table-cell>
          <table:table-cell table:formula="of:=[.C285]+[.$B$184]" office:value-type="float" office:value="-22.4665714285714" calcext:value-type="float">
            <text:p>-22,4665714285714</text:p>
          </table:table-cell>
          <table:table-cell table:formula="of:=[.D285]+[.$B$185]" office:value-type="float" office:value="86.0074601635282" calcext:value-type="float">
            <text:p>86,0074601635282</text:p>
          </table:table-cell>
          <table:table-cell table:number-columns-repeated="5"/>
          <table:table-cell table:formula="of:=[.J285]+[.$G$183]" office:value-type="float" office:value="86.4583333333333" calcext:value-type="float">
            <text:p>86,4583333333333</text:p>
          </table:table-cell>
          <table:table-cell table:formula="of:=[.K285]+[.$G$184]" office:value-type="float" office:value="-30.923" calcext:value-type="float">
            <text:p>-30,923</text:p>
          </table:table-cell>
          <table:table-cell table:formula="of:=[.L285]+[.$G$185]" office:value-type="float" office:value="55.1727083333333" calcext:value-type="float">
            <text:p>55,1727083333333</text:p>
          </table:table-cell>
          <table:table-cell/>
          <table:table-cell table:formula="of:=ROUND([.B286];0)-ROUND([.J286];0)" office:value-type="float" office:value="18" calcext:value-type="float">
            <text:p>18</text:p>
          </table:table-cell>
          <table:table-cell table:formula="of:=[.C286]-[.K286]" office:value-type="float" office:value="8.45642857142857" calcext:value-type="float">
            <text:p>8,45642857142857</text:p>
          </table:table-cell>
          <table:table-cell table:formula="of:=[.O286]/[.N286]" office:value-type="float" office:value="0.469801587301587" calcext:value-type="float">
            <text:p>0,469801587301587</text:p>
          </table:table-cell>
          <table:table-cell table:formula="of:=([.D286]-[.L286])/[.N286]" office:value-type="float" office:value="1.71304176834416" calcext:value-type="float">
            <text:p>1,71304176834416</text:p>
          </table:table-cell>
          <table:table-cell office:value-type="float" office:value="202" calcext:value-type="float">
            <text:p>202</text:p>
          </table:table-cell>
          <table:table-cell table:number-columns-repeated="42"/>
          <table:table-cell office:value-type="float" office:value="202" calcext:value-type="float">
            <text:p>202</text:p>
          </table:table-cell>
          <table:table-cell table:number-columns-repeated="46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86]+[.$B$183]" office:value-type="float" office:value="104.067669172933" calcext:value-type="float">
            <text:p>104,067669172933</text:p>
          </table:table-cell>
          <table:table-cell table:formula="of:=[.C286]+[.$B$184]" office:value-type="float" office:value="-22.4734511278196" calcext:value-type="float">
            <text:p>-22,4734511278196</text:p>
          </table:table-cell>
          <table:table-cell table:formula="of:=[.D286]+[.$B$185]" office:value-type="float" office:value="86.1274253526967" calcext:value-type="float">
            <text:p>86,1274253526967</text:p>
          </table:table-cell>
          <table:table-cell table:number-columns-repeated="5"/>
          <table:table-cell table:formula="of:=[.J286]+[.$G$183]" office:value-type="float" office:value="86.6041666666666" calcext:value-type="float">
            <text:p>86,6041666666666</text:p>
          </table:table-cell>
          <table:table-cell table:formula="of:=[.K286]+[.$G$184]" office:value-type="float" office:value="-30.7585" calcext:value-type="float">
            <text:p>-30,7585</text:p>
          </table:table-cell>
          <table:table-cell table:formula="of:=[.L286]+[.$G$185]" office:value-type="float" office:value="55.8899791666666" calcext:value-type="float">
            <text:p>55,8899791666666</text:p>
          </table:table-cell>
          <table:table-cell/>
          <table:table-cell table:formula="of:=ROUND([.B287];0)-ROUND([.J287];0)" office:value-type="float" office:value="17" calcext:value-type="float">
            <text:p>17</text:p>
          </table:table-cell>
          <table:table-cell table:formula="of:=[.C287]-[.K287]" office:value-type="float" office:value="8.28504887218045" calcext:value-type="float">
            <text:p>8,28504887218045</text:p>
          </table:table-cell>
          <table:table-cell table:formula="of:=[.O287]/[.N287]" office:value-type="float" office:value="0.487355816010615" calcext:value-type="float">
            <text:p>0,487355816010615</text:p>
          </table:table-cell>
          <table:table-cell table:formula="of:=([.D287]-[.L287])/[.N287]" office:value-type="float" office:value="1.77867330506059" calcext:value-type="float">
            <text:p>1,77867330506059</text:p>
          </table:table-cell>
          <table:table-cell office:value-type="float" office:value="203" calcext:value-type="float">
            <text:p>203</text:p>
          </table:table-cell>
          <table:table-cell table:number-columns-repeated="42"/>
          <table:table-cell office:value-type="float" office:value="203" calcext:value-type="float">
            <text:p>203</text:p>
          </table:table-cell>
          <table:table-cell table:number-columns-repeated="46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87]+[.$B$183]" office:value-type="float" office:value="103.849624060151" calcext:value-type="float">
            <text:p>103,849624060151</text:p>
          </table:table-cell>
          <table:table-cell table:formula="of:=[.C287]+[.$B$184]" office:value-type="float" office:value="-22.4803308270677" calcext:value-type="float">
            <text:p>-22,4803308270677</text:p>
          </table:table-cell>
          <table:table-cell table:formula="of:=[.D287]+[.$B$185]" office:value-type="float" office:value="86.2473905418652" calcext:value-type="float">
            <text:p>86,2473905418652</text:p>
          </table:table-cell>
          <table:table-cell table:number-columns-repeated="5"/>
          <table:table-cell table:formula="of:=[.J287]+[.$G$183]" office:value-type="float" office:value="86.7499999999999" calcext:value-type="float">
            <text:p>86,7499999999999</text:p>
          </table:table-cell>
          <table:table-cell table:formula="of:=[.K287]+[.$G$184]" office:value-type="float" office:value="-30.594" calcext:value-type="float">
            <text:p>-30,594</text:p>
          </table:table-cell>
          <table:table-cell table:formula="of:=[.L287]+[.$G$185]" office:value-type="float" office:value="56.60725" calcext:value-type="float">
            <text:p>56,60725</text:p>
          </table:table-cell>
          <table:table-cell/>
          <table:table-cell table:formula="of:=ROUND([.B288];0)-ROUND([.J288];0)" office:value-type="float" office:value="17" calcext:value-type="float">
            <text:p>17</text:p>
          </table:table-cell>
          <table:table-cell table:formula="of:=[.C288]-[.K288]" office:value-type="float" office:value="8.11366917293233" calcext:value-type="float">
            <text:p>8,11366917293233</text:p>
          </table:table-cell>
          <table:table-cell table:formula="of:=[.O288]/[.N288]" office:value-type="float" office:value="0.477274657231314" calcext:value-type="float">
            <text:p>0,477274657231314</text:p>
          </table:table-cell>
          <table:table-cell table:formula="of:=([.D288]-[.L288])/[.N288]" office:value-type="float" office:value="1.74353767893325" calcext:value-type="float">
            <text:p>1,74353767893325</text:p>
          </table:table-cell>
          <table:table-cell office:value-type="float" office:value="204" calcext:value-type="float">
            <text:p>204</text:p>
          </table:table-cell>
          <table:table-cell table:number-columns-repeated="42"/>
          <table:table-cell office:value-type="float" office:value="204" calcext:value-type="float">
            <text:p>204</text:p>
          </table:table-cell>
          <table:table-cell table:number-columns-repeated="46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88]+[.$B$183]" office:value-type="float" office:value="103.631578947369" calcext:value-type="float">
            <text:p>103,631578947369</text:p>
          </table:table-cell>
          <table:table-cell table:formula="of:=[.C288]+[.$B$184]" office:value-type="float" office:value="-22.4872105263158" calcext:value-type="float">
            <text:p>-22,4872105263158</text:p>
          </table:table-cell>
          <table:table-cell table:formula="of:=[.D288]+[.$B$185]" office:value-type="float" office:value="86.3673557310337" calcext:value-type="float">
            <text:p>86,3673557310337</text:p>
          </table:table-cell>
          <table:table-cell table:number-columns-repeated="5"/>
          <table:table-cell table:formula="of:=[.J288]+[.$G$183]" office:value-type="float" office:value="86.8958333333333" calcext:value-type="float">
            <text:p>86,8958333333333</text:p>
          </table:table-cell>
          <table:table-cell table:formula="of:=[.K288]+[.$G$184]" office:value-type="float" office:value="-30.4295" calcext:value-type="float">
            <text:p>-30,4295</text:p>
          </table:table-cell>
          <table:table-cell table:formula="of:=[.L288]+[.$G$185]" office:value-type="float" office:value="57.3245208333333" calcext:value-type="float">
            <text:p>57,3245208333333</text:p>
          </table:table-cell>
          <table:table-cell/>
          <table:table-cell table:formula="of:=ROUND([.B289];0)-ROUND([.J289];0)" office:value-type="float" office:value="17" calcext:value-type="float">
            <text:p>17</text:p>
          </table:table-cell>
          <table:table-cell table:formula="of:=[.C289]-[.K289]" office:value-type="float" office:value="7.94228947368421" calcext:value-type="float">
            <text:p>7,94228947368421</text:p>
          </table:table-cell>
          <table:table-cell table:formula="of:=[.O289]/[.N289]" office:value-type="float" office:value="0.467193498452012" calcext:value-type="float">
            <text:p>0,467193498452012</text:p>
          </table:table-cell>
          <table:table-cell table:formula="of:=([.D289]-[.L289])/[.N289]" office:value-type="float" office:value="1.70840205280591" calcext:value-type="float">
            <text:p>1,70840205280591</text:p>
          </table:table-cell>
          <table:table-cell office:value-type="float" office:value="205" calcext:value-type="float">
            <text:p>205</text:p>
          </table:table-cell>
          <table:table-cell table:number-columns-repeated="42"/>
          <table:table-cell office:value-type="float" office:value="205" calcext:value-type="float">
            <text:p>205</text:p>
          </table:table-cell>
          <table:table-cell table:number-columns-repeated="46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89]+[.$B$183]" office:value-type="float" office:value="103.413533834587" calcext:value-type="float">
            <text:p>103,413533834587</text:p>
          </table:table-cell>
          <table:table-cell table:formula="of:=[.C289]+[.$B$184]" office:value-type="float" office:value="-22.4940902255639" calcext:value-type="float">
            <text:p>-22,4940902255639</text:p>
          </table:table-cell>
          <table:table-cell table:formula="of:=[.D289]+[.$B$185]" office:value-type="float" office:value="86.4873209202022" calcext:value-type="float">
            <text:p>86,4873209202022</text:p>
          </table:table-cell>
          <table:table-cell table:number-columns-repeated="5"/>
          <table:table-cell table:formula="of:=[.J289]+[.$G$183]" office:value-type="float" office:value="87.0416666666666" calcext:value-type="float">
            <text:p>87,0416666666666</text:p>
          </table:table-cell>
          <table:table-cell table:formula="of:=[.K289]+[.$G$184]" office:value-type="float" office:value="-30.265" calcext:value-type="float">
            <text:p>-30,265</text:p>
          </table:table-cell>
          <table:table-cell table:formula="of:=[.L289]+[.$G$185]" office:value-type="float" office:value="58.0417916666666" calcext:value-type="float">
            <text:p>58,0417916666666</text:p>
          </table:table-cell>
          <table:table-cell/>
          <table:table-cell table:formula="of:=ROUND([.B290];0)-ROUND([.J290];0)" office:value-type="float" office:value="16" calcext:value-type="float">
            <text:p>16</text:p>
          </table:table-cell>
          <table:table-cell table:formula="of:=[.C290]-[.K290]" office:value-type="float" office:value="7.77090977443609" calcext:value-type="float">
            <text:p>7,77090977443609</text:p>
          </table:table-cell>
          <table:table-cell table:formula="of:=[.O290]/[.N290]" office:value-type="float" office:value="0.485681860902256" calcext:value-type="float">
            <text:p>0,485681860902256</text:p>
          </table:table-cell>
          <table:table-cell table:formula="of:=([.D290]-[.L290])/[.N290]" office:value-type="float" office:value="1.77784557834597" calcext:value-type="float">
            <text:p>1,77784557834597</text:p>
          </table:table-cell>
          <table:table-cell office:value-type="float" office:value="206" calcext:value-type="float">
            <text:p>206</text:p>
          </table:table-cell>
          <table:table-cell table:number-columns-repeated="42"/>
          <table:table-cell office:value-type="float" office:value="206" calcext:value-type="float">
            <text:p>206</text:p>
          </table:table-cell>
          <table:table-cell table:number-columns-repeated="46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90]+[.$B$183]" office:value-type="float" office:value="103.195488721805" calcext:value-type="float">
            <text:p>103,195488721805</text:p>
          </table:table-cell>
          <table:table-cell table:formula="of:=[.C290]+[.$B$184]" office:value-type="float" office:value="-22.500969924812" calcext:value-type="float">
            <text:p>-22,500969924812</text:p>
          </table:table-cell>
          <table:table-cell table:formula="of:=[.D290]+[.$B$185]" office:value-type="float" office:value="86.6072861093707" calcext:value-type="float">
            <text:p>86,6072861093707</text:p>
          </table:table-cell>
          <table:table-cell table:number-columns-repeated="5"/>
          <table:table-cell table:formula="of:=[.J290]+[.$G$183]" office:value-type="float" office:value="87.1874999999999" calcext:value-type="float">
            <text:p>87,1874999999999</text:p>
          </table:table-cell>
          <table:table-cell table:formula="of:=[.K290]+[.$G$184]" office:value-type="float" office:value="-30.1005" calcext:value-type="float">
            <text:p>-30,1005</text:p>
          </table:table-cell>
          <table:table-cell table:formula="of:=[.L290]+[.$G$185]" office:value-type="float" office:value="58.7590625" calcext:value-type="float">
            <text:p>58,7590625</text:p>
          </table:table-cell>
          <table:table-cell/>
          <table:table-cell table:formula="of:=ROUND([.B291];0)-ROUND([.J291];0)" office:value-type="float" office:value="16" calcext:value-type="float">
            <text:p>16</text:p>
          </table:table-cell>
          <table:table-cell table:formula="of:=[.C291]-[.K291]" office:value-type="float" office:value="7.59953007518797" calcext:value-type="float">
            <text:p>7,59953007518797</text:p>
          </table:table-cell>
          <table:table-cell table:formula="of:=[.O291]/[.N291]" office:value-type="float" office:value="0.474970629699248" calcext:value-type="float">
            <text:p>0,474970629699248</text:p>
          </table:table-cell>
          <table:table-cell table:formula="of:=([.D291]-[.L291])/[.N291]" office:value-type="float" office:value="1.74051397558567" calcext:value-type="float">
            <text:p>1,74051397558567</text:p>
          </table:table-cell>
          <table:table-cell office:value-type="float" office:value="207" calcext:value-type="float">
            <text:p>207</text:p>
          </table:table-cell>
          <table:table-cell table:number-columns-repeated="42"/>
          <table:table-cell office:value-type="float" office:value="207" calcext:value-type="float">
            <text:p>207</text:p>
          </table:table-cell>
          <table:table-cell table:number-columns-repeated="46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91]+[.$B$183]" office:value-type="float" office:value="102.977443609023" calcext:value-type="float">
            <text:p>102,977443609023</text:p>
          </table:table-cell>
          <table:table-cell table:formula="of:=[.C291]+[.$B$184]" office:value-type="float" office:value="-22.5078496240602" calcext:value-type="float">
            <text:p>-22,5078496240602</text:p>
          </table:table-cell>
          <table:table-cell table:formula="of:=[.D291]+[.$B$185]" office:value-type="float" office:value="86.7272512985391" calcext:value-type="float">
            <text:p>86,7272512985391</text:p>
          </table:table-cell>
          <table:table-cell table:number-columns-repeated="5"/>
          <table:table-cell table:formula="of:=[.J291]+[.$G$183]" office:value-type="float" office:value="87.3333333333333" calcext:value-type="float">
            <text:p>87,3333333333333</text:p>
          </table:table-cell>
          <table:table-cell table:formula="of:=[.K291]+[.$G$184]" office:value-type="float" office:value="-29.936" calcext:value-type="float">
            <text:p>-29,936</text:p>
          </table:table-cell>
          <table:table-cell table:formula="of:=[.L291]+[.$G$185]" office:value-type="float" office:value="59.4763333333333" calcext:value-type="float">
            <text:p>59,4763333333333</text:p>
          </table:table-cell>
          <table:table-cell/>
          <table:table-cell table:formula="of:=ROUND([.B292];0)-ROUND([.J292];0)" office:value-type="float" office:value="16" calcext:value-type="float">
            <text:p>16</text:p>
          </table:table-cell>
          <table:table-cell table:formula="of:=[.C292]-[.K292]" office:value-type="float" office:value="7.42815037593985" calcext:value-type="float">
            <text:p>7,42815037593985</text:p>
          </table:table-cell>
          <table:table-cell table:formula="of:=[.O292]/[.N292]" office:value-type="float" office:value="0.46425939849624" calcext:value-type="float">
            <text:p>0,46425939849624</text:p>
          </table:table-cell>
          <table:table-cell table:formula="of:=([.D292]-[.L292])/[.N292]" office:value-type="float" office:value="1.70318237282537" calcext:value-type="float">
            <text:p>1,70318237282537</text:p>
          </table:table-cell>
          <table:table-cell office:value-type="float" office:value="208" calcext:value-type="float">
            <text:p>208</text:p>
          </table:table-cell>
          <table:table-cell table:number-columns-repeated="42"/>
          <table:table-cell office:value-type="float" office:value="208" calcext:value-type="float">
            <text:p>208</text:p>
          </table:table-cell>
          <table:table-cell table:number-columns-repeated="46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92]+[.$B$183]" office:value-type="float" office:value="102.759398496241" calcext:value-type="float">
            <text:p>102,759398496241</text:p>
          </table:table-cell>
          <table:table-cell table:formula="of:=[.C292]+[.$B$184]" office:value-type="float" office:value="-22.5147293233083" calcext:value-type="float">
            <text:p>-22,5147293233083</text:p>
          </table:table-cell>
          <table:table-cell table:formula="of:=[.D292]+[.$B$185]" office:value-type="float" office:value="86.8472164877076" calcext:value-type="float">
            <text:p>86,8472164877076</text:p>
          </table:table-cell>
          <table:table-cell table:number-columns-repeated="5"/>
          <table:table-cell table:formula="of:=[.J292]+[.$G$183]" office:value-type="float" office:value="87.4791666666666" calcext:value-type="float">
            <text:p>87,4791666666666</text:p>
          </table:table-cell>
          <table:table-cell table:formula="of:=[.K292]+[.$G$184]" office:value-type="float" office:value="-29.7715" calcext:value-type="float">
            <text:p>-29,7715</text:p>
          </table:table-cell>
          <table:table-cell table:formula="of:=[.L292]+[.$G$185]" office:value-type="float" office:value="60.1936041666666" calcext:value-type="float">
            <text:p>60,1936041666666</text:p>
          </table:table-cell>
          <table:table-cell/>
          <table:table-cell table:formula="of:=ROUND([.B293];0)-ROUND([.J293];0)" office:value-type="float" office:value="16" calcext:value-type="float">
            <text:p>16</text:p>
          </table:table-cell>
          <table:table-cell table:formula="of:=[.C293]-[.K293]" office:value-type="float" office:value="7.25677067669173" calcext:value-type="float">
            <text:p>7,25677067669173</text:p>
          </table:table-cell>
          <table:table-cell table:formula="of:=[.O293]/[.N293]" office:value-type="float" office:value="0.453548167293233" calcext:value-type="float">
            <text:p>0,453548167293233</text:p>
          </table:table-cell>
          <table:table-cell table:formula="of:=([.D293]-[.L293])/[.N293]" office:value-type="float" office:value="1.66585077006506" calcext:value-type="float">
            <text:p>1,66585077006506</text:p>
          </table:table-cell>
          <table:table-cell office:value-type="float" office:value="209" calcext:value-type="float">
            <text:p>209</text:p>
          </table:table-cell>
          <table:table-cell table:number-columns-repeated="42"/>
          <table:table-cell office:value-type="float" office:value="209" calcext:value-type="float">
            <text:p>209</text:p>
          </table:table-cell>
          <table:table-cell table:number-columns-repeated="46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93]+[.$B$183]" office:value-type="float" office:value="102.541353383459" calcext:value-type="float">
            <text:p>102,541353383459</text:p>
          </table:table-cell>
          <table:table-cell table:formula="of:=[.C293]+[.$B$184]" office:value-type="float" office:value="-22.5216090225564" calcext:value-type="float">
            <text:p>-22,5216090225564</text:p>
          </table:table-cell>
          <table:table-cell table:formula="of:=[.D293]+[.$B$185]" office:value-type="float" office:value="86.9671816768761" calcext:value-type="float">
            <text:p>86,9671816768761</text:p>
          </table:table-cell>
          <table:table-cell table:number-columns-repeated="5"/>
          <table:table-cell table:formula="of:=[.J293]+[.$G$183]" office:value-type="float" office:value="87.6249999999999" calcext:value-type="float">
            <text:p>87,6249999999999</text:p>
          </table:table-cell>
          <table:table-cell table:formula="of:=[.K293]+[.$G$184]" office:value-type="float" office:value="-29.607" calcext:value-type="float">
            <text:p>-29,607</text:p>
          </table:table-cell>
          <table:table-cell table:formula="of:=[.L293]+[.$G$185]" office:value-type="float" office:value="60.910875" calcext:value-type="float">
            <text:p>60,910875</text:p>
          </table:table-cell>
          <table:table-cell/>
          <table:table-cell table:formula="of:=ROUND([.B294];0)-ROUND([.J294];0)" office:value-type="float" office:value="15" calcext:value-type="float">
            <text:p>15</text:p>
          </table:table-cell>
          <table:table-cell table:formula="of:=[.C294]-[.K294]" office:value-type="float" office:value="7.08539097744361" calcext:value-type="float">
            <text:p>7,08539097744361</text:p>
          </table:table-cell>
          <table:table-cell table:formula="of:=[.O294]/[.N294]" office:value-type="float" office:value="0.47235939849624" calcext:value-type="float">
            <text:p>0,47235939849624</text:p>
          </table:table-cell>
          <table:table-cell table:formula="of:=([.D294]-[.L294])/[.N294]" office:value-type="float" office:value="1.73708711179174" calcext:value-type="float">
            <text:p>1,73708711179174</text:p>
          </table:table-cell>
          <table:table-cell office:value-type="float" office:value="210" calcext:value-type="float">
            <text:p>210</text:p>
          </table:table-cell>
          <table:table-cell table:number-columns-repeated="42"/>
          <table:table-cell office:value-type="float" office:value="210" calcext:value-type="float">
            <text:p>210</text:p>
          </table:table-cell>
          <table:table-cell table:number-columns-repeated="46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94]+[.$B$183]" office:value-type="float" office:value="102.323308270677" calcext:value-type="float">
            <text:p>102,323308270677</text:p>
          </table:table-cell>
          <table:table-cell table:formula="of:=[.C294]+[.$B$184]" office:value-type="float" office:value="-22.5284887218045" calcext:value-type="float">
            <text:p>-22,5284887218045</text:p>
          </table:table-cell>
          <table:table-cell table:formula="of:=[.D294]+[.$B$185]" office:value-type="float" office:value="87.0871468660446" calcext:value-type="float">
            <text:p>87,0871468660446</text:p>
          </table:table-cell>
          <table:table-cell table:number-columns-repeated="5"/>
          <table:table-cell table:formula="of:=[.J294]+[.$G$183]" office:value-type="float" office:value="87.7708333333333" calcext:value-type="float">
            <text:p>87,7708333333333</text:p>
          </table:table-cell>
          <table:table-cell table:formula="of:=[.K294]+[.$G$184]" office:value-type="float" office:value="-29.4425" calcext:value-type="float">
            <text:p>-29,4425</text:p>
          </table:table-cell>
          <table:table-cell table:formula="of:=[.L294]+[.$G$185]" office:value-type="float" office:value="61.6281458333333" calcext:value-type="float">
            <text:p>61,6281458333333</text:p>
          </table:table-cell>
          <table:table-cell/>
          <table:table-cell table:formula="of:=ROUND([.B295];0)-ROUND([.J295];0)" office:value-type="float" office:value="14" calcext:value-type="float">
            <text:p>14</text:p>
          </table:table-cell>
          <table:table-cell table:formula="of:=[.C295]-[.K295]" office:value-type="float" office:value="6.91401127819549" calcext:value-type="float">
            <text:p>6,91401127819549</text:p>
          </table:table-cell>
          <table:table-cell table:formula="of:=[.O295]/[.N295]" office:value-type="float" office:value="0.493857948442535" calcext:value-type="float">
            <text:p>0,493857948442535</text:p>
          </table:table-cell>
          <table:table-cell table:formula="of:=([.D295]-[.L295])/[.N295]" office:value-type="float" office:value="1.81850007376509" calcext:value-type="float">
            <text:p>1,81850007376509</text:p>
          </table:table-cell>
          <table:table-cell office:value-type="float" office:value="211" calcext:value-type="float">
            <text:p>211</text:p>
          </table:table-cell>
          <table:table-cell table:number-columns-repeated="42"/>
          <table:table-cell office:value-type="float" office:value="211" calcext:value-type="float">
            <text:p>211</text:p>
          </table:table-cell>
          <table:table-cell table:number-columns-repeated="46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95]+[.$B$183]" office:value-type="float" office:value="102.105263157895" calcext:value-type="float">
            <text:p>102,105263157895</text:p>
          </table:table-cell>
          <table:table-cell table:formula="of:=[.C295]+[.$B$184]" office:value-type="float" office:value="-22.5353684210526" calcext:value-type="float">
            <text:p>-22,5353684210526</text:p>
          </table:table-cell>
          <table:table-cell table:formula="of:=[.D295]+[.$B$185]" office:value-type="float" office:value="87.2071120552131" calcext:value-type="float">
            <text:p>87,2071120552131</text:p>
          </table:table-cell>
          <table:table-cell table:number-columns-repeated="5"/>
          <table:table-cell table:formula="of:=[.J295]+[.$G$183]" office:value-type="float" office:value="87.9166666666666" calcext:value-type="float">
            <text:p>87,9166666666666</text:p>
          </table:table-cell>
          <table:table-cell table:formula="of:=[.K295]+[.$G$184]" office:value-type="float" office:value="-29.278" calcext:value-type="float">
            <text:p>-29,278</text:p>
          </table:table-cell>
          <table:table-cell table:formula="of:=[.L295]+[.$G$185]" office:value-type="float" office:value="62.3454166666666" calcext:value-type="float">
            <text:p>62,3454166666666</text:p>
          </table:table-cell>
          <table:table-cell/>
          <table:table-cell table:formula="of:=ROUND([.B296];0)-ROUND([.J296];0)" office:value-type="float" office:value="14" calcext:value-type="float">
            <text:p>14</text:p>
          </table:table-cell>
          <table:table-cell table:formula="of:=[.C296]-[.K296]" office:value-type="float" office:value="6.74263157894736" calcext:value-type="float">
            <text:p>6,74263157894736</text:p>
          </table:table-cell>
          <table:table-cell table:formula="of:=[.O296]/[.N296]" office:value-type="float" office:value="0.481616541353383" calcext:value-type="float">
            <text:p>0,481616541353383</text:p>
          </table:table-cell>
          <table:table-cell table:formula="of:=([.D296]-[.L296])/[.N296]" office:value-type="float" office:value="1.77583538489618" calcext:value-type="float">
            <text:p>1,77583538489618</text:p>
          </table:table-cell>
          <table:table-cell office:value-type="float" office:value="212" calcext:value-type="float">
            <text:p>212</text:p>
          </table:table-cell>
          <table:table-cell table:number-columns-repeated="42"/>
          <table:table-cell office:value-type="float" office:value="212" calcext:value-type="float">
            <text:p>212</text:p>
          </table:table-cell>
          <table:table-cell table:number-columns-repeated="46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96]+[.$B$183]" office:value-type="float" office:value="101.887218045113" calcext:value-type="float">
            <text:p>101,887218045113</text:p>
          </table:table-cell>
          <table:table-cell table:formula="of:=[.C296]+[.$B$184]" office:value-type="float" office:value="-22.5422481203008" calcext:value-type="float">
            <text:p>-22,5422481203008</text:p>
          </table:table-cell>
          <table:table-cell table:formula="of:=[.D296]+[.$B$185]" office:value-type="float" office:value="87.3270772443815" calcext:value-type="float">
            <text:p>87,3270772443815</text:p>
          </table:table-cell>
          <table:table-cell table:number-columns-repeated="5"/>
          <table:table-cell table:formula="of:=[.J296]+[.$G$183]" office:value-type="float" office:value="88.0624999999999" calcext:value-type="float">
            <text:p>88,0624999999999</text:p>
          </table:table-cell>
          <table:table-cell table:formula="of:=[.K296]+[.$G$184]" office:value-type="float" office:value="-29.1135" calcext:value-type="float">
            <text:p>-29,1135</text:p>
          </table:table-cell>
          <table:table-cell table:formula="of:=[.L296]+[.$G$185]" office:value-type="float" office:value="63.0626874999999" calcext:value-type="float">
            <text:p>63,0626874999999</text:p>
          </table:table-cell>
          <table:table-cell/>
          <table:table-cell table:formula="of:=ROUND([.B297];0)-ROUND([.J297];0)" office:value-type="float" office:value="14" calcext:value-type="float">
            <text:p>14</text:p>
          </table:table-cell>
          <table:table-cell table:formula="of:=[.C297]-[.K297]" office:value-type="float" office:value="6.57125187969924" calcext:value-type="float">
            <text:p>6,57125187969924</text:p>
          </table:table-cell>
          <table:table-cell table:formula="of:=[.O297]/[.N297]" office:value-type="float" office:value="0.469375134264232" calcext:value-type="float">
            <text:p>0,469375134264232</text:p>
          </table:table-cell>
          <table:table-cell table:formula="of:=([.D297]-[.L297])/[.N297]" office:value-type="float" office:value="1.73317069602726" calcext:value-type="float">
            <text:p>1,73317069602726</text:p>
          </table:table-cell>
          <table:table-cell office:value-type="float" office:value="213" calcext:value-type="float">
            <text:p>213</text:p>
          </table:table-cell>
          <table:table-cell table:number-columns-repeated="42"/>
          <table:table-cell office:value-type="float" office:value="213" calcext:value-type="float">
            <text:p>213</text:p>
          </table:table-cell>
          <table:table-cell table:number-columns-repeated="46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97]+[.$B$183]" office:value-type="float" office:value="101.669172932331" calcext:value-type="float">
            <text:p>101,669172932331</text:p>
          </table:table-cell>
          <table:table-cell table:formula="of:=[.C297]+[.$B$184]" office:value-type="float" office:value="-22.5491278195489" calcext:value-type="float">
            <text:p>-22,5491278195489</text:p>
          </table:table-cell>
          <table:table-cell table:formula="of:=[.D297]+[.$B$185]" office:value-type="float" office:value="87.44704243355" calcext:value-type="float">
            <text:p>87,44704243355</text:p>
          </table:table-cell>
          <table:table-cell table:number-columns-repeated="5"/>
          <table:table-cell table:formula="of:=[.J297]+[.$G$183]" office:value-type="float" office:value="88.2083333333332" calcext:value-type="float">
            <text:p>88,2083333333332</text:p>
          </table:table-cell>
          <table:table-cell table:formula="of:=[.K297]+[.$G$184]" office:value-type="float" office:value="-28.949" calcext:value-type="float">
            <text:p>-28,949</text:p>
          </table:table-cell>
          <table:table-cell table:formula="of:=[.L297]+[.$G$185]" office:value-type="float" office:value="63.7799583333333" calcext:value-type="float">
            <text:p>63,7799583333333</text:p>
          </table:table-cell>
          <table:table-cell/>
          <table:table-cell table:formula="of:=ROUND([.B298];0)-ROUND([.J298];0)" office:value-type="float" office:value="14" calcext:value-type="float">
            <text:p>14</text:p>
          </table:table-cell>
          <table:table-cell table:formula="of:=[.C298]-[.K298]" office:value-type="float" office:value="6.39987218045112" calcext:value-type="float">
            <text:p>6,39987218045112</text:p>
          </table:table-cell>
          <table:table-cell table:formula="of:=[.O298]/[.N298]" office:value-type="float" office:value="0.45713372717508" calcext:value-type="float">
            <text:p>0,45713372717508</text:p>
          </table:table-cell>
          <table:table-cell table:formula="of:=([.D298]-[.L298])/[.N298]" office:value-type="float" office:value="1.69050600715834" calcext:value-type="float">
            <text:p>1,69050600715834</text:p>
          </table:table-cell>
          <table:table-cell office:value-type="float" office:value="214" calcext:value-type="float">
            <text:p>214</text:p>
          </table:table-cell>
          <table:table-cell table:number-columns-repeated="42"/>
          <table:table-cell office:value-type="float" office:value="214" calcext:value-type="float">
            <text:p>214</text:p>
          </table:table-cell>
          <table:table-cell table:number-columns-repeated="46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98]+[.$B$183]" office:value-type="float" office:value="101.451127819549" calcext:value-type="float">
            <text:p>101,451127819549</text:p>
          </table:table-cell>
          <table:table-cell table:formula="of:=[.C298]+[.$B$184]" office:value-type="float" office:value="-22.556007518797" calcext:value-type="float">
            <text:p>-22,556007518797</text:p>
          </table:table-cell>
          <table:table-cell table:formula="of:=[.D298]+[.$B$185]" office:value-type="float" office:value="87.5670076227185" calcext:value-type="float">
            <text:p>87,5670076227185</text:p>
          </table:table-cell>
          <table:table-cell table:number-columns-repeated="5"/>
          <table:table-cell table:formula="of:=[.J298]+[.$G$183]" office:value-type="float" office:value="88.3541666666666" calcext:value-type="float">
            <text:p>88,3541666666666</text:p>
          </table:table-cell>
          <table:table-cell table:formula="of:=[.K298]+[.$G$184]" office:value-type="float" office:value="-28.7845" calcext:value-type="float">
            <text:p>-28,7845</text:p>
          </table:table-cell>
          <table:table-cell table:formula="of:=[.L298]+[.$G$185]" office:value-type="float" office:value="64.4972291666666" calcext:value-type="float">
            <text:p>64,4972291666666</text:p>
          </table:table-cell>
          <table:table-cell/>
          <table:table-cell table:formula="of:=ROUND([.B299];0)-ROUND([.J299];0)" office:value-type="float" office:value="13" calcext:value-type="float">
            <text:p>13</text:p>
          </table:table-cell>
          <table:table-cell table:formula="of:=[.C299]-[.K299]" office:value-type="float" office:value="6.228492481203" calcext:value-type="float">
            <text:p>6,228492481203</text:p>
          </table:table-cell>
          <table:table-cell table:formula="of:=[.O299]/[.N299]" office:value-type="float" office:value="0.479114806246385" calcext:value-type="float">
            <text:p>0,479114806246385</text:p>
          </table:table-cell>
          <table:table-cell table:formula="of:=([.D299]-[.L299])/[.N299]" office:value-type="float" office:value="1.77459834277322" calcext:value-type="float">
            <text:p>1,77459834277322</text:p>
          </table:table-cell>
          <table:table-cell office:value-type="float" office:value="215" calcext:value-type="float">
            <text:p>215</text:p>
          </table:table-cell>
          <table:table-cell table:number-columns-repeated="42"/>
          <table:table-cell office:value-type="float" office:value="215" calcext:value-type="float">
            <text:p>215</text:p>
          </table:table-cell>
          <table:table-cell table:number-columns-repeated="46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99]+[.$B$183]" office:value-type="float" office:value="101.233082706767" calcext:value-type="float">
            <text:p>101,233082706767</text:p>
          </table:table-cell>
          <table:table-cell table:formula="of:=[.C299]+[.$B$184]" office:value-type="float" office:value="-22.5628872180451" calcext:value-type="float">
            <text:p>-22,5628872180451</text:p>
          </table:table-cell>
          <table:table-cell table:formula="of:=[.D299]+[.$B$185]" office:value-type="float" office:value="87.686972811887" calcext:value-type="float">
            <text:p>87,686972811887</text:p>
          </table:table-cell>
          <table:table-cell table:number-columns-repeated="5"/>
          <table:table-cell table:formula="of:=[.J299]+[.$G$183]" office:value-type="float" office:value="88.4999999999999" calcext:value-type="float">
            <text:p>88,4999999999999</text:p>
          </table:table-cell>
          <table:table-cell table:formula="of:=[.K299]+[.$G$184]" office:value-type="float" office:value="-28.62" calcext:value-type="float">
            <text:p>-28,62</text:p>
          </table:table-cell>
          <table:table-cell table:formula="of:=[.L299]+[.$G$185]" office:value-type="float" office:value="65.2144999999999" calcext:value-type="float">
            <text:p>65,2144999999999</text:p>
          </table:table-cell>
          <table:table-cell/>
          <table:table-cell table:formula="of:=ROUND([.B300];0)-ROUND([.J300];0)" office:value-type="float" office:value="13" calcext:value-type="float">
            <text:p>13</text:p>
          </table:table-cell>
          <table:table-cell table:formula="of:=[.C300]-[.K300]" office:value-type="float" office:value="6.05711278195488" calcext:value-type="float">
            <text:p>6,05711278195488</text:p>
          </table:table-cell>
          <table:table-cell table:formula="of:=[.O300]/[.N300]" office:value-type="float" office:value="0.465931752458068" calcext:value-type="float">
            <text:p>0,465931752458068</text:p>
          </table:table-cell>
          <table:table-cell table:formula="of:=([.D300]-[.L300])/[.N300]" office:value-type="float" office:value="1.72865175476054" calcext:value-type="float">
            <text:p>1,72865175476054</text:p>
          </table:table-cell>
          <table:table-cell office:value-type="float" office:value="216" calcext:value-type="float">
            <text:p>216</text:p>
          </table:table-cell>
          <table:table-cell table:number-columns-repeated="42"/>
          <table:table-cell office:value-type="float" office:value="216" calcext:value-type="float">
            <text:p>216</text:p>
          </table:table-cell>
          <table:table-cell table:number-columns-repeated="46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300]+[.$B$183]" office:value-type="float" office:value="101.015037593985" calcext:value-type="float">
            <text:p>101,015037593985</text:p>
          </table:table-cell>
          <table:table-cell table:formula="of:=[.C300]+[.$B$184]" office:value-type="float" office:value="-22.5697669172932" calcext:value-type="float">
            <text:p>-22,5697669172932</text:p>
          </table:table-cell>
          <table:table-cell table:formula="of:=[.D300]+[.$B$185]" office:value-type="float" office:value="87.8069380010555" calcext:value-type="float">
            <text:p>87,8069380010555</text:p>
          </table:table-cell>
          <table:table-cell table:number-columns-repeated="5"/>
          <table:table-cell table:formula="of:=[.J300]+[.$G$183]" office:value-type="float" office:value="88.6458333333332" calcext:value-type="float">
            <text:p>88,6458333333332</text:p>
          </table:table-cell>
          <table:table-cell table:formula="of:=[.K300]+[.$G$184]" office:value-type="float" office:value="-28.4555" calcext:value-type="float">
            <text:p>-28,4555</text:p>
          </table:table-cell>
          <table:table-cell table:formula="of:=[.L300]+[.$G$185]" office:value-type="float" office:value="65.9317708333333" calcext:value-type="float">
            <text:p>65,9317708333333</text:p>
          </table:table-cell>
          <table:table-cell/>
          <table:table-cell table:formula="of:=ROUND([.B301];0)-ROUND([.J301];0)" office:value-type="float" office:value="12" calcext:value-type="float">
            <text:p>12</text:p>
          </table:table-cell>
          <table:table-cell table:formula="of:=[.C301]-[.K301]" office:value-type="float" office:value="5.88573308270676" calcext:value-type="float">
            <text:p>5,88573308270676</text:p>
          </table:table-cell>
          <table:table-cell table:formula="of:=[.O301]/[.N301]" office:value-type="float" office:value="0.49047775689223" calcext:value-type="float">
            <text:p>0,49047775689223</text:p>
          </table:table-cell>
          <table:table-cell table:formula="of:=([.D301]-[.L301])/[.N301]" office:value-type="float" office:value="1.82293059731018" calcext:value-type="float">
            <text:p>1,82293059731018</text:p>
          </table:table-cell>
          <table:table-cell office:value-type="float" office:value="217" calcext:value-type="float">
            <text:p>217</text:p>
          </table:table-cell>
          <table:table-cell table:number-columns-repeated="42"/>
          <table:table-cell office:value-type="float" office:value="217" calcext:value-type="float">
            <text:p>217</text:p>
          </table:table-cell>
          <table:table-cell table:number-columns-repeated="46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301]+[.$B$183]" office:value-type="float" office:value="100.796992481203" calcext:value-type="float">
            <text:p>100,796992481203</text:p>
          </table:table-cell>
          <table:table-cell table:formula="of:=[.C301]+[.$B$184]" office:value-type="float" office:value="-22.5766466165414" calcext:value-type="float">
            <text:p>-22,5766466165414</text:p>
          </table:table-cell>
          <table:table-cell table:formula="of:=[.D301]+[.$B$185]" office:value-type="float" office:value="87.9269031902239" calcext:value-type="float">
            <text:p>87,9269031902239</text:p>
          </table:table-cell>
          <table:table-cell table:number-columns-repeated="5"/>
          <table:table-cell table:formula="of:=[.J301]+[.$G$183]" office:value-type="float" office:value="88.7916666666665" calcext:value-type="float">
            <text:p>88,7916666666665</text:p>
          </table:table-cell>
          <table:table-cell table:formula="of:=[.K301]+[.$G$184]" office:value-type="float" office:value="-28.291" calcext:value-type="float">
            <text:p>-28,291</text:p>
          </table:table-cell>
          <table:table-cell table:formula="of:=[.L301]+[.$G$185]" office:value-type="float" office:value="66.6490416666666" calcext:value-type="float">
            <text:p>66,6490416666666</text:p>
          </table:table-cell>
          <table:table-cell/>
          <table:table-cell table:formula="of:=ROUND([.B302];0)-ROUND([.J302];0)" office:value-type="float" office:value="12" calcext:value-type="float">
            <text:p>12</text:p>
          </table:table-cell>
          <table:table-cell table:formula="of:=[.C302]-[.K302]" office:value-type="float" office:value="5.71435338345864" calcext:value-type="float">
            <text:p>5,71435338345864</text:p>
          </table:table-cell>
          <table:table-cell table:formula="of:=[.O302]/[.N302]" office:value-type="float" office:value="0.47619611528822" calcext:value-type="float">
            <text:p>0,47619611528822</text:p>
          </table:table-cell>
          <table:table-cell table:formula="of:=([.D302]-[.L302])/[.N302]" office:value-type="float" office:value="1.77315512696311" calcext:value-type="float">
            <text:p>1,77315512696311</text:p>
          </table:table-cell>
          <table:table-cell office:value-type="float" office:value="218" calcext:value-type="float">
            <text:p>218</text:p>
          </table:table-cell>
          <table:table-cell table:number-columns-repeated="42"/>
          <table:table-cell office:value-type="float" office:value="218" calcext:value-type="float">
            <text:p>218</text:p>
          </table:table-cell>
          <table:table-cell table:number-columns-repeated="46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302]+[.$B$183]" office:value-type="float" office:value="100.578947368422" calcext:value-type="float">
            <text:p>100,578947368422</text:p>
          </table:table-cell>
          <table:table-cell table:formula="of:=[.C302]+[.$B$184]" office:value-type="float" office:value="-22.5835263157895" calcext:value-type="float">
            <text:p>-22,5835263157895</text:p>
          </table:table-cell>
          <table:table-cell table:formula="of:=[.D302]+[.$B$185]" office:value-type="float" office:value="88.0468683793924" calcext:value-type="float">
            <text:p>88,0468683793924</text:p>
          </table:table-cell>
          <table:table-cell table:number-columns-repeated="5"/>
          <table:table-cell table:formula="of:=[.J302]+[.$G$183]" office:value-type="float" office:value="88.9374999999999" calcext:value-type="float">
            <text:p>88,9374999999999</text:p>
          </table:table-cell>
          <table:table-cell table:formula="of:=[.K302]+[.$G$184]" office:value-type="float" office:value="-28.1265" calcext:value-type="float">
            <text:p>-28,1265</text:p>
          </table:table-cell>
          <table:table-cell table:formula="of:=[.L302]+[.$G$185]" office:value-type="float" office:value="67.3663124999999" calcext:value-type="float">
            <text:p>67,3663124999999</text:p>
          </table:table-cell>
          <table:table-cell/>
          <table:table-cell table:formula="of:=ROUND([.B303];0)-ROUND([.J303];0)" office:value-type="float" office:value="12" calcext:value-type="float">
            <text:p>12</text:p>
          </table:table-cell>
          <table:table-cell table:formula="of:=[.C303]-[.K303]" office:value-type="float" office:value="5.54297368421052" calcext:value-type="float">
            <text:p>5,54297368421052</text:p>
          </table:table-cell>
          <table:table-cell table:formula="of:=[.O303]/[.N303]" office:value-type="float" office:value="0.46191447368421" calcext:value-type="float">
            <text:p>0,46191447368421</text:p>
          </table:table-cell>
          <table:table-cell table:formula="of:=([.D303]-[.L303])/[.N303]" office:value-type="float" office:value="1.72337965661604" calcext:value-type="float">
            <text:p>1,72337965661604</text:p>
          </table:table-cell>
          <table:table-cell office:value-type="float" office:value="219" calcext:value-type="float">
            <text:p>219</text:p>
          </table:table-cell>
          <table:table-cell table:number-columns-repeated="42"/>
          <table:table-cell office:value-type="float" office:value="219" calcext:value-type="float">
            <text:p>219</text:p>
          </table:table-cell>
          <table:table-cell table:number-columns-repeated="46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303]+[.$B$183]" office:value-type="float" office:value="100.36090225564" calcext:value-type="float">
            <text:p>100,36090225564</text:p>
          </table:table-cell>
          <table:table-cell table:formula="of:=[.C303]+[.$B$184]" office:value-type="float" office:value="-22.5904060150376" calcext:value-type="float">
            <text:p>-22,5904060150376</text:p>
          </table:table-cell>
          <table:table-cell table:formula="of:=[.D303]+[.$B$185]" office:value-type="float" office:value="88.1668335685609" calcext:value-type="float">
            <text:p>88,1668335685609</text:p>
          </table:table-cell>
          <table:table-cell table:number-columns-repeated="5"/>
          <table:table-cell table:formula="of:=[.J303]+[.$G$183]" office:value-type="float" office:value="89.0833333333332" calcext:value-type="float">
            <text:p>89,0833333333332</text:p>
          </table:table-cell>
          <table:table-cell table:formula="of:=[.K303]+[.$G$184]" office:value-type="float" office:value="-27.962" calcext:value-type="float">
            <text:p>-27,962</text:p>
          </table:table-cell>
          <table:table-cell table:formula="of:=[.L303]+[.$G$185]" office:value-type="float" office:value="68.0835833333333" calcext:value-type="float">
            <text:p>68,0835833333333</text:p>
          </table:table-cell>
          <table:table-cell/>
          <table:table-cell table:formula="of:=ROUND([.B304];0)-ROUND([.J304];0)" office:value-type="float" office:value="11" calcext:value-type="float">
            <text:p>11</text:p>
          </table:table-cell>
          <table:table-cell table:formula="of:=[.C304]-[.K304]" office:value-type="float" office:value="5.3715939849624" calcext:value-type="float">
            <text:p>5,3715939849624</text:p>
          </table:table-cell>
          <table:table-cell table:formula="of:=[.O304]/[.N304]" office:value-type="float" office:value="0.488326725905673" calcext:value-type="float">
            <text:p>0,488326725905673</text:p>
          </table:table-cell>
          <table:table-cell table:formula="of:=([.D304]-[.L304])/[.N304]" office:value-type="float" office:value="1.82575002138433" calcext:value-type="float">
            <text:p>1,82575002138433</text:p>
          </table:table-cell>
          <table:table-cell office:value-type="float" office:value="220" calcext:value-type="float">
            <text:p>220</text:p>
          </table:table-cell>
          <table:table-cell table:number-columns-repeated="42"/>
          <table:table-cell office:value-type="float" office:value="220" calcext:value-type="float">
            <text:p>220</text:p>
          </table:table-cell>
          <table:table-cell table:number-columns-repeated="46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304]+[.$B$183]" office:value-type="float" office:value="100.142857142858" calcext:value-type="float">
            <text:p>100,142857142858</text:p>
          </table:table-cell>
          <table:table-cell table:formula="of:=[.C304]+[.$B$184]" office:value-type="float" office:value="-22.5972857142857" calcext:value-type="float">
            <text:p>-22,5972857142857</text:p>
          </table:table-cell>
          <table:table-cell table:formula="of:=[.D304]+[.$B$185]" office:value-type="float" office:value="88.2867987577294" calcext:value-type="float">
            <text:p>88,2867987577294</text:p>
          </table:table-cell>
          <table:table-cell table:number-columns-repeated="5"/>
          <table:table-cell table:formula="of:=[.J304]+[.$G$183]" office:value-type="float" office:value="89.2291666666665" calcext:value-type="float">
            <text:p>89,2291666666665</text:p>
          </table:table-cell>
          <table:table-cell table:formula="of:=[.K304]+[.$G$184]" office:value-type="float" office:value="-27.7975" calcext:value-type="float">
            <text:p>-27,7975</text:p>
          </table:table-cell>
          <table:table-cell table:formula="of:=[.L304]+[.$G$185]" office:value-type="float" office:value="68.8008541666666" calcext:value-type="float">
            <text:p>68,8008541666666</text:p>
          </table:table-cell>
          <table:table-cell/>
          <table:table-cell table:formula="of:=ROUND([.B305];0)-ROUND([.J305];0)" office:value-type="float" office:value="11" calcext:value-type="float">
            <text:p>11</text:p>
          </table:table-cell>
          <table:table-cell table:formula="of:=[.C305]-[.K305]" office:value-type="float" office:value="5.20021428571428" calcext:value-type="float">
            <text:p>5,20021428571428</text:p>
          </table:table-cell>
          <table:table-cell table:formula="of:=[.O305]/[.N305]" office:value-type="float" office:value="0.472746753246753" calcext:value-type="float">
            <text:p>0,472746753246753</text:p>
          </table:table-cell>
          <table:table-cell table:formula="of:=([.D305]-[.L305])/[.N305]" office:value-type="float" office:value="1.77144950827844" calcext:value-type="float">
            <text:p>1,77144950827844</text:p>
          </table:table-cell>
          <table:table-cell office:value-type="float" office:value="221" calcext:value-type="float">
            <text:p>221</text:p>
          </table:table-cell>
          <table:table-cell table:number-columns-repeated="42"/>
          <table:table-cell office:value-type="float" office:value="221" calcext:value-type="float">
            <text:p>221</text:p>
          </table:table-cell>
          <table:table-cell table:number-columns-repeated="46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305]+[.$B$183]" office:value-type="float" office:value="99.9248120300756" calcext:value-type="float">
            <text:p>99,9248120300756</text:p>
          </table:table-cell>
          <table:table-cell table:formula="of:=[.C305]+[.$B$184]" office:value-type="float" office:value="-22.6041654135338" calcext:value-type="float">
            <text:p>-22,6041654135338</text:p>
          </table:table-cell>
          <table:table-cell table:formula="of:=[.D305]+[.$B$185]" office:value-type="float" office:value="88.4067639468979" calcext:value-type="float">
            <text:p>88,4067639468979</text:p>
          </table:table-cell>
          <table:table-cell table:number-columns-repeated="5"/>
          <table:table-cell table:formula="of:=[.J305]+[.$G$183]" office:value-type="float" office:value="89.3749999999999" calcext:value-type="float">
            <text:p>89,3749999999999</text:p>
          </table:table-cell>
          <table:table-cell table:formula="of:=[.K305]+[.$G$184]" office:value-type="float" office:value="-27.633" calcext:value-type="float">
            <text:p>-27,633</text:p>
          </table:table-cell>
          <table:table-cell table:formula="of:=[.L305]+[.$G$185]" office:value-type="float" office:value="69.5181249999999" calcext:value-type="float">
            <text:p>69,5181249999999</text:p>
          </table:table-cell>
          <table:table-cell/>
          <table:table-cell table:formula="of:=ROUND([.B306];0)-ROUND([.J306];0)" office:value-type="float" office:value="11" calcext:value-type="float">
            <text:p>11</text:p>
          </table:table-cell>
          <table:table-cell table:formula="of:=[.C306]-[.K306]" office:value-type="float" office:value="5.02883458646616" calcext:value-type="float">
            <text:p>5,02883458646616</text:p>
          </table:table-cell>
          <table:table-cell table:formula="of:=[.O306]/[.N306]" office:value-type="float" office:value="0.457166780587832" calcext:value-type="float">
            <text:p>0,457166780587832</text:p>
          </table:table-cell>
          <table:table-cell table:formula="of:=([.D306]-[.L306])/[.N306]" office:value-type="float" office:value="1.71714899517254" calcext:value-type="float">
            <text:p>1,71714899517254</text:p>
          </table:table-cell>
          <table:table-cell office:value-type="float" office:value="222" calcext:value-type="float">
            <text:p>222</text:p>
          </table:table-cell>
          <table:table-cell table:number-columns-repeated="42"/>
          <table:table-cell office:value-type="float" office:value="222" calcext:value-type="float">
            <text:p>222</text:p>
          </table:table-cell>
          <table:table-cell table:number-columns-repeated="46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306]+[.$B$183]" office:value-type="float" office:value="99.7067669172937" calcext:value-type="float">
            <text:p>99,7067669172937</text:p>
          </table:table-cell>
          <table:table-cell table:formula="of:=[.C306]+[.$B$184]" office:value-type="float" office:value="-22.611045112782" calcext:value-type="float">
            <text:p>-22,611045112782</text:p>
          </table:table-cell>
          <table:table-cell table:formula="of:=[.D306]+[.$B$185]" office:value-type="float" office:value="88.5267291360664" calcext:value-type="float">
            <text:p>88,5267291360664</text:p>
          </table:table-cell>
          <table:table-cell table:number-columns-repeated="5"/>
          <table:table-cell table:formula="of:=[.J306]+[.$G$183]" office:value-type="float" office:value="89.5208333333332" calcext:value-type="float">
            <text:p>89,5208333333332</text:p>
          </table:table-cell>
          <table:table-cell table:formula="of:=[.K306]+[.$G$184]" office:value-type="float" office:value="-27.4685" calcext:value-type="float">
            <text:p>-27,4685</text:p>
          </table:table-cell>
          <table:table-cell table:formula="of:=[.L306]+[.$G$185]" office:value-type="float" office:value="70.2353958333332" calcext:value-type="float">
            <text:p>70,2353958333332</text:p>
          </table:table-cell>
          <table:table-cell/>
          <table:table-cell table:formula="of:=ROUND([.B307];0)-ROUND([.J307];0)" office:value-type="float" office:value="10" calcext:value-type="float">
            <text:p>10</text:p>
          </table:table-cell>
          <table:table-cell table:formula="of:=[.C307]-[.K307]" office:value-type="float" office:value="4.85745488721804" calcext:value-type="float">
            <text:p>4,85745488721804</text:p>
          </table:table-cell>
          <table:table-cell table:formula="of:=[.O307]/[.N307]" office:value-type="float" office:value="0.485745488721804" calcext:value-type="float">
            <text:p>0,485745488721804</text:p>
          </table:table-cell>
          <table:table-cell table:formula="of:=([.D307]-[.L307])/[.N307]" office:value-type="float" office:value="1.82913333027331" calcext:value-type="float">
            <text:p>1,82913333027331</text:p>
          </table:table-cell>
          <table:table-cell office:value-type="float" office:value="223" calcext:value-type="float">
            <text:p>223</text:p>
          </table:table-cell>
          <table:table-cell table:number-columns-repeated="42"/>
          <table:table-cell office:value-type="float" office:value="223" calcext:value-type="float">
            <text:p>223</text:p>
          </table:table-cell>
          <table:table-cell table:number-columns-repeated="46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307]+[.$B$183]" office:value-type="float" office:value="99.4887218045117" calcext:value-type="float">
            <text:p>99,4887218045117</text:p>
          </table:table-cell>
          <table:table-cell table:formula="of:=[.C307]+[.$B$184]" office:value-type="float" office:value="-22.6179248120301" calcext:value-type="float">
            <text:p>-22,6179248120301</text:p>
          </table:table-cell>
          <table:table-cell table:formula="of:=[.D307]+[.$B$185]" office:value-type="float" office:value="88.6466943252349" calcext:value-type="float">
            <text:p>88,6466943252349</text:p>
          </table:table-cell>
          <table:table-cell table:number-columns-repeated="5"/>
          <table:table-cell table:formula="of:=[.J307]+[.$G$183]" office:value-type="float" office:value="89.6666666666665" calcext:value-type="float">
            <text:p>89,6666666666665</text:p>
          </table:table-cell>
          <table:table-cell table:formula="of:=[.K307]+[.$G$184]" office:value-type="float" office:value="-27.304" calcext:value-type="float">
            <text:p>-27,304</text:p>
          </table:table-cell>
          <table:table-cell table:formula="of:=[.L307]+[.$G$185]" office:value-type="float" office:value="70.9526666666666" calcext:value-type="float">
            <text:p>70,9526666666666</text:p>
          </table:table-cell>
          <table:table-cell/>
          <table:table-cell table:formula="of:=ROUND([.B308];0)-ROUND([.J308];0)" office:value-type="float" office:value="9" calcext:value-type="float">
            <text:p>9</text:p>
          </table:table-cell>
          <table:table-cell table:formula="of:=[.C308]-[.K308]" office:value-type="float" office:value="4.68607518796992" calcext:value-type="float">
            <text:p>4,68607518796992</text:p>
          </table:table-cell>
          <table:table-cell table:formula="of:=[.O308]/[.N308]" office:value-type="float" office:value="0.520675020885546" calcext:value-type="float">
            <text:p>0,520675020885546</text:p>
          </table:table-cell>
          <table:table-cell table:formula="of:=([.D308]-[.L308])/[.N308]" office:value-type="float" office:value="1.96600307317425" calcext:value-type="float">
            <text:p>1,96600307317425</text:p>
          </table:table-cell>
          <table:table-cell office:value-type="float" office:value="224" calcext:value-type="float">
            <text:p>224</text:p>
          </table:table-cell>
          <table:table-cell table:number-columns-repeated="42"/>
          <table:table-cell office:value-type="float" office:value="224" calcext:value-type="float">
            <text:p>224</text:p>
          </table:table-cell>
          <table:table-cell table:number-columns-repeated="46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308]+[.$B$183]" office:value-type="float" office:value="99.2706766917298" calcext:value-type="float">
            <text:p>99,2706766917298</text:p>
          </table:table-cell>
          <table:table-cell table:formula="of:=[.C308]+[.$B$184]" office:value-type="float" office:value="-22.6248045112782" calcext:value-type="float">
            <text:p>-22,6248045112782</text:p>
          </table:table-cell>
          <table:table-cell table:formula="of:=[.D308]+[.$B$185]" office:value-type="float" office:value="88.7666595144033" calcext:value-type="float">
            <text:p>88,7666595144033</text:p>
          </table:table-cell>
          <table:table-cell table:number-columns-repeated="5"/>
          <table:table-cell table:formula="of:=[.J308]+[.$G$183]" office:value-type="float" office:value="89.8124999999999" calcext:value-type="float">
            <text:p>89,8124999999999</text:p>
          </table:table-cell>
          <table:table-cell table:formula="of:=[.K308]+[.$G$184]" office:value-type="float" office:value="-27.1395" calcext:value-type="float">
            <text:p>-27,1395</text:p>
          </table:table-cell>
          <table:table-cell table:formula="of:=[.L308]+[.$G$185]" office:value-type="float" office:value="71.6699374999999" calcext:value-type="float">
            <text:p>71,6699374999999</text:p>
          </table:table-cell>
          <table:table-cell/>
          <table:table-cell table:formula="of:=ROUND([.B309];0)-ROUND([.J309];0)" office:value-type="float" office:value="9" calcext:value-type="float">
            <text:p>9</text:p>
          </table:table-cell>
          <table:table-cell table:formula="of:=[.C309]-[.K309]" office:value-type="float" office:value="4.5146954887218" calcext:value-type="float">
            <text:p>4,5146954887218</text:p>
          </table:table-cell>
          <table:table-cell table:formula="of:=[.O309]/[.N309]" office:value-type="float" office:value="0.501632832080199" calcext:value-type="float">
            <text:p>0,501632832080199</text:p>
          </table:table-cell>
          <table:table-cell table:formula="of:=([.D309]-[.L309])/[.N309]" office:value-type="float" office:value="1.89963577937816" calcext:value-type="float">
            <text:p>1,89963577937816</text:p>
          </table:table-cell>
          <table:table-cell office:value-type="float" office:value="225" calcext:value-type="float">
            <text:p>225</text:p>
          </table:table-cell>
          <table:table-cell table:number-columns-repeated="42"/>
          <table:table-cell office:value-type="float" office:value="225" calcext:value-type="float">
            <text:p>225</text:p>
          </table:table-cell>
          <table:table-cell table:number-columns-repeated="46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309]+[.$B$183]" office:value-type="float" office:value="99.0526315789478" calcext:value-type="float">
            <text:p>99,0526315789478</text:p>
          </table:table-cell>
          <table:table-cell table:formula="of:=[.C309]+[.$B$184]" office:value-type="float" office:value="-22.6316842105263" calcext:value-type="float">
            <text:p>-22,6316842105263</text:p>
          </table:table-cell>
          <table:table-cell table:formula="of:=[.D309]+[.$B$185]" office:value-type="float" office:value="88.8866247035718" calcext:value-type="float">
            <text:p>88,8866247035718</text:p>
          </table:table-cell>
          <table:table-cell table:number-columns-repeated="5"/>
          <table:table-cell table:formula="of:=[.J309]+[.$G$183]" office:value-type="float" office:value="89.9583333333332" calcext:value-type="float">
            <text:p>89,9583333333332</text:p>
          </table:table-cell>
          <table:table-cell table:formula="of:=[.K309]+[.$G$184]" office:value-type="float" office:value="-26.975" calcext:value-type="float">
            <text:p>-26,975</text:p>
          </table:table-cell>
          <table:table-cell table:formula="of:=[.L309]+[.$G$185]" office:value-type="float" office:value="72.3872083333332" calcext:value-type="float">
            <text:p>72,3872083333332</text:p>
          </table:table-cell>
          <table:table-cell/>
          <table:table-cell table:formula="of:=ROUND([.B310];0)-ROUND([.J310];0)" office:value-type="float" office:value="9" calcext:value-type="float">
            <text:p>9</text:p>
          </table:table-cell>
          <table:table-cell table:formula="of:=[.C310]-[.K310]" office:value-type="float" office:value="4.34331578947367" calcext:value-type="float">
            <text:p>4,34331578947367</text:p>
          </table:table-cell>
          <table:table-cell table:formula="of:=[.O310]/[.N310]" office:value-type="float" office:value="0.482590643274853" calcext:value-type="float">
            <text:p>0,482590643274853</text:p>
          </table:table-cell>
          <table:table-cell table:formula="of:=([.D310]-[.L310])/[.N310]" office:value-type="float" office:value="1.83326848558206" calcext:value-type="float">
            <text:p>1,83326848558206</text:p>
          </table:table-cell>
          <table:table-cell office:value-type="float" office:value="226" calcext:value-type="float">
            <text:p>226</text:p>
          </table:table-cell>
          <table:table-cell table:number-columns-repeated="42"/>
          <table:table-cell office:value-type="float" office:value="226" calcext:value-type="float">
            <text:p>226</text:p>
          </table:table-cell>
          <table:table-cell table:number-columns-repeated="46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310]+[.$B$183]" office:value-type="float" office:value="98.8345864661659" calcext:value-type="float">
            <text:p>98,8345864661659</text:p>
          </table:table-cell>
          <table:table-cell table:formula="of:=[.C310]+[.$B$184]" office:value-type="float" office:value="-22.6385639097744" calcext:value-type="float">
            <text:p>-22,6385639097744</text:p>
          </table:table-cell>
          <table:table-cell table:formula="of:=[.D310]+[.$B$185]" office:value-type="float" office:value="89.0065898927403" calcext:value-type="float">
            <text:p>89,0065898927403</text:p>
          </table:table-cell>
          <table:table-cell table:number-columns-repeated="5"/>
          <table:table-cell table:formula="of:=[.J310]+[.$G$183]" office:value-type="float" office:value="90.1041666666665" calcext:value-type="float">
            <text:p>90,1041666666665</text:p>
          </table:table-cell>
          <table:table-cell table:formula="of:=[.K310]+[.$G$184]" office:value-type="float" office:value="-26.8105" calcext:value-type="float">
            <text:p>-26,8105</text:p>
          </table:table-cell>
          <table:table-cell table:formula="of:=[.L310]+[.$G$185]" office:value-type="float" office:value="73.1044791666666" calcext:value-type="float">
            <text:p>73,1044791666666</text:p>
          </table:table-cell>
          <table:table-cell/>
          <table:table-cell table:formula="of:=ROUND([.B311];0)-ROUND([.J311];0)" office:value-type="float" office:value="9" calcext:value-type="float">
            <text:p>9</text:p>
          </table:table-cell>
          <table:table-cell table:formula="of:=[.C311]-[.K311]" office:value-type="float" office:value="4.17193609022555" calcext:value-type="float">
            <text:p>4,17193609022555</text:p>
          </table:table-cell>
          <table:table-cell table:formula="of:=[.O311]/[.N311]" office:value-type="float" office:value="0.463548454469506" calcext:value-type="float">
            <text:p>0,463548454469506</text:p>
          </table:table-cell>
          <table:table-cell table:formula="of:=([.D311]-[.L311])/[.N311]" office:value-type="float" office:value="1.76690119178597" calcext:value-type="float">
            <text:p>1,76690119178597</text:p>
          </table:table-cell>
          <table:table-cell office:value-type="float" office:value="227" calcext:value-type="float">
            <text:p>227</text:p>
          </table:table-cell>
          <table:table-cell table:number-columns-repeated="42"/>
          <table:table-cell office:value-type="float" office:value="227" calcext:value-type="float">
            <text:p>227</text:p>
          </table:table-cell>
          <table:table-cell table:number-columns-repeated="46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311]+[.$B$183]" office:value-type="float" office:value="98.6165413533839" calcext:value-type="float">
            <text:p>98,6165413533839</text:p>
          </table:table-cell>
          <table:table-cell table:formula="of:=[.C311]+[.$B$184]" office:value-type="float" office:value="-22.6454436090226" calcext:value-type="float">
            <text:p>-22,6454436090226</text:p>
          </table:table-cell>
          <table:table-cell table:formula="of:=[.D311]+[.$B$185]" office:value-type="float" office:value="89.1265550819088" calcext:value-type="float">
            <text:p>89,1265550819088</text:p>
          </table:table-cell>
          <table:table-cell table:number-columns-repeated="5"/>
          <table:table-cell table:formula="of:=[.J311]+[.$G$183]" office:value-type="float" office:value="90.2499999999998" calcext:value-type="float">
            <text:p>90,2499999999998</text:p>
          </table:table-cell>
          <table:table-cell table:formula="of:=[.K311]+[.$G$184]" office:value-type="float" office:value="-26.646" calcext:value-type="float">
            <text:p>-26,646</text:p>
          </table:table-cell>
          <table:table-cell table:formula="of:=[.L311]+[.$G$185]" office:value-type="float" office:value="73.8217499999999" calcext:value-type="float">
            <text:p>73,8217499999999</text:p>
          </table:table-cell>
          <table:table-cell/>
          <table:table-cell table:formula="of:=ROUND([.B312];0)-ROUND([.J312];0)" office:value-type="float" office:value="9" calcext:value-type="float">
            <text:p>9</text:p>
          </table:table-cell>
          <table:table-cell table:formula="of:=[.C312]-[.K312]" office:value-type="float" office:value="4.00055639097743" calcext:value-type="float">
            <text:p>4,00055639097743</text:p>
          </table:table-cell>
          <table:table-cell table:formula="of:=[.O312]/[.N312]" office:value-type="float" office:value="0.444506265664159" calcext:value-type="float">
            <text:p>0,444506265664159</text:p>
          </table:table-cell>
          <table:table-cell table:formula="of:=([.D312]-[.L312])/[.N312]" office:value-type="float" office:value="1.70053389798988" calcext:value-type="float">
            <text:p>1,70053389798988</text:p>
          </table:table-cell>
          <table:table-cell office:value-type="float" office:value="228" calcext:value-type="float">
            <text:p>228</text:p>
          </table:table-cell>
          <table:table-cell table:number-columns-repeated="42"/>
          <table:table-cell office:value-type="float" office:value="228" calcext:value-type="float">
            <text:p>228</text:p>
          </table:table-cell>
          <table:table-cell table:number-columns-repeated="46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312]+[.$B$183]" office:value-type="float" office:value="98.398496240602" calcext:value-type="float">
            <text:p>98,398496240602</text:p>
          </table:table-cell>
          <table:table-cell table:formula="of:=[.C312]+[.$B$184]" office:value-type="float" office:value="-22.6523233082707" calcext:value-type="float">
            <text:p>-22,6523233082707</text:p>
          </table:table-cell>
          <table:table-cell table:formula="of:=[.D312]+[.$B$185]" office:value-type="float" office:value="89.2465202710773" calcext:value-type="float">
            <text:p>89,2465202710773</text:p>
          </table:table-cell>
          <table:table-cell table:number-columns-repeated="5"/>
          <table:table-cell table:formula="of:=[.J312]+[.$G$183]" office:value-type="float" office:value="90.3958333333332" calcext:value-type="float">
            <text:p>90,3958333333332</text:p>
          </table:table-cell>
          <table:table-cell table:formula="of:=[.K312]+[.$G$184]" office:value-type="float" office:value="-26.4815" calcext:value-type="float">
            <text:p>-26,4815</text:p>
          </table:table-cell>
          <table:table-cell table:formula="of:=[.L312]+[.$G$185]" office:value-type="float" office:value="74.5390208333332" calcext:value-type="float">
            <text:p>74,5390208333332</text:p>
          </table:table-cell>
          <table:table-cell/>
          <table:table-cell table:formula="of:=ROUND([.B313];0)-ROUND([.J313];0)" office:value-type="float" office:value="8" calcext:value-type="float">
            <text:p>8</text:p>
          </table:table-cell>
          <table:table-cell table:formula="of:=[.C313]-[.K313]" office:value-type="float" office:value="3.82917669172931" calcext:value-type="float">
            <text:p>3,82917669172931</text:p>
          </table:table-cell>
          <table:table-cell table:formula="of:=[.O313]/[.N313]" office:value-type="float" office:value="0.478647086466164" calcext:value-type="float">
            <text:p>0,478647086466164</text:p>
          </table:table-cell>
          <table:table-cell table:formula="of:=([.D313]-[.L313])/[.N313]" office:value-type="float" office:value="1.838437429718" calcext:value-type="float">
            <text:p>1,838437429718</text:p>
          </table:table-cell>
          <table:table-cell office:value-type="float" office:value="229" calcext:value-type="float">
            <text:p>229</text:p>
          </table:table-cell>
          <table:table-cell table:number-columns-repeated="42"/>
          <table:table-cell office:value-type="float" office:value="229" calcext:value-type="float">
            <text:p>229</text:p>
          </table:table-cell>
          <table:table-cell table:number-columns-repeated="46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313]+[.$B$183]" office:value-type="float" office:value="98.18045112782" calcext:value-type="float">
            <text:p>98,18045112782</text:p>
          </table:table-cell>
          <table:table-cell table:formula="of:=[.C313]+[.$B$184]" office:value-type="float" office:value="-22.6592030075188" calcext:value-type="float">
            <text:p>-22,6592030075188</text:p>
          </table:table-cell>
          <table:table-cell table:formula="of:=[.D313]+[.$B$185]" office:value-type="float" office:value="89.3664854602458" calcext:value-type="float">
            <text:p>89,3664854602458</text:p>
          </table:table-cell>
          <table:table-cell table:number-columns-repeated="5"/>
          <table:table-cell table:formula="of:=[.J313]+[.$G$183]" office:value-type="float" office:value="90.5416666666665" calcext:value-type="float">
            <text:p>90,5416666666665</text:p>
          </table:table-cell>
          <table:table-cell table:formula="of:=[.K313]+[.$G$184]" office:value-type="float" office:value="-26.317" calcext:value-type="float">
            <text:p>-26,317</text:p>
          </table:table-cell>
          <table:table-cell table:formula="of:=[.L313]+[.$G$185]" office:value-type="float" office:value="75.2562916666666" calcext:value-type="float">
            <text:p>75,2562916666666</text:p>
          </table:table-cell>
          <table:table-cell/>
          <table:table-cell table:formula="of:=ROUND([.B314];0)-ROUND([.J314];0)" office:value-type="float" office:value="7" calcext:value-type="float">
            <text:p>7</text:p>
          </table:table-cell>
          <table:table-cell table:formula="of:=[.C314]-[.K314]" office:value-type="float" office:value="3.65779699248119" calcext:value-type="float">
            <text:p>3,65779699248119</text:p>
          </table:table-cell>
          <table:table-cell table:formula="of:=[.O314]/[.N314]" office:value-type="float" office:value="0.522542427497313" calcext:value-type="float">
            <text:p>0,522542427497313</text:p>
          </table:table-cell>
          <table:table-cell table:formula="of:=([.D314]-[.L314])/[.N314]" office:value-type="float" office:value="2.01574197051131" calcext:value-type="float">
            <text:p>2,01574197051131</text:p>
          </table:table-cell>
          <table:table-cell office:value-type="float" office:value="230" calcext:value-type="float">
            <text:p>230</text:p>
          </table:table-cell>
          <table:table-cell table:number-columns-repeated="42"/>
          <table:table-cell office:value-type="float" office:value="230" calcext:value-type="float">
            <text:p>230</text:p>
          </table:table-cell>
          <table:table-cell table:number-columns-repeated="46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314]+[.$B$183]" office:value-type="float" office:value="97.9624060150381" calcext:value-type="float">
            <text:p>97,9624060150381</text:p>
          </table:table-cell>
          <table:table-cell table:formula="of:=[.C314]+[.$B$184]" office:value-type="float" office:value="-22.6660827067669" calcext:value-type="float">
            <text:p>-22,6660827067669</text:p>
          </table:table-cell>
          <table:table-cell table:formula="of:=[.D314]+[.$B$185]" office:value-type="float" office:value="89.4864506494142" calcext:value-type="float">
            <text:p>89,4864506494142</text:p>
          </table:table-cell>
          <table:table-cell table:number-columns-repeated="5"/>
          <table:table-cell table:formula="of:=[.J314]+[.$G$183]" office:value-type="float" office:value="90.6874999999998" calcext:value-type="float">
            <text:p>90,6874999999998</text:p>
          </table:table-cell>
          <table:table-cell table:formula="of:=[.K314]+[.$G$184]" office:value-type="float" office:value="-26.1525" calcext:value-type="float">
            <text:p>-26,1525</text:p>
          </table:table-cell>
          <table:table-cell table:formula="of:=[.L314]+[.$G$185]" office:value-type="float" office:value="75.9735624999999" calcext:value-type="float">
            <text:p>75,9735624999999</text:p>
          </table:table-cell>
          <table:table-cell/>
          <table:table-cell table:formula="of:=ROUND([.B315];0)-ROUND([.J315];0)" office:value-type="float" office:value="7" calcext:value-type="float">
            <text:p>7</text:p>
          </table:table-cell>
          <table:table-cell table:formula="of:=[.C315]-[.K315]" office:value-type="float" office:value="3.48641729323307" calcext:value-type="float">
            <text:p>3,48641729323307</text:p>
          </table:table-cell>
          <table:table-cell table:formula="of:=[.O315]/[.N315]" office:value-type="float" office:value="0.49805961331901" calcext:value-type="float">
            <text:p>0,49805961331901</text:p>
          </table:table-cell>
          <table:table-cell table:formula="of:=([.D315]-[.L315])/[.N315]" office:value-type="float" office:value="1.93041259277348" calcext:value-type="float">
            <text:p>1,93041259277348</text:p>
          </table:table-cell>
          <table:table-cell office:value-type="float" office:value="231" calcext:value-type="float">
            <text:p>231</text:p>
          </table:table-cell>
          <table:table-cell table:number-columns-repeated="42"/>
          <table:table-cell office:value-type="float" office:value="231" calcext:value-type="float">
            <text:p>231</text:p>
          </table:table-cell>
          <table:table-cell table:number-columns-repeated="46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315]+[.$B$183]" office:value-type="float" office:value="97.7443609022561" calcext:value-type="float">
            <text:p>97,7443609022561</text:p>
          </table:table-cell>
          <table:table-cell table:formula="of:=[.C315]+[.$B$184]" office:value-type="float" office:value="-22.672962406015" calcext:value-type="float">
            <text:p>-22,672962406015</text:p>
          </table:table-cell>
          <table:table-cell table:formula="of:=[.D315]+[.$B$185]" office:value-type="float" office:value="89.6064158385827" calcext:value-type="float">
            <text:p>89,6064158385827</text:p>
          </table:table-cell>
          <table:table-cell table:number-columns-repeated="5"/>
          <table:table-cell table:formula="of:=[.J315]+[.$G$183]" office:value-type="float" office:value="90.8333333333331" calcext:value-type="float">
            <text:p>90,8333333333331</text:p>
          </table:table-cell>
          <table:table-cell table:formula="of:=[.K315]+[.$G$184]" office:value-type="float" office:value="-25.988" calcext:value-type="float">
            <text:p>-25,988</text:p>
          </table:table-cell>
          <table:table-cell table:formula="of:=[.L315]+[.$G$185]" office:value-type="float" office:value="76.6908333333332" calcext:value-type="float">
            <text:p>76,6908333333332</text:p>
          </table:table-cell>
          <table:table-cell/>
          <table:table-cell table:formula="of:=ROUND([.B316];0)-ROUND([.J316];0)" office:value-type="float" office:value="7" calcext:value-type="float">
            <text:p>7</text:p>
          </table:table-cell>
          <table:table-cell table:formula="of:=[.C316]-[.K316]" office:value-type="float" office:value="3.31503759398495" calcext:value-type="float">
            <text:p>3,31503759398495</text:p>
          </table:table-cell>
          <table:table-cell table:formula="of:=[.O316]/[.N316]" office:value-type="float" office:value="0.473576799140707" calcext:value-type="float">
            <text:p>0,473576799140707</text:p>
          </table:table-cell>
          <table:table-cell table:formula="of:=([.D316]-[.L316])/[.N316]" office:value-type="float" office:value="1.84508321503564" calcext:value-type="float">
            <text:p>1,84508321503564</text:p>
          </table:table-cell>
          <table:table-cell office:value-type="float" office:value="232" calcext:value-type="float">
            <text:p>232</text:p>
          </table:table-cell>
          <table:table-cell table:number-columns-repeated="42"/>
          <table:table-cell office:value-type="float" office:value="232" calcext:value-type="float">
            <text:p>232</text:p>
          </table:table-cell>
          <table:table-cell table:number-columns-repeated="46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316]+[.$B$183]" office:value-type="float" office:value="97.5263157894742" calcext:value-type="float">
            <text:p>97,5263157894742</text:p>
          </table:table-cell>
          <table:table-cell table:formula="of:=[.C316]+[.$B$184]" office:value-type="float" office:value="-22.6798421052632" calcext:value-type="float">
            <text:p>-22,6798421052632</text:p>
          </table:table-cell>
          <table:table-cell table:formula="of:=[.D316]+[.$B$185]" office:value-type="float" office:value="89.7263810277512" calcext:value-type="float">
            <text:p>89,7263810277512</text:p>
          </table:table-cell>
          <table:table-cell table:number-columns-repeated="5"/>
          <table:table-cell table:formula="of:=[.J316]+[.$G$183]" office:value-type="float" office:value="90.9791666666665" calcext:value-type="float">
            <text:p>90,9791666666665</text:p>
          </table:table-cell>
          <table:table-cell table:formula="of:=[.K316]+[.$G$184]" office:value-type="float" office:value="-25.8235" calcext:value-type="float">
            <text:p>-25,8235</text:p>
          </table:table-cell>
          <table:table-cell table:formula="of:=[.L316]+[.$G$185]" office:value-type="float" office:value="77.4081041666666" calcext:value-type="float">
            <text:p>77,4081041666666</text:p>
          </table:table-cell>
          <table:table-cell/>
          <table:table-cell table:formula="of:=ROUND([.B317];0)-ROUND([.J317];0)" office:value-type="float" office:value="7" calcext:value-type="float">
            <text:p>7</text:p>
          </table:table-cell>
          <table:table-cell table:formula="of:=[.C317]-[.K317]" office:value-type="float" office:value="3.14365789473683" calcext:value-type="float">
            <text:p>3,14365789473683</text:p>
          </table:table-cell>
          <table:table-cell table:formula="of:=[.O317]/[.N317]" office:value-type="float" office:value="0.449093984962404" calcext:value-type="float">
            <text:p>0,449093984962404</text:p>
          </table:table-cell>
          <table:table-cell table:formula="of:=([.D317]-[.L317])/[.N317]" office:value-type="float" office:value="1.75975383729781" calcext:value-type="float">
            <text:p>1,75975383729781</text:p>
          </table:table-cell>
          <table:table-cell office:value-type="float" office:value="233" calcext:value-type="float">
            <text:p>233</text:p>
          </table:table-cell>
          <table:table-cell table:number-columns-repeated="42"/>
          <table:table-cell office:value-type="float" office:value="233" calcext:value-type="float">
            <text:p>233</text:p>
          </table:table-cell>
          <table:table-cell table:number-columns-repeated="46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317]+[.$B$183]" office:value-type="float" office:value="97.3082706766922" calcext:value-type="float">
            <text:p>97,3082706766922</text:p>
          </table:table-cell>
          <table:table-cell table:formula="of:=[.C317]+[.$B$184]" office:value-type="float" office:value="-22.6867218045113" calcext:value-type="float">
            <text:p>-22,6867218045113</text:p>
          </table:table-cell>
          <table:table-cell table:formula="of:=[.D317]+[.$B$185]" office:value-type="float" office:value="89.8463462169197" calcext:value-type="float">
            <text:p>89,8463462169197</text:p>
          </table:table-cell>
          <table:table-cell table:number-columns-repeated="5"/>
          <table:table-cell table:formula="of:=[.J317]+[.$G$183]" office:value-type="float" office:value="91.1249999999998" calcext:value-type="float">
            <text:p>91,1249999999998</text:p>
          </table:table-cell>
          <table:table-cell table:formula="of:=[.K317]+[.$G$184]" office:value-type="float" office:value="-25.659" calcext:value-type="float">
            <text:p>-25,659</text:p>
          </table:table-cell>
          <table:table-cell table:formula="of:=[.L317]+[.$G$185]" office:value-type="float" office:value="78.1253749999999" calcext:value-type="float">
            <text:p>78,1253749999999</text:p>
          </table:table-cell>
          <table:table-cell/>
          <table:table-cell table:formula="of:=ROUND([.B318];0)-ROUND([.J318];0)" office:value-type="float" office:value="6" calcext:value-type="float">
            <text:p>6</text:p>
          </table:table-cell>
          <table:table-cell table:formula="of:=[.C318]-[.K318]" office:value-type="float" office:value="2.97227819548871" calcext:value-type="float">
            <text:p>2,97227819548871</text:p>
          </table:table-cell>
          <table:table-cell table:formula="of:=[.O318]/[.N318]" office:value-type="float" office:value="0.495379699248118" calcext:value-type="float">
            <text:p>0,495379699248118</text:p>
          </table:table-cell>
          <table:table-cell table:formula="of:=([.D318]-[.L318])/[.N318]" office:value-type="float" office:value="1.95349520281997" calcext:value-type="float">
            <text:p>1,95349520281997</text:p>
          </table:table-cell>
          <table:table-cell office:value-type="float" office:value="234" calcext:value-type="float">
            <text:p>234</text:p>
          </table:table-cell>
          <table:table-cell table:number-columns-repeated="42"/>
          <table:table-cell office:value-type="float" office:value="234" calcext:value-type="float">
            <text:p>234</text:p>
          </table:table-cell>
          <table:table-cell table:number-columns-repeated="46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318]+[.$B$183]" office:value-type="float" office:value="97.0902255639103" calcext:value-type="float">
            <text:p>97,0902255639103</text:p>
          </table:table-cell>
          <table:table-cell table:formula="of:=[.C318]+[.$B$184]" office:value-type="float" office:value="-22.6936015037594" calcext:value-type="float">
            <text:p>-22,6936015037594</text:p>
          </table:table-cell>
          <table:table-cell table:formula="of:=[.D318]+[.$B$185]" office:value-type="float" office:value="89.9663114060882" calcext:value-type="float">
            <text:p>89,9663114060882</text:p>
          </table:table-cell>
          <table:table-cell table:number-columns-repeated="5"/>
          <table:table-cell table:formula="of:=[.J318]+[.$G$183]" office:value-type="float" office:value="91.2708333333331" calcext:value-type="float">
            <text:p>91,2708333333331</text:p>
          </table:table-cell>
          <table:table-cell table:formula="of:=[.K318]+[.$G$184]" office:value-type="float" office:value="-25.4945" calcext:value-type="float">
            <text:p>-25,4945</text:p>
          </table:table-cell>
          <table:table-cell table:formula="of:=[.L318]+[.$G$185]" office:value-type="float" office:value="78.8426458333332" calcext:value-type="float">
            <text:p>78,8426458333332</text:p>
          </table:table-cell>
          <table:table-cell/>
          <table:table-cell table:formula="of:=ROUND([.B319];0)-ROUND([.J319];0)" office:value-type="float" office:value="6" calcext:value-type="float">
            <text:p>6</text:p>
          </table:table-cell>
          <table:table-cell table:formula="of:=[.C319]-[.K319]" office:value-type="float" office:value="2.80089849624059" calcext:value-type="float">
            <text:p>2,80089849624059</text:p>
          </table:table-cell>
          <table:table-cell table:formula="of:=[.O319]/[.N319]" office:value-type="float" office:value="0.466816416040098" calcext:value-type="float">
            <text:p>0,466816416040098</text:p>
          </table:table-cell>
          <table:table-cell table:formula="of:=([.D319]-[.L319])/[.N319]" office:value-type="float" office:value="1.85394426212582" calcext:value-type="float">
            <text:p>1,85394426212582</text:p>
          </table:table-cell>
          <table:table-cell office:value-type="float" office:value="235" calcext:value-type="float">
            <text:p>235</text:p>
          </table:table-cell>
          <table:table-cell table:number-columns-repeated="42"/>
          <table:table-cell office:value-type="float" office:value="235" calcext:value-type="float">
            <text:p>235</text:p>
          </table:table-cell>
          <table:table-cell table:number-columns-repeated="46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319]+[.$B$183]" office:value-type="float" office:value="96.8721804511283" calcext:value-type="float">
            <text:p>96,8721804511283</text:p>
          </table:table-cell>
          <table:table-cell table:formula="of:=[.C319]+[.$B$184]" office:value-type="float" office:value="-22.7004812030075" calcext:value-type="float">
            <text:p>-22,7004812030075</text:p>
          </table:table-cell>
          <table:table-cell table:formula="of:=[.D319]+[.$B$185]" office:value-type="float" office:value="90.0862765952566" calcext:value-type="float">
            <text:p>90,0862765952566</text:p>
          </table:table-cell>
          <table:table-cell table:number-columns-repeated="5"/>
          <table:table-cell table:formula="of:=[.J319]+[.$G$183]" office:value-type="float" office:value="91.4166666666665" calcext:value-type="float">
            <text:p>91,4166666666665</text:p>
          </table:table-cell>
          <table:table-cell table:formula="of:=[.K319]+[.$G$184]" office:value-type="float" office:value="-25.33" calcext:value-type="float">
            <text:p>-25,33</text:p>
          </table:table-cell>
          <table:table-cell table:formula="of:=[.L319]+[.$G$185]" office:value-type="float" office:value="79.5599166666665" calcext:value-type="float">
            <text:p>79,5599166666665</text:p>
          </table:table-cell>
          <table:table-cell/>
          <table:table-cell table:formula="of:=ROUND([.B320];0)-ROUND([.J320];0)" office:value-type="float" office:value="6" calcext:value-type="float">
            <text:p>6</text:p>
          </table:table-cell>
          <table:table-cell table:formula="of:=[.C320]-[.K320]" office:value-type="float" office:value="2.62951879699247" calcext:value-type="float">
            <text:p>2,62951879699247</text:p>
          </table:table-cell>
          <table:table-cell table:formula="of:=[.O320]/[.N320]" office:value-type="float" office:value="0.438253132832078" calcext:value-type="float">
            <text:p>0,438253132832078</text:p>
          </table:table-cell>
          <table:table-cell table:formula="of:=([.D320]-[.L320])/[.N320]" office:value-type="float" office:value="1.75439332143168" calcext:value-type="float">
            <text:p>1,75439332143168</text:p>
          </table:table-cell>
          <table:table-cell office:value-type="float" office:value="236" calcext:value-type="float">
            <text:p>236</text:p>
          </table:table-cell>
          <table:table-cell table:number-columns-repeated="42"/>
          <table:table-cell office:value-type="float" office:value="236" calcext:value-type="float">
            <text:p>236</text:p>
          </table:table-cell>
          <table:table-cell table:number-columns-repeated="46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320]+[.$B$183]" office:value-type="float" office:value="96.6541353383464" calcext:value-type="float">
            <text:p>96,6541353383464</text:p>
          </table:table-cell>
          <table:table-cell table:formula="of:=[.C320]+[.$B$184]" office:value-type="float" office:value="-22.7073609022556" calcext:value-type="float">
            <text:p>-22,7073609022556</text:p>
          </table:table-cell>
          <table:table-cell table:formula="of:=[.D320]+[.$B$185]" office:value-type="float" office:value="90.2062417844251" calcext:value-type="float">
            <text:p>90,2062417844251</text:p>
          </table:table-cell>
          <table:table-cell table:number-columns-repeated="5"/>
          <table:table-cell table:formula="of:=[.J320]+[.$G$183]" office:value-type="float" office:value="91.5624999999998" calcext:value-type="float">
            <text:p>91,5624999999998</text:p>
          </table:table-cell>
          <table:table-cell table:formula="of:=[.K320]+[.$G$184]" office:value-type="float" office:value="-25.1655" calcext:value-type="float">
            <text:p>-25,1655</text:p>
          </table:table-cell>
          <table:table-cell table:formula="of:=[.L320]+[.$G$185]" office:value-type="float" office:value="80.2771874999999" calcext:value-type="float">
            <text:p>80,2771874999999</text:p>
          </table:table-cell>
          <table:table-cell/>
          <table:table-cell table:formula="of:=ROUND([.B321];0)-ROUND([.J321];0)" office:value-type="float" office:value="5" calcext:value-type="float">
            <text:p>5</text:p>
          </table:table-cell>
          <table:table-cell table:formula="of:=[.C321]-[.K321]" office:value-type="float" office:value="2.45813909774435" calcext:value-type="float">
            <text:p>2,45813909774435</text:p>
          </table:table-cell>
          <table:table-cell table:formula="of:=[.O321]/[.N321]" office:value-type="float" office:value="0.491627819548869" calcext:value-type="float">
            <text:p>0,491627819548869</text:p>
          </table:table-cell>
          <table:table-cell table:formula="of:=([.D321]-[.L321])/[.N321]" office:value-type="float" office:value="1.98581085688505" calcext:value-type="float">
            <text:p>1,98581085688505</text:p>
          </table:table-cell>
          <table:table-cell office:value-type="float" office:value="237" calcext:value-type="float">
            <text:p>237</text:p>
          </table:table-cell>
          <table:table-cell table:number-columns-repeated="42"/>
          <table:table-cell office:value-type="float" office:value="237" calcext:value-type="float">
            <text:p>237</text:p>
          </table:table-cell>
          <table:table-cell table:number-columns-repeated="46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321]+[.$B$183]" office:value-type="float" office:value="96.4360902255644" calcext:value-type="float">
            <text:p>96,4360902255644</text:p>
          </table:table-cell>
          <table:table-cell table:formula="of:=[.C321]+[.$B$184]" office:value-type="float" office:value="-22.7142406015038" calcext:value-type="float">
            <text:p>-22,7142406015038</text:p>
          </table:table-cell>
          <table:table-cell table:formula="of:=[.D321]+[.$B$185]" office:value-type="float" office:value="90.3262069735936" calcext:value-type="float">
            <text:p>90,3262069735936</text:p>
          </table:table-cell>
          <table:table-cell table:number-columns-repeated="5"/>
          <table:table-cell table:formula="of:=[.J321]+[.$G$183]" office:value-type="float" office:value="91.7083333333331" calcext:value-type="float">
            <text:p>91,7083333333331</text:p>
          </table:table-cell>
          <table:table-cell table:formula="of:=[.K321]+[.$G$184]" office:value-type="float" office:value="-25.001" calcext:value-type="float">
            <text:p>-25,001</text:p>
          </table:table-cell>
          <table:table-cell table:formula="of:=[.L321]+[.$G$185]" office:value-type="float" office:value="80.9944583333332" calcext:value-type="float">
            <text:p>80,9944583333332</text:p>
          </table:table-cell>
          <table:table-cell/>
          <table:table-cell table:formula="of:=ROUND([.B322];0)-ROUND([.J322];0)" office:value-type="float" office:value="4" calcext:value-type="float">
            <text:p>4</text:p>
          </table:table-cell>
          <table:table-cell table:formula="of:=[.C322]-[.K322]" office:value-type="float" office:value="2.28675939849623" calcext:value-type="float">
            <text:p>2,28675939849623</text:p>
          </table:table-cell>
          <table:table-cell table:formula="of:=[.O322]/[.N322]" office:value-type="float" office:value="0.571689849624057" calcext:value-type="float">
            <text:p>0,571689849624057</text:p>
          </table:table-cell>
          <table:table-cell table:formula="of:=([.D322]-[.L322])/[.N322]" office:value-type="float" office:value="2.3329371600651" calcext:value-type="float">
            <text:p>2,3329371600651</text:p>
          </table:table-cell>
          <table:table-cell office:value-type="float" office:value="238" calcext:value-type="float">
            <text:p>238</text:p>
          </table:table-cell>
          <table:table-cell table:number-columns-repeated="42"/>
          <table:table-cell office:value-type="float" office:value="238" calcext:value-type="float">
            <text:p>238</text:p>
          </table:table-cell>
          <table:table-cell table:number-columns-repeated="46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322]+[.$B$183]" office:value-type="float" office:value="96.2180451127825" calcext:value-type="float">
            <text:p>96,2180451127825</text:p>
          </table:table-cell>
          <table:table-cell table:formula="of:=[.C322]+[.$B$184]" office:value-type="float" office:value="-22.7211203007519" calcext:value-type="float">
            <text:p>-22,7211203007519</text:p>
          </table:table-cell>
          <table:table-cell table:formula="of:=[.B417]" office:value-type="float" office:value="90.5661373519301" calcext:value-type="float">
            <text:p>90,5661373519301</text:p>
          </table:table-cell>
          <table:table-cell table:number-columns-repeated="5"/>
          <table:table-cell table:formula="of:=[.J322]+[.$G$183]" office:value-type="float" office:value="91.8541666666664" calcext:value-type="float">
            <text:p>91,8541666666664</text:p>
          </table:table-cell>
          <table:table-cell table:formula="of:=[.K322]+[.$G$184]" office:value-type="float" office:value="-24.8365" calcext:value-type="float">
            <text:p>-24,8365</text:p>
          </table:table-cell>
          <table:table-cell table:formula="of:=[.E173]" office:value-type="float" office:value="82.429" calcext:value-type="float">
            <text:p>82,429</text:p>
          </table:table-cell>
          <table:table-cell/>
          <table:table-cell table:formula="of:=ROUND([.B323];0)-ROUND([.J323];0)" office:value-type="float" office:value="4" calcext:value-type="float">
            <text:p>4</text:p>
          </table:table-cell>
          <table:table-cell table:formula="of:=[.C323]-[.K323]" office:value-type="float" office:value="2.11537969924811" calcext:value-type="float">
            <text:p>2,11537969924811</text:p>
          </table:table-cell>
          <table:table-cell table:formula="of:=[.O323]/[.N323]" office:value-type="float" office:value="0.528844924812026" calcext:value-type="float">
            <text:p>0,528844924812026</text:p>
          </table:table-cell>
          <table:table-cell table:formula="of:=([.D323]-[.L323])/[.N323]" office:value-type="float" office:value="2.03428433798251" calcext:value-type="float">
            <text:p>2,03428433798251</text:p>
          </table:table-cell>
          <table:table-cell office:value-type="float" office:value="239" calcext:value-type="float">
            <text:p>239</text:p>
          </table:table-cell>
          <table:table-cell table:number-columns-repeated="42"/>
          <table:table-cell office:value-type="float" office:value="239" calcext:value-type="float">
            <text:p>239</text:p>
          </table:table-cell>
          <table:table-cell table:number-columns-repeated="46"/>
        </table:table-row>
        <table:table-row table:style-name="ro1" table:number-rows-repeated="4">
          <table:table-cell table:number-columns-repeated="107"/>
        </table:table-row>
        <table:table-row table:style-name="ro1">
          <table:table-cell office:value-type="string" calcext:value-type="string">
            <text:p>Sombreamento constante = Face DAE </text:p>
          </table:table-cell>
          <table:table-cell table:number-columns-repeated="6"/>
          <table:table-cell office:value-type="string" calcext:value-type="string">
            <text:p>Sombreamento constante = Face ABE</text:p>
          </table:table-cell>
          <table:table-cell table:number-columns-repeated="99"/>
        </table:table-row>
        <table:table-row table:style-name="ro1">
          <table:table-cell table:number-columns-repeated="107"/>
        </table:table-row>
        <table:table-row table:style-name="ro1">
          <table:table-cell table:style-name="ce34" office:value-type="string" calcext:value-type="string" table:number-columns-spanned="4" table:number-rows-spanned="1">
            <text:p>Fonte L</text:p>
          </table:table-cell>
          <table:covered-table-cell table:number-columns-repeated="3"/>
          <table:table-cell table:number-columns-repeated="3"/>
          <table:table-cell table:style-name="ce34" office:value-type="string" calcext:value-type="string" table:number-columns-spanned="4" table:number-rows-spanned="1">
            <text:p>Fonte L</text:p>
          </table:table-cell>
          <table:covered-table-cell table:number-columns-repeated="3"/>
          <table:table-cell table:number-columns-repeated="9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luz ambient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luz ambiente</text:p>
          </table:table-cell>
          <table:table-cell table:number-columns-repeated="9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la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la</text:p>
          </table:table-cell>
          <table:table-cell table:number-columns-repeated="94"/>
        </table:table-row>
        <table:table-row table:style-name="ro1">
          <table:table-cell table:number-columns-repeated="5"/>
          <table:table-cell office:value-type="float" office:value="120" calcext:value-type="float">
            <text:p>12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number-columns-repeated="94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Material</text:p>
          </table:table-cell>
          <table:table-cell table:number-columns-repeated="6"/>
          <table:table-cell office:value-type="string" calcext:value-type="string">
            <text:p>Material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Ka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n</text:p>
          </table:table-cell>
          <table:table-cell table:number-columns-repeated="96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2.15" calcext:value-type="float">
            <text:p>2,15</text:p>
          </table:table-cell>
          <table:table-cell table:number-columns-repeated="3"/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2.15" calcext:value-type="float">
            <text:p>2,15</text:p>
          </table:table-cell>
          <table:table-cell table:number-columns-repeated="96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Iluminação ambiente (la = Ila * Ka)</text:p>
          </table:table-cell>
          <table:table-cell table:number-columns-repeated="6"/>
          <table:table-cell office:value-type="string" calcext:value-type="string">
            <text:p>Iluminação ambiente (la = Ila * Ka)</text:p>
          </table:table-cell>
          <table:table-cell table:number-columns-repeated="99"/>
        </table:table-row>
        <table:table-row table:style-name="ro1">
          <table:table-cell table:style-name="ce33" office:value-type="string" calcext:value-type="string">
            <text:p>Ia =</text:p>
          </table:table-cell>
          <table:table-cell table:formula="of:=[.A337]*[.F333]" office:value-type="float" office:value="48" calcext:value-type="float">
            <text:p>48</text:p>
          </table:table-cell>
          <table:table-cell table:number-columns-repeated="5"/>
          <table:table-cell table:style-name="ce33" office:value-type="string" calcext:value-type="string">
            <text:p>Ia =</text:p>
          </table:table-cell>
          <table:table-cell table:formula="of:=[.H337]*[.M333]" office:value-type="float" office:value="48" calcext:value-type="float">
            <text:p>48</text:p>
          </table:table-cell>
          <table:table-cell table:number-columns-repeated="98"/>
        </table:table-row>
        <table:table-row table:style-name="ro1" table:number-rows-repeated="2">
          <table:table-cell table:number-columns-repeated="107"/>
        </table:table-row>
        <table:table-row table:style-name="ro1">
          <table:table-cell office:value-type="string" calcext:value-type="string">
            <text:p>Iluminação difusa (Id = Il*Kd*(N^*L^)</text:p>
          </table:table-cell>
          <table:table-cell table:number-columns-repeated="6"/>
          <table:table-cell office:value-type="string" calcext:value-type="string">
            <text:p>Iluminação difusa (Id = Il*Kd*(N^*L^)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Vetor L (L * centróideDAE)</text:p>
          </table:table-cell>
          <table:table-cell table:number-columns-repeated="2"/>
          <table:table-cell office:value-type="string" calcext:value-type="string">
            <text:p>L^</text:p>
          </table:table-cell>
          <table:table-cell table:number-columns-repeated="3"/>
          <table:table-cell office:value-type="string" calcext:value-type="string">
            <text:p>Vetor L (L * centróideABE)</text:p>
          </table:table-cell>
          <table:table-cell table:number-columns-repeated="2"/>
          <table:table-cell office:value-type="string" calcext:value-type="string">
            <text:p>L^</text:p>
          </table:table-cell>
          <table:table-cell table:number-columns-repeated="96"/>
        </table:table-row>
        <table:table-row table:style-name="ro1">
          <table:table-cell table:formula="of:=[.A332]-[.S21]" office:value-type="float" office:value="45" calcext:value-type="float">
            <text:p>45</text:p>
          </table:table-cell>
          <table:table-cell table:formula="of:=[.B332]-[.T21]" office:value-type="float" office:value="14.5" calcext:value-type="float">
            <text:p>14,5</text:p>
          </table:table-cell>
          <table:table-cell table:formula="of:=[.C332]-[.U21]" office:value-type="float" office:value="11.25" calcext:value-type="float">
            <text:p>11,25</text:p>
          </table:table-cell>
          <table:table-cell table:formula="of:=SQRT(45^2+14.5^2+11.25^2)" office:value-type="float" office:value="48.5984824865962" calcext:value-type="float">
            <text:p>48,5984824865962</text:p>
          </table:table-cell>
          <table:table-cell table:number-columns-repeated="3"/>
          <table:table-cell table:formula="of:=[.H332]-[.A21]" office:value-type="float" office:value="37.5" calcext:value-type="float">
            <text:p>37,5</text:p>
          </table:table-cell>
          <table:table-cell table:formula="of:=[.I332]-[.B21]" office:value-type="float" office:value="14" calcext:value-type="float">
            <text:p>14</text:p>
          </table:table-cell>
          <table:table-cell table:formula="of:=[.J332]-[.C21]" office:value-type="float" office:value="12.5" calcext:value-type="float">
            <text:p>12,5</text:p>
          </table:table-cell>
          <table:table-cell table:formula="of:=SQRT([.H345]^2+[.I345]^2+[.J345]^2)" office:value-type="float" office:value="41.9344726925235" calcext:value-type="float">
            <text:p>41,9344726925235</text:p>
          </table:table-cell>
          <table:table-cell table:number-columns-repeated="96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Vetor L^</text:p>
          </table:table-cell>
          <table:table-cell table:number-columns-repeated="6"/>
          <table:table-cell office:value-type="string" calcext:value-type="string">
            <text:p>Vetor L^</text:p>
          </table:table-cell>
          <table:table-cell table:number-columns-repeated="99"/>
        </table:table-row>
        <table:table-row table:style-name="ro1">
          <table:table-cell table:formula="of:=[.A345]/[.D345]" office:value-type="float" office:value="0.925954838454293" calcext:value-type="float">
            <text:p>0,925954838454293</text:p>
          </table:table-cell>
          <table:table-cell table:formula="of:=[.B345]/[.D345]" office:value-type="float" office:value="0.298363225724161" calcext:value-type="float">
            <text:p>0,298363225724161</text:p>
          </table:table-cell>
          <table:table-cell table:formula="of:=[.C345]/[.D345]" office:value-type="float" office:value="0.231488709613573" calcext:value-type="float">
            <text:p>0,231488709613573</text:p>
          </table:table-cell>
          <table:table-cell table:number-columns-repeated="4"/>
          <table:table-cell table:formula="of:=[.H345]/[.K345]" office:value-type="float" office:value="0.894252332083953" calcext:value-type="float">
            <text:p>0,894252332083953</text:p>
          </table:table-cell>
          <table:table-cell table:formula="of:=[.I345]/[.K345]" office:value-type="float" office:value="0.333854203978009" calcext:value-type="float">
            <text:p>0,333854203978009</text:p>
          </table:table-cell>
          <table:table-cell table:formula="of:=[.J345]/[.K345]" office:value-type="float" office:value="0.298084110694651" calcext:value-type="float">
            <text:p>0,298084110694651</text:p>
          </table:table-cell>
          <table:table-cell table:number-columns-repeated="97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(N^*L^)=</text:p>
          </table:table-cell>
          <table:table-cell table:formula="of:=([.A348]*[.S41]+[.T41]*[.B348]+[.U41]*[.C348])" office:value-type="float" office:value="0.103084422784617" calcext:value-type="float">
            <text:p>0,103084422784617</text:p>
          </table:table-cell>
          <table:table-cell office:value-type="string" calcext:value-type="string">
            <text:p>se maior que 0 ele tem iluminação difusa</text:p>
          </table:table-cell>
          <table:table-cell table:number-columns-repeated="4"/>
          <table:table-cell office:value-type="string" calcext:value-type="string">
            <text:p>(N^*L^)=</text:p>
          </table:table-cell>
          <table:table-cell table:formula="of:=([.H348]*[.A41]+[.B41]*[.I348]+[.C41]*[.J348])" office:value-type="float" office:value="0.868034032842207" calcext:value-type="float">
            <text:p>0,868034032842207</text:p>
          </table:table-cell>
          <table:table-cell office:value-type="string" calcext:value-type="string">
            <text:p>se maior que 0 ele tem iluminação difusa</text:p>
          </table:table-cell>
          <table:table-cell table:number-columns-repeated="97"/>
        </table:table-row>
        <table:table-row table:style-name="ro1">
          <table:table-cell table:number-columns-repeated="107"/>
        </table:table-row>
        <table:table-row table:style-name="ro1">
          <table:table-cell/>
          <table:table-cell office:value-type="string" calcext:value-type="string">
            <text:p>Iluminação Difusa = ( Kd * Il * (N^*L^))</text:p>
          </table:table-cell>
          <table:table-cell table:number-columns-repeated="6"/>
          <table:table-cell office:value-type="string" calcext:value-type="string">
            <text:p>Iluminação Difusa = ( Kd * Il * (N^*L^))</text:p>
          </table:table-cell>
          <table:table-cell table:number-columns-repeated="98"/>
        </table:table-row>
        <table:table-row table:style-name="ro1">
          <table:table-cell/>
          <table:table-cell table:style-name="ce33" office:value-type="string" calcext:value-type="string">
            <text:p>Id = </text:p>
          </table:table-cell>
          <table:table-cell table:formula="of:=[.B350]*[.B337]*[.D332]" office:value-type="float" office:value="10.8238643923848" calcext:value-type="float">
            <text:p>10,8238643923848</text:p>
          </table:table-cell>
          <table:table-cell table:number-columns-repeated="5"/>
          <table:table-cell table:style-name="ce33" office:value-type="string" calcext:value-type="string">
            <text:p>Id = </text:p>
          </table:table-cell>
          <table:table-cell table:formula="of:=[.I350]*[.I337]*[.K332]" office:value-type="float" office:value="91.1435734484317" calcext:value-type="float">
            <text:p>91,1435734484317</text:p>
          </table:table-cell>
          <table:table-cell table:number-columns-repeated="97"/>
        </table:table-row>
        <table:table-row table:style-name="ro1">
          <table:table-cell table:number-columns-repeated="107"/>
        </table:table-row>
        <table:table-row table:style-name="ro1">
          <table:table-cell/>
          <table:table-cell office:value-type="string" calcext:value-type="string">
            <text:p>Iluminação especular (Is = Il * Ks * (R^*S^)^</text:p>
          </table:table-cell>
          <table:table-cell table:number-columns-repeated="6"/>
          <table:table-cell office:value-type="string" calcext:value-type="string">
            <text:p>Iluminação especular (Is = Il * Ks * (R^*S^)^</text:p>
          </table:table-cell>
          <table:table-cell table:number-columns-repeated="98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vetor R^(R^=(2*N^*L^)*N^-L^)</text:p>
          </table:table-cell>
          <table:table-cell table:number-columns-repeated="6"/>
          <table:table-cell office:value-type="string" calcext:value-type="string">
            <text:p>vetor R^(R^=(2*N^*L^)*N^-L^)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97"/>
        </table:table-row>
        <table:table-row table:style-name="ro1">
          <table:table-cell table:formula="of:=(2*[.$B$350])*[.S41]-[.A348]" office:value-type="float" office:value="-0.970391565500214" calcext:value-type="float">
            <text:p>-0,970391565500214</text:p>
          </table:table-cell>
          <table:table-cell table:formula="of:=(2*[.$B$350])*[.T41]-[.B348]" office:value-type="float" office:value="-0.238313594581024" calcext:value-type="float">
            <text:p>-0,238313594581024</text:p>
          </table:table-cell>
          <table:table-cell table:formula="of:=(2*[.$B$350])*[.U41]-[.C348]" office:value-type="float" office:value="-0.0393298899555354" calcext:value-type="float">
            <text:p>-0,0393298899555354</text:p>
          </table:table-cell>
          <table:table-cell table:number-columns-repeated="4"/>
          <table:table-cell table:formula="of:=(2*[.$I$350])*[.A41]-[.H348]" office:value-type="float" office:value="0.21859501450941" calcext:value-type="float">
            <text:p>0,21859501450941</text:p>
          </table:table-cell>
          <table:table-cell table:formula="of:=(2*[.$I$350])*[.B41]-[.I348]" office:value-type="float" office:value="0.0635912769481921" calcext:value-type="float">
            <text:p>0,0635912769481921</text:p>
          </table:table-cell>
          <table:table-cell table:formula="of:=(2*[.$I$350])*[.C41]-[.J348]" office:value-type="float" office:value="0.973741428269193" calcext:value-type="float">
            <text:p>0,973741428269193</text:p>
          </table:table-cell>
          <table:table-cell table:number-columns-repeated="97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vetor S( VRP – centróideDAE)</text:p>
          </table:table-cell>
          <table:table-cell table:number-columns-repeated="6"/>
          <table:table-cell office:value-type="string" calcext:value-type="string">
            <text:p>vetor S( VRP – centróideABE)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97"/>
        </table:table-row>
        <table:table-row table:style-name="ro1">
          <table:table-cell table:formula="of:=[.A3]-[.S21]" office:value-type="float" office:value="25" calcext:value-type="float">
            <text:p>25</text:p>
          </table:table-cell>
          <table:table-cell table:formula="of:=[.B3]-[.T21]" office:value-type="float" office:value="9.5" calcext:value-type="float">
            <text:p>9,5</text:p>
          </table:table-cell>
          <table:table-cell table:formula="of:=[.C3]-[.U21]" office:value-type="float" office:value="6.25" calcext:value-type="float">
            <text:p>6,25</text:p>
          </table:table-cell>
          <table:table-cell table:formula="of:=SQRT([.A363]^2+[.B363]^2+[.C363]^2)" office:value-type="float" office:value="27.4647501354008" calcext:value-type="float">
            <text:p>27,4647501354008</text:p>
          </table:table-cell>
          <table:table-cell table:number-columns-repeated="3"/>
          <table:table-cell table:formula="of:=[.A3]-[.A21]" office:value-type="float" office:value="17.5" calcext:value-type="float">
            <text:p>17,5</text:p>
          </table:table-cell>
          <table:table-cell table:formula="of:=[.B3]-[.B21]" office:value-type="float" office:value="9" calcext:value-type="float">
            <text:p>9</text:p>
          </table:table-cell>
          <table:table-cell table:formula="of:=[.C3]-[.C21]" office:value-type="float" office:value="7.5" calcext:value-type="float">
            <text:p>7,5</text:p>
          </table:table-cell>
          <table:table-cell table:formula="of:=SQRT([.H363]^2+[.I363]^2+[.J363]^2)" office:value-type="float" office:value="21.0594396886527" calcext:value-type="float">
            <text:p>21,0594396886527</text:p>
          </table:table-cell>
          <table:table-cell table:number-columns-repeated="96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vetor S^</text:p>
          </table:table-cell>
          <table:table-cell table:number-columns-repeated="6"/>
          <table:table-cell office:value-type="string" calcext:value-type="string">
            <text:p>vetor S^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97"/>
        </table:table-row>
        <table:table-row table:style-name="ro1">
          <table:table-cell table:formula="of:=[.A363]/[.D363]" office:value-type="float" office:value="0.910257689465601" calcext:value-type="float">
            <text:p>0,910257689465601</text:p>
          </table:table-cell>
          <table:table-cell table:formula="of:=[.B363]/[.D363]" office:value-type="float" office:value="0.345897921996928" calcext:value-type="float">
            <text:p>0,345897921996928</text:p>
          </table:table-cell>
          <table:table-cell table:formula="of:=[.C363]/[.D363]" office:value-type="float" office:value="0.2275644223664" calcext:value-type="float">
            <text:p>0,2275644223664</text:p>
          </table:table-cell>
          <table:table-cell table:number-columns-repeated="4"/>
          <table:table-cell table:formula="of:=[.H363]/[.K363]" office:value-type="float" office:value="0.830981272945709" calcext:value-type="float">
            <text:p>0,830981272945709</text:p>
          </table:table-cell>
          <table:table-cell table:formula="of:=[.I363]/[.K363]" office:value-type="float" office:value="0.427361797514936" calcext:value-type="float">
            <text:p>0,427361797514936</text:p>
          </table:table-cell>
          <table:table-cell table:formula="of:=[.J363]/[.K363]" office:value-type="float" office:value="0.356134831262447" calcext:value-type="float">
            <text:p>0,356134831262447</text:p>
          </table:table-cell>
          <table:table-cell table:number-columns-repeated="97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R^*S^=</text:p>
          </table:table-cell>
          <table:table-cell table:formula="of:=[.A367]*[.A359]+[.B359]*[.B367]+[.C367]*[.C359]" office:value-type="float" office:value="-0.974688645127792" calcext:value-type="float">
            <text:p>-0,974688645127792</text:p>
          </table:table-cell>
          <table:table-cell/>
          <table:table-cell office:value-type="string" calcext:value-type="string">
            <text:p>menor que zero logo não há </text:p>
          </table:table-cell>
          <table:table-cell table:number-columns-repeated="3"/>
          <table:table-cell office:value-type="string" calcext:value-type="string">
            <text:p>R^*S^=</text:p>
          </table:table-cell>
          <table:table-cell table:formula="of:=[.H367]*[.H359]+[.I359]*[.I367]+[.J367]*[.J359]" office:value-type="float" office:value="0.555608085089368" calcext:value-type="float">
            <text:p>0,555608085089368</text:p>
          </table:table-cell>
          <table:table-cell/>
          <table:table-cell office:value-type="string" calcext:value-type="string">
            <text:p>maior que zero logo existe iluminação difusa</text:p>
          </table:table-cell>
          <table:table-cell table:number-columns-repeated="96"/>
        </table:table-row>
        <table:table-row table:style-name="ro1">
          <table:table-cell table:number-columns-repeated="3"/>
          <table:table-cell office:value-type="string" calcext:value-type="string">
            <text:p>efeito difuso na face DAE</text:p>
          </table:table-cell>
          <table:table-cell table:number-columns-repeated="103"/>
        </table:table-row>
        <table:table-row table:style-name="ro1">
          <table:table-cell table:style-name="ce33" office:value-type="string" calcext:value-type="string">
            <text:p>Is =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33" office:value-type="string" calcext:value-type="string">
            <text:p>Is =</text:p>
          </table:table-cell>
          <table:table-cell table:formula="of:=[.C337]*[.D332]*[.I369]^[.$D$337]" office:value-type="float" office:value="21.1989163261917" calcext:value-type="float">
            <text:p>21,1989163261917</text:p>
          </table:table-cell>
          <table:table-cell table:number-columns-repeated="98"/>
        </table:table-row>
        <table:table-row table:style-name="ro1">
          <table:table-cell table:number-columns-repeated="107"/>
        </table:table-row>
        <table:table-row table:style-name="ro1">
          <table:table-cell table:style-name="ce33" office:value-type="string" calcext:value-type="string" table:number-columns-spanned="2" table:number-rows-spanned="1">
            <text:p>It = Ia + Id + Is =</text:p>
          </table:table-cell>
          <table:covered-table-cell/>
          <table:table-cell table:formula="of:=[.B371]+[.C353]+[.B340]" office:value-type="float" office:value="58.8238643923848" calcext:value-type="float">
            <text:p>58,8238643923848</text:p>
          </table:table-cell>
          <table:table-cell table:number-columns-repeated="4"/>
          <table:table-cell table:style-name="ce33" office:value-type="string" calcext:value-type="string" table:number-columns-spanned="2" table:number-rows-spanned="1">
            <text:p>It = Ia + Id + Is =</text:p>
          </table:table-cell>
          <table:covered-table-cell/>
          <table:table-cell table:formula="of:=[.I371]+[.J353]+[.I340]" office:value-type="float" office:value="160.342489774623" calcext:value-type="float">
            <text:p>160,342489774623</text:p>
          </table:table-cell>
          <table:table-cell table:number-columns-repeated="97"/>
        </table:table-row>
        <table:table-row table:style-name="ro1" table:number-rows-repeated="3">
          <table:table-cell table:number-columns-repeated="107"/>
        </table:table-row>
        <table:table-row table:style-name="ro1">
          <table:table-cell office:value-type="string" calcext:value-type="string">
            <text:p>sombreamento gourau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Normais médias nos vértices das faces visíveis: ABE e DAE</text:p>
          </table:table-cell>
          <table:table-cell table:number-columns-repeated="106"/>
        </table:table-row>
        <table:table-row table:style-name="ro1">
          <table:table-cell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E</text:p>
          </table:table-cell>
          <table:table-cell table:number-columns-repeated="102"/>
        </table:table-row>
        <table:table-row table:style-name="ro1">
          <table:table-cell table:style-name="ce21" office:value-type="string" calcext:value-type="string">
            <text:p>Ni</text:p>
          </table:table-cell>
          <table:table-cell table:style-name="ce10" table:formula="of:=[.A41]+[.S41]+[.Y41]" office:value-type="float" office:value="0.569484967422583" calcext:value-type="float">
            <text:p>0,569484967422583</text:p>
          </table:table-cell>
          <table:table-cell table:style-name="ce10" table:formula="of:=[.A41]+[.G41]+[.Y41]" office:value-type="float" office:value="0.912652382107346" calcext:value-type="float">
            <text:p>0,912652382107346</text:p>
          </table:table-cell>
          <table:table-cell table:style-name="ce10" table:formula="of:=[.M41]+[.S41]+[.Y41]" office:value-type="float" office:value="-0.705478191512692" calcext:value-type="float">
            <text:p>-0,705478191512692</text:p>
          </table:table-cell>
          <table:table-cell table:style-name="ce10" table:formula="of:=[.A41]+[.G41]+[.M41]+[.S41]" office:value-type="float" office:value="-0.080835025847738" calcext:value-type="float">
            <text:p>-0,080835025847738</text:p>
          </table:table-cell>
          <table:table-cell table:number-columns-repeated="102"/>
        </table:table-row>
        <table:table-row table:style-name="ro1">
          <table:table-cell table:style-name="ce21" office:value-type="string" calcext:value-type="string">
            <text:p>Nj</text:p>
          </table:table-cell>
          <table:table-cell table:style-name="ce35" table:formula="of:=[.B41]+[.T41]+[.Z41]" office:value-type="float" office:value="-0.439832115939668" calcext:value-type="float">
            <text:p>-0,439832115939668</text:p>
          </table:table-cell>
          <table:table-cell table:style-name="ce35" table:formula="of:=[.B41]+[.H41]+[.Z41]" office:value-type="float" office:value="-0.260873994781628" calcext:value-type="float">
            <text:p>-0,260873994781628</text:p>
          </table:table-cell>
          <table:table-cell table:style-name="ce35" table:formula="of:=[.N41]+[.T41]+[.Z41]" office:value-type="float" office:value="0.015608422345839" calcext:value-type="float">
            <text:p>0,015608422345839</text:p>
          </table:table-cell>
          <table:table-cell table:style-name="ce35" table:formula="of:=[.B41]+[.H41]+[.N41]+[.T41]" office:value-type="float" office:value="1.67479587051349" calcext:value-type="float">
            <text:p>1,67479587051349</text:p>
          </table:table-cell>
          <table:table-cell table:number-columns-repeated="102"/>
        </table:table-row>
        <table:table-row table:style-name="ro1">
          <table:table-cell table:style-name="ce21" office:value-type="string" calcext:value-type="string">
            <text:p>Nk</text:p>
          </table:table-cell>
          <table:table-cell table:style-name="ce35" table:formula="of:=[.C41]+[.U41]+[.AA41]" office:value-type="float" office:value="1.42462785734325" calcext:value-type="float">
            <text:p>1,42462785734325</text:p>
          </table:table-cell>
          <table:table-cell table:style-name="ce35" table:formula="of:=[.C41]+[.I41]+[.AA41]" office:value-type="float" office:value="-0.380688276659588" calcext:value-type="float">
            <text:p>-0,380688276659588</text:p>
          </table:table-cell>
          <table:table-cell table:style-name="ce35" table:formula="of:=[.O41]+[.U41]+[.AA41]" office:value-type="float" office:value="0.331840913722175" calcext:value-type="float">
            <text:p>0,331840913722175</text:p>
          </table:table-cell>
          <table:table-cell table:style-name="ce35" table:formula="of:=[.C41]+[.I41]+[.O41]+[.U41]" office:value-type="float" office:value="0.431167997799907" calcext:value-type="float">
            <text:p>0,431167997799907</text:p>
          </table:table-cell>
          <table:table-cell table:number-columns-repeated="102"/>
        </table:table-row>
        <table:table-row table:style-name="ro1">
          <table:table-cell table:style-name="ce21" office:value-type="string" calcext:value-type="string">
            <text:p>norma</text:p>
          </table:table-cell>
          <table:table-cell table:style-name="ce11" table:formula="of:=SQRT([.B380]^2+[.B381]^2+[.B382]^2)" office:value-type="float" office:value="1.59603569830085" calcext:value-type="float">
            <text:p>1,59603569830085</text:p>
          </table:table-cell>
          <table:table-cell table:style-name="ce11" table:formula="of:=SQRT([.C380]^2+[.C381]^2+[.C382]^2)" office:value-type="float" office:value="1.02269896631687" calcext:value-type="float">
            <text:p>1,02269896631687</text:p>
          </table:table-cell>
          <table:table-cell table:style-name="ce11" table:formula="of:=SQRT([.D380]^2+[.D381]^2+[.D382]^2)" office:value-type="float" office:value="0.779782978506272" calcext:value-type="float">
            <text:p>0,779782978506272</text:p>
          </table:table-cell>
          <table:table-cell table:style-name="ce11" table:formula="of:=SQRT([.E380]^2+[.E381]^2+[.E382]^2)" office:value-type="float" office:value="1.73129470386171" calcext:value-type="float">
            <text:p>1,73129470386171</text:p>
          </table:table-cell>
          <table:table-cell table:number-columns-repeated="102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ni</text:p>
          </table:table-cell>
          <table:table-cell table:formula="of:=[.B380]/[.B383]" office:value-type="float" office:value="0.356812174081608" calcext:value-type="float">
            <text:p>0,356812174081608</text:p>
          </table:table-cell>
          <table:table-cell table:formula="of:=[.C380]/[.C383]" office:value-type="float" office:value="0.89239591724059" calcext:value-type="float">
            <text:p>0,89239591724059</text:p>
          </table:table-cell>
          <table:table-cell table:formula="of:=[.D380]/[.D383]" office:value-type="float" office:value="-0.9047109400414" calcext:value-type="float">
            <text:p>-0,9047109400414</text:p>
          </table:table-cell>
          <table:table-cell table:formula="of:=[.E380]/[.E383]" office:value-type="float" office:value="-0.0466905060515883" calcext:value-type="float">
            <text:p>-0,0466905060515883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nj</text:p>
          </table:table-cell>
          <table:table-cell table:formula="of:=[.B381]/[.B383]" office:value-type="float" office:value="-0.275577868595243" calcext:value-type="float">
            <text:p>-0,275577868595243</text:p>
          </table:table-cell>
          <table:table-cell table:formula="of:=[.C381]/[.C383]" office:value-type="float" office:value="-0.255083854950137" calcext:value-type="float">
            <text:p>-0,255083854950137</text:p>
          </table:table-cell>
          <table:table-cell table:formula="of:=[.D381]/[.D383]" office:value-type="float" office:value="0.0200163670868246" calcext:value-type="float">
            <text:p>0,0200163670868246</text:p>
          </table:table-cell>
          <table:table-cell table:formula="of:=[.E381]/[.E383]" office:value-type="float" office:value="0.967366137479542" calcext:value-type="float">
            <text:p>0,967366137479542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nk</text:p>
          </table:table-cell>
          <table:table-cell table:formula="of:=[.B382]/[.B383]" office:value-type="float" office:value="0.892604005574511" calcext:value-type="float">
            <text:p>0,892604005574511</text:p>
          </table:table-cell>
          <table:table-cell table:formula="of:=[.C382]/[.C383]" office:value-type="float" office:value="-0.372238839773733" calcext:value-type="float">
            <text:p>-0,372238839773733</text:p>
          </table:table-cell>
          <table:table-cell table:formula="of:=[.D382]/[.D383]" office:value-type="float" office:value="0.42555547231595" calcext:value-type="float">
            <text:p>0,42555547231595</text:p>
          </table:table-cell>
          <table:table-cell table:formula="of:=[.E382]/[.E383]" office:value-type="float" office:value="0.249043676295071" calcext:value-type="float">
            <text:p>0,249043676295071</text:p>
          </table:table-cell>
          <table:table-cell table:number-columns-repeated="102"/>
        </table:table-row>
        <table:table-row table:style-name="ro1" table:number-rows-repeated="2">
          <table:table-cell table:number-columns-repeated="107"/>
        </table:table-row>
        <table:table-row table:style-name="ro1">
          <table:table-cell office:value-type="string" calcext:value-type="string">
            <text:p>Cálculo da iluminação nos vértices das face visíveis</text:p>
          </table:table-cell>
          <table:table-cell table:number-columns-repeated="106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Vértice A</text:p>
          </table:table-cell>
          <table:table-cell table:number-columns-repeated="4"/>
          <table:table-cell office:value-type="string" calcext:value-type="string">
            <text:p>Vértice B</text:p>
          </table:table-cell>
          <table:table-cell table:number-columns-repeated="4"/>
          <table:table-cell office:value-type="string" calcext:value-type="string">
            <text:p>Vértice D</text:p>
          </table:table-cell>
          <table:table-cell table:number-columns-repeated="4"/>
          <table:table-cell office:value-type="string" calcext:value-type="string">
            <text:p>Vértice E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Ia = </text:p>
          </table:table-cell>
          <table:table-cell table:formula="of:=[.B340]"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Ia = </text:p>
          </table:table-cell>
          <table:table-cell table:formula="of:=[.B340]"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Ia = </text:p>
          </table:table-cell>
          <table:table-cell table:formula="of:=[.B340]"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Ia = </text:p>
          </table:table-cell>
          <table:table-cell table:formula="of:=[.B340]" office:value-type="float" office:value="48" calcext:value-type="float">
            <text:p>48</text:p>
          </table:table-cell>
          <table:table-cell table:number-columns-repeated="90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Id = il . Kd . (na^.La^)</text:p>
          </table:table-cell>
          <table:table-cell table:number-columns-repeated="4"/>
          <table:table-cell office:value-type="string" calcext:value-type="string">
            <text:p>Id = il . Kd . (nb^.Lb^)</text:p>
          </table:table-cell>
          <table:table-cell table:number-columns-repeated="4"/>
          <table:table-cell office:value-type="string" calcext:value-type="string">
            <text:p>Id = il . Kd . (nd^.Ld^)</text:p>
          </table:table-cell>
          <table:table-cell table:number-columns-repeated="4"/>
          <table:table-cell office:value-type="string" calcext:value-type="string">
            <text:p>Id = il . Kd . (ne^.Le^)</text:p>
          </table:table-cell>
          <table:table-cell table:number-columns-repeated="91"/>
        </table:table-row>
        <table:table-row table:style-name="ro1">
          <table:table-cell table:number-columns-repeated="10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|la|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|lb|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|ld|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|le|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La</text:p>
          </table:table-cell>
          <table:table-cell table:formula="of:=[.A332]-[.A13]" office:value-type="float" office:value="40" calcext:value-type="float">
            <text:p>40</text:p>
          </table:table-cell>
          <table:table-cell table:formula="of:=[.B332]-[.A14]" office:value-type="float" office:value="18" calcext:value-type="float">
            <text:p>18</text:p>
          </table:table-cell>
          <table:table-cell table:formula="of:=[.C332]-[.A15]" office:value-type="float" office:value="10" calcext:value-type="float">
            <text:p>10</text:p>
          </table:table-cell>
          <table:table-cell table:formula="of:=SQRT([.B398]^2+[.C398]^2+[.D398]^2)" office:value-type="float" office:value="44.988887516808" calcext:value-type="float">
            <text:p>44,988887516808</text:p>
          </table:table-cell>
          <table:table-cell office:value-type="string" calcext:value-type="string">
            <text:p>Lb</text:p>
          </table:table-cell>
          <table:table-cell table:formula="of:=[.A332]-[.B13]" office:value-type="float" office:value="35" calcext:value-type="float">
            <text:p>35</text:p>
          </table:table-cell>
          <table:table-cell table:formula="of:=[.B332]-[.B14]" office:value-type="float" office:value="16" calcext:value-type="float">
            <text:p>16</text:p>
          </table:table-cell>
          <table:table-cell table:formula="of:=[.C332]-[.B15]" office:value-type="float" office:value="15" calcext:value-type="float">
            <text:p>15</text:p>
          </table:table-cell>
          <table:table-cell table:formula="of:=SQRT([.G398]^2+[.H398]^2+[.I398]^2)" office:value-type="float" office:value="41.3037528561268" calcext:value-type="float">
            <text:p>41,3037528561268</text:p>
          </table:table-cell>
          <table:table-cell office:value-type="string" calcext:value-type="string">
            <text:p>Ld</text:p>
          </table:table-cell>
          <table:table-cell table:formula="of:=[.A332]-[.D13]" office:value-type="float" office:value="50" calcext:value-type="float">
            <text:p>50</text:p>
          </table:table-cell>
          <table:table-cell table:formula="of:=[.B332]-[.D14]" office:value-type="float" office:value="19" calcext:value-type="float">
            <text:p>19</text:p>
          </table:table-cell>
          <table:table-cell table:formula="of:=[.C332]-[.D15]" office:value-type="float" office:value="12" calcext:value-type="float">
            <text:p>12</text:p>
          </table:table-cell>
          <table:table-cell table:formula="of:=SQRT([.L398]^2+[.M398]^2+[.N398]^2)" office:value-type="float" office:value="54.817880294663" calcext:value-type="float">
            <text:p>54,817880294663</text:p>
          </table:table-cell>
          <table:table-cell office:value-type="string" calcext:value-type="string">
            <text:p>Le</text:p>
          </table:table-cell>
          <table:table-cell table:formula="of:=[.A332]-[.E13]" office:value-type="float" office:value="40" calcext:value-type="float">
            <text:p>40</text:p>
          </table:table-cell>
          <table:table-cell table:formula="of:=[.B332]-[.E14]" office:value-type="float" office:value="10" calcext:value-type="float">
            <text:p>10</text:p>
          </table:table-cell>
          <table:table-cell table:formula="of:=[.C332]-[.E15]" office:value-type="float" office:value="12.5" calcext:value-type="float">
            <text:p>12,5</text:p>
          </table:table-cell>
          <table:table-cell table:formula="of:=SQRT([.Q398]^2+[.R398]^2+[.S398]^2)" office:value-type="float" office:value="43.0842198490352" calcext:value-type="float">
            <text:p>43,0842198490352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La^</text:p>
          </table:table-cell>
          <table:table-cell table:formula="of:=[.B398]/[.E398]" office:value-type="float" office:value="0.889108448948774" calcext:value-type="float">
            <text:p>0,889108448948774</text:p>
          </table:table-cell>
          <table:table-cell table:formula="of:=[.C398]/[.E398]" office:value-type="float" office:value="0.400098802026948" calcext:value-type="float">
            <text:p>0,400098802026948</text:p>
          </table:table-cell>
          <table:table-cell table:formula="of:=[.D398]/[.E398]" office:value-type="float" office:value="0.222277112237193" calcext:value-type="float">
            <text:p>0,222277112237193</text:p>
          </table:table-cell>
          <table:table-cell/>
          <table:table-cell office:value-type="string" calcext:value-type="string">
            <text:p>Lb^</text:p>
          </table:table-cell>
          <table:table-cell table:formula="of:=[.G398]/[.J398]" office:value-type="float" office:value="0.847380627177278" calcext:value-type="float">
            <text:p>0,847380627177278</text:p>
          </table:table-cell>
          <table:table-cell table:formula="of:=[.H398]/[.J398]" office:value-type="float" office:value="0.387374000995327" calcext:value-type="float">
            <text:p>0,387374000995327</text:p>
          </table:table-cell>
          <table:table-cell table:formula="of:=[.I398]/[.J398]" office:value-type="float" office:value="0.363163125933119" calcext:value-type="float">
            <text:p>0,363163125933119</text:p>
          </table:table-cell>
          <table:table-cell/>
          <table:table-cell office:value-type="string" calcext:value-type="string">
            <text:p>Ld^</text:p>
          </table:table-cell>
          <table:table-cell table:formula="of:=[.L398]/[.O398]" office:value-type="float" office:value="0.912111152989401" calcext:value-type="float">
            <text:p>0,912111152989401</text:p>
          </table:table-cell>
          <table:table-cell table:formula="of:=[.M398]/[.O398]" office:value-type="float" office:value="0.346602238135972" calcext:value-type="float">
            <text:p>0,346602238135972</text:p>
          </table:table-cell>
          <table:table-cell table:formula="of:=[.N398]/[.O398]" office:value-type="float" office:value="0.218906676717456" calcext:value-type="float">
            <text:p>0,218906676717456</text:p>
          </table:table-cell>
          <table:table-cell/>
          <table:table-cell office:value-type="string" calcext:value-type="string">
            <text:p>Le^</text:p>
          </table:table-cell>
          <table:table-cell table:formula="of:=[.Q398]/[.T398]" office:value-type="float" office:value="0.928414165097055" calcext:value-type="float">
            <text:p>0,928414165097055</text:p>
          </table:table-cell>
          <table:table-cell table:formula="of:=[.R398]/[.T398]" office:value-type="float" office:value="0.232103541274264" calcext:value-type="float">
            <text:p>0,232103541274264</text:p>
          </table:table-cell>
          <table:table-cell table:formula="of:=[.S398]/[.T398]" office:value-type="float" office:value="0.29012942659283" calcext:value-type="float">
            <text:p>0,29012942659283</text:p>
          </table:table-cell>
          <table:table-cell table:number-columns-repeated="88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Na^ * La^= </text:p>
          </table:table-cell>
          <table:table-cell table:formula="of:=[.B399]*[.B385]+[.B386]*[.C399]+[.D399]*[.B387]" office:value-type="float" office:value="0.405391784304096" calcext:value-type="float">
            <text:p>0,405391784304096</text:p>
          </table:table-cell>
          <table:table-cell table:number-columns-repeated="3"/>
          <table:table-cell office:value-type="string" calcext:value-type="string">
            <text:p>Nb^ * Lb^= </text:p>
          </table:table-cell>
          <table:table-cell table:formula="of:=[.G399]*[.C385]+[.C386]*[.H399]+[.I399]*[.C387]" office:value-type="float" office:value="0.52220273791448" calcext:value-type="float">
            <text:p>0,52220273791448</text:p>
          </table:table-cell>
          <table:table-cell table:number-columns-repeated="3"/>
          <table:table-cell office:value-type="string" calcext:value-type="string">
            <text:p>Nd^ * Ld^= </text:p>
          </table:table-cell>
          <table:table-cell table:formula="of:=[.L399]*[.D385]+[.D386]*[.M399]+[.N399]*[.D387]" office:value-type="float" office:value="-0.725102286808029" calcext:value-type="float">
            <text:p>-0,725102286808029</text:p>
          </table:table-cell>
          <table:table-cell office:value-type="string" calcext:value-type="string">
            <text:p>&lt; 0 sem efeito difuso e especular</text:p>
          </table:table-cell>
          <table:table-cell table:number-columns-repeated="2"/>
          <table:table-cell office:value-type="string" calcext:value-type="string">
            <text:p>Ne^ * Le^= </text:p>
          </table:table-cell>
          <table:table-cell table:formula="of:=[.Q399]*[.E385]+[.E386]*[.R399]+[.S399]*[.E387]" office:value-type="float" office:value="0.253435878024023" calcext:value-type="float">
            <text:p>0,253435878024023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IdA =</text:p>
          </table:table-cell>
          <table:table-cell table:formula="of:=[.B401]*[.B337]*[.D332]" office:value-type="float" office:value="42.5661373519301" calcext:value-type="float">
            <text:p>42,5661373519301</text:p>
          </table:table-cell>
          <table:table-cell table:number-columns-repeated="3"/>
          <table:table-cell office:value-type="string" calcext:value-type="string">
            <text:p>IdB =</text:p>
          </table:table-cell>
          <table:table-cell table:formula="of:=[.G401]*[.B337]*[.D332]" office:value-type="float" office:value="54.8312874810205" calcext:value-type="float">
            <text:p>54,8312874810205</text:p>
          </table:table-cell>
          <table:table-cell table:number-columns-repeated="3"/>
          <table:table-cell office:value-type="string" calcext:value-type="string">
            <text:p>IdD =</text:p>
          </table:table-cell>
          <table:table-cell table:formula="of:=[.L401]*[.D332]*[.B337]" office:value-type="float" office:value="-76.1357401148431" calcext:value-type="float">
            <text:p>-76,1357401148431</text:p>
          </table:table-cell>
          <table:table-cell table:number-columns-repeated="3"/>
          <table:table-cell office:value-type="string" calcext:value-type="string">
            <text:p>IdE =</text:p>
          </table:table-cell>
          <table:table-cell table:formula="of:=[.Q401]*[.D332]*[.B337]" office:value-type="float" office:value="26.6107671925224" calcext:value-type="float">
            <text:p>26,6107671925224</text:p>
          </table:table-cell>
          <table:table-cell table:number-columns-repeated="90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Is = lI . Ks . (ra^.Sa^)**n</text:p>
          </table:table-cell>
          <table:table-cell table:number-columns-repeated="4"/>
          <table:table-cell office:value-type="string" calcext:value-type="string">
            <text:p>Is = lI . Ks . (rb^.Sb^)**n</text:p>
          </table:table-cell>
          <table:table-cell table:number-columns-repeated="9"/>
          <table:table-cell office:value-type="string" calcext:value-type="string">
            <text:p>Is = lI . Ks . (re^.Se^)**n</text:p>
          </table:table-cell>
          <table:table-cell table:number-columns-repeated="91"/>
        </table:table-row>
        <table:table-row table:style-name="ro1">
          <table:table-cell table:number-columns-repeated="10"/>
          <table:table-cell office:value-type="string" calcext:value-type="string">
            <text:p>Itd = </text:p>
          </table:table-cell>
          <table:table-cell table:formula="of:=[.L393]" office:value-type="float" office:value="48" calcext:value-type="float">
            <text:p>48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Ra^ = (2 . La . Na^) . Na^ - La^ </text:p>
          </table:table-cell>
          <table:table-cell table:number-columns-repeated="4"/>
          <table:table-cell office:value-type="string" calcext:value-type="string">
            <text:p>Rb^ = (2 . Lb . Nb^) . Nb^ - Lb^ </text:p>
          </table:table-cell>
          <table:table-cell table:number-columns-repeated="9"/>
          <table:table-cell office:value-type="string" calcext:value-type="string">
            <text:p>Re^ = (2 . Le . Ne^) . Ne^ - Le^ </text:p>
          </table:table-cell>
          <table:table-cell table:number-columns-repeated="91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Ra^</text:p>
          </table:table-cell>
          <table:table-cell table:formula="of:=2*[.B401]*[.B385]-[.B399]" office:value-type="float" office:value="-0.599811001124041" calcext:value-type="float">
            <text:p>-0,599811001124041</text:p>
          </table:table-cell>
          <table:table-cell table:formula="of:=2*[.B401]*[.B386]-[.C399]" office:value-type="float" office:value="-0.623532809756038" calcext:value-type="float">
            <text:p>-0,623532809756038</text:p>
          </table:table-cell>
          <table:table-cell table:formula="of:=2*[.B401]*[.B387]-[.D399]" office:value-type="float" office:value="0.501431548756474" calcext:value-type="float">
            <text:p>0,501431548756474</text:p>
          </table:table-cell>
          <table:table-cell/>
          <table:table-cell office:value-type="string" calcext:value-type="string">
            <text:p>Rb^</text:p>
          </table:table-cell>
          <table:table-cell table:formula="of:=2*[.G401]*[.C385]-[.G399]" office:value-type="float" office:value="0.0846425553962017" calcext:value-type="float">
            <text:p>0,0846425553962017</text:p>
          </table:table-cell>
          <table:table-cell table:formula="of:=2*[.G401]*[.C381]-[.H399]" office:value-type="float" office:value="-0.659832229646635" calcext:value-type="float">
            <text:p>-0,659832229646635</text:p>
          </table:table-cell>
          <table:table-cell table:formula="of:=2*[.G401]*[.C387]-[.I399]" office:value-type="float" office:value="-0.751931408509026" calcext:value-type="float">
            <text:p>-0,751931408509026</text:p>
          </table:table-cell>
          <table:table-cell table:number-columns-repeated="6"/>
          <table:table-cell office:value-type="string" calcext:value-type="string">
            <text:p>Re^</text:p>
          </table:table-cell>
          <table:table-cell table:formula="of:=2*[.Q401]*[.E385]-[.Q399]" office:value-type="float" office:value="-0.952080263890196" calcext:value-type="float">
            <text:p>-0,952080263890196</text:p>
          </table:table-cell>
          <table:table-cell table:formula="of:=2*[.Q401]*[.E386]-[.R399]" office:value-type="float" office:value="0.258227031571407" calcext:value-type="float">
            <text:p>0,258227031571407</text:p>
          </table:table-cell>
          <table:table-cell table:formula="of:=2*[.Q401]*[.E387]-[.S399]" office:value-type="float" office:value="-0.163896221056486" calcext:value-type="float">
            <text:p>-0,163896221056486</text:p>
          </table:table-cell>
          <table:table-cell table:number-columns-repeated="88"/>
        </table:table-row>
        <table:table-row table:style-name="ro1">
          <table:table-cell table:number-columns-repeated="10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|Sa|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|Sb|</text:p>
          </table:table-cell>
          <table:table-cell table:number-columns-repeated="6"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|Se|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Sa = VRP – A</text:p>
          </table:table-cell>
          <table:table-cell table:formula="of:=[.A3]-[.A13]" office:value-type="float" office:value="20" calcext:value-type="float">
            <text:p>20</text:p>
          </table:table-cell>
          <table:table-cell table:formula="of:=[.B3]-[.A14]" office:value-type="float" office:value="13" calcext:value-type="float">
            <text:p>13</text:p>
          </table:table-cell>
          <table:table-cell table:formula="of:=[.C3]-[.A15]" office:value-type="float" office:value="5" calcext:value-type="float">
            <text:p>5</text:p>
          </table:table-cell>
          <table:table-cell table:formula="of:=SQRT([.B411]^2+[.C411]^2+[.D411]^2)" office:value-type="float" office:value="24.3721152139079" calcext:value-type="float">
            <text:p>24,3721152139079</text:p>
          </table:table-cell>
          <table:table-cell office:value-type="string" calcext:value-type="string">
            <text:p>Sb = VRP – B</text:p>
          </table:table-cell>
          <table:table-cell table:formula="of:=[.A3]-[.B13]" office:value-type="float" office:value="15" calcext:value-type="float">
            <text:p>15</text:p>
          </table:table-cell>
          <table:table-cell table:formula="of:=[.B3]-[.B14]" office:value-type="float" office:value="11" calcext:value-type="float">
            <text:p>11</text:p>
          </table:table-cell>
          <table:table-cell table:formula="of:=[.C3]-[.B15]" office:value-type="float" office:value="10" calcext:value-type="float">
            <text:p>10</text:p>
          </table:table-cell>
          <table:table-cell table:formula="of:=SQRT([.G411]^2+[.H411]^2+[.I411]^2)" office:value-type="float" office:value="21.1187120819429" calcext:value-type="float">
            <text:p>21,1187120819429</text:p>
          </table:table-cell>
          <table:table-cell table:number-columns-repeated="5"/>
          <table:table-cell office:value-type="string" calcext:value-type="string">
            <text:p>Se = VRP – A</text:p>
          </table:table-cell>
          <table:table-cell table:formula="of:=[.A3]-[.E13]" office:value-type="float" office:value="20" calcext:value-type="float">
            <text:p>20</text:p>
          </table:table-cell>
          <table:table-cell table:formula="of:=[.B3]-[.E14]" office:value-type="float" office:value="5" calcext:value-type="float">
            <text:p>5</text:p>
          </table:table-cell>
          <table:table-cell table:formula="of:=[.C3]-[.E15]" office:value-type="float" office:value="7.5" calcext:value-type="float">
            <text:p>7,5</text:p>
          </table:table-cell>
          <table:table-cell table:formula="of:=SQRT([.Q411]^2+[.R411]^2+[.S411]^2)" office:value-type="float" office:value="21.9374109684803" calcext:value-type="float">
            <text:p>21,9374109684803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Sa^ =</text:p>
          </table:table-cell>
          <table:table-cell table:formula="of:=[.B411]/[.E411]" office:value-type="float" office:value="0.820609939862218" calcext:value-type="float">
            <text:p>0,820609939862218</text:p>
          </table:table-cell>
          <table:table-cell table:formula="of:=[.C411]/[.E411]" office:value-type="float" office:value="0.533396460910442" calcext:value-type="float">
            <text:p>0,533396460910442</text:p>
          </table:table-cell>
          <table:table-cell table:formula="of:=[.D411]/[.E411]" office:value-type="float" office:value="0.205152484965555" calcext:value-type="float">
            <text:p>0,205152484965555</text:p>
          </table:table-cell>
          <table:table-cell/>
          <table:table-cell office:value-type="string" calcext:value-type="string">
            <text:p>Sb^ =</text:p>
          </table:table-cell>
          <table:table-cell table:formula="of:=[.G411]/[.J411]" office:value-type="float" office:value="0.710270585715568" calcext:value-type="float">
            <text:p>0,710270585715568</text:p>
          </table:table-cell>
          <table:table-cell table:formula="of:=[.H411]/[.J411]" office:value-type="float" office:value="0.520865096191416" calcext:value-type="float">
            <text:p>0,520865096191416</text:p>
          </table:table-cell>
          <table:table-cell table:formula="of:=[.I411]/[.J411]" office:value-type="float" office:value="0.473513723810378" calcext:value-type="float">
            <text:p>0,473513723810378</text:p>
          </table:table-cell>
          <table:table-cell table:number-columns-repeated="6"/>
          <table:table-cell office:value-type="string" calcext:value-type="string">
            <text:p>Se^ =</text:p>
          </table:table-cell>
          <table:table-cell table:formula="of:=[.Q411]/[.T411]" office:value-type="float" office:value="0.911684611677104" calcext:value-type="float">
            <text:p>0,911684611677104</text:p>
          </table:table-cell>
          <table:table-cell table:formula="of:=[.R411]/[.T411]" office:value-type="float" office:value="0.227921152919276" calcext:value-type="float">
            <text:p>0,227921152919276</text:p>
          </table:table-cell>
          <table:table-cell table:formula="of:=[.S411]/[.T411]" office:value-type="float" office:value="0.341881729378914" calcext:value-type="float">
            <text:p>0,341881729378914</text:p>
          </table:table-cell>
          <table:table-cell table:number-columns-repeated="88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ra^*sa^=</text:p>
          </table:table-cell>
          <table:table-cell table:formula="of:=[.B412]*[.B408]+[.C408]*[.C412]+[.D412]*[.D408]" office:value-type="float" office:value="-0.721931135278993" calcext:value-type="float">
            <text:p>-0,721931135278993</text:p>
          </table:table-cell>
          <table:table-cell table:number-columns-repeated="3"/>
          <table:table-cell office:value-type="string" calcext:value-type="string">
            <text:p>rb^*sb^=</text:p>
          </table:table-cell>
          <table:table-cell table:formula="of:=[.G412]*[.G408]+[.H408]*[.H412]+[.I412]*[.I408]" office:value-type="float" office:value="-0.63961430166046" calcext:value-type="float">
            <text:p>-0,63961430166046</text:p>
          </table:table-cell>
          <table:table-cell office:value-type="string" calcext:value-type="string">
            <text:p>&lt; 0 sem Is</text:p>
          </table:table-cell>
          <table:table-cell table:number-columns-repeated="7"/>
          <table:table-cell office:value-type="string" calcext:value-type="string">
            <text:p>re^*se^=</text:p>
          </table:table-cell>
          <table:table-cell table:formula="of:=[.Q412]*[.Q408]+[.R408]*[.R412]+[.S412]*[.S408]" office:value-type="float" office:value="-0.86517464641295" calcext:value-type="float">
            <text:p>-0,86517464641295</text:p>
          </table:table-cell>
          <table:table-cell office:value-type="string" calcext:value-type="string">
            <text:p>&lt; 0 sem Is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Isa 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sb =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Isb =</text:p>
          </table:table-cell>
          <table:table-cell office:value-type="float" office:value="0" calcext:value-type="float">
            <text:p>0</text:p>
          </table:table-cell>
          <table:table-cell table:number-columns-repeated="90"/>
        </table:table-row>
        <table:table-row table:style-name="ro1">
          <table:table-cell table:number-columns-repeated="107"/>
        </table:table-row>
        <table:table-row table:style-name="ro1">
          <table:table-cell office:value-type="string" calcext:value-type="string">
            <text:p>Ita = </text:p>
          </table:table-cell>
          <table:table-cell table:formula="of:=[.B402]+[.B393]" office:value-type="float" office:value="90.5661373519301" calcext:value-type="float">
            <text:p>90,5661373519301</text:p>
          </table:table-cell>
          <table:table-cell table:number-columns-repeated="3"/>
          <table:table-cell office:value-type="string" calcext:value-type="string">
            <text:p>Itb = </text:p>
          </table:table-cell>
          <table:table-cell table:formula="of:=[.G402]+[.G393]" office:value-type="float" office:value="102.83128748102" calcext:value-type="float">
            <text:p>102,83128748102</text:p>
          </table:table-cell>
          <table:table-cell table:number-columns-repeated="8"/>
          <table:table-cell office:value-type="string" calcext:value-type="string">
            <text:p>Ite = </text:p>
          </table:table-cell>
          <table:table-cell table:formula="of:=[.Q402]+[.Q393]" office:value-type="float" office:value="74.6107671925224" calcext:value-type="float">
            <text:p>74,6107671925224</text:p>
          </table:table-cell>
          <table:table-cell table:number-columns-repeated="90"/>
        </table:table-row>
        <table:table-row table:style-name="ro1" table:number-rows-repeated="11">
          <table:table-cell table:number-columns-repeated="107"/>
        </table:table-row>
        <table:table-row table:style-name="ro1">
          <table:table-cell table:style-name="ce40" office:value-type="string" calcext:value-type="string" table:number-columns-spanned="4" table:number-rows-spanned="1">
            <text:p>Rasterização da Face EDD’A' com fongui</text:p>
          </table:table-cell>
          <table:covered-table-cell table:number-columns-repeated="3"/>
          <table:table-cell table:number-columns-repeated="103"/>
        </table:table-row>
        <table:table-row table:style-name="ro1">
          <table:table-cell table:formula="of:=[$Planilha1.$A$179]" office:value-type="string" office:string-value="Aresta A’E → EA’ (top-down)" calcext:value-type="string">
            <text:p>Aresta A’E → EA’ (top-down)</text:p>
          </table:table-cell>
          <table:table-cell table:number-columns-repeated="2"/>
          <table:table-cell table:formula="of:=[$Planilha1.$D$179]" office:value-type="string" office:string-value="Aresta ED" calcext:value-type="string">
            <text:p>Aresta ED</text:p>
          </table:table-cell>
          <table:table-cell/>
          <table:table-cell table:formula="of:=[$Planilha1.$F$179]" office:value-type="string" office:string-value="Aresta DD’" calcext:value-type="string">
            <text:p>Aresta DD’</text:p>
          </table:table-cell>
          <table:table-cell table:number-columns-repeated="101"/>
        </table:table-row>
        <table:table-row table:style-name="ro1">
          <table:table-cell table:formula="of:=[$Planilha1.$A$180]" office:value-type="string" office:string-value="Dx=" calcext:value-type="string">
            <text:p>Dx=</text:p>
          </table:table-cell>
          <table:table-cell table:formula="of:=[$Planilha1.$B$180]" office:value-type="float" office:value="-29" calcext:value-type="float">
            <text:p>-29</text:p>
          </table:table-cell>
          <table:table-cell/>
          <table:table-cell table:formula="of:=[$Planilha1.$D$180]" office:value-type="string" office:string-value="Dx=" calcext:value-type="string">
            <text:p>Dx=</text:p>
          </table:table-cell>
          <table:table-cell table:formula="of:=[$Planilha1.$E$180]" office:value-type="float" office:value="-40" calcext:value-type="float">
            <text:p>-40</text:p>
          </table:table-cell>
          <table:table-cell table:formula="of:=[$Planilha1.$F$180]" office:value-type="string" office:string-value="Dx=" calcext:value-type="string">
            <text:p>Dx=</text:p>
          </table:table-cell>
          <table:table-cell table:formula="of:=[$Planilha1.$G$180]" office:value-type="float" office:value="7" calcext:value-type="float">
            <text:p>7</text:p>
          </table:table-cell>
          <table:table-cell table:number-columns-repeated="100"/>
        </table:table-row>
        <table:table-row table:style-name="ro1">
          <table:table-cell table:formula="of:=[$Planilha1.$A$181]" office:value-type="string" office:string-value="Dy=" calcext:value-type="string">
            <text:p>Dy=</text:p>
          </table:table-cell>
          <table:table-cell table:formula="of:=[$Planilha1.$B$181]" office:value-type="float" office:value="133" calcext:value-type="float">
            <text:p>133</text:p>
          </table:table-cell>
          <table:table-cell/>
          <table:table-cell table:formula="of:=[$Planilha1.$D$181]" office:value-type="string" office:string-value="Dy=" calcext:value-type="string">
            <text:p>Dy=</text:p>
          </table:table-cell>
          <table:table-cell table:formula="of:=[$Planilha1.$E$181]" office:value-type="float" office:value="85" calcext:value-type="float">
            <text:p>85</text:p>
          </table:table-cell>
          <table:table-cell table:formula="of:=[$Planilha1.$F$181]" office:value-type="string" office:string-value="Dy=" calcext:value-type="string">
            <text:p>Dy=</text:p>
          </table:table-cell>
          <table:table-cell table:formula="of:=[$Planilha1.$G$181]" office:value-type="float" office:value="48" calcext:value-type="float">
            <text:p>48</text:p>
          </table:table-cell>
          <table:table-cell table:number-columns-repeated="100"/>
        </table:table-row>
        <table:table-row table:style-name="ro1">
          <table:table-cell table:formula="of:=[$Planilha1.$A$182]" office:value-type="string" office:string-value="Dz=" calcext:value-type="string">
            <text:p>Dz=</text:p>
          </table:table-cell>
          <table:table-cell table:formula="of:=[$Planilha1.$B$182]" office:value-type="float" office:value="-0.915000000000003" calcext:value-type="float">
            <text:p>-0,915000000000003</text:p>
          </table:table-cell>
          <table:table-cell/>
          <table:table-cell table:formula="of:=[$Planilha1.$D$182]" office:value-type="string" office:string-value="Dz=" calcext:value-type="string">
            <text:p>Dz=</text:p>
          </table:table-cell>
          <table:table-cell table:formula="of:=[$Planilha1.$E$182]" office:value-type="float" office:value="-10.755" calcext:value-type="float">
            <text:p>-10,755</text:p>
          </table:table-cell>
          <table:table-cell table:formula="of:=[$Planilha1.$F$182]" office:value-type="string" office:string-value="Dz=" calcext:value-type="string">
            <text:p>Dz=</text:p>
          </table:table-cell>
          <table:table-cell table:formula="of:=[$Planilha1.$G$182]" office:value-type="float" office:value="7.896" calcext:value-type="float">
            <text:p>7,896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Dni=</text:p>
          </table:table-cell>
          <table:table-cell table:formula="of:=[.B174]-[.F174]" office:value-type="float" office:value="0.37178010190038" calcext:value-type="float">
            <text:p>0,37178010190038</text:p>
          </table:table-cell>
          <table:table-cell/>
          <table:table-cell office:value-type="string" calcext:value-type="string">
            <text:p>Dni=</text:p>
          </table:table-cell>
          <table:table-cell table:formula="of:=[.D174]-[.F174]" office:value-type="float" office:value="-0.858020433989812" calcext:value-type="float">
            <text:p>-0,858020433989812</text:p>
          </table:table-cell>
          <table:table-cell office:value-type="string" calcext:value-type="string">
            <text:p>Dni=</text:p>
          </table:table-cell>
          <table:table-cell table:formula="of:=[.E174]-[.D174]" office:value-type="float" office:value="1.02035501968526" calcext:value-type="float">
            <text:p>1,02035501968526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Dnj=</text:p>
          </table:table-cell>
          <table:table-cell table:formula="of:=[.B175]-[.F175]" office:value-type="float" office:value="-1.14522622026305" calcext:value-type="float">
            <text:p>-1,14522622026305</text:p>
          </table:table-cell>
          <table:table-cell/>
          <table:table-cell office:value-type="string" calcext:value-type="string">
            <text:p>Dnj=</text:p>
          </table:table-cell>
          <table:table-cell table:formula="of:=[.D175]-[.F175]" office:value-type="float" office:value="-0.947349770392717" calcext:value-type="float">
            <text:p>-0,947349770392717</text:p>
          </table:table-cell>
          <table:table-cell office:value-type="string" calcext:value-type="string">
            <text:p>Dnj=</text:p>
          </table:table-cell>
          <table:table-cell table:formula="of:=[.E175]-[.D175]" office:value-type="float" office:value="-0.239084848142398" calcext:value-type="float">
            <text:p>-0,239084848142398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Dnk=</text:p>
          </table:table-cell>
          <table:table-cell table:formula="of:=[.B176]-[.F176]" office:value-type="float" office:value="0.592964896093309" calcext:value-type="float">
            <text:p>0,592964896093309</text:p>
          </table:table-cell>
          <table:table-cell/>
          <table:table-cell office:value-type="string" calcext:value-type="string">
            <text:p>Dnk=</text:p>
          </table:table-cell>
          <table:table-cell table:formula="of:=[.D176]-[.F176]" office:value-type="float" office:value="0.176511796020879" calcext:value-type="float">
            <text:p>0,176511796020879</text:p>
          </table:table-cell>
          <table:table-cell office:value-type="string" calcext:value-type="string">
            <text:p>Dnk=</text:p>
          </table:table-cell>
          <table:table-cell table:formula="of:=[.E176]-[.D176]" office:value-type="float" office:value="0.37776185787789" calcext:value-type="float">
            <text:p>0,37776185787789</text:p>
          </table:table-cell>
          <table:table-cell table:number-columns-repeated="100"/>
        </table:table-row>
        <table:table-row table:style-name="ro1">
          <table:table-cell table:formula="of:=[$Planilha1.$A$183]" office:value-type="string" office:string-value="Tx=" calcext:value-type="string">
            <text:p>Tx=</text:p>
          </table:table-cell>
          <table:table-cell table:formula="of:=[$Planilha1.$B$183]" office:value-type="float" office:value="-0.218045112781955" calcext:value-type="float">
            <text:p>-0,218045112781955</text:p>
          </table:table-cell>
          <table:table-cell/>
          <table:table-cell table:formula="of:=[$Planilha1.$D$183]" office:value-type="string" office:string-value="Tx=" calcext:value-type="string">
            <text:p>Tx=</text:p>
          </table:table-cell>
          <table:table-cell table:formula="of:=[$Planilha1.$E$183]" office:value-type="float" office:value="-0.470588235294118" calcext:value-type="float">
            <text:p>-0,470588235294118</text:p>
          </table:table-cell>
          <table:table-cell table:formula="of:=[$Planilha1.$F$183]" office:value-type="string" office:string-value="Tx=" calcext:value-type="string">
            <text:p>Tx=</text:p>
          </table:table-cell>
          <table:table-cell table:formula="of:=[$Planilha1.$G$183]" office:value-type="float" office:value="0.145833333333333" calcext:value-type="float">
            <text:p>0,145833333333333</text:p>
          </table:table-cell>
          <table:table-cell table:number-columns-repeated="100"/>
        </table:table-row>
        <table:table-row table:style-name="ro1">
          <table:table-cell table:formula="of:=[$Planilha1.$A$184]" office:value-type="string" office:string-value="Tz=" calcext:value-type="string">
            <text:p>Tz=</text:p>
          </table:table-cell>
          <table:table-cell table:formula="of:=[$Planilha1.$B$184]" office:value-type="float" office:value="-0.00687969924812032" calcext:value-type="float">
            <text:p>-0,00687969924812032</text:p>
          </table:table-cell>
          <table:table-cell/>
          <table:table-cell table:formula="of:=[$Planilha1.$D$184]" office:value-type="string" office:string-value="Tz=" calcext:value-type="string">
            <text:p>Tz=</text:p>
          </table:table-cell>
          <table:table-cell table:formula="of:=[$Planilha1.$E$184]" office:value-type="float" office:value="-0.126529411764706" calcext:value-type="float">
            <text:p>-0,126529411764706</text:p>
          </table:table-cell>
          <table:table-cell table:formula="of:=[$Planilha1.$F$184]" office:value-type="string" office:string-value="Tz=" calcext:value-type="string">
            <text:p>Tz=</text:p>
          </table:table-cell>
          <table:table-cell table:formula="of:=[$Planilha1.$G$184]" office:value-type="float" office:value="0.1645" calcext:value-type="float">
            <text:p>0,1645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Tni=</text:p>
          </table:table-cell>
          <table:table-cell table:formula="of:=[.B434]/[.$B$432]" office:value-type="float" office:value="0.00279533911203293" calcext:value-type="float">
            <text:p>0,00279533911203293</text:p>
          </table:table-cell>
          <table:table-cell/>
          <table:table-cell office:value-type="string" calcext:value-type="string">
            <text:p>Tni=</text:p>
          </table:table-cell>
          <table:table-cell table:formula="of:=[.E434]/[.$E$432]" office:value-type="float" office:value="-0.010094358046939" calcext:value-type="float">
            <text:p>-0,010094358046939</text:p>
          </table:table-cell>
          <table:table-cell office:value-type="string" calcext:value-type="string">
            <text:p>Tni=</text:p>
          </table:table-cell>
          <table:table-cell table:formula="of:=[.G434]/[.$G$432]" office:value-type="float" office:value="0.0212573962434428" calcext:value-type="float">
            <text:p>0,0212573962434428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Tnj=</text:p>
          </table:table-cell>
          <table:table-cell table:formula="of:=[.B435]/[.$B$432]" office:value-type="float" office:value="-0.00861072346062444" calcext:value-type="float">
            <text:p>-0,00861072346062444</text:p>
          </table:table-cell>
          <table:table-cell/>
          <table:table-cell office:value-type="string" calcext:value-type="string">
            <text:p>Tnj=</text:p>
          </table:table-cell>
          <table:table-cell table:formula="of:=[.E435]/[.$E$432]" office:value-type="float" office:value="-0.0111452914163849" calcext:value-type="float">
            <text:p>-0,0111452914163849</text:p>
          </table:table-cell>
          <table:table-cell office:value-type="string" calcext:value-type="string">
            <text:p>Tnj=</text:p>
          </table:table-cell>
          <table:table-cell table:formula="of:=[.G435]/[.$G$432]" office:value-type="float" office:value="-0.00498093433629995" calcext:value-type="float">
            <text:p>-0,00498093433629995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Tnk=</text:p>
          </table:table-cell>
          <table:table-cell table:formula="of:=[.B436]/[.$B$432]" office:value-type="float" office:value="0.0044583826773933" calcext:value-type="float">
            <text:p>0,0044583826773933</text:p>
          </table:table-cell>
          <table:table-cell/>
          <table:table-cell office:value-type="string" calcext:value-type="string">
            <text:p>Tnk=</text:p>
          </table:table-cell>
          <table:table-cell table:formula="of:=[.E436]/[.$E$432]" office:value-type="float" office:value="0.00207660936495152" calcext:value-type="float">
            <text:p>0,00207660936495152</text:p>
          </table:table-cell>
          <table:table-cell office:value-type="string" calcext:value-type="string">
            <text:p>Tnk=</text:p>
          </table:table-cell>
          <table:table-cell table:formula="of:=[.G436]/[.$G$432]" office:value-type="float" office:value="0.00787003870578937" calcext:value-type="float">
            <text:p>0,00787003870578937</text:p>
          </table:table-cell>
          <table:table-cell table:number-columns-repeated="100"/>
        </table:table-row>
        <table:table-row table:style-name="ro1" table:number-rows-repeated="3">
          <table:table-cell table:number-columns-repeated="107"/>
        </table:table-row>
        <table:table-row table:style-name="ro1">
          <table:table-cell table:number-columns-repeated="7"/>
          <table:table-cell table:formula="of:=[$Planilha1.$H$188]" office:value-type="string" office:string-value="Linhas adicionadas para calcular i interpolado nas arestas" calcext:value-type="string">
            <text:p>Linhas adicionadas para calcular i interpolado nas arestas</text:p>
          </table:table-cell>
          <table:table-cell table:number-columns-repeated="99"/>
        </table:table-row>
        <table:table-row table:style-name="ro1">
          <table:table-cell/>
          <table:table-cell table:style-name="ce34" table:formula="of:=[$Planilha1.$B$189]" office:value-type="string" office:string-value="Aresta EA’" calcext:value-type="string" table:number-columns-spanned="2" table:number-rows-spanned="1">
            <text:p>Aresta EA’</text:p>
          </table:table-cell>
          <table:covered-table-cell/>
          <table:table-cell table:number-columns-repeated="3"/>
          <table:table-cell table:style-name="ce34" table:formula="of:=[$Planilha1.$F$189]" office:value-type="string" office:string-value="Aresta ED" calcext:value-type="string" table:number-columns-spanned="2" table:number-rows-spanned="1">
            <text:p>Aresta ED</text:p>
          </table:table-cell>
          <table:covered-table-cell/>
          <table:table-cell table:number-columns-repeated="3"/>
          <table:table-cell table:style-name="ce34" table:formula="of:=[$Planilha1.$J$189]" office:value-type="string" office:string-value="Aresta DD’" calcext:value-type="string" table:number-columns-spanned="2" table:number-rows-spanned="1">
            <text:p>Aresta DD’</text:p>
          </table:table-cell>
          <table:covered-table-cell/>
          <table:table-cell table:number-columns-repeated="3"/>
          <table:table-cell table:formula="of:=[$Planilha1.$N$189]" office:value-type="string" office:string-value="Dentro da Scanline" calcext:value-type="string" table:number-columns-spanned="2" table:number-rows-spanned="1">
            <text:p>Dentro da Scanline</text:p>
          </table:table-cell>
          <table:covered-table-cell/>
          <table:table-cell table:number-columns-repeated="89"/>
        </table:table-row>
        <table:table-row table:style-name="ro1">
          <table:table-cell/>
          <table:table-cell table:style-name="ce34" table:formula="of:=[$Planilha1.$B$190]" office:value-type="string" office:string-value="x" calcext:value-type="string">
            <text:p>x</text:p>
          </table:table-cell>
          <table:table-cell table:formula="of:=[$Planilha1.$C$190]" office:value-type="string" office:string-value="z" calcext:value-type="string">
            <text:p>z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k</text:p>
          </table:table-cell>
          <table:table-cell table:style-name="ce34" table:formula="of:=[$Planilha1.$F$190]" office:value-type="string" office:string-value="x" calcext:value-type="string">
            <text:p>x</text:p>
          </table:table-cell>
          <table:table-cell table:formula="of:=[$Planilha1.$G$190]" office:value-type="string" office:string-value="z" calcext:value-type="string">
            <text:p>z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k</text:p>
          </table:table-cell>
          <table:table-cell table:style-name="ce34" table:formula="of:=[$Planilha1.$J$190]" office:value-type="string" office:string-value="x" calcext:value-type="string">
            <text:p>x</text:p>
          </table:table-cell>
          <table:table-cell table:formula="of:=[$Planilha1.$K$190]" office:value-type="string" office:string-value="z" calcext:value-type="string">
            <text:p>z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k</text:p>
          </table:table-cell>
          <table:table-cell table:formula="of:=[$Planilha1.$N$190]" office:value-type="string" office:string-value="Dx" calcext:value-type="string">
            <text:p>Dx</text:p>
          </table:table-cell>
          <table:table-cell table:formula="of:=[$Planilha1.$O$190]" office:value-type="string" office:string-value="Dz" calcext:value-type="string">
            <text:p>Dz</text:p>
          </table:table-cell>
          <table:table-cell table:formula="of:=[$Planilha1.$P$190]" office:value-type="string" office:string-value="Tz" calcext:value-type="string">
            <text:p>Tz</text:p>
          </table:table-cell>
          <table:table-cell office:value-type="string" calcext:value-type="string">
            <text:p>Tni</text:p>
          </table:table-cell>
          <table:table-cell office:value-type="string" calcext:value-type="string">
            <text:p>Tnj</text:p>
          </table:table-cell>
          <table:table-cell office:value-type="string" calcext:value-type="string">
            <text:p>Tnk</text:p>
          </table:table-cell>
          <table:table-cell/>
          <table:table-cell table:formula="of:=[$Planilha1.$S$190]" office:value-type="float" office:value="85" calcext:value-type="float">
            <text:p>85</text:p>
          </table:table-cell>
          <table:table-cell table:formula="of:=[$Planilha1.$T$190]" office:value-type="float" office:value="86" calcext:value-type="float">
            <text:p>86</text:p>
          </table:table-cell>
          <table:table-cell table:formula="of:=[$Planilha1.$U$190]" office:value-type="float" office:value="87" calcext:value-type="float">
            <text:p>87</text:p>
          </table:table-cell>
          <table:table-cell table:formula="of:=[$Planilha1.$V$190]" office:value-type="float" office:value="88" calcext:value-type="float">
            <text:p>88</text:p>
          </table:table-cell>
          <table:table-cell table:formula="of:=[$Planilha1.$W$190]" office:value-type="float" office:value="89" calcext:value-type="float">
            <text:p>89</text:p>
          </table:table-cell>
          <table:table-cell table:formula="of:=[$Planilha1.$X$190]" office:value-type="float" office:value="90" calcext:value-type="float">
            <text:p>90</text:p>
          </table:table-cell>
          <table:table-cell table:formula="of:=[$Planilha1.$Y$190]" office:value-type="float" office:value="91" calcext:value-type="float">
            <text:p>91</text:p>
          </table:table-cell>
          <table:table-cell table:formula="of:=[$Planilha1.$Z$190]" office:value-type="float" office:value="92" calcext:value-type="float">
            <text:p>92</text:p>
          </table:table-cell>
          <table:table-cell table:formula="of:=[$Planilha1.$AA$190]" office:value-type="float" office:value="93" calcext:value-type="float">
            <text:p>93</text:p>
          </table:table-cell>
          <table:table-cell table:formula="of:=[$Planilha1.$AB$190]" office:value-type="float" office:value="94" calcext:value-type="float">
            <text:p>94</text:p>
          </table:table-cell>
          <table:table-cell table:formula="of:=[$Planilha1.$AC$190]" office:value-type="float" office:value="95" calcext:value-type="float">
            <text:p>95</text:p>
          </table:table-cell>
          <table:table-cell table:formula="of:=[$Planilha1.$AD$190]" office:value-type="float" office:value="96" calcext:value-type="float">
            <text:p>96</text:p>
          </table:table-cell>
          <table:table-cell table:formula="of:=[$Planilha1.$AE$190]" office:value-type="float" office:value="97" calcext:value-type="float">
            <text:p>97</text:p>
          </table:table-cell>
          <table:table-cell table:formula="of:=[$Planilha1.$AF$190]" office:value-type="float" office:value="98" calcext:value-type="float">
            <text:p>98</text:p>
          </table:table-cell>
          <table:table-cell table:formula="of:=[$Planilha1.$AG$190]" office:value-type="float" office:value="99" calcext:value-type="float">
            <text:p>99</text:p>
          </table:table-cell>
          <table:table-cell table:formula="of:=[$Planilha1.$AH$190]" office:value-type="float" office:value="100" calcext:value-type="float">
            <text:p>100</text:p>
          </table:table-cell>
          <table:table-cell table:formula="of:=[$Planilha1.$AI$190]" office:value-type="float" office:value="101" calcext:value-type="float">
            <text:p>101</text:p>
          </table:table-cell>
          <table:table-cell table:formula="of:=[$Planilha1.$AJ$190]" office:value-type="float" office:value="102" calcext:value-type="float">
            <text:p>102</text:p>
          </table:table-cell>
          <table:table-cell table:formula="of:=[$Planilha1.$AK$190]" office:value-type="float" office:value="103" calcext:value-type="float">
            <text:p>103</text:p>
          </table:table-cell>
          <table:table-cell table:formula="of:=[$Planilha1.$AL$190]" office:value-type="float" office:value="104" calcext:value-type="float">
            <text:p>104</text:p>
          </table:table-cell>
          <table:table-cell table:formula="of:=[$Planilha1.$AM$190]" office:value-type="float" office:value="105" calcext:value-type="float">
            <text:p>105</text:p>
          </table:table-cell>
          <table:table-cell table:formula="of:=[$Planilha1.$AN$190]" office:value-type="float" office:value="106" calcext:value-type="float">
            <text:p>106</text:p>
          </table:table-cell>
          <table:table-cell table:formula="of:=[$Planilha1.$AO$190]" office:value-type="float" office:value="107" calcext:value-type="float">
            <text:p>107</text:p>
          </table:table-cell>
          <table:table-cell table:formula="of:=[$Planilha1.$AP$190]" office:value-type="float" office:value="108" calcext:value-type="float">
            <text:p>108</text:p>
          </table:table-cell>
          <table:table-cell table:formula="of:=[$Planilha1.$AQ$190]" office:value-type="float" office:value="109" calcext:value-type="float">
            <text:p>109</text:p>
          </table:table-cell>
          <table:table-cell table:formula="of:=[$Planilha1.$AR$190]" office:value-type="float" office:value="110" calcext:value-type="float">
            <text:p>110</text:p>
          </table:table-cell>
          <table:table-cell table:formula="of:=[$Planilha1.$AS$190]" office:value-type="float" office:value="111" calcext:value-type="float">
            <text:p>111</text:p>
          </table:table-cell>
          <table:table-cell table:formula="of:=[$Planilha1.$AT$190]" office:value-type="float" office:value="112" calcext:value-type="float">
            <text:p>112</text:p>
          </table:table-cell>
          <table:table-cell table:formula="of:=[$Planilha1.$AU$190]" office:value-type="float" office:value="113" calcext:value-type="float">
            <text:p>113</text:p>
          </table:table-cell>
          <table:table-cell table:formula="of:=[$Planilha1.$AV$190]" office:value-type="float" office:value="114" calcext:value-type="float">
            <text:p>114</text:p>
          </table:table-cell>
          <table:table-cell table:formula="of:=[$Planilha1.$AW$190]" office:value-type="float" office:value="115" calcext:value-type="float">
            <text:p>115</text:p>
          </table:table-cell>
          <table:table-cell table:formula="of:=[$Planilha1.$AX$190]" office:value-type="float" office:value="116" calcext:value-type="float">
            <text:p>116</text:p>
          </table:table-cell>
          <table:table-cell table:formula="of:=[$Planilha1.$AY$190]" office:value-type="float" office:value="117" calcext:value-type="float">
            <text:p>117</text:p>
          </table:table-cell>
          <table:table-cell table:formula="of:=[$Planilha1.$AZ$190]" office:value-type="float" office:value="118" calcext:value-type="float">
            <text:p>118</text:p>
          </table:table-cell>
          <table:table-cell table:formula="of:=[$Planilha1.$BA$190]" office:value-type="float" office:value="119" calcext:value-type="float">
            <text:p>119</text:p>
          </table:table-cell>
          <table:table-cell table:formula="of:=[$Planilha1.$BB$190]" office:value-type="float" office:value="120" calcext:value-type="float">
            <text:p>120</text:p>
          </table:table-cell>
          <table:table-cell table:formula="of:=[$Planilha1.$BC$190]" office:value-type="float" office:value="121" calcext:value-type="float">
            <text:p>121</text:p>
          </table:table-cell>
          <table:table-cell table:formula="of:=[$Planilha1.$BD$190]" office:value-type="float" office:value="122" calcext:value-type="float">
            <text:p>122</text:p>
          </table:table-cell>
          <table:table-cell table:formula="of:=[$Planilha1.$BE$190]" office:value-type="float" office:value="123" calcext:value-type="float">
            <text:p>123</text:p>
          </table:table-cell>
          <table:table-cell table:formula="of:=[$Planilha1.$BF$190]" office:value-type="float" office:value="124" calcext:value-type="float">
            <text:p>124</text:p>
          </table:table-cell>
          <table:table-cell table:formula="of:=[$Planilha1.$BG$190]" office:value-type="float" office:value="125" calcext:value-type="float">
            <text:p>125</text:p>
          </table:table-cell>
          <table:table-cell table:number-columns-repeated="2"/>
          <table:table-cell table:formula="of:=[$Planilha1.$BJ$190]" office:value-type="float" office:value="85" calcext:value-type="float">
            <text:p>85</text:p>
          </table:table-cell>
          <table:table-cell table:formula="of:=[$Planilha1.$BK$190]" office:value-type="float" office:value="86" calcext:value-type="float">
            <text:p>86</text:p>
          </table:table-cell>
          <table:table-cell table:formula="of:=[$Planilha1.$BL$190]" office:value-type="float" office:value="87" calcext:value-type="float">
            <text:p>87</text:p>
          </table:table-cell>
          <table:table-cell table:formula="of:=[$Planilha1.$BM$190]" office:value-type="float" office:value="88" calcext:value-type="float">
            <text:p>88</text:p>
          </table:table-cell>
          <table:table-cell table:formula="of:=[$Planilha1.$BN$190]" office:value-type="float" office:value="89" calcext:value-type="float">
            <text:p>89</text:p>
          </table:table-cell>
          <table:table-cell table:formula="of:=[$Planilha1.$BO$190]" office:value-type="float" office:value="90" calcext:value-type="float">
            <text:p>90</text:p>
          </table:table-cell>
          <table:table-cell table:formula="of:=[$Planilha1.$BP$190]" office:value-type="float" office:value="91" calcext:value-type="float">
            <text:p>91</text:p>
          </table:table-cell>
          <table:table-cell table:formula="of:=[$Planilha1.$BQ$190]" office:value-type="float" office:value="92" calcext:value-type="float">
            <text:p>92</text:p>
          </table:table-cell>
          <table:table-cell table:formula="of:=[$Planilha1.$BR$190]" office:value-type="float" office:value="93" calcext:value-type="float">
            <text:p>93</text:p>
          </table:table-cell>
          <table:table-cell table:formula="of:=[$Planilha1.$BS$190]" office:value-type="float" office:value="94" calcext:value-type="float">
            <text:p>94</text:p>
          </table:table-cell>
          <table:table-cell table:formula="of:=[$Planilha1.$BT$190]" office:value-type="float" office:value="95" calcext:value-type="float">
            <text:p>95</text:p>
          </table:table-cell>
          <table:table-cell table:formula="of:=[$Planilha1.$BU$190]" office:value-type="float" office:value="96" calcext:value-type="float">
            <text:p>96</text:p>
          </table:table-cell>
          <table:table-cell table:formula="of:=[$Planilha1.$BV$190]" office:value-type="float" office:value="97" calcext:value-type="float">
            <text:p>97</text:p>
          </table:table-cell>
          <table:table-cell table:formula="of:=[$Planilha1.$BW$190]" office:value-type="float" office:value="98" calcext:value-type="float">
            <text:p>98</text:p>
          </table:table-cell>
          <table:table-cell table:formula="of:=[$Planilha1.$BX$190]" office:value-type="float" office:value="99" calcext:value-type="float">
            <text:p>99</text:p>
          </table:table-cell>
          <table:table-cell table:formula="of:=[$Planilha1.$BY$190]" office:value-type="float" office:value="100" calcext:value-type="float">
            <text:p>100</text:p>
          </table:table-cell>
          <table:table-cell table:formula="of:=[$Planilha1.$BZ$190]" office:value-type="float" office:value="101" calcext:value-type="float">
            <text:p>101</text:p>
          </table:table-cell>
          <table:table-cell table:formula="of:=[$Planilha1.$CA$190]" office:value-type="float" office:value="102" calcext:value-type="float">
            <text:p>102</text:p>
          </table:table-cell>
          <table:table-cell table:formula="of:=[$Planilha1.$CB$190]" office:value-type="float" office:value="103" calcext:value-type="float">
            <text:p>103</text:p>
          </table:table-cell>
          <table:table-cell table:formula="of:=[$Planilha1.$CC$190]" office:value-type="float" office:value="104" calcext:value-type="float">
            <text:p>104</text:p>
          </table:table-cell>
          <table:table-cell table:formula="of:=[$Planilha1.$CD$190]" office:value-type="float" office:value="105" calcext:value-type="float">
            <text:p>105</text:p>
          </table:table-cell>
          <table:table-cell table:formula="of:=[$Planilha1.$CE$190]" office:value-type="float" office:value="106" calcext:value-type="float">
            <text:p>106</text:p>
          </table:table-cell>
          <table:table-cell table:formula="of:=[$Planilha1.$CF$190]" office:value-type="float" office:value="107" calcext:value-type="float">
            <text:p>107</text:p>
          </table:table-cell>
          <table:table-cell table:formula="of:=[$Planilha1.$CG$190]" office:value-type="float" office:value="108" calcext:value-type="float">
            <text:p>108</text:p>
          </table:table-cell>
          <table:table-cell table:formula="of:=[$Planilha1.$CH$190]" office:value-type="float" office:value="109" calcext:value-type="float">
            <text:p>109</text:p>
          </table:table-cell>
          <table:table-cell table:formula="of:=[$Planilha1.$CI$190]" office:value-type="float" office:value="110" calcext:value-type="float">
            <text:p>110</text:p>
          </table:table-cell>
          <table:table-cell table:formula="of:=[$Planilha1.$CJ$190]" office:value-type="float" office:value="111" calcext:value-type="float">
            <text:p>111</text:p>
          </table:table-cell>
          <table:table-cell table:formula="of:=[$Planilha1.$CK$190]" office:value-type="float" office:value="112" calcext:value-type="float">
            <text:p>112</text:p>
          </table:table-cell>
          <table:table-cell table:formula="of:=[$Planilha1.$CL$190]" office:value-type="float" office:value="113" calcext:value-type="float">
            <text:p>113</text:p>
          </table:table-cell>
          <table:table-cell table:formula="of:=[$Planilha1.$CM$190]" office:value-type="float" office:value="114" calcext:value-type="float">
            <text:p>114</text:p>
          </table:table-cell>
          <table:table-cell table:formula="of:=[$Planilha1.$CN$190]" office:value-type="float" office:value="115" calcext:value-type="float">
            <text:p>115</text:p>
          </table:table-cell>
          <table:table-cell table:formula="of:=[$Planilha1.$CO$190]" office:value-type="float" office:value="116" calcext:value-type="float">
            <text:p>116</text:p>
          </table:table-cell>
          <table:table-cell table:formula="of:=[$Planilha1.$CP$190]" office:value-type="float" office:value="117" calcext:value-type="float">
            <text:p>117</text:p>
          </table:table-cell>
          <table:table-cell table:formula="of:=[$Planilha1.$CQ$190]" office:value-type="float" office:value="118" calcext:value-type="float">
            <text:p>118</text:p>
          </table:table-cell>
          <table:table-cell table:formula="of:=[$Planilha1.$CR$190]" office:value-type="float" office:value="119" calcext:value-type="float">
            <text:p>119</text:p>
          </table:table-cell>
          <table:table-cell table:formula="of:=[$Planilha1.$CS$190]" office:value-type="float" office:value="120" calcext:value-type="float">
            <text:p>120</text:p>
          </table:table-cell>
          <table:table-cell table:formula="of:=[$Planilha1.$CT$190]" office:value-type="float" office:value="121" calcext:value-type="float">
            <text:p>121</text:p>
          </table:table-cell>
          <table:table-cell table:formula="of:=[$Planilha1.$CU$190]" office:value-type="float" office:value="122" calcext:value-type="float">
            <text:p>122</text:p>
          </table:table-cell>
          <table:table-cell table:formula="of:=[$Planilha1.$CV$190]" office:value-type="float" office:value="123" calcext:value-type="float">
            <text:p>123</text:p>
          </table:table-cell>
          <table:table-cell table:formula="of:=[$Planilha1.$CW$190]" office:value-type="float" office:value="124" calcext:value-type="float">
            <text:p>124</text:p>
          </table:table-cell>
          <table:table-cell table:formula="of:=[$Planilha1.$CX$190]" office:value-type="float" office:value="125" calcext:value-type="float">
            <text:p>125</text:p>
          </table:table-cell>
        </table:table-row>
        <table:table-row table:style-name="ro1">
          <table:table-cell table:formula="of:=[$Planilha1.$A$191]" office:value-type="float" office:value="107" calcext:value-type="float">
            <text:p>107</text:p>
          </table:table-cell>
          <table:table-cell table:formula="of:=[$Planilha1.$B$191]" office:value-type="float" office:value="125" calcext:value-type="float">
            <text:p>125</text:p>
          </table:table-cell>
          <table:table-cell table:formula="of:=[$Planilha1.$C$191]" office:value-type="float" office:value="-21.813" calcext:value-type="float">
            <text:p>-21,813</text:p>
          </table:table-cell>
          <table:table-cell table:formula="of:=[.F174]" office:value-type="float" office:value="-0.0466905060515883" calcext:value-type="float">
            <text:p>-0,0466905060515883</text:p>
          </table:table-cell>
          <table:table-cell table:formula="of:=[.F175]" office:value-type="float" office:value="0.967366137479542" calcext:value-type="float">
            <text:p>0,967366137479542</text:p>
          </table:table-cell>
          <table:table-cell table:formula="of:=[.F176]" office:value-type="float" office:value="0.249043676295071" calcext:value-type="float">
            <text:p>0,249043676295071</text:p>
          </table:table-cell>
          <table:table-cell table:formula="of:=[$Planilha1.$F$191]" office:value-type="float" office:value="125" calcext:value-type="float">
            <text:p>125</text:p>
          </table:table-cell>
          <table:table-cell table:formula="of:=[$Planilha1.$G$191]" office:value-type="float" office:value="-21.813" calcext:value-type="float">
            <text:p>-21,813</text:p>
          </table:table-cell>
          <table:table-cell table:formula="of:=[.F174]" office:value-type="float" office:value="-0.0466905060515883" calcext:value-type="float">
            <text:p>-0,0466905060515883</text:p>
          </table:table-cell>
          <table:table-cell table:formula="of:=[.F175]" office:value-type="float" office:value="0.967366137479542" calcext:value-type="float">
            <text:p>0,967366137479542</text:p>
          </table:table-cell>
          <table:table-cell table:formula="of:=[.F176]" office:value-type="float" office:value="0.249043676295071" calcext:value-type="float">
            <text:p>0,249043676295071</text:p>
          </table:table-cell>
          <table:table-cell table:number-columns-repeated="5"/>
          <table:table-cell table:formula="of:=[.B448]-[.G448]" office:value-type="float" office:value="0" calcext:value-type="float">
            <text:p>0</text:p>
          </table:table-cell>
          <table:table-cell table:formula="of:=[.C448]-[.H448]" office:value-type="float" office:value="0" calcext:value-type="float">
            <text:p>0</text:p>
          </table:table-cell>
          <table:table-cell table:formula="of:=[$Planilha1.$P$191]" office:value-type="string" office:string-value="" calcext:value-type="error">
            <text:p>#DIV/0!</text:p>
          </table:table-cell>
          <table:table-cell table:formula="of:=([.D448]-[.I448])/[.Q448]" office:value-type="string" office:string-value="" calcext:value-type="error">
            <text:p>#DIV/0!</text:p>
          </table:table-cell>
          <table:table-cell table:formula="of:=([.E448]-[.J448])/[.$Q448]" office:value-type="string" office:string-value="" calcext:value-type="error">
            <text:p>#DIV/0!</text:p>
          </table:table-cell>
          <table:table-cell table:formula="of:=[$Planilha1.$Q$191]" office:value-type="string" office:string-value="" calcext:value-type="error">
            <text:p>#DIV/0!</text:p>
          </table:table-cell>
          <table:table-cell table:formula="of:=[$Planilha1.$R$191]" office:value-type="float" office:value="107" calcext:value-type="float">
            <text:p>107</text:p>
          </table:table-cell>
          <table:table-cell table:number-columns-repeated="40"/>
          <table:table-cell table:formula="of:=[$Planilha1.$BG$191]" office:value-type="float" office:value="-21.813" calcext:value-type="float">
            <text:p>-21,813</text:p>
          </table:table-cell>
          <table:table-cell/>
          <table:table-cell table:formula="of:=[$Planilha1.$BI$191]" office:value-type="float" office:value="107" calcext:value-type="float">
            <text:p>107</text:p>
          </table:table-cell>
          <table:table-cell table:number-columns-repeated="40"/>
          <table:table-cell table:formula="of:=[$Planilha1.$CX$191]" office:value-type="float" office:value="0" calcext:value-type="float">
            <text:p>0</text:p>
          </table:table-cell>
        </table:table-row>
        <table:table-row table:style-name="ro1">
          <table:table-cell table:formula="of:=[$Planilha1.$A$192]" office:value-type="float" office:value="108" calcext:value-type="float">
            <text:p>108</text:p>
          </table:table-cell>
          <table:table-cell table:formula="of:=[$Planilha1.$B$192]" office:value-type="float" office:value="124.781954887218" calcext:value-type="float">
            <text:p>124,781954887218</text:p>
          </table:table-cell>
          <table:table-cell table:formula="of:=[$Planilha1.$C$192]" office:value-type="float" office:value="-21.8198796992481" calcext:value-type="float">
            <text:p>-21,8198796992481</text:p>
          </table:table-cell>
          <table:table-cell table:formula="of:=[.D448]+[.$B$439]" office:value-type="float" office:value="-0.0438951669395554" calcext:value-type="float">
            <text:p>-0,0438951669395554</text:p>
          </table:table-cell>
          <table:table-cell table:formula="of:=[.E448]+[.$B$440]" office:value-type="float" office:value="0.958755414018918" calcext:value-type="float">
            <text:p>0,958755414018918</text:p>
          </table:table-cell>
          <table:table-cell table:formula="of:=[.F448]+[.$B$441]" office:value-type="float" office:value="0.253502058972465" calcext:value-type="float">
            <text:p>0,253502058972465</text:p>
          </table:table-cell>
          <table:table-cell table:formula="of:=[$Planilha1.$F$192]" office:value-type="float" office:value="124.529411764706" calcext:value-type="float">
            <text:p>124,529411764706</text:p>
          </table:table-cell>
          <table:table-cell table:formula="of:=[$Planilha1.$G$192]" office:value-type="float" office:value="-21.9395294117647" calcext:value-type="float">
            <text:p>-21,9395294117647</text:p>
          </table:table-cell>
          <table:table-cell table:formula="of:=[.I448]+[.$E$439]" office:value-type="float" office:value="-0.0567848640985273" calcext:value-type="float">
            <text:p>-0,0567848640985273</text:p>
          </table:table-cell>
          <table:table-cell table:formula="of:=[.J448]+[.$E$440]" office:value-type="float" office:value="0.956220846063157" calcext:value-type="float">
            <text:p>0,956220846063157</text:p>
          </table:table-cell>
          <table:table-cell table:formula="of:=[.K448]+[.$E$441]" office:value-type="float" office:value="0.251120285660023" calcext:value-type="float">
            <text:p>0,251120285660023</text:p>
          </table:table-cell>
          <table:table-cell table:number-columns-repeated="5"/>
          <table:table-cell table:formula="of:=[.B449]-[.G449]" office:value-type="float" office:value="0.252543122512165" calcext:value-type="float">
            <text:p>0,252543122512165</text:p>
          </table:table-cell>
          <table:table-cell table:formula="of:=[.C449]-[.H449]" office:value-type="float" office:value="0.119649712516587" calcext:value-type="float">
            <text:p>0,119649712516587</text:p>
          </table:table-cell>
          <table:table-cell table:formula="of:=[$Planilha1.$P$192]" office:value-type="string" office:string-value="" calcext:value-type="error">
            <text:p>#DIV/0!</text:p>
          </table:table-cell>
          <table:table-cell table:formula="of:=([.D449]-[.I449])/[.Q449]" office:value-type="float" office:value="0.0510395889254557" calcext:value-type="float">
            <text:p>0,0510395889254557</text:p>
          </table:table-cell>
          <table:table-cell table:formula="of:=([.E449]-[.J449])/[.$Q449]" office:value-type="float" office:value="0.0100361788931249" calcext:value-type="float">
            <text:p>0,0100361788931249</text:p>
          </table:table-cell>
          <table:table-cell table:formula="of:=[$Planilha1.$Q$192]" office:value-type="string" office:string-value="" calcext:value-type="error">
            <text:p>#DIV/0!</text:p>
          </table:table-cell>
          <table:table-cell table:formula="of:=[$Planilha1.$R$192]" office:value-type="float" office:value="108" calcext:value-type="float">
            <text:p>108</text:p>
          </table:table-cell>
          <table:table-cell table:number-columns-repeated="40"/>
          <table:table-cell table:formula="of:=[$Planilha1.$BG$192]" office:value-type="float" office:value="-21.9395294117647" calcext:value-type="float">
            <text:p>-21,9395294117647</text:p>
          </table:table-cell>
          <table:table-cell/>
          <table:table-cell table:formula="of:=[$Planilha1.$BI$192]" office:value-type="float" office:value="108" calcext:value-type="float">
            <text:p>108</text:p>
          </table:table-cell>
          <table:table-cell table:number-columns-repeated="40"/>
          <table:table-cell table:formula="of:=[$Planilha1.$CX$192]" office:value-type="float" office:value="0" calcext:value-type="float">
            <text:p>0</text:p>
          </table:table-cell>
        </table:table-row>
        <table:table-row table:style-name="ro1">
          <table:table-cell table:formula="of:=[$Planilha1.$A$193]" office:value-type="float" office:value="109" calcext:value-type="float">
            <text:p>109</text:p>
          </table:table-cell>
          <table:table-cell table:formula="of:=[$Planilha1.$B$193]" office:value-type="float" office:value="124.563909774436" calcext:value-type="float">
            <text:p>124,563909774436</text:p>
          </table:table-cell>
          <table:table-cell table:formula="of:=[$Planilha1.$C$193]" office:value-type="float" office:value="-21.8267593984962" calcext:value-type="float">
            <text:p>-21,8267593984962</text:p>
          </table:table-cell>
          <table:table-cell table:formula="of:=[.D449]+[.$B$439]" office:value-type="float" office:value="-0.0410998278275225" calcext:value-type="float">
            <text:p>-0,0410998278275225</text:p>
          </table:table-cell>
          <table:table-cell table:formula="of:=[.E449]+[.$B$440]" office:value-type="float" office:value="0.950144690558293" calcext:value-type="float">
            <text:p>0,950144690558293</text:p>
          </table:table-cell>
          <table:table-cell table:formula="of:=[.F449]+[.$B$441]" office:value-type="float" office:value="0.257960441649858" calcext:value-type="float">
            <text:p>0,257960441649858</text:p>
          </table:table-cell>
          <table:table-cell table:formula="of:=[$Planilha1.$F$193]" office:value-type="float" office:value="124.058823529412" calcext:value-type="float">
            <text:p>124,058823529412</text:p>
          </table:table-cell>
          <table:table-cell table:formula="of:=[$Planilha1.$G$193]" office:value-type="float" office:value="-22.0660588235294" calcext:value-type="float">
            <text:p>-22,0660588235294</text:p>
          </table:table-cell>
          <table:table-cell table:formula="of:=[.I449]+[.$E$439]" office:value-type="float" office:value="-0.0668792221454663" calcext:value-type="float">
            <text:p>-0,0668792221454663</text:p>
          </table:table-cell>
          <table:table-cell table:formula="of:=[.J449]+[.$E$440]" office:value-type="float" office:value="0.945075554646772" calcext:value-type="float">
            <text:p>0,945075554646772</text:p>
          </table:table-cell>
          <table:table-cell table:formula="of:=[.K449]+[.$E$441]" office:value-type="float" office:value="0.253196895024974" calcext:value-type="float">
            <text:p>0,253196895024974</text:p>
          </table:table-cell>
          <table:table-cell table:number-columns-repeated="5"/>
          <table:table-cell table:formula="of:=[.B450]-[.G450]" office:value-type="float" office:value="0.50508624502433" calcext:value-type="float">
            <text:p>0,50508624502433</text:p>
          </table:table-cell>
          <table:table-cell table:formula="of:=[.C450]-[.H450]" office:value-type="float" office:value="0.239299425033174" calcext:value-type="float">
            <text:p>0,239299425033174</text:p>
          </table:table-cell>
          <table:table-cell table:formula="of:=[$Planilha1.$P$193]" office:value-type="float" office:value="0.239299425033174" calcext:value-type="float">
            <text:p>0,239299425033174</text:p>
          </table:table-cell>
          <table:table-cell table:formula="of:=([.D450]-[.I450])/[.Q450]" office:value-type="float" office:value="0.0510395889254557" calcext:value-type="float">
            <text:p>0,0510395889254557</text:p>
          </table:table-cell>
          <table:table-cell table:formula="of:=([.E450]-[.J450])/[.$Q450]" office:value-type="float" office:value="0.0100361788931249" calcext:value-type="float">
            <text:p>0,0100361788931249</text:p>
          </table:table-cell>
          <table:table-cell table:formula="of:=[$Planilha1.$Q$193]" office:value-type="float" office:value="0.866066076984538" calcext:value-type="float">
            <text:p>0,866066076984538</text:p>
          </table:table-cell>
          <table:table-cell table:formula="of:=[$Planilha1.$R$193]" office:value-type="float" office:value="109" calcext:value-type="float">
            <text:p>109</text:p>
          </table:table-cell>
          <table:table-cell table:number-columns-repeated="39"/>
          <table:table-cell table:formula="of:=[$Planilha1.$BF$193]" office:value-type="float" office:value="-22.0660588235294" calcext:value-type="float">
            <text:p>-22,0660588235294</text:p>
          </table:table-cell>
          <table:table-cell table:formula="of:=[$Planilha1.$BG$193]" office:value-type="float" office:value="-21.8267593984962" calcext:value-type="float">
            <text:p>-21,8267593984962</text:p>
          </table:table-cell>
          <table:table-cell/>
          <table:table-cell table:formula="of:=[$Planilha1.$BI$193]" office:value-type="float" office:value="109" calcext:value-type="float">
            <text:p>109</text:p>
          </table:table-cell>
          <table:table-cell table:number-columns-repeated="39"/>
          <table:table-cell table:formula="of:=[$Planilha1.$CW$193]" office:value-type="float" office:value="0" calcext:value-type="float">
            <text:p>0</text:p>
          </table:table-cell>
          <table:table-cell table:formula="of:=[$Planilha1.$CX$193]" office:value-type="float" office:value="-21.8267593984962" calcext:value-type="float">
            <text:p>-21,8267593984962</text:p>
          </table:table-cell>
        </table:table-row>
        <table:table-row table:style-name="ro1">
          <table:table-cell table:formula="of:=[$Planilha1.$A$194]" office:value-type="float" office:value="110" calcext:value-type="float">
            <text:p>110</text:p>
          </table:table-cell>
          <table:table-cell table:formula="of:=[$Planilha1.$B$194]" office:value-type="float" office:value="124.345864661654" calcext:value-type="float">
            <text:p>124,345864661654</text:p>
          </table:table-cell>
          <table:table-cell table:formula="of:=[$Planilha1.$C$194]" office:value-type="float" office:value="-21.8336390977444" calcext:value-type="float">
            <text:p>-21,8336390977444</text:p>
          </table:table-cell>
          <table:table-cell table:formula="of:=[.D450]+[.$B$439]" office:value-type="float" office:value="-0.0383044887154895" calcext:value-type="float">
            <text:p>-0,0383044887154895</text:p>
          </table:table-cell>
          <table:table-cell table:formula="of:=[.E450]+[.$B$440]" office:value-type="float" office:value="0.941533967097669" calcext:value-type="float">
            <text:p>0,941533967097669</text:p>
          </table:table-cell>
          <table:table-cell table:formula="of:=[.F450]+[.$B$441]" office:value-type="float" office:value="0.262418824327251" calcext:value-type="float">
            <text:p>0,262418824327251</text:p>
          </table:table-cell>
          <table:table-cell table:formula="of:=[$Planilha1.$F$194]" office:value-type="float" office:value="123.588235294118" calcext:value-type="float">
            <text:p>123,588235294118</text:p>
          </table:table-cell>
          <table:table-cell table:formula="of:=[$Planilha1.$G$194]" office:value-type="float" office:value="-22.1925882352941" calcext:value-type="float">
            <text:p>-22,1925882352941</text:p>
          </table:table-cell>
          <table:table-cell table:formula="of:=[.I450]+[.$E$439]" office:value-type="float" office:value="-0.0769735801924052" calcext:value-type="float">
            <text:p>-0,0769735801924052</text:p>
          </table:table-cell>
          <table:table-cell table:formula="of:=[.J450]+[.$E$440]" office:value-type="float" office:value="0.933930263230388" calcext:value-type="float">
            <text:p>0,933930263230388</text:p>
          </table:table-cell>
          <table:table-cell table:formula="of:=[.K450]+[.$E$441]" office:value-type="float" office:value="0.255273504389926" calcext:value-type="float">
            <text:p>0,255273504389926</text:p>
          </table:table-cell>
          <table:table-cell table:number-columns-repeated="5"/>
          <table:table-cell table:formula="of:=[.B451]-[.G451]" office:value-type="float" office:value="0.757629367536495" calcext:value-type="float">
            <text:p>0,757629367536495</text:p>
          </table:table-cell>
          <table:table-cell table:formula="of:=[.C451]-[.H451]" office:value-type="float" office:value="0.358949137549761" calcext:value-type="float">
            <text:p>0,358949137549761</text:p>
          </table:table-cell>
          <table:table-cell table:formula="of:=[$Planilha1.$P$194]" office:value-type="string" office:string-value="" calcext:value-type="error">
            <text:p>#DIV/0!</text:p>
          </table:table-cell>
          <table:table-cell table:formula="of:=([.D451]-[.I451])/[.Q451]" office:value-type="float" office:value="0.0510395889254557" calcext:value-type="float">
            <text:p>0,0510395889254557</text:p>
          </table:table-cell>
          <table:table-cell table:formula="of:=([.E451]-[.J451])/[.$Q451]" office:value-type="float" office:value="0.0100361788931249" calcext:value-type="float">
            <text:p>0,0100361788931249</text:p>
          </table:table-cell>
          <table:table-cell table:formula="of:=[$Planilha1.$Q$194]" office:value-type="string" office:string-value="" calcext:value-type="error">
            <text:p>#DIV/0!</text:p>
          </table:table-cell>
          <table:table-cell table:formula="of:=[$Planilha1.$R$194]" office:value-type="float" office:value="110" calcext:value-type="float">
            <text:p>110</text:p>
          </table:table-cell>
          <table:table-cell table:number-columns-repeated="42"/>
          <table:table-cell table:formula="of:=[$Planilha1.$BI$194]" office:value-type="float" office:value="110" calcext:value-type="float">
            <text:p>110</text:p>
          </table:table-cell>
          <table:table-cell table:number-columns-repeated="41"/>
        </table:table-row>
        <table:table-row table:style-name="ro1">
          <table:table-cell table:formula="of:=[$Planilha1.$A$195]" office:value-type="float" office:value="111" calcext:value-type="float">
            <text:p>111</text:p>
          </table:table-cell>
          <table:table-cell table:formula="of:=[$Planilha1.$B$195]" office:value-type="float" office:value="124.127819548872" calcext:value-type="float">
            <text:p>124,127819548872</text:p>
          </table:table-cell>
          <table:table-cell table:formula="of:=[$Planilha1.$C$195]" office:value-type="float" office:value="-21.8405187969925" calcext:value-type="float">
            <text:p>-21,8405187969925</text:p>
          </table:table-cell>
          <table:table-cell table:formula="of:=[.D451]+[.$B$439]" office:value-type="float" office:value="-0.0355091496034566" calcext:value-type="float">
            <text:p>-0,0355091496034566</text:p>
          </table:table-cell>
          <table:table-cell table:formula="of:=[.E451]+[.$B$440]" office:value-type="float" office:value="0.932923243637045" calcext:value-type="float">
            <text:p>0,932923243637045</text:p>
          </table:table-cell>
          <table:table-cell table:formula="of:=[.F451]+[.$B$441]" office:value-type="float" office:value="0.266877207004644" calcext:value-type="float">
            <text:p>0,266877207004644</text:p>
          </table:table-cell>
          <table:table-cell table:formula="of:=[$Planilha1.$F$195]" office:value-type="float" office:value="123.117647058824" calcext:value-type="float">
            <text:p>123,117647058824</text:p>
          </table:table-cell>
          <table:table-cell table:formula="of:=[$Planilha1.$G$195]" office:value-type="float" office:value="-22.3191176470588" calcext:value-type="float">
            <text:p>-22,3191176470588</text:p>
          </table:table-cell>
          <table:table-cell table:formula="of:=[.I451]+[.$E$439]" office:value-type="float" office:value="-0.0870679382393442" calcext:value-type="float">
            <text:p>-0,0870679382393442</text:p>
          </table:table-cell>
          <table:table-cell table:formula="of:=[.J451]+[.$E$440]" office:value-type="float" office:value="0.922784971814003" calcext:value-type="float">
            <text:p>0,922784971814003</text:p>
          </table:table-cell>
          <table:table-cell table:formula="of:=[.K451]+[.$E$441]" office:value-type="float" office:value="0.257350113754877" calcext:value-type="float">
            <text:p>0,257350113754877</text:p>
          </table:table-cell>
          <table:table-cell table:number-columns-repeated="5"/>
          <table:table-cell table:formula="of:=[.B452]-[.G452]" office:value-type="float" office:value="1.01017249004866" calcext:value-type="float">
            <text:p>1,01017249004866</text:p>
          </table:table-cell>
          <table:table-cell table:formula="of:=[.C452]-[.H452]" office:value-type="float" office:value="0.478598850066348" calcext:value-type="float">
            <text:p>0,478598850066348</text:p>
          </table:table-cell>
          <table:table-cell table:formula="of:=[$Planilha1.$P$195]" office:value-type="float" office:value="0.478598850066348" calcext:value-type="float">
            <text:p>0,478598850066348</text:p>
          </table:table-cell>
          <table:table-cell table:formula="of:=([.D452]-[.I452])/[.Q452]" office:value-type="float" office:value="0.0510395889254557" calcext:value-type="float">
            <text:p>0,0510395889254557</text:p>
          </table:table-cell>
          <table:table-cell table:formula="of:=([.E452]-[.J452])/[.$Q452]" office:value-type="float" office:value="0.0100361788931249" calcext:value-type="float">
            <text:p>0,0100361788931249</text:p>
          </table:table-cell>
          <table:table-cell table:formula="of:=[$Planilha1.$Q$195]" office:value-type="float" office:value="1.73213215396908" calcext:value-type="float">
            <text:p>1,73213215396908</text:p>
          </table:table-cell>
          <table:table-cell table:formula="of:=[$Planilha1.$R$195]" office:value-type="float" office:value="111" calcext:value-type="float">
            <text:p>111</text:p>
          </table:table-cell>
          <table:table-cell table:number-columns-repeated="42"/>
          <table:table-cell table:formula="of:=[$Planilha1.$BI$195]" office:value-type="float" office:value="111" calcext:value-type="float">
            <text:p>111</text:p>
          </table:table-cell>
          <table:table-cell table:number-columns-repeated="41"/>
        </table:table-row>
        <table:table-row table:style-name="ro1">
          <table:table-cell table:formula="of:=[$Planilha1.$A$196]" office:value-type="float" office:value="112" calcext:value-type="float">
            <text:p>112</text:p>
          </table:table-cell>
          <table:table-cell table:formula="of:=[$Planilha1.$B$196]" office:value-type="float" office:value="123.90977443609" calcext:value-type="float">
            <text:p>123,90977443609</text:p>
          </table:table-cell>
          <table:table-cell table:formula="of:=[$Planilha1.$C$196]" office:value-type="float" office:value="-21.8473984962406" calcext:value-type="float">
            <text:p>-21,8473984962406</text:p>
          </table:table-cell>
          <table:table-cell table:formula="of:=[.D452]+[.$B$439]" office:value-type="float" office:value="-0.0327138104914237" calcext:value-type="float">
            <text:p>-0,0327138104914237</text:p>
          </table:table-cell>
          <table:table-cell table:formula="of:=[.E452]+[.$B$440]" office:value-type="float" office:value="0.92431252017642" calcext:value-type="float">
            <text:p>0,92431252017642</text:p>
          </table:table-cell>
          <table:table-cell table:formula="of:=[.F452]+[.$B$441]" office:value-type="float" office:value="0.271335589682038" calcext:value-type="float">
            <text:p>0,271335589682038</text:p>
          </table:table-cell>
          <table:table-cell table:formula="of:=[$Planilha1.$F$196]" office:value-type="float" office:value="122.647058823529" calcext:value-type="float">
            <text:p>122,647058823529</text:p>
          </table:table-cell>
          <table:table-cell table:formula="of:=[$Planilha1.$G$196]" office:value-type="float" office:value="-22.4456470588235" calcext:value-type="float">
            <text:p>-22,4456470588235</text:p>
          </table:table-cell>
          <table:table-cell table:formula="of:=[.I452]+[.$E$439]" office:value-type="float" office:value="-0.0971622962862831" calcext:value-type="float">
            <text:p>-0,0971622962862831</text:p>
          </table:table-cell>
          <table:table-cell table:formula="of:=[.J452]+[.$E$440]" office:value-type="float" office:value="0.911639680397618" calcext:value-type="float">
            <text:p>0,911639680397618</text:p>
          </table:table-cell>
          <table:table-cell table:formula="of:=[.K452]+[.$E$441]" office:value-type="float" office:value="0.259426723119829" calcext:value-type="float">
            <text:p>0,259426723119829</text:p>
          </table:table-cell>
          <table:table-cell table:number-columns-repeated="5"/>
          <table:table-cell table:formula="of:=[.B453]-[.G453]" office:value-type="float" office:value="1.26271561256083" calcext:value-type="float">
            <text:p>1,26271561256083</text:p>
          </table:table-cell>
          <table:table-cell table:formula="of:=[.C453]-[.H453]" office:value-type="float" office:value="0.598248562582935" calcext:value-type="float">
            <text:p>0,598248562582935</text:p>
          </table:table-cell>
          <table:table-cell table:formula="of:=[$Planilha1.$P$196]" office:value-type="float" office:value="0.598248562582935" calcext:value-type="float">
            <text:p>0,598248562582935</text:p>
          </table:table-cell>
          <table:table-cell table:formula="of:=([.D453]-[.I453])/[.Q453]" office:value-type="float" office:value="0.0510395889254557" calcext:value-type="float">
            <text:p>0,0510395889254557</text:p>
          </table:table-cell>
          <table:table-cell table:formula="of:=([.E453]-[.J453])/[.$Q453]" office:value-type="float" office:value="0.0100361788931249" calcext:value-type="float">
            <text:p>0,0100361788931249</text:p>
          </table:table-cell>
          <table:table-cell table:formula="of:=[$Planilha1.$Q$196]" office:value-type="float" office:value="2.16516519246134" calcext:value-type="float">
            <text:p>2,16516519246134</text:p>
          </table:table-cell>
          <table:table-cell table:formula="of:=[$Planilha1.$R$196]" office:value-type="float" office:value="112" calcext:value-type="float">
            <text:p>112</text:p>
          </table:table-cell>
          <table:table-cell table:number-columns-repeated="42"/>
          <table:table-cell table:formula="of:=[$Planilha1.$BI$196]" office:value-type="float" office:value="112" calcext:value-type="float">
            <text:p>112</text:p>
          </table:table-cell>
          <table:table-cell table:number-columns-repeated="41"/>
        </table:table-row>
        <table:table-row table:style-name="ro1">
          <table:table-cell table:formula="of:=[$Planilha1.$A$197]" office:value-type="float" office:value="113" calcext:value-type="float">
            <text:p>113</text:p>
          </table:table-cell>
          <table:table-cell table:formula="of:=[$Planilha1.$B$197]" office:value-type="float" office:value="123.691729323308" calcext:value-type="float">
            <text:p>123,691729323308</text:p>
          </table:table-cell>
          <table:table-cell table:formula="of:=[$Planilha1.$C$197]" office:value-type="float" office:value="-21.8542781954887" calcext:value-type="float">
            <text:p>-21,8542781954887</text:p>
          </table:table-cell>
          <table:table-cell table:formula="of:=[.D453]+[.$B$439]" office:value-type="float" office:value="-0.0299184713793907" calcext:value-type="float">
            <text:p>-0,0299184713793907</text:p>
          </table:table-cell>
          <table:table-cell table:formula="of:=[.E453]+[.$B$440]" office:value-type="float" office:value="0.915701796715796" calcext:value-type="float">
            <text:p>0,915701796715796</text:p>
          </table:table-cell>
          <table:table-cell table:formula="of:=[.F453]+[.$B$441]" office:value-type="float" office:value="0.275793972359431" calcext:value-type="float">
            <text:p>0,275793972359431</text:p>
          </table:table-cell>
          <table:table-cell table:formula="of:=[$Planilha1.$F$197]" office:value-type="float" office:value="122.176470588235" calcext:value-type="float">
            <text:p>122,176470588235</text:p>
          </table:table-cell>
          <table:table-cell table:formula="of:=[$Planilha1.$G$197]" office:value-type="float" office:value="-22.5721764705882" calcext:value-type="float">
            <text:p>-22,5721764705882</text:p>
          </table:table-cell>
          <table:table-cell table:formula="of:=[.I453]+[.$E$439]" office:value-type="float" office:value="-0.107256654333222" calcext:value-type="float">
            <text:p>-0,107256654333222</text:p>
          </table:table-cell>
          <table:table-cell table:formula="of:=[.J453]+[.$E$440]" office:value-type="float" office:value="0.900494388981233" calcext:value-type="float">
            <text:p>0,900494388981233</text:p>
          </table:table-cell>
          <table:table-cell table:formula="of:=[.K453]+[.$E$441]" office:value-type="float" office:value="0.26150333248478" calcext:value-type="float">
            <text:p>0,26150333248478</text:p>
          </table:table-cell>
          <table:table-cell table:number-columns-repeated="5"/>
          <table:table-cell table:formula="of:=[.B454]-[.G454]" office:value-type="float" office:value="1.51525873507299" calcext:value-type="float">
            <text:p>1,51525873507299</text:p>
          </table:table-cell>
          <table:table-cell table:formula="of:=[.C454]-[.H454]" office:value-type="float" office:value="0.717898275099522" calcext:value-type="float">
            <text:p>0,717898275099522</text:p>
          </table:table-cell>
          <table:table-cell table:formula="of:=[$Planilha1.$P$197]" office:value-type="float" office:value="0.358949137549761" calcext:value-type="float">
            <text:p>0,358949137549761</text:p>
          </table:table-cell>
          <table:table-cell table:formula="of:=([.D454]-[.I454])/[.Q454]" office:value-type="float" office:value="0.0510395889254557" calcext:value-type="float">
            <text:p>0,0510395889254557</text:p>
          </table:table-cell>
          <table:table-cell table:formula="of:=([.E454]-[.J454])/[.$Q454]" office:value-type="float" office:value="0.0100361788931249" calcext:value-type="float">
            <text:p>0,0100361788931249</text:p>
          </table:table-cell>
          <table:table-cell table:formula="of:=[$Planilha1.$Q$197]" office:value-type="float" office:value="1.29909911547681" calcext:value-type="float">
            <text:p>1,29909911547681</text:p>
          </table:table-cell>
          <table:table-cell table:formula="of:=[$Planilha1.$R$197]" office:value-type="float" office:value="113" calcext:value-type="float">
            <text:p>113</text:p>
          </table:table-cell>
          <table:table-cell table:number-columns-repeated="42"/>
          <table:table-cell table:formula="of:=[$Planilha1.$BI$197]" office:value-type="float" office:value="113" calcext:value-type="float">
            <text:p>113</text:p>
          </table:table-cell>
          <table:table-cell table:number-columns-repeated="41"/>
        </table:table-row>
        <table:table-row table:style-name="ro1">
          <table:table-cell table:formula="of:=[$Planilha1.$A$198]" office:value-type="float" office:value="114" calcext:value-type="float">
            <text:p>114</text:p>
          </table:table-cell>
          <table:table-cell table:formula="of:=[$Planilha1.$B$198]" office:value-type="float" office:value="123.473684210526" calcext:value-type="float">
            <text:p>123,473684210526</text:p>
          </table:table-cell>
          <table:table-cell table:formula="of:=[$Planilha1.$C$198]" office:value-type="float" office:value="-21.8611578947368" calcext:value-type="float">
            <text:p>-21,8611578947368</text:p>
          </table:table-cell>
          <table:table-cell table:formula="of:=[.D454]+[.$B$439]" office:value-type="float" office:value="-0.0271231322673578" calcext:value-type="float">
            <text:p>-0,0271231322673578</text:p>
          </table:table-cell>
          <table:table-cell table:formula="of:=[.E454]+[.$B$440]" office:value-type="float" office:value="0.907091073255171" calcext:value-type="float">
            <text:p>0,907091073255171</text:p>
          </table:table-cell>
          <table:table-cell table:formula="of:=[.F454]+[.$B$441]" office:value-type="float" office:value="0.280252355036824" calcext:value-type="float">
            <text:p>0,280252355036824</text:p>
          </table:table-cell>
          <table:table-cell table:formula="of:=[$Planilha1.$F$198]" office:value-type="float" office:value="121.705882352941" calcext:value-type="float">
            <text:p>121,705882352941</text:p>
          </table:table-cell>
          <table:table-cell table:formula="of:=[$Planilha1.$G$198]" office:value-type="float" office:value="-22.698705882353" calcext:value-type="float">
            <text:p>-22,698705882353</text:p>
          </table:table-cell>
          <table:table-cell table:formula="of:=[.I454]+[.$E$439]" office:value-type="float" office:value="-0.117351012380161" calcext:value-type="float">
            <text:p>-0,117351012380161</text:p>
          </table:table-cell>
          <table:table-cell table:formula="of:=[.J454]+[.$E$440]" office:value-type="float" office:value="0.889349097564848" calcext:value-type="float">
            <text:p>0,889349097564848</text:p>
          </table:table-cell>
          <table:table-cell table:formula="of:=[.K454]+[.$E$441]" office:value-type="float" office:value="0.263579941849732" calcext:value-type="float">
            <text:p>0,263579941849732</text:p>
          </table:table-cell>
          <table:table-cell table:number-columns-repeated="5"/>
          <table:table-cell table:formula="of:=[.B455]-[.G455]" office:value-type="float" office:value="1.76780185758516" calcext:value-type="float">
            <text:p>1,76780185758516</text:p>
          </table:table-cell>
          <table:table-cell table:formula="of:=[.C455]-[.H455]" office:value-type="float" office:value="0.837547987616109" calcext:value-type="float">
            <text:p>0,837547987616109</text:p>
          </table:table-cell>
          <table:table-cell table:formula="of:=[$Planilha1.$P$198]" office:value-type="float" office:value="0.837547987616109" calcext:value-type="float">
            <text:p>0,837547987616109</text:p>
          </table:table-cell>
          <table:table-cell table:formula="of:=([.D455]-[.I455])/[.Q455]" office:value-type="float" office:value="0.0510395889254557" calcext:value-type="float">
            <text:p>0,0510395889254557</text:p>
          </table:table-cell>
          <table:table-cell table:formula="of:=([.E455]-[.J455])/[.$Q455]" office:value-type="float" office:value="0.0100361788931249" calcext:value-type="float">
            <text:p>0,0100361788931249</text:p>
          </table:table-cell>
          <table:table-cell table:formula="of:=[$Planilha1.$Q$198]" office:value-type="float" office:value="3.03123126944588" calcext:value-type="float">
            <text:p>3,03123126944588</text:p>
          </table:table-cell>
          <table:table-cell table:formula="of:=[$Planilha1.$R$198]" office:value-type="float" office:value="114" calcext:value-type="float">
            <text:p>114</text:p>
          </table:table-cell>
          <table:table-cell table:number-columns-repeated="42"/>
          <table:table-cell table:formula="of:=[$Planilha1.$BI$198]" office:value-type="float" office:value="114" calcext:value-type="float">
            <text:p>114</text:p>
          </table:table-cell>
          <table:table-cell table:number-columns-repeated="41"/>
        </table:table-row>
        <table:table-row table:style-name="ro1">
          <table:table-cell table:formula="of:=[$Planilha1.$A$199]" office:value-type="float" office:value="115" calcext:value-type="float">
            <text:p>115</text:p>
          </table:table-cell>
          <table:table-cell table:formula="of:=[$Planilha1.$B$199]" office:value-type="float" office:value="123.255639097744" calcext:value-type="float">
            <text:p>123,255639097744</text:p>
          </table:table-cell>
          <table:table-cell table:formula="of:=[$Planilha1.$C$199]" office:value-type="float" office:value="-21.868037593985" calcext:value-type="float">
            <text:p>-21,868037593985</text:p>
          </table:table-cell>
          <table:table-cell table:formula="of:=[.D455]+[.$B$439]" office:value-type="float" office:value="-0.0243277931553249" calcext:value-type="float">
            <text:p>-0,0243277931553249</text:p>
          </table:table-cell>
          <table:table-cell table:formula="of:=[.E455]+[.$B$440]" office:value-type="float" office:value="0.898480349794547" calcext:value-type="float">
            <text:p>0,898480349794547</text:p>
          </table:table-cell>
          <table:table-cell table:formula="of:=[.F455]+[.$B$441]" office:value-type="float" office:value="0.284710737714218" calcext:value-type="float">
            <text:p>0,284710737714218</text:p>
          </table:table-cell>
          <table:table-cell table:formula="of:=[$Planilha1.$F$199]" office:value-type="float" office:value="121.235294117647" calcext:value-type="float">
            <text:p>121,235294117647</text:p>
          </table:table-cell>
          <table:table-cell table:formula="of:=[$Planilha1.$G$199]" office:value-type="float" office:value="-22.8252352941177" calcext:value-type="float">
            <text:p>-22,8252352941177</text:p>
          </table:table-cell>
          <table:table-cell table:formula="of:=[.I455]+[.$E$439]" office:value-type="float" office:value="-0.1274453704271" calcext:value-type="float">
            <text:p>-0,1274453704271</text:p>
          </table:table-cell>
          <table:table-cell table:formula="of:=[.J455]+[.$E$440]" office:value-type="float" office:value="0.878203806148463" calcext:value-type="float">
            <text:p>0,878203806148463</text:p>
          </table:table-cell>
          <table:table-cell table:formula="of:=[.K455]+[.$E$441]" office:value-type="float" office:value="0.265656551214683" calcext:value-type="float">
            <text:p>0,265656551214683</text:p>
          </table:table-cell>
          <table:table-cell table:number-columns-repeated="5"/>
          <table:table-cell table:formula="of:=[.B456]-[.G456]" office:value-type="float" office:value="2.02034498009732" calcext:value-type="float">
            <text:p>2,02034498009732</text:p>
          </table:table-cell>
          <table:table-cell table:formula="of:=[.C456]-[.H456]" office:value-type="float" office:value="0.957197700132696" calcext:value-type="float">
            <text:p>0,957197700132696</text:p>
          </table:table-cell>
          <table:table-cell table:formula="of:=[$Planilha1.$P$199]" office:value-type="float" office:value="0.478598850066348" calcext:value-type="float">
            <text:p>0,478598850066348</text:p>
          </table:table-cell>
          <table:table-cell table:formula="of:=([.D456]-[.I456])/[.Q456]" office:value-type="float" office:value="0.0510395889254557" calcext:value-type="float">
            <text:p>0,0510395889254557</text:p>
          </table:table-cell>
          <table:table-cell table:formula="of:=([.E456]-[.J456])/[.$Q456]" office:value-type="float" office:value="0.0100361788931249" calcext:value-type="float">
            <text:p>0,0100361788931249</text:p>
          </table:table-cell>
          <table:table-cell table:formula="of:=[$Planilha1.$Q$199]" office:value-type="float" office:value="1.73213215396908" calcext:value-type="float">
            <text:p>1,73213215396908</text:p>
          </table:table-cell>
          <table:table-cell table:formula="of:=[$Planilha1.$R$199]" office:value-type="float" office:value="115" calcext:value-type="float">
            <text:p>115</text:p>
          </table:table-cell>
          <table:table-cell table:number-columns-repeated="42"/>
          <table:table-cell table:formula="of:=[$Planilha1.$BI$199]" office:value-type="float" office:value="115" calcext:value-type="float">
            <text:p>115</text:p>
          </table:table-cell>
          <table:table-cell table:number-columns-repeated="41"/>
        </table:table-row>
        <table:table-row table:style-name="ro1">
          <table:table-cell table:formula="of:=[$Planilha1.$A$200]" office:value-type="float" office:value="116" calcext:value-type="float">
            <text:p>116</text:p>
          </table:table-cell>
          <table:table-cell table:formula="of:=[$Planilha1.$B$200]" office:value-type="float" office:value="123.037593984962" calcext:value-type="float">
            <text:p>123,037593984962</text:p>
          </table:table-cell>
          <table:table-cell table:formula="of:=[$Planilha1.$C$200]" office:value-type="float" office:value="-21.8749172932331" calcext:value-type="float">
            <text:p>-21,8749172932331</text:p>
          </table:table-cell>
          <table:table-cell table:formula="of:=[.D456]+[.$B$439]" office:value-type="float" office:value="-0.0215324540432919" calcext:value-type="float">
            <text:p>-0,0215324540432919</text:p>
          </table:table-cell>
          <table:table-cell table:formula="of:=[.E456]+[.$B$440]" office:value-type="float" office:value="0.889869626333922" calcext:value-type="float">
            <text:p>0,889869626333922</text:p>
          </table:table-cell>
          <table:table-cell table:formula="of:=[.F456]+[.$B$441]" office:value-type="float" office:value="0.289169120391611" calcext:value-type="float">
            <text:p>0,289169120391611</text:p>
          </table:table-cell>
          <table:table-cell table:formula="of:=[$Planilha1.$F$200]" office:value-type="float" office:value="120.764705882353" calcext:value-type="float">
            <text:p>120,764705882353</text:p>
          </table:table-cell>
          <table:table-cell table:formula="of:=[$Planilha1.$G$200]" office:value-type="float" office:value="-22.9517647058824" calcext:value-type="float">
            <text:p>-22,9517647058824</text:p>
          </table:table-cell>
          <table:table-cell table:formula="of:=[.I456]+[.$E$439]" office:value-type="float" office:value="-0.137539728474039" calcext:value-type="float">
            <text:p>-0,137539728474039</text:p>
          </table:table-cell>
          <table:table-cell table:formula="of:=[.J456]+[.$E$440]" office:value-type="float" office:value="0.867058514732078" calcext:value-type="float">
            <text:p>0,867058514732078</text:p>
          </table:table-cell>
          <table:table-cell table:formula="of:=[.K456]+[.$E$441]" office:value-type="float" office:value="0.267733160579635" calcext:value-type="float">
            <text:p>0,267733160579635</text:p>
          </table:table-cell>
          <table:table-cell table:number-columns-repeated="5"/>
          <table:table-cell table:formula="of:=[.B457]-[.G457]" office:value-type="float" office:value="2.27288810260949" calcext:value-type="float">
            <text:p>2,27288810260949</text:p>
          </table:table-cell>
          <table:table-cell table:formula="of:=[.C457]-[.H457]" office:value-type="float" office:value="1.07684741264928" calcext:value-type="float">
            <text:p>1,07684741264928</text:p>
          </table:table-cell>
          <table:table-cell table:formula="of:=[$Planilha1.$P$200]" office:value-type="float" office:value="0.538423706324641" calcext:value-type="float">
            <text:p>0,538423706324641</text:p>
          </table:table-cell>
          <table:table-cell table:formula="of:=([.D457]-[.I457])/[.Q457]" office:value-type="float" office:value="0.0510395889254557" calcext:value-type="float">
            <text:p>0,0510395889254557</text:p>
          </table:table-cell>
          <table:table-cell table:formula="of:=([.E457]-[.J457])/[.$Q457]" office:value-type="float" office:value="0.0100361788931249" calcext:value-type="float">
            <text:p>0,0100361788931249</text:p>
          </table:table-cell>
          <table:table-cell table:formula="of:=[$Planilha1.$Q$200]" office:value-type="float" office:value="1.94864867321521" calcext:value-type="float">
            <text:p>1,94864867321521</text:p>
          </table:table-cell>
          <table:table-cell table:formula="of:=[$Planilha1.$R$200]" office:value-type="float" office:value="116" calcext:value-type="float">
            <text:p>116</text:p>
          </table:table-cell>
          <table:table-cell table:number-columns-repeated="42"/>
          <table:table-cell table:formula="of:=[$Planilha1.$BI$200]" office:value-type="float" office:value="116" calcext:value-type="float">
            <text:p>116</text:p>
          </table:table-cell>
          <table:table-cell table:number-columns-repeated="41"/>
        </table:table-row>
        <table:table-row table:style-name="ro1">
          <table:table-cell table:formula="of:=[$Planilha1.$A$201]" office:value-type="float" office:value="117" calcext:value-type="float">
            <text:p>117</text:p>
          </table:table-cell>
          <table:table-cell table:formula="of:=[$Planilha1.$B$201]" office:value-type="float" office:value="122.819548872181" calcext:value-type="float">
            <text:p>122,819548872181</text:p>
          </table:table-cell>
          <table:table-cell table:formula="of:=[$Planilha1.$C$201]" office:value-type="float" office:value="-21.8817969924812" calcext:value-type="float">
            <text:p>-21,8817969924812</text:p>
          </table:table-cell>
          <table:table-cell table:formula="of:=[.D457]+[.$B$439]" office:value-type="float" office:value="-0.018737114931259" calcext:value-type="float">
            <text:p>-0,018737114931259</text:p>
          </table:table-cell>
          <table:table-cell table:formula="of:=[.E457]+[.$B$440]" office:value-type="float" office:value="0.881258902873298" calcext:value-type="float">
            <text:p>0,881258902873298</text:p>
          </table:table-cell>
          <table:table-cell table:formula="of:=[.F457]+[.$B$441]" office:value-type="float" office:value="0.293627503069004" calcext:value-type="float">
            <text:p>0,293627503069004</text:p>
          </table:table-cell>
          <table:table-cell table:formula="of:=[$Planilha1.$F$201]" office:value-type="float" office:value="120.294117647059" calcext:value-type="float">
            <text:p>120,294117647059</text:p>
          </table:table-cell>
          <table:table-cell table:formula="of:=[$Planilha1.$G$201]" office:value-type="float" office:value="-23.0782941176471" calcext:value-type="float">
            <text:p>-23,0782941176471</text:p>
          </table:table-cell>
          <table:table-cell table:formula="of:=[.I457]+[.$E$439]" office:value-type="float" office:value="-0.147634086520978" calcext:value-type="float">
            <text:p>-0,147634086520978</text:p>
          </table:table-cell>
          <table:table-cell table:formula="of:=[.J457]+[.$E$440]" office:value-type="float" office:value="0.855913223315693" calcext:value-type="float">
            <text:p>0,855913223315693</text:p>
          </table:table-cell>
          <table:table-cell table:formula="of:=[.K457]+[.$E$441]" office:value-type="float" office:value="0.269809769944586" calcext:value-type="float">
            <text:p>0,269809769944586</text:p>
          </table:table-cell>
          <table:table-cell table:number-columns-repeated="5"/>
          <table:table-cell table:formula="of:=[.B458]-[.G458]" office:value-type="float" office:value="2.52543122512165" calcext:value-type="float">
            <text:p>2,52543122512165</text:p>
          </table:table-cell>
          <table:table-cell table:formula="of:=[.C458]-[.H458]" office:value-type="float" office:value="1.19649712516587" calcext:value-type="float">
            <text:p>1,19649712516587</text:p>
          </table:table-cell>
          <table:table-cell table:formula="of:=[$Planilha1.$P$201]" office:value-type="float" office:value="0.39883237505529" calcext:value-type="float">
            <text:p>0,39883237505529</text:p>
          </table:table-cell>
          <table:table-cell table:formula="of:=([.D458]-[.I458])/[.Q458]" office:value-type="float" office:value="0.0510395889254557" calcext:value-type="float">
            <text:p>0,0510395889254557</text:p>
          </table:table-cell>
          <table:table-cell table:formula="of:=([.E458]-[.J458])/[.$Q458]" office:value-type="float" office:value="0.0100361788931249" calcext:value-type="float">
            <text:p>0,0100361788931249</text:p>
          </table:table-cell>
          <table:table-cell table:formula="of:=[$Planilha1.$Q$201]" office:value-type="float" office:value="1.4434434616409" calcext:value-type="float">
            <text:p>1,4434434616409</text:p>
          </table:table-cell>
          <table:table-cell table:formula="of:=[$Planilha1.$R$201]" office:value-type="float" office:value="117" calcext:value-type="float">
            <text:p>117</text:p>
          </table:table-cell>
          <table:table-cell table:number-columns-repeated="42"/>
          <table:table-cell table:formula="of:=[$Planilha1.$BI$201]" office:value-type="float" office:value="117" calcext:value-type="float">
            <text:p>117</text:p>
          </table:table-cell>
          <table:table-cell table:number-columns-repeated="41"/>
        </table:table-row>
        <table:table-row table:style-name="ro1">
          <table:table-cell table:formula="of:=[$Planilha1.$A$202]" office:value-type="float" office:value="118" calcext:value-type="float">
            <text:p>118</text:p>
          </table:table-cell>
          <table:table-cell table:formula="of:=[$Planilha1.$B$202]" office:value-type="float" office:value="122.601503759399" calcext:value-type="float">
            <text:p>122,601503759399</text:p>
          </table:table-cell>
          <table:table-cell table:formula="of:=[$Planilha1.$C$202]" office:value-type="float" office:value="-21.8886766917293" calcext:value-type="float">
            <text:p>-21,8886766917293</text:p>
          </table:table-cell>
          <table:table-cell table:formula="of:=[.D458]+[.$B$439]" office:value-type="float" office:value="-0.0159417758192261" calcext:value-type="float">
            <text:p>-0,0159417758192261</text:p>
          </table:table-cell>
          <table:table-cell table:formula="of:=[.E458]+[.$B$440]" office:value-type="float" office:value="0.872648179412674" calcext:value-type="float">
            <text:p>0,872648179412674</text:p>
          </table:table-cell>
          <table:table-cell table:formula="of:=[.F458]+[.$B$441]" office:value-type="float" office:value="0.298085885746397" calcext:value-type="float">
            <text:p>0,298085885746397</text:p>
          </table:table-cell>
          <table:table-cell table:formula="of:=[$Planilha1.$F$202]" office:value-type="float" office:value="119.823529411765" calcext:value-type="float">
            <text:p>119,823529411765</text:p>
          </table:table-cell>
          <table:table-cell table:formula="of:=[$Planilha1.$G$202]" office:value-type="float" office:value="-23.2048235294118" calcext:value-type="float">
            <text:p>-23,2048235294118</text:p>
          </table:table-cell>
          <table:table-cell table:formula="of:=[.I458]+[.$E$439]" office:value-type="float" office:value="-0.157728444567917" calcext:value-type="float">
            <text:p>-0,157728444567917</text:p>
          </table:table-cell>
          <table:table-cell table:formula="of:=[.J458]+[.$E$440]" office:value-type="float" office:value="0.844767931899309" calcext:value-type="float">
            <text:p>0,844767931899309</text:p>
          </table:table-cell>
          <table:table-cell table:formula="of:=[.K458]+[.$E$441]" office:value-type="float" office:value="0.271886379309538" calcext:value-type="float">
            <text:p>0,271886379309538</text:p>
          </table:table-cell>
          <table:table-cell table:number-columns-repeated="5"/>
          <table:table-cell table:formula="of:=[.B459]-[.G459]" office:value-type="float" office:value="2.77797434763382" calcext:value-type="float">
            <text:p>2,77797434763382</text:p>
          </table:table-cell>
          <table:table-cell table:formula="of:=[.C459]-[.H459]" office:value-type="float" office:value="1.31614683768246" calcext:value-type="float">
            <text:p>1,31614683768246</text:p>
          </table:table-cell>
          <table:table-cell table:formula="of:=[$Planilha1.$P$202]" office:value-type="float" office:value="0.438715612560819" calcext:value-type="float">
            <text:p>0,438715612560819</text:p>
          </table:table-cell>
          <table:table-cell table:formula="of:=([.D459]-[.I459])/[.Q459]" office:value-type="float" office:value="0.0510395889254557" calcext:value-type="float">
            <text:p>0,0510395889254557</text:p>
          </table:table-cell>
          <table:table-cell table:formula="of:=([.E459]-[.J459])/[.$Q459]" office:value-type="float" office:value="0.0100361788931249" calcext:value-type="float">
            <text:p>0,0100361788931249</text:p>
          </table:table-cell>
          <table:table-cell table:formula="of:=[$Planilha1.$Q$202]" office:value-type="float" office:value="1.58778780780499" calcext:value-type="float">
            <text:p>1,58778780780499</text:p>
          </table:table-cell>
          <table:table-cell table:formula="of:=[$Planilha1.$R$202]" office:value-type="float" office:value="118" calcext:value-type="float">
            <text:p>118</text:p>
          </table:table-cell>
          <table:table-cell table:number-columns-repeated="42"/>
          <table:table-cell table:formula="of:=[$Planilha1.$BI$202]" office:value-type="float" office:value="118" calcext:value-type="float">
            <text:p>118</text:p>
          </table:table-cell>
          <table:table-cell table:number-columns-repeated="41"/>
        </table:table-row>
        <table:table-row table:style-name="ro1">
          <table:table-cell table:formula="of:=[$Planilha1.$A$203]" office:value-type="float" office:value="119" calcext:value-type="float">
            <text:p>119</text:p>
          </table:table-cell>
          <table:table-cell table:formula="of:=[$Planilha1.$B$203]" office:value-type="float" office:value="122.383458646617" calcext:value-type="float">
            <text:p>122,383458646617</text:p>
          </table:table-cell>
          <table:table-cell table:formula="of:=[$Planilha1.$C$203]" office:value-type="float" office:value="-21.8955563909774" calcext:value-type="float">
            <text:p>-21,8955563909774</text:p>
          </table:table-cell>
          <table:table-cell table:formula="of:=[.D459]+[.$B$439]" office:value-type="float" office:value="-0.0131464367071931" calcext:value-type="float">
            <text:p>-0,0131464367071931</text:p>
          </table:table-cell>
          <table:table-cell table:formula="of:=[.E459]+[.$B$440]" office:value-type="float" office:value="0.864037455952049" calcext:value-type="float">
            <text:p>0,864037455952049</text:p>
          </table:table-cell>
          <table:table-cell table:formula="of:=[.F459]+[.$B$441]" office:value-type="float" office:value="0.302544268423791" calcext:value-type="float">
            <text:p>0,302544268423791</text:p>
          </table:table-cell>
          <table:table-cell table:formula="of:=[$Planilha1.$F$203]" office:value-type="float" office:value="119.352941176471" calcext:value-type="float">
            <text:p>119,352941176471</text:p>
          </table:table-cell>
          <table:table-cell table:formula="of:=[$Planilha1.$G$203]" office:value-type="float" office:value="-23.3313529411765" calcext:value-type="float">
            <text:p>-23,3313529411765</text:p>
          </table:table-cell>
          <table:table-cell table:formula="of:=[.I459]+[.$E$439]" office:value-type="float" office:value="-0.167822802614856" calcext:value-type="float">
            <text:p>-0,167822802614856</text:p>
          </table:table-cell>
          <table:table-cell table:formula="of:=[.J459]+[.$E$440]" office:value-type="float" office:value="0.833622640482924" calcext:value-type="float">
            <text:p>0,833622640482924</text:p>
          </table:table-cell>
          <table:table-cell table:formula="of:=[.K459]+[.$E$441]" office:value-type="float" office:value="0.27396298867449" calcext:value-type="float">
            <text:p>0,27396298867449</text:p>
          </table:table-cell>
          <table:table-cell table:number-columns-repeated="5"/>
          <table:table-cell table:formula="of:=[.B460]-[.G460]" office:value-type="float" office:value="3.03051747014598" calcext:value-type="float">
            <text:p>3,03051747014598</text:p>
          </table:table-cell>
          <table:table-cell table:formula="of:=[.C460]-[.H460]" office:value-type="float" office:value="1.43579655019904" calcext:value-type="float">
            <text:p>1,43579655019904</text:p>
          </table:table-cell>
          <table:table-cell table:formula="of:=[$Planilha1.$P$203]" office:value-type="float" office:value="0.478598850066348" calcext:value-type="float">
            <text:p>0,478598850066348</text:p>
          </table:table-cell>
          <table:table-cell table:formula="of:=([.D460]-[.I460])/[.Q460]" office:value-type="float" office:value="0.0510395889254557" calcext:value-type="float">
            <text:p>0,0510395889254557</text:p>
          </table:table-cell>
          <table:table-cell table:formula="of:=([.E460]-[.J460])/[.$Q460]" office:value-type="float" office:value="0.0100361788931249" calcext:value-type="float">
            <text:p>0,0100361788931249</text:p>
          </table:table-cell>
          <table:table-cell table:formula="of:=[$Planilha1.$Q$203]" office:value-type="float" office:value="1.73213215396908" calcext:value-type="float">
            <text:p>1,73213215396908</text:p>
          </table:table-cell>
          <table:table-cell table:formula="of:=[$Planilha1.$R$203]" office:value-type="float" office:value="119" calcext:value-type="float">
            <text:p>119</text:p>
          </table:table-cell>
          <table:table-cell table:number-columns-repeated="42"/>
          <table:table-cell table:formula="of:=[$Planilha1.$BI$203]" office:value-type="float" office:value="119" calcext:value-type="float">
            <text:p>119</text:p>
          </table:table-cell>
          <table:table-cell table:number-columns-repeated="41"/>
        </table:table-row>
        <table:table-row table:style-name="ro1">
          <table:table-cell table:formula="of:=[$Planilha1.$A$204]" office:value-type="float" office:value="120" calcext:value-type="float">
            <text:p>120</text:p>
          </table:table-cell>
          <table:table-cell table:formula="of:=[$Planilha1.$B$204]" office:value-type="float" office:value="122.165413533835" calcext:value-type="float">
            <text:p>122,165413533835</text:p>
          </table:table-cell>
          <table:table-cell table:formula="of:=[$Planilha1.$C$204]" office:value-type="float" office:value="-21.9024360902256" calcext:value-type="float">
            <text:p>-21,9024360902256</text:p>
          </table:table-cell>
          <table:table-cell table:formula="of:=[.D460]+[.$B$439]" office:value-type="float" office:value="-0.0103510975951602" calcext:value-type="float">
            <text:p>-0,0103510975951602</text:p>
          </table:table-cell>
          <table:table-cell table:formula="of:=[.E460]+[.$B$440]" office:value-type="float" office:value="0.855426732491425" calcext:value-type="float">
            <text:p>0,855426732491425</text:p>
          </table:table-cell>
          <table:table-cell table:formula="of:=[.F460]+[.$B$441]" office:value-type="float" office:value="0.307002651101184" calcext:value-type="float">
            <text:p>0,307002651101184</text:p>
          </table:table-cell>
          <table:table-cell table:formula="of:=[$Planilha1.$F$204]" office:value-type="float" office:value="118.882352941176" calcext:value-type="float">
            <text:p>118,882352941176</text:p>
          </table:table-cell>
          <table:table-cell table:formula="of:=[$Planilha1.$G$204]" office:value-type="float" office:value="-23.4578823529412" calcext:value-type="float">
            <text:p>-23,4578823529412</text:p>
          </table:table-cell>
          <table:table-cell table:formula="of:=[.I460]+[.$E$439]" office:value-type="float" office:value="-0.177917160661795" calcext:value-type="float">
            <text:p>-0,177917160661795</text:p>
          </table:table-cell>
          <table:table-cell table:formula="of:=[.J460]+[.$E$440]" office:value-type="float" office:value="0.822477349066539" calcext:value-type="float">
            <text:p>0,822477349066539</text:p>
          </table:table-cell>
          <table:table-cell table:formula="of:=[.K460]+[.$E$441]" office:value-type="float" office:value="0.276039598039441" calcext:value-type="float">
            <text:p>0,276039598039441</text:p>
          </table:table-cell>
          <table:table-cell table:number-columns-repeated="5"/>
          <table:table-cell table:formula="of:=[.B461]-[.G461]" office:value-type="float" office:value="3.28306059265815" calcext:value-type="float">
            <text:p>3,28306059265815</text:p>
          </table:table-cell>
          <table:table-cell table:formula="of:=[.C461]-[.H461]" office:value-type="float" office:value="1.55544626271563" calcext:value-type="float">
            <text:p>1,55544626271563</text:p>
          </table:table-cell>
          <table:table-cell table:formula="of:=[$Planilha1.$P$204]" office:value-type="float" office:value="0.518482087571877" calcext:value-type="float">
            <text:p>0,518482087571877</text:p>
          </table:table-cell>
          <table:table-cell table:formula="of:=([.D461]-[.I461])/[.Q461]" office:value-type="float" office:value="0.0510395889254557" calcext:value-type="float">
            <text:p>0,0510395889254557</text:p>
          </table:table-cell>
          <table:table-cell table:formula="of:=([.E461]-[.J461])/[.$Q461]" office:value-type="float" office:value="0.0100361788931249" calcext:value-type="float">
            <text:p>0,0100361788931249</text:p>
          </table:table-cell>
          <table:table-cell table:formula="of:=[$Planilha1.$Q$204]" office:value-type="float" office:value="1.87647650013317" calcext:value-type="float">
            <text:p>1,87647650013317</text:p>
          </table:table-cell>
          <table:table-cell table:formula="of:=[$Planilha1.$R$204]" office:value-type="float" office:value="120" calcext:value-type="float">
            <text:p>120</text:p>
          </table:table-cell>
          <table:table-cell table:number-columns-repeated="42"/>
          <table:table-cell table:formula="of:=[$Planilha1.$BI$204]" office:value-type="float" office:value="120" calcext:value-type="float">
            <text:p>120</text:p>
          </table:table-cell>
          <table:table-cell table:number-columns-repeated="41"/>
        </table:table-row>
        <table:table-row table:style-name="ro1">
          <table:table-cell table:formula="of:=[$Planilha1.$A$205]" office:value-type="float" office:value="121" calcext:value-type="float">
            <text:p>121</text:p>
          </table:table-cell>
          <table:table-cell table:formula="of:=[$Planilha1.$B$205]" office:value-type="float" office:value="121.947368421053" calcext:value-type="float">
            <text:p>121,947368421053</text:p>
          </table:table-cell>
          <table:table-cell table:formula="of:=[$Planilha1.$C$205]" office:value-type="float" office:value="-21.9093157894737" calcext:value-type="float">
            <text:p>-21,9093157894737</text:p>
          </table:table-cell>
          <table:table-cell table:formula="of:=[.D461]+[.$B$439]" office:value-type="float" office:value="-0.00755575848312725" calcext:value-type="float">
            <text:p>-0,00755575848312725</text:p>
          </table:table-cell>
          <table:table-cell table:formula="of:=[.E461]+[.$B$440]" office:value-type="float" office:value="0.8468160090308" calcext:value-type="float">
            <text:p>0,8468160090308</text:p>
          </table:table-cell>
          <table:table-cell table:formula="of:=[.F461]+[.$B$441]" office:value-type="float" office:value="0.311461033778577" calcext:value-type="float">
            <text:p>0,311461033778577</text:p>
          </table:table-cell>
          <table:table-cell table:formula="of:=[$Planilha1.$F$205]" office:value-type="float" office:value="118.411764705882" calcext:value-type="float">
            <text:p>118,411764705882</text:p>
          </table:table-cell>
          <table:table-cell table:formula="of:=[$Planilha1.$G$205]" office:value-type="float" office:value="-23.5844117647059" calcext:value-type="float">
            <text:p>-23,5844117647059</text:p>
          </table:table-cell>
          <table:table-cell table:formula="of:=[.I461]+[.$E$439]" office:value-type="float" office:value="-0.188011518708734" calcext:value-type="float">
            <text:p>-0,188011518708734</text:p>
          </table:table-cell>
          <table:table-cell table:formula="of:=[.J461]+[.$E$440]" office:value-type="float" office:value="0.811332057650154" calcext:value-type="float">
            <text:p>0,811332057650154</text:p>
          </table:table-cell>
          <table:table-cell table:formula="of:=[.K461]+[.$E$441]" office:value-type="float" office:value="0.278116207404393" calcext:value-type="float">
            <text:p>0,278116207404393</text:p>
          </table:table-cell>
          <table:table-cell table:number-columns-repeated="5"/>
          <table:table-cell table:formula="of:=[.B462]-[.G462]" office:value-type="float" office:value="3.53560371517031" calcext:value-type="float">
            <text:p>3,53560371517031</text:p>
          </table:table-cell>
          <table:table-cell table:formula="of:=[.C462]-[.H462]" office:value-type="float" office:value="1.67509597523222" calcext:value-type="float">
            <text:p>1,67509597523222</text:p>
          </table:table-cell>
          <table:table-cell table:formula="of:=[$Planilha1.$P$205]" office:value-type="float" office:value="0.418773993808054" calcext:value-type="float">
            <text:p>0,418773993808054</text:p>
          </table:table-cell>
          <table:table-cell table:formula="of:=([.D462]-[.I462])/[.Q462]" office:value-type="float" office:value="0.0510395889254557" calcext:value-type="float">
            <text:p>0,0510395889254557</text:p>
          </table:table-cell>
          <table:table-cell table:formula="of:=([.E462]-[.J462])/[.$Q462]" office:value-type="float" office:value="0.0100361788931249" calcext:value-type="float">
            <text:p>0,0100361788931249</text:p>
          </table:table-cell>
          <table:table-cell table:formula="of:=[$Planilha1.$Q$205]" office:value-type="float" office:value="1.51561563472294" calcext:value-type="float">
            <text:p>1,51561563472294</text:p>
          </table:table-cell>
          <table:table-cell table:formula="of:=[$Planilha1.$R$205]" office:value-type="float" office:value="121" calcext:value-type="float">
            <text:p>121</text:p>
          </table:table-cell>
          <table:table-cell table:number-columns-repeated="42"/>
          <table:table-cell table:formula="of:=[$Planilha1.$BI$205]" office:value-type="float" office:value="121" calcext:value-type="float">
            <text:p>121</text:p>
          </table:table-cell>
          <table:table-cell table:number-columns-repeated="41"/>
        </table:table-row>
        <table:table-row table:style-name="ro1">
          <table:table-cell table:formula="of:=[$Planilha1.$A$206]" office:value-type="float" office:value="122" calcext:value-type="float">
            <text:p>122</text:p>
          </table:table-cell>
          <table:table-cell table:formula="of:=[$Planilha1.$B$206]" office:value-type="float" office:value="121.729323308271" calcext:value-type="float">
            <text:p>121,729323308271</text:p>
          </table:table-cell>
          <table:table-cell table:formula="of:=[$Planilha1.$C$206]" office:value-type="float" office:value="-21.9161954887218" calcext:value-type="float">
            <text:p>-21,9161954887218</text:p>
          </table:table-cell>
          <table:table-cell table:formula="of:=[.D462]+[.$B$439]" office:value-type="float" office:value="-0.00476041937109432" calcext:value-type="float">
            <text:p>-0,00476041937109432</text:p>
          </table:table-cell>
          <table:table-cell table:formula="of:=[.E462]+[.$B$440]" office:value-type="float" office:value="0.838205285570176" calcext:value-type="float">
            <text:p>0,838205285570176</text:p>
          </table:table-cell>
          <table:table-cell table:formula="of:=[.F462]+[.$B$441]" office:value-type="float" office:value="0.315919416455971" calcext:value-type="float">
            <text:p>0,315919416455971</text:p>
          </table:table-cell>
          <table:table-cell table:formula="of:=[$Planilha1.$F$206]" office:value-type="float" office:value="117.941176470588" calcext:value-type="float">
            <text:p>117,941176470588</text:p>
          </table:table-cell>
          <table:table-cell table:formula="of:=[$Planilha1.$G$206]" office:value-type="float" office:value="-23.7109411764706" calcext:value-type="float">
            <text:p>-23,7109411764706</text:p>
          </table:table-cell>
          <table:table-cell table:formula="of:=[.I462]+[.$E$439]" office:value-type="float" office:value="-0.198105876755673" calcext:value-type="float">
            <text:p>-0,198105876755673</text:p>
          </table:table-cell>
          <table:table-cell table:formula="of:=[.J462]+[.$E$440]" office:value-type="float" office:value="0.800186766233769" calcext:value-type="float">
            <text:p>0,800186766233769</text:p>
          </table:table-cell>
          <table:table-cell table:formula="of:=[.K462]+[.$E$441]" office:value-type="float" office:value="0.280192816769344" calcext:value-type="float">
            <text:p>0,280192816769344</text:p>
          </table:table-cell>
          <table:table-cell table:number-columns-repeated="5"/>
          <table:table-cell table:formula="of:=[.B463]-[.G463]" office:value-type="float" office:value="3.78814683768248" calcext:value-type="float">
            <text:p>3,78814683768248</text:p>
          </table:table-cell>
          <table:table-cell table:formula="of:=[.C463]-[.H463]" office:value-type="float" office:value="1.7947456877488" calcext:value-type="float">
            <text:p>1,7947456877488</text:p>
          </table:table-cell>
          <table:table-cell table:formula="of:=[$Planilha1.$P$206]" office:value-type="float" office:value="0.448686421937201" calcext:value-type="float">
            <text:p>0,448686421937201</text:p>
          </table:table-cell>
          <table:table-cell table:formula="of:=([.D463]-[.I463])/[.Q463]" office:value-type="float" office:value="0.0510395889254557" calcext:value-type="float">
            <text:p>0,0510395889254557</text:p>
          </table:table-cell>
          <table:table-cell table:formula="of:=([.E463]-[.J463])/[.$Q463]" office:value-type="float" office:value="0.0100361788931249" calcext:value-type="float">
            <text:p>0,0100361788931249</text:p>
          </table:table-cell>
          <table:table-cell table:formula="of:=[$Planilha1.$Q$206]" office:value-type="float" office:value="1.62387389434601" calcext:value-type="float">
            <text:p>1,62387389434601</text:p>
          </table:table-cell>
          <table:table-cell table:formula="of:=[$Planilha1.$R$206]" office:value-type="float" office:value="122" calcext:value-type="float">
            <text:p>122</text:p>
          </table:table-cell>
          <table:table-cell table:number-columns-repeated="42"/>
          <table:table-cell table:formula="of:=[$Planilha1.$BI$206]" office:value-type="float" office:value="122" calcext:value-type="float">
            <text:p>122</text:p>
          </table:table-cell>
          <table:table-cell table:number-columns-repeated="41"/>
        </table:table-row>
        <table:table-row table:style-name="ro1">
          <table:table-cell table:formula="of:=[$Planilha1.$A$207]" office:value-type="float" office:value="123" calcext:value-type="float">
            <text:p>123</text:p>
          </table:table-cell>
          <table:table-cell table:formula="of:=[$Planilha1.$B$207]" office:value-type="float" office:value="121.511278195489" calcext:value-type="float">
            <text:p>121,511278195489</text:p>
          </table:table-cell>
          <table:table-cell table:formula="of:=[$Planilha1.$C$207]" office:value-type="float" office:value="-21.9230751879699" calcext:value-type="float">
            <text:p>-21,9230751879699</text:p>
          </table:table-cell>
          <table:table-cell table:formula="of:=[.D463]+[.$B$439]" office:value-type="float" office:value="-0.00196508025906138" calcext:value-type="float">
            <text:p>-0,00196508025906138</text:p>
          </table:table-cell>
          <table:table-cell table:formula="of:=[.E463]+[.$B$440]" office:value-type="float" office:value="0.829594562109551" calcext:value-type="float">
            <text:p>0,829594562109551</text:p>
          </table:table-cell>
          <table:table-cell table:formula="of:=[.F463]+[.$B$441]" office:value-type="float" office:value="0.320377799133364" calcext:value-type="float">
            <text:p>0,320377799133364</text:p>
          </table:table-cell>
          <table:table-cell table:formula="of:=[$Planilha1.$F$207]" office:value-type="float" office:value="117.470588235294" calcext:value-type="float">
            <text:p>117,470588235294</text:p>
          </table:table-cell>
          <table:table-cell table:formula="of:=[$Planilha1.$G$207]" office:value-type="float" office:value="-23.8374705882353" calcext:value-type="float">
            <text:p>-23,8374705882353</text:p>
          </table:table-cell>
          <table:table-cell table:formula="of:=[.I463]+[.$E$439]" office:value-type="float" office:value="-0.208200234802612" calcext:value-type="float">
            <text:p>-0,208200234802612</text:p>
          </table:table-cell>
          <table:table-cell table:formula="of:=[.J463]+[.$E$440]" office:value-type="float" office:value="0.789041474817384" calcext:value-type="float">
            <text:p>0,789041474817384</text:p>
          </table:table-cell>
          <table:table-cell table:formula="of:=[.K463]+[.$E$441]" office:value-type="float" office:value="0.282269426134296" calcext:value-type="float">
            <text:p>0,282269426134296</text:p>
          </table:table-cell>
          <table:table-cell table:number-columns-repeated="5"/>
          <table:table-cell table:formula="of:=[.B464]-[.G464]" office:value-type="float" office:value="4.04068996019464" calcext:value-type="float">
            <text:p>4,04068996019464</text:p>
          </table:table-cell>
          <table:table-cell table:formula="of:=[.C464]-[.H464]" office:value-type="float" office:value="1.91439540026539" calcext:value-type="float">
            <text:p>1,91439540026539</text:p>
          </table:table-cell>
          <table:table-cell table:formula="of:=[$Planilha1.$P$207]" office:value-type="float" office:value="0.382879080053078" calcext:value-type="float">
            <text:p>0,382879080053078</text:p>
          </table:table-cell>
          <table:table-cell table:formula="of:=([.D464]-[.I464])/[.Q464]" office:value-type="float" office:value="0.0510395889254557" calcext:value-type="float">
            <text:p>0,0510395889254557</text:p>
          </table:table-cell>
          <table:table-cell table:formula="of:=([.E464]-[.J464])/[.$Q464]" office:value-type="float" office:value="0.0100361788931249" calcext:value-type="float">
            <text:p>0,0100361788931249</text:p>
          </table:table-cell>
          <table:table-cell table:formula="of:=[$Planilha1.$Q$207]" office:value-type="float" office:value="1.38570572317526" calcext:value-type="float">
            <text:p>1,38570572317526</text:p>
          </table:table-cell>
          <table:table-cell table:formula="of:=[$Planilha1.$R$207]" office:value-type="float" office:value="123" calcext:value-type="float">
            <text:p>123</text:p>
          </table:table-cell>
          <table:table-cell table:number-columns-repeated="42"/>
          <table:table-cell table:formula="of:=[$Planilha1.$BI$207]" office:value-type="float" office:value="123" calcext:value-type="float">
            <text:p>123</text:p>
          </table:table-cell>
          <table:table-cell table:number-columns-repeated="41"/>
        </table:table-row>
        <table:table-row table:style-name="ro1">
          <table:table-cell table:formula="of:=[$Planilha1.$A$208]" office:value-type="float" office:value="124" calcext:value-type="float">
            <text:p>124</text:p>
          </table:table-cell>
          <table:table-cell table:formula="of:=[$Planilha1.$B$208]" office:value-type="float" office:value="121.293233082707" calcext:value-type="float">
            <text:p>121,293233082707</text:p>
          </table:table-cell>
          <table:table-cell table:formula="of:=[$Planilha1.$C$208]" office:value-type="float" office:value="-21.929954887218" calcext:value-type="float">
            <text:p>-21,929954887218</text:p>
          </table:table-cell>
          <table:table-cell table:formula="of:=[.D464]+[.$B$439]" office:value-type="float" office:value="0.000830258852971552" calcext:value-type="float">
            <text:p>0,000830258852971552</text:p>
          </table:table-cell>
          <table:table-cell table:formula="of:=[.E464]+[.$B$440]" office:value-type="float" office:value="0.820983838648927" calcext:value-type="float">
            <text:p>0,820983838648927</text:p>
          </table:table-cell>
          <table:table-cell table:formula="of:=[.F464]+[.$B$441]" office:value-type="float" office:value="0.324836181810757" calcext:value-type="float">
            <text:p>0,324836181810757</text:p>
          </table:table-cell>
          <table:table-cell table:formula="of:=[$Planilha1.$F$208]" office:value-type="float" office:value="117" calcext:value-type="float">
            <text:p>117</text:p>
          </table:table-cell>
          <table:table-cell table:formula="of:=[$Planilha1.$G$208]" office:value-type="float" office:value="-23.964" calcext:value-type="float">
            <text:p>-23,964</text:p>
          </table:table-cell>
          <table:table-cell table:formula="of:=[.I464]+[.$E$439]" office:value-type="float" office:value="-0.218294592849551" calcext:value-type="float">
            <text:p>-0,218294592849551</text:p>
          </table:table-cell>
          <table:table-cell table:formula="of:=[.J464]+[.$E$440]" office:value-type="float" office:value="0.777896183400999" calcext:value-type="float">
            <text:p>0,777896183400999</text:p>
          </table:table-cell>
          <table:table-cell table:formula="of:=[.K464]+[.$E$441]" office:value-type="float" office:value="0.284346035499247" calcext:value-type="float">
            <text:p>0,284346035499247</text:p>
          </table:table-cell>
          <table:table-cell table:number-columns-repeated="5"/>
          <table:table-cell table:formula="of:=[.B465]-[.G465]" office:value-type="float" office:value="4.29323308270681" calcext:value-type="float">
            <text:p>4,29323308270681</text:p>
          </table:table-cell>
          <table:table-cell table:formula="of:=[.C465]-[.H465]" office:value-type="float" office:value="2.03404511278198" calcext:value-type="float">
            <text:p>2,03404511278198</text:p>
          </table:table-cell>
          <table:table-cell table:formula="of:=[$Planilha1.$P$208]" office:value-type="float" office:value="0.508511278195495" calcext:value-type="float">
            <text:p>0,508511278195495</text:p>
          </table:table-cell>
          <table:table-cell table:formula="of:=([.D465]-[.I465])/[.Q465]" office:value-type="float" office:value="0.0510395889254557" calcext:value-type="float">
            <text:p>0,0510395889254557</text:p>
          </table:table-cell>
          <table:table-cell table:formula="of:=([.E465]-[.J465])/[.$Q465]" office:value-type="float" office:value="0.0100361788931249" calcext:value-type="float">
            <text:p>0,0100361788931249</text:p>
          </table:table-cell>
          <table:table-cell table:formula="of:=[$Planilha1.$Q$208]" office:value-type="float" office:value="1.84039041359214" calcext:value-type="float">
            <text:p>1,84039041359214</text:p>
          </table:table-cell>
          <table:table-cell table:formula="of:=[$Planilha1.$R$208]" office:value-type="float" office:value="124" calcext:value-type="float">
            <text:p>124</text:p>
          </table:table-cell>
          <table:table-cell table:number-columns-repeated="32"/>
          <table:table-cell table:formula="of:=[$Planilha1.$AY$208]" office:value-type="float" office:value="-23.964" calcext:value-type="float">
            <text:p>-23,964</text:p>
          </table:table-cell>
          <table:table-cell table:formula="of:=[$Planilha1.$AZ$208]" office:value-type="float" office:value="-23.4554887218045" calcext:value-type="float">
            <text:p>-23,4554887218045</text:p>
          </table:table-cell>
          <table:table-cell table:formula="of:=[$Planilha1.$BA$208]" office:value-type="float" office:value="-22.946977443609" calcext:value-type="float">
            <text:p>-22,946977443609</text:p>
          </table:table-cell>
          <table:table-cell table:formula="of:=[$Planilha1.$BB$208]" office:value-type="float" office:value="-22.4384661654135" calcext:value-type="float">
            <text:p>-22,4384661654135</text:p>
          </table:table-cell>
          <table:table-cell table:formula="of:=[$Planilha1.$BC$208]" office:value-type="float" office:value="-21.929954887218" calcext:value-type="float">
            <text:p>-21,929954887218</text:p>
          </table:table-cell>
          <table:table-cell table:number-columns-repeated="5"/>
          <table:table-cell table:formula="of:=[$Planilha1.$BI$208]" office:value-type="float" office:value="124" calcext:value-type="float">
            <text:p>124</text:p>
          </table:table-cell>
          <table:table-cell table:number-columns-repeated="32"/>
          <table:table-cell table:formula="of:=[$Planilha1.$CP$208]" office:value-type="float" office:value="0" calcext:value-type="float">
            <text:p>0</text:p>
          </table:table-cell>
          <table:table-cell table:formula="of:=[$Planilha1.$CQ$208]" office:value-type="float" office:value="0.508511278195495" calcext:value-type="float">
            <text:p>0,508511278195495</text:p>
          </table:table-cell>
          <table:table-cell table:formula="of:=[$Planilha1.$CR$208]" office:value-type="float" office:value="1.01702255639099" calcext:value-type="float">
            <text:p>1,01702255639099</text:p>
          </table:table-cell>
          <table:table-cell table:formula="of:=[$Planilha1.$CS$208]" office:value-type="float" office:value="1.52553383458648" calcext:value-type="float">
            <text:p>1,52553383458648</text:p>
          </table:table-cell>
          <table:table-cell table:formula="of:=[$Planilha1.$CT$208]" office:value-type="float" office:value="2.03404511278198" calcext:value-type="float">
            <text:p>2,03404511278198</text:p>
          </table:table-cell>
          <table:table-cell table:number-columns-repeated="4"/>
        </table:table-row>
        <table:table-row table:style-name="ro1">
          <table:table-cell table:formula="of:=[$Planilha1.$A$209]" office:value-type="float" office:value="125" calcext:value-type="float">
            <text:p>125</text:p>
          </table:table-cell>
          <table:table-cell table:formula="of:=[$Planilha1.$B$209]" office:value-type="float" office:value="121.075187969925" calcext:value-type="float">
            <text:p>121,075187969925</text:p>
          </table:table-cell>
          <table:table-cell table:formula="of:=[$Planilha1.$C$209]" office:value-type="float" office:value="-21.9368345864662" calcext:value-type="float">
            <text:p>-21,9368345864662</text:p>
          </table:table-cell>
          <table:table-cell table:formula="of:=[.D465]+[.$B$439]" office:value-type="float" office:value="0.00362559796500449" calcext:value-type="float">
            <text:p>0,00362559796500449</text:p>
          </table:table-cell>
          <table:table-cell table:formula="of:=[.E465]+[.$B$440]" office:value-type="float" office:value="0.812373115188303" calcext:value-type="float">
            <text:p>0,812373115188303</text:p>
          </table:table-cell>
          <table:table-cell table:formula="of:=[.F465]+[.$B$441]" office:value-type="float" office:value="0.32929456448815" calcext:value-type="float">
            <text:p>0,32929456448815</text:p>
          </table:table-cell>
          <table:table-cell table:formula="of:=[$Planilha1.$F$209]" office:value-type="float" office:value="116.529411764706" calcext:value-type="float">
            <text:p>116,529411764706</text:p>
          </table:table-cell>
          <table:table-cell table:formula="of:=[$Planilha1.$G$209]" office:value-type="float" office:value="-24.0905294117647" calcext:value-type="float">
            <text:p>-24,0905294117647</text:p>
          </table:table-cell>
          <table:table-cell table:formula="of:=[.I465]+[.$E$439]" office:value-type="float" office:value="-0.228388950896489" calcext:value-type="float">
            <text:p>-0,228388950896489</text:p>
          </table:table-cell>
          <table:table-cell table:formula="of:=[.J465]+[.$E$440]" office:value-type="float" office:value="0.766750891984614" calcext:value-type="float">
            <text:p>0,766750891984614</text:p>
          </table:table-cell>
          <table:table-cell table:formula="of:=[.K465]+[.$E$441]" office:value-type="float" office:value="0.286422644864199" calcext:value-type="float">
            <text:p>0,286422644864199</text:p>
          </table:table-cell>
          <table:table-cell table:number-columns-repeated="5"/>
          <table:table-cell table:formula="of:=[.B466]-[.G466]" office:value-type="float" office:value="4.54577620521897" calcext:value-type="float">
            <text:p>4,54577620521897</text:p>
          </table:table-cell>
          <table:table-cell table:formula="of:=[.C466]-[.H466]" office:value-type="float" office:value="2.15369482529857" calcext:value-type="float">
            <text:p>2,15369482529857</text:p>
          </table:table-cell>
          <table:table-cell table:formula="of:=[$Planilha1.$P$209]" office:value-type="float" office:value="0.538423706324641" calcext:value-type="float">
            <text:p>0,538423706324641</text:p>
          </table:table-cell>
          <table:table-cell table:formula="of:=([.D466]-[.I466])/[.Q466]" office:value-type="float" office:value="0.0510395889254557" calcext:value-type="float">
            <text:p>0,0510395889254557</text:p>
          </table:table-cell>
          <table:table-cell table:formula="of:=([.E466]-[.J466])/[.$Q466]" office:value-type="float" office:value="0.0100361788931249" calcext:value-type="float">
            <text:p>0,0100361788931249</text:p>
          </table:table-cell>
          <table:table-cell table:formula="of:=[$Planilha1.$Q$209]" office:value-type="float" office:value="1.94864867321521" calcext:value-type="float">
            <text:p>1,94864867321521</text:p>
          </table:table-cell>
          <table:table-cell table:formula="of:=[$Planilha1.$R$209]" office:value-type="float" office:value="125" calcext:value-type="float">
            <text:p>125</text:p>
          </table:table-cell>
          <table:table-cell table:number-columns-repeated="42"/>
          <table:table-cell table:formula="of:=[$Planilha1.$BI$209]" office:value-type="float" office:value="125" calcext:value-type="float">
            <text:p>125</text:p>
          </table:table-cell>
          <table:table-cell table:number-columns-repeated="41"/>
        </table:table-row>
        <table:table-row table:style-name="ro1">
          <table:table-cell table:formula="of:=[$Planilha1.$A$210]" office:value-type="float" office:value="126" calcext:value-type="float">
            <text:p>126</text:p>
          </table:table-cell>
          <table:table-cell table:formula="of:=[$Planilha1.$B$210]" office:value-type="float" office:value="120.857142857143" calcext:value-type="float">
            <text:p>120,857142857143</text:p>
          </table:table-cell>
          <table:table-cell table:formula="of:=[$Planilha1.$C$210]" office:value-type="float" office:value="-21.9437142857143" calcext:value-type="float">
            <text:p>-21,9437142857143</text:p>
          </table:table-cell>
          <table:table-cell table:formula="of:=[.D466]+[.$B$439]" office:value-type="float" office:value="0.00642093707703742" calcext:value-type="float">
            <text:p>0,00642093707703742</text:p>
          </table:table-cell>
          <table:table-cell table:formula="of:=[.E466]+[.$B$440]" office:value-type="float" office:value="0.803762391727678" calcext:value-type="float">
            <text:p>0,803762391727678</text:p>
          </table:table-cell>
          <table:table-cell table:formula="of:=[.F466]+[.$B$441]" office:value-type="float" office:value="0.333752947165544" calcext:value-type="float">
            <text:p>0,333752947165544</text:p>
          </table:table-cell>
          <table:table-cell table:formula="of:=[$Planilha1.$F$210]" office:value-type="float" office:value="116.058823529412" calcext:value-type="float">
            <text:p>116,058823529412</text:p>
          </table:table-cell>
          <table:table-cell table:formula="of:=[$Planilha1.$G$210]" office:value-type="float" office:value="-24.2170588235294" calcext:value-type="float">
            <text:p>-24,2170588235294</text:p>
          </table:table-cell>
          <table:table-cell table:formula="of:=[.I466]+[.$E$439]" office:value-type="float" office:value="-0.238483308943428" calcext:value-type="float">
            <text:p>-0,238483308943428</text:p>
          </table:table-cell>
          <table:table-cell table:formula="of:=[.J466]+[.$E$440]" office:value-type="float" office:value="0.75560560056823" calcext:value-type="float">
            <text:p>0,75560560056823</text:p>
          </table:table-cell>
          <table:table-cell table:formula="of:=[.K466]+[.$E$441]" office:value-type="float" office:value="0.28849925422915" calcext:value-type="float">
            <text:p>0,28849925422915</text:p>
          </table:table-cell>
          <table:table-cell table:number-columns-repeated="5"/>
          <table:table-cell table:formula="of:=[.B467]-[.G467]" office:value-type="float" office:value="4.79831932773114" calcext:value-type="float">
            <text:p>4,79831932773114</text:p>
          </table:table-cell>
          <table:table-cell table:formula="of:=[.C467]-[.H467]" office:value-type="float" office:value="2.27334453781515" calcext:value-type="float">
            <text:p>2,27334453781515</text:p>
          </table:table-cell>
          <table:table-cell table:formula="of:=[$Planilha1.$P$210]" office:value-type="float" office:value="0.45466890756303" calcext:value-type="float">
            <text:p>0,45466890756303</text:p>
          </table:table-cell>
          <table:table-cell table:formula="of:=([.D467]-[.I467])/[.Q467]" office:value-type="float" office:value="0.0510395889254557" calcext:value-type="float">
            <text:p>0,0510395889254557</text:p>
          </table:table-cell>
          <table:table-cell table:formula="of:=([.E467]-[.J467])/[.$Q467]" office:value-type="float" office:value="0.0100361788931249" calcext:value-type="float">
            <text:p>0,0100361788931249</text:p>
          </table:table-cell>
          <table:table-cell table:formula="of:=[$Planilha1.$Q$210]" office:value-type="float" office:value="1.64552554627062" calcext:value-type="float">
            <text:p>1,64552554627062</text:p>
          </table:table-cell>
          <table:table-cell table:formula="of:=[$Planilha1.$R$210]" office:value-type="float" office:value="126" calcext:value-type="float">
            <text:p>126</text:p>
          </table:table-cell>
          <table:table-cell table:number-columns-repeated="42"/>
          <table:table-cell table:formula="of:=[$Planilha1.$BI$210]" office:value-type="float" office:value="126" calcext:value-type="float">
            <text:p>126</text:p>
          </table:table-cell>
          <table:table-cell table:number-columns-repeated="41"/>
        </table:table-row>
        <table:table-row table:style-name="ro1">
          <table:table-cell table:formula="of:=[$Planilha1.$A$211]" office:value-type="float" office:value="127" calcext:value-type="float">
            <text:p>127</text:p>
          </table:table-cell>
          <table:table-cell table:formula="of:=[$Planilha1.$B$211]" office:value-type="float" office:value="120.639097744361" calcext:value-type="float">
            <text:p>120,639097744361</text:p>
          </table:table-cell>
          <table:table-cell table:formula="of:=[$Planilha1.$C$211]" office:value-type="float" office:value="-21.9505939849624" calcext:value-type="float">
            <text:p>-21,9505939849624</text:p>
          </table:table-cell>
          <table:table-cell table:formula="of:=[.D467]+[.$B$439]" office:value-type="float" office:value="0.00921627618907035" calcext:value-type="float">
            <text:p>0,00921627618907035</text:p>
          </table:table-cell>
          <table:table-cell table:formula="of:=[.E467]+[.$B$440]" office:value-type="float" office:value="0.795151668267054" calcext:value-type="float">
            <text:p>0,795151668267054</text:p>
          </table:table-cell>
          <table:table-cell table:formula="of:=[.F467]+[.$B$441]" office:value-type="float" office:value="0.338211329842937" calcext:value-type="float">
            <text:p>0,338211329842937</text:p>
          </table:table-cell>
          <table:table-cell table:formula="of:=[$Planilha1.$F$211]" office:value-type="float" office:value="115.588235294118" calcext:value-type="float">
            <text:p>115,588235294118</text:p>
          </table:table-cell>
          <table:table-cell table:formula="of:=[$Planilha1.$G$211]" office:value-type="float" office:value="-24.3435882352941" calcext:value-type="float">
            <text:p>-24,3435882352941</text:p>
          </table:table-cell>
          <table:table-cell table:formula="of:=[.I467]+[.$E$439]" office:value-type="float" office:value="-0.248577666990367" calcext:value-type="float">
            <text:p>-0,248577666990367</text:p>
          </table:table-cell>
          <table:table-cell table:formula="of:=[.J467]+[.$E$440]" office:value-type="float" office:value="0.744460309151845" calcext:value-type="float">
            <text:p>0,744460309151845</text:p>
          </table:table-cell>
          <table:table-cell table:formula="of:=[.K467]+[.$E$441]" office:value-type="float" office:value="0.290575863594102" calcext:value-type="float">
            <text:p>0,290575863594102</text:p>
          </table:table-cell>
          <table:table-cell table:number-columns-repeated="5"/>
          <table:table-cell table:formula="of:=[.B468]-[.G468]" office:value-type="float" office:value="5.0508624502433" calcext:value-type="float">
            <text:p>5,0508624502433</text:p>
          </table:table-cell>
          <table:table-cell table:formula="of:=[.C468]-[.H468]" office:value-type="float" office:value="2.39299425033174" calcext:value-type="float">
            <text:p>2,39299425033174</text:p>
          </table:table-cell>
          <table:table-cell table:formula="of:=[$Planilha1.$P$211]" office:value-type="float" office:value="0.478598850066348" calcext:value-type="float">
            <text:p>0,478598850066348</text:p>
          </table:table-cell>
          <table:table-cell table:formula="of:=([.D468]-[.I468])/[.Q468]" office:value-type="float" office:value="0.0510395889254557" calcext:value-type="float">
            <text:p>0,0510395889254557</text:p>
          </table:table-cell>
          <table:table-cell table:formula="of:=([.E468]-[.J468])/[.$Q468]" office:value-type="float" office:value="0.0100361788931249" calcext:value-type="float">
            <text:p>0,0100361788931249</text:p>
          </table:table-cell>
          <table:table-cell table:formula="of:=[$Planilha1.$Q$211]" office:value-type="float" office:value="1.73213215396908" calcext:value-type="float">
            <text:p>1,73213215396908</text:p>
          </table:table-cell>
          <table:table-cell table:formula="of:=[$Planilha1.$R$211]" office:value-type="float" office:value="127" calcext:value-type="float">
            <text:p>127</text:p>
          </table:table-cell>
          <table:table-cell table:number-columns-repeated="42"/>
          <table:table-cell table:formula="of:=[$Planilha1.$BI$211]" office:value-type="float" office:value="127" calcext:value-type="float">
            <text:p>127</text:p>
          </table:table-cell>
          <table:table-cell table:number-columns-repeated="41"/>
        </table:table-row>
        <table:table-row table:style-name="ro1">
          <table:table-cell table:formula="of:=[$Planilha1.$A$212]" office:value-type="float" office:value="128" calcext:value-type="float">
            <text:p>128</text:p>
          </table:table-cell>
          <table:table-cell table:formula="of:=[$Planilha1.$B$212]" office:value-type="float" office:value="120.421052631579" calcext:value-type="float">
            <text:p>120,421052631579</text:p>
          </table:table-cell>
          <table:table-cell table:formula="of:=[$Planilha1.$C$212]" office:value-type="float" office:value="-21.9574736842105" calcext:value-type="float">
            <text:p>-21,9574736842105</text:p>
          </table:table-cell>
          <table:table-cell table:formula="of:=[.D468]+[.$B$439]" office:value-type="float" office:value="0.0120116153011033" calcext:value-type="float">
            <text:p>0,0120116153011033</text:p>
          </table:table-cell>
          <table:table-cell table:formula="of:=[.E468]+[.$B$440]" office:value-type="float" office:value="0.786540944806429" calcext:value-type="float">
            <text:p>0,786540944806429</text:p>
          </table:table-cell>
          <table:table-cell table:formula="of:=[.F468]+[.$B$441]" office:value-type="float" office:value="0.34266971252033" calcext:value-type="float">
            <text:p>0,34266971252033</text:p>
          </table:table-cell>
          <table:table-cell table:formula="of:=[$Planilha1.$F$212]" office:value-type="float" office:value="115.117647058824" calcext:value-type="float">
            <text:p>115,117647058824</text:p>
          </table:table-cell>
          <table:table-cell table:formula="of:=[$Planilha1.$G$212]" office:value-type="float" office:value="-24.4701176470588" calcext:value-type="float">
            <text:p>-24,4701176470588</text:p>
          </table:table-cell>
          <table:table-cell table:formula="of:=[.I468]+[.$E$439]" office:value-type="float" office:value="-0.258672025037306" calcext:value-type="float">
            <text:p>-0,258672025037306</text:p>
          </table:table-cell>
          <table:table-cell table:formula="of:=[.J468]+[.$E$440]" office:value-type="float" office:value="0.73331501773546" calcext:value-type="float">
            <text:p>0,73331501773546</text:p>
          </table:table-cell>
          <table:table-cell table:formula="of:=[.K468]+[.$E$441]" office:value-type="float" office:value="0.292652472959053" calcext:value-type="float">
            <text:p>0,292652472959053</text:p>
          </table:table-cell>
          <table:table-cell table:number-columns-repeated="5"/>
          <table:table-cell table:formula="of:=[.B469]-[.G469]" office:value-type="float" office:value="5.30340557275547" calcext:value-type="float">
            <text:p>5,30340557275547</text:p>
          </table:table-cell>
          <table:table-cell table:formula="of:=[.C469]-[.H469]" office:value-type="float" office:value="2.51264396284833" calcext:value-type="float">
            <text:p>2,51264396284833</text:p>
          </table:table-cell>
          <table:table-cell table:formula="of:=[$Planilha1.$P$212]" office:value-type="float" office:value="0.502528792569665" calcext:value-type="float">
            <text:p>0,502528792569665</text:p>
          </table:table-cell>
          <table:table-cell table:formula="of:=([.D469]-[.I469])/[.Q469]" office:value-type="float" office:value="0.0510395889254557" calcext:value-type="float">
            <text:p>0,0510395889254557</text:p>
          </table:table-cell>
          <table:table-cell table:formula="of:=([.E469]-[.J469])/[.$Q469]" office:value-type="float" office:value="0.0100361788931249" calcext:value-type="float">
            <text:p>0,0100361788931249</text:p>
          </table:table-cell>
          <table:table-cell table:formula="of:=[$Planilha1.$Q$212]" office:value-type="float" office:value="1.81873876166753" calcext:value-type="float">
            <text:p>1,81873876166753</text:p>
          </table:table-cell>
          <table:table-cell table:formula="of:=[$Planilha1.$R$212]" office:value-type="float" office:value="128" calcext:value-type="float">
            <text:p>128</text:p>
          </table:table-cell>
          <table:table-cell table:number-columns-repeated="42"/>
          <table:table-cell table:formula="of:=[$Planilha1.$BI$212]" office:value-type="float" office:value="128" calcext:value-type="float">
            <text:p>128</text:p>
          </table:table-cell>
          <table:table-cell table:number-columns-repeated="41"/>
        </table:table-row>
        <table:table-row table:style-name="ro1">
          <table:table-cell table:formula="of:=[$Planilha1.$A$213]" office:value-type="float" office:value="129" calcext:value-type="float">
            <text:p>129</text:p>
          </table:table-cell>
          <table:table-cell table:formula="of:=[$Planilha1.$B$213]" office:value-type="float" office:value="120.203007518797" calcext:value-type="float">
            <text:p>120,203007518797</text:p>
          </table:table-cell>
          <table:table-cell table:formula="of:=[$Planilha1.$C$213]" office:value-type="float" office:value="-21.9643533834586" calcext:value-type="float">
            <text:p>-21,9643533834586</text:p>
          </table:table-cell>
          <table:table-cell table:formula="of:=[.D469]+[.$B$439]" office:value-type="float" office:value="0.0148069544131362" calcext:value-type="float">
            <text:p>0,0148069544131362</text:p>
          </table:table-cell>
          <table:table-cell table:formula="of:=[.E469]+[.$B$440]" office:value-type="float" office:value="0.777930221345805" calcext:value-type="float">
            <text:p>0,777930221345805</text:p>
          </table:table-cell>
          <table:table-cell table:formula="of:=[.F469]+[.$B$441]" office:value-type="float" office:value="0.347128095197724" calcext:value-type="float">
            <text:p>0,347128095197724</text:p>
          </table:table-cell>
          <table:table-cell table:formula="of:=[$Planilha1.$F$213]" office:value-type="float" office:value="114.647058823529" calcext:value-type="float">
            <text:p>114,647058823529</text:p>
          </table:table-cell>
          <table:table-cell table:formula="of:=[$Planilha1.$G$213]" office:value-type="float" office:value="-24.5966470588236" calcext:value-type="float">
            <text:p>-24,5966470588236</text:p>
          </table:table-cell>
          <table:table-cell table:formula="of:=[.I469]+[.$E$439]" office:value-type="float" office:value="-0.268766383084245" calcext:value-type="float">
            <text:p>-0,268766383084245</text:p>
          </table:table-cell>
          <table:table-cell table:formula="of:=[.J469]+[.$E$440]" office:value-type="float" office:value="0.722169726319075" calcext:value-type="float">
            <text:p>0,722169726319075</text:p>
          </table:table-cell>
          <table:table-cell table:formula="of:=[.K469]+[.$E$441]" office:value-type="float" office:value="0.294729082324005" calcext:value-type="float">
            <text:p>0,294729082324005</text:p>
          </table:table-cell>
          <table:table-cell table:number-columns-repeated="5"/>
          <table:table-cell table:formula="of:=[.B470]-[.G470]" office:value-type="float" office:value="5.55594869526763" calcext:value-type="float">
            <text:p>5,55594869526763</text:p>
          </table:table-cell>
          <table:table-cell table:formula="of:=[.C470]-[.H470]" office:value-type="float" office:value="2.63229367536491" calcext:value-type="float">
            <text:p>2,63229367536491</text:p>
          </table:table-cell>
          <table:table-cell table:formula="of:=[$Planilha1.$P$213]" office:value-type="float" office:value="0.526458735072983" calcext:value-type="float">
            <text:p>0,526458735072983</text:p>
          </table:table-cell>
          <table:table-cell table:formula="of:=([.D470]-[.I470])/[.Q470]" office:value-type="float" office:value="0.0510395889254557" calcext:value-type="float">
            <text:p>0,0510395889254557</text:p>
          </table:table-cell>
          <table:table-cell table:formula="of:=([.E470]-[.J470])/[.$Q470]" office:value-type="float" office:value="0.0100361788931249" calcext:value-type="float">
            <text:p>0,0100361788931249</text:p>
          </table:table-cell>
          <table:table-cell table:formula="of:=[$Planilha1.$Q$213]" office:value-type="float" office:value="1.90534536936598" calcext:value-type="float">
            <text:p>1,90534536936598</text:p>
          </table:table-cell>
          <table:table-cell table:formula="of:=[$Planilha1.$R$213]" office:value-type="float" office:value="129" calcext:value-type="float">
            <text:p>129</text:p>
          </table:table-cell>
          <table:table-cell table:number-columns-repeated="42"/>
          <table:table-cell table:formula="of:=[$Planilha1.$BI$213]" office:value-type="float" office:value="129" calcext:value-type="float">
            <text:p>129</text:p>
          </table:table-cell>
          <table:table-cell table:number-columns-repeated="41"/>
        </table:table-row>
        <table:table-row table:style-name="ro1">
          <table:table-cell table:formula="of:=[$Planilha1.$A$214]" office:value-type="float" office:value="130" calcext:value-type="float">
            <text:p>130</text:p>
          </table:table-cell>
          <table:table-cell table:formula="of:=[$Planilha1.$B$214]" office:value-type="float" office:value="119.984962406015" calcext:value-type="float">
            <text:p>119,984962406015</text:p>
          </table:table-cell>
          <table:table-cell table:formula="of:=[$Planilha1.$C$214]" office:value-type="float" office:value="-21.9712330827068" calcext:value-type="float">
            <text:p>-21,9712330827068</text:p>
          </table:table-cell>
          <table:table-cell table:formula="of:=[.D470]+[.$B$439]" office:value-type="float" office:value="0.0176022935251692" calcext:value-type="float">
            <text:p>0,0176022935251692</text:p>
          </table:table-cell>
          <table:table-cell table:formula="of:=[.E470]+[.$B$440]" office:value-type="float" office:value="0.769319497885181" calcext:value-type="float">
            <text:p>0,769319497885181</text:p>
          </table:table-cell>
          <table:table-cell table:formula="of:=[.F470]+[.$B$441]" office:value-type="float" office:value="0.351586477875117" calcext:value-type="float">
            <text:p>0,351586477875117</text:p>
          </table:table-cell>
          <table:table-cell table:formula="of:=[$Planilha1.$F$214]" office:value-type="float" office:value="114.176470588235" calcext:value-type="float">
            <text:p>114,176470588235</text:p>
          </table:table-cell>
          <table:table-cell table:formula="of:=[$Planilha1.$G$214]" office:value-type="float" office:value="-24.7231764705883" calcext:value-type="float">
            <text:p>-24,7231764705883</text:p>
          </table:table-cell>
          <table:table-cell table:formula="of:=[.I470]+[.$E$439]" office:value-type="float" office:value="-0.278860741131184" calcext:value-type="float">
            <text:p>-0,278860741131184</text:p>
          </table:table-cell>
          <table:table-cell table:formula="of:=[.J470]+[.$E$440]" office:value-type="float" office:value="0.71102443490269" calcext:value-type="float">
            <text:p>0,71102443490269</text:p>
          </table:table-cell>
          <table:table-cell table:formula="of:=[.K470]+[.$E$441]" office:value-type="float" office:value="0.296805691688956" calcext:value-type="float">
            <text:p>0,296805691688956</text:p>
          </table:table-cell>
          <table:table-cell table:number-columns-repeated="5"/>
          <table:table-cell table:formula="of:=[.B471]-[.G471]" office:value-type="float" office:value="5.8084918177798" calcext:value-type="float">
            <text:p>5,8084918177798</text:p>
          </table:table-cell>
          <table:table-cell table:formula="of:=[.C471]-[.H471]" office:value-type="float" office:value="2.7519433878815" calcext:value-type="float">
            <text:p>2,7519433878815</text:p>
          </table:table-cell>
          <table:table-cell table:formula="of:=[$Planilha1.$P$214]" office:value-type="float" office:value="0.458657231313583" calcext:value-type="float">
            <text:p>0,458657231313583</text:p>
          </table:table-cell>
          <table:table-cell table:formula="of:=([.D471]-[.I471])/[.Q471]" office:value-type="float" office:value="0.0510395889254557" calcext:value-type="float">
            <text:p>0,0510395889254557</text:p>
          </table:table-cell>
          <table:table-cell table:formula="of:=([.E471]-[.J471])/[.$Q471]" office:value-type="float" office:value="0.0100361788931249" calcext:value-type="float">
            <text:p>0,0100361788931249</text:p>
          </table:table-cell>
          <table:table-cell table:formula="of:=[$Planilha1.$Q$214]" office:value-type="float" office:value="1.65995998088703" calcext:value-type="float">
            <text:p>1,65995998088703</text:p>
          </table:table-cell>
          <table:table-cell table:formula="of:=[$Planilha1.$R$214]" office:value-type="float" office:value="130" calcext:value-type="float">
            <text:p>130</text:p>
          </table:table-cell>
          <table:table-cell table:number-columns-repeated="42"/>
          <table:table-cell table:formula="of:=[$Planilha1.$BI$214]" office:value-type="float" office:value="130" calcext:value-type="float">
            <text:p>130</text:p>
          </table:table-cell>
          <table:table-cell table:number-columns-repeated="41"/>
        </table:table-row>
        <table:table-row table:style-name="ro1">
          <table:table-cell table:formula="of:=[$Planilha1.$A$215]" office:value-type="float" office:value="131" calcext:value-type="float">
            <text:p>131</text:p>
          </table:table-cell>
          <table:table-cell table:formula="of:=[$Planilha1.$B$215]" office:value-type="float" office:value="119.766917293233" calcext:value-type="float">
            <text:p>119,766917293233</text:p>
          </table:table-cell>
          <table:table-cell table:formula="of:=[$Planilha1.$C$215]" office:value-type="float" office:value="-21.9781127819549" calcext:value-type="float">
            <text:p>-21,9781127819549</text:p>
          </table:table-cell>
          <table:table-cell table:formula="of:=[.D471]+[.$B$439]" office:value-type="float" office:value="0.0203976326372021" calcext:value-type="float">
            <text:p>0,0203976326372021</text:p>
          </table:table-cell>
          <table:table-cell table:formula="of:=[.E471]+[.$B$440]" office:value-type="float" office:value="0.760708774424556" calcext:value-type="float">
            <text:p>0,760708774424556</text:p>
          </table:table-cell>
          <table:table-cell table:formula="of:=[.F471]+[.$B$441]" office:value-type="float" office:value="0.35604486055251" calcext:value-type="float">
            <text:p>0,35604486055251</text:p>
          </table:table-cell>
          <table:table-cell table:formula="of:=[$Planilha1.$F$215]" office:value-type="float" office:value="113.705882352941" calcext:value-type="float">
            <text:p>113,705882352941</text:p>
          </table:table-cell>
          <table:table-cell table:formula="of:=[$Planilha1.$G$215]" office:value-type="float" office:value="-24.849705882353" calcext:value-type="float">
            <text:p>-24,849705882353</text:p>
          </table:table-cell>
          <table:table-cell table:formula="of:=[.I471]+[.$E$439]" office:value-type="float" office:value="-0.288955099178123" calcext:value-type="float">
            <text:p>-0,288955099178123</text:p>
          </table:table-cell>
          <table:table-cell table:formula="of:=[.J471]+[.$E$440]" office:value-type="float" office:value="0.699879143486305" calcext:value-type="float">
            <text:p>0,699879143486305</text:p>
          </table:table-cell>
          <table:table-cell table:formula="of:=[.K471]+[.$E$441]" office:value-type="float" office:value="0.298882301053908" calcext:value-type="float">
            <text:p>0,298882301053908</text:p>
          </table:table-cell>
          <table:table-cell table:number-columns-repeated="5"/>
          <table:table-cell table:formula="of:=[.B472]-[.G472]" office:value-type="float" office:value="6.06103494029196" calcext:value-type="float">
            <text:p>6,06103494029196</text:p>
          </table:table-cell>
          <table:table-cell table:formula="of:=[.C472]-[.H472]" office:value-type="float" office:value="2.87159310039809" calcext:value-type="float">
            <text:p>2,87159310039809</text:p>
          </table:table-cell>
          <table:table-cell table:formula="of:=[$Planilha1.$P$215]" office:value-type="float" office:value="0.478598850066348" calcext:value-type="float">
            <text:p>0,478598850066348</text:p>
          </table:table-cell>
          <table:table-cell table:formula="of:=([.D472]-[.I472])/[.Q472]" office:value-type="float" office:value="0.0510395889254557" calcext:value-type="float">
            <text:p>0,0510395889254557</text:p>
          </table:table-cell>
          <table:table-cell table:formula="of:=([.E472]-[.J472])/[.$Q472]" office:value-type="float" office:value="0.0100361788931249" calcext:value-type="float">
            <text:p>0,0100361788931249</text:p>
          </table:table-cell>
          <table:table-cell table:formula="of:=[$Planilha1.$Q$215]" office:value-type="float" office:value="1.73213215396908" calcext:value-type="float">
            <text:p>1,73213215396908</text:p>
          </table:table-cell>
          <table:table-cell table:formula="of:=[$Planilha1.$R$215]" office:value-type="float" office:value="131" calcext:value-type="float">
            <text:p>131</text:p>
          </table:table-cell>
          <table:table-cell table:number-columns-repeated="42"/>
          <table:table-cell table:formula="of:=[$Planilha1.$BI$215]" office:value-type="float" office:value="131" calcext:value-type="float">
            <text:p>131</text:p>
          </table:table-cell>
          <table:table-cell table:number-columns-repeated="41"/>
        </table:table-row>
        <table:table-row table:style-name="ro1">
          <table:table-cell table:formula="of:=[$Planilha1.$A$216]" office:value-type="float" office:value="132" calcext:value-type="float">
            <text:p>132</text:p>
          </table:table-cell>
          <table:table-cell table:formula="of:=[$Planilha1.$B$216]" office:value-type="float" office:value="119.548872180451" calcext:value-type="float">
            <text:p>119,548872180451</text:p>
          </table:table-cell>
          <table:table-cell table:formula="of:=[$Planilha1.$C$216]" office:value-type="float" office:value="-21.984992481203" calcext:value-type="float">
            <text:p>-21,984992481203</text:p>
          </table:table-cell>
          <table:table-cell table:formula="of:=[.D472]+[.$B$439]" office:value-type="float" office:value="0.023192971749235" calcext:value-type="float">
            <text:p>0,023192971749235</text:p>
          </table:table-cell>
          <table:table-cell table:formula="of:=[.E472]+[.$B$440]" office:value-type="float" office:value="0.752098050963932" calcext:value-type="float">
            <text:p>0,752098050963932</text:p>
          </table:table-cell>
          <table:table-cell table:formula="of:=[.F472]+[.$B$441]" office:value-type="float" office:value="0.360503243229904" calcext:value-type="float">
            <text:p>0,360503243229904</text:p>
          </table:table-cell>
          <table:table-cell table:formula="of:=[$Planilha1.$F$216]" office:value-type="float" office:value="113.235294117647" calcext:value-type="float">
            <text:p>113,235294117647</text:p>
          </table:table-cell>
          <table:table-cell table:formula="of:=[$Planilha1.$G$216]" office:value-type="float" office:value="-24.9762352941177" calcext:value-type="float">
            <text:p>-24,9762352941177</text:p>
          </table:table-cell>
          <table:table-cell table:formula="of:=[.I472]+[.$E$439]" office:value-type="float" office:value="-0.299049457225062" calcext:value-type="float">
            <text:p>-0,299049457225062</text:p>
          </table:table-cell>
          <table:table-cell table:formula="of:=[.J472]+[.$E$440]" office:value-type="float" office:value="0.68873385206992" calcext:value-type="float">
            <text:p>0,68873385206992</text:p>
          </table:table-cell>
          <table:table-cell table:formula="of:=[.K472]+[.$E$441]" office:value-type="float" office:value="0.300958910418859" calcext:value-type="float">
            <text:p>0,300958910418859</text:p>
          </table:table-cell>
          <table:table-cell table:number-columns-repeated="5"/>
          <table:table-cell table:formula="of:=[.B473]-[.G473]" office:value-type="float" office:value="6.31357806280413" calcext:value-type="float">
            <text:p>6,31357806280413</text:p>
          </table:table-cell>
          <table:table-cell table:formula="of:=[.C473]-[.H473]" office:value-type="float" office:value="2.99124281291467" calcext:value-type="float">
            <text:p>2,99124281291467</text:p>
          </table:table-cell>
          <table:table-cell table:formula="of:=[$Planilha1.$P$216]" office:value-type="float" office:value="0.427320401844953" calcext:value-type="float">
            <text:p>0,427320401844953</text:p>
          </table:table-cell>
          <table:table-cell table:formula="of:=([.D473]-[.I473])/[.Q473]" office:value-type="float" office:value="0.0510395889254557" calcext:value-type="float">
            <text:p>0,0510395889254557</text:p>
          </table:table-cell>
          <table:table-cell table:formula="of:=([.E473]-[.J473])/[.$Q473]" office:value-type="float" office:value="0.0100361788931249" calcext:value-type="float">
            <text:p>0,0100361788931249</text:p>
          </table:table-cell>
          <table:table-cell table:formula="of:=[$Planilha1.$Q$216]" office:value-type="float" office:value="1.54654656604382" calcext:value-type="float">
            <text:p>1,54654656604382</text:p>
          </table:table-cell>
          <table:table-cell table:formula="of:=[$Planilha1.$R$216]" office:value-type="float" office:value="132" calcext:value-type="float">
            <text:p>132</text:p>
          </table:table-cell>
          <table:table-cell table:number-columns-repeated="42"/>
          <table:table-cell table:formula="of:=[$Planilha1.$BI$216]" office:value-type="float" office:value="132" calcext:value-type="float">
            <text:p>132</text:p>
          </table:table-cell>
          <table:table-cell table:number-columns-repeated="41"/>
        </table:table-row>
        <table:table-row table:style-name="ro1">
          <table:table-cell table:formula="of:=[$Planilha1.$A$217]" office:value-type="float" office:value="133" calcext:value-type="float">
            <text:p>133</text:p>
          </table:table-cell>
          <table:table-cell table:formula="of:=[$Planilha1.$B$217]" office:value-type="float" office:value="119.330827067669" calcext:value-type="float">
            <text:p>119,330827067669</text:p>
          </table:table-cell>
          <table:table-cell table:formula="of:=[$Planilha1.$C$217]" office:value-type="float" office:value="-21.9918721804511" calcext:value-type="float">
            <text:p>-21,9918721804511</text:p>
          </table:table-cell>
          <table:table-cell table:formula="of:=[.D473]+[.$B$439]" office:value-type="float" office:value="0.025988310861268" calcext:value-type="float">
            <text:p>0,025988310861268</text:p>
          </table:table-cell>
          <table:table-cell table:formula="of:=[.E473]+[.$B$440]" office:value-type="float" office:value="0.743487327503307" calcext:value-type="float">
            <text:p>0,743487327503307</text:p>
          </table:table-cell>
          <table:table-cell table:formula="of:=[.F473]+[.$B$441]" office:value-type="float" office:value="0.364961625907297" calcext:value-type="float">
            <text:p>0,364961625907297</text:p>
          </table:table-cell>
          <table:table-cell table:formula="of:=[$Planilha1.$F$217]" office:value-type="float" office:value="112.764705882353" calcext:value-type="float">
            <text:p>112,764705882353</text:p>
          </table:table-cell>
          <table:table-cell table:formula="of:=[$Planilha1.$G$217]" office:value-type="float" office:value="-25.1027647058824" calcext:value-type="float">
            <text:p>-25,1027647058824</text:p>
          </table:table-cell>
          <table:table-cell table:formula="of:=[.I473]+[.$E$439]" office:value-type="float" office:value="-0.309143815272001" calcext:value-type="float">
            <text:p>-0,309143815272001</text:p>
          </table:table-cell>
          <table:table-cell table:formula="of:=[.J473]+[.$E$440]" office:value-type="float" office:value="0.677588560653535" calcext:value-type="float">
            <text:p>0,677588560653535</text:p>
          </table:table-cell>
          <table:table-cell table:formula="of:=[.K473]+[.$E$441]" office:value-type="float" office:value="0.303035519783811" calcext:value-type="float">
            <text:p>0,303035519783811</text:p>
          </table:table-cell>
          <table:table-cell table:number-columns-repeated="5"/>
          <table:table-cell table:formula="of:=[.B474]-[.G474]" office:value-type="float" office:value="6.56612118531629" calcext:value-type="float">
            <text:p>6,56612118531629</text:p>
          </table:table-cell>
          <table:table-cell table:formula="of:=[.C474]-[.H474]" office:value-type="float" office:value="3.11089252543126" calcext:value-type="float">
            <text:p>3,11089252543126</text:p>
          </table:table-cell>
          <table:table-cell table:formula="of:=[$Planilha1.$P$217]" office:value-type="float" office:value="0.518482087571877" calcext:value-type="float">
            <text:p>0,518482087571877</text:p>
          </table:table-cell>
          <table:table-cell table:formula="of:=([.D474]-[.I474])/[.Q474]" office:value-type="float" office:value="0.0510395889254557" calcext:value-type="float">
            <text:p>0,0510395889254557</text:p>
          </table:table-cell>
          <table:table-cell table:formula="of:=([.E474]-[.J474])/[.$Q474]" office:value-type="float" office:value="0.0100361788931249" calcext:value-type="float">
            <text:p>0,0100361788931249</text:p>
          </table:table-cell>
          <table:table-cell table:formula="of:=[$Planilha1.$Q$217]" office:value-type="float" office:value="1.87647650013317" calcext:value-type="float">
            <text:p>1,87647650013317</text:p>
          </table:table-cell>
          <table:table-cell table:formula="of:=[$Planilha1.$R$217]" office:value-type="float" office:value="133" calcext:value-type="float">
            <text:p>133</text:p>
          </table:table-cell>
          <table:table-cell table:number-columns-repeated="42"/>
          <table:table-cell table:formula="of:=[$Planilha1.$BI$217]" office:value-type="float" office:value="133" calcext:value-type="float">
            <text:p>133</text:p>
          </table:table-cell>
          <table:table-cell table:number-columns-repeated="41"/>
        </table:table-row>
        <table:table-row table:style-name="ro1">
          <table:table-cell table:formula="of:=[$Planilha1.$A$218]" office:value-type="float" office:value="134" calcext:value-type="float">
            <text:p>134</text:p>
          </table:table-cell>
          <table:table-cell table:formula="of:=[$Planilha1.$B$218]" office:value-type="float" office:value="119.112781954887" calcext:value-type="float">
            <text:p>119,112781954887</text:p>
          </table:table-cell>
          <table:table-cell table:formula="of:=[$Planilha1.$C$218]" office:value-type="float" office:value="-21.9987518796992" calcext:value-type="float">
            <text:p>-21,9987518796992</text:p>
          </table:table-cell>
          <table:table-cell table:formula="of:=[.D474]+[.$B$439]" office:value-type="float" office:value="0.0287836499733009" calcext:value-type="float">
            <text:p>0,0287836499733009</text:p>
          </table:table-cell>
          <table:table-cell table:formula="of:=[.E474]+[.$B$440]" office:value-type="float" office:value="0.734876604042683" calcext:value-type="float">
            <text:p>0,734876604042683</text:p>
          </table:table-cell>
          <table:table-cell table:formula="of:=[.F474]+[.$B$441]" office:value-type="float" office:value="0.36942000858469" calcext:value-type="float">
            <text:p>0,36942000858469</text:p>
          </table:table-cell>
          <table:table-cell table:formula="of:=[$Planilha1.$F$218]" office:value-type="float" office:value="112.294117647059" calcext:value-type="float">
            <text:p>112,294117647059</text:p>
          </table:table-cell>
          <table:table-cell table:formula="of:=[$Planilha1.$G$218]" office:value-type="float" office:value="-25.2292941176471" calcext:value-type="float">
            <text:p>-25,2292941176471</text:p>
          </table:table-cell>
          <table:table-cell table:formula="of:=[.I474]+[.$E$439]" office:value-type="float" office:value="-0.31923817331894" calcext:value-type="float">
            <text:p>-0,31923817331894</text:p>
          </table:table-cell>
          <table:table-cell table:formula="of:=[.J474]+[.$E$440]" office:value-type="float" office:value="0.666443269237151" calcext:value-type="float">
            <text:p>0,666443269237151</text:p>
          </table:table-cell>
          <table:table-cell table:formula="of:=[.K474]+[.$E$441]" office:value-type="float" office:value="0.305112129148762" calcext:value-type="float">
            <text:p>0,305112129148762</text:p>
          </table:table-cell>
          <table:table-cell table:number-columns-repeated="5"/>
          <table:table-cell table:formula="of:=[.B475]-[.G475]" office:value-type="float" office:value="6.81866430782846" calcext:value-type="float">
            <text:p>6,81866430782846</text:p>
          </table:table-cell>
          <table:table-cell table:formula="of:=[.C475]-[.H475]" office:value-type="float" office:value="3.23054223794785" calcext:value-type="float">
            <text:p>3,23054223794785</text:p>
          </table:table-cell>
          <table:table-cell table:formula="of:=[$Planilha1.$P$218]" office:value-type="float" office:value="0.46150603399255" calcext:value-type="float">
            <text:p>0,46150603399255</text:p>
          </table:table-cell>
          <table:table-cell table:formula="of:=([.D475]-[.I475])/[.Q475]" office:value-type="float" office:value="0.0510395889254557" calcext:value-type="float">
            <text:p>0,0510395889254557</text:p>
          </table:table-cell>
          <table:table-cell table:formula="of:=([.E475]-[.J475])/[.$Q475]" office:value-type="float" office:value="0.0100361788931249" calcext:value-type="float">
            <text:p>0,0100361788931249</text:p>
          </table:table-cell>
          <table:table-cell table:formula="of:=[$Planilha1.$Q$218]" office:value-type="float" office:value="1.67027029132732" calcext:value-type="float">
            <text:p>1,67027029132732</text:p>
          </table:table-cell>
          <table:table-cell table:formula="of:=[$Planilha1.$R$218]" office:value-type="float" office:value="134" calcext:value-type="float">
            <text:p>134</text:p>
          </table:table-cell>
          <table:table-cell table:number-columns-repeated="42"/>
          <table:table-cell table:formula="of:=[$Planilha1.$BI$218]" office:value-type="float" office:value="134" calcext:value-type="float">
            <text:p>134</text:p>
          </table:table-cell>
          <table:table-cell table:number-columns-repeated="41"/>
        </table:table-row>
        <table:table-row table:style-name="ro1">
          <table:table-cell table:formula="of:=[$Planilha1.$A$219]" office:value-type="float" office:value="135" calcext:value-type="float">
            <text:p>135</text:p>
          </table:table-cell>
          <table:table-cell table:formula="of:=[$Planilha1.$B$219]" office:value-type="float" office:value="118.894736842105" calcext:value-type="float">
            <text:p>118,894736842105</text:p>
          </table:table-cell>
          <table:table-cell table:formula="of:=[$Planilha1.$C$219]" office:value-type="float" office:value="-22.0056315789474" calcext:value-type="float">
            <text:p>-22,0056315789474</text:p>
          </table:table-cell>
          <table:table-cell table:formula="of:=[.D475]+[.$B$439]" office:value-type="float" office:value="0.0315789890853338" calcext:value-type="float">
            <text:p>0,0315789890853338</text:p>
          </table:table-cell>
          <table:table-cell table:formula="of:=[.E475]+[.$B$440]" office:value-type="float" office:value="0.726265880582059" calcext:value-type="float">
            <text:p>0,726265880582059</text:p>
          </table:table-cell>
          <table:table-cell table:formula="of:=[.F475]+[.$B$441]" office:value-type="float" office:value="0.373878391262083" calcext:value-type="float">
            <text:p>0,373878391262083</text:p>
          </table:table-cell>
          <table:table-cell table:formula="of:=[$Planilha1.$F$219]" office:value-type="float" office:value="111.823529411765" calcext:value-type="float">
            <text:p>111,823529411765</text:p>
          </table:table-cell>
          <table:table-cell table:formula="of:=[$Planilha1.$G$219]" office:value-type="float" office:value="-25.3558235294118" calcext:value-type="float">
            <text:p>-25,3558235294118</text:p>
          </table:table-cell>
          <table:table-cell table:formula="of:=[.I475]+[.$E$439]" office:value-type="float" office:value="-0.329332531365879" calcext:value-type="float">
            <text:p>-0,329332531365879</text:p>
          </table:table-cell>
          <table:table-cell table:formula="of:=[.J475]+[.$E$440]" office:value-type="float" office:value="0.655297977820766" calcext:value-type="float">
            <text:p>0,655297977820766</text:p>
          </table:table-cell>
          <table:table-cell table:formula="of:=[.K475]+[.$E$441]" office:value-type="float" office:value="0.307188738513714" calcext:value-type="float">
            <text:p>0,307188738513714</text:p>
          </table:table-cell>
          <table:table-cell table:number-columns-repeated="5"/>
          <table:table-cell table:formula="of:=[.B476]-[.G476]" office:value-type="float" office:value="7.07120743034062" calcext:value-type="float">
            <text:p>7,07120743034062</text:p>
          </table:table-cell>
          <table:table-cell table:formula="of:=[.C476]-[.H476]" office:value-type="float" office:value="3.35019195046443" calcext:value-type="float">
            <text:p>3,35019195046443</text:p>
          </table:table-cell>
          <table:table-cell table:formula="of:=[$Planilha1.$P$219]" office:value-type="float" office:value="0.478598850066348" calcext:value-type="float">
            <text:p>0,478598850066348</text:p>
          </table:table-cell>
          <table:table-cell table:formula="of:=([.D476]-[.I476])/[.Q476]" office:value-type="float" office:value="0.0510395889254557" calcext:value-type="float">
            <text:p>0,0510395889254557</text:p>
          </table:table-cell>
          <table:table-cell table:formula="of:=([.E476]-[.J476])/[.$Q476]" office:value-type="float" office:value="0.0100361788931249" calcext:value-type="float">
            <text:p>0,0100361788931249</text:p>
          </table:table-cell>
          <table:table-cell table:formula="of:=[$Planilha1.$Q$219]" office:value-type="float" office:value="1.73213215396908" calcext:value-type="float">
            <text:p>1,73213215396908</text:p>
          </table:table-cell>
          <table:table-cell table:formula="of:=[$Planilha1.$R$219]" office:value-type="float" office:value="135" calcext:value-type="float">
            <text:p>135</text:p>
          </table:table-cell>
          <table:table-cell table:number-columns-repeated="42"/>
          <table:table-cell table:formula="of:=[$Planilha1.$BI$219]" office:value-type="float" office:value="135" calcext:value-type="float">
            <text:p>135</text:p>
          </table:table-cell>
          <table:table-cell table:number-columns-repeated="41"/>
        </table:table-row>
        <table:table-row table:style-name="ro1">
          <table:table-cell table:formula="of:=[$Planilha1.$A$220]" office:value-type="float" office:value="136" calcext:value-type="float">
            <text:p>136</text:p>
          </table:table-cell>
          <table:table-cell table:formula="of:=[$Planilha1.$B$220]" office:value-type="float" office:value="118.676691729323" calcext:value-type="float">
            <text:p>118,676691729323</text:p>
          </table:table-cell>
          <table:table-cell table:formula="of:=[$Planilha1.$C$220]" office:value-type="float" office:value="-22.0125112781955" calcext:value-type="float">
            <text:p>-22,0125112781955</text:p>
          </table:table-cell>
          <table:table-cell table:formula="of:=[.D476]+[.$B$439]" office:value-type="float" office:value="0.0343743281973668" calcext:value-type="float">
            <text:p>0,0343743281973668</text:p>
          </table:table-cell>
          <table:table-cell table:formula="of:=[.E476]+[.$B$440]" office:value-type="float" office:value="0.717655157121434" calcext:value-type="float">
            <text:p>0,717655157121434</text:p>
          </table:table-cell>
          <table:table-cell table:formula="of:=[.F476]+[.$B$441]" office:value-type="float" office:value="0.378336773939477" calcext:value-type="float">
            <text:p>0,378336773939477</text:p>
          </table:table-cell>
          <table:table-cell table:formula="of:=[$Planilha1.$F$220]" office:value-type="float" office:value="111.352941176471" calcext:value-type="float">
            <text:p>111,352941176471</text:p>
          </table:table-cell>
          <table:table-cell table:formula="of:=[$Planilha1.$G$220]" office:value-type="float" office:value="-25.4823529411765" calcext:value-type="float">
            <text:p>-25,4823529411765</text:p>
          </table:table-cell>
          <table:table-cell table:formula="of:=[.I476]+[.$E$439]" office:value-type="float" office:value="-0.339426889412818" calcext:value-type="float">
            <text:p>-0,339426889412818</text:p>
          </table:table-cell>
          <table:table-cell table:formula="of:=[.J476]+[.$E$440]" office:value-type="float" office:value="0.644152686404381" calcext:value-type="float">
            <text:p>0,644152686404381</text:p>
          </table:table-cell>
          <table:table-cell table:formula="of:=[.K476]+[.$E$441]" office:value-type="float" office:value="0.309265347878665" calcext:value-type="float">
            <text:p>0,309265347878665</text:p>
          </table:table-cell>
          <table:table-cell table:number-columns-repeated="5"/>
          <table:table-cell table:formula="of:=[.B477]-[.G477]" office:value-type="float" office:value="7.32375055285279" calcext:value-type="float">
            <text:p>7,32375055285279</text:p>
          </table:table-cell>
          <table:table-cell table:formula="of:=[.C477]-[.H477]" office:value-type="float" office:value="3.46984166298102" calcext:value-type="float">
            <text:p>3,46984166298102</text:p>
          </table:table-cell>
          <table:table-cell table:formula="of:=[$Planilha1.$P$220]" office:value-type="float" office:value="0.433730207872628" calcext:value-type="float">
            <text:p>0,433730207872628</text:p>
          </table:table-cell>
          <table:table-cell table:formula="of:=([.D477]-[.I477])/[.Q477]" office:value-type="float" office:value="0.0510395889254557" calcext:value-type="float">
            <text:p>0,0510395889254557</text:p>
          </table:table-cell>
          <table:table-cell table:formula="of:=([.E477]-[.J477])/[.$Q477]" office:value-type="float" office:value="0.0100361788931249" calcext:value-type="float">
            <text:p>0,0100361788931249</text:p>
          </table:table-cell>
          <table:table-cell table:formula="of:=[$Planilha1.$Q$220]" office:value-type="float" office:value="1.56974476453448" calcext:value-type="float">
            <text:p>1,56974476453448</text:p>
          </table:table-cell>
          <table:table-cell table:formula="of:=[$Planilha1.$R$220]" office:value-type="float" office:value="136" calcext:value-type="float">
            <text:p>136</text:p>
          </table:table-cell>
          <table:table-cell table:number-columns-repeated="42"/>
          <table:table-cell table:formula="of:=[$Planilha1.$BI$220]" office:value-type="float" office:value="136" calcext:value-type="float">
            <text:p>136</text:p>
          </table:table-cell>
          <table:table-cell table:number-columns-repeated="41"/>
        </table:table-row>
        <table:table-row table:style-name="ro1">
          <table:table-cell table:formula="of:=[$Planilha1.$A$221]" office:value-type="float" office:value="137" calcext:value-type="float">
            <text:p>137</text:p>
          </table:table-cell>
          <table:table-cell table:formula="of:=[$Planilha1.$B$221]" office:value-type="float" office:value="118.458646616541" calcext:value-type="float">
            <text:p>118,458646616541</text:p>
          </table:table-cell>
          <table:table-cell table:formula="of:=[$Planilha1.$C$221]" office:value-type="float" office:value="-22.0193909774436" calcext:value-type="float">
            <text:p>-22,0193909774436</text:p>
          </table:table-cell>
          <table:table-cell table:formula="of:=[.D477]+[.$B$439]" office:value-type="float" office:value="0.0371696673093997" calcext:value-type="float">
            <text:p>0,0371696673093997</text:p>
          </table:table-cell>
          <table:table-cell table:formula="of:=[.E477]+[.$B$440]" office:value-type="float" office:value="0.70904443366081" calcext:value-type="float">
            <text:p>0,70904443366081</text:p>
          </table:table-cell>
          <table:table-cell table:formula="of:=[.F477]+[.$B$441]" office:value-type="float" office:value="0.38279515661687" calcext:value-type="float">
            <text:p>0,38279515661687</text:p>
          </table:table-cell>
          <table:table-cell table:formula="of:=[$Planilha1.$F$221]" office:value-type="float" office:value="110.882352941177" calcext:value-type="float">
            <text:p>110,882352941177</text:p>
          </table:table-cell>
          <table:table-cell table:formula="of:=[$Planilha1.$G$221]" office:value-type="float" office:value="-25.6088823529412" calcext:value-type="float">
            <text:p>-25,6088823529412</text:p>
          </table:table-cell>
          <table:table-cell table:formula="of:=[.I477]+[.$E$439]" office:value-type="float" office:value="-0.349521247459757" calcext:value-type="float">
            <text:p>-0,349521247459757</text:p>
          </table:table-cell>
          <table:table-cell table:formula="of:=[.J477]+[.$E$440]" office:value-type="float" office:value="0.633007394987996" calcext:value-type="float">
            <text:p>0,633007394987996</text:p>
          </table:table-cell>
          <table:table-cell table:formula="of:=[.K477]+[.$E$441]" office:value-type="float" office:value="0.311341957243617" calcext:value-type="float">
            <text:p>0,311341957243617</text:p>
          </table:table-cell>
          <table:table-cell table:number-columns-repeated="5"/>
          <table:table-cell table:formula="of:=[.B478]-[.G478]" office:value-type="float" office:value="7.57629367536495" calcext:value-type="float">
            <text:p>7,57629367536495</text:p>
          </table:table-cell>
          <table:table-cell table:formula="of:=[.C478]-[.H478]" office:value-type="float" office:value="3.58949137549761" calcext:value-type="float">
            <text:p>3,58949137549761</text:p>
          </table:table-cell>
          <table:table-cell table:formula="of:=[$Planilha1.$P$221]" office:value-type="float" office:value="0.512784482213944" calcext:value-type="float">
            <text:p>0,512784482213944</text:p>
          </table:table-cell>
          <table:table-cell table:formula="of:=([.D478]-[.I478])/[.Q478]" office:value-type="float" office:value="0.0510395889254557" calcext:value-type="float">
            <text:p>0,0510395889254557</text:p>
          </table:table-cell>
          <table:table-cell table:formula="of:=([.E478]-[.J478])/[.$Q478]" office:value-type="float" office:value="0.0100361788931249" calcext:value-type="float">
            <text:p>0,0100361788931249</text:p>
          </table:table-cell>
          <table:table-cell table:formula="of:=[$Planilha1.$Q$221]" office:value-type="float" office:value="1.85585587925258" calcext:value-type="float">
            <text:p>1,85585587925258</text:p>
          </table:table-cell>
          <table:table-cell table:formula="of:=[$Planilha1.$R$221]" office:value-type="float" office:value="137" calcext:value-type="float">
            <text:p>137</text:p>
          </table:table-cell>
          <table:table-cell table:number-columns-repeated="42"/>
          <table:table-cell table:formula="of:=[$Planilha1.$BI$221]" office:value-type="float" office:value="137" calcext:value-type="float">
            <text:p>137</text:p>
          </table:table-cell>
          <table:table-cell table:number-columns-repeated="41"/>
        </table:table-row>
        <table:table-row table:style-name="ro1">
          <table:table-cell table:formula="of:=[$Planilha1.$A$222]" office:value-type="float" office:value="138" calcext:value-type="float">
            <text:p>138</text:p>
          </table:table-cell>
          <table:table-cell table:formula="of:=[$Planilha1.$B$222]" office:value-type="float" office:value="118.24060150376" calcext:value-type="float">
            <text:p>118,24060150376</text:p>
          </table:table-cell>
          <table:table-cell table:formula="of:=[$Planilha1.$C$222]" office:value-type="float" office:value="-22.0262706766917" calcext:value-type="float">
            <text:p>-22,0262706766917</text:p>
          </table:table-cell>
          <table:table-cell table:formula="of:=[.D478]+[.$B$439]" office:value-type="float" office:value="0.0399650064214326" calcext:value-type="float">
            <text:p>0,0399650064214326</text:p>
          </table:table-cell>
          <table:table-cell table:formula="of:=[.E478]+[.$B$440]" office:value-type="float" office:value="0.700433710200185" calcext:value-type="float">
            <text:p>0,700433710200185</text:p>
          </table:table-cell>
          <table:table-cell table:formula="of:=[.F478]+[.$B$441]" office:value-type="float" office:value="0.387253539294263" calcext:value-type="float">
            <text:p>0,387253539294263</text:p>
          </table:table-cell>
          <table:table-cell table:formula="of:=[$Planilha1.$F$222]" office:value-type="float" office:value="110.411764705882" calcext:value-type="float">
            <text:p>110,411764705882</text:p>
          </table:table-cell>
          <table:table-cell table:formula="of:=[$Planilha1.$G$222]" office:value-type="float" office:value="-25.7354117647059" calcext:value-type="float">
            <text:p>-25,7354117647059</text:p>
          </table:table-cell>
          <table:table-cell table:formula="of:=[.I478]+[.$E$439]" office:value-type="float" office:value="-0.359615605506696" calcext:value-type="float">
            <text:p>-0,359615605506696</text:p>
          </table:table-cell>
          <table:table-cell table:formula="of:=[.J478]+[.$E$440]" office:value-type="float" office:value="0.621862103571611" calcext:value-type="float">
            <text:p>0,621862103571611</text:p>
          </table:table-cell>
          <table:table-cell table:formula="of:=[.K478]+[.$E$441]" office:value-type="float" office:value="0.313418566608568" calcext:value-type="float">
            <text:p>0,313418566608568</text:p>
          </table:table-cell>
          <table:table-cell table:number-columns-repeated="5"/>
          <table:table-cell table:formula="of:=[.B479]-[.G479]" office:value-type="float" office:value="7.82883679787712" calcext:value-type="float">
            <text:p>7,82883679787712</text:p>
          </table:table-cell>
          <table:table-cell table:formula="of:=[.C479]-[.H479]" office:value-type="float" office:value="3.7091410880142" calcext:value-type="float">
            <text:p>3,7091410880142</text:p>
          </table:table-cell>
          <table:table-cell table:formula="of:=[$Planilha1.$P$222]" office:value-type="float" office:value="0.463642636001774" calcext:value-type="float">
            <text:p>0,463642636001774</text:p>
          </table:table-cell>
          <table:table-cell table:formula="of:=([.D479]-[.I479])/[.Q479]" office:value-type="float" office:value="0.0510395889254557" calcext:value-type="float">
            <text:p>0,0510395889254557</text:p>
          </table:table-cell>
          <table:table-cell table:formula="of:=([.E479]-[.J479])/[.$Q479]" office:value-type="float" office:value="0.0100361788931249" calcext:value-type="float">
            <text:p>0,0100361788931249</text:p>
          </table:table-cell>
          <table:table-cell table:formula="of:=[$Planilha1.$Q$222]" office:value-type="float" office:value="1.67800302415754" calcext:value-type="float">
            <text:p>1,67800302415754</text:p>
          </table:table-cell>
          <table:table-cell table:formula="of:=[$Planilha1.$R$222]" office:value-type="float" office:value="138" calcext:value-type="float">
            <text:p>138</text:p>
          </table:table-cell>
          <table:table-cell table:number-columns-repeated="42"/>
          <table:table-cell table:formula="of:=[$Planilha1.$BI$222]" office:value-type="float" office:value="138" calcext:value-type="float">
            <text:p>138</text:p>
          </table:table-cell>
          <table:table-cell table:number-columns-repeated="41"/>
        </table:table-row>
        <table:table-row table:style-name="ro1">
          <table:table-cell table:formula="of:=[$Planilha1.$A$223]" office:value-type="float" office:value="139" calcext:value-type="float">
            <text:p>139</text:p>
          </table:table-cell>
          <table:table-cell table:formula="of:=[$Planilha1.$B$223]" office:value-type="float" office:value="118.022556390978" calcext:value-type="float">
            <text:p>118,022556390978</text:p>
          </table:table-cell>
          <table:table-cell table:formula="of:=[$Planilha1.$C$223]" office:value-type="float" office:value="-22.0331503759399" calcext:value-type="float">
            <text:p>-22,0331503759399</text:p>
          </table:table-cell>
          <table:table-cell table:formula="of:=[.D479]+[.$B$439]" office:value-type="float" office:value="0.0427603455334656" calcext:value-type="float">
            <text:p>0,0427603455334656</text:p>
          </table:table-cell>
          <table:table-cell table:formula="of:=[.E479]+[.$B$440]" office:value-type="float" office:value="0.691822986739561" calcext:value-type="float">
            <text:p>0,691822986739561</text:p>
          </table:table-cell>
          <table:table-cell table:formula="of:=[.F479]+[.$B$441]" office:value-type="float" office:value="0.391711921971657" calcext:value-type="float">
            <text:p>0,391711921971657</text:p>
          </table:table-cell>
          <table:table-cell table:formula="of:=[$Planilha1.$F$223]" office:value-type="float" office:value="109.941176470588" calcext:value-type="float">
            <text:p>109,941176470588</text:p>
          </table:table-cell>
          <table:table-cell table:formula="of:=[$Planilha1.$G$223]" office:value-type="float" office:value="-25.8619411764706" calcext:value-type="float">
            <text:p>-25,8619411764706</text:p>
          </table:table-cell>
          <table:table-cell table:formula="of:=[.I479]+[.$E$439]" office:value-type="float" office:value="-0.369709963553635" calcext:value-type="float">
            <text:p>-0,369709963553635</text:p>
          </table:table-cell>
          <table:table-cell table:formula="of:=[.J479]+[.$E$440]" office:value-type="float" office:value="0.610716812155226" calcext:value-type="float">
            <text:p>0,610716812155226</text:p>
          </table:table-cell>
          <table:table-cell table:formula="of:=[.K479]+[.$E$441]" office:value-type="float" office:value="0.31549517597352" calcext:value-type="float">
            <text:p>0,31549517597352</text:p>
          </table:table-cell>
          <table:table-cell table:number-columns-repeated="5"/>
          <table:table-cell table:formula="of:=[.B480]-[.G480]" office:value-type="float" office:value="8.08137992038928" calcext:value-type="float">
            <text:p>8,08137992038928</text:p>
          </table:table-cell>
          <table:table-cell table:formula="of:=[.C480]-[.H480]" office:value-type="float" office:value="3.82879080053078" calcext:value-type="float">
            <text:p>3,82879080053078</text:p>
          </table:table-cell>
          <table:table-cell table:formula="of:=[$Planilha1.$P$223]" office:value-type="float" office:value="0.478598850066348" calcext:value-type="float">
            <text:p>0,478598850066348</text:p>
          </table:table-cell>
          <table:table-cell table:formula="of:=([.D480]-[.I480])/[.Q480]" office:value-type="float" office:value="0.0510395889254557" calcext:value-type="float">
            <text:p>0,0510395889254557</text:p>
          </table:table-cell>
          <table:table-cell table:formula="of:=([.E480]-[.J480])/[.$Q480]" office:value-type="float" office:value="0.0100361788931249" calcext:value-type="float">
            <text:p>0,0100361788931249</text:p>
          </table:table-cell>
          <table:table-cell table:formula="of:=[$Planilha1.$Q$223]" office:value-type="float" office:value="1.73213215396908" calcext:value-type="float">
            <text:p>1,73213215396908</text:p>
          </table:table-cell>
          <table:table-cell table:formula="of:=[$Planilha1.$R$223]" office:value-type="float" office:value="139" calcext:value-type="float">
            <text:p>139</text:p>
          </table:table-cell>
          <table:table-cell table:number-columns-repeated="42"/>
          <table:table-cell table:formula="of:=[$Planilha1.$BI$223]" office:value-type="float" office:value="139" calcext:value-type="float">
            <text:p>139</text:p>
          </table:table-cell>
          <table:table-cell table:number-columns-repeated="41"/>
        </table:table-row>
        <table:table-row table:style-name="ro1">
          <table:table-cell table:formula="of:=[$Planilha1.$A$224]" office:value-type="float" office:value="140" calcext:value-type="float">
            <text:p>140</text:p>
          </table:table-cell>
          <table:table-cell table:formula="of:=[$Planilha1.$B$224]" office:value-type="float" office:value="117.804511278196" calcext:value-type="float">
            <text:p>117,804511278196</text:p>
          </table:table-cell>
          <table:table-cell table:formula="of:=[$Planilha1.$C$224]" office:value-type="float" office:value="-22.040030075188" calcext:value-type="float">
            <text:p>-22,040030075188</text:p>
          </table:table-cell>
          <table:table-cell table:formula="of:=[.D480]+[.$B$439]" office:value-type="float" office:value="0.0455556846454985" calcext:value-type="float">
            <text:p>0,0455556846454985</text:p>
          </table:table-cell>
          <table:table-cell table:formula="of:=[.E480]+[.$B$440]" office:value-type="float" office:value="0.683212263278936" calcext:value-type="float">
            <text:p>0,683212263278936</text:p>
          </table:table-cell>
          <table:table-cell table:formula="of:=[.F480]+[.$B$441]" office:value-type="float" office:value="0.39617030464905" calcext:value-type="float">
            <text:p>0,39617030464905</text:p>
          </table:table-cell>
          <table:table-cell table:formula="of:=[$Planilha1.$F$224]" office:value-type="float" office:value="109.470588235294" calcext:value-type="float">
            <text:p>109,470588235294</text:p>
          </table:table-cell>
          <table:table-cell table:formula="of:=[$Planilha1.$G$224]" office:value-type="float" office:value="-25.9884705882353" calcext:value-type="float">
            <text:p>-25,9884705882353</text:p>
          </table:table-cell>
          <table:table-cell table:formula="of:=[.I480]+[.$E$439]" office:value-type="float" office:value="-0.379804321600574" calcext:value-type="float">
            <text:p>-0,379804321600574</text:p>
          </table:table-cell>
          <table:table-cell table:formula="of:=[.J480]+[.$E$440]" office:value-type="float" office:value="0.599571520738841" calcext:value-type="float">
            <text:p>0,599571520738841</text:p>
          </table:table-cell>
          <table:table-cell table:formula="of:=[.K480]+[.$E$441]" office:value-type="float" office:value="0.317571785338471" calcext:value-type="float">
            <text:p>0,317571785338471</text:p>
          </table:table-cell>
          <table:table-cell table:number-columns-repeated="5"/>
          <table:table-cell table:formula="of:=[.B481]-[.G481]" office:value-type="float" office:value="8.33392304290145" calcext:value-type="float">
            <text:p>8,33392304290145</text:p>
          </table:table-cell>
          <table:table-cell table:formula="of:=[.C481]-[.H481]" office:value-type="float" office:value="3.94844051304737" calcext:value-type="float">
            <text:p>3,94844051304737</text:p>
          </table:table-cell>
          <table:table-cell table:formula="of:=[$Planilha1.$P$224]" office:value-type="float" office:value="0.438715612560819" calcext:value-type="float">
            <text:p>0,438715612560819</text:p>
          </table:table-cell>
          <table:table-cell table:formula="of:=([.D481]-[.I481])/[.Q481]" office:value-type="float" office:value="0.0510395889254557" calcext:value-type="float">
            <text:p>0,0510395889254557</text:p>
          </table:table-cell>
          <table:table-cell table:formula="of:=([.E481]-[.J481])/[.$Q481]" office:value-type="float" office:value="0.0100361788931249" calcext:value-type="float">
            <text:p>0,0100361788931249</text:p>
          </table:table-cell>
          <table:table-cell table:formula="of:=[$Planilha1.$Q$224]" office:value-type="float" office:value="1.58778780780499" calcext:value-type="float">
            <text:p>1,58778780780499</text:p>
          </table:table-cell>
          <table:table-cell table:formula="of:=[$Planilha1.$R$224]" office:value-type="float" office:value="140" calcext:value-type="float">
            <text:p>140</text:p>
          </table:table-cell>
          <table:table-cell table:number-columns-repeated="42"/>
          <table:table-cell table:formula="of:=[$Planilha1.$BI$224]" office:value-type="float" office:value="140" calcext:value-type="float">
            <text:p>140</text:p>
          </table:table-cell>
          <table:table-cell table:number-columns-repeated="41"/>
        </table:table-row>
        <table:table-row table:style-name="ro1">
          <table:table-cell table:formula="of:=[$Planilha1.$A$225]" office:value-type="float" office:value="141" calcext:value-type="float">
            <text:p>141</text:p>
          </table:table-cell>
          <table:table-cell table:formula="of:=[$Planilha1.$B$225]" office:value-type="float" office:value="117.586466165414" calcext:value-type="float">
            <text:p>117,586466165414</text:p>
          </table:table-cell>
          <table:table-cell table:formula="of:=[$Planilha1.$C$225]" office:value-type="float" office:value="-22.0469097744361" calcext:value-type="float">
            <text:p>-22,0469097744361</text:p>
          </table:table-cell>
          <table:table-cell table:formula="of:=[.D481]+[.$B$439]" office:value-type="float" office:value="0.0483510237575314" calcext:value-type="float">
            <text:p>0,0483510237575314</text:p>
          </table:table-cell>
          <table:table-cell table:formula="of:=[.E481]+[.$B$440]" office:value-type="float" office:value="0.674601539818312" calcext:value-type="float">
            <text:p>0,674601539818312</text:p>
          </table:table-cell>
          <table:table-cell table:formula="of:=[.F481]+[.$B$441]" office:value-type="float" office:value="0.400628687326443" calcext:value-type="float">
            <text:p>0,400628687326443</text:p>
          </table:table-cell>
          <table:table-cell table:formula="of:=[$Planilha1.$F$225]" office:value-type="float" office:value="109" calcext:value-type="float">
            <text:p>109</text:p>
          </table:table-cell>
          <table:table-cell table:formula="of:=[$Planilha1.$G$225]" office:value-type="float" office:value="-26.115" calcext:value-type="float">
            <text:p>-26,115</text:p>
          </table:table-cell>
          <table:table-cell table:formula="of:=[.I481]+[.$E$439]" office:value-type="float" office:value="-0.389898679647513" calcext:value-type="float">
            <text:p>-0,389898679647513</text:p>
          </table:table-cell>
          <table:table-cell table:formula="of:=[.J481]+[.$E$440]" office:value-type="float" office:value="0.588426229322456" calcext:value-type="float">
            <text:p>0,588426229322456</text:p>
          </table:table-cell>
          <table:table-cell table:formula="of:=[.K481]+[.$E$441]" office:value-type="float" office:value="0.319648394703423" calcext:value-type="float">
            <text:p>0,319648394703423</text:p>
          </table:table-cell>
          <table:table-cell table:number-columns-repeated="5"/>
          <table:table-cell table:formula="of:=[.B482]-[.G482]" office:value-type="float" office:value="8.58646616541361" calcext:value-type="float">
            <text:p>8,58646616541361</text:p>
          </table:table-cell>
          <table:table-cell table:formula="of:=[.C482]-[.H482]" office:value-type="float" office:value="4.06809022556396" calcext:value-type="float">
            <text:p>4,06809022556396</text:p>
          </table:table-cell>
          <table:table-cell table:formula="of:=[$Planilha1.$P$225]" office:value-type="float" office:value="0.452010025062662" calcext:value-type="float">
            <text:p>0,452010025062662</text:p>
          </table:table-cell>
          <table:table-cell table:formula="of:=([.D482]-[.I482])/[.Q482]" office:value-type="float" office:value="0.0510395889254557" calcext:value-type="float">
            <text:p>0,0510395889254557</text:p>
          </table:table-cell>
          <table:table-cell table:formula="of:=([.E482]-[.J482])/[.$Q482]" office:value-type="float" office:value="0.0100361788931249" calcext:value-type="float">
            <text:p>0,0100361788931249</text:p>
          </table:table-cell>
          <table:table-cell table:formula="of:=[$Planilha1.$Q$225]" office:value-type="float" office:value="1.63590258985968" calcext:value-type="float">
            <text:p>1,63590258985968</text:p>
          </table:table-cell>
          <table:table-cell table:formula="of:=[$Planilha1.$R$225]" office:value-type="float" office:value="141" calcext:value-type="float">
            <text:p>141</text:p>
          </table:table-cell>
          <table:table-cell table:number-columns-repeated="42"/>
          <table:table-cell table:formula="of:=[$Planilha1.$BI$225]" office:value-type="float" office:value="141" calcext:value-type="float">
            <text:p>141</text:p>
          </table:table-cell>
          <table:table-cell table:number-columns-repeated="41"/>
        </table:table-row>
        <table:table-row table:style-name="ro1">
          <table:table-cell table:formula="of:=[$Planilha1.$A$226]" office:value-type="float" office:value="142" calcext:value-type="float">
            <text:p>142</text:p>
          </table:table-cell>
          <table:table-cell table:formula="of:=[$Planilha1.$B$226]" office:value-type="float" office:value="117.368421052632" calcext:value-type="float">
            <text:p>117,368421052632</text:p>
          </table:table-cell>
          <table:table-cell table:formula="of:=[$Planilha1.$C$226]" office:value-type="float" office:value="-22.0537894736842" calcext:value-type="float">
            <text:p>-22,0537894736842</text:p>
          </table:table-cell>
          <table:table-cell table:formula="of:=[.D482]+[.$B$439]" office:value-type="float" office:value="0.0511463628695644" calcext:value-type="float">
            <text:p>0,0511463628695644</text:p>
          </table:table-cell>
          <table:table-cell table:formula="of:=[.E482]+[.$B$440]" office:value-type="float" office:value="0.665990816357688" calcext:value-type="float">
            <text:p>0,665990816357688</text:p>
          </table:table-cell>
          <table:table-cell table:formula="of:=[.F482]+[.$B$441]" office:value-type="float" office:value="0.405087070003837" calcext:value-type="float">
            <text:p>0,405087070003837</text:p>
          </table:table-cell>
          <table:table-cell table:formula="of:=[$Planilha1.$F$226]" office:value-type="float" office:value="108.529411764706" calcext:value-type="float">
            <text:p>108,529411764706</text:p>
          </table:table-cell>
          <table:table-cell table:formula="of:=[$Planilha1.$G$226]" office:value-type="float" office:value="-26.2415294117648" calcext:value-type="float">
            <text:p>-26,2415294117648</text:p>
          </table:table-cell>
          <table:table-cell table:formula="of:=[.I482]+[.$E$439]" office:value-type="float" office:value="-0.399993037694452" calcext:value-type="float">
            <text:p>-0,399993037694452</text:p>
          </table:table-cell>
          <table:table-cell table:formula="of:=[.J482]+[.$E$440]" office:value-type="float" office:value="0.577280937906072" calcext:value-type="float">
            <text:p>0,577280937906072</text:p>
          </table:table-cell>
          <table:table-cell table:formula="of:=[.K482]+[.$E$441]" office:value-type="float" office:value="0.321725004068374" calcext:value-type="float">
            <text:p>0,321725004068374</text:p>
          </table:table-cell>
          <table:table-cell table:number-columns-repeated="5"/>
          <table:table-cell table:formula="of:=[.B483]-[.G483]" office:value-type="float" office:value="8.83900928792578" calcext:value-type="float">
            <text:p>8,83900928792578</text:p>
          </table:table-cell>
          <table:table-cell table:formula="of:=[.C483]-[.H483]" office:value-type="float" office:value="4.18773993808054" calcext:value-type="float">
            <text:p>4,18773993808054</text:p>
          </table:table-cell>
          <table:table-cell table:formula="of:=[$Planilha1.$P$226]" office:value-type="float" office:value="0.523467492260068" calcext:value-type="float">
            <text:p>0,523467492260068</text:p>
          </table:table-cell>
          <table:table-cell table:formula="of:=([.D483]-[.I483])/[.Q483]" office:value-type="float" office:value="0.0510395889254557" calcext:value-type="float">
            <text:p>0,0510395889254557</text:p>
          </table:table-cell>
          <table:table-cell table:formula="of:=([.E483]-[.J483])/[.$Q483]" office:value-type="float" office:value="0.0100361788931249" calcext:value-type="float">
            <text:p>0,0100361788931249</text:p>
          </table:table-cell>
          <table:table-cell table:formula="of:=[$Planilha1.$Q$226]" office:value-type="float" office:value="1.89451954340368" calcext:value-type="float">
            <text:p>1,89451954340368</text:p>
          </table:table-cell>
          <table:table-cell table:formula="of:=[$Planilha1.$R$226]" office:value-type="float" office:value="142" calcext:value-type="float">
            <text:p>142</text:p>
          </table:table-cell>
          <table:table-cell table:number-columns-repeated="42"/>
          <table:table-cell table:formula="of:=[$Planilha1.$BI$226]" office:value-type="float" office:value="142" calcext:value-type="float">
            <text:p>142</text:p>
          </table:table-cell>
          <table:table-cell table:number-columns-repeated="41"/>
        </table:table-row>
        <table:table-row table:style-name="ro1">
          <table:table-cell table:formula="of:=[$Planilha1.$A$227]" office:value-type="float" office:value="143" calcext:value-type="float">
            <text:p>143</text:p>
          </table:table-cell>
          <table:table-cell table:formula="of:=[$Planilha1.$B$227]" office:value-type="float" office:value="117.15037593985" calcext:value-type="float">
            <text:p>117,15037593985</text:p>
          </table:table-cell>
          <table:table-cell table:formula="of:=[$Planilha1.$C$227]" office:value-type="float" office:value="-22.0606691729323" calcext:value-type="float">
            <text:p>-22,0606691729323</text:p>
          </table:table-cell>
          <table:table-cell table:formula="of:=[.D483]+[.$B$439]" office:value-type="float" office:value="0.0539417019815973" calcext:value-type="float">
            <text:p>0,0539417019815973</text:p>
          </table:table-cell>
          <table:table-cell table:formula="of:=[.E483]+[.$B$440]" office:value-type="float" office:value="0.657380092897063" calcext:value-type="float">
            <text:p>0,657380092897063</text:p>
          </table:table-cell>
          <table:table-cell table:formula="of:=[.F483]+[.$B$441]" office:value-type="float" office:value="0.40954545268123" calcext:value-type="float">
            <text:p>0,40954545268123</text:p>
          </table:table-cell>
          <table:table-cell table:formula="of:=[$Planilha1.$F$227]" office:value-type="float" office:value="108.058823529412" calcext:value-type="float">
            <text:p>108,058823529412</text:p>
          </table:table-cell>
          <table:table-cell table:formula="of:=[$Planilha1.$G$227]" office:value-type="float" office:value="-26.3680588235295" calcext:value-type="float">
            <text:p>-26,3680588235295</text:p>
          </table:table-cell>
          <table:table-cell table:formula="of:=[.I483]+[.$E$439]" office:value-type="float" office:value="-0.410087395741391" calcext:value-type="float">
            <text:p>-0,410087395741391</text:p>
          </table:table-cell>
          <table:table-cell table:formula="of:=[.J483]+[.$E$440]" office:value-type="float" office:value="0.566135646489687" calcext:value-type="float">
            <text:p>0,566135646489687</text:p>
          </table:table-cell>
          <table:table-cell table:formula="of:=[.K483]+[.$E$441]" office:value-type="float" office:value="0.323801613433326" calcext:value-type="float">
            <text:p>0,323801613433326</text:p>
          </table:table-cell>
          <table:table-cell table:number-columns-repeated="5"/>
          <table:table-cell table:formula="of:=[.B484]-[.G484]" office:value-type="float" office:value="9.09155241043794" calcext:value-type="float">
            <text:p>9,09155241043794</text:p>
          </table:table-cell>
          <table:table-cell table:formula="of:=[.C484]-[.H484]" office:value-type="float" office:value="4.30738965059713" calcext:value-type="float">
            <text:p>4,30738965059713</text:p>
          </table:table-cell>
          <table:table-cell table:formula="of:=[$Planilha1.$P$227]" office:value-type="float" office:value="0.478598850066348" calcext:value-type="float">
            <text:p>0,478598850066348</text:p>
          </table:table-cell>
          <table:table-cell table:formula="of:=([.D484]-[.I484])/[.Q484]" office:value-type="float" office:value="0.0510395889254557" calcext:value-type="float">
            <text:p>0,0510395889254557</text:p>
          </table:table-cell>
          <table:table-cell table:formula="of:=([.E484]-[.J484])/[.$Q484]" office:value-type="float" office:value="0.0100361788931249" calcext:value-type="float">
            <text:p>0,0100361788931249</text:p>
          </table:table-cell>
          <table:table-cell table:formula="of:=[$Planilha1.$Q$227]" office:value-type="float" office:value="1.73213215396908" calcext:value-type="float">
            <text:p>1,73213215396908</text:p>
          </table:table-cell>
          <table:table-cell table:formula="of:=[$Planilha1.$R$227]" office:value-type="float" office:value="143" calcext:value-type="float">
            <text:p>143</text:p>
          </table:table-cell>
          <table:table-cell table:number-columns-repeated="42"/>
          <table:table-cell table:formula="of:=[$Planilha1.$BI$227]" office:value-type="float" office:value="143" calcext:value-type="float">
            <text:p>143</text:p>
          </table:table-cell>
          <table:table-cell table:number-columns-repeated="41"/>
        </table:table-row>
        <table:table-row table:style-name="ro1">
          <table:table-cell table:formula="of:=[$Planilha1.$A$228]" office:value-type="float" office:value="144" calcext:value-type="float">
            <text:p>144</text:p>
          </table:table-cell>
          <table:table-cell table:formula="of:=[$Planilha1.$B$228]" office:value-type="float" office:value="116.932330827068" calcext:value-type="float">
            <text:p>116,932330827068</text:p>
          </table:table-cell>
          <table:table-cell table:formula="of:=[$Planilha1.$C$228]" office:value-type="float" office:value="-22.0675488721805" calcext:value-type="float">
            <text:p>-22,0675488721805</text:p>
          </table:table-cell>
          <table:table-cell table:formula="of:=[.D484]+[.$B$439]" office:value-type="float" office:value="0.0567370410936302" calcext:value-type="float">
            <text:p>0,0567370410936302</text:p>
          </table:table-cell>
          <table:table-cell table:formula="of:=[.E484]+[.$B$440]" office:value-type="float" office:value="0.648769369436439" calcext:value-type="float">
            <text:p>0,648769369436439</text:p>
          </table:table-cell>
          <table:table-cell table:formula="of:=[.F484]+[.$B$441]" office:value-type="float" office:value="0.414003835358623" calcext:value-type="float">
            <text:p>0,414003835358623</text:p>
          </table:table-cell>
          <table:table-cell table:formula="of:=[$Planilha1.$F$228]" office:value-type="float" office:value="107.588235294118" calcext:value-type="float">
            <text:p>107,588235294118</text:p>
          </table:table-cell>
          <table:table-cell table:formula="of:=[$Planilha1.$G$228]" office:value-type="float" office:value="-26.4945882352942" calcext:value-type="float">
            <text:p>-26,4945882352942</text:p>
          </table:table-cell>
          <table:table-cell table:formula="of:=[.I484]+[.$E$439]" office:value-type="float" office:value="-0.42018175378833" calcext:value-type="float">
            <text:p>-0,42018175378833</text:p>
          </table:table-cell>
          <table:table-cell table:formula="of:=[.J484]+[.$E$440]" office:value-type="float" office:value="0.554990355073302" calcext:value-type="float">
            <text:p>0,554990355073302</text:p>
          </table:table-cell>
          <table:table-cell table:formula="of:=[.K484]+[.$E$441]" office:value-type="float" office:value="0.325878222798278" calcext:value-type="float">
            <text:p>0,325878222798278</text:p>
          </table:table-cell>
          <table:table-cell table:number-columns-repeated="5"/>
          <table:table-cell table:formula="of:=[.B485]-[.G485]" office:value-type="float" office:value="9.34409553295011" calcext:value-type="float">
            <text:p>9,34409553295011</text:p>
          </table:table-cell>
          <table:table-cell table:formula="of:=[.C485]-[.H485]" office:value-type="float" office:value="4.42703936311372" calcext:value-type="float">
            <text:p>4,42703936311372</text:p>
          </table:table-cell>
          <table:table-cell table:formula="of:=[$Planilha1.$P$228]" office:value-type="float" office:value="0.491893262568191" calcext:value-type="float">
            <text:p>0,491893262568191</text:p>
          </table:table-cell>
          <table:table-cell table:formula="of:=([.D485]-[.I485])/[.Q485]" office:value-type="float" office:value="0.0510395889254557" calcext:value-type="float">
            <text:p>0,0510395889254557</text:p>
          </table:table-cell>
          <table:table-cell table:formula="of:=([.E485]-[.J485])/[.$Q485]" office:value-type="float" office:value="0.0100361788931249" calcext:value-type="float">
            <text:p>0,0100361788931249</text:p>
          </table:table-cell>
          <table:table-cell table:formula="of:=[$Planilha1.$Q$228]" office:value-type="float" office:value="1.78024693602378" calcext:value-type="float">
            <text:p>1,78024693602378</text:p>
          </table:table-cell>
          <table:table-cell table:formula="of:=[$Planilha1.$R$228]" office:value-type="float" office:value="144" calcext:value-type="float">
            <text:p>144</text:p>
          </table:table-cell>
          <table:table-cell table:number-columns-repeated="42"/>
          <table:table-cell table:formula="of:=[$Planilha1.$BI$228]" office:value-type="float" office:value="144" calcext:value-type="float">
            <text:p>144</text:p>
          </table:table-cell>
          <table:table-cell table:number-columns-repeated="41"/>
        </table:table-row>
        <table:table-row table:style-name="ro1">
          <table:table-cell table:formula="of:=[$Planilha1.$A$229]" office:value-type="float" office:value="145" calcext:value-type="float">
            <text:p>145</text:p>
          </table:table-cell>
          <table:table-cell table:formula="of:=[$Planilha1.$B$229]" office:value-type="float" office:value="116.714285714286" calcext:value-type="float">
            <text:p>116,714285714286</text:p>
          </table:table-cell>
          <table:table-cell table:formula="of:=[$Planilha1.$C$229]" office:value-type="float" office:value="-22.0744285714286" calcext:value-type="float">
            <text:p>-22,0744285714286</text:p>
          </table:table-cell>
          <table:table-cell table:formula="of:=[.D485]+[.$B$439]" office:value-type="float" office:value="0.0595323802056632" calcext:value-type="float">
            <text:p>0,0595323802056632</text:p>
          </table:table-cell>
          <table:table-cell table:formula="of:=[.E485]+[.$B$440]" office:value-type="float" office:value="0.640158645975814" calcext:value-type="float">
            <text:p>0,640158645975814</text:p>
          </table:table-cell>
          <table:table-cell table:formula="of:=[.F485]+[.$B$441]" office:value-type="float" office:value="0.418462218036016" calcext:value-type="float">
            <text:p>0,418462218036016</text:p>
          </table:table-cell>
          <table:table-cell table:formula="of:=[$Planilha1.$F$229]" office:value-type="float" office:value="107.117647058824" calcext:value-type="float">
            <text:p>107,117647058824</text:p>
          </table:table-cell>
          <table:table-cell table:formula="of:=[$Planilha1.$G$229]" office:value-type="float" office:value="-26.6211176470589" calcext:value-type="float">
            <text:p>-26,6211176470589</text:p>
          </table:table-cell>
          <table:table-cell table:formula="of:=[.I485]+[.$E$439]" office:value-type="float" office:value="-0.430276111835269" calcext:value-type="float">
            <text:p>-0,430276111835269</text:p>
          </table:table-cell>
          <table:table-cell table:formula="of:=[.J485]+[.$E$440]" office:value-type="float" office:value="0.543845063656917" calcext:value-type="float">
            <text:p>0,543845063656917</text:p>
          </table:table-cell>
          <table:table-cell table:formula="of:=[.K485]+[.$E$441]" office:value-type="float" office:value="0.327954832163229" calcext:value-type="float">
            <text:p>0,327954832163229</text:p>
          </table:table-cell>
          <table:table-cell table:number-columns-repeated="5"/>
          <table:table-cell table:formula="of:=[.B486]-[.G486]" office:value-type="float" office:value="9.59663865546227" calcext:value-type="float">
            <text:p>9,59663865546227</text:p>
          </table:table-cell>
          <table:table-cell table:formula="of:=[.C486]-[.H486]" office:value-type="float" office:value="4.5466890756303" calcext:value-type="float">
            <text:p>4,5466890756303</text:p>
          </table:table-cell>
          <table:table-cell table:formula="of:=[$Planilha1.$P$229]" office:value-type="float" office:value="0.45466890756303" calcext:value-type="float">
            <text:p>0,45466890756303</text:p>
          </table:table-cell>
          <table:table-cell table:formula="of:=([.D486]-[.I486])/[.Q486]" office:value-type="float" office:value="0.0510395889254557" calcext:value-type="float">
            <text:p>0,0510395889254557</text:p>
          </table:table-cell>
          <table:table-cell table:formula="of:=([.E486]-[.J486])/[.$Q486]" office:value-type="float" office:value="0.0100361788931249" calcext:value-type="float">
            <text:p>0,0100361788931249</text:p>
          </table:table-cell>
          <table:table-cell table:formula="of:=[$Planilha1.$Q$229]" office:value-type="float" office:value="1.64552554627063" calcext:value-type="float">
            <text:p>1,64552554627063</text:p>
          </table:table-cell>
          <table:table-cell table:formula="of:=[$Planilha1.$R$229]" office:value-type="float" office:value="145" calcext:value-type="float">
            <text:p>145</text:p>
          </table:table-cell>
          <table:table-cell table:number-columns-repeated="42"/>
          <table:table-cell table:formula="of:=[$Planilha1.$BI$229]" office:value-type="float" office:value="145" calcext:value-type="float">
            <text:p>145</text:p>
          </table:table-cell>
          <table:table-cell table:number-columns-repeated="41"/>
        </table:table-row>
        <table:table-row table:style-name="ro1">
          <table:table-cell table:formula="of:=[$Planilha1.$A$230]" office:value-type="float" office:value="146" calcext:value-type="float">
            <text:p>146</text:p>
          </table:table-cell>
          <table:table-cell table:formula="of:=[$Planilha1.$B$230]" office:value-type="float" office:value="116.496240601504" calcext:value-type="float">
            <text:p>116,496240601504</text:p>
          </table:table-cell>
          <table:table-cell table:formula="of:=[$Planilha1.$C$230]" office:value-type="float" office:value="-22.0813082706767" calcext:value-type="float">
            <text:p>-22,0813082706767</text:p>
          </table:table-cell>
          <table:table-cell table:formula="of:=[.D486]+[.$B$439]" office:value-type="float" office:value="0.0623277193176961" calcext:value-type="float">
            <text:p>0,0623277193176961</text:p>
          </table:table-cell>
          <table:table-cell table:formula="of:=[.E486]+[.$B$440]" office:value-type="float" office:value="0.63154792251519" calcext:value-type="float">
            <text:p>0,63154792251519</text:p>
          </table:table-cell>
          <table:table-cell table:formula="of:=[.F486]+[.$B$441]" office:value-type="float" office:value="0.42292060071341" calcext:value-type="float">
            <text:p>0,42292060071341</text:p>
          </table:table-cell>
          <table:table-cell table:formula="of:=[$Planilha1.$F$230]" office:value-type="float" office:value="106.647058823529" calcext:value-type="float">
            <text:p>106,647058823529</text:p>
          </table:table-cell>
          <table:table-cell table:formula="of:=[$Planilha1.$G$230]" office:value-type="float" office:value="-26.7476470588236" calcext:value-type="float">
            <text:p>-26,7476470588236</text:p>
          </table:table-cell>
          <table:table-cell table:formula="of:=[.I486]+[.$E$439]" office:value-type="float" office:value="-0.440370469882208" calcext:value-type="float">
            <text:p>-0,440370469882208</text:p>
          </table:table-cell>
          <table:table-cell table:formula="of:=[.J486]+[.$E$440]" office:value-type="float" office:value="0.532699772240532" calcext:value-type="float">
            <text:p>0,532699772240532</text:p>
          </table:table-cell>
          <table:table-cell table:formula="of:=[.K486]+[.$E$441]" office:value-type="float" office:value="0.330031441528181" calcext:value-type="float">
            <text:p>0,330031441528181</text:p>
          </table:table-cell>
          <table:table-cell table:number-columns-repeated="5"/>
          <table:table-cell table:formula="of:=[.B487]-[.G487]" office:value-type="float" office:value="9.84918177797444" calcext:value-type="float">
            <text:p>9,84918177797444</text:p>
          </table:table-cell>
          <table:table-cell table:formula="of:=[.C487]-[.H487]" office:value-type="float" office:value="4.66633878814689" calcext:value-type="float">
            <text:p>4,66633878814689</text:p>
          </table:table-cell>
          <table:table-cell table:formula="of:=[$Planilha1.$P$230]" office:value-type="float" office:value="0.518482087571877" calcext:value-type="float">
            <text:p>0,518482087571877</text:p>
          </table:table-cell>
          <table:table-cell table:formula="of:=([.D487]-[.I487])/[.Q487]" office:value-type="float" office:value="0.0510395889254557" calcext:value-type="float">
            <text:p>0,0510395889254557</text:p>
          </table:table-cell>
          <table:table-cell table:formula="of:=([.E487]-[.J487])/[.$Q487]" office:value-type="float" office:value="0.0100361788931249" calcext:value-type="float">
            <text:p>0,0100361788931249</text:p>
          </table:table-cell>
          <table:table-cell table:formula="of:=[$Planilha1.$Q$230]" office:value-type="float" office:value="1.87647650013317" calcext:value-type="float">
            <text:p>1,87647650013317</text:p>
          </table:table-cell>
          <table:table-cell table:formula="of:=[$Planilha1.$R$230]" office:value-type="float" office:value="146" calcext:value-type="float">
            <text:p>146</text:p>
          </table:table-cell>
          <table:table-cell table:number-columns-repeated="42"/>
          <table:table-cell table:formula="of:=[$Planilha1.$BI$230]" office:value-type="float" office:value="146" calcext:value-type="float">
            <text:p>146</text:p>
          </table:table-cell>
          <table:table-cell table:number-columns-repeated="41"/>
        </table:table-row>
        <table:table-row table:style-name="ro1">
          <table:table-cell table:formula="of:=[$Planilha1.$A$231]" office:value-type="float" office:value="147" calcext:value-type="float">
            <text:p>147</text:p>
          </table:table-cell>
          <table:table-cell table:formula="of:=[$Planilha1.$B$231]" office:value-type="float" office:value="116.278195488722" calcext:value-type="float">
            <text:p>116,278195488722</text:p>
          </table:table-cell>
          <table:table-cell table:formula="of:=[$Planilha1.$C$231]" office:value-type="float" office:value="-22.0881879699248" calcext:value-type="float">
            <text:p>-22,0881879699248</text:p>
          </table:table-cell>
          <table:table-cell table:formula="of:=[.D487]+[.$B$439]" office:value-type="float" office:value="0.065123058429729" calcext:value-type="float">
            <text:p>0,065123058429729</text:p>
          </table:table-cell>
          <table:table-cell table:formula="of:=[.E487]+[.$B$440]" office:value-type="float" office:value="0.622937199054566" calcext:value-type="float">
            <text:p>0,622937199054566</text:p>
          </table:table-cell>
          <table:table-cell table:formula="of:=[.F487]+[.$B$441]" office:value-type="float" office:value="0.427378983390803" calcext:value-type="float">
            <text:p>0,427378983390803</text:p>
          </table:table-cell>
          <table:table-cell table:formula="of:=[$Planilha1.$F$231]" office:value-type="float" office:value="106.176470588235" calcext:value-type="float">
            <text:p>106,176470588235</text:p>
          </table:table-cell>
          <table:table-cell table:formula="of:=[$Planilha1.$G$231]" office:value-type="float" office:value="-26.8741764705883" calcext:value-type="float">
            <text:p>-26,8741764705883</text:p>
          </table:table-cell>
          <table:table-cell table:formula="of:=[.I487]+[.$E$439]" office:value-type="float" office:value="-0.450464827929147" calcext:value-type="float">
            <text:p>-0,450464827929147</text:p>
          </table:table-cell>
          <table:table-cell table:formula="of:=[.J487]+[.$E$440]" office:value-type="float" office:value="0.521554480824147" calcext:value-type="float">
            <text:p>0,521554480824147</text:p>
          </table:table-cell>
          <table:table-cell table:formula="of:=[.K487]+[.$E$441]" office:value-type="float" office:value="0.332108050893132" calcext:value-type="float">
            <text:p>0,332108050893132</text:p>
          </table:table-cell>
          <table:table-cell table:number-columns-repeated="5"/>
          <table:table-cell table:formula="of:=[.B488]-[.G488]" office:value-type="float" office:value="10.1017249004866" calcext:value-type="float">
            <text:p>10,1017249004866</text:p>
          </table:table-cell>
          <table:table-cell table:formula="of:=[.C488]-[.H488]" office:value-type="float" office:value="4.78598850066348" calcext:value-type="float">
            <text:p>4,78598850066348</text:p>
          </table:table-cell>
          <table:table-cell table:formula="of:=[$Planilha1.$P$231]" office:value-type="float" office:value="0.478598850066348" calcext:value-type="float">
            <text:p>0,478598850066348</text:p>
          </table:table-cell>
          <table:table-cell table:formula="of:=([.D488]-[.I488])/[.Q488]" office:value-type="float" office:value="0.0510395889254557" calcext:value-type="float">
            <text:p>0,0510395889254557</text:p>
          </table:table-cell>
          <table:table-cell table:formula="of:=([.E488]-[.J488])/[.$Q488]" office:value-type="float" office:value="0.0100361788931249" calcext:value-type="float">
            <text:p>0,0100361788931249</text:p>
          </table:table-cell>
          <table:table-cell table:formula="of:=[$Planilha1.$Q$231]" office:value-type="float" office:value="1.73213215396908" calcext:value-type="float">
            <text:p>1,73213215396908</text:p>
          </table:table-cell>
          <table:table-cell table:formula="of:=[$Planilha1.$R$231]" office:value-type="float" office:value="147" calcext:value-type="float">
            <text:p>147</text:p>
          </table:table-cell>
          <table:table-cell table:number-columns-repeated="42"/>
          <table:table-cell table:formula="of:=[$Planilha1.$BI$231]" office:value-type="float" office:value="147" calcext:value-type="float">
            <text:p>147</text:p>
          </table:table-cell>
          <table:table-cell table:number-columns-repeated="41"/>
        </table:table-row>
        <table:table-row table:style-name="ro1">
          <table:table-cell table:formula="of:=[$Planilha1.$A$232]" office:value-type="float" office:value="148" calcext:value-type="float">
            <text:p>148</text:p>
          </table:table-cell>
          <table:table-cell table:formula="of:=[$Planilha1.$B$232]" office:value-type="float" office:value="116.06015037594" calcext:value-type="float">
            <text:p>116,06015037594</text:p>
          </table:table-cell>
          <table:table-cell table:formula="of:=[$Planilha1.$C$232]" office:value-type="float" office:value="-22.0950676691729" calcext:value-type="float">
            <text:p>-22,0950676691729</text:p>
          </table:table-cell>
          <table:table-cell table:formula="of:=[.D488]+[.$B$439]" office:value-type="float" office:value="0.067918397541762" calcext:value-type="float">
            <text:p>0,067918397541762</text:p>
          </table:table-cell>
          <table:table-cell table:formula="of:=[.E488]+[.$B$440]" office:value-type="float" office:value="0.614326475593941" calcext:value-type="float">
            <text:p>0,614326475593941</text:p>
          </table:table-cell>
          <table:table-cell table:formula="of:=[.F488]+[.$B$441]" office:value-type="float" office:value="0.431837366068196" calcext:value-type="float">
            <text:p>0,431837366068196</text:p>
          </table:table-cell>
          <table:table-cell table:formula="of:=[$Planilha1.$F$232]" office:value-type="float" office:value="105.705882352941" calcext:value-type="float">
            <text:p>105,705882352941</text:p>
          </table:table-cell>
          <table:table-cell table:formula="of:=[$Planilha1.$G$232]" office:value-type="float" office:value="-27.000705882353" calcext:value-type="float">
            <text:p>-27,000705882353</text:p>
          </table:table-cell>
          <table:table-cell table:formula="of:=[.I488]+[.$E$439]" office:value-type="float" office:value="-0.460559185976086" calcext:value-type="float">
            <text:p>-0,460559185976086</text:p>
          </table:table-cell>
          <table:table-cell table:formula="of:=[.J488]+[.$E$440]" office:value-type="float" office:value="0.510409189407762" calcext:value-type="float">
            <text:p>0,510409189407762</text:p>
          </table:table-cell>
          <table:table-cell table:formula="of:=[.K488]+[.$E$441]" office:value-type="float" office:value="0.334184660258084" calcext:value-type="float">
            <text:p>0,334184660258084</text:p>
          </table:table-cell>
          <table:table-cell table:number-columns-repeated="5"/>
          <table:table-cell table:formula="of:=[.B489]-[.G489]" office:value-type="float" office:value="10.3542680229988" calcext:value-type="float">
            <text:p>10,3542680229988</text:p>
          </table:table-cell>
          <table:table-cell table:formula="of:=[.C489]-[.H489]" office:value-type="float" office:value="4.90563821318007" calcext:value-type="float">
            <text:p>4,90563821318007</text:p>
          </table:table-cell>
          <table:table-cell table:formula="of:=[$Planilha1.$P$232]" office:value-type="float" office:value="0.490563821318007" calcext:value-type="float">
            <text:p>0,490563821318007</text:p>
          </table:table-cell>
          <table:table-cell table:formula="of:=([.D489]-[.I489])/[.Q489]" office:value-type="float" office:value="0.0510395889254557" calcext:value-type="float">
            <text:p>0,0510395889254557</text:p>
          </table:table-cell>
          <table:table-cell table:formula="of:=([.E489]-[.J489])/[.$Q489]" office:value-type="float" office:value="0.0100361788931249" calcext:value-type="float">
            <text:p>0,0100361788931249</text:p>
          </table:table-cell>
          <table:table-cell table:formula="of:=[$Planilha1.$Q$232]" office:value-type="float" office:value="1.77543545781831" calcext:value-type="float">
            <text:p>1,77543545781831</text:p>
          </table:table-cell>
          <table:table-cell table:formula="of:=[$Planilha1.$R$232]" office:value-type="float" office:value="148" calcext:value-type="float">
            <text:p>148</text:p>
          </table:table-cell>
          <table:table-cell table:number-columns-repeated="42"/>
          <table:table-cell table:formula="of:=[$Planilha1.$BI$232]" office:value-type="float" office:value="148" calcext:value-type="float">
            <text:p>148</text:p>
          </table:table-cell>
          <table:table-cell table:number-columns-repeated="41"/>
        </table:table-row>
        <table:table-row table:style-name="ro1">
          <table:table-cell table:formula="of:=[$Planilha1.$A$233]" office:value-type="float" office:value="149" calcext:value-type="float">
            <text:p>149</text:p>
          </table:table-cell>
          <table:table-cell table:formula="of:=[$Planilha1.$B$233]" office:value-type="float" office:value="115.842105263158" calcext:value-type="float">
            <text:p>115,842105263158</text:p>
          </table:table-cell>
          <table:table-cell table:formula="of:=[$Planilha1.$C$233]" office:value-type="float" office:value="-22.1019473684211" calcext:value-type="float">
            <text:p>-22,1019473684211</text:p>
          </table:table-cell>
          <table:table-cell table:formula="of:=[.D489]+[.$B$439]" office:value-type="float" office:value="0.0707137366537949" calcext:value-type="float">
            <text:p>0,0707137366537949</text:p>
          </table:table-cell>
          <table:table-cell table:formula="of:=[.E489]+[.$B$440]" office:value-type="float" office:value="0.605715752133317" calcext:value-type="float">
            <text:p>0,605715752133317</text:p>
          </table:table-cell>
          <table:table-cell table:formula="of:=[.F489]+[.$B$441]" office:value-type="float" office:value="0.43629574874559" calcext:value-type="float">
            <text:p>0,43629574874559</text:p>
          </table:table-cell>
          <table:table-cell table:formula="of:=[$Planilha1.$F$233]" office:value-type="float" office:value="105.235294117647" calcext:value-type="float">
            <text:p>105,235294117647</text:p>
          </table:table-cell>
          <table:table-cell table:formula="of:=[$Planilha1.$G$233]" office:value-type="float" office:value="-27.1272352941177" calcext:value-type="float">
            <text:p>-27,1272352941177</text:p>
          </table:table-cell>
          <table:table-cell table:formula="of:=[.I489]+[.$E$439]" office:value-type="float" office:value="-0.470653544023025" calcext:value-type="float">
            <text:p>-0,470653544023025</text:p>
          </table:table-cell>
          <table:table-cell table:formula="of:=[.J489]+[.$E$440]" office:value-type="float" office:value="0.499263897991377" calcext:value-type="float">
            <text:p>0,499263897991377</text:p>
          </table:table-cell>
          <table:table-cell table:formula="of:=[.K489]+[.$E$441]" office:value-type="float" office:value="0.336261269623035" calcext:value-type="float">
            <text:p>0,336261269623035</text:p>
          </table:table-cell>
          <table:table-cell table:number-columns-repeated="5"/>
          <table:table-cell table:formula="of:=[.B490]-[.G490]" office:value-type="float" office:value="10.6068111455109" calcext:value-type="float">
            <text:p>10,6068111455109</text:p>
          </table:table-cell>
          <table:table-cell table:formula="of:=[.C490]-[.H490]" office:value-type="float" office:value="5.02528792569665" calcext:value-type="float">
            <text:p>5,02528792569665</text:p>
          </table:table-cell>
          <table:table-cell table:formula="of:=[$Planilha1.$P$233]" office:value-type="float" office:value="0.456844356881514" calcext:value-type="float">
            <text:p>0,456844356881514</text:p>
          </table:table-cell>
          <table:table-cell table:formula="of:=([.D490]-[.I490])/[.Q490]" office:value-type="float" office:value="0.0510395889254557" calcext:value-type="float">
            <text:p>0,0510395889254557</text:p>
          </table:table-cell>
          <table:table-cell table:formula="of:=([.E490]-[.J490])/[.$Q490]" office:value-type="float" office:value="0.010036178893125" calcext:value-type="float">
            <text:p>0,010036178893125</text:p>
          </table:table-cell>
          <table:table-cell table:formula="of:=[$Planilha1.$Q$233]" office:value-type="float" office:value="1.65339887424321" calcext:value-type="float">
            <text:p>1,65339887424321</text:p>
          </table:table-cell>
          <table:table-cell table:formula="of:=[$Planilha1.$R$233]" office:value-type="float" office:value="149" calcext:value-type="float">
            <text:p>149</text:p>
          </table:table-cell>
          <table:table-cell table:number-columns-repeated="42"/>
          <table:table-cell table:formula="of:=[$Planilha1.$BI$233]" office:value-type="float" office:value="149" calcext:value-type="float">
            <text:p>149</text:p>
          </table:table-cell>
          <table:table-cell table:number-columns-repeated="41"/>
        </table:table-row>
        <table:table-row table:style-name="ro1">
          <table:table-cell table:formula="of:=[$Planilha1.$A$234]" office:value-type="float" office:value="150" calcext:value-type="float">
            <text:p>150</text:p>
          </table:table-cell>
          <table:table-cell table:formula="of:=[$Planilha1.$B$234]" office:value-type="float" office:value="115.624060150376" calcext:value-type="float">
            <text:p>115,624060150376</text:p>
          </table:table-cell>
          <table:table-cell table:formula="of:=[$Planilha1.$C$234]" office:value-type="float" office:value="-22.1088270676692" calcext:value-type="float">
            <text:p>-22,1088270676692</text:p>
          </table:table-cell>
          <table:table-cell table:formula="of:=[.D490]+[.$B$439]" office:value-type="float" office:value="0.0735090757658278" calcext:value-type="float">
            <text:p>0,0735090757658278</text:p>
          </table:table-cell>
          <table:table-cell table:formula="of:=[.E490]+[.$B$440]" office:value-type="float" office:value="0.597105028672692" calcext:value-type="float">
            <text:p>0,597105028672692</text:p>
          </table:table-cell>
          <table:table-cell table:formula="of:=[.F490]+[.$B$441]" office:value-type="float" office:value="0.440754131422983" calcext:value-type="float">
            <text:p>0,440754131422983</text:p>
          </table:table-cell>
          <table:table-cell table:formula="of:=[$Planilha1.$F$234]" office:value-type="float" office:value="104.764705882353" calcext:value-type="float">
            <text:p>104,764705882353</text:p>
          </table:table-cell>
          <table:table-cell table:formula="of:=[$Planilha1.$G$234]" office:value-type="float" office:value="-27.2537647058824" calcext:value-type="float">
            <text:p>-27,2537647058824</text:p>
          </table:table-cell>
          <table:table-cell table:formula="of:=[.I490]+[.$E$439]" office:value-type="float" office:value="-0.480747902069964" calcext:value-type="float">
            <text:p>-0,480747902069964</text:p>
          </table:table-cell>
          <table:table-cell table:formula="of:=[.J490]+[.$E$440]" office:value-type="float" office:value="0.488118606574993" calcext:value-type="float">
            <text:p>0,488118606574993</text:p>
          </table:table-cell>
          <table:table-cell table:formula="of:=[.K490]+[.$E$441]" office:value-type="float" office:value="0.338337878987987" calcext:value-type="float">
            <text:p>0,338337878987987</text:p>
          </table:table-cell>
          <table:table-cell table:number-columns-repeated="5"/>
          <table:table-cell table:formula="of:=[.B491]-[.G491]" office:value-type="float" office:value="10.8593542680231" calcext:value-type="float">
            <text:p>10,8593542680231</text:p>
          </table:table-cell>
          <table:table-cell table:formula="of:=[.C491]-[.H491]" office:value-type="float" office:value="5.14493763821324" calcext:value-type="float">
            <text:p>5,14493763821324</text:p>
          </table:table-cell>
          <table:table-cell table:formula="of:=[$Planilha1.$P$234]" office:value-type="float" office:value="0.467721603473931" calcext:value-type="float">
            <text:p>0,467721603473931</text:p>
          </table:table-cell>
          <table:table-cell table:formula="of:=([.D491]-[.I491])/[.Q491]" office:value-type="float" office:value="0.0510395889254557" calcext:value-type="float">
            <text:p>0,0510395889254557</text:p>
          </table:table-cell>
          <table:table-cell table:formula="of:=([.E491]-[.J491])/[.$Q491]" office:value-type="float" office:value="0.010036178893125" calcext:value-type="float">
            <text:p>0,010036178893125</text:p>
          </table:table-cell>
          <table:table-cell table:formula="of:=[$Planilha1.$Q$234]" office:value-type="float" office:value="1.69276551410615" calcext:value-type="float">
            <text:p>1,69276551410615</text:p>
          </table:table-cell>
          <table:table-cell table:formula="of:=[$Planilha1.$R$234]" office:value-type="float" office:value="150" calcext:value-type="float">
            <text:p>150</text:p>
          </table:table-cell>
          <table:table-cell table:number-columns-repeated="42"/>
          <table:table-cell table:formula="of:=[$Planilha1.$BI$234]" office:value-type="float" office:value="150" calcext:value-type="float">
            <text:p>150</text:p>
          </table:table-cell>
          <table:table-cell table:number-columns-repeated="41"/>
        </table:table-row>
        <table:table-row table:style-name="ro1">
          <table:table-cell table:formula="of:=[$Planilha1.$A$235]" office:value-type="float" office:value="151" calcext:value-type="float">
            <text:p>151</text:p>
          </table:table-cell>
          <table:table-cell table:formula="of:=[$Planilha1.$B$235]" office:value-type="float" office:value="115.406015037594" calcext:value-type="float">
            <text:p>115,406015037594</text:p>
          </table:table-cell>
          <table:table-cell table:formula="of:=[$Planilha1.$C$235]" office:value-type="float" office:value="-22.1157067669173" calcext:value-type="float">
            <text:p>-22,1157067669173</text:p>
          </table:table-cell>
          <table:table-cell table:formula="of:=[.D491]+[.$B$439]" office:value-type="float" office:value="0.0763044148778608" calcext:value-type="float">
            <text:p>0,0763044148778608</text:p>
          </table:table-cell>
          <table:table-cell table:formula="of:=[.E491]+[.$B$440]" office:value-type="float" office:value="0.588494305212068" calcext:value-type="float">
            <text:p>0,588494305212068</text:p>
          </table:table-cell>
          <table:table-cell table:formula="of:=[.F491]+[.$B$441]" office:value-type="float" office:value="0.445212514100376" calcext:value-type="float">
            <text:p>0,445212514100376</text:p>
          </table:table-cell>
          <table:table-cell table:formula="of:=[$Planilha1.$F$235]" office:value-type="float" office:value="104.294117647059" calcext:value-type="float">
            <text:p>104,294117647059</text:p>
          </table:table-cell>
          <table:table-cell table:formula="of:=[$Planilha1.$G$235]" office:value-type="float" office:value="-27.3802941176471" calcext:value-type="float">
            <text:p>-27,3802941176471</text:p>
          </table:table-cell>
          <table:table-cell table:formula="of:=[.I491]+[.$E$439]" office:value-type="float" office:value="-0.490842260116903" calcext:value-type="float">
            <text:p>-0,490842260116903</text:p>
          </table:table-cell>
          <table:table-cell table:formula="of:=[.J491]+[.$E$440]" office:value-type="float" office:value="0.476973315158608" calcext:value-type="float">
            <text:p>0,476973315158608</text:p>
          </table:table-cell>
          <table:table-cell table:formula="of:=[.K491]+[.$E$441]" office:value-type="float" office:value="0.340414488352938" calcext:value-type="float">
            <text:p>0,340414488352938</text:p>
          </table:table-cell>
          <table:table-cell table:number-columns-repeated="5"/>
          <table:table-cell table:formula="of:=[.B492]-[.G492]" office:value-type="float" office:value="11.1118973905353" calcext:value-type="float">
            <text:p>11,1118973905353</text:p>
          </table:table-cell>
          <table:table-cell table:formula="of:=[.C492]-[.H492]" office:value-type="float" office:value="5.26458735072983" calcext:value-type="float">
            <text:p>5,26458735072983</text:p>
          </table:table-cell>
          <table:table-cell table:formula="of:=[$Planilha1.$P$235]" office:value-type="float" office:value="0.478598850066348" calcext:value-type="float">
            <text:p>0,478598850066348</text:p>
          </table:table-cell>
          <table:table-cell table:formula="of:=([.D492]-[.I492])/[.Q492]" office:value-type="float" office:value="0.0510395889254557" calcext:value-type="float">
            <text:p>0,0510395889254557</text:p>
          </table:table-cell>
          <table:table-cell table:formula="of:=([.E492]-[.J492])/[.$Q492]" office:value-type="float" office:value="0.010036178893125" calcext:value-type="float">
            <text:p>0,010036178893125</text:p>
          </table:table-cell>
          <table:table-cell table:formula="of:=[$Planilha1.$Q$235]" office:value-type="float" office:value="1.73213215396908" calcext:value-type="float">
            <text:p>1,73213215396908</text:p>
          </table:table-cell>
          <table:table-cell table:formula="of:=[$Planilha1.$R$235]" office:value-type="float" office:value="151" calcext:value-type="float">
            <text:p>151</text:p>
          </table:table-cell>
          <table:table-cell table:number-columns-repeated="42"/>
          <table:table-cell table:formula="of:=[$Planilha1.$BI$235]" office:value-type="float" office:value="151" calcext:value-type="float">
            <text:p>151</text:p>
          </table:table-cell>
          <table:table-cell table:number-columns-repeated="41"/>
        </table:table-row>
        <table:table-row table:style-name="ro1">
          <table:table-cell table:formula="of:=[$Planilha1.$A$236]" office:value-type="float" office:value="152" calcext:value-type="float">
            <text:p>152</text:p>
          </table:table-cell>
          <table:table-cell table:formula="of:=[$Planilha1.$B$236]" office:value-type="float" office:value="115.187969924812" calcext:value-type="float">
            <text:p>115,187969924812</text:p>
          </table:table-cell>
          <table:table-cell table:formula="of:=[$Planilha1.$C$236]" office:value-type="float" office:value="-22.1225864661654" calcext:value-type="float">
            <text:p>-22,1225864661654</text:p>
          </table:table-cell>
          <table:table-cell table:formula="of:=[.D492]+[.$B$439]" office:value-type="float" office:value="0.0790997539898937" calcext:value-type="float">
            <text:p>0,0790997539898937</text:p>
          </table:table-cell>
          <table:table-cell table:formula="of:=[.E492]+[.$B$440]" office:value-type="float" office:value="0.579883581751443" calcext:value-type="float">
            <text:p>0,579883581751443</text:p>
          </table:table-cell>
          <table:table-cell table:formula="of:=[.F492]+[.$B$441]" office:value-type="float" office:value="0.449670896777769" calcext:value-type="float">
            <text:p>0,449670896777769</text:p>
          </table:table-cell>
          <table:table-cell table:formula="of:=[$Planilha1.$F$236]" office:value-type="float" office:value="103.823529411765" calcext:value-type="float">
            <text:p>103,823529411765</text:p>
          </table:table-cell>
          <table:table-cell table:formula="of:=[$Planilha1.$G$236]" office:value-type="float" office:value="-27.5068235294118" calcext:value-type="float">
            <text:p>-27,5068235294118</text:p>
          </table:table-cell>
          <table:table-cell table:formula="of:=[.I492]+[.$E$439]" office:value-type="float" office:value="-0.500936618163842" calcext:value-type="float">
            <text:p>-0,500936618163842</text:p>
          </table:table-cell>
          <table:table-cell table:formula="of:=[.J492]+[.$E$440]" office:value-type="float" office:value="0.465828023742223" calcext:value-type="float">
            <text:p>0,465828023742223</text:p>
          </table:table-cell>
          <table:table-cell table:formula="of:=[.K492]+[.$E$441]" office:value-type="float" office:value="0.34249109771789" calcext:value-type="float">
            <text:p>0,34249109771789</text:p>
          </table:table-cell>
          <table:table-cell table:number-columns-repeated="5"/>
          <table:table-cell table:formula="of:=[.B493]-[.G493]" office:value-type="float" office:value="11.3644405130474" calcext:value-type="float">
            <text:p>11,3644405130474</text:p>
          </table:table-cell>
          <table:table-cell table:formula="of:=[.C493]-[.H493]" office:value-type="float" office:value="5.38423706324641" calcext:value-type="float">
            <text:p>5,38423706324641</text:p>
          </table:table-cell>
          <table:table-cell table:formula="of:=[$Planilha1.$P$236]" office:value-type="float" office:value="0.489476096658765" calcext:value-type="float">
            <text:p>0,489476096658765</text:p>
          </table:table-cell>
          <table:table-cell table:formula="of:=([.D493]-[.I493])/[.Q493]" office:value-type="float" office:value="0.0510395889254557" calcext:value-type="float">
            <text:p>0,0510395889254557</text:p>
          </table:table-cell>
          <table:table-cell table:formula="of:=([.E493]-[.J493])/[.$Q493]" office:value-type="float" office:value="0.010036178893125" calcext:value-type="float">
            <text:p>0,010036178893125</text:p>
          </table:table-cell>
          <table:table-cell table:formula="of:=[$Planilha1.$Q$236]" office:value-type="float" office:value="1.77149879383202" calcext:value-type="float">
            <text:p>1,77149879383202</text:p>
          </table:table-cell>
          <table:table-cell table:formula="of:=[$Planilha1.$R$236]" office:value-type="float" office:value="152" calcext:value-type="float">
            <text:p>152</text:p>
          </table:table-cell>
          <table:table-cell table:number-columns-repeated="42"/>
          <table:table-cell table:formula="of:=[$Planilha1.$BI$236]" office:value-type="float" office:value="152" calcext:value-type="float">
            <text:p>152</text:p>
          </table:table-cell>
          <table:table-cell table:number-columns-repeated="41"/>
        </table:table-row>
        <table:table-row table:style-name="ro1">
          <table:table-cell table:formula="of:=[$Planilha1.$A$237]" office:value-type="float" office:value="153" calcext:value-type="float">
            <text:p>153</text:p>
          </table:table-cell>
          <table:table-cell table:formula="of:=[$Planilha1.$B$237]" office:value-type="float" office:value="114.96992481203" calcext:value-type="float">
            <text:p>114,96992481203</text:p>
          </table:table-cell>
          <table:table-cell table:formula="of:=[$Planilha1.$C$237]" office:value-type="float" office:value="-22.1294661654135" calcext:value-type="float">
            <text:p>-22,1294661654135</text:p>
          </table:table-cell>
          <table:table-cell table:formula="of:=[.D493]+[.$B$439]" office:value-type="float" office:value="0.0818950931019266" calcext:value-type="float">
            <text:p>0,0818950931019266</text:p>
          </table:table-cell>
          <table:table-cell table:formula="of:=[.E493]+[.$B$440]" office:value-type="float" office:value="0.571272858290819" calcext:value-type="float">
            <text:p>0,571272858290819</text:p>
          </table:table-cell>
          <table:table-cell table:formula="of:=[.F493]+[.$B$441]" office:value-type="float" office:value="0.454129279455163" calcext:value-type="float">
            <text:p>0,454129279455163</text:p>
          </table:table-cell>
          <table:table-cell table:formula="of:=[$Planilha1.$F$237]" office:value-type="float" office:value="103.352941176471" calcext:value-type="float">
            <text:p>103,352941176471</text:p>
          </table:table-cell>
          <table:table-cell table:formula="of:=[$Planilha1.$G$237]" office:value-type="float" office:value="-27.6333529411765" calcext:value-type="float">
            <text:p>-27,6333529411765</text:p>
          </table:table-cell>
          <table:table-cell table:formula="of:=[.I493]+[.$E$439]" office:value-type="float" office:value="-0.511030976210781" calcext:value-type="float">
            <text:p>-0,511030976210781</text:p>
          </table:table-cell>
          <table:table-cell table:formula="of:=[.J493]+[.$E$440]" office:value-type="float" office:value="0.454682732325838" calcext:value-type="float">
            <text:p>0,454682732325838</text:p>
          </table:table-cell>
          <table:table-cell table:formula="of:=[.K493]+[.$E$441]" office:value-type="float" office:value="0.344567707082841" calcext:value-type="float">
            <text:p>0,344567707082841</text:p>
          </table:table-cell>
          <table:table-cell table:number-columns-repeated="5"/>
          <table:table-cell table:formula="of:=[.B494]-[.G494]" office:value-type="float" office:value="11.6169836355596" calcext:value-type="float">
            <text:p>11,6169836355596</text:p>
          </table:table-cell>
          <table:table-cell table:formula="of:=[.C494]-[.H494]" office:value-type="float" office:value="5.503886775763" calcext:value-type="float">
            <text:p>5,503886775763</text:p>
          </table:table-cell>
          <table:table-cell table:formula="of:=[$Planilha1.$P$237]" office:value-type="float" office:value="0.458657231313583" calcext:value-type="float">
            <text:p>0,458657231313583</text:p>
          </table:table-cell>
          <table:table-cell table:formula="of:=([.D494]-[.I494])/[.Q494]" office:value-type="float" office:value="0.0510395889254557" calcext:value-type="float">
            <text:p>0,0510395889254557</text:p>
          </table:table-cell>
          <table:table-cell table:formula="of:=([.E494]-[.J494])/[.$Q494]" office:value-type="float" office:value="0.010036178893125" calcext:value-type="float">
            <text:p>0,010036178893125</text:p>
          </table:table-cell>
          <table:table-cell table:formula="of:=[$Planilha1.$Q$237]" office:value-type="float" office:value="1.65995998088704" calcext:value-type="float">
            <text:p>1,65995998088704</text:p>
          </table:table-cell>
          <table:table-cell table:formula="of:=[$Planilha1.$R$237]" office:value-type="float" office:value="153" calcext:value-type="float">
            <text:p>153</text:p>
          </table:table-cell>
          <table:table-cell table:number-columns-repeated="42"/>
          <table:table-cell table:formula="of:=[$Planilha1.$BI$237]" office:value-type="float" office:value="153" calcext:value-type="float">
            <text:p>153</text:p>
          </table:table-cell>
          <table:table-cell table:number-columns-repeated="41"/>
        </table:table-row>
        <table:table-row table:style-name="ro1">
          <table:table-cell table:formula="of:=[$Planilha1.$A$238]" office:value-type="float" office:value="154" calcext:value-type="float">
            <text:p>154</text:p>
          </table:table-cell>
          <table:table-cell table:formula="of:=[$Planilha1.$B$238]" office:value-type="float" office:value="114.751879699248" calcext:value-type="float">
            <text:p>114,751879699248</text:p>
          </table:table-cell>
          <table:table-cell table:formula="of:=[$Planilha1.$C$238]" office:value-type="float" office:value="-22.1363458646617" calcext:value-type="float">
            <text:p>-22,1363458646617</text:p>
          </table:table-cell>
          <table:table-cell table:formula="of:=[.D494]+[.$B$439]" office:value-type="float" office:value="0.0846904322139596" calcext:value-type="float">
            <text:p>0,0846904322139596</text:p>
          </table:table-cell>
          <table:table-cell table:formula="of:=[.E494]+[.$B$440]" office:value-type="float" office:value="0.562662134830195" calcext:value-type="float">
            <text:p>0,562662134830195</text:p>
          </table:table-cell>
          <table:table-cell table:formula="of:=[.F494]+[.$B$441]" office:value-type="float" office:value="0.458587662132556" calcext:value-type="float">
            <text:p>0,458587662132556</text:p>
          </table:table-cell>
          <table:table-cell table:formula="of:=[$Planilha1.$F$238]" office:value-type="float" office:value="102.882352941177" calcext:value-type="float">
            <text:p>102,882352941177</text:p>
          </table:table-cell>
          <table:table-cell table:formula="of:=[$Planilha1.$G$238]" office:value-type="float" office:value="-27.7598823529412" calcext:value-type="float">
            <text:p>-27,7598823529412</text:p>
          </table:table-cell>
          <table:table-cell table:formula="of:=[.I494]+[.$E$439]" office:value-type="float" office:value="-0.52112533425772" calcext:value-type="float">
            <text:p>-0,52112533425772</text:p>
          </table:table-cell>
          <table:table-cell table:formula="of:=[.J494]+[.$E$440]" office:value-type="float" office:value="0.443537440909453" calcext:value-type="float">
            <text:p>0,443537440909453</text:p>
          </table:table-cell>
          <table:table-cell table:formula="of:=[.K494]+[.$E$441]" office:value-type="float" office:value="0.346644316447793" calcext:value-type="float">
            <text:p>0,346644316447793</text:p>
          </table:table-cell>
          <table:table-cell table:number-columns-repeated="5"/>
          <table:table-cell table:formula="of:=[.B495]-[.G495]" office:value-type="float" office:value="11.8695267580718" calcext:value-type="float">
            <text:p>11,8695267580718</text:p>
          </table:table-cell>
          <table:table-cell table:formula="of:=[.C495]-[.H495]" office:value-type="float" office:value="5.62353648827959" calcext:value-type="float">
            <text:p>5,62353648827959</text:p>
          </table:table-cell>
          <table:table-cell table:formula="of:=[$Planilha1.$P$238]" office:value-type="float" office:value="0.468628040689966" calcext:value-type="float">
            <text:p>0,468628040689966</text:p>
          </table:table-cell>
          <table:table-cell table:formula="of:=([.D495]-[.I495])/[.Q495]" office:value-type="float" office:value="0.0510395889254557" calcext:value-type="float">
            <text:p>0,0510395889254557</text:p>
          </table:table-cell>
          <table:table-cell table:formula="of:=([.E495]-[.J495])/[.$Q495]" office:value-type="float" office:value="0.010036178893125" calcext:value-type="float">
            <text:p>0,010036178893125</text:p>
          </table:table-cell>
          <table:table-cell table:formula="of:=[$Planilha1.$Q$238]" office:value-type="float" office:value="1.69604606742806" calcext:value-type="float">
            <text:p>1,69604606742806</text:p>
          </table:table-cell>
          <table:table-cell table:formula="of:=[$Planilha1.$R$238]" office:value-type="float" office:value="154" calcext:value-type="float">
            <text:p>154</text:p>
          </table:table-cell>
          <table:table-cell table:number-columns-repeated="42"/>
          <table:table-cell table:formula="of:=[$Planilha1.$BI$238]" office:value-type="float" office:value="154" calcext:value-type="float">
            <text:p>154</text:p>
          </table:table-cell>
          <table:table-cell table:number-columns-repeated="41"/>
        </table:table-row>
        <table:table-row table:style-name="ro1">
          <table:table-cell table:formula="of:=[$Planilha1.$A$239]" office:value-type="float" office:value="155" calcext:value-type="float">
            <text:p>155</text:p>
          </table:table-cell>
          <table:table-cell table:formula="of:=[$Planilha1.$B$239]" office:value-type="float" office:value="114.533834586466" calcext:value-type="float">
            <text:p>114,533834586466</text:p>
          </table:table-cell>
          <table:table-cell table:formula="of:=[$Planilha1.$C$239]" office:value-type="float" office:value="-22.1432255639098" calcext:value-type="float">
            <text:p>-22,1432255639098</text:p>
          </table:table-cell>
          <table:table-cell table:formula="of:=[.D495]+[.$B$439]" office:value-type="float" office:value="0.0874857713259925" calcext:value-type="float">
            <text:p>0,0874857713259925</text:p>
          </table:table-cell>
          <table:table-cell table:formula="of:=[.E495]+[.$B$440]" office:value-type="float" office:value="0.55405141136957" calcext:value-type="float">
            <text:p>0,55405141136957</text:p>
          </table:table-cell>
          <table:table-cell table:formula="of:=[.F495]+[.$B$441]" office:value-type="float" office:value="0.463046044809949" calcext:value-type="float">
            <text:p>0,463046044809949</text:p>
          </table:table-cell>
          <table:table-cell table:formula="of:=[$Planilha1.$F$239]" office:value-type="float" office:value="102.411764705882" calcext:value-type="float">
            <text:p>102,411764705882</text:p>
          </table:table-cell>
          <table:table-cell table:formula="of:=[$Planilha1.$G$239]" office:value-type="float" office:value="-27.886411764706" calcext:value-type="float">
            <text:p>-27,886411764706</text:p>
          </table:table-cell>
          <table:table-cell table:formula="of:=[.I495]+[.$E$439]" office:value-type="float" office:value="-0.531219692304659" calcext:value-type="float">
            <text:p>-0,531219692304659</text:p>
          </table:table-cell>
          <table:table-cell table:formula="of:=[.J495]+[.$E$440]" office:value-type="float" office:value="0.432392149493068" calcext:value-type="float">
            <text:p>0,432392149493068</text:p>
          </table:table-cell>
          <table:table-cell table:formula="of:=[.K495]+[.$E$441]" office:value-type="float" office:value="0.348720925812744" calcext:value-type="float">
            <text:p>0,348720925812744</text:p>
          </table:table-cell>
          <table:table-cell table:number-columns-repeated="5"/>
          <table:table-cell table:formula="of:=[.B496]-[.G496]" office:value-type="float" office:value="12.1220698805839" calcext:value-type="float">
            <text:p>12,1220698805839</text:p>
          </table:table-cell>
          <table:table-cell table:formula="of:=[.C496]-[.H496]" office:value-type="float" office:value="5.74318620079617" calcext:value-type="float">
            <text:p>5,74318620079617</text:p>
          </table:table-cell>
          <table:table-cell table:formula="of:=[$Planilha1.$P$239]" office:value-type="float" office:value="0.441783553907398" calcext:value-type="float">
            <text:p>0,441783553907398</text:p>
          </table:table-cell>
          <table:table-cell table:formula="of:=([.D496]-[.I496])/[.Q496]" office:value-type="float" office:value="0.0510395889254557" calcext:value-type="float">
            <text:p>0,0510395889254557</text:p>
          </table:table-cell>
          <table:table-cell table:formula="of:=([.E496]-[.J496])/[.$Q496]" office:value-type="float" office:value="0.010036178893125" calcext:value-type="float">
            <text:p>0,010036178893125</text:p>
          </table:table-cell>
          <table:table-cell table:formula="of:=[$Planilha1.$Q$239]" office:value-type="float" office:value="1.59889121904839" calcext:value-type="float">
            <text:p>1,59889121904839</text:p>
          </table:table-cell>
          <table:table-cell table:formula="of:=[$Planilha1.$R$239]" office:value-type="float" office:value="155" calcext:value-type="float">
            <text:p>155</text:p>
          </table:table-cell>
          <table:table-cell table:number-columns-repeated="42"/>
          <table:table-cell table:formula="of:=[$Planilha1.$BI$239]" office:value-type="float" office:value="155" calcext:value-type="float">
            <text:p>155</text:p>
          </table:table-cell>
          <table:table-cell table:number-columns-repeated="41"/>
        </table:table-row>
        <table:table-row table:style-name="ro1">
          <table:table-cell table:formula="of:=[$Planilha1.$A$240]" office:value-type="float" office:value="156" calcext:value-type="float">
            <text:p>156</text:p>
          </table:table-cell>
          <table:table-cell table:formula="of:=[$Planilha1.$B$240]" office:value-type="float" office:value="114.315789473684" calcext:value-type="float">
            <text:p>114,315789473684</text:p>
          </table:table-cell>
          <table:table-cell table:formula="of:=[$Planilha1.$C$240]" office:value-type="float" office:value="-22.1501052631579" calcext:value-type="float">
            <text:p>-22,1501052631579</text:p>
          </table:table-cell>
          <table:table-cell table:formula="of:=[.D496]+[.$B$439]" office:value-type="float" office:value="0.0902811104380254" calcext:value-type="float">
            <text:p>0,0902811104380254</text:p>
          </table:table-cell>
          <table:table-cell table:formula="of:=[.E496]+[.$B$440]" office:value-type="float" office:value="0.545440687908946" calcext:value-type="float">
            <text:p>0,545440687908946</text:p>
          </table:table-cell>
          <table:table-cell table:formula="of:=[.F496]+[.$B$441]" office:value-type="float" office:value="0.467504427487343" calcext:value-type="float">
            <text:p>0,467504427487343</text:p>
          </table:table-cell>
          <table:table-cell table:formula="of:=[$Planilha1.$F$240]" office:value-type="float" office:value="101.941176470588" calcext:value-type="float">
            <text:p>101,941176470588</text:p>
          </table:table-cell>
          <table:table-cell table:formula="of:=[$Planilha1.$G$240]" office:value-type="float" office:value="-28.0129411764707" calcext:value-type="float">
            <text:p>-28,0129411764707</text:p>
          </table:table-cell>
          <table:table-cell table:formula="of:=[.I496]+[.$E$439]" office:value-type="float" office:value="-0.541314050351598" calcext:value-type="float">
            <text:p>-0,541314050351598</text:p>
          </table:table-cell>
          <table:table-cell table:formula="of:=[.J496]+[.$E$440]" office:value-type="float" office:value="0.421246858076683" calcext:value-type="float">
            <text:p>0,421246858076683</text:p>
          </table:table-cell>
          <table:table-cell table:formula="of:=[.K496]+[.$E$441]" office:value-type="float" office:value="0.350797535177696" calcext:value-type="float">
            <text:p>0,350797535177696</text:p>
          </table:table-cell>
          <table:table-cell table:number-columns-repeated="5"/>
          <table:table-cell table:formula="of:=[.B497]-[.G497]" office:value-type="float" office:value="12.3746130030961" calcext:value-type="float">
            <text:p>12,3746130030961</text:p>
          </table:table-cell>
          <table:table-cell table:formula="of:=[.C497]-[.H497]" office:value-type="float" office:value="5.86283591331276" calcext:value-type="float">
            <text:p>5,86283591331276</text:p>
          </table:table-cell>
          <table:table-cell table:formula="of:=[$Planilha1.$P$240]" office:value-type="float" office:value="0.48856965944273" calcext:value-type="float">
            <text:p>0,48856965944273</text:p>
          </table:table-cell>
          <table:table-cell table:formula="of:=([.D497]-[.I497])/[.Q497]" office:value-type="float" office:value="0.0510395889254557" calcext:value-type="float">
            <text:p>0,0510395889254557</text:p>
          </table:table-cell>
          <table:table-cell table:formula="of:=([.E497]-[.J497])/[.$Q497]" office:value-type="float" office:value="0.010036178893125" calcext:value-type="float">
            <text:p>0,010036178893125</text:p>
          </table:table-cell>
          <table:table-cell table:formula="of:=[$Planilha1.$Q$240]" office:value-type="float" office:value="1.76821824051011" calcext:value-type="float">
            <text:p>1,76821824051011</text:p>
          </table:table-cell>
          <table:table-cell table:formula="of:=[$Planilha1.$R$240]" office:value-type="float" office:value="156" calcext:value-type="float">
            <text:p>156</text:p>
          </table:table-cell>
          <table:table-cell table:number-columns-repeated="42"/>
          <table:table-cell table:formula="of:=[$Planilha1.$BI$240]" office:value-type="float" office:value="156" calcext:value-type="float">
            <text:p>156</text:p>
          </table:table-cell>
          <table:table-cell table:number-columns-repeated="41"/>
        </table:table-row>
        <table:table-row table:style-name="ro1">
          <table:table-cell table:formula="of:=[$Planilha1.$A$241]" office:value-type="float" office:value="157" calcext:value-type="float">
            <text:p>157</text:p>
          </table:table-cell>
          <table:table-cell table:formula="of:=[$Planilha1.$B$241]" office:value-type="float" office:value="114.097744360902" calcext:value-type="float">
            <text:p>114,097744360902</text:p>
          </table:table-cell>
          <table:table-cell table:formula="of:=[$Planilha1.$C$241]" office:value-type="float" office:value="-22.156984962406" calcext:value-type="float">
            <text:p>-22,156984962406</text:p>
          </table:table-cell>
          <table:table-cell table:formula="of:=[.D497]+[.$B$439]" office:value-type="float" office:value="0.0930764495500583" calcext:value-type="float">
            <text:p>0,0930764495500583</text:p>
          </table:table-cell>
          <table:table-cell table:formula="of:=[.E497]+[.$B$440]" office:value-type="float" office:value="0.536829964448321" calcext:value-type="float">
            <text:p>0,536829964448321</text:p>
          </table:table-cell>
          <table:table-cell table:formula="of:=[.F497]+[.$B$441]" office:value-type="float" office:value="0.471962810164736" calcext:value-type="float">
            <text:p>0,471962810164736</text:p>
          </table:table-cell>
          <table:table-cell table:formula="of:=[$Planilha1.$F$241]" office:value-type="float" office:value="101.470588235294" calcext:value-type="float">
            <text:p>101,470588235294</text:p>
          </table:table-cell>
          <table:table-cell table:formula="of:=[$Planilha1.$G$241]" office:value-type="float" office:value="-28.1394705882354" calcext:value-type="float">
            <text:p>-28,1394705882354</text:p>
          </table:table-cell>
          <table:table-cell table:formula="of:=[.I497]+[.$E$439]" office:value-type="float" office:value="-0.551408408398536" calcext:value-type="float">
            <text:p>-0,551408408398536</text:p>
          </table:table-cell>
          <table:table-cell table:formula="of:=[.J497]+[.$E$440]" office:value-type="float" office:value="0.410101566660298" calcext:value-type="float">
            <text:p>0,410101566660298</text:p>
          </table:table-cell>
          <table:table-cell table:formula="of:=[.K497]+[.$E$441]" office:value-type="float" office:value="0.352874144542647" calcext:value-type="float">
            <text:p>0,352874144542647</text:p>
          </table:table-cell>
          <table:table-cell table:number-columns-repeated="5"/>
          <table:table-cell table:formula="of:=[.B498]-[.G498]" office:value-type="float" office:value="12.6271561256083" calcext:value-type="float">
            <text:p>12,6271561256083</text:p>
          </table:table-cell>
          <table:table-cell table:formula="of:=[.C498]-[.H498]" office:value-type="float" office:value="5.98248562582935" calcext:value-type="float">
            <text:p>5,98248562582935</text:p>
          </table:table-cell>
          <table:table-cell table:formula="of:=[$Planilha1.$P$241]" office:value-type="float" office:value="0.460191201986873" calcext:value-type="float">
            <text:p>0,460191201986873</text:p>
          </table:table-cell>
          <table:table-cell table:formula="of:=([.D498]-[.I498])/[.Q498]" office:value-type="float" office:value="0.0510395889254557" calcext:value-type="float">
            <text:p>0,0510395889254557</text:p>
          </table:table-cell>
          <table:table-cell table:formula="of:=([.E498]-[.J498])/[.$Q498]" office:value-type="float" office:value="0.010036178893125" calcext:value-type="float">
            <text:p>0,010036178893125</text:p>
          </table:table-cell>
          <table:table-cell table:formula="of:=[$Planilha1.$Q$241]" office:value-type="float" office:value="1.66551168650874" calcext:value-type="float">
            <text:p>1,66551168650874</text:p>
          </table:table-cell>
          <table:table-cell table:formula="of:=[$Planilha1.$R$241]" office:value-type="float" office:value="157" calcext:value-type="float">
            <text:p>157</text:p>
          </table:table-cell>
          <table:table-cell table:number-columns-repeated="42"/>
          <table:table-cell table:formula="of:=[$Planilha1.$BI$241]" office:value-type="float" office:value="157" calcext:value-type="float">
            <text:p>157</text:p>
          </table:table-cell>
          <table:table-cell table:number-columns-repeated="41"/>
        </table:table-row>
        <table:table-row table:style-name="ro1">
          <table:table-cell table:formula="of:=[$Planilha1.$A$242]" office:value-type="float" office:value="158" calcext:value-type="float">
            <text:p>158</text:p>
          </table:table-cell>
          <table:table-cell table:formula="of:=[$Planilha1.$B$242]" office:value-type="float" office:value="113.879699248121" calcext:value-type="float">
            <text:p>113,879699248121</text:p>
          </table:table-cell>
          <table:table-cell table:formula="of:=[$Planilha1.$C$242]" office:value-type="float" office:value="-22.1638646616541" calcext:value-type="float">
            <text:p>-22,1638646616541</text:p>
          </table:table-cell>
          <table:table-cell table:formula="of:=[.D498]+[.$B$439]" office:value-type="float" office:value="0.0958717886620913" calcext:value-type="float">
            <text:p>0,0958717886620913</text:p>
          </table:table-cell>
          <table:table-cell table:formula="of:=[.E498]+[.$B$440]" office:value-type="float" office:value="0.528219240987697" calcext:value-type="float">
            <text:p>0,528219240987697</text:p>
          </table:table-cell>
          <table:table-cell table:formula="of:=[.F498]+[.$B$441]" office:value-type="float" office:value="0.476421192842129" calcext:value-type="float">
            <text:p>0,476421192842129</text:p>
          </table:table-cell>
          <table:table-cell table:formula="of:=[$Planilha1.$F$242]" office:value-type="float" office:value="101" calcext:value-type="float">
            <text:p>101</text:p>
          </table:table-cell>
          <table:table-cell table:formula="of:=[$Planilha1.$G$242]" office:value-type="float" office:value="-28.2660000000001" calcext:value-type="float">
            <text:p>-28,2660000000001</text:p>
          </table:table-cell>
          <table:table-cell table:formula="of:=[.I498]+[.$E$439]" office:value-type="float" office:value="-0.561502766445475" calcext:value-type="float">
            <text:p>-0,561502766445475</text:p>
          </table:table-cell>
          <table:table-cell table:formula="of:=[.J498]+[.$E$440]" office:value-type="float" office:value="0.398956275243913" calcext:value-type="float">
            <text:p>0,398956275243913</text:p>
          </table:table-cell>
          <table:table-cell table:formula="of:=[.K498]+[.$E$441]" office:value-type="float" office:value="0.354950753907599" calcext:value-type="float">
            <text:p>0,354950753907599</text:p>
          </table:table-cell>
          <table:table-cell table:number-columns-repeated="5"/>
          <table:table-cell table:formula="of:=[.B499]-[.G499]" office:value-type="float" office:value="12.8796992481204" calcext:value-type="float">
            <text:p>12,8796992481204</text:p>
          </table:table-cell>
          <table:table-cell table:formula="of:=[.C499]-[.H499]" office:value-type="float" office:value="6.10213533834594" calcext:value-type="float">
            <text:p>6,10213533834594</text:p>
          </table:table-cell>
          <table:table-cell table:formula="of:=[$Planilha1.$P$242]" office:value-type="float" office:value="0.46939502602661" calcext:value-type="float">
            <text:p>0,46939502602661</text:p>
          </table:table-cell>
          <table:table-cell table:formula="of:=([.D499]-[.I499])/[.Q499]" office:value-type="float" office:value="0.0510395889254557" calcext:value-type="float">
            <text:p>0,0510395889254557</text:p>
          </table:table-cell>
          <table:table-cell table:formula="of:=([.E499]-[.J499])/[.$Q499]" office:value-type="float" office:value="0.010036178893125" calcext:value-type="float">
            <text:p>0,010036178893125</text:p>
          </table:table-cell>
          <table:table-cell table:formula="of:=[$Planilha1.$Q$242]" office:value-type="float" office:value="1.69882192023891" calcext:value-type="float">
            <text:p>1,69882192023891</text:p>
          </table:table-cell>
          <table:table-cell table:formula="of:=[$Planilha1.$R$242]" office:value-type="float" office:value="158" calcext:value-type="float">
            <text:p>158</text:p>
          </table:table-cell>
          <table:table-cell table:number-columns-repeated="42"/>
          <table:table-cell table:formula="of:=[$Planilha1.$BI$242]" office:value-type="float" office:value="158" calcext:value-type="float">
            <text:p>158</text:p>
          </table:table-cell>
          <table:table-cell table:number-columns-repeated="41"/>
        </table:table-row>
        <table:table-row table:style-name="ro1">
          <table:table-cell table:formula="of:=[$Planilha1.$A$243]" office:value-type="float" office:value="159" calcext:value-type="float">
            <text:p>159</text:p>
          </table:table-cell>
          <table:table-cell table:formula="of:=[$Planilha1.$B$243]" office:value-type="float" office:value="113.661654135339" calcext:value-type="float">
            <text:p>113,661654135339</text:p>
          </table:table-cell>
          <table:table-cell table:formula="of:=[$Planilha1.$C$243]" office:value-type="float" office:value="-22.1707443609023" calcext:value-type="float">
            <text:p>-22,1707443609023</text:p>
          </table:table-cell>
          <table:table-cell table:formula="of:=[.D499]+[.$B$439]" office:value-type="float" office:value="0.0986671277741242" calcext:value-type="float">
            <text:p>0,0986671277741242</text:p>
          </table:table-cell>
          <table:table-cell table:formula="of:=[.E499]+[.$B$440]" office:value-type="float" office:value="0.519608517527073" calcext:value-type="float">
            <text:p>0,519608517527073</text:p>
          </table:table-cell>
          <table:table-cell table:formula="of:=[.F499]+[.$B$441]" office:value-type="float" office:value="0.480879575519522" calcext:value-type="float">
            <text:p>0,480879575519522</text:p>
          </table:table-cell>
          <table:table-cell table:formula="of:=[$Planilha1.$F$243]" office:value-type="float" office:value="100.529411764706" calcext:value-type="float">
            <text:p>100,529411764706</text:p>
          </table:table-cell>
          <table:table-cell table:formula="of:=[$Planilha1.$G$243]" office:value-type="float" office:value="-28.3925294117648" calcext:value-type="float">
            <text:p>-28,3925294117648</text:p>
          </table:table-cell>
          <table:table-cell table:formula="of:=[.I499]+[.$E$439]" office:value-type="float" office:value="-0.571597124492414" calcext:value-type="float">
            <text:p>-0,571597124492414</text:p>
          </table:table-cell>
          <table:table-cell table:formula="of:=[.J499]+[.$E$440]" office:value-type="float" office:value="0.387810983827528" calcext:value-type="float">
            <text:p>0,387810983827528</text:p>
          </table:table-cell>
          <table:table-cell table:formula="of:=[.K499]+[.$E$441]" office:value-type="float" office:value="0.35702736327255" calcext:value-type="float">
            <text:p>0,35702736327255</text:p>
          </table:table-cell>
          <table:table-cell table:number-columns-repeated="5"/>
          <table:table-cell table:formula="of:=[.B500]-[.G500]" office:value-type="float" office:value="13.1322423706326" calcext:value-type="float">
            <text:p>13,1322423706326</text:p>
          </table:table-cell>
          <table:table-cell table:formula="of:=[.C500]-[.H500]" office:value-type="float" office:value="6.22178505086252" calcext:value-type="float">
            <text:p>6,22178505086252</text:p>
          </table:table-cell>
          <table:table-cell table:formula="of:=[$Planilha1.$P$243]" office:value-type="float" office:value="0.478598850066348" calcext:value-type="float">
            <text:p>0,478598850066348</text:p>
          </table:table-cell>
          <table:table-cell table:formula="of:=([.D500]-[.I500])/[.Q500]" office:value-type="float" office:value="0.0510395889254557" calcext:value-type="float">
            <text:p>0,0510395889254557</text:p>
          </table:table-cell>
          <table:table-cell table:formula="of:=([.E500]-[.J500])/[.$Q500]" office:value-type="float" office:value="0.010036178893125" calcext:value-type="float">
            <text:p>0,010036178893125</text:p>
          </table:table-cell>
          <table:table-cell table:formula="of:=[$Planilha1.$Q$243]" office:value-type="float" office:value="1.73213215396909" calcext:value-type="float">
            <text:p>1,73213215396909</text:p>
          </table:table-cell>
          <table:table-cell table:formula="of:=[$Planilha1.$R$243]" office:value-type="float" office:value="159" calcext:value-type="float">
            <text:p>159</text:p>
          </table:table-cell>
          <table:table-cell table:number-columns-repeated="42"/>
          <table:table-cell table:formula="of:=[$Planilha1.$BI$243]" office:value-type="float" office:value="159" calcext:value-type="float">
            <text:p>159</text:p>
          </table:table-cell>
          <table:table-cell table:number-columns-repeated="41"/>
        </table:table-row>
        <table:table-row table:style-name="ro1">
          <table:table-cell table:formula="of:=[$Planilha1.$A$244]" office:value-type="float" office:value="160" calcext:value-type="float">
            <text:p>160</text:p>
          </table:table-cell>
          <table:table-cell table:formula="of:=[$Planilha1.$B$244]" office:value-type="float" office:value="113.443609022557" calcext:value-type="float">
            <text:p>113,443609022557</text:p>
          </table:table-cell>
          <table:table-cell table:formula="of:=[$Planilha1.$C$244]" office:value-type="float" office:value="-22.1776240601504" calcext:value-type="float">
            <text:p>-22,1776240601504</text:p>
          </table:table-cell>
          <table:table-cell table:formula="of:=[.D500]+[.$B$439]" office:value-type="float" office:value="0.101462466886157" calcext:value-type="float">
            <text:p>0,101462466886157</text:p>
          </table:table-cell>
          <table:table-cell table:formula="of:=[.E500]+[.$B$440]" office:value-type="float" office:value="0.510997794066448" calcext:value-type="float">
            <text:p>0,510997794066448</text:p>
          </table:table-cell>
          <table:table-cell table:formula="of:=[.F500]+[.$B$441]" office:value-type="float" office:value="0.485337958196916" calcext:value-type="float">
            <text:p>0,485337958196916</text:p>
          </table:table-cell>
          <table:table-cell table:formula="of:=[$Planilha1.$F$244]" office:value-type="float" office:value="100.058823529412" calcext:value-type="float">
            <text:p>100,058823529412</text:p>
          </table:table-cell>
          <table:table-cell table:formula="of:=[$Planilha1.$G$244]" office:value-type="float" office:value="-28.5190588235295" calcext:value-type="float">
            <text:p>-28,5190588235295</text:p>
          </table:table-cell>
          <table:table-cell table:formula="of:=[.I500]+[.$E$439]" office:value-type="float" office:value="-0.581691482539353" calcext:value-type="float">
            <text:p>-0,581691482539353</text:p>
          </table:table-cell>
          <table:table-cell table:formula="of:=[.J500]+[.$E$440]" office:value-type="float" office:value="0.376665692411143" calcext:value-type="float">
            <text:p>0,376665692411143</text:p>
          </table:table-cell>
          <table:table-cell table:formula="of:=[.K500]+[.$E$441]" office:value-type="float" office:value="0.359103972637502" calcext:value-type="float">
            <text:p>0,359103972637502</text:p>
          </table:table-cell>
          <table:table-cell table:number-columns-repeated="5"/>
          <table:table-cell table:formula="of:=[.B501]-[.G501]" office:value-type="float" office:value="13.3847854931447" calcext:value-type="float">
            <text:p>13,3847854931447</text:p>
          </table:table-cell>
          <table:table-cell table:formula="of:=[.C501]-[.H501]" office:value-type="float" office:value="6.34143476337911" calcext:value-type="float">
            <text:p>6,34143476337911</text:p>
          </table:table-cell>
          <table:table-cell table:formula="of:=[$Planilha1.$P$244]" office:value-type="float" office:value="0.487802674106085" calcext:value-type="float">
            <text:p>0,487802674106085</text:p>
          </table:table-cell>
          <table:table-cell table:formula="of:=([.D501]-[.I501])/[.Q501]" office:value-type="float" office:value="0.0510395889254557" calcext:value-type="float">
            <text:p>0,0510395889254557</text:p>
          </table:table-cell>
          <table:table-cell table:formula="of:=([.E501]-[.J501])/[.$Q501]" office:value-type="float" office:value="0.010036178893125" calcext:value-type="float">
            <text:p>0,010036178893125</text:p>
          </table:table-cell>
          <table:table-cell table:formula="of:=[$Planilha1.$Q$244]" office:value-type="float" office:value="1.76544238769926" calcext:value-type="float">
            <text:p>1,76544238769926</text:p>
          </table:table-cell>
          <table:table-cell table:formula="of:=[$Planilha1.$R$244]" office:value-type="float" office:value="160" calcext:value-type="float">
            <text:p>160</text:p>
          </table:table-cell>
          <table:table-cell table:number-columns-repeated="42"/>
          <table:table-cell table:formula="of:=[$Planilha1.$BI$244]" office:value-type="float" office:value="160" calcext:value-type="float">
            <text:p>160</text:p>
          </table:table-cell>
          <table:table-cell table:number-columns-repeated="41"/>
        </table:table-row>
        <table:table-row table:style-name="ro1">
          <table:table-cell table:formula="of:=[$Planilha1.$A$245]" office:value-type="float" office:value="161" calcext:value-type="float">
            <text:p>161</text:p>
          </table:table-cell>
          <table:table-cell table:formula="of:=[$Planilha1.$B$245]" office:value-type="float" office:value="113.225563909775" calcext:value-type="float">
            <text:p>113,225563909775</text:p>
          </table:table-cell>
          <table:table-cell table:formula="of:=[$Planilha1.$C$245]" office:value-type="float" office:value="-22.1845037593985" calcext:value-type="float">
            <text:p>-22,1845037593985</text:p>
          </table:table-cell>
          <table:table-cell table:formula="of:=[.D501]+[.$B$439]" office:value-type="float" office:value="0.10425780599819" calcext:value-type="float">
            <text:p>0,10425780599819</text:p>
          </table:table-cell>
          <table:table-cell table:formula="of:=[.E501]+[.$B$440]" office:value-type="float" office:value="0.502387070605824" calcext:value-type="float">
            <text:p>0,502387070605824</text:p>
          </table:table-cell>
          <table:table-cell table:formula="of:=[.F501]+[.$B$441]" office:value-type="float" office:value="0.489796340874309" calcext:value-type="float">
            <text:p>0,489796340874309</text:p>
          </table:table-cell>
          <table:table-cell table:formula="of:=[$Planilha1.$F$245]" office:value-type="float" office:value="99.5882352941177" calcext:value-type="float">
            <text:p>99,5882352941177</text:p>
          </table:table-cell>
          <table:table-cell table:formula="of:=[$Planilha1.$G$245]" office:value-type="float" office:value="-28.6455882352942" calcext:value-type="float">
            <text:p>-28,6455882352942</text:p>
          </table:table-cell>
          <table:table-cell table:formula="of:=[.I501]+[.$E$439]" office:value-type="float" office:value="-0.591785840586292" calcext:value-type="float">
            <text:p>-0,591785840586292</text:p>
          </table:table-cell>
          <table:table-cell table:formula="of:=[.J501]+[.$E$440]" office:value-type="float" office:value="0.365520400994758" calcext:value-type="float">
            <text:p>0,365520400994758</text:p>
          </table:table-cell>
          <table:table-cell table:formula="of:=[.K501]+[.$E$441]" office:value-type="float" office:value="0.361180582002453" calcext:value-type="float">
            <text:p>0,361180582002453</text:p>
          </table:table-cell>
          <table:table-cell table:number-columns-repeated="5"/>
          <table:table-cell table:formula="of:=[.B502]-[.G502]" office:value-type="float" office:value="13.6373286156569" calcext:value-type="float">
            <text:p>13,6373286156569</text:p>
          </table:table-cell>
          <table:table-cell table:formula="of:=[.C502]-[.H502]" office:value-type="float" office:value="6.4610844758957" calcext:value-type="float">
            <text:p>6,4610844758957</text:p>
          </table:table-cell>
          <table:table-cell table:formula="of:=[$Planilha1.$P$245]" office:value-type="float" office:value="0.497006498145823" calcext:value-type="float">
            <text:p>0,497006498145823</text:p>
          </table:table-cell>
          <table:table-cell table:formula="of:=([.D502]-[.I502])/[.Q502]" office:value-type="float" office:value="0.0510395889254557" calcext:value-type="float">
            <text:p>0,0510395889254557</text:p>
          </table:table-cell>
          <table:table-cell table:formula="of:=([.E502]-[.J502])/[.$Q502]" office:value-type="float" office:value="0.010036178893125" calcext:value-type="float">
            <text:p>0,010036178893125</text:p>
          </table:table-cell>
          <table:table-cell table:formula="of:=[$Planilha1.$Q$245]" office:value-type="float" office:value="1.79875262142944" calcext:value-type="float">
            <text:p>1,79875262142944</text:p>
          </table:table-cell>
          <table:table-cell table:formula="of:=[$Planilha1.$R$245]" office:value-type="float" office:value="161" calcext:value-type="float">
            <text:p>161</text:p>
          </table:table-cell>
          <table:table-cell table:number-columns-repeated="42"/>
          <table:table-cell table:formula="of:=[$Planilha1.$BI$245]" office:value-type="float" office:value="161" calcext:value-type="float">
            <text:p>161</text:p>
          </table:table-cell>
          <table:table-cell table:number-columns-repeated="41"/>
        </table:table-row>
        <table:table-row table:style-name="ro1">
          <table:table-cell table:formula="of:=[$Planilha1.$A$246]" office:value-type="float" office:value="162" calcext:value-type="float">
            <text:p>162</text:p>
          </table:table-cell>
          <table:table-cell table:formula="of:=[$Planilha1.$B$246]" office:value-type="float" office:value="113.007518796993" calcext:value-type="float">
            <text:p>113,007518796993</text:p>
          </table:table-cell>
          <table:table-cell table:formula="of:=[$Planilha1.$C$246]" office:value-type="float" office:value="-22.1913834586466" calcext:value-type="float">
            <text:p>-22,1913834586466</text:p>
          </table:table-cell>
          <table:table-cell table:formula="of:=[.D502]+[.$B$439]" office:value-type="float" office:value="0.107053145110223" calcext:value-type="float">
            <text:p>0,107053145110223</text:p>
          </table:table-cell>
          <table:table-cell table:formula="of:=[.E502]+[.$B$440]" office:value-type="float" office:value="0.493776347145199" calcext:value-type="float">
            <text:p>0,493776347145199</text:p>
          </table:table-cell>
          <table:table-cell table:formula="of:=[.F502]+[.$B$441]" office:value-type="float" office:value="0.494254723551702" calcext:value-type="float">
            <text:p>0,494254723551702</text:p>
          </table:table-cell>
          <table:table-cell table:formula="of:=[$Planilha1.$F$246]" office:value-type="float" office:value="99.1176470588236" calcext:value-type="float">
            <text:p>99,1176470588236</text:p>
          </table:table-cell>
          <table:table-cell table:formula="of:=[$Planilha1.$G$246]" office:value-type="float" office:value="-28.7721176470589" calcext:value-type="float">
            <text:p>-28,7721176470589</text:p>
          </table:table-cell>
          <table:table-cell table:formula="of:=[.I502]+[.$E$439]" office:value-type="float" office:value="-0.601880198633231" calcext:value-type="float">
            <text:p>-0,601880198633231</text:p>
          </table:table-cell>
          <table:table-cell table:formula="of:=[.J502]+[.$E$440]" office:value-type="float" office:value="0.354375109578373" calcext:value-type="float">
            <text:p>0,354375109578373</text:p>
          </table:table-cell>
          <table:table-cell table:formula="of:=[.K502]+[.$E$441]" office:value-type="float" office:value="0.363257191367405" calcext:value-type="float">
            <text:p>0,363257191367405</text:p>
          </table:table-cell>
          <table:table-cell table:number-columns-repeated="5"/>
          <table:table-cell table:formula="of:=[.B503]-[.G503]" office:value-type="float" office:value="13.8898717381691" calcext:value-type="float">
            <text:p>13,8898717381691</text:p>
          </table:table-cell>
          <table:table-cell table:formula="of:=[.C503]-[.H503]" office:value-type="float" office:value="6.58073418841228" calcext:value-type="float">
            <text:p>6,58073418841228</text:p>
          </table:table-cell>
          <table:table-cell table:formula="of:=[$Planilha1.$P$246]" office:value-type="float" office:value="0.470052442029449" calcext:value-type="float">
            <text:p>0,470052442029449</text:p>
          </table:table-cell>
          <table:table-cell table:formula="of:=([.D503]-[.I503])/[.Q503]" office:value-type="float" office:value="0.0510395889254557" calcext:value-type="float">
            <text:p>0,0510395889254557</text:p>
          </table:table-cell>
          <table:table-cell table:formula="of:=([.E503]-[.J503])/[.$Q503]" office:value-type="float" office:value="0.010036178893125" calcext:value-type="float">
            <text:p>0,010036178893125</text:p>
          </table:table-cell>
          <table:table-cell table:formula="of:=[$Planilha1.$Q$246]" office:value-type="float" office:value="1.70120122264821" calcext:value-type="float">
            <text:p>1,70120122264821</text:p>
          </table:table-cell>
          <table:table-cell table:formula="of:=[$Planilha1.$R$246]" office:value-type="float" office:value="162" calcext:value-type="float">
            <text:p>162</text:p>
          </table:table-cell>
          <table:table-cell table:number-columns-repeated="42"/>
          <table:table-cell table:formula="of:=[$Planilha1.$BI$246]" office:value-type="float" office:value="162" calcext:value-type="float">
            <text:p>162</text:p>
          </table:table-cell>
          <table:table-cell table:number-columns-repeated="41"/>
        </table:table-row>
        <table:table-row table:style-name="ro1">
          <table:table-cell table:formula="of:=[$Planilha1.$A$247]" office:value-type="float" office:value="163" calcext:value-type="float">
            <text:p>163</text:p>
          </table:table-cell>
          <table:table-cell table:formula="of:=[$Planilha1.$B$247]" office:value-type="float" office:value="112.789473684211" calcext:value-type="float">
            <text:p>112,789473684211</text:p>
          </table:table-cell>
          <table:table-cell table:formula="of:=[$Planilha1.$C$247]" office:value-type="float" office:value="-22.1982631578947" calcext:value-type="float">
            <text:p>-22,1982631578947</text:p>
          </table:table-cell>
          <table:table-cell table:formula="of:=[.D503]+[.$B$439]" office:value-type="float" office:value="0.109848484222256" calcext:value-type="float">
            <text:p>0,109848484222256</text:p>
          </table:table-cell>
          <table:table-cell table:formula="of:=[.E503]+[.$B$440]" office:value-type="float" office:value="0.485165623684575" calcext:value-type="float">
            <text:p>0,485165623684575</text:p>
          </table:table-cell>
          <table:table-cell table:formula="of:=[.F503]+[.$B$441]" office:value-type="float" office:value="0.498713106229096" calcext:value-type="float">
            <text:p>0,498713106229096</text:p>
          </table:table-cell>
          <table:table-cell table:formula="of:=[$Planilha1.$F$247]" office:value-type="float" office:value="98.6470588235295" calcext:value-type="float">
            <text:p>98,6470588235295</text:p>
          </table:table-cell>
          <table:table-cell table:formula="of:=[$Planilha1.$G$247]" office:value-type="float" office:value="-28.8986470588236" calcext:value-type="float">
            <text:p>-28,8986470588236</text:p>
          </table:table-cell>
          <table:table-cell table:formula="of:=[.I503]+[.$E$439]" office:value-type="float" office:value="-0.61197455668017" calcext:value-type="float">
            <text:p>-0,61197455668017</text:p>
          </table:table-cell>
          <table:table-cell table:formula="of:=[.J503]+[.$E$440]" office:value-type="float" office:value="0.343229818161988" calcext:value-type="float">
            <text:p>0,343229818161988</text:p>
          </table:table-cell>
          <table:table-cell table:formula="of:=[.K503]+[.$E$441]" office:value-type="float" office:value="0.365333800732356" calcext:value-type="float">
            <text:p>0,365333800732356</text:p>
          </table:table-cell>
          <table:table-cell table:number-columns-repeated="5"/>
          <table:table-cell table:formula="of:=[.B504]-[.G504]" office:value-type="float" office:value="14.1424148606812" calcext:value-type="float">
            <text:p>14,1424148606812</text:p>
          </table:table-cell>
          <table:table-cell table:formula="of:=[.C504]-[.H504]" office:value-type="float" office:value="6.70038390092887" calcext:value-type="float">
            <text:p>6,70038390092887</text:p>
          </table:table-cell>
          <table:table-cell table:formula="of:=[$Planilha1.$P$247]" office:value-type="float" office:value="0.478598850066348" calcext:value-type="float">
            <text:p>0,478598850066348</text:p>
          </table:table-cell>
          <table:table-cell table:formula="of:=([.D504]-[.I504])/[.Q504]" office:value-type="float" office:value="0.0510395889254557" calcext:value-type="float">
            <text:p>0,0510395889254557</text:p>
          </table:table-cell>
          <table:table-cell table:formula="of:=([.E504]-[.J504])/[.$Q504]" office:value-type="float" office:value="0.010036178893125" calcext:value-type="float">
            <text:p>0,010036178893125</text:p>
          </table:table-cell>
          <table:table-cell table:formula="of:=[$Planilha1.$Q$247]" office:value-type="float" office:value="1.73213215396909" calcext:value-type="float">
            <text:p>1,73213215396909</text:p>
          </table:table-cell>
          <table:table-cell table:formula="of:=[$Planilha1.$R$247]" office:value-type="float" office:value="163" calcext:value-type="float">
            <text:p>163</text:p>
          </table:table-cell>
          <table:table-cell table:number-columns-repeated="42"/>
          <table:table-cell table:formula="of:=[$Planilha1.$BI$247]" office:value-type="float" office:value="163" calcext:value-type="float">
            <text:p>163</text:p>
          </table:table-cell>
          <table:table-cell table:number-columns-repeated="41"/>
        </table:table-row>
        <table:table-row table:style-name="ro1">
          <table:table-cell table:formula="of:=[$Planilha1.$A$248]" office:value-type="float" office:value="164" calcext:value-type="float">
            <text:p>164</text:p>
          </table:table-cell>
          <table:table-cell table:formula="of:=[$Planilha1.$B$248]" office:value-type="float" office:value="112.571428571429" calcext:value-type="float">
            <text:p>112,571428571429</text:p>
          </table:table-cell>
          <table:table-cell table:formula="of:=[$Planilha1.$C$248]" office:value-type="float" office:value="-22.2051428571429" calcext:value-type="float">
            <text:p>-22,2051428571429</text:p>
          </table:table-cell>
          <table:table-cell table:formula="of:=[.D504]+[.$B$439]" office:value-type="float" office:value="0.112643823334289" calcext:value-type="float">
            <text:p>0,112643823334289</text:p>
          </table:table-cell>
          <table:table-cell table:formula="of:=[.E504]+[.$B$440]" office:value-type="float" office:value="0.47655490022395" calcext:value-type="float">
            <text:p>0,47655490022395</text:p>
          </table:table-cell>
          <table:table-cell table:formula="of:=[.F504]+[.$B$441]" office:value-type="float" office:value="0.503171488906489" calcext:value-type="float">
            <text:p>0,503171488906489</text:p>
          </table:table-cell>
          <table:table-cell table:formula="of:=[$Planilha1.$F$248]" office:value-type="float" office:value="98.1764705882354" calcext:value-type="float">
            <text:p>98,1764705882354</text:p>
          </table:table-cell>
          <table:table-cell table:formula="of:=[$Planilha1.$G$248]" office:value-type="float" office:value="-29.0251764705883" calcext:value-type="float">
            <text:p>-29,0251764705883</text:p>
          </table:table-cell>
          <table:table-cell table:formula="of:=[.I504]+[.$E$439]" office:value-type="float" office:value="-0.622068914727109" calcext:value-type="float">
            <text:p>-0,622068914727109</text:p>
          </table:table-cell>
          <table:table-cell table:formula="of:=[.J504]+[.$E$440]" office:value-type="float" office:value="0.332084526745603" calcext:value-type="float">
            <text:p>0,332084526745603</text:p>
          </table:table-cell>
          <table:table-cell table:formula="of:=[.K504]+[.$E$441]" office:value-type="float" office:value="0.367410410097308" calcext:value-type="float">
            <text:p>0,367410410097308</text:p>
          </table:table-cell>
          <table:table-cell table:number-columns-repeated="5"/>
          <table:table-cell table:formula="of:=[.B505]-[.G505]" office:value-type="float" office:value="14.3949579831934" calcext:value-type="float">
            <text:p>14,3949579831934</text:p>
          </table:table-cell>
          <table:table-cell table:formula="of:=[.C505]-[.H505]" office:value-type="float" office:value="6.82003361344546" calcext:value-type="float">
            <text:p>6,82003361344546</text:p>
          </table:table-cell>
          <table:table-cell table:formula="of:=[$Planilha1.$P$248]" office:value-type="float" office:value="0.45466890756303" calcext:value-type="float">
            <text:p>0,45466890756303</text:p>
          </table:table-cell>
          <table:table-cell table:formula="of:=([.D505]-[.I505])/[.Q505]" office:value-type="float" office:value="0.0510395889254557" calcext:value-type="float">
            <text:p>0,0510395889254557</text:p>
          </table:table-cell>
          <table:table-cell table:formula="of:=([.E505]-[.J505])/[.$Q505]" office:value-type="float" office:value="0.010036178893125" calcext:value-type="float">
            <text:p>0,010036178893125</text:p>
          </table:table-cell>
          <table:table-cell table:formula="of:=[$Planilha1.$Q$248]" office:value-type="float" office:value="1.64552554627063" calcext:value-type="float">
            <text:p>1,64552554627063</text:p>
          </table:table-cell>
          <table:table-cell table:formula="of:=[$Planilha1.$R$248]" office:value-type="float" office:value="164" calcext:value-type="float">
            <text:p>164</text:p>
          </table:table-cell>
          <table:table-cell table:number-columns-repeated="42"/>
          <table:table-cell table:formula="of:=[$Planilha1.$BI$248]" office:value-type="float" office:value="164" calcext:value-type="float">
            <text:p>164</text:p>
          </table:table-cell>
          <table:table-cell table:number-columns-repeated="41"/>
        </table:table-row>
        <table:table-row table:style-name="ro1">
          <table:table-cell table:formula="of:=[$Planilha1.$A$249]" office:value-type="float" office:value="165" calcext:value-type="float">
            <text:p>165</text:p>
          </table:table-cell>
          <table:table-cell table:formula="of:=[$Planilha1.$B$249]" office:value-type="float" office:value="112.353383458647" calcext:value-type="float">
            <text:p>112,353383458647</text:p>
          </table:table-cell>
          <table:table-cell table:formula="of:=[$Planilha1.$C$249]" office:value-type="float" office:value="-22.212022556391" calcext:value-type="float">
            <text:p>-22,212022556391</text:p>
          </table:table-cell>
          <table:table-cell table:formula="of:=[.D505]+[.$B$439]" office:value-type="float" office:value="0.115439162446322" calcext:value-type="float">
            <text:p>0,115439162446322</text:p>
          </table:table-cell>
          <table:table-cell table:formula="of:=[.E505]+[.$B$440]" office:value-type="float" office:value="0.467944176763326" calcext:value-type="float">
            <text:p>0,467944176763326</text:p>
          </table:table-cell>
          <table:table-cell table:formula="of:=[.F505]+[.$B$441]" office:value-type="float" office:value="0.507629871583882" calcext:value-type="float">
            <text:p>0,507629871583882</text:p>
          </table:table-cell>
          <table:table-cell table:formula="of:=[$Planilha1.$F$249]" office:value-type="float" office:value="97.7058823529413" calcext:value-type="float">
            <text:p>97,7058823529413</text:p>
          </table:table-cell>
          <table:table-cell table:formula="of:=[$Planilha1.$G$249]" office:value-type="float" office:value="-29.151705882353" calcext:value-type="float">
            <text:p>-29,151705882353</text:p>
          </table:table-cell>
          <table:table-cell table:formula="of:=[.I505]+[.$E$439]" office:value-type="float" office:value="-0.632163272774048" calcext:value-type="float">
            <text:p>-0,632163272774048</text:p>
          </table:table-cell>
          <table:table-cell table:formula="of:=[.J505]+[.$E$440]" office:value-type="float" office:value="0.320939235329219" calcext:value-type="float">
            <text:p>0,320939235329219</text:p>
          </table:table-cell>
          <table:table-cell table:formula="of:=[.K505]+[.$E$441]" office:value-type="float" office:value="0.369487019462259" calcext:value-type="float">
            <text:p>0,369487019462259</text:p>
          </table:table-cell>
          <table:table-cell table:number-columns-repeated="5"/>
          <table:table-cell table:formula="of:=[.B506]-[.G506]" office:value-type="float" office:value="14.6475011057056" calcext:value-type="float">
            <text:p>14,6475011057056</text:p>
          </table:table-cell>
          <table:table-cell table:formula="of:=[.C506]-[.H506]" office:value-type="float" office:value="6.93968332596204" calcext:value-type="float">
            <text:p>6,93968332596204</text:p>
          </table:table-cell>
          <table:table-cell table:formula="of:=[$Planilha1.$P$249]" office:value-type="float" office:value="0.495691666140146" calcext:value-type="float">
            <text:p>0,495691666140146</text:p>
          </table:table-cell>
          <table:table-cell table:formula="of:=([.D506]-[.I506])/[.Q506]" office:value-type="float" office:value="0.0510395889254557" calcext:value-type="float">
            <text:p>0,0510395889254557</text:p>
          </table:table-cell>
          <table:table-cell table:formula="of:=([.E506]-[.J506])/[.$Q506]" office:value-type="float" office:value="0.010036178893125" calcext:value-type="float">
            <text:p>0,010036178893125</text:p>
          </table:table-cell>
          <table:table-cell table:formula="of:=[$Planilha1.$Q$249]" office:value-type="float" office:value="1.79399401661084" calcext:value-type="float">
            <text:p>1,79399401661084</text:p>
          </table:table-cell>
          <table:table-cell table:formula="of:=[$Planilha1.$R$249]" office:value-type="float" office:value="165" calcext:value-type="float">
            <text:p>165</text:p>
          </table:table-cell>
          <table:table-cell table:number-columns-repeated="42"/>
          <table:table-cell table:formula="of:=[$Planilha1.$BI$249]" office:value-type="float" office:value="165" calcext:value-type="float">
            <text:p>165</text:p>
          </table:table-cell>
          <table:table-cell table:number-columns-repeated="41"/>
        </table:table-row>
        <table:table-row table:style-name="ro1">
          <table:table-cell table:formula="of:=[$Planilha1.$A$250]" office:value-type="float" office:value="166" calcext:value-type="float">
            <text:p>166</text:p>
          </table:table-cell>
          <table:table-cell table:formula="of:=[$Planilha1.$B$250]" office:value-type="float" office:value="112.135338345865" calcext:value-type="float">
            <text:p>112,135338345865</text:p>
          </table:table-cell>
          <table:table-cell table:formula="of:=[$Planilha1.$C$250]" office:value-type="float" office:value="-22.2189022556391" calcext:value-type="float">
            <text:p>-22,2189022556391</text:p>
          </table:table-cell>
          <table:table-cell table:formula="of:=[.D506]+[.$B$439]" office:value-type="float" office:value="0.118234501558355" calcext:value-type="float">
            <text:p>0,118234501558355</text:p>
          </table:table-cell>
          <table:table-cell table:formula="of:=[.E506]+[.$B$440]" office:value-type="float" office:value="0.459333453302702" calcext:value-type="float">
            <text:p>0,459333453302702</text:p>
          </table:table-cell>
          <table:table-cell table:formula="of:=[.F506]+[.$B$441]" office:value-type="float" office:value="0.512088254261275" calcext:value-type="float">
            <text:p>0,512088254261275</text:p>
          </table:table-cell>
          <table:table-cell table:formula="of:=[$Planilha1.$F$250]" office:value-type="float" office:value="97.2352941176472" calcext:value-type="float">
            <text:p>97,2352941176472</text:p>
          </table:table-cell>
          <table:table-cell table:formula="of:=[$Planilha1.$G$250]" office:value-type="float" office:value="-29.2782352941177" calcext:value-type="float">
            <text:p>-29,2782352941177</text:p>
          </table:table-cell>
          <table:table-cell table:formula="of:=[.I506]+[.$E$439]" office:value-type="float" office:value="-0.642257630820987" calcext:value-type="float">
            <text:p>-0,642257630820987</text:p>
          </table:table-cell>
          <table:table-cell table:formula="of:=[.J506]+[.$E$440]" office:value-type="float" office:value="0.309793943912834" calcext:value-type="float">
            <text:p>0,309793943912834</text:p>
          </table:table-cell>
          <table:table-cell table:formula="of:=[.K506]+[.$E$441]" office:value-type="float" office:value="0.371563628827211" calcext:value-type="float">
            <text:p>0,371563628827211</text:p>
          </table:table-cell>
          <table:table-cell table:number-columns-repeated="5"/>
          <table:table-cell table:formula="of:=[.B507]-[.G507]" office:value-type="float" office:value="14.9000442282177" calcext:value-type="float">
            <text:p>14,9000442282177</text:p>
          </table:table-cell>
          <table:table-cell table:formula="of:=[.C507]-[.H507]" office:value-type="float" office:value="7.05933303847863" calcext:value-type="float">
            <text:p>7,05933303847863</text:p>
          </table:table-cell>
          <table:table-cell table:formula="of:=[$Planilha1.$P$250]" office:value-type="float" office:value="0.470622202565242" calcext:value-type="float">
            <text:p>0,470622202565242</text:p>
          </table:table-cell>
          <table:table-cell table:formula="of:=([.D507]-[.I507])/[.Q507]" office:value-type="float" office:value="0.0510395889254557" calcext:value-type="float">
            <text:p>0,0510395889254557</text:p>
          </table:table-cell>
          <table:table-cell table:formula="of:=([.E507]-[.J507])/[.$Q507]" office:value-type="float" office:value="0.010036178893125" calcext:value-type="float">
            <text:p>0,010036178893125</text:p>
          </table:table-cell>
          <table:table-cell table:formula="of:=[$Planilha1.$Q$250]" office:value-type="float" office:value="1.70326328473627" calcext:value-type="float">
            <text:p>1,70326328473627</text:p>
          </table:table-cell>
          <table:table-cell table:formula="of:=[$Planilha1.$R$250]" office:value-type="float" office:value="166" calcext:value-type="float">
            <text:p>166</text:p>
          </table:table-cell>
          <table:table-cell table:number-columns-repeated="42"/>
          <table:table-cell table:formula="of:=[$Planilha1.$BI$250]" office:value-type="float" office:value="166" calcext:value-type="float">
            <text:p>166</text:p>
          </table:table-cell>
          <table:table-cell table:number-columns-repeated="41"/>
        </table:table-row>
        <table:table-row table:style-name="ro1">
          <table:table-cell table:formula="of:=[$Planilha1.$A$251]" office:value-type="float" office:value="167" calcext:value-type="float">
            <text:p>167</text:p>
          </table:table-cell>
          <table:table-cell table:formula="of:=[$Planilha1.$B$251]" office:value-type="float" office:value="111.917293233083" calcext:value-type="float">
            <text:p>111,917293233083</text:p>
          </table:table-cell>
          <table:table-cell table:formula="of:=[$Planilha1.$C$251]" office:value-type="float" office:value="-22.2257819548872" calcext:value-type="float">
            <text:p>-22,2257819548872</text:p>
          </table:table-cell>
          <table:table-cell table:formula="of:=[.D507]+[.$B$439]" office:value-type="float" office:value="0.121029840670388" calcext:value-type="float">
            <text:p>0,121029840670388</text:p>
          </table:table-cell>
          <table:table-cell table:formula="of:=[.E507]+[.$B$440]" office:value-type="float" office:value="0.450722729842077" calcext:value-type="float">
            <text:p>0,450722729842077</text:p>
          </table:table-cell>
          <table:table-cell table:formula="of:=[.F507]+[.$B$441]" office:value-type="float" office:value="0.516546636938669" calcext:value-type="float">
            <text:p>0,516546636938669</text:p>
          </table:table-cell>
          <table:table-cell table:formula="of:=[$Planilha1.$F$251]" office:value-type="float" office:value="96.764705882353" calcext:value-type="float">
            <text:p>96,764705882353</text:p>
          </table:table-cell>
          <table:table-cell table:formula="of:=[$Planilha1.$G$251]" office:value-type="float" office:value="-29.4047647058824" calcext:value-type="float">
            <text:p>-29,4047647058824</text:p>
          </table:table-cell>
          <table:table-cell table:formula="of:=[.I507]+[.$E$439]" office:value-type="float" office:value="-0.652351988867926" calcext:value-type="float">
            <text:p>-0,652351988867926</text:p>
          </table:table-cell>
          <table:table-cell table:formula="of:=[.J507]+[.$E$440]" office:value-type="float" office:value="0.298648652496449" calcext:value-type="float">
            <text:p>0,298648652496449</text:p>
          </table:table-cell>
          <table:table-cell table:formula="of:=[.K507]+[.$E$441]" office:value-type="float" office:value="0.373640238192162" calcext:value-type="float">
            <text:p>0,373640238192162</text:p>
          </table:table-cell>
          <table:table-cell table:number-columns-repeated="5"/>
          <table:table-cell table:formula="of:=[.B508]-[.G508]" office:value-type="float" office:value="15.1525873507299" calcext:value-type="float">
            <text:p>15,1525873507299</text:p>
          </table:table-cell>
          <table:table-cell table:formula="of:=[.C508]-[.H508]" office:value-type="float" office:value="7.17898275099522" calcext:value-type="float">
            <text:p>7,17898275099522</text:p>
          </table:table-cell>
          <table:table-cell table:formula="of:=[$Planilha1.$P$251]" office:value-type="float" office:value="0.478598850066348" calcext:value-type="float">
            <text:p>0,478598850066348</text:p>
          </table:table-cell>
          <table:table-cell table:formula="of:=([.D508]-[.I508])/[.Q508]" office:value-type="float" office:value="0.0510395889254557" calcext:value-type="float">
            <text:p>0,0510395889254557</text:p>
          </table:table-cell>
          <table:table-cell table:formula="of:=([.E508]-[.J508])/[.$Q508]" office:value-type="float" office:value="0.010036178893125" calcext:value-type="float">
            <text:p>0,010036178893125</text:p>
          </table:table-cell>
          <table:table-cell table:formula="of:=[$Planilha1.$Q$251]" office:value-type="float" office:value="1.73213215396909" calcext:value-type="float">
            <text:p>1,73213215396909</text:p>
          </table:table-cell>
          <table:table-cell table:formula="of:=[$Planilha1.$R$251]" office:value-type="float" office:value="167" calcext:value-type="float">
            <text:p>167</text:p>
          </table:table-cell>
          <table:table-cell table:number-columns-repeated="42"/>
          <table:table-cell table:formula="of:=[$Planilha1.$BI$251]" office:value-type="float" office:value="167" calcext:value-type="float">
            <text:p>167</text:p>
          </table:table-cell>
          <table:table-cell table:number-columns-repeated="41"/>
        </table:table-row>
        <table:table-row table:style-name="ro1">
          <table:table-cell table:formula="of:=[$Planilha1.$A$252]" office:value-type="float" office:value="168" calcext:value-type="float">
            <text:p>168</text:p>
          </table:table-cell>
          <table:table-cell table:formula="of:=[$Planilha1.$B$252]" office:value-type="float" office:value="111.699248120301" calcext:value-type="float">
            <text:p>111,699248120301</text:p>
          </table:table-cell>
          <table:table-cell table:formula="of:=[$Planilha1.$C$252]" office:value-type="float" office:value="-22.2326616541353" calcext:value-type="float">
            <text:p>-22,2326616541353</text:p>
          </table:table-cell>
          <table:table-cell table:formula="of:=[.D508]+[.$B$439]" office:value-type="float" office:value="0.123825179782421" calcext:value-type="float">
            <text:p>0,123825179782421</text:p>
          </table:table-cell>
          <table:table-cell table:formula="of:=[.E508]+[.$B$440]" office:value-type="float" office:value="0.442112006381453" calcext:value-type="float">
            <text:p>0,442112006381453</text:p>
          </table:table-cell>
          <table:table-cell table:formula="of:=[.F508]+[.$B$441]" office:value-type="float" office:value="0.521005019616062" calcext:value-type="float">
            <text:p>0,521005019616062</text:p>
          </table:table-cell>
          <table:table-cell table:formula="of:=[$Planilha1.$F$252]" office:value-type="float" office:value="96.2941176470589" calcext:value-type="float">
            <text:p>96,2941176470589</text:p>
          </table:table-cell>
          <table:table-cell table:formula="of:=[$Planilha1.$G$252]" office:value-type="float" office:value="-29.5312941176471" calcext:value-type="float">
            <text:p>-29,5312941176471</text:p>
          </table:table-cell>
          <table:table-cell table:formula="of:=[.I508]+[.$E$439]" office:value-type="float" office:value="-0.662446346914865" calcext:value-type="float">
            <text:p>-0,662446346914865</text:p>
          </table:table-cell>
          <table:table-cell table:formula="of:=[.J508]+[.$E$440]" office:value-type="float" office:value="0.287503361080064" calcext:value-type="float">
            <text:p>0,287503361080064</text:p>
          </table:table-cell>
          <table:table-cell table:formula="of:=[.K508]+[.$E$441]" office:value-type="float" office:value="0.375716847557114" calcext:value-type="float">
            <text:p>0,375716847557114</text:p>
          </table:table-cell>
          <table:table-cell table:number-columns-repeated="5"/>
          <table:table-cell table:formula="of:=[.B509]-[.G509]" office:value-type="float" office:value="15.4051304732421" calcext:value-type="float">
            <text:p>15,4051304732421</text:p>
          </table:table-cell>
          <table:table-cell table:formula="of:=[.C509]-[.H509]" office:value-type="float" office:value="7.2986324635118" calcext:value-type="float">
            <text:p>7,2986324635118</text:p>
          </table:table-cell>
          <table:table-cell table:formula="of:=[$Planilha1.$P$252]" office:value-type="float" office:value="0.456164528969488" calcext:value-type="float">
            <text:p>0,456164528969488</text:p>
          </table:table-cell>
          <table:table-cell table:formula="of:=([.D509]-[.I509])/[.Q509]" office:value-type="float" office:value="0.0510395889254556" calcext:value-type="float">
            <text:p>0,0510395889254556</text:p>
          </table:table-cell>
          <table:table-cell table:formula="of:=([.E509]-[.J509])/[.$Q509]" office:value-type="float" office:value="0.010036178893125" calcext:value-type="float">
            <text:p>0,010036178893125</text:p>
          </table:table-cell>
          <table:table-cell table:formula="of:=[$Planilha1.$Q$252]" office:value-type="float" office:value="1.65093845925179" calcext:value-type="float">
            <text:p>1,65093845925179</text:p>
          </table:table-cell>
          <table:table-cell table:formula="of:=[$Planilha1.$R$252]" office:value-type="float" office:value="168" calcext:value-type="float">
            <text:p>168</text:p>
          </table:table-cell>
          <table:table-cell table:number-columns-repeated="42"/>
          <table:table-cell table:formula="of:=[$Planilha1.$BI$252]" office:value-type="float" office:value="168" calcext:value-type="float">
            <text:p>168</text:p>
          </table:table-cell>
          <table:table-cell table:number-columns-repeated="41"/>
        </table:table-row>
        <table:table-row table:style-name="ro1">
          <table:table-cell table:formula="of:=[$Planilha1.$A$253]" office:value-type="float" office:value="169" calcext:value-type="float">
            <text:p>169</text:p>
          </table:table-cell>
          <table:table-cell table:formula="of:=[$Planilha1.$B$253]" office:value-type="float" office:value="111.481203007519" calcext:value-type="float">
            <text:p>111,481203007519</text:p>
          </table:table-cell>
          <table:table-cell table:formula="of:=[$Planilha1.$C$253]" office:value-type="float" office:value="-22.2395413533835" calcext:value-type="float">
            <text:p>-22,2395413533835</text:p>
          </table:table-cell>
          <table:table-cell table:formula="of:=[.D509]+[.$B$439]" office:value-type="float" office:value="0.126620518894454" calcext:value-type="float">
            <text:p>0,126620518894454</text:p>
          </table:table-cell>
          <table:table-cell table:formula="of:=[.E509]+[.$B$440]" office:value-type="float" office:value="0.433501282920828" calcext:value-type="float">
            <text:p>0,433501282920828</text:p>
          </table:table-cell>
          <table:table-cell table:formula="of:=[.F509]+[.$B$441]" office:value-type="float" office:value="0.525463402293455" calcext:value-type="float">
            <text:p>0,525463402293455</text:p>
          </table:table-cell>
          <table:table-cell table:formula="of:=[$Planilha1.$F$253]" office:value-type="float" office:value="95.8235294117648" calcext:value-type="float">
            <text:p>95,8235294117648</text:p>
          </table:table-cell>
          <table:table-cell table:formula="of:=[$Planilha1.$G$253]" office:value-type="float" office:value="-29.6578235294119" calcext:value-type="float">
            <text:p>-29,6578235294119</text:p>
          </table:table-cell>
          <table:table-cell table:formula="of:=[.I509]+[.$E$439]" office:value-type="float" office:value="-0.672540704961804" calcext:value-type="float">
            <text:p>-0,672540704961804</text:p>
          </table:table-cell>
          <table:table-cell table:formula="of:=[.J509]+[.$E$440]" office:value-type="float" office:value="0.276358069663679" calcext:value-type="float">
            <text:p>0,276358069663679</text:p>
          </table:table-cell>
          <table:table-cell table:formula="of:=[.K509]+[.$E$441]" office:value-type="float" office:value="0.377793456922066" calcext:value-type="float">
            <text:p>0,377793456922066</text:p>
          </table:table-cell>
          <table:table-cell table:number-columns-repeated="5"/>
          <table:table-cell table:formula="of:=[.B510]-[.G510]" office:value-type="float" office:value="15.6576735957542" calcext:value-type="float">
            <text:p>15,6576735957542</text:p>
          </table:table-cell>
          <table:table-cell table:formula="of:=[.C510]-[.H510]" office:value-type="float" office:value="7.41828217602839" calcext:value-type="float">
            <text:p>7,41828217602839</text:p>
          </table:table-cell>
          <table:table-cell table:formula="of:=[$Planilha1.$P$253]" office:value-type="float" office:value="0.494552145068559" calcext:value-type="float">
            <text:p>0,494552145068559</text:p>
          </table:table-cell>
          <table:table-cell table:formula="of:=([.D510]-[.I510])/[.Q510]" office:value-type="float" office:value="0.0510395889254557" calcext:value-type="float">
            <text:p>0,0510395889254557</text:p>
          </table:table-cell>
          <table:table-cell table:formula="of:=([.E510]-[.J510])/[.$Q510]" office:value-type="float" office:value="0.010036178893125" calcext:value-type="float">
            <text:p>0,010036178893125</text:p>
          </table:table-cell>
          <table:table-cell table:formula="of:=[$Planilha1.$Q$253]" office:value-type="float" office:value="1.78986989243473" calcext:value-type="float">
            <text:p>1,78986989243473</text:p>
          </table:table-cell>
          <table:table-cell table:formula="of:=[$Planilha1.$R$253]" office:value-type="float" office:value="169" calcext:value-type="float">
            <text:p>169</text:p>
          </table:table-cell>
          <table:table-cell table:number-columns-repeated="42"/>
          <table:table-cell table:formula="of:=[$Planilha1.$BI$253]" office:value-type="float" office:value="169" calcext:value-type="float">
            <text:p>169</text:p>
          </table:table-cell>
          <table:table-cell table:number-columns-repeated="41"/>
        </table:table-row>
        <table:table-row table:style-name="ro1">
          <table:table-cell table:formula="of:=[$Planilha1.$A$254]" office:value-type="float" office:value="170" calcext:value-type="float">
            <text:p>170</text:p>
          </table:table-cell>
          <table:table-cell table:formula="of:=[$Planilha1.$B$254]" office:value-type="float" office:value="111.263157894737" calcext:value-type="float">
            <text:p>111,263157894737</text:p>
          </table:table-cell>
          <table:table-cell table:formula="of:=[$Planilha1.$C$254]" office:value-type="float" office:value="-22.2464210526316" calcext:value-type="float">
            <text:p>-22,2464210526316</text:p>
          </table:table-cell>
          <table:table-cell table:formula="of:=[.D510]+[.$B$439]" office:value-type="float" office:value="0.129415858006487" calcext:value-type="float">
            <text:p>0,129415858006487</text:p>
          </table:table-cell>
          <table:table-cell table:formula="of:=[.E510]+[.$B$440]" office:value-type="float" office:value="0.424890559460204" calcext:value-type="float">
            <text:p>0,424890559460204</text:p>
          </table:table-cell>
          <table:table-cell table:formula="of:=[.F510]+[.$B$441]" office:value-type="float" office:value="0.529921784970849" calcext:value-type="float">
            <text:p>0,529921784970849</text:p>
          </table:table-cell>
          <table:table-cell table:formula="of:=[$Planilha1.$F$254]" office:value-type="float" office:value="95.3529411764707" calcext:value-type="float">
            <text:p>95,3529411764707</text:p>
          </table:table-cell>
          <table:table-cell table:formula="of:=[$Planilha1.$G$254]" office:value-type="float" office:value="-29.7843529411766" calcext:value-type="float">
            <text:p>-29,7843529411766</text:p>
          </table:table-cell>
          <table:table-cell table:formula="of:=[.I510]+[.$E$439]" office:value-type="float" office:value="-0.682635063008742" calcext:value-type="float">
            <text:p>-0,682635063008742</text:p>
          </table:table-cell>
          <table:table-cell table:formula="of:=[.J510]+[.$E$440]" office:value-type="float" office:value="0.265212778247294" calcext:value-type="float">
            <text:p>0,265212778247294</text:p>
          </table:table-cell>
          <table:table-cell table:formula="of:=[.K510]+[.$E$441]" office:value-type="float" office:value="0.379870066287017" calcext:value-type="float">
            <text:p>0,379870066287017</text:p>
          </table:table-cell>
          <table:table-cell table:number-columns-repeated="5"/>
          <table:table-cell table:formula="of:=[.B511]-[.G511]" office:value-type="float" office:value="15.9102167182664" calcext:value-type="float">
            <text:p>15,9102167182664</text:p>
          </table:table-cell>
          <table:table-cell table:formula="of:=[.C511]-[.H511]" office:value-type="float" office:value="7.53793188854498" calcext:value-type="float">
            <text:p>7,53793188854498</text:p>
          </table:table-cell>
          <table:table-cell table:formula="of:=[$Planilha1.$P$254]" office:value-type="float" office:value="0.471120743034061" calcext:value-type="float">
            <text:p>0,471120743034061</text:p>
          </table:table-cell>
          <table:table-cell table:formula="of:=([.D511]-[.I511])/[.Q511]" office:value-type="float" office:value="0.0510395889254556" calcext:value-type="float">
            <text:p>0,0510395889254556</text:p>
          </table:table-cell>
          <table:table-cell table:formula="of:=([.E511]-[.J511])/[.$Q511]" office:value-type="float" office:value="0.010036178893125" calcext:value-type="float">
            <text:p>0,010036178893125</text:p>
          </table:table-cell>
          <table:table-cell table:formula="of:=[$Planilha1.$Q$254]" office:value-type="float" office:value="1.70506758906332" calcext:value-type="float">
            <text:p>1,70506758906332</text:p>
          </table:table-cell>
          <table:table-cell table:formula="of:=[$Planilha1.$R$254]" office:value-type="float" office:value="170" calcext:value-type="float">
            <text:p>170</text:p>
          </table:table-cell>
          <table:table-cell table:number-columns-repeated="42"/>
          <table:table-cell table:formula="of:=[$Planilha1.$BI$254]" office:value-type="float" office:value="170" calcext:value-type="float">
            <text:p>170</text:p>
          </table:table-cell>
          <table:table-cell table:number-columns-repeated="41"/>
        </table:table-row>
        <table:table-row table:style-name="ro1">
          <table:table-cell table:formula="of:=[$Planilha1.$A$255]" office:value-type="float" office:value="171" calcext:value-type="float">
            <text:p>171</text:p>
          </table:table-cell>
          <table:table-cell table:formula="of:=[$Planilha1.$B$255]" office:value-type="float" office:value="111.045112781955" calcext:value-type="float">
            <text:p>111,045112781955</text:p>
          </table:table-cell>
          <table:table-cell table:formula="of:=[$Planilha1.$C$255]" office:value-type="float" office:value="-22.2533007518797" calcext:value-type="float">
            <text:p>-22,2533007518797</text:p>
          </table:table-cell>
          <table:table-cell table:formula="of:=[.D511]+[.$B$439]" office:value-type="float" office:value="0.132211197118519" calcext:value-type="float">
            <text:p>0,132211197118519</text:p>
          </table:table-cell>
          <table:table-cell table:formula="of:=[.E511]+[.$B$440]" office:value-type="float" office:value="0.41627983599958" calcext:value-type="float">
            <text:p>0,41627983599958</text:p>
          </table:table-cell>
          <table:table-cell table:formula="of:=[.F511]+[.$B$441]" office:value-type="float" office:value="0.534380167648242" calcext:value-type="float">
            <text:p>0,534380167648242</text:p>
          </table:table-cell>
          <table:table-cell table:formula="of:=[$Planilha1.$F$255]" office:value-type="float" office:value="94.8823529411766" calcext:value-type="float">
            <text:p>94,8823529411766</text:p>
          </table:table-cell>
          <table:table-cell table:formula="of:=[$Planilha1.$G$255]" office:value-type="float" office:value="-29.9108823529413" calcext:value-type="float">
            <text:p>-29,9108823529413</text:p>
          </table:table-cell>
          <table:table-cell table:formula="of:=[.I511]+[.$E$439]" office:value-type="float" office:value="-0.692729421055681" calcext:value-type="float">
            <text:p>-0,692729421055681</text:p>
          </table:table-cell>
          <table:table-cell table:formula="of:=[.J511]+[.$E$440]" office:value-type="float" office:value="0.254067486830909" calcext:value-type="float">
            <text:p>0,254067486830909</text:p>
          </table:table-cell>
          <table:table-cell table:formula="of:=[.K511]+[.$E$441]" office:value-type="float" office:value="0.381946675651969" calcext:value-type="float">
            <text:p>0,381946675651969</text:p>
          </table:table-cell>
          <table:table-cell table:number-columns-repeated="5"/>
          <table:table-cell table:formula="of:=[.B512]-[.G512]" office:value-type="float" office:value="16.1627598407786" calcext:value-type="float">
            <text:p>16,1627598407786</text:p>
          </table:table-cell>
          <table:table-cell table:formula="of:=[.C512]-[.H512]" office:value-type="float" office:value="7.65758160106157" calcext:value-type="float">
            <text:p>7,65758160106157</text:p>
          </table:table-cell>
          <table:table-cell table:formula="of:=[$Planilha1.$P$255]" office:value-type="float" office:value="0.478598850066348" calcext:value-type="float">
            <text:p>0,478598850066348</text:p>
          </table:table-cell>
          <table:table-cell table:formula="of:=([.D512]-[.I512])/[.Q512]" office:value-type="float" office:value="0.0510395889254556" calcext:value-type="float">
            <text:p>0,0510395889254556</text:p>
          </table:table-cell>
          <table:table-cell table:formula="of:=([.E512]-[.J512])/[.$Q512]" office:value-type="float" office:value="0.010036178893125" calcext:value-type="float">
            <text:p>0,010036178893125</text:p>
          </table:table-cell>
          <table:table-cell table:formula="of:=[$Planilha1.$Q$255]" office:value-type="float" office:value="1.73213215396909" calcext:value-type="float">
            <text:p>1,73213215396909</text:p>
          </table:table-cell>
          <table:table-cell table:formula="of:=[$Planilha1.$R$255]" office:value-type="float" office:value="171" calcext:value-type="float">
            <text:p>171</text:p>
          </table:table-cell>
          <table:table-cell table:number-columns-repeated="42"/>
          <table:table-cell table:formula="of:=[$Planilha1.$BI$255]" office:value-type="float" office:value="171" calcext:value-type="float">
            <text:p>171</text:p>
          </table:table-cell>
          <table:table-cell table:number-columns-repeated="41"/>
        </table:table-row>
        <table:table-row table:style-name="ro1">
          <table:table-cell table:formula="of:=[$Planilha1.$A$256]" office:value-type="float" office:value="172" calcext:value-type="float">
            <text:p>172</text:p>
          </table:table-cell>
          <table:table-cell table:formula="of:=[$Planilha1.$B$256]" office:value-type="float" office:value="110.827067669173" calcext:value-type="float">
            <text:p>110,827067669173</text:p>
          </table:table-cell>
          <table:table-cell table:formula="of:=[$Planilha1.$C$256]" office:value-type="float" office:value="-22.2601804511278" calcext:value-type="float">
            <text:p>-22,2601804511278</text:p>
          </table:table-cell>
          <table:table-cell table:formula="of:=[.D512]+[.$B$439]" office:value-type="float" office:value="0.135006536230552" calcext:value-type="float">
            <text:p>0,135006536230552</text:p>
          </table:table-cell>
          <table:table-cell table:formula="of:=[.E512]+[.$B$440]" office:value-type="float" office:value="0.407669112538955" calcext:value-type="float">
            <text:p>0,407669112538955</text:p>
          </table:table-cell>
          <table:table-cell table:formula="of:=[.F512]+[.$B$441]" office:value-type="float" office:value="0.538838550325635" calcext:value-type="float">
            <text:p>0,538838550325635</text:p>
          </table:table-cell>
          <table:table-cell table:formula="of:=[$Planilha1.$F$256]" office:value-type="float" office:value="94.4117647058825" calcext:value-type="float">
            <text:p>94,4117647058825</text:p>
          </table:table-cell>
          <table:table-cell table:formula="of:=[$Planilha1.$G$256]" office:value-type="float" office:value="-30.037411764706" calcext:value-type="float">
            <text:p>-30,037411764706</text:p>
          </table:table-cell>
          <table:table-cell table:formula="of:=[.I512]+[.$E$439]" office:value-type="float" office:value="-0.70282377910262" calcext:value-type="float">
            <text:p>-0,70282377910262</text:p>
          </table:table-cell>
          <table:table-cell table:formula="of:=[.J512]+[.$E$440]" office:value-type="float" office:value="0.242922195414524" calcext:value-type="float">
            <text:p>0,242922195414524</text:p>
          </table:table-cell>
          <table:table-cell table:formula="of:=[.K512]+[.$E$441]" office:value-type="float" office:value="0.38402328501692" calcext:value-type="float">
            <text:p>0,38402328501692</text:p>
          </table:table-cell>
          <table:table-cell table:number-columns-repeated="5"/>
          <table:table-cell table:formula="of:=[.B513]-[.G513]" office:value-type="float" office:value="16.4153029632907" calcext:value-type="float">
            <text:p>16,4153029632907</text:p>
          </table:table-cell>
          <table:table-cell table:formula="of:=[.C513]-[.H513]" office:value-type="float" office:value="7.77723131357815" calcext:value-type="float">
            <text:p>7,77723131357815</text:p>
          </table:table-cell>
          <table:table-cell table:formula="of:=[$Planilha1.$P$256]" office:value-type="float" office:value="0.457484194916362" calcext:value-type="float">
            <text:p>0,457484194916362</text:p>
          </table:table-cell>
          <table:table-cell table:formula="of:=([.D513]-[.I513])/[.Q513]" office:value-type="float" office:value="0.0510395889254556" calcext:value-type="float">
            <text:p>0,0510395889254556</text:p>
          </table:table-cell>
          <table:table-cell table:formula="of:=([.E513]-[.J513])/[.$Q513]" office:value-type="float" office:value="0.010036178893125" calcext:value-type="float">
            <text:p>0,010036178893125</text:p>
          </table:table-cell>
          <table:table-cell table:formula="of:=[$Planilha1.$Q$256]" office:value-type="float" office:value="1.65571455894104" calcext:value-type="float">
            <text:p>1,65571455894104</text:p>
          </table:table-cell>
          <table:table-cell table:formula="of:=[$Planilha1.$R$256]" office:value-type="float" office:value="172" calcext:value-type="float">
            <text:p>172</text:p>
          </table:table-cell>
          <table:table-cell table:number-columns-repeated="42"/>
          <table:table-cell table:formula="of:=[$Planilha1.$BI$256]" office:value-type="float" office:value="172" calcext:value-type="float">
            <text:p>172</text:p>
          </table:table-cell>
          <table:table-cell table:number-columns-repeated="41"/>
        </table:table-row>
        <table:table-row table:style-name="ro1">
          <table:table-cell table:formula="of:=[$Planilha1.$A$257]" office:value-type="float" office:value="173" calcext:value-type="float">
            <text:p>173</text:p>
          </table:table-cell>
          <table:table-cell table:formula="of:=[$Planilha1.$B$257]" office:value-type="float" office:value="110.609022556391" calcext:value-type="float">
            <text:p>110,609022556391</text:p>
          </table:table-cell>
          <table:table-cell table:formula="of:=[$Planilha1.$C$257]" office:value-type="float" office:value="-22.2670601503759" calcext:value-type="float">
            <text:p>-22,2670601503759</text:p>
          </table:table-cell>
          <table:table-cell table:formula="of:=[.D513]+[.$B$439]" office:value-type="float" office:value="0.137801875342585" calcext:value-type="float">
            <text:p>0,137801875342585</text:p>
          </table:table-cell>
          <table:table-cell table:formula="of:=[.E513]+[.$B$440]" office:value-type="float" office:value="0.399058389078331" calcext:value-type="float">
            <text:p>0,399058389078331</text:p>
          </table:table-cell>
          <table:table-cell table:formula="of:=[.F513]+[.$B$441]" office:value-type="float" office:value="0.543296933003029" calcext:value-type="float">
            <text:p>0,543296933003029</text:p>
          </table:table-cell>
          <table:table-cell table:formula="of:=[$Planilha1.$F$257]" office:value-type="float" office:value="93.9411764705883" calcext:value-type="float">
            <text:p>93,9411764705883</text:p>
          </table:table-cell>
          <table:table-cell table:formula="of:=[$Planilha1.$G$257]" office:value-type="float" office:value="-30.1639411764707" calcext:value-type="float">
            <text:p>-30,1639411764707</text:p>
          </table:table-cell>
          <table:table-cell table:formula="of:=[.I513]+[.$E$439]" office:value-type="float" office:value="-0.712918137149559" calcext:value-type="float">
            <text:p>-0,712918137149559</text:p>
          </table:table-cell>
          <table:table-cell table:formula="of:=[.J513]+[.$E$440]" office:value-type="float" office:value="0.231776903998139" calcext:value-type="float">
            <text:p>0,231776903998139</text:p>
          </table:table-cell>
          <table:table-cell table:formula="of:=[.K513]+[.$E$441]" office:value-type="float" office:value="0.386099894381872" calcext:value-type="float">
            <text:p>0,386099894381872</text:p>
          </table:table-cell>
          <table:table-cell table:number-columns-repeated="5"/>
          <table:table-cell table:formula="of:=[.B514]-[.G514]" office:value-type="float" office:value="16.6678460858029" calcext:value-type="float">
            <text:p>16,6678460858029</text:p>
          </table:table-cell>
          <table:table-cell table:formula="of:=[.C514]-[.H514]" office:value-type="float" office:value="7.89688102609474" calcext:value-type="float">
            <text:p>7,89688102609474</text:p>
          </table:table-cell>
          <table:table-cell table:formula="of:=[$Planilha1.$P$257]" office:value-type="float" office:value="0.464522413299691" calcext:value-type="float">
            <text:p>0,464522413299691</text:p>
          </table:table-cell>
          <table:table-cell table:formula="of:=([.D514]-[.I514])/[.Q514]" office:value-type="float" office:value="0.0510395889254556" calcext:value-type="float">
            <text:p>0,0510395889254556</text:p>
          </table:table-cell>
          <table:table-cell table:formula="of:=([.E514]-[.J514])/[.$Q514]" office:value-type="float" office:value="0.010036178893125" calcext:value-type="float">
            <text:p>0,010036178893125</text:p>
          </table:table-cell>
          <table:table-cell table:formula="of:=[$Planilha1.$Q$257]" office:value-type="float" office:value="1.68118709061706" calcext:value-type="float">
            <text:p>1,68118709061706</text:p>
          </table:table-cell>
          <table:table-cell table:formula="of:=[$Planilha1.$R$257]" office:value-type="float" office:value="173" calcext:value-type="float">
            <text:p>173</text:p>
          </table:table-cell>
          <table:table-cell table:number-columns-repeated="42"/>
          <table:table-cell table:formula="of:=[$Planilha1.$BI$257]" office:value-type="float" office:value="173" calcext:value-type="float">
            <text:p>173</text:p>
          </table:table-cell>
          <table:table-cell table:number-columns-repeated="41"/>
        </table:table-row>
        <table:table-row table:style-name="ro1">
          <table:table-cell table:formula="of:=[$Planilha1.$A$258]" office:value-type="float" office:value="174" calcext:value-type="float">
            <text:p>174</text:p>
          </table:table-cell>
          <table:table-cell table:formula="of:=[$Planilha1.$B$258]" office:value-type="float" office:value="110.390977443609" calcext:value-type="float">
            <text:p>110,390977443609</text:p>
          </table:table-cell>
          <table:table-cell table:formula="of:=[$Planilha1.$C$258]" office:value-type="float" office:value="-22.2739398496241" calcext:value-type="float">
            <text:p>-22,2739398496241</text:p>
          </table:table-cell>
          <table:table-cell table:formula="of:=[.D514]+[.$B$439]" office:value-type="float" office:value="0.140597214454618" calcext:value-type="float">
            <text:p>0,140597214454618</text:p>
          </table:table-cell>
          <table:table-cell table:formula="of:=[.E514]+[.$B$440]" office:value-type="float" office:value="0.390447665617706" calcext:value-type="float">
            <text:p>0,390447665617706</text:p>
          </table:table-cell>
          <table:table-cell table:formula="of:=[.F514]+[.$B$441]" office:value-type="float" office:value="0.547755315680422" calcext:value-type="float">
            <text:p>0,547755315680422</text:p>
          </table:table-cell>
          <table:table-cell table:formula="of:=[$Planilha1.$F$258]" office:value-type="float" office:value="93.4705882352942" calcext:value-type="float">
            <text:p>93,4705882352942</text:p>
          </table:table-cell>
          <table:table-cell table:formula="of:=[$Planilha1.$G$258]" office:value-type="float" office:value="-30.2904705882354" calcext:value-type="float">
            <text:p>-30,2904705882354</text:p>
          </table:table-cell>
          <table:table-cell table:formula="of:=[.I514]+[.$E$439]" office:value-type="float" office:value="-0.723012495196498" calcext:value-type="float">
            <text:p>-0,723012495196498</text:p>
          </table:table-cell>
          <table:table-cell table:formula="of:=[.J514]+[.$E$440]" office:value-type="float" office:value="0.220631612581754" calcext:value-type="float">
            <text:p>0,220631612581754</text:p>
          </table:table-cell>
          <table:table-cell table:formula="of:=[.K514]+[.$E$441]" office:value-type="float" office:value="0.388176503746823" calcext:value-type="float">
            <text:p>0,388176503746823</text:p>
          </table:table-cell>
          <table:table-cell table:number-columns-repeated="5"/>
          <table:table-cell table:formula="of:=[.B515]-[.G515]" office:value-type="float" office:value="16.9203892083151" calcext:value-type="float">
            <text:p>16,9203892083151</text:p>
          </table:table-cell>
          <table:table-cell table:formula="of:=[.C515]-[.H515]" office:value-type="float" office:value="8.01653073861133" calcext:value-type="float">
            <text:p>8,01653073861133</text:p>
          </table:table-cell>
          <table:table-cell table:formula="of:=[$Planilha1.$P$258]" office:value-type="float" office:value="0.471560631683019" calcext:value-type="float">
            <text:p>0,471560631683019</text:p>
          </table:table-cell>
          <table:table-cell table:formula="of:=([.D515]-[.I515])/[.Q515]" office:value-type="float" office:value="0.0510395889254556" calcext:value-type="float">
            <text:p>0,0510395889254556</text:p>
          </table:table-cell>
          <table:table-cell table:formula="of:=([.E515]-[.J515])/[.$Q515]" office:value-type="float" office:value="0.010036178893125" calcext:value-type="float">
            <text:p>0,010036178893125</text:p>
          </table:table-cell>
          <table:table-cell table:formula="of:=[$Planilha1.$Q$258]" office:value-type="float" office:value="1.70665962229307" calcext:value-type="float">
            <text:p>1,70665962229307</text:p>
          </table:table-cell>
          <table:table-cell table:formula="of:=[$Planilha1.$R$258]" office:value-type="float" office:value="174" calcext:value-type="float">
            <text:p>174</text:p>
          </table:table-cell>
          <table:table-cell table:number-columns-repeated="42"/>
          <table:table-cell table:formula="of:=[$Planilha1.$BI$258]" office:value-type="float" office:value="174" calcext:value-type="float">
            <text:p>174</text:p>
          </table:table-cell>
          <table:table-cell table:number-columns-repeated="41"/>
        </table:table-row>
        <table:table-row table:style-name="ro1">
          <table:table-cell table:formula="of:=[$Planilha1.$A$259]" office:value-type="float" office:value="175" calcext:value-type="float">
            <text:p>175</text:p>
          </table:table-cell>
          <table:table-cell table:formula="of:=[$Planilha1.$B$259]" office:value-type="float" office:value="110.172932330827" calcext:value-type="float">
            <text:p>110,172932330827</text:p>
          </table:table-cell>
          <table:table-cell table:formula="of:=[$Planilha1.$C$259]" office:value-type="float" office:value="-22.2808195488722" calcext:value-type="float">
            <text:p>-22,2808195488722</text:p>
          </table:table-cell>
          <table:table-cell table:formula="of:=[.D515]+[.$B$439]" office:value-type="float" office:value="0.143392553566651" calcext:value-type="float">
            <text:p>0,143392553566651</text:p>
          </table:table-cell>
          <table:table-cell table:formula="of:=[.E515]+[.$B$440]" office:value-type="float" office:value="0.381836942157082" calcext:value-type="float">
            <text:p>0,381836942157082</text:p>
          </table:table-cell>
          <table:table-cell table:formula="of:=[.F515]+[.$B$441]" office:value-type="float" office:value="0.552213698357815" calcext:value-type="float">
            <text:p>0,552213698357815</text:p>
          </table:table-cell>
          <table:table-cell table:formula="of:=[$Planilha1.$F$259]" office:value-type="float" office:value="93.0000000000001" calcext:value-type="float">
            <text:p>93,0000000000001</text:p>
          </table:table-cell>
          <table:table-cell table:formula="of:=[$Planilha1.$G$259]" office:value-type="float" office:value="-30.4170000000001" calcext:value-type="float">
            <text:p>-30,4170000000001</text:p>
          </table:table-cell>
          <table:table-cell table:formula="of:=[.I515]+[.$E$439]" office:value-type="float" office:value="-0.733106853243437" calcext:value-type="float">
            <text:p>-0,733106853243437</text:p>
          </table:table-cell>
          <table:table-cell table:formula="of:=[.J515]+[.$E$440]" office:value-type="float" office:value="0.209486321165369" calcext:value-type="float">
            <text:p>0,209486321165369</text:p>
          </table:table-cell>
          <table:table-cell table:formula="of:=[.K515]+[.$E$441]" office:value-type="float" office:value="0.390253113111775" calcext:value-type="float">
            <text:p>0,390253113111775</text:p>
          </table:table-cell>
          <table:table-cell table:number-columns-repeated="5"/>
          <table:table-cell table:formula="of:=[.B516]-[.G516]" office:value-type="float" office:value="17.1729323308272" calcext:value-type="float">
            <text:p>17,1729323308272</text:p>
          </table:table-cell>
          <table:table-cell table:formula="of:=[.C516]-[.H516]" office:value-type="float" office:value="8.13618045112791" calcext:value-type="float">
            <text:p>8,13618045112791</text:p>
          </table:table-cell>
          <table:table-cell table:formula="of:=[$Planilha1.$P$259]" office:value-type="float" office:value="0.478598850066348" calcext:value-type="float">
            <text:p>0,478598850066348</text:p>
          </table:table-cell>
          <table:table-cell table:formula="of:=([.D516]-[.I516])/[.Q516]" office:value-type="float" office:value="0.0510395889254556" calcext:value-type="float">
            <text:p>0,0510395889254556</text:p>
          </table:table-cell>
          <table:table-cell table:formula="of:=([.E516]-[.J516])/[.$Q516]" office:value-type="float" office:value="0.010036178893125" calcext:value-type="float">
            <text:p>0,010036178893125</text:p>
          </table:table-cell>
          <table:table-cell table:formula="of:=[$Planilha1.$Q$259]" office:value-type="float" office:value="1.73213215396909" calcext:value-type="float">
            <text:p>1,73213215396909</text:p>
          </table:table-cell>
          <table:table-cell table:formula="of:=[$Planilha1.$R$259]" office:value-type="float" office:value="175" calcext:value-type="float">
            <text:p>175</text:p>
          </table:table-cell>
          <table:table-cell table:number-columns-repeated="42"/>
          <table:table-cell table:formula="of:=[$Planilha1.$BI$259]" office:value-type="float" office:value="175" calcext:value-type="float">
            <text:p>175</text:p>
          </table:table-cell>
          <table:table-cell table:number-columns-repeated="41"/>
        </table:table-row>
        <table:table-row table:style-name="ro1">
          <table:table-cell table:formula="of:=[$Planilha1.$A$260]" office:value-type="float" office:value="176" calcext:value-type="float">
            <text:p>176</text:p>
          </table:table-cell>
          <table:table-cell table:formula="of:=[$Planilha1.$B$260]" office:value-type="float" office:value="109.954887218045" calcext:value-type="float">
            <text:p>109,954887218045</text:p>
          </table:table-cell>
          <table:table-cell table:formula="of:=[$Planilha1.$C$260]" office:value-type="float" office:value="-22.2876992481203" calcext:value-type="float">
            <text:p>-22,2876992481203</text:p>
          </table:table-cell>
          <table:table-cell table:formula="of:=[.D516]+[.$B$439]" office:value-type="float" office:value="0.146187892678684" calcext:value-type="float">
            <text:p>0,146187892678684</text:p>
          </table:table-cell>
          <table:table-cell table:formula="of:=[.E516]+[.$B$440]" office:value-type="float" office:value="0.373226218696458" calcext:value-type="float">
            <text:p>0,373226218696458</text:p>
          </table:table-cell>
          <table:table-cell table:formula="of:=[.F516]+[.$B$441]" office:value-type="float" office:value="0.556672081035208" calcext:value-type="float">
            <text:p>0,556672081035208</text:p>
          </table:table-cell>
          <table:table-cell table:formula="of:=[$Planilha1.$F$260]" office:value-type="float" office:value="92.529411764706" calcext:value-type="float">
            <text:p>92,529411764706</text:p>
          </table:table-cell>
          <table:table-cell table:formula="of:=[$Planilha1.$G$260]" office:value-type="float" office:value="-30.5435294117648" calcext:value-type="float">
            <text:p>-30,5435294117648</text:p>
          </table:table-cell>
          <table:table-cell table:formula="of:=[.I516]+[.$E$439]" office:value-type="float" office:value="-0.743201211290376" calcext:value-type="float">
            <text:p>-0,743201211290376</text:p>
          </table:table-cell>
          <table:table-cell table:formula="of:=[.J516]+[.$E$440]" office:value-type="float" office:value="0.198341029748985" calcext:value-type="float">
            <text:p>0,198341029748985</text:p>
          </table:table-cell>
          <table:table-cell table:formula="of:=[.K516]+[.$E$441]" office:value-type="float" office:value="0.392329722476726" calcext:value-type="float">
            <text:p>0,392329722476726</text:p>
          </table:table-cell>
          <table:table-cell table:number-columns-repeated="5"/>
          <table:table-cell table:formula="of:=[.B517]-[.G517]" office:value-type="float" office:value="17.4254754533394" calcext:value-type="float">
            <text:p>17,4254754533394</text:p>
          </table:table-cell>
          <table:table-cell table:formula="of:=[.C517]-[.H517]" office:value-type="float" office:value="8.2558301636445" calcext:value-type="float">
            <text:p>8,2558301636445</text:p>
          </table:table-cell>
          <table:table-cell table:formula="of:=[$Planilha1.$P$260]" office:value-type="float" office:value="0.485637068449676" calcext:value-type="float">
            <text:p>0,485637068449676</text:p>
          </table:table-cell>
          <table:table-cell table:formula="of:=([.D517]-[.I517])/[.Q517]" office:value-type="float" office:value="0.0510395889254556" calcext:value-type="float">
            <text:p>0,0510395889254556</text:p>
          </table:table-cell>
          <table:table-cell table:formula="of:=([.E517]-[.J517])/[.$Q517]" office:value-type="float" office:value="0.010036178893125" calcext:value-type="float">
            <text:p>0,010036178893125</text:p>
          </table:table-cell>
          <table:table-cell table:formula="of:=[$Planilha1.$Q$260]" office:value-type="float" office:value="1.75760468564511" calcext:value-type="float">
            <text:p>1,75760468564511</text:p>
          </table:table-cell>
          <table:table-cell table:formula="of:=[$Planilha1.$R$260]" office:value-type="float" office:value="176" calcext:value-type="float">
            <text:p>176</text:p>
          </table:table-cell>
          <table:table-cell table:number-columns-repeated="42"/>
          <table:table-cell table:formula="of:=[$Planilha1.$BI$260]" office:value-type="float" office:value="176" calcext:value-type="float">
            <text:p>176</text:p>
          </table:table-cell>
          <table:table-cell table:number-columns-repeated="41"/>
        </table:table-row>
        <table:table-row table:style-name="ro1">
          <table:table-cell table:formula="of:=[$Planilha1.$A$261]" office:value-type="float" office:value="177" calcext:value-type="float">
            <text:p>177</text:p>
          </table:table-cell>
          <table:table-cell table:formula="of:=[$Planilha1.$B$261]" office:value-type="float" office:value="109.736842105263" calcext:value-type="float">
            <text:p>109,736842105263</text:p>
          </table:table-cell>
          <table:table-cell table:formula="of:=[$Planilha1.$C$261]" office:value-type="float" office:value="-22.2945789473684" calcext:value-type="float">
            <text:p>-22,2945789473684</text:p>
          </table:table-cell>
          <table:table-cell table:formula="of:=[.D517]+[.$B$439]" office:value-type="float" office:value="0.148983231790717" calcext:value-type="float">
            <text:p>0,148983231790717</text:p>
          </table:table-cell>
          <table:table-cell table:formula="of:=[.E517]+[.$B$440]" office:value-type="float" office:value="0.364615495235833" calcext:value-type="float">
            <text:p>0,364615495235833</text:p>
          </table:table-cell>
          <table:table-cell table:formula="of:=[.F517]+[.$B$441]" office:value-type="float" office:value="0.561130463712602" calcext:value-type="float">
            <text:p>0,561130463712602</text:p>
          </table:table-cell>
          <table:table-cell table:formula="of:=[$Planilha1.$F$261]" office:value-type="float" office:value="92.0588235294119" calcext:value-type="float">
            <text:p>92,0588235294119</text:p>
          </table:table-cell>
          <table:table-cell table:formula="of:=[$Planilha1.$G$261]" office:value-type="float" office:value="-30.6700588235295" calcext:value-type="float">
            <text:p>-30,6700588235295</text:p>
          </table:table-cell>
          <table:table-cell table:formula="of:=[.I517]+[.$E$439]" office:value-type="float" office:value="-0.753295569337315" calcext:value-type="float">
            <text:p>-0,753295569337315</text:p>
          </table:table-cell>
          <table:table-cell table:formula="of:=[.J517]+[.$E$440]" office:value-type="float" office:value="0.1871957383326" calcext:value-type="float">
            <text:p>0,1871957383326</text:p>
          </table:table-cell>
          <table:table-cell table:formula="of:=[.K517]+[.$E$441]" office:value-type="float" office:value="0.394406331841678" calcext:value-type="float">
            <text:p>0,394406331841678</text:p>
          </table:table-cell>
          <table:table-cell table:number-columns-repeated="5"/>
          <table:table-cell table:formula="of:=[.B518]-[.G518]" office:value-type="float" office:value="17.6780185758516" calcext:value-type="float">
            <text:p>17,6780185758516</text:p>
          </table:table-cell>
          <table:table-cell table:formula="of:=[.C518]-[.H518]" office:value-type="float" office:value="8.37547987616109" calcext:value-type="float">
            <text:p>8,37547987616109</text:p>
          </table:table-cell>
          <table:table-cell table:formula="of:=[$Planilha1.$P$261]" office:value-type="float" office:value="0.465304437564505" calcext:value-type="float">
            <text:p>0,465304437564505</text:p>
          </table:table-cell>
          <table:table-cell table:formula="of:=([.D518]-[.I518])/[.Q518]" office:value-type="float" office:value="0.0510395889254556" calcext:value-type="float">
            <text:p>0,0510395889254556</text:p>
          </table:table-cell>
          <table:table-cell table:formula="of:=([.E518]-[.J518])/[.$Q518]" office:value-type="float" office:value="0.010036178893125" calcext:value-type="float">
            <text:p>0,010036178893125</text:p>
          </table:table-cell>
          <table:table-cell table:formula="of:=[$Planilha1.$Q$261]" office:value-type="float" office:value="1.68401737191439" calcext:value-type="float">
            <text:p>1,68401737191439</text:p>
          </table:table-cell>
          <table:table-cell table:formula="of:=[$Planilha1.$R$261]" office:value-type="float" office:value="177" calcext:value-type="float">
            <text:p>177</text:p>
          </table:table-cell>
          <table:table-cell table:number-columns-repeated="42"/>
          <table:table-cell table:formula="of:=[$Planilha1.$BI$261]" office:value-type="float" office:value="177" calcext:value-type="float">
            <text:p>177</text:p>
          </table:table-cell>
          <table:table-cell table:number-columns-repeated="41"/>
        </table:table-row>
        <table:table-row table:style-name="ro1">
          <table:table-cell table:formula="of:=[$Planilha1.$A$262]" office:value-type="float" office:value="178" calcext:value-type="float">
            <text:p>178</text:p>
          </table:table-cell>
          <table:table-cell table:formula="of:=[$Planilha1.$B$262]" office:value-type="float" office:value="109.518796992481" calcext:value-type="float">
            <text:p>109,518796992481</text:p>
          </table:table-cell>
          <table:table-cell table:formula="of:=[$Planilha1.$C$262]" office:value-type="float" office:value="-22.3014586466165" calcext:value-type="float">
            <text:p>-22,3014586466165</text:p>
          </table:table-cell>
          <table:table-cell table:formula="of:=[.D518]+[.$B$439]" office:value-type="float" office:value="0.15177857090275" calcext:value-type="float">
            <text:p>0,15177857090275</text:p>
          </table:table-cell>
          <table:table-cell table:formula="of:=[.E518]+[.$B$440]" office:value-type="float" office:value="0.356004771775209" calcext:value-type="float">
            <text:p>0,356004771775209</text:p>
          </table:table-cell>
          <table:table-cell table:formula="of:=[.F518]+[.$B$441]" office:value-type="float" office:value="0.565588846389995" calcext:value-type="float">
            <text:p>0,565588846389995</text:p>
          </table:table-cell>
          <table:table-cell table:formula="of:=[$Planilha1.$F$262]" office:value-type="float" office:value="91.5882352941178" calcext:value-type="float">
            <text:p>91,5882352941178</text:p>
          </table:table-cell>
          <table:table-cell table:formula="of:=[$Planilha1.$G$262]" office:value-type="float" office:value="-30.7965882352942" calcext:value-type="float">
            <text:p>-30,7965882352942</text:p>
          </table:table-cell>
          <table:table-cell table:formula="of:=[.I518]+[.$E$439]" office:value-type="float" office:value="-0.763389927384254" calcext:value-type="float">
            <text:p>-0,763389927384254</text:p>
          </table:table-cell>
          <table:table-cell table:formula="of:=[.J518]+[.$E$440]" office:value-type="float" office:value="0.176050446916215" calcext:value-type="float">
            <text:p>0,176050446916215</text:p>
          </table:table-cell>
          <table:table-cell table:formula="of:=[.K518]+[.$E$441]" office:value-type="float" office:value="0.396482941206629" calcext:value-type="float">
            <text:p>0,396482941206629</text:p>
          </table:table-cell>
          <table:table-cell table:number-columns-repeated="5"/>
          <table:table-cell table:formula="of:=[.B519]-[.G519]" office:value-type="float" office:value="17.9305616983637" calcext:value-type="float">
            <text:p>17,9305616983637</text:p>
          </table:table-cell>
          <table:table-cell table:formula="of:=[.C519]-[.H519]" office:value-type="float" office:value="8.49512958867767" calcext:value-type="float">
            <text:p>8,49512958867767</text:p>
          </table:table-cell>
          <table:table-cell table:formula="of:=[$Planilha1.$P$262]" office:value-type="float" office:value="0.471951643815426" calcext:value-type="float">
            <text:p>0,471951643815426</text:p>
          </table:table-cell>
          <table:table-cell table:formula="of:=([.D519]-[.I519])/[.Q519]" office:value-type="float" office:value="0.0510395889254556" calcext:value-type="float">
            <text:p>0,0510395889254556</text:p>
          </table:table-cell>
          <table:table-cell table:formula="of:=([.E519]-[.J519])/[.$Q519]" office:value-type="float" office:value="0.010036178893125" calcext:value-type="float">
            <text:p>0,010036178893125</text:p>
          </table:table-cell>
          <table:table-cell table:formula="of:=[$Planilha1.$Q$262]" office:value-type="float" office:value="1.70807476294174" calcext:value-type="float">
            <text:p>1,70807476294174</text:p>
          </table:table-cell>
          <table:table-cell table:formula="of:=[$Planilha1.$R$262]" office:value-type="float" office:value="178" calcext:value-type="float">
            <text:p>178</text:p>
          </table:table-cell>
          <table:table-cell table:number-columns-repeated="42"/>
          <table:table-cell table:formula="of:=[$Planilha1.$BI$262]" office:value-type="float" office:value="178" calcext:value-type="float">
            <text:p>178</text:p>
          </table:table-cell>
          <table:table-cell table:number-columns-repeated="41"/>
        </table:table-row>
        <table:table-row table:style-name="ro1">
          <table:table-cell table:formula="of:=[$Planilha1.$A$263]" office:value-type="float" office:value="179" calcext:value-type="float">
            <text:p>179</text:p>
          </table:table-cell>
          <table:table-cell table:formula="of:=[$Planilha1.$B$263]" office:value-type="float" office:value="109.3007518797" calcext:value-type="float">
            <text:p>109,3007518797</text:p>
          </table:table-cell>
          <table:table-cell table:formula="of:=[$Planilha1.$C$263]" office:value-type="float" office:value="-22.3083383458647" calcext:value-type="float">
            <text:p>-22,3083383458647</text:p>
          </table:table-cell>
          <table:table-cell table:formula="of:=[.D519]+[.$B$439]" office:value-type="float" office:value="0.154573910014783" calcext:value-type="float">
            <text:p>0,154573910014783</text:p>
          </table:table-cell>
          <table:table-cell table:formula="of:=[.E519]+[.$B$440]" office:value-type="float" office:value="0.347394048314584" calcext:value-type="float">
            <text:p>0,347394048314584</text:p>
          </table:table-cell>
          <table:table-cell table:formula="of:=[.F519]+[.$B$441]" office:value-type="float" office:value="0.570047229067388" calcext:value-type="float">
            <text:p>0,570047229067388</text:p>
          </table:table-cell>
          <table:table-cell table:formula="of:=[$Planilha1.$F$263]" office:value-type="float" office:value="91.1176470588237" calcext:value-type="float">
            <text:p>91,1176470588237</text:p>
          </table:table-cell>
          <table:table-cell table:formula="of:=[$Planilha1.$G$263]" office:value-type="float" office:value="-30.9231176470589" calcext:value-type="float">
            <text:p>-30,9231176470589</text:p>
          </table:table-cell>
          <table:table-cell table:formula="of:=[.I519]+[.$E$439]" office:value-type="float" office:value="-0.773484285431193" calcext:value-type="float">
            <text:p>-0,773484285431193</text:p>
          </table:table-cell>
          <table:table-cell table:formula="of:=[.J519]+[.$E$440]" office:value-type="float" office:value="0.16490515549983" calcext:value-type="float">
            <text:p>0,16490515549983</text:p>
          </table:table-cell>
          <table:table-cell table:formula="of:=[.K519]+[.$E$441]" office:value-type="float" office:value="0.398559550571581" calcext:value-type="float">
            <text:p>0,398559550571581</text:p>
          </table:table-cell>
          <table:table-cell table:number-columns-repeated="5"/>
          <table:table-cell table:formula="of:=[.B520]-[.G520]" office:value-type="float" office:value="18.1831048208759" calcext:value-type="float">
            <text:p>18,1831048208759</text:p>
          </table:table-cell>
          <table:table-cell table:formula="of:=[.C520]-[.H520]" office:value-type="float" office:value="8.61477930119426" calcext:value-type="float">
            <text:p>8,61477930119426</text:p>
          </table:table-cell>
          <table:table-cell table:formula="of:=[$Planilha1.$P$263]" office:value-type="float" office:value="0.478598850066348" calcext:value-type="float">
            <text:p>0,478598850066348</text:p>
          </table:table-cell>
          <table:table-cell table:formula="of:=([.D520]-[.I520])/[.Q520]" office:value-type="float" office:value="0.0510395889254556" calcext:value-type="float">
            <text:p>0,0510395889254556</text:p>
          </table:table-cell>
          <table:table-cell table:formula="of:=([.E520]-[.J520])/[.$Q520]" office:value-type="float" office:value="0.010036178893125" calcext:value-type="float">
            <text:p>0,010036178893125</text:p>
          </table:table-cell>
          <table:table-cell table:formula="of:=[$Planilha1.$Q$263]" office:value-type="float" office:value="1.73213215396909" calcext:value-type="float">
            <text:p>1,73213215396909</text:p>
          </table:table-cell>
          <table:table-cell table:formula="of:=[$Planilha1.$R$263]" office:value-type="float" office:value="179" calcext:value-type="float">
            <text:p>179</text:p>
          </table:table-cell>
          <table:table-cell table:number-columns-repeated="42"/>
          <table:table-cell table:formula="of:=[$Planilha1.$BI$263]" office:value-type="float" office:value="179" calcext:value-type="float">
            <text:p>179</text:p>
          </table:table-cell>
          <table:table-cell table:number-columns-repeated="41"/>
        </table:table-row>
        <table:table-row table:style-name="ro1">
          <table:table-cell table:formula="of:=[$Planilha1.$A$264]" office:value-type="float" office:value="180" calcext:value-type="float">
            <text:p>180</text:p>
          </table:table-cell>
          <table:table-cell table:formula="of:=[$Planilha1.$B$264]" office:value-type="float" office:value="109.082706766918" calcext:value-type="float">
            <text:p>109,082706766918</text:p>
          </table:table-cell>
          <table:table-cell table:formula="of:=[$Planilha1.$C$264]" office:value-type="float" office:value="-22.3152180451128" calcext:value-type="float">
            <text:p>-22,3152180451128</text:p>
          </table:table-cell>
          <table:table-cell table:formula="of:=[.D520]+[.$B$439]" office:value-type="float" office:value="0.157369249126816" calcext:value-type="float">
            <text:p>0,157369249126816</text:p>
          </table:table-cell>
          <table:table-cell table:formula="of:=[.E520]+[.$B$440]" office:value-type="float" office:value="0.33878332485396" calcext:value-type="float">
            <text:p>0,33878332485396</text:p>
          </table:table-cell>
          <table:table-cell table:formula="of:=[.F520]+[.$B$441]" office:value-type="float" office:value="0.574505611744782" calcext:value-type="float">
            <text:p>0,574505611744782</text:p>
          </table:table-cell>
          <table:table-cell table:formula="of:=[$Planilha1.$F$264]" office:value-type="float" office:value="90.6470588235295" calcext:value-type="float">
            <text:p>90,6470588235295</text:p>
          </table:table-cell>
          <table:table-cell table:formula="of:=[$Planilha1.$G$264]" office:value-type="float" office:value="-31.0496470588236" calcext:value-type="float">
            <text:p>-31,0496470588236</text:p>
          </table:table-cell>
          <table:table-cell table:formula="of:=[.I520]+[.$E$439]" office:value-type="float" office:value="-0.783578643478132" calcext:value-type="float">
            <text:p>-0,783578643478132</text:p>
          </table:table-cell>
          <table:table-cell table:formula="of:=[.J520]+[.$E$440]" office:value-type="float" office:value="0.153759864083445" calcext:value-type="float">
            <text:p>0,153759864083445</text:p>
          </table:table-cell>
          <table:table-cell table:formula="of:=[.K520]+[.$E$441]" office:value-type="float" office:value="0.400636159936532" calcext:value-type="float">
            <text:p>0,400636159936532</text:p>
          </table:table-cell>
          <table:table-cell table:number-columns-repeated="5"/>
          <table:table-cell table:formula="of:=[.B521]-[.G521]" office:value-type="float" office:value="18.435647943388" calcext:value-type="float">
            <text:p>18,435647943388</text:p>
          </table:table-cell>
          <table:table-cell table:formula="of:=[.C521]-[.H521]" office:value-type="float" office:value="8.73442901371085" calcext:value-type="float">
            <text:p>8,73442901371085</text:p>
          </table:table-cell>
          <table:table-cell table:formula="of:=[$Planilha1.$P$264]" office:value-type="float" office:value="0.485246056317269" calcext:value-type="float">
            <text:p>0,485246056317269</text:p>
          </table:table-cell>
          <table:table-cell table:formula="of:=([.D521]-[.I521])/[.Q521]" office:value-type="float" office:value="0.0510395889254556" calcext:value-type="float">
            <text:p>0,0510395889254556</text:p>
          </table:table-cell>
          <table:table-cell table:formula="of:=([.E521]-[.J521])/[.$Q521]" office:value-type="float" office:value="0.010036178893125" calcext:value-type="float">
            <text:p>0,010036178893125</text:p>
          </table:table-cell>
          <table:table-cell table:formula="of:=[$Planilha1.$Q$264]" office:value-type="float" office:value="1.75618954499644" calcext:value-type="float">
            <text:p>1,75618954499644</text:p>
          </table:table-cell>
          <table:table-cell table:formula="of:=[$Planilha1.$R$264]" office:value-type="float" office:value="180" calcext:value-type="float">
            <text:p>180</text:p>
          </table:table-cell>
          <table:table-cell table:number-columns-repeated="42"/>
          <table:table-cell table:formula="of:=[$Planilha1.$BI$264]" office:value-type="float" office:value="180" calcext:value-type="float">
            <text:p>180</text:p>
          </table:table-cell>
          <table:table-cell table:number-columns-repeated="41"/>
        </table:table-row>
        <table:table-row table:style-name="ro1">
          <table:table-cell table:formula="of:=[$Planilha1.$A$265]" office:value-type="float" office:value="181" calcext:value-type="float">
            <text:p>181</text:p>
          </table:table-cell>
          <table:table-cell table:formula="of:=[$Planilha1.$B$265]" office:value-type="float" office:value="108.864661654136" calcext:value-type="float">
            <text:p>108,864661654136</text:p>
          </table:table-cell>
          <table:table-cell table:formula="of:=[$Planilha1.$C$265]" office:value-type="float" office:value="-22.3220977443609" calcext:value-type="float">
            <text:p>-22,3220977443609</text:p>
          </table:table-cell>
          <table:table-cell table:formula="of:=[.D521]+[.$B$439]" office:value-type="float" office:value="0.160164588238849" calcext:value-type="float">
            <text:p>0,160164588238849</text:p>
          </table:table-cell>
          <table:table-cell table:formula="of:=[.E521]+[.$B$440]" office:value-type="float" office:value="0.330172601393335" calcext:value-type="float">
            <text:p>0,330172601393335</text:p>
          </table:table-cell>
          <table:table-cell table:formula="of:=[.F521]+[.$B$441]" office:value-type="float" office:value="0.578963994422175" calcext:value-type="float">
            <text:p>0,578963994422175</text:p>
          </table:table-cell>
          <table:table-cell table:formula="of:=[$Planilha1.$F$265]" office:value-type="float" office:value="90.1764705882354" calcext:value-type="float">
            <text:p>90,1764705882354</text:p>
          </table:table-cell>
          <table:table-cell table:formula="of:=[$Planilha1.$G$265]" office:value-type="float" office:value="-31.1761764705883" calcext:value-type="float">
            <text:p>-31,1761764705883</text:p>
          </table:table-cell>
          <table:table-cell table:formula="of:=[.I521]+[.$E$439]" office:value-type="float" office:value="-0.793673001525071" calcext:value-type="float">
            <text:p>-0,793673001525071</text:p>
          </table:table-cell>
          <table:table-cell table:formula="of:=[.J521]+[.$E$440]" office:value-type="float" office:value="0.14261457266706" calcext:value-type="float">
            <text:p>0,14261457266706</text:p>
          </table:table-cell>
          <table:table-cell table:formula="of:=[.K521]+[.$E$441]" office:value-type="float" office:value="0.402712769301484" calcext:value-type="float">
            <text:p>0,402712769301484</text:p>
          </table:table-cell>
          <table:table-cell table:number-columns-repeated="5"/>
          <table:table-cell table:formula="of:=[.B522]-[.G522]" office:value-type="float" office:value="18.6881910659002" calcext:value-type="float">
            <text:p>18,6881910659002</text:p>
          </table:table-cell>
          <table:table-cell table:formula="of:=[.C522]-[.H522]" office:value-type="float" office:value="8.85407872622744" calcext:value-type="float">
            <text:p>8,85407872622744</text:p>
          </table:table-cell>
          <table:table-cell table:formula="of:=[$Planilha1.$P$265]" office:value-type="float" office:value="0.466004143485655" calcext:value-type="float">
            <text:p>0,466004143485655</text:p>
          </table:table-cell>
          <table:table-cell table:formula="of:=([.D522]-[.I522])/[.Q522]" office:value-type="float" office:value="0.0510395889254556" calcext:value-type="float">
            <text:p>0,0510395889254556</text:p>
          </table:table-cell>
          <table:table-cell table:formula="of:=([.E522]-[.J522])/[.$Q522]" office:value-type="float" office:value="0.010036178893125" calcext:value-type="float">
            <text:p>0,010036178893125</text:p>
          </table:table-cell>
          <table:table-cell table:formula="of:=[$Planilha1.$Q$265]" office:value-type="float" office:value="1.68654972886464" calcext:value-type="float">
            <text:p>1,68654972886464</text:p>
          </table:table-cell>
          <table:table-cell table:formula="of:=[$Planilha1.$R$265]" office:value-type="float" office:value="181" calcext:value-type="float">
            <text:p>181</text:p>
          </table:table-cell>
          <table:table-cell table:number-columns-repeated="42"/>
          <table:table-cell table:formula="of:=[$Planilha1.$BI$265]" office:value-type="float" office:value="181" calcext:value-type="float">
            <text:p>181</text:p>
          </table:table-cell>
          <table:table-cell table:number-columns-repeated="41"/>
        </table:table-row>
        <table:table-row table:style-name="ro1">
          <table:table-cell table:formula="of:=[$Planilha1.$A$266]" office:value-type="float" office:value="182" calcext:value-type="float">
            <text:p>182</text:p>
          </table:table-cell>
          <table:table-cell table:formula="of:=[$Planilha1.$B$266]" office:value-type="float" office:value="108.646616541354" calcext:value-type="float">
            <text:p>108,646616541354</text:p>
          </table:table-cell>
          <table:table-cell table:formula="of:=[$Planilha1.$C$266]" office:value-type="float" office:value="-22.328977443609" calcext:value-type="float">
            <text:p>-22,328977443609</text:p>
          </table:table-cell>
          <table:table-cell table:formula="of:=[.D522]+[.$B$439]" office:value-type="float" office:value="0.162959927350882" calcext:value-type="float">
            <text:p>0,162959927350882</text:p>
          </table:table-cell>
          <table:table-cell table:formula="of:=[.E522]+[.$B$440]" office:value-type="float" office:value="0.321561877932711" calcext:value-type="float">
            <text:p>0,321561877932711</text:p>
          </table:table-cell>
          <table:table-cell table:formula="of:=[.F522]+[.$B$441]" office:value-type="float" office:value="0.583422377099568" calcext:value-type="float">
            <text:p>0,583422377099568</text:p>
          </table:table-cell>
          <table:table-cell table:formula="of:=[$Planilha1.$F$266]" office:value-type="float" office:value="89.7058823529413" calcext:value-type="float">
            <text:p>89,7058823529413</text:p>
          </table:table-cell>
          <table:table-cell table:formula="of:=[$Planilha1.$G$266]" office:value-type="float" office:value="-31.302705882353" calcext:value-type="float">
            <text:p>-31,302705882353</text:p>
          </table:table-cell>
          <table:table-cell table:formula="of:=[.I522]+[.$E$439]" office:value-type="float" office:value="-0.80376735957201" calcext:value-type="float">
            <text:p>-0,80376735957201</text:p>
          </table:table-cell>
          <table:table-cell table:formula="of:=[.J522]+[.$E$440]" office:value-type="float" office:value="0.131469281250675" calcext:value-type="float">
            <text:p>0,131469281250675</text:p>
          </table:table-cell>
          <table:table-cell table:formula="of:=[.K522]+[.$E$441]" office:value-type="float" office:value="0.404789378666435" calcext:value-type="float">
            <text:p>0,404789378666435</text:p>
          </table:table-cell>
          <table:table-cell table:number-columns-repeated="5"/>
          <table:table-cell table:formula="of:=[.B523]-[.G523]" office:value-type="float" office:value="18.9407341884124" calcext:value-type="float">
            <text:p>18,9407341884124</text:p>
          </table:table-cell>
          <table:table-cell table:formula="of:=[.C523]-[.H523]" office:value-type="float" office:value="8.97372843874402" calcext:value-type="float">
            <text:p>8,97372843874402</text:p>
          </table:table-cell>
          <table:table-cell table:formula="of:=[$Planilha1.$P$266]" office:value-type="float" office:value="0.472301496776001" calcext:value-type="float">
            <text:p>0,472301496776001</text:p>
          </table:table-cell>
          <table:table-cell table:formula="of:=([.D523]-[.I523])/[.Q523]" office:value-type="float" office:value="0.0510395889254556" calcext:value-type="float">
            <text:p>0,0510395889254556</text:p>
          </table:table-cell>
          <table:table-cell table:formula="of:=([.E523]-[.J523])/[.$Q523]" office:value-type="float" office:value="0.010036178893125" calcext:value-type="float">
            <text:p>0,010036178893125</text:p>
          </table:table-cell>
          <table:table-cell table:formula="of:=[$Planilha1.$Q$266]" office:value-type="float" office:value="1.70934094141687" calcext:value-type="float">
            <text:p>1,70934094141687</text:p>
          </table:table-cell>
          <table:table-cell table:formula="of:=[$Planilha1.$R$266]" office:value-type="float" office:value="182" calcext:value-type="float">
            <text:p>182</text:p>
          </table:table-cell>
          <table:table-cell table:number-columns-repeated="42"/>
          <table:table-cell table:formula="of:=[$Planilha1.$BI$266]" office:value-type="float" office:value="182" calcext:value-type="float">
            <text:p>182</text:p>
          </table:table-cell>
          <table:table-cell table:number-columns-repeated="41"/>
        </table:table-row>
        <table:table-row table:style-name="ro1">
          <table:table-cell table:formula="of:=[$Planilha1.$A$267]" office:value-type="float" office:value="183" calcext:value-type="float">
            <text:p>183</text:p>
          </table:table-cell>
          <table:table-cell table:formula="of:=[$Planilha1.$B$267]" office:value-type="float" office:value="108.428571428572" calcext:value-type="float">
            <text:p>108,428571428572</text:p>
          </table:table-cell>
          <table:table-cell table:formula="of:=[$Planilha1.$C$267]" office:value-type="float" office:value="-22.3358571428571" calcext:value-type="float">
            <text:p>-22,3358571428571</text:p>
          </table:table-cell>
          <table:table-cell table:formula="of:=[.D523]+[.$B$439]" office:value-type="float" office:value="0.165755266462915" calcext:value-type="float">
            <text:p>0,165755266462915</text:p>
          </table:table-cell>
          <table:table-cell table:formula="of:=[.E523]+[.$B$440]" office:value-type="float" office:value="0.312951154472087" calcext:value-type="float">
            <text:p>0,312951154472087</text:p>
          </table:table-cell>
          <table:table-cell table:formula="of:=[.F523]+[.$B$441]" office:value-type="float" office:value="0.587880759776961" calcext:value-type="float">
            <text:p>0,587880759776961</text:p>
          </table:table-cell>
          <table:table-cell table:formula="of:=[$Planilha1.$F$267]" office:value-type="float" office:value="89.2352941176472" calcext:value-type="float">
            <text:p>89,2352941176472</text:p>
          </table:table-cell>
          <table:table-cell table:formula="of:=[$Planilha1.$G$267]" office:value-type="float" office:value="-31.4292352941178" calcext:value-type="float">
            <text:p>-31,4292352941178</text:p>
          </table:table-cell>
          <table:table-cell table:formula="of:=[.I523]+[.$E$439]" office:value-type="float" office:value="-0.813861717618948" calcext:value-type="float">
            <text:p>-0,813861717618948</text:p>
          </table:table-cell>
          <table:table-cell table:formula="of:=[.J523]+[.$E$440]" office:value-type="float" office:value="0.12032398983429" calcext:value-type="float">
            <text:p>0,12032398983429</text:p>
          </table:table-cell>
          <table:table-cell table:formula="of:=[.K523]+[.$E$441]" office:value-type="float" office:value="0.406865988031387" calcext:value-type="float">
            <text:p>0,406865988031387</text:p>
          </table:table-cell>
          <table:table-cell table:number-columns-repeated="5"/>
          <table:table-cell table:formula="of:=[.B524]-[.G524]" office:value-type="float" office:value="19.1932773109245" calcext:value-type="float">
            <text:p>19,1932773109245</text:p>
          </table:table-cell>
          <table:table-cell table:formula="of:=[.C524]-[.H524]" office:value-type="float" office:value="9.09337815126061" calcext:value-type="float">
            <text:p>9,09337815126061</text:p>
          </table:table-cell>
          <table:table-cell table:formula="of:=[$Planilha1.$P$267]" office:value-type="float" office:value="0.478598850066348" calcext:value-type="float">
            <text:p>0,478598850066348</text:p>
          </table:table-cell>
          <table:table-cell table:formula="of:=([.D524]-[.I524])/[.Q524]" office:value-type="float" office:value="0.0510395889254556" calcext:value-type="float">
            <text:p>0,0510395889254556</text:p>
          </table:table-cell>
          <table:table-cell table:formula="of:=([.E524]-[.J524])/[.$Q524]" office:value-type="float" office:value="0.010036178893125" calcext:value-type="float">
            <text:p>0,010036178893125</text:p>
          </table:table-cell>
          <table:table-cell table:formula="of:=[$Planilha1.$Q$267]" office:value-type="float" office:value="1.73213215396909" calcext:value-type="float">
            <text:p>1,73213215396909</text:p>
          </table:table-cell>
          <table:table-cell table:formula="of:=[$Planilha1.$R$267]" office:value-type="float" office:value="183" calcext:value-type="float">
            <text:p>183</text:p>
          </table:table-cell>
          <table:table-cell table:number-columns-repeated="42"/>
          <table:table-cell table:formula="of:=[$Planilha1.$BI$267]" office:value-type="float" office:value="183" calcext:value-type="float">
            <text:p>183</text:p>
          </table:table-cell>
          <table:table-cell table:number-columns-repeated="41"/>
        </table:table-row>
        <table:table-row table:style-name="ro1">
          <table:table-cell table:formula="of:=[$Planilha1.$A$268]" office:value-type="float" office:value="184" calcext:value-type="float">
            <text:p>184</text:p>
          </table:table-cell>
          <table:table-cell table:formula="of:=[$Planilha1.$B$268]" office:value-type="float" office:value="108.21052631579" calcext:value-type="float">
            <text:p>108,21052631579</text:p>
          </table:table-cell>
          <table:table-cell table:formula="of:=[$Planilha1.$C$268]" office:value-type="float" office:value="-22.3427368421053" calcext:value-type="float">
            <text:p>-22,3427368421053</text:p>
          </table:table-cell>
          <table:table-cell table:formula="of:=[.D524]+[.$B$439]" office:value-type="float" office:value="0.168550605574948" calcext:value-type="float">
            <text:p>0,168550605574948</text:p>
          </table:table-cell>
          <table:table-cell table:formula="of:=[.E524]+[.$B$440]" office:value-type="float" office:value="0.304340431011462" calcext:value-type="float">
            <text:p>0,304340431011462</text:p>
          </table:table-cell>
          <table:table-cell table:formula="of:=[.F524]+[.$B$441]" office:value-type="float" office:value="0.592339142454355" calcext:value-type="float">
            <text:p>0,592339142454355</text:p>
          </table:table-cell>
          <table:table-cell table:formula="of:=[$Planilha1.$F$268]" office:value-type="float" office:value="88.7647058823531" calcext:value-type="float">
            <text:p>88,7647058823531</text:p>
          </table:table-cell>
          <table:table-cell table:formula="of:=[$Planilha1.$G$268]" office:value-type="float" office:value="-31.5557647058825" calcext:value-type="float">
            <text:p>-31,5557647058825</text:p>
          </table:table-cell>
          <table:table-cell table:formula="of:=[.I524]+[.$E$439]" office:value-type="float" office:value="-0.823956075665887" calcext:value-type="float">
            <text:p>-0,823956075665887</text:p>
          </table:table-cell>
          <table:table-cell table:formula="of:=[.J524]+[.$E$440]" office:value-type="float" office:value="0.109178698417905" calcext:value-type="float">
            <text:p>0,109178698417905</text:p>
          </table:table-cell>
          <table:table-cell table:formula="of:=[.K524]+[.$E$441]" office:value-type="float" office:value="0.408942597396338" calcext:value-type="float">
            <text:p>0,408942597396338</text:p>
          </table:table-cell>
          <table:table-cell table:number-columns-repeated="5"/>
          <table:table-cell table:formula="of:=[.B525]-[.G525]" office:value-type="float" office:value="19.4458204334367" calcext:value-type="float">
            <text:p>19,4458204334367</text:p>
          </table:table-cell>
          <table:table-cell table:formula="of:=[.C525]-[.H525]" office:value-type="float" office:value="9.2130278637772" calcext:value-type="float">
            <text:p>9,2130278637772</text:p>
          </table:table-cell>
          <table:table-cell table:formula="of:=[$Planilha1.$P$268]" office:value-type="float" office:value="0.484896203356695" calcext:value-type="float">
            <text:p>0,484896203356695</text:p>
          </table:table-cell>
          <table:table-cell table:formula="of:=([.D525]-[.I525])/[.Q525]" office:value-type="float" office:value="0.0510395889254556" calcext:value-type="float">
            <text:p>0,0510395889254556</text:p>
          </table:table-cell>
          <table:table-cell table:formula="of:=([.E525]-[.J525])/[.$Q525]" office:value-type="float" office:value="0.010036178893125" calcext:value-type="float">
            <text:p>0,010036178893125</text:p>
          </table:table-cell>
          <table:table-cell table:formula="of:=[$Planilha1.$Q$268]" office:value-type="float" office:value="1.75492336652132" calcext:value-type="float">
            <text:p>1,75492336652132</text:p>
          </table:table-cell>
          <table:table-cell table:formula="of:=[$Planilha1.$R$268]" office:value-type="float" office:value="184" calcext:value-type="float">
            <text:p>184</text:p>
          </table:table-cell>
          <table:table-cell table:number-columns-repeated="42"/>
          <table:table-cell table:formula="of:=[$Planilha1.$BI$268]" office:value-type="float" office:value="184" calcext:value-type="float">
            <text:p>184</text:p>
          </table:table-cell>
          <table:table-cell table:number-columns-repeated="41"/>
        </table:table-row>
        <table:table-row table:style-name="ro1">
          <table:table-cell table:formula="of:=[$Planilha1.$A$269]" office:value-type="float" office:value="185" calcext:value-type="float">
            <text:p>185</text:p>
          </table:table-cell>
          <table:table-cell table:formula="of:=[$Planilha1.$B$269]" office:value-type="float" office:value="107.992481203008" calcext:value-type="float">
            <text:p>107,992481203008</text:p>
          </table:table-cell>
          <table:table-cell table:formula="of:=[$Planilha1.$C$269]" office:value-type="float" office:value="-22.3496165413534" calcext:value-type="float">
            <text:p>-22,3496165413534</text:p>
          </table:table-cell>
          <table:table-cell table:formula="of:=[.D525]+[.$B$439]" office:value-type="float" office:value="0.171345944686981" calcext:value-type="float">
            <text:p>0,171345944686981</text:p>
          </table:table-cell>
          <table:table-cell table:formula="of:=[.E525]+[.$B$440]" office:value-type="float" office:value="0.295729707550838" calcext:value-type="float">
            <text:p>0,295729707550838</text:p>
          </table:table-cell>
          <table:table-cell table:formula="of:=[.F525]+[.$B$441]" office:value-type="float" office:value="0.596797525131748" calcext:value-type="float">
            <text:p>0,596797525131748</text:p>
          </table:table-cell>
          <table:table-cell table:formula="of:=[$Planilha1.$F$269]" office:value-type="float" office:value="88.294117647059" calcext:value-type="float">
            <text:p>88,294117647059</text:p>
          </table:table-cell>
          <table:table-cell table:formula="of:=[$Planilha1.$G$269]" office:value-type="float" office:value="-31.6822941176472" calcext:value-type="float">
            <text:p>-31,6822941176472</text:p>
          </table:table-cell>
          <table:table-cell table:formula="of:=[.I525]+[.$E$439]" office:value-type="float" office:value="-0.834050433712826" calcext:value-type="float">
            <text:p>-0,834050433712826</text:p>
          </table:table-cell>
          <table:table-cell table:formula="of:=[.J525]+[.$E$440]" office:value-type="float" office:value="0.0980334070015204" calcext:value-type="float">
            <text:p>0,0980334070015204</text:p>
          </table:table-cell>
          <table:table-cell table:formula="of:=[.K525]+[.$E$441]" office:value-type="float" office:value="0.41101920676129" calcext:value-type="float">
            <text:p>0,41101920676129</text:p>
          </table:table-cell>
          <table:table-cell table:number-columns-repeated="5"/>
          <table:table-cell table:formula="of:=[.B526]-[.G526]" office:value-type="float" office:value="19.6983635559489" calcext:value-type="float">
            <text:p>19,6983635559489</text:p>
          </table:table-cell>
          <table:table-cell table:formula="of:=[.C526]-[.H526]" office:value-type="float" office:value="9.33267757629378" calcext:value-type="float">
            <text:p>9,33267757629378</text:p>
          </table:table-cell>
          <table:table-cell table:formula="of:=[$Planilha1.$P$269]" office:value-type="float" office:value="0.466633878814689" calcext:value-type="float">
            <text:p>0,466633878814689</text:p>
          </table:table-cell>
          <table:table-cell table:formula="of:=([.D526]-[.I526])/[.Q526]" office:value-type="float" office:value="0.0510395889254556" calcext:value-type="float">
            <text:p>0,0510395889254556</text:p>
          </table:table-cell>
          <table:table-cell table:formula="of:=([.E526]-[.J526])/[.$Q526]" office:value-type="float" office:value="0.010036178893125" calcext:value-type="float">
            <text:p>0,010036178893125</text:p>
          </table:table-cell>
          <table:table-cell table:formula="of:=[$Planilha1.$Q$269]" office:value-type="float" office:value="1.68882885011986" calcext:value-type="float">
            <text:p>1,68882885011986</text:p>
          </table:table-cell>
          <table:table-cell table:formula="of:=[$Planilha1.$R$269]" office:value-type="float" office:value="185" calcext:value-type="float">
            <text:p>185</text:p>
          </table:table-cell>
          <table:table-cell table:number-columns-repeated="42"/>
          <table:table-cell table:formula="of:=[$Planilha1.$BI$269]" office:value-type="float" office:value="185" calcext:value-type="float">
            <text:p>185</text:p>
          </table:table-cell>
          <table:table-cell table:number-columns-repeated="41"/>
        </table:table-row>
        <table:table-row table:style-name="ro1">
          <table:table-cell table:formula="of:=[$Planilha1.$A$270]" office:value-type="float" office:value="186" calcext:value-type="float">
            <text:p>186</text:p>
          </table:table-cell>
          <table:table-cell table:formula="of:=[$Planilha1.$B$270]" office:value-type="float" office:value="107.774436090226" calcext:value-type="float">
            <text:p>107,774436090226</text:p>
          </table:table-cell>
          <table:table-cell table:formula="of:=[$Planilha1.$C$270]" office:value-type="float" office:value="-22.3564962406015" calcext:value-type="float">
            <text:p>-22,3564962406015</text:p>
          </table:table-cell>
          <table:table-cell table:formula="of:=[.D526]+[.$B$439]" office:value-type="float" office:value="0.174141283799014" calcext:value-type="float">
            <text:p>0,174141283799014</text:p>
          </table:table-cell>
          <table:table-cell table:formula="of:=[.E526]+[.$B$440]" office:value-type="float" office:value="0.287118984090213" calcext:value-type="float">
            <text:p>0,287118984090213</text:p>
          </table:table-cell>
          <table:table-cell table:formula="of:=[.F526]+[.$B$441]" office:value-type="float" office:value="0.601255907809141" calcext:value-type="float">
            <text:p>0,601255907809141</text:p>
          </table:table-cell>
          <table:table-cell table:formula="of:=[$Planilha1.$F$270]" office:value-type="float" office:value="87.8235294117648" calcext:value-type="float">
            <text:p>87,8235294117648</text:p>
          </table:table-cell>
          <table:table-cell table:formula="of:=[$Planilha1.$G$270]" office:value-type="float" office:value="-31.8088235294119" calcext:value-type="float">
            <text:p>-31,8088235294119</text:p>
          </table:table-cell>
          <table:table-cell table:formula="of:=[.I526]+[.$E$439]" office:value-type="float" office:value="-0.844144791759765" calcext:value-type="float">
            <text:p>-0,844144791759765</text:p>
          </table:table-cell>
          <table:table-cell table:formula="of:=[.J526]+[.$E$440]" office:value-type="float" office:value="0.0868881155851355" calcext:value-type="float">
            <text:p>0,0868881155851355</text:p>
          </table:table-cell>
          <table:table-cell table:formula="of:=[.K526]+[.$E$441]" office:value-type="float" office:value="0.413095816126241" calcext:value-type="float">
            <text:p>0,413095816126241</text:p>
          </table:table-cell>
          <table:table-cell table:number-columns-repeated="5"/>
          <table:table-cell table:formula="of:=[.B527]-[.G527]" office:value-type="float" office:value="19.950906678461" calcext:value-type="float">
            <text:p>19,950906678461</text:p>
          </table:table-cell>
          <table:table-cell table:formula="of:=[.C527]-[.H527]" office:value-type="float" office:value="9.45232728881037" calcext:value-type="float">
            <text:p>9,45232728881037</text:p>
          </table:table-cell>
          <table:table-cell table:formula="of:=[$Planilha1.$P$270]" office:value-type="float" office:value="0.472616364440518" calcext:value-type="float">
            <text:p>0,472616364440518</text:p>
          </table:table-cell>
          <table:table-cell table:formula="of:=([.D527]-[.I527])/[.Q527]" office:value-type="float" office:value="0.0510395889254556" calcext:value-type="float">
            <text:p>0,0510395889254556</text:p>
          </table:table-cell>
          <table:table-cell table:formula="of:=([.E527]-[.J527])/[.$Q527]" office:value-type="float" office:value="0.010036178893125" calcext:value-type="float">
            <text:p>0,010036178893125</text:p>
          </table:table-cell>
          <table:table-cell table:formula="of:=[$Planilha1.$Q$270]" office:value-type="float" office:value="1.71048050204448" calcext:value-type="float">
            <text:p>1,71048050204448</text:p>
          </table:table-cell>
          <table:table-cell table:formula="of:=[$Planilha1.$R$270]" office:value-type="float" office:value="186" calcext:value-type="float">
            <text:p>186</text:p>
          </table:table-cell>
          <table:table-cell table:number-columns-repeated="42"/>
          <table:table-cell table:formula="of:=[$Planilha1.$BI$270]" office:value-type="float" office:value="186" calcext:value-type="float">
            <text:p>186</text:p>
          </table:table-cell>
          <table:table-cell table:number-columns-repeated="41"/>
        </table:table-row>
        <table:table-row table:style-name="ro1">
          <table:table-cell table:formula="of:=[$Planilha1.$A$271]" office:value-type="float" office:value="187" calcext:value-type="float">
            <text:p>187</text:p>
          </table:table-cell>
          <table:table-cell table:formula="of:=[$Planilha1.$B$271]" office:value-type="float" office:value="107.556390977444" calcext:value-type="float">
            <text:p>107,556390977444</text:p>
          </table:table-cell>
          <table:table-cell table:formula="of:=[$Planilha1.$C$271]" office:value-type="float" office:value="-22.3633759398496" calcext:value-type="float">
            <text:p>-22,3633759398496</text:p>
          </table:table-cell>
          <table:table-cell table:formula="of:=[.D527]+[.$B$439]" office:value-type="float" office:value="0.176936622911047" calcext:value-type="float">
            <text:p>0,176936622911047</text:p>
          </table:table-cell>
          <table:table-cell table:formula="of:=[.E527]+[.$B$440]" office:value-type="float" office:value="0.278508260629589" calcext:value-type="float">
            <text:p>0,278508260629589</text:p>
          </table:table-cell>
          <table:table-cell table:formula="of:=[.F527]+[.$B$441]" office:value-type="float" office:value="0.605714290486535" calcext:value-type="float">
            <text:p>0,605714290486535</text:p>
          </table:table-cell>
          <table:table-cell table:formula="of:=[$Planilha1.$F$271]" office:value-type="float" office:value="87.3529411764707" calcext:value-type="float">
            <text:p>87,3529411764707</text:p>
          </table:table-cell>
          <table:table-cell table:formula="of:=[$Planilha1.$G$271]" office:value-type="float" office:value="-31.9353529411766" calcext:value-type="float">
            <text:p>-31,9353529411766</text:p>
          </table:table-cell>
          <table:table-cell table:formula="of:=[.I527]+[.$E$439]" office:value-type="float" office:value="-0.854239149806704" calcext:value-type="float">
            <text:p>-0,854239149806704</text:p>
          </table:table-cell>
          <table:table-cell table:formula="of:=[.J527]+[.$E$440]" office:value-type="float" office:value="0.0757428241687505" calcext:value-type="float">
            <text:p>0,0757428241687505</text:p>
          </table:table-cell>
          <table:table-cell table:formula="of:=[.K527]+[.$E$441]" office:value-type="float" office:value="0.415172425491193" calcext:value-type="float">
            <text:p>0,415172425491193</text:p>
          </table:table-cell>
          <table:table-cell table:number-columns-repeated="5"/>
          <table:table-cell table:formula="of:=[.B528]-[.G528]" office:value-type="float" office:value="20.2034498009732" calcext:value-type="float">
            <text:p>20,2034498009732</text:p>
          </table:table-cell>
          <table:table-cell table:formula="of:=[.C528]-[.H528]" office:value-type="float" office:value="9.57197700132696" calcext:value-type="float">
            <text:p>9,57197700132696</text:p>
          </table:table-cell>
          <table:table-cell table:formula="of:=[$Planilha1.$P$271]" office:value-type="float" office:value="0.455808428634617" calcext:value-type="float">
            <text:p>0,455808428634617</text:p>
          </table:table-cell>
          <table:table-cell table:formula="of:=([.D528]-[.I528])/[.Q528]" office:value-type="float" office:value="0.0510395889254556" calcext:value-type="float">
            <text:p>0,0510395889254556</text:p>
          </table:table-cell>
          <table:table-cell table:formula="of:=([.E528]-[.J528])/[.$Q528]" office:value-type="float" office:value="0.010036178893125" calcext:value-type="float">
            <text:p>0,010036178893125</text:p>
          </table:table-cell>
          <table:table-cell table:formula="of:=[$Planilha1.$Q$271]" office:value-type="float" office:value="1.64964967044675" calcext:value-type="float">
            <text:p>1,64964967044675</text:p>
          </table:table-cell>
          <table:table-cell table:formula="of:=[$Planilha1.$R$271]" office:value-type="float" office:value="187" calcext:value-type="float">
            <text:p>187</text:p>
          </table:table-cell>
          <table:table-cell table:number-columns-repeated="42"/>
          <table:table-cell table:formula="of:=[$Planilha1.$BI$271]" office:value-type="float" office:value="187" calcext:value-type="float">
            <text:p>187</text:p>
          </table:table-cell>
          <table:table-cell table:number-columns-repeated="41"/>
        </table:table-row>
        <table:table-row table:style-name="ro1">
          <table:table-cell table:formula="of:=[$Planilha1.$A$272]" office:value-type="float" office:value="188" calcext:value-type="float">
            <text:p>188</text:p>
          </table:table-cell>
          <table:table-cell table:formula="of:=[$Planilha1.$B$272]" office:value-type="float" office:value="107.338345864662" calcext:value-type="float">
            <text:p>107,338345864662</text:p>
          </table:table-cell>
          <table:table-cell table:formula="of:=[$Planilha1.$C$272]" office:value-type="float" office:value="-22.3702556390977" calcext:value-type="float">
            <text:p>-22,3702556390977</text:p>
          </table:table-cell>
          <table:table-cell table:formula="of:=[.D528]+[.$B$439]" office:value-type="float" office:value="0.17973196202308" calcext:value-type="float">
            <text:p>0,17973196202308</text:p>
          </table:table-cell>
          <table:table-cell table:formula="of:=[.E528]+[.$B$440]" office:value-type="float" office:value="0.269897537168965" calcext:value-type="float">
            <text:p>0,269897537168965</text:p>
          </table:table-cell>
          <table:table-cell table:formula="of:=[.F528]+[.$B$441]" office:value-type="float" office:value="0.610172673163928" calcext:value-type="float">
            <text:p>0,610172673163928</text:p>
          </table:table-cell>
          <table:table-cell table:formula="of:=[$Planilha1.$F$272]" office:value-type="float" office:value="86.8823529411766" calcext:value-type="float">
            <text:p>86,8823529411766</text:p>
          </table:table-cell>
          <table:table-cell table:formula="of:=[$Planilha1.$G$272]" office:value-type="float" office:value="-32.0618823529413" calcext:value-type="float">
            <text:p>-32,0618823529413</text:p>
          </table:table-cell>
          <table:table-cell table:formula="of:=[.I528]+[.$E$439]" office:value-type="float" office:value="-0.864333507853643" calcext:value-type="float">
            <text:p>-0,864333507853643</text:p>
          </table:table-cell>
          <table:table-cell table:formula="of:=[.J528]+[.$E$440]" office:value-type="float" office:value="0.0645975327523656" calcext:value-type="float">
            <text:p>0,0645975327523656</text:p>
          </table:table-cell>
          <table:table-cell table:formula="of:=[.K528]+[.$E$441]" office:value-type="float" office:value="0.417249034856144" calcext:value-type="float">
            <text:p>0,417249034856144</text:p>
          </table:table-cell>
          <table:table-cell table:number-columns-repeated="5"/>
          <table:table-cell table:formula="of:=[.B529]-[.G529]" office:value-type="float" office:value="20.4559929234854" calcext:value-type="float">
            <text:p>20,4559929234854</text:p>
          </table:table-cell>
          <table:table-cell table:formula="of:=[.C529]-[.H529]" office:value-type="float" office:value="9.69162671384354" calcext:value-type="float">
            <text:p>9,69162671384354</text:p>
          </table:table-cell>
          <table:table-cell table:formula="of:=[$Planilha1.$P$272]" office:value-type="float" office:value="0.484581335692177" calcext:value-type="float">
            <text:p>0,484581335692177</text:p>
          </table:table-cell>
          <table:table-cell table:formula="of:=([.D529]-[.I529])/[.Q529]" office:value-type="float" office:value="0.0510395889254556" calcext:value-type="float">
            <text:p>0,0510395889254556</text:p>
          </table:table-cell>
          <table:table-cell table:formula="of:=([.E529]-[.J529])/[.$Q529]" office:value-type="float" office:value="0.010036178893125" calcext:value-type="float">
            <text:p>0,010036178893125</text:p>
          </table:table-cell>
          <table:table-cell table:formula="of:=[$Planilha1.$Q$272]" office:value-type="float" office:value="1.75378380589371" calcext:value-type="float">
            <text:p>1,75378380589371</text:p>
          </table:table-cell>
          <table:table-cell table:formula="of:=[$Planilha1.$R$272]" office:value-type="float" office:value="188" calcext:value-type="float">
            <text:p>188</text:p>
          </table:table-cell>
          <table:table-cell table:number-columns-repeated="42"/>
          <table:table-cell table:formula="of:=[$Planilha1.$BI$272]" office:value-type="float" office:value="188" calcext:value-type="float">
            <text:p>188</text:p>
          </table:table-cell>
          <table:table-cell table:number-columns-repeated="41"/>
        </table:table-row>
        <table:table-row table:style-name="ro1">
          <table:table-cell table:formula="of:=[$Planilha1.$A$273]" office:value-type="float" office:value="189" calcext:value-type="float">
            <text:p>189</text:p>
          </table:table-cell>
          <table:table-cell table:formula="of:=[$Planilha1.$B$273]" office:value-type="float" office:value="107.12030075188" calcext:value-type="float">
            <text:p>107,12030075188</text:p>
          </table:table-cell>
          <table:table-cell table:formula="of:=[$Planilha1.$C$273]" office:value-type="float" office:value="-22.3771353383459" calcext:value-type="float">
            <text:p>-22,3771353383459</text:p>
          </table:table-cell>
          <table:table-cell table:formula="of:=[.D529]+[.$B$439]" office:value-type="float" office:value="0.182527301135112" calcext:value-type="float">
            <text:p>0,182527301135112</text:p>
          </table:table-cell>
          <table:table-cell table:formula="of:=[.E529]+[.$B$440]" office:value-type="float" office:value="0.26128681370834" calcext:value-type="float">
            <text:p>0,26128681370834</text:p>
          </table:table-cell>
          <table:table-cell table:formula="of:=[.F529]+[.$B$441]" office:value-type="float" office:value="0.614631055841321" calcext:value-type="float">
            <text:p>0,614631055841321</text:p>
          </table:table-cell>
          <table:table-cell table:formula="of:=[$Planilha1.$F$273]" office:value-type="float" office:value="86.4117647058825" calcext:value-type="float">
            <text:p>86,4117647058825</text:p>
          </table:table-cell>
          <table:table-cell table:formula="of:=[$Planilha1.$G$273]" office:value-type="float" office:value="-32.188411764706" calcext:value-type="float">
            <text:p>-32,188411764706</text:p>
          </table:table-cell>
          <table:table-cell table:formula="of:=[.I529]+[.$E$439]" office:value-type="float" office:value="-0.874427865900582" calcext:value-type="float">
            <text:p>-0,874427865900582</text:p>
          </table:table-cell>
          <table:table-cell table:formula="of:=[.J529]+[.$E$440]" office:value-type="float" office:value="0.0534522413359807" calcext:value-type="float">
            <text:p>0,0534522413359807</text:p>
          </table:table-cell>
          <table:table-cell table:formula="of:=[.K529]+[.$E$441]" office:value-type="float" office:value="0.419325644221096" calcext:value-type="float">
            <text:p>0,419325644221096</text:p>
          </table:table-cell>
          <table:table-cell table:number-columns-repeated="5"/>
          <table:table-cell table:formula="of:=[.B530]-[.G530]" office:value-type="float" office:value="20.7085360459975" calcext:value-type="float">
            <text:p>20,7085360459975</text:p>
          </table:table-cell>
          <table:table-cell table:formula="of:=[.C530]-[.H530]" office:value-type="float" office:value="9.81127642636013" calcext:value-type="float">
            <text:p>9,81127642636013</text:p>
          </table:table-cell>
          <table:table-cell table:formula="of:=[$Planilha1.$P$273]" office:value-type="float" office:value="0.467203639350482" calcext:value-type="float">
            <text:p>0,467203639350482</text:p>
          </table:table-cell>
          <table:table-cell table:formula="of:=([.D530]-[.I530])/[.Q530]" office:value-type="float" office:value="0.0510395889254556" calcext:value-type="float">
            <text:p>0,0510395889254556</text:p>
          </table:table-cell>
          <table:table-cell table:formula="of:=([.E530]-[.J530])/[.$Q530]" office:value-type="float" office:value="0.010036178893125" calcext:value-type="float">
            <text:p>0,010036178893125</text:p>
          </table:table-cell>
          <table:table-cell table:formula="of:=[$Planilha1.$Q$273]" office:value-type="float" office:value="1.69089091220792" calcext:value-type="float">
            <text:p>1,69089091220792</text:p>
          </table:table-cell>
          <table:table-cell table:formula="of:=[$Planilha1.$R$273]" office:value-type="float" office:value="189" calcext:value-type="float">
            <text:p>189</text:p>
          </table:table-cell>
          <table:table-cell table:number-columns-repeated="42"/>
          <table:table-cell table:formula="of:=[$Planilha1.$BI$273]" office:value-type="float" office:value="189" calcext:value-type="float">
            <text:p>189</text:p>
          </table:table-cell>
          <table:table-cell table:number-columns-repeated="41"/>
        </table:table-row>
        <table:table-row table:style-name="ro1">
          <table:table-cell table:formula="of:=[$Planilha1.$A$274]" office:value-type="float" office:value="190" calcext:value-type="float">
            <text:p>190</text:p>
          </table:table-cell>
          <table:table-cell table:formula="of:=[$Planilha1.$B$274]" office:value-type="float" office:value="106.902255639098" calcext:value-type="float">
            <text:p>106,902255639098</text:p>
          </table:table-cell>
          <table:table-cell table:formula="of:=[$Planilha1.$C$274]" office:value-type="float" office:value="-22.384015037594" calcext:value-type="float">
            <text:p>-22,384015037594</text:p>
          </table:table-cell>
          <table:table-cell table:formula="of:=[.D530]+[.$B$439]" office:value-type="float" office:value="0.185322640247145" calcext:value-type="float">
            <text:p>0,185322640247145</text:p>
          </table:table-cell>
          <table:table-cell table:formula="of:=[.E530]+[.$B$440]" office:value-type="float" office:value="0.252676090247716" calcext:value-type="float">
            <text:p>0,252676090247716</text:p>
          </table:table-cell>
          <table:table-cell table:formula="of:=[.F530]+[.$B$441]" office:value-type="float" office:value="0.619089438518714" calcext:value-type="float">
            <text:p>0,619089438518714</text:p>
          </table:table-cell>
          <table:table-cell table:formula="of:=[$Planilha1.$F$274]" office:value-type="float" office:value="85.9411764705884" calcext:value-type="float">
            <text:p>85,9411764705884</text:p>
          </table:table-cell>
          <table:table-cell table:formula="of:=[$Planilha1.$G$274]" office:value-type="float" office:value="-32.3149411764707" calcext:value-type="float">
            <text:p>-32,3149411764707</text:p>
          </table:table-cell>
          <table:table-cell table:formula="of:=[.I530]+[.$E$439]" office:value-type="float" office:value="-0.884522223947521" calcext:value-type="float">
            <text:p>-0,884522223947521</text:p>
          </table:table-cell>
          <table:table-cell table:formula="of:=[.J530]+[.$E$440]" office:value-type="float" office:value="0.0423069499195958" calcext:value-type="float">
            <text:p>0,0423069499195958</text:p>
          </table:table-cell>
          <table:table-cell table:formula="of:=[.K530]+[.$E$441]" office:value-type="float" office:value="0.421402253586048" calcext:value-type="float">
            <text:p>0,421402253586048</text:p>
          </table:table-cell>
          <table:table-cell table:number-columns-repeated="5"/>
          <table:table-cell table:formula="of:=[.B531]-[.G531]" office:value-type="float" office:value="20.9610791685097" calcext:value-type="float">
            <text:p>20,9610791685097</text:p>
          </table:table-cell>
          <table:table-cell table:formula="of:=[.C531]-[.H531]" office:value-type="float" office:value="9.93092613887671" calcext:value-type="float">
            <text:p>9,93092613887671</text:p>
          </table:table-cell>
          <table:table-cell table:formula="of:=[$Planilha1.$P$274]" office:value-type="float" office:value="0.472901244708415" calcext:value-type="float">
            <text:p>0,472901244708415</text:p>
          </table:table-cell>
          <table:table-cell table:formula="of:=([.D531]-[.I531])/[.Q531]" office:value-type="float" office:value="0.0510395889254556" calcext:value-type="float">
            <text:p>0,0510395889254556</text:p>
          </table:table-cell>
          <table:table-cell table:formula="of:=([.E531]-[.J531])/[.$Q531]" office:value-type="float" office:value="0.010036178893125" calcext:value-type="float">
            <text:p>0,010036178893125</text:p>
          </table:table-cell>
          <table:table-cell table:formula="of:=[$Planilha1.$Q$274]" office:value-type="float" office:value="1.71151153308851" calcext:value-type="float">
            <text:p>1,71151153308851</text:p>
          </table:table-cell>
          <table:table-cell table:formula="of:=[$Planilha1.$R$274]" office:value-type="float" office:value="190" calcext:value-type="float">
            <text:p>190</text:p>
          </table:table-cell>
          <table:table-cell table:number-columns-repeated="42"/>
          <table:table-cell table:formula="of:=[$Planilha1.$BI$274]" office:value-type="float" office:value="190" calcext:value-type="float">
            <text:p>190</text:p>
          </table:table-cell>
          <table:table-cell table:number-columns-repeated="41"/>
        </table:table-row>
        <table:table-row table:style-name="ro1">
          <table:table-cell table:formula="of:=[$Planilha1.$A$275]" office:value-type="float" office:value="191" calcext:value-type="float">
            <text:p>191</text:p>
          </table:table-cell>
          <table:table-cell table:formula="of:=[$Planilha1.$B$275]" office:value-type="float" office:value="106.684210526316" calcext:value-type="float">
            <text:p>106,684210526316</text:p>
          </table:table-cell>
          <table:table-cell table:formula="of:=[$Planilha1.$C$275]" office:value-type="float" office:value="-22.3908947368421" calcext:value-type="float">
            <text:p>-22,3908947368421</text:p>
          </table:table-cell>
          <table:table-cell table:formula="of:=[.D531]+[.$B$439]" office:value-type="float" office:value="0.188117979359178" calcext:value-type="float">
            <text:p>0,188117979359178</text:p>
          </table:table-cell>
          <table:table-cell table:formula="of:=[.E531]+[.$B$440]" office:value-type="float" office:value="0.244065366787091" calcext:value-type="float">
            <text:p>0,244065366787091</text:p>
          </table:table-cell>
          <table:table-cell table:formula="of:=[.F531]+[.$B$441]" office:value-type="float" office:value="0.623547821196108" calcext:value-type="float">
            <text:p>0,623547821196108</text:p>
          </table:table-cell>
          <table:table-cell table:formula="of:=[$Planilha1.$F$275]" office:value-type="float" office:value="85.4705882352943" calcext:value-type="float">
            <text:p>85,4705882352943</text:p>
          </table:table-cell>
          <table:table-cell table:formula="of:=[$Planilha1.$G$275]" office:value-type="float" office:value="-32.4414705882354" calcext:value-type="float">
            <text:p>-32,4414705882354</text:p>
          </table:table-cell>
          <table:table-cell table:formula="of:=[.I531]+[.$E$439]" office:value-type="float" office:value="-0.89461658199446" calcext:value-type="float">
            <text:p>-0,89461658199446</text:p>
          </table:table-cell>
          <table:table-cell table:formula="of:=[.J531]+[.$E$440]" office:value-type="float" office:value="0.0311616585032109" calcext:value-type="float">
            <text:p>0,0311616585032109</text:p>
          </table:table-cell>
          <table:table-cell table:formula="of:=[.K531]+[.$E$441]" office:value-type="float" office:value="0.423478862950999" calcext:value-type="float">
            <text:p>0,423478862950999</text:p>
          </table:table-cell>
          <table:table-cell table:number-columns-repeated="5"/>
          <table:table-cell table:formula="of:=[.B532]-[.G532]" office:value-type="float" office:value="21.2136222910219" calcext:value-type="float">
            <text:p>21,2136222910219</text:p>
          </table:table-cell>
          <table:table-cell table:formula="of:=[.C532]-[.H532]" office:value-type="float" office:value="10.0505758513933" calcext:value-type="float">
            <text:p>10,0505758513933</text:p>
          </table:table-cell>
          <table:table-cell table:formula="of:=[$Planilha1.$P$275]" office:value-type="float" office:value="0.456844356881514" calcext:value-type="float">
            <text:p>0,456844356881514</text:p>
          </table:table-cell>
          <table:table-cell table:formula="of:=([.D532]-[.I532])/[.Q532]" office:value-type="float" office:value="0.0510395889254556" calcext:value-type="float">
            <text:p>0,0510395889254556</text:p>
          </table:table-cell>
          <table:table-cell table:formula="of:=([.E532]-[.J532])/[.$Q532]" office:value-type="float" office:value="0.010036178893125" calcext:value-type="float">
            <text:p>0,010036178893125</text:p>
          </table:table-cell>
          <table:table-cell table:formula="of:=[$Planilha1.$Q$275]" office:value-type="float" office:value="1.66762923103068" calcext:value-type="float">
            <text:p>1,66762923103068</text:p>
          </table:table-cell>
          <table:table-cell table:formula="of:=[$Planilha1.$R$275]" office:value-type="float" office:value="191" calcext:value-type="float">
            <text:p>191</text:p>
          </table:table-cell>
          <table:table-cell table:number-columns-repeated="42"/>
          <table:table-cell table:formula="of:=[$Planilha1.$BI$275]" office:value-type="float" office:value="191" calcext:value-type="float">
            <text:p>191</text:p>
          </table:table-cell>
          <table:table-cell table:number-columns-repeated="41"/>
        </table:table-row>
        <table:table-row table:style-name="ro1">
          <table:table-cell table:formula="of:=[$Planilha1.$A$276]" office:value-type="float" office:value="192" calcext:value-type="float">
            <text:p>192</text:p>
          </table:table-cell>
          <table:table-cell table:formula="of:=[$Planilha1.$B$276]" office:value-type="float" office:value="106.466165413534" calcext:value-type="float">
            <text:p>106,466165413534</text:p>
          </table:table-cell>
          <table:table-cell table:formula="of:=[$Planilha1.$C$276]" office:value-type="float" office:value="-22.3977744360902" calcext:value-type="float">
            <text:p>-22,3977744360902</text:p>
          </table:table-cell>
          <table:table-cell table:formula="of:=[.D532]+[.$B$439]" office:value-type="float" office:value="0.190913318471211" calcext:value-type="float">
            <text:p>0,190913318471211</text:p>
          </table:table-cell>
          <table:table-cell table:formula="of:=[.E532]+[.$B$440]" office:value-type="float" office:value="0.235454643326467" calcext:value-type="float">
            <text:p>0,235454643326467</text:p>
          </table:table-cell>
          <table:table-cell table:formula="of:=[.F532]+[.$B$441]" office:value-type="float" office:value="0.628006203873501" calcext:value-type="float">
            <text:p>0,628006203873501</text:p>
          </table:table-cell>
          <table:table-cell table:number-columns-repeated="5"/>
          <table:table-cell table:formula="of:=[$Planilha1.$J$276]" office:value-type="float" office:value="85" calcext:value-type="float">
            <text:p>85</text:p>
          </table:table-cell>
          <table:table-cell table:formula="of:=[$Planilha1.$K$276]" office:value-type="float" office:value="-32.568" calcext:value-type="float">
            <text:p>-32,568</text:p>
          </table:table-cell>
          <table:table-cell table:formula="of:=[.D174]" office:value-type="float" office:value="-0.9047109400414" calcext:value-type="float">
            <text:p>-0,9047109400414</text:p>
          </table:table-cell>
          <table:table-cell table:formula="of:=[.D175]" office:value-type="float" office:value="0.0200163670868246" calcext:value-type="float">
            <text:p>0,0200163670868246</text:p>
          </table:table-cell>
          <table:table-cell table:formula="of:=[.D176]" office:value-type="float" office:value="0.42555547231595" calcext:value-type="float">
            <text:p>0,42555547231595</text:p>
          </table:table-cell>
          <table:table-cell table:formula="of:=[$Planilha1.$N$276]" office:value-type="float" office:value="21" calcext:value-type="float">
            <text:p>21</text:p>
          </table:table-cell>
          <table:table-cell table:formula="of:=[$Planilha1.$O$276]" office:value-type="float" office:value="10.1702255639098" calcext:value-type="float">
            <text:p>10,1702255639098</text:p>
          </table:table-cell>
          <table:table-cell table:formula="of:=[$Planilha1.$P$276]" office:value-type="float" office:value="0.484296455424275" calcext:value-type="float">
            <text:p>0,484296455424275</text:p>
          </table:table-cell>
          <table:table-cell table:formula="of:=([.D533]-[.J533])/[.Q533]" office:value-type="float" office:value="0.00909111040339101" calcext:value-type="float">
            <text:p>0,00909111040339101</text:p>
          </table:table-cell>
          <table:table-cell table:formula="of:=([.E533]-[.J533])/[.$Q533]" office:value-type="float" office:value="0.0112121258726889" calcext:value-type="float">
            <text:p>0,0112121258726889</text:p>
          </table:table-cell>
          <table:table-cell table:formula="of:=[$Planilha1.$Q$276]" office:value-type="float" office:value="1.75275277484969" calcext:value-type="float">
            <text:p>1,75275277484969</text:p>
          </table:table-cell>
          <table:table-cell table:formula="of:=[$Planilha1.$R$276]" office:value-type="float" office:value="192" calcext:value-type="float">
            <text:p>192</text:p>
          </table:table-cell>
          <table:table-cell table:formula="of:=[$Planilha1.$S$276]" office:value-type="float" office:value="-32.568" calcext:value-type="float">
            <text:p>-32,568</text:p>
          </table:table-cell>
          <table:table-cell table:formula="of:=[$Planilha1.$T$276]" office:value-type="float" office:value="-32.0837035445757" calcext:value-type="float">
            <text:p>-32,0837035445757</text:p>
          </table:table-cell>
          <table:table-cell table:formula="of:=[$Planilha1.$U$276]" office:value-type="float" office:value="-31.5994070891514" calcext:value-type="float">
            <text:p>-31,5994070891514</text:p>
          </table:table-cell>
          <table:table-cell table:formula="of:=[$Planilha1.$V$276]" office:value-type="float" office:value="-31.1151106337272" calcext:value-type="float">
            <text:p>-31,1151106337272</text:p>
          </table:table-cell>
          <table:table-cell table:formula="of:=[$Planilha1.$W$276]" office:value-type="float" office:value="-30.6308141783029" calcext:value-type="float">
            <text:p>-30,6308141783029</text:p>
          </table:table-cell>
          <table:table-cell table:formula="of:=[$Planilha1.$X$276]" office:value-type="float" office:value="-30.1465177228786" calcext:value-type="float">
            <text:p>-30,1465177228786</text:p>
          </table:table-cell>
          <table:table-cell table:formula="of:=[$Planilha1.$Y$276]" office:value-type="float" office:value="-29.6622212674544" calcext:value-type="float">
            <text:p>-29,6622212674544</text:p>
          </table:table-cell>
          <table:table-cell table:formula="of:=[$Planilha1.$Z$276]" office:value-type="float" office:value="-29.1779248120301" calcext:value-type="float">
            <text:p>-29,1779248120301</text:p>
          </table:table-cell>
          <table:table-cell table:formula="of:=[$Planilha1.$AA$276]" office:value-type="float" office:value="-28.6936283566058" calcext:value-type="float">
            <text:p>-28,6936283566058</text:p>
          </table:table-cell>
          <table:table-cell table:formula="of:=[$Planilha1.$AB$276]" office:value-type="float" office:value="-28.2093319011815" calcext:value-type="float">
            <text:p>-28,2093319011815</text:p>
          </table:table-cell>
          <table:table-cell table:formula="of:=[$Planilha1.$AC$276]" office:value-type="float" office:value="-27.7250354457573" calcext:value-type="float">
            <text:p>-27,7250354457573</text:p>
          </table:table-cell>
          <table:table-cell table:formula="of:=[$Planilha1.$AD$276]" office:value-type="float" office:value="-27.240738990333" calcext:value-type="float">
            <text:p>-27,240738990333</text:p>
          </table:table-cell>
          <table:table-cell table:formula="of:=[$Planilha1.$AE$276]" office:value-type="float" office:value="-26.7564425349087" calcext:value-type="float">
            <text:p>-26,7564425349087</text:p>
          </table:table-cell>
          <table:table-cell table:formula="of:=[$Planilha1.$AF$276]" office:value-type="float" office:value="-26.2721460794844" calcext:value-type="float">
            <text:p>-26,2721460794844</text:p>
          </table:table-cell>
          <table:table-cell table:formula="of:=[$Planilha1.$AG$276]" office:value-type="float" office:value="-25.7878496240602" calcext:value-type="float">
            <text:p>-25,7878496240602</text:p>
          </table:table-cell>
          <table:table-cell table:formula="of:=[$Planilha1.$AH$276]" office:value-type="float" office:value="-25.3035531686359" calcext:value-type="float">
            <text:p>-25,3035531686359</text:p>
          </table:table-cell>
          <table:table-cell table:formula="of:=[$Planilha1.$AI$276]" office:value-type="float" office:value="-24.8192567132116" calcext:value-type="float">
            <text:p>-24,8192567132116</text:p>
          </table:table-cell>
          <table:table-cell table:formula="of:=[$Planilha1.$AJ$276]" office:value-type="float" office:value="-24.3349602577873" calcext:value-type="float">
            <text:p>-24,3349602577873</text:p>
          </table:table-cell>
          <table:table-cell table:formula="of:=[$Planilha1.$AK$276]" office:value-type="float" office:value="-23.8506638023631" calcext:value-type="float">
            <text:p>-23,8506638023631</text:p>
          </table:table-cell>
          <table:table-cell table:formula="of:=[$Planilha1.$AL$276]" office:value-type="float" office:value="-23.3663673469388" calcext:value-type="float">
            <text:p>-23,3663673469388</text:p>
          </table:table-cell>
          <table:table-cell table:formula="of:=[$Planilha1.$AM$276]" office:value-type="float" office:value="-22.8820708915145" calcext:value-type="float">
            <text:p>-22,8820708915145</text:p>
          </table:table-cell>
          <table:table-cell table:formula="of:=[$Planilha1.$AN$276]" office:value-type="float" office:value="-22.3977744360902" calcext:value-type="float">
            <text:p>-22,3977744360902</text:p>
          </table:table-cell>
          <table:table-cell table:number-columns-repeated="20"/>
          <table:table-cell table:formula="of:=[$Planilha1.$BI$276]" office:value-type="float" office:value="192" calcext:value-type="float">
            <text:p>192</text:p>
          </table:table-cell>
          <table:table-cell table:formula="of:=[$Planilha1.$BJ$276]" office:value-type="float" office:value="48" calcext:value-type="float">
            <text:p>48</text:p>
          </table:table-cell>
          <table:table-cell table:formula="of:=[$Planilha1.$BK$276]" office:value-type="float" office:value="49.7527527748497" calcext:value-type="float">
            <text:p>49,7527527748497</text:p>
          </table:table-cell>
          <table:table-cell table:formula="of:=[$Planilha1.$BL$276]" office:value-type="float" office:value="51.5055055496994" calcext:value-type="float">
            <text:p>51,5055055496994</text:p>
          </table:table-cell>
          <table:table-cell table:formula="of:=[$Planilha1.$BM$276]" office:value-type="float" office:value="53.2582583245491" calcext:value-type="float">
            <text:p>53,2582583245491</text:p>
          </table:table-cell>
          <table:table-cell table:formula="of:=[$Planilha1.$BN$276]" office:value-type="float" office:value="55.0110110993988" calcext:value-type="float">
            <text:p>55,0110110993988</text:p>
          </table:table-cell>
          <table:table-cell table:formula="of:=[$Planilha1.$BO$276]" office:value-type="float" office:value="56.7637638742484" calcext:value-type="float">
            <text:p>56,7637638742484</text:p>
          </table:table-cell>
          <table:table-cell table:formula="of:=[$Planilha1.$BP$276]" office:value-type="float" office:value="58.5165166490981" calcext:value-type="float">
            <text:p>58,5165166490981</text:p>
          </table:table-cell>
          <table:table-cell table:formula="of:=[$Planilha1.$BQ$276]" office:value-type="float" office:value="60.2692694239478" calcext:value-type="float">
            <text:p>60,2692694239478</text:p>
          </table:table-cell>
          <table:table-cell table:formula="of:=[$Planilha1.$BR$276]" office:value-type="float" office:value="62.0220221987975" calcext:value-type="float">
            <text:p>62,0220221987975</text:p>
          </table:table-cell>
          <table:table-cell table:formula="of:=[$Planilha1.$BS$276]" office:value-type="float" office:value="63.7747749736472" calcext:value-type="float">
            <text:p>63,7747749736472</text:p>
          </table:table-cell>
          <table:table-cell table:formula="of:=[$Planilha1.$BT$276]" office:value-type="float" office:value="65.5275277484969" calcext:value-type="float">
            <text:p>65,5275277484969</text:p>
          </table:table-cell>
          <table:table-cell table:formula="of:=[$Planilha1.$BU$276]" office:value-type="float" office:value="67.2802805233466" calcext:value-type="float">
            <text:p>67,2802805233466</text:p>
          </table:table-cell>
          <table:table-cell table:formula="of:=[$Planilha1.$BV$276]" office:value-type="float" office:value="69.0330332981963" calcext:value-type="float">
            <text:p>69,0330332981963</text:p>
          </table:table-cell>
          <table:table-cell table:formula="of:=[$Planilha1.$BW$276]" office:value-type="float" office:value="70.7857860730459" calcext:value-type="float">
            <text:p>70,7857860730459</text:p>
          </table:table-cell>
          <table:table-cell table:formula="of:=[$Planilha1.$BX$276]" office:value-type="float" office:value="72.5385388478956" calcext:value-type="float">
            <text:p>72,5385388478956</text:p>
          </table:table-cell>
          <table:table-cell table:formula="of:=[$Planilha1.$BY$276]" office:value-type="float" office:value="74.2912916227453" calcext:value-type="float">
            <text:p>74,2912916227453</text:p>
          </table:table-cell>
          <table:table-cell table:formula="of:=[$Planilha1.$BZ$276]" office:value-type="float" office:value="76.044044397595" calcext:value-type="float">
            <text:p>76,044044397595</text:p>
          </table:table-cell>
          <table:table-cell table:formula="of:=[$Planilha1.$CA$276]" office:value-type="float" office:value="77.7967971724447" calcext:value-type="float">
            <text:p>77,7967971724447</text:p>
          </table:table-cell>
          <table:table-cell table:formula="of:=[$Planilha1.$CB$276]" office:value-type="float" office:value="79.5495499472944" calcext:value-type="float">
            <text:p>79,5495499472944</text:p>
          </table:table-cell>
          <table:table-cell table:formula="of:=[$Planilha1.$CC$276]" office:value-type="float" office:value="81.302302722144" calcext:value-type="float">
            <text:p>81,302302722144</text:p>
          </table:table-cell>
          <table:table-cell table:formula="of:=[$Planilha1.$CD$276]" office:value-type="float" office:value="83.0550554969937" calcext:value-type="float">
            <text:p>83,0550554969937</text:p>
          </table:table-cell>
          <table:table-cell table:formula="of:=[$Planilha1.$CE$276]" office:value-type="float" office:value="84.8078082718434" calcext:value-type="float">
            <text:p>84,8078082718434</text:p>
          </table:table-cell>
          <table:table-cell table:number-columns-repeated="19"/>
        </table:table-row>
        <table:table-row table:style-name="ro1">
          <table:table-cell table:formula="of:=[$Planilha1.$A$277]" office:value-type="float" office:value="193" calcext:value-type="float">
            <text:p>193</text:p>
          </table:table-cell>
          <table:table-cell table:formula="of:=[$Planilha1.$B$277]" office:value-type="float" office:value="106.248120300752" calcext:value-type="float">
            <text:p>106,248120300752</text:p>
          </table:table-cell>
          <table:table-cell table:formula="of:=[$Planilha1.$C$277]" office:value-type="float" office:value="-22.4046541353383" calcext:value-type="float">
            <text:p>-22,4046541353383</text:p>
          </table:table-cell>
          <table:table-cell table:formula="of:=[.D533]+[.$B$439]" office:value-type="float" office:value="0.193708657583244" calcext:value-type="float">
            <text:p>0,193708657583244</text:p>
          </table:table-cell>
          <table:table-cell table:formula="of:=[.E533]+[.$B$440]" office:value-type="float" office:value="0.226843919865842" calcext:value-type="float">
            <text:p>0,226843919865842</text:p>
          </table:table-cell>
          <table:table-cell table:formula="of:=[.F533]+[.$B$441]" office:value-type="float" office:value="0.632464586550894" calcext:value-type="float">
            <text:p>0,632464586550894</text:p>
          </table:table-cell>
          <table:table-cell table:number-columns-repeated="5"/>
          <table:table-cell table:formula="of:=[$Planilha1.$J$277]" office:value-type="float" office:value="85.1458333333333" calcext:value-type="float">
            <text:p>85,1458333333333</text:p>
          </table:table-cell>
          <table:table-cell table:formula="of:=[$Planilha1.$K$277]" office:value-type="float" office:value="-32.4035" calcext:value-type="float">
            <text:p>-32,4035</text:p>
          </table:table-cell>
          <table:table-cell table:formula="of:=[.N533]+[.$G$439]" office:value-type="float" office:value="-0.883453543797957" calcext:value-type="float">
            <text:p>-0,883453543797957</text:p>
          </table:table-cell>
          <table:table-cell table:formula="of:=[.O533]+[.$G$440]" office:value-type="float" office:value="0.0150354327505247" calcext:value-type="float">
            <text:p>0,0150354327505247</text:p>
          </table:table-cell>
          <table:table-cell table:formula="of:=[.P533]+[.$G$441]" office:value-type="float" office:value="0.43342551102174" calcext:value-type="float">
            <text:p>0,43342551102174</text:p>
          </table:table-cell>
          <table:table-cell table:formula="of:=[$Planilha1.$N$277]" office:value-type="float" office:value="21" calcext:value-type="float">
            <text:p>21</text:p>
          </table:table-cell>
          <table:table-cell table:formula="of:=[$Planilha1.$O$277]" office:value-type="float" office:value="9.99884586466165" calcext:value-type="float">
            <text:p>9,99884586466165</text:p>
          </table:table-cell>
          <table:table-cell table:formula="of:=[$Planilha1.$P$277]" office:value-type="float" office:value="0.476135517364841" calcext:value-type="float">
            <text:p>0,476135517364841</text:p>
          </table:table-cell>
          <table:table-cell table:formula="of:=([.D534]-[.J534])/[.Q534]" office:value-type="float" office:value="0.0092242217896783" calcext:value-type="float">
            <text:p>0,0092242217896783</text:p>
          </table:table-cell>
          <table:table-cell table:formula="of:=([.E534]-[.J534])/[.$Q534]" office:value-type="float" office:value="0.010802091422183" calcext:value-type="float">
            <text:p>0,010802091422183</text:p>
          </table:table-cell>
          <table:table-cell table:formula="of:=[$Planilha1.$Q$277]" office:value-type="float" office:value="1.72430964893707" calcext:value-type="float">
            <text:p>1,72430964893707</text:p>
          </table:table-cell>
          <table:table-cell table:formula="of:=[$Planilha1.$R$277]" office:value-type="float" office:value="193" calcext:value-type="float">
            <text:p>193</text:p>
          </table:table-cell>
          <table:table-cell table:number-columns-repeated="42"/>
          <table:table-cell table:formula="of:=[$Planilha1.$BI$277]" office:value-type="float" office:value="193" calcext:value-type="float">
            <text:p>193</text:p>
          </table:table-cell>
          <table:table-cell table:number-columns-repeated="41"/>
        </table:table-row>
        <table:table-row table:style-name="ro1">
          <table:table-cell table:formula="of:=[$Planilha1.$A$278]" office:value-type="float" office:value="194" calcext:value-type="float">
            <text:p>194</text:p>
          </table:table-cell>
          <table:table-cell table:formula="of:=[$Planilha1.$B$278]" office:value-type="float" office:value="106.03007518797" calcext:value-type="float">
            <text:p>106,03007518797</text:p>
          </table:table-cell>
          <table:table-cell table:formula="of:=[$Planilha1.$C$278]" office:value-type="float" office:value="-22.4115338345865" calcext:value-type="float">
            <text:p>-22,4115338345865</text:p>
          </table:table-cell>
          <table:table-cell table:formula="of:=[.D534]+[.$B$439]" office:value-type="float" office:value="0.196503996695277" calcext:value-type="float">
            <text:p>0,196503996695277</text:p>
          </table:table-cell>
          <table:table-cell table:formula="of:=[.E534]+[.$B$440]" office:value-type="float" office:value="0.218233196405218" calcext:value-type="float">
            <text:p>0,218233196405218</text:p>
          </table:table-cell>
          <table:table-cell table:formula="of:=[.F534]+[.$B$441]" office:value-type="float" office:value="0.636922969228288" calcext:value-type="float">
            <text:p>0,636922969228288</text:p>
          </table:table-cell>
          <table:table-cell table:number-columns-repeated="5"/>
          <table:table-cell table:formula="of:=[$Planilha1.$J$278]" office:value-type="float" office:value="85.2916666666667" calcext:value-type="float">
            <text:p>85,2916666666667</text:p>
          </table:table-cell>
          <table:table-cell table:formula="of:=[$Planilha1.$K$278]" office:value-type="float" office:value="-32.239" calcext:value-type="float">
            <text:p>-32,239</text:p>
          </table:table-cell>
          <table:table-cell table:formula="of:=[.N534]+[.$G$439]" office:value-type="float" office:value="-0.862196147554514" calcext:value-type="float">
            <text:p>-0,862196147554514</text:p>
          </table:table-cell>
          <table:table-cell table:formula="of:=[.O534]+[.$G$440]" office:value-type="float" office:value="0.0100544984142247" calcext:value-type="float">
            <text:p>0,0100544984142247</text:p>
          </table:table-cell>
          <table:table-cell table:formula="of:=[.P534]+[.$G$441]" office:value-type="float" office:value="0.441295549727529" calcext:value-type="float">
            <text:p>0,441295549727529</text:p>
          </table:table-cell>
          <table:table-cell table:formula="of:=[$Planilha1.$N$278]" office:value-type="float" office:value="21" calcext:value-type="float">
            <text:p>21</text:p>
          </table:table-cell>
          <table:table-cell table:formula="of:=[$Planilha1.$O$278]" office:value-type="float" office:value="9.82746616541353" calcext:value-type="float">
            <text:p>9,82746616541353</text:p>
          </table:table-cell>
          <table:table-cell table:formula="of:=[$Planilha1.$P$278]" office:value-type="float" office:value="0.467974579305406" calcext:value-type="float">
            <text:p>0,467974579305406</text:p>
          </table:table-cell>
          <table:table-cell table:formula="of:=([.D535]-[.J535])/[.Q535]" office:value-type="float" office:value="0.00935733317596558" calcext:value-type="float">
            <text:p>0,00935733317596558</text:p>
          </table:table-cell>
          <table:table-cell table:formula="of:=([.E535]-[.J535])/[.$Q535]" office:value-type="float" office:value="0.010392056971677" calcext:value-type="float">
            <text:p>0,010392056971677</text:p>
          </table:table-cell>
          <table:table-cell table:formula="of:=[$Planilha1.$Q$278]" office:value-type="float" office:value="1.69586652302446" calcext:value-type="float">
            <text:p>1,69586652302446</text:p>
          </table:table-cell>
          <table:table-cell table:formula="of:=[$Planilha1.$R$278]" office:value-type="float" office:value="194" calcext:value-type="float">
            <text:p>194</text:p>
          </table:table-cell>
          <table:table-cell table:number-columns-repeated="42"/>
          <table:table-cell table:formula="of:=[$Planilha1.$BI$278]" office:value-type="float" office:value="194" calcext:value-type="float">
            <text:p>194</text:p>
          </table:table-cell>
          <table:table-cell table:number-columns-repeated="41"/>
        </table:table-row>
        <table:table-row table:style-name="ro1">
          <table:table-cell table:formula="of:=[$Planilha1.$A$279]" office:value-type="float" office:value="195" calcext:value-type="float">
            <text:p>195</text:p>
          </table:table-cell>
          <table:table-cell table:formula="of:=[$Planilha1.$B$279]" office:value-type="float" office:value="105.812030075188" calcext:value-type="float">
            <text:p>105,812030075188</text:p>
          </table:table-cell>
          <table:table-cell table:formula="of:=[$Planilha1.$C$279]" office:value-type="float" office:value="-22.4184135338346" calcext:value-type="float">
            <text:p>-22,4184135338346</text:p>
          </table:table-cell>
          <table:table-cell table:formula="of:=[.D535]+[.$B$439]" office:value-type="float" office:value="0.19929933580731" calcext:value-type="float">
            <text:p>0,19929933580731</text:p>
          </table:table-cell>
          <table:table-cell table:formula="of:=[.E535]+[.$B$440]" office:value-type="float" office:value="0.209622472944594" calcext:value-type="float">
            <text:p>0,209622472944594</text:p>
          </table:table-cell>
          <table:table-cell table:formula="of:=[.F535]+[.$B$441]" office:value-type="float" office:value="0.641381351905681" calcext:value-type="float">
            <text:p>0,641381351905681</text:p>
          </table:table-cell>
          <table:table-cell table:number-columns-repeated="5"/>
          <table:table-cell table:formula="of:=[$Planilha1.$J$279]" office:value-type="float" office:value="85.4375" calcext:value-type="float">
            <text:p>85,4375</text:p>
          </table:table-cell>
          <table:table-cell table:formula="of:=[$Planilha1.$K$279]" office:value-type="float" office:value="-32.0745" calcext:value-type="float">
            <text:p>-32,0745</text:p>
          </table:table-cell>
          <table:table-cell table:formula="of:=[.N535]+[.$G$439]" office:value-type="float" office:value="-0.840938751311071" calcext:value-type="float">
            <text:p>-0,840938751311071</text:p>
          </table:table-cell>
          <table:table-cell table:formula="of:=[.O535]+[.$G$440]" office:value-type="float" office:value="0.00507356407792475" calcext:value-type="float">
            <text:p>0,00507356407792475</text:p>
          </table:table-cell>
          <table:table-cell table:formula="of:=[.P535]+[.$G$441]" office:value-type="float" office:value="0.449165588433318" calcext:value-type="float">
            <text:p>0,449165588433318</text:p>
          </table:table-cell>
          <table:table-cell table:formula="of:=[$Planilha1.$N$279]" office:value-type="float" office:value="21" calcext:value-type="float">
            <text:p>21</text:p>
          </table:table-cell>
          <table:table-cell table:formula="of:=[$Planilha1.$O$279]" office:value-type="float" office:value="9.65608646616542" calcext:value-type="float">
            <text:p>9,65608646616542</text:p>
          </table:table-cell>
          <table:table-cell table:formula="of:=[$Planilha1.$P$279]" office:value-type="float" office:value="0.459813641245972" calcext:value-type="float">
            <text:p>0,459813641245972</text:p>
          </table:table-cell>
          <table:table-cell table:formula="of:=([.D536]-[.J536])/[.Q536]" office:value-type="float" office:value="0.00949044456225287" calcext:value-type="float">
            <text:p>0,00949044456225287</text:p>
          </table:table-cell>
          <table:table-cell table:formula="of:=([.E536]-[.J536])/[.$Q536]" office:value-type="float" office:value="0.00998202252117112" calcext:value-type="float">
            <text:p>0,00998202252117112</text:p>
          </table:table-cell>
          <table:table-cell table:formula="of:=[$Planilha1.$Q$279]" office:value-type="float" office:value="1.66742339711185" calcext:value-type="float">
            <text:p>1,66742339711185</text:p>
          </table:table-cell>
          <table:table-cell table:formula="of:=[$Planilha1.$R$279]" office:value-type="float" office:value="195" calcext:value-type="float">
            <text:p>195</text:p>
          </table:table-cell>
          <table:table-cell table:number-columns-repeated="42"/>
          <table:table-cell table:formula="of:=[$Planilha1.$BI$279]" office:value-type="float" office:value="195" calcext:value-type="float">
            <text:p>195</text:p>
          </table:table-cell>
          <table:table-cell table:number-columns-repeated="41"/>
        </table:table-row>
        <table:table-row table:style-name="ro1">
          <table:table-cell table:formula="of:=[$Planilha1.$A$280]" office:value-type="float" office:value="196" calcext:value-type="float">
            <text:p>196</text:p>
          </table:table-cell>
          <table:table-cell table:formula="of:=[$Planilha1.$B$280]" office:value-type="float" office:value="105.593984962406" calcext:value-type="float">
            <text:p>105,593984962406</text:p>
          </table:table-cell>
          <table:table-cell table:formula="of:=[$Planilha1.$C$280]" office:value-type="float" office:value="-22.4252932330827" calcext:value-type="float">
            <text:p>-22,4252932330827</text:p>
          </table:table-cell>
          <table:table-cell table:formula="of:=[.D536]+[.$B$439]" office:value-type="float" office:value="0.202094674919343" calcext:value-type="float">
            <text:p>0,202094674919343</text:p>
          </table:table-cell>
          <table:table-cell table:formula="of:=[.E536]+[.$B$440]" office:value-type="float" office:value="0.201011749483969" calcext:value-type="float">
            <text:p>0,201011749483969</text:p>
          </table:table-cell>
          <table:table-cell table:formula="of:=[.F536]+[.$B$441]" office:value-type="float" office:value="0.645839734583074" calcext:value-type="float">
            <text:p>0,645839734583074</text:p>
          </table:table-cell>
          <table:table-cell table:number-columns-repeated="5"/>
          <table:table-cell table:formula="of:=[$Planilha1.$J$280]" office:value-type="float" office:value="85.5833333333333" calcext:value-type="float">
            <text:p>85,5833333333333</text:p>
          </table:table-cell>
          <table:table-cell table:formula="of:=[$Planilha1.$K$280]" office:value-type="float" office:value="-31.91" calcext:value-type="float">
            <text:p>-31,91</text:p>
          </table:table-cell>
          <table:table-cell table:formula="of:=[.N536]+[.$G$439]" office:value-type="float" office:value="-0.819681355067629" calcext:value-type="float">
            <text:p>-0,819681355067629</text:p>
          </table:table-cell>
          <table:table-cell table:formula="of:=[.O536]+[.$G$440]" office:value-type="float" office:value="0.0000926297416247949" calcext:value-type="float">
            <text:p>9,26297416247949E-05</text:p>
          </table:table-cell>
          <table:table-cell table:formula="of:=[.P536]+[.$G$441]" office:value-type="float" office:value="0.457035627139108" calcext:value-type="float">
            <text:p>0,457035627139108</text:p>
          </table:table-cell>
          <table:table-cell table:formula="of:=[$Planilha1.$N$280]" office:value-type="float" office:value="20" calcext:value-type="float">
            <text:p>20</text:p>
          </table:table-cell>
          <table:table-cell table:formula="of:=[$Planilha1.$O$280]" office:value-type="float" office:value="9.4847067669173" calcext:value-type="float">
            <text:p>9,4847067669173</text:p>
          </table:table-cell>
          <table:table-cell table:formula="of:=[$Planilha1.$P$280]" office:value-type="float" office:value="0.474235338345865" calcext:value-type="float">
            <text:p>0,474235338345865</text:p>
          </table:table-cell>
          <table:table-cell table:formula="of:=([.D537]-[.J537])/[.Q537]" office:value-type="float" office:value="0.0101047337459672" calcext:value-type="float">
            <text:p>0,0101047337459672</text:p>
          </table:table-cell>
          <table:table-cell table:formula="of:=([.E537]-[.J537])/[.$Q537]" office:value-type="float" office:value="0.0100505874741985" calcext:value-type="float">
            <text:p>0,0100505874741985</text:p>
          </table:table-cell>
          <table:table-cell table:formula="of:=[$Planilha1.$Q$280]" office:value-type="float" office:value="1.7209292847592" calcext:value-type="float">
            <text:p>1,7209292847592</text:p>
          </table:table-cell>
          <table:table-cell table:formula="of:=[$Planilha1.$R$280]" office:value-type="float" office:value="196" calcext:value-type="float">
            <text:p>196</text:p>
          </table:table-cell>
          <table:table-cell table:number-columns-repeated="42"/>
          <table:table-cell table:formula="of:=[$Planilha1.$BI$280]" office:value-type="float" office:value="196" calcext:value-type="float">
            <text:p>196</text:p>
          </table:table-cell>
          <table:table-cell table:number-columns-repeated="41"/>
        </table:table-row>
        <table:table-row table:style-name="ro1">
          <table:table-cell table:formula="of:=[$Planilha1.$A$281]" office:value-type="float" office:value="197" calcext:value-type="float">
            <text:p>197</text:p>
          </table:table-cell>
          <table:table-cell table:formula="of:=[$Planilha1.$B$281]" office:value-type="float" office:value="105.375939849624" calcext:value-type="float">
            <text:p>105,375939849624</text:p>
          </table:table-cell>
          <table:table-cell table:formula="of:=[$Planilha1.$C$281]" office:value-type="float" office:value="-22.4321729323308" calcext:value-type="float">
            <text:p>-22,4321729323308</text:p>
          </table:table-cell>
          <table:table-cell table:formula="of:=[.D537]+[.$B$439]" office:value-type="float" office:value="0.204890014031376" calcext:value-type="float">
            <text:p>0,204890014031376</text:p>
          </table:table-cell>
          <table:table-cell table:formula="of:=[.E537]+[.$B$440]" office:value-type="float" office:value="0.192401026023345" calcext:value-type="float">
            <text:p>0,192401026023345</text:p>
          </table:table-cell>
          <table:table-cell table:formula="of:=[.F537]+[.$B$441]" office:value-type="float" office:value="0.650298117260468" calcext:value-type="float">
            <text:p>0,650298117260468</text:p>
          </table:table-cell>
          <table:table-cell table:number-columns-repeated="5"/>
          <table:table-cell table:formula="of:=[$Planilha1.$J$281]" office:value-type="float" office:value="85.7291666666666" calcext:value-type="float">
            <text:p>85,7291666666666</text:p>
          </table:table-cell>
          <table:table-cell table:formula="of:=[$Planilha1.$K$281]" office:value-type="float" office:value="-31.7455" calcext:value-type="float">
            <text:p>-31,7455</text:p>
          </table:table-cell>
          <table:table-cell table:formula="of:=[.N537]+[.$G$439]" office:value-type="float" office:value="-0.798423958824186" calcext:value-type="float">
            <text:p>-0,798423958824186</text:p>
          </table:table-cell>
          <table:table-cell table:formula="of:=[.O537]+[.$G$440]" office:value-type="float" office:value="-0.00488830459467516" calcext:value-type="float">
            <text:p>-0,00488830459467516</text:p>
          </table:table-cell>
          <table:table-cell table:formula="of:=[.P537]+[.$G$441]" office:value-type="float" office:value="0.464905665844897" calcext:value-type="float">
            <text:p>0,464905665844897</text:p>
          </table:table-cell>
          <table:table-cell table:formula="of:=[$Planilha1.$N$281]" office:value-type="float" office:value="19" calcext:value-type="float">
            <text:p>19</text:p>
          </table:table-cell>
          <table:table-cell table:formula="of:=[$Planilha1.$O$281]" office:value-type="float" office:value="9.31332706766917" calcext:value-type="float">
            <text:p>9,31332706766917</text:p>
          </table:table-cell>
          <table:table-cell table:formula="of:=[$Planilha1.$P$281]" office:value-type="float" office:value="0.490175108824693" calcext:value-type="float">
            <text:p>0,490175108824693</text:p>
          </table:table-cell>
          <table:table-cell table:formula="of:=([.D538]-[.J538])/[.Q538]" office:value-type="float" office:value="0.0107836849490198" calcext:value-type="float">
            <text:p>0,0107836849490198</text:p>
          </table:table-cell>
          <table:table-cell table:formula="of:=([.E538]-[.J538])/[.$Q538]" office:value-type="float" office:value="0.0101263697907024" calcext:value-type="float">
            <text:p>0,0101263697907024</text:p>
          </table:table-cell>
          <table:table-cell table:formula="of:=[$Planilha1.$Q$281]" office:value-type="float" office:value="1.78006737110627" calcext:value-type="float">
            <text:p>1,78006737110627</text:p>
          </table:table-cell>
          <table:table-cell table:formula="of:=[$Planilha1.$R$281]" office:value-type="float" office:value="197" calcext:value-type="float">
            <text:p>197</text:p>
          </table:table-cell>
          <table:table-cell table:number-columns-repeated="42"/>
          <table:table-cell table:formula="of:=[$Planilha1.$BI$281]" office:value-type="float" office:value="197" calcext:value-type="float">
            <text:p>197</text:p>
          </table:table-cell>
          <table:table-cell table:number-columns-repeated="41"/>
        </table:table-row>
        <table:table-row table:style-name="ro1">
          <table:table-cell table:formula="of:=[$Planilha1.$A$282]" office:value-type="float" office:value="198" calcext:value-type="float">
            <text:p>198</text:p>
          </table:table-cell>
          <table:table-cell table:formula="of:=[$Planilha1.$B$282]" office:value-type="float" office:value="105.157894736842" calcext:value-type="float">
            <text:p>105,157894736842</text:p>
          </table:table-cell>
          <table:table-cell table:formula="of:=[$Planilha1.$C$282]" office:value-type="float" office:value="-22.439052631579" calcext:value-type="float">
            <text:p>-22,439052631579</text:p>
          </table:table-cell>
          <table:table-cell table:formula="of:=[.D538]+[.$B$439]" office:value-type="float" office:value="0.207685353143409" calcext:value-type="float">
            <text:p>0,207685353143409</text:p>
          </table:table-cell>
          <table:table-cell table:formula="of:=[.E538]+[.$B$440]" office:value-type="float" office:value="0.18379030256272" calcext:value-type="float">
            <text:p>0,18379030256272</text:p>
          </table:table-cell>
          <table:table-cell table:formula="of:=[.F538]+[.$B$441]" office:value-type="float" office:value="0.654756499937861" calcext:value-type="float">
            <text:p>0,654756499937861</text:p>
          </table:table-cell>
          <table:table-cell table:number-columns-repeated="5"/>
          <table:table-cell table:formula="of:=[$Planilha1.$J$282]" office:value-type="float" office:value="85.875" calcext:value-type="float">
            <text:p>85,875</text:p>
          </table:table-cell>
          <table:table-cell table:formula="of:=[$Planilha1.$K$282]" office:value-type="float" office:value="-31.581" calcext:value-type="float">
            <text:p>-31,581</text:p>
          </table:table-cell>
          <table:table-cell table:formula="of:=[.N538]+[.$G$439]" office:value-type="float" office:value="-0.777166562580743" calcext:value-type="float">
            <text:p>-0,777166562580743</text:p>
          </table:table-cell>
          <table:table-cell table:formula="of:=[.O538]+[.$G$440]" office:value-type="float" office:value="-0.00986923893097511" calcext:value-type="float">
            <text:p>-0,00986923893097511</text:p>
          </table:table-cell>
          <table:table-cell table:formula="of:=[.P538]+[.$G$441]" office:value-type="float" office:value="0.472775704550687" calcext:value-type="float">
            <text:p>0,472775704550687</text:p>
          </table:table-cell>
          <table:table-cell table:formula="of:=[$Planilha1.$N$282]" office:value-type="float" office:value="19" calcext:value-type="float">
            <text:p>19</text:p>
          </table:table-cell>
          <table:table-cell table:formula="of:=[$Planilha1.$O$282]" office:value-type="float" office:value="9.14194736842105" calcext:value-type="float">
            <text:p>9,14194736842105</text:p>
          </table:table-cell>
          <table:table-cell table:formula="of:=[$Planilha1.$P$282]" office:value-type="float" office:value="0.48115512465374" calcext:value-type="float">
            <text:p>0,48115512465374</text:p>
          </table:table-cell>
          <table:table-cell table:formula="of:=([.D539]-[.J539])/[.Q539]" office:value-type="float" office:value="0.0109308080601794" calcext:value-type="float">
            <text:p>0,0109308080601794</text:p>
          </table:table-cell>
          <table:table-cell table:formula="of:=([.E539]-[.J539])/[.$Q539]" office:value-type="float" office:value="0.00967317381909054" calcext:value-type="float">
            <text:p>0,00967317381909054</text:p>
          </table:table-cell>
          <table:table-cell table:formula="of:=[$Planilha1.$Q$282]" office:value-type="float" office:value="1.7486302319397" calcext:value-type="float">
            <text:p>1,7486302319397</text:p>
          </table:table-cell>
          <table:table-cell table:formula="of:=[$Planilha1.$R$282]" office:value-type="float" office:value="198" calcext:value-type="float">
            <text:p>198</text:p>
          </table:table-cell>
          <table:table-cell table:number-columns-repeated="42"/>
          <table:table-cell table:formula="of:=[$Planilha1.$BI$282]" office:value-type="float" office:value="198" calcext:value-type="float">
            <text:p>198</text:p>
          </table:table-cell>
          <table:table-cell table:number-columns-repeated="41"/>
        </table:table-row>
        <table:table-row table:style-name="ro1">
          <table:table-cell table:formula="of:=[$Planilha1.$A$283]" office:value-type="float" office:value="199" calcext:value-type="float">
            <text:p>199</text:p>
          </table:table-cell>
          <table:table-cell table:formula="of:=[$Planilha1.$B$283]" office:value-type="float" office:value="104.939849624061" calcext:value-type="float">
            <text:p>104,939849624061</text:p>
          </table:table-cell>
          <table:table-cell table:formula="of:=[$Planilha1.$C$283]" office:value-type="float" office:value="-22.4459323308271" calcext:value-type="float">
            <text:p>-22,4459323308271</text:p>
          </table:table-cell>
          <table:table-cell table:formula="of:=[.D539]+[.$B$439]" office:value-type="float" office:value="0.210480692255442" calcext:value-type="float">
            <text:p>0,210480692255442</text:p>
          </table:table-cell>
          <table:table-cell table:formula="of:=[.E539]+[.$B$440]" office:value-type="float" office:value="0.175179579102096" calcext:value-type="float">
            <text:p>0,175179579102096</text:p>
          </table:table-cell>
          <table:table-cell table:formula="of:=[.F539]+[.$B$441]" office:value-type="float" office:value="0.659214882615254" calcext:value-type="float">
            <text:p>0,659214882615254</text:p>
          </table:table-cell>
          <table:table-cell table:number-columns-repeated="5"/>
          <table:table-cell table:formula="of:=[$Planilha1.$J$283]" office:value-type="float" office:value="86.0208333333333" calcext:value-type="float">
            <text:p>86,0208333333333</text:p>
          </table:table-cell>
          <table:table-cell table:formula="of:=[$Planilha1.$K$283]" office:value-type="float" office:value="-31.4165" calcext:value-type="float">
            <text:p>-31,4165</text:p>
          </table:table-cell>
          <table:table-cell table:formula="of:=[.N539]+[.$G$439]" office:value-type="float" office:value="-0.7559091663373" calcext:value-type="float">
            <text:p>-0,7559091663373</text:p>
          </table:table-cell>
          <table:table-cell table:formula="of:=[.O539]+[.$G$440]" office:value-type="float" office:value="-0.0148501732672751" calcext:value-type="float">
            <text:p>-0,0148501732672751</text:p>
          </table:table-cell>
          <table:table-cell table:formula="of:=[.P539]+[.$G$441]" office:value-type="float" office:value="0.480645743256476" calcext:value-type="float">
            <text:p>0,480645743256476</text:p>
          </table:table-cell>
          <table:table-cell table:formula="of:=[$Planilha1.$N$283]" office:value-type="float" office:value="19" calcext:value-type="float">
            <text:p>19</text:p>
          </table:table-cell>
          <table:table-cell table:formula="of:=[$Planilha1.$O$283]" office:value-type="float" office:value="8.97056766917293" calcext:value-type="float">
            <text:p>8,97056766917293</text:p>
          </table:table-cell>
          <table:table-cell table:formula="of:=[$Planilha1.$P$283]" office:value-type="float" office:value="0.472135140482786" calcext:value-type="float">
            <text:p>0,472135140482786</text:p>
          </table:table-cell>
          <table:table-cell table:formula="of:=([.D540]-[.J540])/[.Q540]" office:value-type="float" office:value="0.0110779311713391" calcext:value-type="float">
            <text:p>0,0110779311713391</text:p>
          </table:table-cell>
          <table:table-cell table:formula="of:=([.E540]-[.J540])/[.$Q540]" office:value-type="float" office:value="0.00921997784747873" calcext:value-type="float">
            <text:p>0,00921997784747873</text:p>
          </table:table-cell>
          <table:table-cell table:formula="of:=[$Planilha1.$Q$283]" office:value-type="float" office:value="1.71719309277313" calcext:value-type="float">
            <text:p>1,71719309277313</text:p>
          </table:table-cell>
          <table:table-cell table:formula="of:=[$Planilha1.$R$283]" office:value-type="float" office:value="199" calcext:value-type="float">
            <text:p>199</text:p>
          </table:table-cell>
          <table:table-cell table:number-columns-repeated="42"/>
          <table:table-cell table:formula="of:=[$Planilha1.$BI$283]" office:value-type="float" office:value="199" calcext:value-type="float">
            <text:p>199</text:p>
          </table:table-cell>
          <table:table-cell table:number-columns-repeated="41"/>
        </table:table-row>
        <table:table-row table:style-name="ro1">
          <table:table-cell table:formula="of:=[$Planilha1.$A$284]" office:value-type="float" office:value="200" calcext:value-type="float">
            <text:p>200</text:p>
          </table:table-cell>
          <table:table-cell table:formula="of:=[$Planilha1.$B$284]" office:value-type="float" office:value="104.721804511279" calcext:value-type="float">
            <text:p>104,721804511279</text:p>
          </table:table-cell>
          <table:table-cell table:formula="of:=[$Planilha1.$C$284]" office:value-type="float" office:value="-22.4528120300752" calcext:value-type="float">
            <text:p>-22,4528120300752</text:p>
          </table:table-cell>
          <table:table-cell table:formula="of:=[.D540]+[.$B$439]" office:value-type="float" office:value="0.213276031367475" calcext:value-type="float">
            <text:p>0,213276031367475</text:p>
          </table:table-cell>
          <table:table-cell table:formula="of:=[.E540]+[.$B$440]" office:value-type="float" office:value="0.166568855641471" calcext:value-type="float">
            <text:p>0,166568855641471</text:p>
          </table:table-cell>
          <table:table-cell table:formula="of:=[.F540]+[.$B$441]" office:value-type="float" office:value="0.663673265292647" calcext:value-type="float">
            <text:p>0,663673265292647</text:p>
          </table:table-cell>
          <table:table-cell table:number-columns-repeated="5"/>
          <table:table-cell table:formula="of:=[$Planilha1.$J$284]" office:value-type="float" office:value="86.1666666666666" calcext:value-type="float">
            <text:p>86,1666666666666</text:p>
          </table:table-cell>
          <table:table-cell table:formula="of:=[$Planilha1.$K$284]" office:value-type="float" office:value="-31.252" calcext:value-type="float">
            <text:p>-31,252</text:p>
          </table:table-cell>
          <table:table-cell table:formula="of:=[.N540]+[.$G$439]" office:value-type="float" office:value="-0.734651770093857" calcext:value-type="float">
            <text:p>-0,734651770093857</text:p>
          </table:table-cell>
          <table:table-cell table:formula="of:=[.O540]+[.$G$440]" office:value-type="float" office:value="-0.019831107603575" calcext:value-type="float">
            <text:p>-0,019831107603575</text:p>
          </table:table-cell>
          <table:table-cell table:formula="of:=[.P540]+[.$G$441]" office:value-type="float" office:value="0.488515781962265" calcext:value-type="float">
            <text:p>0,488515781962265</text:p>
          </table:table-cell>
          <table:table-cell table:formula="of:=[$Planilha1.$N$284]" office:value-type="float" office:value="19" calcext:value-type="float">
            <text:p>19</text:p>
          </table:table-cell>
          <table:table-cell table:formula="of:=[$Planilha1.$O$284]" office:value-type="float" office:value="8.79918796992481" calcext:value-type="float">
            <text:p>8,79918796992481</text:p>
          </table:table-cell>
          <table:table-cell table:formula="of:=[$Planilha1.$P$284]" office:value-type="float" office:value="0.463115156311832" calcext:value-type="float">
            <text:p>0,463115156311832</text:p>
          </table:table-cell>
          <table:table-cell table:formula="of:=([.D541]-[.J541])/[.Q541]" office:value-type="float" office:value="0.0112250542824987" calcext:value-type="float">
            <text:p>0,0112250542824987</text:p>
          </table:table-cell>
          <table:table-cell table:formula="of:=([.E541]-[.J541])/[.$Q541]" office:value-type="float" office:value="0.00876678187586691" calcext:value-type="float">
            <text:p>0,00876678187586691</text:p>
          </table:table-cell>
          <table:table-cell table:formula="of:=[$Planilha1.$Q$284]" office:value-type="float" office:value="1.68575595360656" calcext:value-type="float">
            <text:p>1,68575595360656</text:p>
          </table:table-cell>
          <table:table-cell table:formula="of:=[$Planilha1.$R$284]" office:value-type="float" office:value="200" calcext:value-type="float">
            <text:p>200</text:p>
          </table:table-cell>
          <table:table-cell table:number-columns-repeated="42"/>
          <table:table-cell table:formula="of:=[$Planilha1.$BI$284]" office:value-type="float" office:value="200" calcext:value-type="float">
            <text:p>200</text:p>
          </table:table-cell>
          <table:table-cell table:number-columns-repeated="41"/>
        </table:table-row>
        <table:table-row table:style-name="ro1">
          <table:table-cell table:formula="of:=[$Planilha1.$A$285]" office:value-type="float" office:value="201" calcext:value-type="float">
            <text:p>201</text:p>
          </table:table-cell>
          <table:table-cell table:formula="of:=[$Planilha1.$B$285]" office:value-type="float" office:value="104.503759398497" calcext:value-type="float">
            <text:p>104,503759398497</text:p>
          </table:table-cell>
          <table:table-cell table:formula="of:=[$Planilha1.$C$285]" office:value-type="float" office:value="-22.4596917293233" calcext:value-type="float">
            <text:p>-22,4596917293233</text:p>
          </table:table-cell>
          <table:table-cell table:formula="of:=[.D541]+[.$B$439]" office:value-type="float" office:value="0.216071370479508" calcext:value-type="float">
            <text:p>0,216071370479508</text:p>
          </table:table-cell>
          <table:table-cell table:formula="of:=[.E541]+[.$B$440]" office:value-type="float" office:value="0.157958132180847" calcext:value-type="float">
            <text:p>0,157958132180847</text:p>
          </table:table-cell>
          <table:table-cell table:formula="of:=[.F541]+[.$B$441]" office:value-type="float" office:value="0.668131647970041" calcext:value-type="float">
            <text:p>0,668131647970041</text:p>
          </table:table-cell>
          <table:table-cell table:number-columns-repeated="5"/>
          <table:table-cell table:formula="of:=[$Planilha1.$J$285]" office:value-type="float" office:value="86.3125" calcext:value-type="float">
            <text:p>86,3125</text:p>
          </table:table-cell>
          <table:table-cell table:formula="of:=[$Planilha1.$K$285]" office:value-type="float" office:value="-31.0875" calcext:value-type="float">
            <text:p>-31,0875</text:p>
          </table:table-cell>
          <table:table-cell table:formula="of:=[.N541]+[.$G$439]" office:value-type="float" office:value="-0.713394373850415" calcext:value-type="float">
            <text:p>-0,713394373850415</text:p>
          </table:table-cell>
          <table:table-cell table:formula="of:=[.O541]+[.$G$440]" office:value-type="float" office:value="-0.024812041939875" calcext:value-type="float">
            <text:p>-0,024812041939875</text:p>
          </table:table-cell>
          <table:table-cell table:formula="of:=[.P541]+[.$G$441]" office:value-type="float" office:value="0.496385820668055" calcext:value-type="float">
            <text:p>0,496385820668055</text:p>
          </table:table-cell>
          <table:table-cell table:formula="of:=[$Planilha1.$N$285]" office:value-type="float" office:value="19" calcext:value-type="float">
            <text:p>19</text:p>
          </table:table-cell>
          <table:table-cell table:formula="of:=[$Planilha1.$O$285]" office:value-type="float" office:value="8.62780827067669" calcext:value-type="float">
            <text:p>8,62780827067669</text:p>
          </table:table-cell>
          <table:table-cell table:formula="of:=[$Planilha1.$P$285]" office:value-type="float" office:value="0.454095172140879" calcext:value-type="float">
            <text:p>0,454095172140879</text:p>
          </table:table-cell>
          <table:table-cell table:formula="of:=([.D542]-[.J542])/[.Q542]" office:value-type="float" office:value="0.0113721773936583" calcext:value-type="float">
            <text:p>0,0113721773936583</text:p>
          </table:table-cell>
          <table:table-cell table:formula="of:=([.E542]-[.J542])/[.$Q542]" office:value-type="float" office:value="0.0083135859042551" calcext:value-type="float">
            <text:p>0,0083135859042551</text:p>
          </table:table-cell>
          <table:table-cell table:formula="of:=[$Planilha1.$Q$285]" office:value-type="float" office:value="1.65431881443999" calcext:value-type="float">
            <text:p>1,65431881443999</text:p>
          </table:table-cell>
          <table:table-cell table:formula="of:=[$Planilha1.$R$285]" office:value-type="float" office:value="201" calcext:value-type="float">
            <text:p>201</text:p>
          </table:table-cell>
          <table:table-cell table:number-columns-repeated="42"/>
          <table:table-cell table:formula="of:=[$Planilha1.$BI$285]" office:value-type="float" office:value="201" calcext:value-type="float">
            <text:p>201</text:p>
          </table:table-cell>
          <table:table-cell table:number-columns-repeated="41"/>
        </table:table-row>
        <table:table-row table:style-name="ro1">
          <table:table-cell table:formula="of:=[$Planilha1.$A$286]" office:value-type="float" office:value="202" calcext:value-type="float">
            <text:p>202</text:p>
          </table:table-cell>
          <table:table-cell table:formula="of:=[$Planilha1.$B$286]" office:value-type="float" office:value="104.285714285715" calcext:value-type="float">
            <text:p>104,285714285715</text:p>
          </table:table-cell>
          <table:table-cell table:formula="of:=[$Planilha1.$C$286]" office:value-type="float" office:value="-22.4665714285714" calcext:value-type="float">
            <text:p>-22,4665714285714</text:p>
          </table:table-cell>
          <table:table-cell table:formula="of:=[.D542]+[.$B$439]" office:value-type="float" office:value="0.218866709591541" calcext:value-type="float">
            <text:p>0,218866709591541</text:p>
          </table:table-cell>
          <table:table-cell table:formula="of:=[.E542]+[.$B$440]" office:value-type="float" office:value="0.149347408720222" calcext:value-type="float">
            <text:p>0,149347408720222</text:p>
          </table:table-cell>
          <table:table-cell table:formula="of:=[.F542]+[.$B$441]" office:value-type="float" office:value="0.672590030647434" calcext:value-type="float">
            <text:p>0,672590030647434</text:p>
          </table:table-cell>
          <table:table-cell table:number-columns-repeated="5"/>
          <table:table-cell table:formula="of:=[$Planilha1.$J$286]" office:value-type="float" office:value="86.4583333333333" calcext:value-type="float">
            <text:p>86,4583333333333</text:p>
          </table:table-cell>
          <table:table-cell table:formula="of:=[$Planilha1.$K$286]" office:value-type="float" office:value="-30.923" calcext:value-type="float">
            <text:p>-30,923</text:p>
          </table:table-cell>
          <table:table-cell table:formula="of:=[.N542]+[.$G$439]" office:value-type="float" office:value="-0.692136977606972" calcext:value-type="float">
            <text:p>-0,692136977606972</text:p>
          </table:table-cell>
          <table:table-cell table:formula="of:=[.O542]+[.$G$440]" office:value-type="float" office:value="-0.0297929762761749" calcext:value-type="float">
            <text:p>-0,0297929762761749</text:p>
          </table:table-cell>
          <table:table-cell table:formula="of:=[.P542]+[.$G$441]" office:value-type="float" office:value="0.504255859373844" calcext:value-type="float">
            <text:p>0,504255859373844</text:p>
          </table:table-cell>
          <table:table-cell table:formula="of:=[$Planilha1.$N$286]" office:value-type="float" office:value="18" calcext:value-type="float">
            <text:p>18</text:p>
          </table:table-cell>
          <table:table-cell table:formula="of:=[$Planilha1.$O$286]" office:value-type="float" office:value="8.45642857142857" calcext:value-type="float">
            <text:p>8,45642857142857</text:p>
          </table:table-cell>
          <table:table-cell table:formula="of:=[$Planilha1.$P$286]" office:value-type="float" office:value="0.469801587301587" calcext:value-type="float">
            <text:p>0,469801587301587</text:p>
          </table:table-cell>
          <table:table-cell table:formula="of:=([.D543]-[.J543])/[.Q543]" office:value-type="float" office:value="0.0121592616439745" calcext:value-type="float">
            <text:p>0,0121592616439745</text:p>
          </table:table-cell>
          <table:table-cell table:formula="of:=([.E543]-[.J543])/[.$Q543]" office:value-type="float" office:value="0.00829707826223458" calcext:value-type="float">
            <text:p>0,00829707826223458</text:p>
          </table:table-cell>
          <table:table-cell table:formula="of:=[$Planilha1.$Q$286]" office:value-type="float" office:value="1.71304176834416" calcext:value-type="float">
            <text:p>1,71304176834416</text:p>
          </table:table-cell>
          <table:table-cell table:formula="of:=[$Planilha1.$R$286]" office:value-type="float" office:value="202" calcext:value-type="float">
            <text:p>202</text:p>
          </table:table-cell>
          <table:table-cell table:number-columns-repeated="42"/>
          <table:table-cell table:formula="of:=[$Planilha1.$BI$286]" office:value-type="float" office:value="202" calcext:value-type="float">
            <text:p>202</text:p>
          </table:table-cell>
          <table:table-cell table:number-columns-repeated="41"/>
        </table:table-row>
        <table:table-row table:style-name="ro1">
          <table:table-cell table:formula="of:=[$Planilha1.$A$287]" office:value-type="float" office:value="203" calcext:value-type="float">
            <text:p>203</text:p>
          </table:table-cell>
          <table:table-cell table:formula="of:=[$Planilha1.$B$287]" office:value-type="float" office:value="104.067669172933" calcext:value-type="float">
            <text:p>104,067669172933</text:p>
          </table:table-cell>
          <table:table-cell table:formula="of:=[$Planilha1.$C$287]" office:value-type="float" office:value="-22.4734511278196" calcext:value-type="float">
            <text:p>-22,4734511278196</text:p>
          </table:table-cell>
          <table:table-cell table:formula="of:=[.D543]+[.$B$439]" office:value-type="float" office:value="0.221662048703574" calcext:value-type="float">
            <text:p>0,221662048703574</text:p>
          </table:table-cell>
          <table:table-cell table:formula="of:=[.E543]+[.$B$440]" office:value-type="float" office:value="0.140736685259598" calcext:value-type="float">
            <text:p>0,140736685259598</text:p>
          </table:table-cell>
          <table:table-cell table:formula="of:=[.F543]+[.$B$441]" office:value-type="float" office:value="0.677048413324827" calcext:value-type="float">
            <text:p>0,677048413324827</text:p>
          </table:table-cell>
          <table:table-cell table:number-columns-repeated="5"/>
          <table:table-cell table:formula="of:=[$Planilha1.$J$287]" office:value-type="float" office:value="86.6041666666666" calcext:value-type="float">
            <text:p>86,6041666666666</text:p>
          </table:table-cell>
          <table:table-cell table:formula="of:=[$Planilha1.$K$287]" office:value-type="float" office:value="-30.7585" calcext:value-type="float">
            <text:p>-30,7585</text:p>
          </table:table-cell>
          <table:table-cell table:formula="of:=[.N543]+[.$G$439]" office:value-type="float" office:value="-0.670879581363529" calcext:value-type="float">
            <text:p>-0,670879581363529</text:p>
          </table:table-cell>
          <table:table-cell table:formula="of:=[.O543]+[.$G$440]" office:value-type="float" office:value="-0.0347739106124749" calcext:value-type="float">
            <text:p>-0,0347739106124749</text:p>
          </table:table-cell>
          <table:table-cell table:formula="of:=[.P543]+[.$G$441]" office:value-type="float" office:value="0.512125898079634" calcext:value-type="float">
            <text:p>0,512125898079634</text:p>
          </table:table-cell>
          <table:table-cell table:formula="of:=[$Planilha1.$N$287]" office:value-type="float" office:value="17" calcext:value-type="float">
            <text:p>17</text:p>
          </table:table-cell>
          <table:table-cell table:formula="of:=[$Planilha1.$O$287]" office:value-type="float" office:value="8.28504887218045" calcext:value-type="float">
            <text:p>8,28504887218045</text:p>
          </table:table-cell>
          <table:table-cell table:formula="of:=[$Planilha1.$P$287]" office:value-type="float" office:value="0.487355816010615" calcext:value-type="float">
            <text:p>0,487355816010615</text:p>
          </table:table-cell>
          <table:table-cell table:formula="of:=([.D544]-[.J544])/[.Q544]" office:value-type="float" office:value="0.0130389440413867" calcext:value-type="float">
            <text:p>0,0130389440413867</text:p>
          </table:table-cell>
          <table:table-cell table:formula="of:=([.E544]-[.J544])/[.$Q544]" office:value-type="float" office:value="0.00827862854468224" calcext:value-type="float">
            <text:p>0,00827862854468224</text:p>
          </table:table-cell>
          <table:table-cell table:formula="of:=[$Planilha1.$Q$287]" office:value-type="float" office:value="1.77867330506059" calcext:value-type="float">
            <text:p>1,77867330506059</text:p>
          </table:table-cell>
          <table:table-cell table:formula="of:=[$Planilha1.$R$287]" office:value-type="float" office:value="203" calcext:value-type="float">
            <text:p>203</text:p>
          </table:table-cell>
          <table:table-cell table:number-columns-repeated="42"/>
          <table:table-cell table:formula="of:=[$Planilha1.$BI$287]" office:value-type="float" office:value="203" calcext:value-type="float">
            <text:p>203</text:p>
          </table:table-cell>
          <table:table-cell table:number-columns-repeated="41"/>
        </table:table-row>
        <table:table-row table:style-name="ro1">
          <table:table-cell table:formula="of:=[$Planilha1.$A$288]" office:value-type="float" office:value="204" calcext:value-type="float">
            <text:p>204</text:p>
          </table:table-cell>
          <table:table-cell table:formula="of:=[$Planilha1.$B$288]" office:value-type="float" office:value="103.849624060151" calcext:value-type="float">
            <text:p>103,849624060151</text:p>
          </table:table-cell>
          <table:table-cell table:formula="of:=[$Planilha1.$C$288]" office:value-type="float" office:value="-22.4803308270677" calcext:value-type="float">
            <text:p>-22,4803308270677</text:p>
          </table:table-cell>
          <table:table-cell table:formula="of:=[.D544]+[.$B$439]" office:value-type="float" office:value="0.224457387815607" calcext:value-type="float">
            <text:p>0,224457387815607</text:p>
          </table:table-cell>
          <table:table-cell table:formula="of:=[.E544]+[.$B$440]" office:value-type="float" office:value="0.132125961798974" calcext:value-type="float">
            <text:p>0,132125961798974</text:p>
          </table:table-cell>
          <table:table-cell table:formula="of:=[.F544]+[.$B$441]" office:value-type="float" office:value="0.681506796002221" calcext:value-type="float">
            <text:p>0,681506796002221</text:p>
          </table:table-cell>
          <table:table-cell table:number-columns-repeated="5"/>
          <table:table-cell table:formula="of:=[$Planilha1.$J$288]" office:value-type="float" office:value="86.7499999999999" calcext:value-type="float">
            <text:p>86,7499999999999</text:p>
          </table:table-cell>
          <table:table-cell table:formula="of:=[$Planilha1.$K$288]" office:value-type="float" office:value="-30.594" calcext:value-type="float">
            <text:p>-30,594</text:p>
          </table:table-cell>
          <table:table-cell table:formula="of:=[.N544]+[.$G$439]" office:value-type="float" office:value="-0.649622185120086" calcext:value-type="float">
            <text:p>-0,649622185120086</text:p>
          </table:table-cell>
          <table:table-cell table:formula="of:=[.O544]+[.$G$440]" office:value-type="float" office:value="-0.0397548449487748" calcext:value-type="float">
            <text:p>-0,0397548449487748</text:p>
          </table:table-cell>
          <table:table-cell table:formula="of:=[.P544]+[.$G$441]" office:value-type="float" office:value="0.519995936785423" calcext:value-type="float">
            <text:p>0,519995936785423</text:p>
          </table:table-cell>
          <table:table-cell table:formula="of:=[$Planilha1.$N$288]" office:value-type="float" office:value="17" calcext:value-type="float">
            <text:p>17</text:p>
          </table:table-cell>
          <table:table-cell table:formula="of:=[$Planilha1.$O$288]" office:value-type="float" office:value="8.11366917293233" calcext:value-type="float">
            <text:p>8,11366917293233</text:p>
          </table:table-cell>
          <table:table-cell table:formula="of:=[$Planilha1.$P$288]" office:value-type="float" office:value="0.477274657231314" calcext:value-type="float">
            <text:p>0,477274657231314</text:p>
          </table:table-cell>
          <table:table-cell table:formula="of:=([.D545]-[.J545])/[.Q545]" office:value-type="float" office:value="0.0132033757538592" calcext:value-type="float">
            <text:p>0,0132033757538592</text:p>
          </table:table-cell>
          <table:table-cell table:formula="of:=([.E545]-[.J545])/[.$Q545]" office:value-type="float" office:value="0.00777211539993962" calcext:value-type="float">
            <text:p>0,00777211539993962</text:p>
          </table:table-cell>
          <table:table-cell table:formula="of:=[$Planilha1.$Q$288]" office:value-type="float" office:value="1.74353767893325" calcext:value-type="float">
            <text:p>1,74353767893325</text:p>
          </table:table-cell>
          <table:table-cell table:formula="of:=[$Planilha1.$R$288]" office:value-type="float" office:value="204" calcext:value-type="float">
            <text:p>204</text:p>
          </table:table-cell>
          <table:table-cell table:number-columns-repeated="42"/>
          <table:table-cell table:formula="of:=[$Planilha1.$BI$288]" office:value-type="float" office:value="204" calcext:value-type="float">
            <text:p>204</text:p>
          </table:table-cell>
          <table:table-cell table:number-columns-repeated="41"/>
        </table:table-row>
        <table:table-row table:style-name="ro1">
          <table:table-cell table:formula="of:=[$Planilha1.$A$289]" office:value-type="float" office:value="205" calcext:value-type="float">
            <text:p>205</text:p>
          </table:table-cell>
          <table:table-cell table:formula="of:=[$Planilha1.$B$289]" office:value-type="float" office:value="103.631578947369" calcext:value-type="float">
            <text:p>103,631578947369</text:p>
          </table:table-cell>
          <table:table-cell table:formula="of:=[$Planilha1.$C$289]" office:value-type="float" office:value="-22.4872105263158" calcext:value-type="float">
            <text:p>-22,4872105263158</text:p>
          </table:table-cell>
          <table:table-cell table:formula="of:=[.D545]+[.$B$439]" office:value-type="float" office:value="0.22725272692764" calcext:value-type="float">
            <text:p>0,22725272692764</text:p>
          </table:table-cell>
          <table:table-cell table:formula="of:=[.E545]+[.$B$440]" office:value-type="float" office:value="0.123515238338349" calcext:value-type="float">
            <text:p>0,123515238338349</text:p>
          </table:table-cell>
          <table:table-cell table:formula="of:=[.F545]+[.$B$441]" office:value-type="float" office:value="0.685965178679614" calcext:value-type="float">
            <text:p>0,685965178679614</text:p>
          </table:table-cell>
          <table:table-cell table:number-columns-repeated="5"/>
          <table:table-cell table:formula="of:=[$Planilha1.$J$289]" office:value-type="float" office:value="86.8958333333333" calcext:value-type="float">
            <text:p>86,8958333333333</text:p>
          </table:table-cell>
          <table:table-cell table:formula="of:=[$Planilha1.$K$289]" office:value-type="float" office:value="-30.4295" calcext:value-type="float">
            <text:p>-30,4295</text:p>
          </table:table-cell>
          <table:table-cell table:formula="of:=[.N545]+[.$G$439]" office:value-type="float" office:value="-0.628364788876643" calcext:value-type="float">
            <text:p>-0,628364788876643</text:p>
          </table:table-cell>
          <table:table-cell table:formula="of:=[.O545]+[.$G$440]" office:value-type="float" office:value="-0.0447357792850748" calcext:value-type="float">
            <text:p>-0,0447357792850748</text:p>
          </table:table-cell>
          <table:table-cell table:formula="of:=[.P545]+[.$G$441]" office:value-type="float" office:value="0.527865975491212" calcext:value-type="float">
            <text:p>0,527865975491212</text:p>
          </table:table-cell>
          <table:table-cell table:formula="of:=[$Planilha1.$N$289]" office:value-type="float" office:value="17" calcext:value-type="float">
            <text:p>17</text:p>
          </table:table-cell>
          <table:table-cell table:formula="of:=[$Planilha1.$O$289]" office:value-type="float" office:value="7.94228947368421" calcext:value-type="float">
            <text:p>7,94228947368421</text:p>
          </table:table-cell>
          <table:table-cell table:formula="of:=[$Planilha1.$P$289]" office:value-type="float" office:value="0.467193498452012" calcext:value-type="float">
            <text:p>0,467193498452012</text:p>
          </table:table-cell>
          <table:table-cell table:formula="of:=([.D546]-[.J546])/[.Q546]" office:value-type="float" office:value="0.0133678074663317" calcext:value-type="float">
            <text:p>0,0133678074663317</text:p>
          </table:table-cell>
          <table:table-cell table:formula="of:=([.E546]-[.J546])/[.$Q546]" office:value-type="float" office:value="0.00726560225519701" calcext:value-type="float">
            <text:p>0,00726560225519701</text:p>
          </table:table-cell>
          <table:table-cell table:formula="of:=[$Planilha1.$Q$289]" office:value-type="float" office:value="1.70840205280591" calcext:value-type="float">
            <text:p>1,70840205280591</text:p>
          </table:table-cell>
          <table:table-cell table:formula="of:=[$Planilha1.$R$289]" office:value-type="float" office:value="205" calcext:value-type="float">
            <text:p>205</text:p>
          </table:table-cell>
          <table:table-cell table:number-columns-repeated="42"/>
          <table:table-cell table:formula="of:=[$Planilha1.$BI$289]" office:value-type="float" office:value="205" calcext:value-type="float">
            <text:p>205</text:p>
          </table:table-cell>
          <table:table-cell table:number-columns-repeated="41"/>
        </table:table-row>
        <table:table-row table:style-name="ro1">
          <table:table-cell table:formula="of:=[$Planilha1.$A$290]" office:value-type="float" office:value="206" calcext:value-type="float">
            <text:p>206</text:p>
          </table:table-cell>
          <table:table-cell table:formula="of:=[$Planilha1.$B$290]" office:value-type="float" office:value="103.413533834587" calcext:value-type="float">
            <text:p>103,413533834587</text:p>
          </table:table-cell>
          <table:table-cell table:formula="of:=[$Planilha1.$C$290]" office:value-type="float" office:value="-22.4940902255639" calcext:value-type="float">
            <text:p>-22,4940902255639</text:p>
          </table:table-cell>
          <table:table-cell table:formula="of:=[.D546]+[.$B$439]" office:value-type="float" office:value="0.230048066039673" calcext:value-type="float">
            <text:p>0,230048066039673</text:p>
          </table:table-cell>
          <table:table-cell table:formula="of:=[.E546]+[.$B$440]" office:value-type="float" office:value="0.114904514877725" calcext:value-type="float">
            <text:p>0,114904514877725</text:p>
          </table:table-cell>
          <table:table-cell table:formula="of:=[.F546]+[.$B$441]" office:value-type="float" office:value="0.690423561357007" calcext:value-type="float">
            <text:p>0,690423561357007</text:p>
          </table:table-cell>
          <table:table-cell table:number-columns-repeated="5"/>
          <table:table-cell table:formula="of:=[$Planilha1.$J$290]" office:value-type="float" office:value="87.0416666666666" calcext:value-type="float">
            <text:p>87,0416666666666</text:p>
          </table:table-cell>
          <table:table-cell table:formula="of:=[$Planilha1.$K$290]" office:value-type="float" office:value="-30.265" calcext:value-type="float">
            <text:p>-30,265</text:p>
          </table:table-cell>
          <table:table-cell table:formula="of:=[.N546]+[.$G$439]" office:value-type="float" office:value="-0.607107392633201" calcext:value-type="float">
            <text:p>-0,607107392633201</text:p>
          </table:table-cell>
          <table:table-cell table:formula="of:=[.O546]+[.$G$440]" office:value-type="float" office:value="-0.0497167136213747" calcext:value-type="float">
            <text:p>-0,0497167136213747</text:p>
          </table:table-cell>
          <table:table-cell table:formula="of:=[.P546]+[.$G$441]" office:value-type="float" office:value="0.535736014197002" calcext:value-type="float">
            <text:p>0,535736014197002</text:p>
          </table:table-cell>
          <table:table-cell table:formula="of:=[$Planilha1.$N$290]" office:value-type="float" office:value="16" calcext:value-type="float">
            <text:p>16</text:p>
          </table:table-cell>
          <table:table-cell table:formula="of:=[$Planilha1.$O$290]" office:value-type="float" office:value="7.77090977443609" calcext:value-type="float">
            <text:p>7,77090977443609</text:p>
          </table:table-cell>
          <table:table-cell table:formula="of:=[$Planilha1.$P$290]" office:value-type="float" office:value="0.485681860902256" calcext:value-type="float">
            <text:p>0,485681860902256</text:p>
          </table:table-cell>
          <table:table-cell table:formula="of:=([.D547]-[.J547])/[.Q547]" office:value-type="float" office:value="0.0143780041274795" calcext:value-type="float">
            <text:p>0,0143780041274795</text:p>
          </table:table-cell>
          <table:table-cell table:formula="of:=([.E547]-[.J547])/[.$Q547]" office:value-type="float" office:value="0.00718153217985779" calcext:value-type="float">
            <text:p>0,00718153217985779</text:p>
          </table:table-cell>
          <table:table-cell table:formula="of:=[$Planilha1.$Q$290]" office:value-type="float" office:value="1.77784557834597" calcext:value-type="float">
            <text:p>1,77784557834597</text:p>
          </table:table-cell>
          <table:table-cell table:formula="of:=[$Planilha1.$R$290]" office:value-type="float" office:value="206" calcext:value-type="float">
            <text:p>206</text:p>
          </table:table-cell>
          <table:table-cell table:number-columns-repeated="42"/>
          <table:table-cell table:formula="of:=[$Planilha1.$BI$290]" office:value-type="float" office:value="206" calcext:value-type="float">
            <text:p>206</text:p>
          </table:table-cell>
          <table:table-cell table:number-columns-repeated="41"/>
        </table:table-row>
        <table:table-row table:style-name="ro1">
          <table:table-cell table:formula="of:=[$Planilha1.$A$291]" office:value-type="float" office:value="207" calcext:value-type="float">
            <text:p>207</text:p>
          </table:table-cell>
          <table:table-cell table:formula="of:=[$Planilha1.$B$291]" office:value-type="float" office:value="103.195488721805" calcext:value-type="float">
            <text:p>103,195488721805</text:p>
          </table:table-cell>
          <table:table-cell table:formula="of:=[$Planilha1.$C$291]" office:value-type="float" office:value="-22.500969924812" calcext:value-type="float">
            <text:p>-22,500969924812</text:p>
          </table:table-cell>
          <table:table-cell table:formula="of:=[.D547]+[.$B$439]" office:value-type="float" office:value="0.232843405151706" calcext:value-type="float">
            <text:p>0,232843405151706</text:p>
          </table:table-cell>
          <table:table-cell table:formula="of:=[.E547]+[.$B$440]" office:value-type="float" office:value="0.1062937914171" calcext:value-type="float">
            <text:p>0,1062937914171</text:p>
          </table:table-cell>
          <table:table-cell table:formula="of:=[.F547]+[.$B$441]" office:value-type="float" office:value="0.6948819440344" calcext:value-type="float">
            <text:p>0,6948819440344</text:p>
          </table:table-cell>
          <table:table-cell table:number-columns-repeated="5"/>
          <table:table-cell table:formula="of:=[$Planilha1.$J$291]" office:value-type="float" office:value="87.1874999999999" calcext:value-type="float">
            <text:p>87,1874999999999</text:p>
          </table:table-cell>
          <table:table-cell table:formula="of:=[$Planilha1.$K$291]" office:value-type="float" office:value="-30.1005" calcext:value-type="float">
            <text:p>-30,1005</text:p>
          </table:table-cell>
          <table:table-cell table:formula="of:=[.N547]+[.$G$439]" office:value-type="float" office:value="-0.585849996389758" calcext:value-type="float">
            <text:p>-0,585849996389758</text:p>
          </table:table-cell>
          <table:table-cell table:formula="of:=[.O547]+[.$G$440]" office:value-type="float" office:value="-0.0546976479576747" calcext:value-type="float">
            <text:p>-0,0546976479576747</text:p>
          </table:table-cell>
          <table:table-cell table:formula="of:=[.P547]+[.$G$441]" office:value-type="float" office:value="0.543606052902791" calcext:value-type="float">
            <text:p>0,543606052902791</text:p>
          </table:table-cell>
          <table:table-cell table:formula="of:=[$Planilha1.$N$291]" office:value-type="float" office:value="16" calcext:value-type="float">
            <text:p>16</text:p>
          </table:table-cell>
          <table:table-cell table:formula="of:=[$Planilha1.$O$291]" office:value-type="float" office:value="7.59953007518797" calcext:value-type="float">
            <text:p>7,59953007518797</text:p>
          </table:table-cell>
          <table:table-cell table:formula="of:=[$Planilha1.$P$291]" office:value-type="float" office:value="0.474970629699248" calcext:value-type="float">
            <text:p>0,474970629699248</text:p>
          </table:table-cell>
          <table:table-cell table:formula="of:=([.D548]-[.J548])/[.Q548]" office:value-type="float" office:value="0.0145527128219816" calcext:value-type="float">
            <text:p>0,0145527128219816</text:p>
          </table:table-cell>
          <table:table-cell table:formula="of:=([.E548]-[.J548])/[.$Q548]" office:value-type="float" office:value="0.00664336196356877" calcext:value-type="float">
            <text:p>0,00664336196356877</text:p>
          </table:table-cell>
          <table:table-cell table:formula="of:=[$Planilha1.$Q$291]" office:value-type="float" office:value="1.74051397558567" calcext:value-type="float">
            <text:p>1,74051397558567</text:p>
          </table:table-cell>
          <table:table-cell table:formula="of:=[$Planilha1.$R$291]" office:value-type="float" office:value="207" calcext:value-type="float">
            <text:p>207</text:p>
          </table:table-cell>
          <table:table-cell table:number-columns-repeated="42"/>
          <table:table-cell table:formula="of:=[$Planilha1.$BI$291]" office:value-type="float" office:value="207" calcext:value-type="float">
            <text:p>207</text:p>
          </table:table-cell>
          <table:table-cell table:number-columns-repeated="41"/>
        </table:table-row>
        <table:table-row table:style-name="ro1">
          <table:table-cell table:formula="of:=[$Planilha1.$A$292]" office:value-type="float" office:value="208" calcext:value-type="float">
            <text:p>208</text:p>
          </table:table-cell>
          <table:table-cell table:formula="of:=[$Planilha1.$B$292]" office:value-type="float" office:value="102.977443609023" calcext:value-type="float">
            <text:p>102,977443609023</text:p>
          </table:table-cell>
          <table:table-cell table:formula="of:=[$Planilha1.$C$292]" office:value-type="float" office:value="-22.5078496240602" calcext:value-type="float">
            <text:p>-22,5078496240602</text:p>
          </table:table-cell>
          <table:table-cell table:formula="of:=[.D548]+[.$B$439]" office:value-type="float" office:value="0.235638744263738" calcext:value-type="float">
            <text:p>0,235638744263738</text:p>
          </table:table-cell>
          <table:table-cell table:formula="of:=[.E548]+[.$B$440]" office:value-type="float" office:value="0.0976830679564758" calcext:value-type="float">
            <text:p>0,0976830679564758</text:p>
          </table:table-cell>
          <table:table-cell table:formula="of:=[.F548]+[.$B$441]" office:value-type="float" office:value="0.699340326711794" calcext:value-type="float">
            <text:p>0,699340326711794</text:p>
          </table:table-cell>
          <table:table-cell table:number-columns-repeated="5"/>
          <table:table-cell table:formula="of:=[$Planilha1.$J$292]" office:value-type="float" office:value="87.3333333333333" calcext:value-type="float">
            <text:p>87,3333333333333</text:p>
          </table:table-cell>
          <table:table-cell table:formula="of:=[$Planilha1.$K$292]" office:value-type="float" office:value="-29.936" calcext:value-type="float">
            <text:p>-29,936</text:p>
          </table:table-cell>
          <table:table-cell table:formula="of:=[.N548]+[.$G$439]" office:value-type="float" office:value="-0.564592600146315" calcext:value-type="float">
            <text:p>-0,564592600146315</text:p>
          </table:table-cell>
          <table:table-cell table:formula="of:=[.O548]+[.$G$440]" office:value-type="float" office:value="-0.0596785822939746" calcext:value-type="float">
            <text:p>-0,0596785822939746</text:p>
          </table:table-cell>
          <table:table-cell table:formula="of:=[.P548]+[.$G$441]" office:value-type="float" office:value="0.55147609160858" calcext:value-type="float">
            <text:p>0,55147609160858</text:p>
          </table:table-cell>
          <table:table-cell table:formula="of:=[$Planilha1.$N$292]" office:value-type="float" office:value="16" calcext:value-type="float">
            <text:p>16</text:p>
          </table:table-cell>
          <table:table-cell table:formula="of:=[$Planilha1.$O$292]" office:value-type="float" office:value="7.42815037593985" calcext:value-type="float">
            <text:p>7,42815037593985</text:p>
          </table:table-cell>
          <table:table-cell table:formula="of:=[$Planilha1.$P$292]" office:value-type="float" office:value="0.46425939849624" calcext:value-type="float">
            <text:p>0,46425939849624</text:p>
          </table:table-cell>
          <table:table-cell table:formula="of:=([.D549]-[.J549])/[.Q549]" office:value-type="float" office:value="0.0147274215164837" calcext:value-type="float">
            <text:p>0,0147274215164837</text:p>
          </table:table-cell>
          <table:table-cell table:formula="of:=([.E549]-[.J549])/[.$Q549]" office:value-type="float" office:value="0.00610519174727974" calcext:value-type="float">
            <text:p>0,00610519174727974</text:p>
          </table:table-cell>
          <table:table-cell table:formula="of:=[$Planilha1.$Q$292]" office:value-type="float" office:value="1.70318237282537" calcext:value-type="float">
            <text:p>1,70318237282537</text:p>
          </table:table-cell>
          <table:table-cell table:formula="of:=[$Planilha1.$R$292]" office:value-type="float" office:value="208" calcext:value-type="float">
            <text:p>208</text:p>
          </table:table-cell>
          <table:table-cell table:number-columns-repeated="42"/>
          <table:table-cell table:formula="of:=[$Planilha1.$BI$292]" office:value-type="float" office:value="208" calcext:value-type="float">
            <text:p>208</text:p>
          </table:table-cell>
          <table:table-cell table:number-columns-repeated="41"/>
        </table:table-row>
        <table:table-row table:style-name="ro1">
          <table:table-cell table:formula="of:=[$Planilha1.$A$293]" office:value-type="float" office:value="209" calcext:value-type="float">
            <text:p>209</text:p>
          </table:table-cell>
          <table:table-cell table:formula="of:=[$Planilha1.$B$293]" office:value-type="float" office:value="102.759398496241" calcext:value-type="float">
            <text:p>102,759398496241</text:p>
          </table:table-cell>
          <table:table-cell table:formula="of:=[$Planilha1.$C$293]" office:value-type="float" office:value="-22.5147293233083" calcext:value-type="float">
            <text:p>-22,5147293233083</text:p>
          </table:table-cell>
          <table:table-cell table:formula="of:=[.D549]+[.$B$439]" office:value-type="float" office:value="0.238434083375771" calcext:value-type="float">
            <text:p>0,238434083375771</text:p>
          </table:table-cell>
          <table:table-cell table:formula="of:=[.E549]+[.$B$440]" office:value-type="float" office:value="0.0890723444958514" calcext:value-type="float">
            <text:p>0,0890723444958514</text:p>
          </table:table-cell>
          <table:table-cell table:formula="of:=[.F549]+[.$B$441]" office:value-type="float" office:value="0.703798709389187" calcext:value-type="float">
            <text:p>0,703798709389187</text:p>
          </table:table-cell>
          <table:table-cell table:number-columns-repeated="5"/>
          <table:table-cell table:formula="of:=[$Planilha1.$J$293]" office:value-type="float" office:value="87.4791666666666" calcext:value-type="float">
            <text:p>87,4791666666666</text:p>
          </table:table-cell>
          <table:table-cell table:formula="of:=[$Planilha1.$K$293]" office:value-type="float" office:value="-29.7715" calcext:value-type="float">
            <text:p>-29,7715</text:p>
          </table:table-cell>
          <table:table-cell table:formula="of:=[.N549]+[.$G$439]" office:value-type="float" office:value="-0.543335203902872" calcext:value-type="float">
            <text:p>-0,543335203902872</text:p>
          </table:table-cell>
          <table:table-cell table:formula="of:=[.O549]+[.$G$440]" office:value-type="float" office:value="-0.0646595166302746" calcext:value-type="float">
            <text:p>-0,0646595166302746</text:p>
          </table:table-cell>
          <table:table-cell table:formula="of:=[.P549]+[.$G$441]" office:value-type="float" office:value="0.55934613031437" calcext:value-type="float">
            <text:p>0,55934613031437</text:p>
          </table:table-cell>
          <table:table-cell table:formula="of:=[$Planilha1.$N$293]" office:value-type="float" office:value="16" calcext:value-type="float">
            <text:p>16</text:p>
          </table:table-cell>
          <table:table-cell table:formula="of:=[$Planilha1.$O$293]" office:value-type="float" office:value="7.25677067669173" calcext:value-type="float">
            <text:p>7,25677067669173</text:p>
          </table:table-cell>
          <table:table-cell table:formula="of:=[$Planilha1.$P$293]" office:value-type="float" office:value="0.453548167293233" calcext:value-type="float">
            <text:p>0,453548167293233</text:p>
          </table:table-cell>
          <table:table-cell table:formula="of:=([.D550]-[.J550])/[.Q550]" office:value-type="float" office:value="0.0149021302109857" calcext:value-type="float">
            <text:p>0,0149021302109857</text:p>
          </table:table-cell>
          <table:table-cell table:formula="of:=([.E550]-[.J550])/[.$Q550]" office:value-type="float" office:value="0.00556702153099071" calcext:value-type="float">
            <text:p>0,00556702153099071</text:p>
          </table:table-cell>
          <table:table-cell table:formula="of:=[$Planilha1.$Q$293]" office:value-type="float" office:value="1.66585077006506" calcext:value-type="float">
            <text:p>1,66585077006506</text:p>
          </table:table-cell>
          <table:table-cell table:formula="of:=[$Planilha1.$R$293]" office:value-type="float" office:value="209" calcext:value-type="float">
            <text:p>209</text:p>
          </table:table-cell>
          <table:table-cell table:number-columns-repeated="42"/>
          <table:table-cell table:formula="of:=[$Planilha1.$BI$293]" office:value-type="float" office:value="209" calcext:value-type="float">
            <text:p>209</text:p>
          </table:table-cell>
          <table:table-cell table:number-columns-repeated="41"/>
        </table:table-row>
        <table:table-row table:style-name="ro1">
          <table:table-cell table:formula="of:=[$Planilha1.$A$294]" office:value-type="float" office:value="210" calcext:value-type="float">
            <text:p>210</text:p>
          </table:table-cell>
          <table:table-cell table:formula="of:=[$Planilha1.$B$294]" office:value-type="float" office:value="102.541353383459" calcext:value-type="float">
            <text:p>102,541353383459</text:p>
          </table:table-cell>
          <table:table-cell table:formula="of:=[$Planilha1.$C$294]" office:value-type="float" office:value="-22.5216090225564" calcext:value-type="float">
            <text:p>-22,5216090225564</text:p>
          </table:table-cell>
          <table:table-cell table:formula="of:=[.D550]+[.$B$439]" office:value-type="float" office:value="0.241229422487804" calcext:value-type="float">
            <text:p>0,241229422487804</text:p>
          </table:table-cell>
          <table:table-cell table:formula="of:=[.E550]+[.$B$440]" office:value-type="float" office:value="0.0804616210352269" calcext:value-type="float">
            <text:p>0,0804616210352269</text:p>
          </table:table-cell>
          <table:table-cell table:formula="of:=[.F550]+[.$B$441]" office:value-type="float" office:value="0.70825709206658" calcext:value-type="float">
            <text:p>0,70825709206658</text:p>
          </table:table-cell>
          <table:table-cell table:number-columns-repeated="5"/>
          <table:table-cell table:formula="of:=[$Planilha1.$J$294]" office:value-type="float" office:value="87.6249999999999" calcext:value-type="float">
            <text:p>87,6249999999999</text:p>
          </table:table-cell>
          <table:table-cell table:formula="of:=[$Planilha1.$K$294]" office:value-type="float" office:value="-29.607" calcext:value-type="float">
            <text:p>-29,607</text:p>
          </table:table-cell>
          <table:table-cell table:formula="of:=[.N550]+[.$G$439]" office:value-type="float" office:value="-0.522077807659429" calcext:value-type="float">
            <text:p>-0,522077807659429</text:p>
          </table:table-cell>
          <table:table-cell table:formula="of:=[.O550]+[.$G$440]" office:value-type="float" office:value="-0.0696404509665745" calcext:value-type="float">
            <text:p>-0,0696404509665745</text:p>
          </table:table-cell>
          <table:table-cell table:formula="of:=[.P550]+[.$G$441]" office:value-type="float" office:value="0.567216169020159" calcext:value-type="float">
            <text:p>0,567216169020159</text:p>
          </table:table-cell>
          <table:table-cell table:formula="of:=[$Planilha1.$N$294]" office:value-type="float" office:value="15" calcext:value-type="float">
            <text:p>15</text:p>
          </table:table-cell>
          <table:table-cell table:formula="of:=[$Planilha1.$O$294]" office:value-type="float" office:value="7.08539097744361" calcext:value-type="float">
            <text:p>7,08539097744361</text:p>
          </table:table-cell>
          <table:table-cell table:formula="of:=[$Planilha1.$P$294]" office:value-type="float" office:value="0.47235939849624" calcext:value-type="float">
            <text:p>0,47235939849624</text:p>
          </table:table-cell>
          <table:table-cell table:formula="of:=([.D551]-[.J551])/[.Q551]" office:value-type="float" office:value="0.016081961499187" calcext:value-type="float">
            <text:p>0,016081961499187</text:p>
          </table:table-cell>
          <table:table-cell table:formula="of:=([.E551]-[.J551])/[.$Q551]" office:value-type="float" office:value="0.00536410806901513" calcext:value-type="float">
            <text:p>0,00536410806901513</text:p>
          </table:table-cell>
          <table:table-cell table:formula="of:=[$Planilha1.$Q$294]" office:value-type="float" office:value="1.73708711179174" calcext:value-type="float">
            <text:p>1,73708711179174</text:p>
          </table:table-cell>
          <table:table-cell table:formula="of:=[$Planilha1.$R$294]" office:value-type="float" office:value="210" calcext:value-type="float">
            <text:p>210</text:p>
          </table:table-cell>
          <table:table-cell table:number-columns-repeated="42"/>
          <table:table-cell table:formula="of:=[$Planilha1.$BI$294]" office:value-type="float" office:value="210" calcext:value-type="float">
            <text:p>210</text:p>
          </table:table-cell>
          <table:table-cell table:number-columns-repeated="41"/>
        </table:table-row>
        <table:table-row table:style-name="ro1">
          <table:table-cell table:formula="of:=[$Planilha1.$A$295]" office:value-type="float" office:value="211" calcext:value-type="float">
            <text:p>211</text:p>
          </table:table-cell>
          <table:table-cell table:formula="of:=[$Planilha1.$B$295]" office:value-type="float" office:value="102.323308270677" calcext:value-type="float">
            <text:p>102,323308270677</text:p>
          </table:table-cell>
          <table:table-cell table:formula="of:=[$Planilha1.$C$295]" office:value-type="float" office:value="-22.5284887218045" calcext:value-type="float">
            <text:p>-22,5284887218045</text:p>
          </table:table-cell>
          <table:table-cell table:formula="of:=[.D551]+[.$B$439]" office:value-type="float" office:value="0.244024761599837" calcext:value-type="float">
            <text:p>0,244024761599837</text:p>
          </table:table-cell>
          <table:table-cell table:formula="of:=[.E551]+[.$B$440]" office:value-type="float" office:value="0.0718508975746025" calcext:value-type="float">
            <text:p>0,0718508975746025</text:p>
          </table:table-cell>
          <table:table-cell table:formula="of:=[.F551]+[.$B$441]" office:value-type="float" office:value="0.712715474743974" calcext:value-type="float">
            <text:p>0,712715474743974</text:p>
          </table:table-cell>
          <table:table-cell table:number-columns-repeated="5"/>
          <table:table-cell table:formula="of:=[$Planilha1.$J$295]" office:value-type="float" office:value="87.7708333333333" calcext:value-type="float">
            <text:p>87,7708333333333</text:p>
          </table:table-cell>
          <table:table-cell table:formula="of:=[$Planilha1.$K$295]" office:value-type="float" office:value="-29.4425" calcext:value-type="float">
            <text:p>-29,4425</text:p>
          </table:table-cell>
          <table:table-cell table:formula="of:=[.N551]+[.$G$439]" office:value-type="float" office:value="-0.500820411415987" calcext:value-type="float">
            <text:p>-0,500820411415987</text:p>
          </table:table-cell>
          <table:table-cell table:formula="of:=[.O551]+[.$G$440]" office:value-type="float" office:value="-0.0746213853028745" calcext:value-type="float">
            <text:p>-0,0746213853028745</text:p>
          </table:table-cell>
          <table:table-cell table:formula="of:=[.P551]+[.$G$441]" office:value-type="float" office:value="0.575086207725949" calcext:value-type="float">
            <text:p>0,575086207725949</text:p>
          </table:table-cell>
          <table:table-cell table:formula="of:=[$Planilha1.$N$295]" office:value-type="float" office:value="14" calcext:value-type="float">
            <text:p>14</text:p>
          </table:table-cell>
          <table:table-cell table:formula="of:=[$Planilha1.$O$295]" office:value-type="float" office:value="6.91401127819549" calcext:value-type="float">
            <text:p>6,91401127819549</text:p>
          </table:table-cell>
          <table:table-cell table:formula="of:=[$Planilha1.$P$295]" office:value-type="float" office:value="0.493857948442535" calcext:value-type="float">
            <text:p>0,493857948442535</text:p>
          </table:table-cell>
          <table:table-cell table:formula="of:=([.D552]-[.J552])/[.Q552]" office:value-type="float" office:value="0.0174303401142741" calcext:value-type="float">
            <text:p>0,0174303401142741</text:p>
          </table:table-cell>
          <table:table-cell table:formula="of:=([.E552]-[.J552])/[.$Q552]" office:value-type="float" office:value="0.00513220696961446" calcext:value-type="float">
            <text:p>0,00513220696961446</text:p>
          </table:table-cell>
          <table:table-cell table:formula="of:=[$Planilha1.$Q$295]" office:value-type="float" office:value="1.81850007376509" calcext:value-type="float">
            <text:p>1,81850007376509</text:p>
          </table:table-cell>
          <table:table-cell table:formula="of:=[$Planilha1.$R$295]" office:value-type="float" office:value="211" calcext:value-type="float">
            <text:p>211</text:p>
          </table:table-cell>
          <table:table-cell table:number-columns-repeated="42"/>
          <table:table-cell table:formula="of:=[$Planilha1.$BI$295]" office:value-type="float" office:value="211" calcext:value-type="float">
            <text:p>211</text:p>
          </table:table-cell>
          <table:table-cell table:number-columns-repeated="41"/>
        </table:table-row>
        <table:table-row table:style-name="ro1">
          <table:table-cell table:formula="of:=[$Planilha1.$A$296]" office:value-type="float" office:value="212" calcext:value-type="float">
            <text:p>212</text:p>
          </table:table-cell>
          <table:table-cell table:formula="of:=[$Planilha1.$B$296]" office:value-type="float" office:value="102.105263157895" calcext:value-type="float">
            <text:p>102,105263157895</text:p>
          </table:table-cell>
          <table:table-cell table:formula="of:=[$Planilha1.$C$296]" office:value-type="float" office:value="-22.5353684210526" calcext:value-type="float">
            <text:p>-22,5353684210526</text:p>
          </table:table-cell>
          <table:table-cell table:formula="of:=[.D552]+[.$B$439]" office:value-type="float" office:value="0.24682010071187" calcext:value-type="float">
            <text:p>0,24682010071187</text:p>
          </table:table-cell>
          <table:table-cell table:formula="of:=[.E552]+[.$B$440]" office:value-type="float" office:value="0.063240174113978" calcext:value-type="float">
            <text:p>0,063240174113978</text:p>
          </table:table-cell>
          <table:table-cell table:formula="of:=[.F552]+[.$B$441]" office:value-type="float" office:value="0.717173857421367" calcext:value-type="float">
            <text:p>0,717173857421367</text:p>
          </table:table-cell>
          <table:table-cell table:number-columns-repeated="5"/>
          <table:table-cell table:formula="of:=[$Planilha1.$J$296]" office:value-type="float" office:value="87.9166666666666" calcext:value-type="float">
            <text:p>87,9166666666666</text:p>
          </table:table-cell>
          <table:table-cell table:formula="of:=[$Planilha1.$K$296]" office:value-type="float" office:value="-29.278" calcext:value-type="float">
            <text:p>-29,278</text:p>
          </table:table-cell>
          <table:table-cell table:formula="of:=[.N552]+[.$G$439]" office:value-type="float" office:value="-0.479563015172544" calcext:value-type="float">
            <text:p>-0,479563015172544</text:p>
          </table:table-cell>
          <table:table-cell table:formula="of:=[.O552]+[.$G$440]" office:value-type="float" office:value="-0.0796023196391744" calcext:value-type="float">
            <text:p>-0,0796023196391744</text:p>
          </table:table-cell>
          <table:table-cell table:formula="of:=[.P552]+[.$G$441]" office:value-type="float" office:value="0.582956246431738" calcext:value-type="float">
            <text:p>0,582956246431738</text:p>
          </table:table-cell>
          <table:table-cell table:formula="of:=[$Planilha1.$N$296]" office:value-type="float" office:value="14" calcext:value-type="float">
            <text:p>14</text:p>
          </table:table-cell>
          <table:table-cell table:formula="of:=[$Planilha1.$O$296]" office:value-type="float" office:value="6.74263157894736" calcext:value-type="float">
            <text:p>6,74263157894736</text:p>
          </table:table-cell>
          <table:table-cell table:formula="of:=[$Planilha1.$P$296]" office:value-type="float" office:value="0.481616541353383" calcext:value-type="float">
            <text:p>0,481616541353383</text:p>
          </table:table-cell>
          <table:table-cell table:formula="of:=([.D553]-[.J553])/[.Q553]" office:value-type="float" office:value="0.017630007193705" calcext:value-type="float">
            <text:p>0,017630007193705</text:p>
          </table:table-cell>
          <table:table-cell table:formula="of:=([.E553]-[.J553])/[.$Q553]" office:value-type="float" office:value="0.00451715529385557" calcext:value-type="float">
            <text:p>0,00451715529385557</text:p>
          </table:table-cell>
          <table:table-cell table:formula="of:=[$Planilha1.$Q$296]" office:value-type="float" office:value="1.77583538489618" calcext:value-type="float">
            <text:p>1,77583538489618</text:p>
          </table:table-cell>
          <table:table-cell table:formula="of:=[$Planilha1.$R$296]" office:value-type="float" office:value="212" calcext:value-type="float">
            <text:p>212</text:p>
          </table:table-cell>
          <table:table-cell table:number-columns-repeated="42"/>
          <table:table-cell table:formula="of:=[$Planilha1.$BI$296]" office:value-type="float" office:value="212" calcext:value-type="float">
            <text:p>212</text:p>
          </table:table-cell>
          <table:table-cell table:number-columns-repeated="41"/>
        </table:table-row>
        <table:table-row table:style-name="ro1">
          <table:table-cell table:formula="of:=[$Planilha1.$A$297]" office:value-type="float" office:value="213" calcext:value-type="float">
            <text:p>213</text:p>
          </table:table-cell>
          <table:table-cell table:formula="of:=[$Planilha1.$B$297]" office:value-type="float" office:value="101.887218045113" calcext:value-type="float">
            <text:p>101,887218045113</text:p>
          </table:table-cell>
          <table:table-cell table:formula="of:=[$Planilha1.$C$297]" office:value-type="float" office:value="-22.5422481203008" calcext:value-type="float">
            <text:p>-22,5422481203008</text:p>
          </table:table-cell>
          <table:table-cell table:formula="of:=[.D553]+[.$B$439]" office:value-type="float" office:value="0.249615439823903" calcext:value-type="float">
            <text:p>0,249615439823903</text:p>
          </table:table-cell>
          <table:table-cell table:formula="of:=[.E553]+[.$B$440]" office:value-type="float" office:value="0.0546294506533536" calcext:value-type="float">
            <text:p>0,0546294506533536</text:p>
          </table:table-cell>
          <table:table-cell table:formula="of:=[.F553]+[.$B$441]" office:value-type="float" office:value="0.72163224009876" calcext:value-type="float">
            <text:p>0,72163224009876</text:p>
          </table:table-cell>
          <table:table-cell table:number-columns-repeated="5"/>
          <table:table-cell table:formula="of:=[$Planilha1.$J$297]" office:value-type="float" office:value="88.0624999999999" calcext:value-type="float">
            <text:p>88,0624999999999</text:p>
          </table:table-cell>
          <table:table-cell table:formula="of:=[$Planilha1.$K$297]" office:value-type="float" office:value="-29.1135" calcext:value-type="float">
            <text:p>-29,1135</text:p>
          </table:table-cell>
          <table:table-cell table:formula="of:=[.N553]+[.$G$439]" office:value-type="float" office:value="-0.458305618929101" calcext:value-type="float">
            <text:p>-0,458305618929101</text:p>
          </table:table-cell>
          <table:table-cell table:formula="of:=[.O553]+[.$G$440]" office:value-type="float" office:value="-0.0845832539754744" calcext:value-type="float">
            <text:p>-0,0845832539754744</text:p>
          </table:table-cell>
          <table:table-cell table:formula="of:=[.P553]+[.$G$441]" office:value-type="float" office:value="0.590826285137527" calcext:value-type="float">
            <text:p>0,590826285137527</text:p>
          </table:table-cell>
          <table:table-cell table:formula="of:=[$Planilha1.$N$297]" office:value-type="float" office:value="14" calcext:value-type="float">
            <text:p>14</text:p>
          </table:table-cell>
          <table:table-cell table:formula="of:=[$Planilha1.$O$297]" office:value-type="float" office:value="6.57125187969924" calcext:value-type="float">
            <text:p>6,57125187969924</text:p>
          </table:table-cell>
          <table:table-cell table:formula="of:=[$Planilha1.$P$297]" office:value-type="float" office:value="0.469375134264232" calcext:value-type="float">
            <text:p>0,469375134264232</text:p>
          </table:table-cell>
          <table:table-cell table:formula="of:=([.D554]-[.J554])/[.Q554]" office:value-type="float" office:value="0.0178296742731359" calcext:value-type="float">
            <text:p>0,0178296742731359</text:p>
          </table:table-cell>
          <table:table-cell table:formula="of:=([.E554]-[.J554])/[.$Q554]" office:value-type="float" office:value="0.00390210361809669" calcext:value-type="float">
            <text:p>0,00390210361809669</text:p>
          </table:table-cell>
          <table:table-cell table:formula="of:=[$Planilha1.$Q$297]" office:value-type="float" office:value="1.73317069602726" calcext:value-type="float">
            <text:p>1,73317069602726</text:p>
          </table:table-cell>
          <table:table-cell table:formula="of:=[$Planilha1.$R$297]" office:value-type="float" office:value="213" calcext:value-type="float">
            <text:p>213</text:p>
          </table:table-cell>
          <table:table-cell table:number-columns-repeated="42"/>
          <table:table-cell table:formula="of:=[$Planilha1.$BI$297]" office:value-type="float" office:value="213" calcext:value-type="float">
            <text:p>213</text:p>
          </table:table-cell>
          <table:table-cell table:number-columns-repeated="41"/>
        </table:table-row>
        <table:table-row table:style-name="ro1">
          <table:table-cell table:formula="of:=[$Planilha1.$A$298]" office:value-type="float" office:value="214" calcext:value-type="float">
            <text:p>214</text:p>
          </table:table-cell>
          <table:table-cell table:formula="of:=[$Planilha1.$B$298]" office:value-type="float" office:value="101.669172932331" calcext:value-type="float">
            <text:p>101,669172932331</text:p>
          </table:table-cell>
          <table:table-cell table:formula="of:=[$Planilha1.$C$298]" office:value-type="float" office:value="-22.5491278195489" calcext:value-type="float">
            <text:p>-22,5491278195489</text:p>
          </table:table-cell>
          <table:table-cell table:formula="of:=[.D554]+[.$B$439]" office:value-type="float" office:value="0.252410778935936" calcext:value-type="float">
            <text:p>0,252410778935936</text:p>
          </table:table-cell>
          <table:table-cell table:formula="of:=[.E554]+[.$B$440]" office:value-type="float" office:value="0.0460187271927292" calcext:value-type="float">
            <text:p>0,0460187271927292</text:p>
          </table:table-cell>
          <table:table-cell table:formula="of:=[.F554]+[.$B$441]" office:value-type="float" office:value="0.726090622776153" calcext:value-type="float">
            <text:p>0,726090622776153</text:p>
          </table:table-cell>
          <table:table-cell table:number-columns-repeated="5"/>
          <table:table-cell table:formula="of:=[$Planilha1.$J$298]" office:value-type="float" office:value="88.2083333333332" calcext:value-type="float">
            <text:p>88,2083333333332</text:p>
          </table:table-cell>
          <table:table-cell table:formula="of:=[$Planilha1.$K$298]" office:value-type="float" office:value="-28.949" calcext:value-type="float">
            <text:p>-28,949</text:p>
          </table:table-cell>
          <table:table-cell table:formula="of:=[.N554]+[.$G$439]" office:value-type="float" office:value="-0.437048222685658" calcext:value-type="float">
            <text:p>-0,437048222685658</text:p>
          </table:table-cell>
          <table:table-cell table:formula="of:=[.O554]+[.$G$440]" office:value-type="float" office:value="-0.0895641883117743" calcext:value-type="float">
            <text:p>-0,0895641883117743</text:p>
          </table:table-cell>
          <table:table-cell table:formula="of:=[.P554]+[.$G$441]" office:value-type="float" office:value="0.598696323843317" calcext:value-type="float">
            <text:p>0,598696323843317</text:p>
          </table:table-cell>
          <table:table-cell table:formula="of:=[$Planilha1.$N$298]" office:value-type="float" office:value="14" calcext:value-type="float">
            <text:p>14</text:p>
          </table:table-cell>
          <table:table-cell table:formula="of:=[$Planilha1.$O$298]" office:value-type="float" office:value="6.39987218045112" calcext:value-type="float">
            <text:p>6,39987218045112</text:p>
          </table:table-cell>
          <table:table-cell table:formula="of:=[$Planilha1.$P$298]" office:value-type="float" office:value="0.45713372717508" calcext:value-type="float">
            <text:p>0,45713372717508</text:p>
          </table:table-cell>
          <table:table-cell table:formula="of:=([.D555]-[.J555])/[.Q555]" office:value-type="float" office:value="0.0180293413525669" calcext:value-type="float">
            <text:p>0,0180293413525669</text:p>
          </table:table-cell>
          <table:table-cell table:formula="of:=([.E555]-[.J555])/[.$Q555]" office:value-type="float" office:value="0.0032870519423378" calcext:value-type="float">
            <text:p>0,0032870519423378</text:p>
          </table:table-cell>
          <table:table-cell table:formula="of:=[$Planilha1.$Q$298]" office:value-type="float" office:value="1.69050600715834" calcext:value-type="float">
            <text:p>1,69050600715834</text:p>
          </table:table-cell>
          <table:table-cell table:formula="of:=[$Planilha1.$R$298]" office:value-type="float" office:value="214" calcext:value-type="float">
            <text:p>214</text:p>
          </table:table-cell>
          <table:table-cell table:number-columns-repeated="42"/>
          <table:table-cell table:formula="of:=[$Planilha1.$BI$298]" office:value-type="float" office:value="214" calcext:value-type="float">
            <text:p>214</text:p>
          </table:table-cell>
          <table:table-cell table:number-columns-repeated="41"/>
        </table:table-row>
        <table:table-row table:style-name="ro1">
          <table:table-cell table:formula="of:=[$Planilha1.$A$299]" office:value-type="float" office:value="215" calcext:value-type="float">
            <text:p>215</text:p>
          </table:table-cell>
          <table:table-cell table:formula="of:=[$Planilha1.$B$299]" office:value-type="float" office:value="101.451127819549" calcext:value-type="float">
            <text:p>101,451127819549</text:p>
          </table:table-cell>
          <table:table-cell table:formula="of:=[$Planilha1.$C$299]" office:value-type="float" office:value="-22.556007518797" calcext:value-type="float">
            <text:p>-22,556007518797</text:p>
          </table:table-cell>
          <table:table-cell table:formula="of:=[.D555]+[.$B$439]" office:value-type="float" office:value="0.255206118047969" calcext:value-type="float">
            <text:p>0,255206118047969</text:p>
          </table:table-cell>
          <table:table-cell table:formula="of:=[.E555]+[.$B$440]" office:value-type="float" office:value="0.0374080037321047" calcext:value-type="float">
            <text:p>0,0374080037321047</text:p>
          </table:table-cell>
          <table:table-cell table:formula="of:=[.F555]+[.$B$441]" office:value-type="float" office:value="0.730549005453547" calcext:value-type="float">
            <text:p>0,730549005453547</text:p>
          </table:table-cell>
          <table:table-cell table:number-columns-repeated="5"/>
          <table:table-cell table:formula="of:=[$Planilha1.$J$299]" office:value-type="float" office:value="88.3541666666666" calcext:value-type="float">
            <text:p>88,3541666666666</text:p>
          </table:table-cell>
          <table:table-cell table:formula="of:=[$Planilha1.$K$299]" office:value-type="float" office:value="-28.7845" calcext:value-type="float">
            <text:p>-28,7845</text:p>
          </table:table-cell>
          <table:table-cell table:formula="of:=[.N555]+[.$G$439]" office:value-type="float" office:value="-0.415790826442215" calcext:value-type="float">
            <text:p>-0,415790826442215</text:p>
          </table:table-cell>
          <table:table-cell table:formula="of:=[.O555]+[.$G$440]" office:value-type="float" office:value="-0.0945451226480743" calcext:value-type="float">
            <text:p>-0,0945451226480743</text:p>
          </table:table-cell>
          <table:table-cell table:formula="of:=[.P555]+[.$G$441]" office:value-type="float" office:value="0.606566362549106" calcext:value-type="float">
            <text:p>0,606566362549106</text:p>
          </table:table-cell>
          <table:table-cell table:formula="of:=[$Planilha1.$N$299]" office:value-type="float" office:value="13" calcext:value-type="float">
            <text:p>13</text:p>
          </table:table-cell>
          <table:table-cell table:formula="of:=[$Planilha1.$O$299]" office:value-type="float" office:value="6.228492481203" calcext:value-type="float">
            <text:p>6,228492481203</text:p>
          </table:table-cell>
          <table:table-cell table:formula="of:=[$Planilha1.$P$299]" office:value-type="float" office:value="0.479114806246385" calcext:value-type="float">
            <text:p>0,479114806246385</text:p>
          </table:table-cell>
          <table:table-cell table:formula="of:=([.D556]-[.J556])/[.Q556]" office:value-type="float" office:value="0.0196312398498438" calcext:value-type="float">
            <text:p>0,0196312398498438</text:p>
          </table:table-cell>
          <table:table-cell table:formula="of:=([.E556]-[.J556])/[.$Q556]" office:value-type="float" office:value="0.00287753874862344" calcext:value-type="float">
            <text:p>0,00287753874862344</text:p>
          </table:table-cell>
          <table:table-cell table:formula="of:=[$Planilha1.$Q$299]" office:value-type="float" office:value="1.77459834277322" calcext:value-type="float">
            <text:p>1,77459834277322</text:p>
          </table:table-cell>
          <table:table-cell table:formula="of:=[$Planilha1.$R$299]" office:value-type="float" office:value="215" calcext:value-type="float">
            <text:p>215</text:p>
          </table:table-cell>
          <table:table-cell table:number-columns-repeated="42"/>
          <table:table-cell table:formula="of:=[$Planilha1.$BI$299]" office:value-type="float" office:value="215" calcext:value-type="float">
            <text:p>215</text:p>
          </table:table-cell>
          <table:table-cell table:number-columns-repeated="41"/>
        </table:table-row>
        <table:table-row table:style-name="ro1">
          <table:table-cell table:formula="of:=[$Planilha1.$A$300]" office:value-type="float" office:value="216" calcext:value-type="float">
            <text:p>216</text:p>
          </table:table-cell>
          <table:table-cell table:formula="of:=[$Planilha1.$B$300]" office:value-type="float" office:value="101.233082706767" calcext:value-type="float">
            <text:p>101,233082706767</text:p>
          </table:table-cell>
          <table:table-cell table:formula="of:=[$Planilha1.$C$300]" office:value-type="float" office:value="-22.5628872180451" calcext:value-type="float">
            <text:p>-22,5628872180451</text:p>
          </table:table-cell>
          <table:table-cell table:formula="of:=[.D556]+[.$B$439]" office:value-type="float" office:value="0.258001457160002" calcext:value-type="float">
            <text:p>0,258001457160002</text:p>
          </table:table-cell>
          <table:table-cell table:formula="of:=[.E556]+[.$B$440]" office:value-type="float" office:value="0.0287972802714803" calcext:value-type="float">
            <text:p>0,0287972802714803</text:p>
          </table:table-cell>
          <table:table-cell table:formula="of:=[.F556]+[.$B$441]" office:value-type="float" office:value="0.73500738813094" calcext:value-type="float">
            <text:p>0,73500738813094</text:p>
          </table:table-cell>
          <table:table-cell table:number-columns-repeated="5"/>
          <table:table-cell table:formula="of:=[$Planilha1.$J$300]" office:value-type="float" office:value="88.4999999999999" calcext:value-type="float">
            <text:p>88,4999999999999</text:p>
          </table:table-cell>
          <table:table-cell table:formula="of:=[$Planilha1.$K$300]" office:value-type="float" office:value="-28.62" calcext:value-type="float">
            <text:p>-28,62</text:p>
          </table:table-cell>
          <table:table-cell table:formula="of:=[.N556]+[.$G$439]" office:value-type="float" office:value="-0.394533430198772" calcext:value-type="float">
            <text:p>-0,394533430198772</text:p>
          </table:table-cell>
          <table:table-cell table:formula="of:=[.O556]+[.$G$440]" office:value-type="float" office:value="-0.0995260569843743" calcext:value-type="float">
            <text:p>-0,0995260569843743</text:p>
          </table:table-cell>
          <table:table-cell table:formula="of:=[.P556]+[.$G$441]" office:value-type="float" office:value="0.614436401254896" calcext:value-type="float">
            <text:p>0,614436401254896</text:p>
          </table:table-cell>
          <table:table-cell table:formula="of:=[$Planilha1.$N$300]" office:value-type="float" office:value="13" calcext:value-type="float">
            <text:p>13</text:p>
          </table:table-cell>
          <table:table-cell table:formula="of:=[$Planilha1.$O$300]" office:value-type="float" office:value="6.05711278195488" calcext:value-type="float">
            <text:p>6,05711278195488</text:p>
          </table:table-cell>
          <table:table-cell table:formula="of:=[$Planilha1.$P$300]" office:value-type="float" office:value="0.465931752458068" calcext:value-type="float">
            <text:p>0,465931752458068</text:p>
          </table:table-cell>
          <table:table-cell table:formula="of:=([.D557]-[.J557])/[.Q557]" office:value-type="float" office:value="0.0198462659353848" calcext:value-type="float">
            <text:p>0,0198462659353848</text:p>
          </table:table-cell>
          <table:table-cell table:formula="of:=([.E557]-[.J557])/[.$Q557]" office:value-type="float" office:value="0.00221517540549848" calcext:value-type="float">
            <text:p>0,00221517540549848</text:p>
          </table:table-cell>
          <table:table-cell table:formula="of:=[$Planilha1.$Q$300]" office:value-type="float" office:value="1.72865175476054" calcext:value-type="float">
            <text:p>1,72865175476054</text:p>
          </table:table-cell>
          <table:table-cell table:formula="of:=[$Planilha1.$R$300]" office:value-type="float" office:value="216" calcext:value-type="float">
            <text:p>216</text:p>
          </table:table-cell>
          <table:table-cell table:number-columns-repeated="42"/>
          <table:table-cell table:formula="of:=[$Planilha1.$BI$300]" office:value-type="float" office:value="216" calcext:value-type="float">
            <text:p>216</text:p>
          </table:table-cell>
          <table:table-cell table:number-columns-repeated="41"/>
        </table:table-row>
        <table:table-row table:style-name="ro1">
          <table:table-cell table:formula="of:=[$Planilha1.$A$301]" office:value-type="float" office:value="217" calcext:value-type="float">
            <text:p>217</text:p>
          </table:table-cell>
          <table:table-cell table:formula="of:=[$Planilha1.$B$301]" office:value-type="float" office:value="101.015037593985" calcext:value-type="float">
            <text:p>101,015037593985</text:p>
          </table:table-cell>
          <table:table-cell table:formula="of:=[$Planilha1.$C$301]" office:value-type="float" office:value="-22.5697669172932" calcext:value-type="float">
            <text:p>-22,5697669172932</text:p>
          </table:table-cell>
          <table:table-cell table:formula="of:=[.D557]+[.$B$439]" office:value-type="float" office:value="0.260796796272035" calcext:value-type="float">
            <text:p>0,260796796272035</text:p>
          </table:table-cell>
          <table:table-cell table:formula="of:=[.E557]+[.$B$440]" office:value-type="float" office:value="0.0201865568108559" calcext:value-type="float">
            <text:p>0,0201865568108559</text:p>
          </table:table-cell>
          <table:table-cell table:formula="of:=[.F557]+[.$B$441]" office:value-type="float" office:value="0.739465770808333" calcext:value-type="float">
            <text:p>0,739465770808333</text:p>
          </table:table-cell>
          <table:table-cell table:number-columns-repeated="5"/>
          <table:table-cell table:formula="of:=[$Planilha1.$J$301]" office:value-type="float" office:value="88.6458333333332" calcext:value-type="float">
            <text:p>88,6458333333332</text:p>
          </table:table-cell>
          <table:table-cell table:formula="of:=[$Planilha1.$K$301]" office:value-type="float" office:value="-28.4555" calcext:value-type="float">
            <text:p>-28,4555</text:p>
          </table:table-cell>
          <table:table-cell table:formula="of:=[.N557]+[.$G$439]" office:value-type="float" office:value="-0.37327603395533" calcext:value-type="float">
            <text:p>-0,37327603395533</text:p>
          </table:table-cell>
          <table:table-cell table:formula="of:=[.O557]+[.$G$440]" office:value-type="float" office:value="-0.104506991320674" calcext:value-type="float">
            <text:p>-0,104506991320674</text:p>
          </table:table-cell>
          <table:table-cell table:formula="of:=[.P557]+[.$G$441]" office:value-type="float" office:value="0.622306439960685" calcext:value-type="float">
            <text:p>0,622306439960685</text:p>
          </table:table-cell>
          <table:table-cell table:formula="of:=[$Planilha1.$N$301]" office:value-type="float" office:value="12" calcext:value-type="float">
            <text:p>12</text:p>
          </table:table-cell>
          <table:table-cell table:formula="of:=[$Planilha1.$O$301]" office:value-type="float" office:value="5.88573308270676" calcext:value-type="float">
            <text:p>5,88573308270676</text:p>
          </table:table-cell>
          <table:table-cell table:formula="of:=[$Planilha1.$P$301]" office:value-type="float" office:value="0.49047775689223" calcext:value-type="float">
            <text:p>0,49047775689223</text:p>
          </table:table-cell>
          <table:table-cell table:formula="of:=([.D558]-[.J558])/[.Q558]" office:value-type="float" office:value="0.0217330663560029" calcext:value-type="float">
            <text:p>0,0217330663560029</text:p>
          </table:table-cell>
          <table:table-cell table:formula="of:=([.E558]-[.J558])/[.$Q558]" office:value-type="float" office:value="0.00168221306757132" calcext:value-type="float">
            <text:p>0,00168221306757132</text:p>
          </table:table-cell>
          <table:table-cell table:formula="of:=[$Planilha1.$Q$301]" office:value-type="float" office:value="1.82293059731018" calcext:value-type="float">
            <text:p>1,82293059731018</text:p>
          </table:table-cell>
          <table:table-cell table:formula="of:=[$Planilha1.$R$301]" office:value-type="float" office:value="217" calcext:value-type="float">
            <text:p>217</text:p>
          </table:table-cell>
          <table:table-cell table:number-columns-repeated="42"/>
          <table:table-cell table:formula="of:=[$Planilha1.$BI$301]" office:value-type="float" office:value="217" calcext:value-type="float">
            <text:p>217</text:p>
          </table:table-cell>
          <table:table-cell table:number-columns-repeated="41"/>
        </table:table-row>
        <table:table-row table:style-name="ro1">
          <table:table-cell table:formula="of:=[$Planilha1.$A$302]" office:value-type="float" office:value="218" calcext:value-type="float">
            <text:p>218</text:p>
          </table:table-cell>
          <table:table-cell table:formula="of:=[$Planilha1.$B$302]" office:value-type="float" office:value="100.796992481203" calcext:value-type="float">
            <text:p>100,796992481203</text:p>
          </table:table-cell>
          <table:table-cell table:formula="of:=[$Planilha1.$C$302]" office:value-type="float" office:value="-22.5766466165414" calcext:value-type="float">
            <text:p>-22,5766466165414</text:p>
          </table:table-cell>
          <table:table-cell table:formula="of:=[.D558]+[.$B$439]" office:value-type="float" office:value="0.263592135384068" calcext:value-type="float">
            <text:p>0,263592135384068</text:p>
          </table:table-cell>
          <table:table-cell table:formula="of:=[.E558]+[.$B$440]" office:value-type="float" office:value="0.0115758333502314" calcext:value-type="float">
            <text:p>0,0115758333502314</text:p>
          </table:table-cell>
          <table:table-cell table:formula="of:=[.F558]+[.$B$441]" office:value-type="float" office:value="0.743924153485727" calcext:value-type="float">
            <text:p>0,743924153485727</text:p>
          </table:table-cell>
          <table:table-cell table:number-columns-repeated="5"/>
          <table:table-cell table:formula="of:=[$Planilha1.$J$302]" office:value-type="float" office:value="88.7916666666665" calcext:value-type="float">
            <text:p>88,7916666666665</text:p>
          </table:table-cell>
          <table:table-cell table:formula="of:=[$Planilha1.$K$302]" office:value-type="float" office:value="-28.291" calcext:value-type="float">
            <text:p>-28,291</text:p>
          </table:table-cell>
          <table:table-cell table:formula="of:=[.N558]+[.$G$439]" office:value-type="float" office:value="-0.352018637711887" calcext:value-type="float">
            <text:p>-0,352018637711887</text:p>
          </table:table-cell>
          <table:table-cell table:formula="of:=[.O558]+[.$G$440]" office:value-type="float" office:value="-0.109487925656974" calcext:value-type="float">
            <text:p>-0,109487925656974</text:p>
          </table:table-cell>
          <table:table-cell table:formula="of:=[.P558]+[.$G$441]" office:value-type="float" office:value="0.630176478666474" calcext:value-type="float">
            <text:p>0,630176478666474</text:p>
          </table:table-cell>
          <table:table-cell table:formula="of:=[$Planilha1.$N$302]" office:value-type="float" office:value="12" calcext:value-type="float">
            <text:p>12</text:p>
          </table:table-cell>
          <table:table-cell table:formula="of:=[$Planilha1.$O$302]" office:value-type="float" office:value="5.71435338345864" calcext:value-type="float">
            <text:p>5,71435338345864</text:p>
          </table:table-cell>
          <table:table-cell table:formula="of:=[$Planilha1.$P$302]" office:value-type="float" office:value="0.47619611528822" calcext:value-type="float">
            <text:p>0,47619611528822</text:p>
          </table:table-cell>
          <table:table-cell table:formula="of:=([.D559]-[.J559])/[.Q559]" office:value-type="float" office:value="0.0219660112820057" calcext:value-type="float">
            <text:p>0,0219660112820057</text:p>
          </table:table-cell>
          <table:table-cell table:formula="of:=([.E559]-[.J559])/[.$Q559]" office:value-type="float" office:value="0.000964652779185952" calcext:value-type="float">
            <text:p>0,000964652779185952</text:p>
          </table:table-cell>
          <table:table-cell table:formula="of:=[$Planilha1.$Q$302]" office:value-type="float" office:value="1.77315512696311" calcext:value-type="float">
            <text:p>1,77315512696311</text:p>
          </table:table-cell>
          <table:table-cell table:formula="of:=[$Planilha1.$R$302]" office:value-type="float" office:value="218" calcext:value-type="float">
            <text:p>218</text:p>
          </table:table-cell>
          <table:table-cell table:number-columns-repeated="42"/>
          <table:table-cell table:formula="of:=[$Planilha1.$BI$302]" office:value-type="float" office:value="218" calcext:value-type="float">
            <text:p>218</text:p>
          </table:table-cell>
          <table:table-cell table:number-columns-repeated="41"/>
        </table:table-row>
        <table:table-row table:style-name="ro1">
          <table:table-cell table:formula="of:=[$Planilha1.$A$303]" office:value-type="float" office:value="219" calcext:value-type="float">
            <text:p>219</text:p>
          </table:table-cell>
          <table:table-cell table:formula="of:=[$Planilha1.$B$303]" office:value-type="float" office:value="100.578947368422" calcext:value-type="float">
            <text:p>100,578947368422</text:p>
          </table:table-cell>
          <table:table-cell table:formula="of:=[$Planilha1.$C$303]" office:value-type="float" office:value="-22.5835263157895" calcext:value-type="float">
            <text:p>-22,5835263157895</text:p>
          </table:table-cell>
          <table:table-cell table:formula="of:=[.D559]+[.$B$439]" office:value-type="float" office:value="0.266387474496101" calcext:value-type="float">
            <text:p>0,266387474496101</text:p>
          </table:table-cell>
          <table:table-cell table:formula="of:=[.E559]+[.$B$440]" office:value-type="float" office:value="0.00296510988960699" calcext:value-type="float">
            <text:p>0,00296510988960699</text:p>
          </table:table-cell>
          <table:table-cell table:formula="of:=[.F559]+[.$B$441]" office:value-type="float" office:value="0.74838253616312" calcext:value-type="float">
            <text:p>0,74838253616312</text:p>
          </table:table-cell>
          <table:table-cell table:number-columns-repeated="5"/>
          <table:table-cell table:formula="of:=[$Planilha1.$J$303]" office:value-type="float" office:value="88.9374999999999" calcext:value-type="float">
            <text:p>88,9374999999999</text:p>
          </table:table-cell>
          <table:table-cell table:formula="of:=[$Planilha1.$K$303]" office:value-type="float" office:value="-28.1265" calcext:value-type="float">
            <text:p>-28,1265</text:p>
          </table:table-cell>
          <table:table-cell table:formula="of:=[.N559]+[.$G$439]" office:value-type="float" office:value="-0.330761241468444" calcext:value-type="float">
            <text:p>-0,330761241468444</text:p>
          </table:table-cell>
          <table:table-cell table:formula="of:=[.O559]+[.$G$440]" office:value-type="float" office:value="-0.114468859993274" calcext:value-type="float">
            <text:p>-0,114468859993274</text:p>
          </table:table-cell>
          <table:table-cell table:formula="of:=[.P559]+[.$G$441]" office:value-type="float" office:value="0.638046517372264" calcext:value-type="float">
            <text:p>0,638046517372264</text:p>
          </table:table-cell>
          <table:table-cell table:formula="of:=[$Planilha1.$N$303]" office:value-type="float" office:value="12" calcext:value-type="float">
            <text:p>12</text:p>
          </table:table-cell>
          <table:table-cell table:formula="of:=[$Planilha1.$O$303]" office:value-type="float" office:value="5.54297368421052" calcext:value-type="float">
            <text:p>5,54297368421052</text:p>
          </table:table-cell>
          <table:table-cell table:formula="of:=[$Planilha1.$P$303]" office:value-type="float" office:value="0.46191447368421" calcext:value-type="float">
            <text:p>0,46191447368421</text:p>
          </table:table-cell>
          <table:table-cell table:formula="of:=([.D560]-[.J560])/[.Q560]" office:value-type="float" office:value="0.0221989562080084" calcext:value-type="float">
            <text:p>0,0221989562080084</text:p>
          </table:table-cell>
          <table:table-cell table:formula="of:=([.E560]-[.J560])/[.$Q560]" office:value-type="float" office:value="0.000247092490800582" calcext:value-type="float">
            <text:p>0,000247092490800582</text:p>
          </table:table-cell>
          <table:table-cell table:formula="of:=[$Planilha1.$Q$303]" office:value-type="float" office:value="1.72337965661604" calcext:value-type="float">
            <text:p>1,72337965661604</text:p>
          </table:table-cell>
          <table:table-cell table:formula="of:=[$Planilha1.$R$303]" office:value-type="float" office:value="219" calcext:value-type="float">
            <text:p>219</text:p>
          </table:table-cell>
          <table:table-cell table:number-columns-repeated="42"/>
          <table:table-cell table:formula="of:=[$Planilha1.$BI$303]" office:value-type="float" office:value="219" calcext:value-type="float">
            <text:p>219</text:p>
          </table:table-cell>
          <table:table-cell table:number-columns-repeated="41"/>
        </table:table-row>
        <table:table-row table:style-name="ro1">
          <table:table-cell table:formula="of:=[$Planilha1.$A$304]" office:value-type="float" office:value="220" calcext:value-type="float">
            <text:p>220</text:p>
          </table:table-cell>
          <table:table-cell table:formula="of:=[$Planilha1.$B$304]" office:value-type="float" office:value="100.36090225564" calcext:value-type="float">
            <text:p>100,36090225564</text:p>
          </table:table-cell>
          <table:table-cell table:formula="of:=[$Planilha1.$C$304]" office:value-type="float" office:value="-22.5904060150376" calcext:value-type="float">
            <text:p>-22,5904060150376</text:p>
          </table:table-cell>
          <table:table-cell table:formula="of:=[.D560]+[.$B$439]" office:value-type="float" office:value="0.269182813608134" calcext:value-type="float">
            <text:p>0,269182813608134</text:p>
          </table:table-cell>
          <table:table-cell table:formula="of:=[.E560]+[.$B$440]" office:value-type="float" office:value="-0.00564561357101745" calcext:value-type="float">
            <text:p>-0,00564561357101745</text:p>
          </table:table-cell>
          <table:table-cell table:formula="of:=[.F560]+[.$B$441]" office:value-type="float" office:value="0.752840918840513" calcext:value-type="float">
            <text:p>0,752840918840513</text:p>
          </table:table-cell>
          <table:table-cell table:number-columns-repeated="5"/>
          <table:table-cell table:formula="of:=[$Planilha1.$J$304]" office:value-type="float" office:value="89.0833333333332" calcext:value-type="float">
            <text:p>89,0833333333332</text:p>
          </table:table-cell>
          <table:table-cell table:formula="of:=[$Planilha1.$K$304]" office:value-type="float" office:value="-27.962" calcext:value-type="float">
            <text:p>-27,962</text:p>
          </table:table-cell>
          <table:table-cell table:formula="of:=[.N560]+[.$G$439]" office:value-type="float" office:value="-0.309503845225001" calcext:value-type="float">
            <text:p>-0,309503845225001</text:p>
          </table:table-cell>
          <table:table-cell table:formula="of:=[.O560]+[.$G$440]" office:value-type="float" office:value="-0.119449794329574" calcext:value-type="float">
            <text:p>-0,119449794329574</text:p>
          </table:table-cell>
          <table:table-cell table:formula="of:=[.P560]+[.$G$441]" office:value-type="float" office:value="0.645916556078053" calcext:value-type="float">
            <text:p>0,645916556078053</text:p>
          </table:table-cell>
          <table:table-cell table:formula="of:=[$Planilha1.$N$304]" office:value-type="float" office:value="11" calcext:value-type="float">
            <text:p>11</text:p>
          </table:table-cell>
          <table:table-cell table:formula="of:=[$Planilha1.$O$304]" office:value-type="float" office:value="5.3715939849624" calcext:value-type="float">
            <text:p>5,3715939849624</text:p>
          </table:table-cell>
          <table:table-cell table:formula="of:=[$Planilha1.$P$304]" office:value-type="float" office:value="0.488326725905673" calcext:value-type="float">
            <text:p>0,488326725905673</text:p>
          </table:table-cell>
          <table:table-cell table:formula="of:=([.D561]-[.J561])/[.Q561]" office:value-type="float" office:value="0.0244711648734667" calcext:value-type="float">
            <text:p>0,0244711648734667</text:p>
          </table:table-cell>
          <table:table-cell table:formula="of:=([.E561]-[.J561])/[.$Q561]" office:value-type="float" office:value="-0.000513237597365223" calcext:value-type="float">
            <text:p>-0,000513237597365223</text:p>
          </table:table-cell>
          <table:table-cell table:formula="of:=[$Planilha1.$Q$304]" office:value-type="float" office:value="1.82575002138433" calcext:value-type="float">
            <text:p>1,82575002138433</text:p>
          </table:table-cell>
          <table:table-cell table:formula="of:=[$Planilha1.$R$304]" office:value-type="float" office:value="220" calcext:value-type="float">
            <text:p>220</text:p>
          </table:table-cell>
          <table:table-cell table:number-columns-repeated="42"/>
          <table:table-cell table:formula="of:=[$Planilha1.$BI$304]" office:value-type="float" office:value="220" calcext:value-type="float">
            <text:p>220</text:p>
          </table:table-cell>
          <table:table-cell table:number-columns-repeated="41"/>
        </table:table-row>
        <table:table-row table:style-name="ro1">
          <table:table-cell table:formula="of:=[$Planilha1.$A$305]" office:value-type="float" office:value="221" calcext:value-type="float">
            <text:p>221</text:p>
          </table:table-cell>
          <table:table-cell table:formula="of:=[$Planilha1.$B$305]" office:value-type="float" office:value="100.142857142858" calcext:value-type="float">
            <text:p>100,142857142858</text:p>
          </table:table-cell>
          <table:table-cell table:formula="of:=[$Planilha1.$C$305]" office:value-type="float" office:value="-22.5972857142857" calcext:value-type="float">
            <text:p>-22,5972857142857</text:p>
          </table:table-cell>
          <table:table-cell table:formula="of:=[.D561]+[.$B$439]" office:value-type="float" office:value="0.271978152720167" calcext:value-type="float">
            <text:p>0,271978152720167</text:p>
          </table:table-cell>
          <table:table-cell table:formula="of:=[.E561]+[.$B$440]" office:value-type="float" office:value="-0.0142563370316419" calcext:value-type="float">
            <text:p>-0,0142563370316419</text:p>
          </table:table-cell>
          <table:table-cell table:formula="of:=[.F561]+[.$B$441]" office:value-type="float" office:value="0.757299301517906" calcext:value-type="float">
            <text:p>0,757299301517906</text:p>
          </table:table-cell>
          <table:table-cell table:number-columns-repeated="5"/>
          <table:table-cell table:formula="of:=[$Planilha1.$J$305]" office:value-type="float" office:value="89.2291666666665" calcext:value-type="float">
            <text:p>89,2291666666665</text:p>
          </table:table-cell>
          <table:table-cell table:formula="of:=[$Planilha1.$K$305]" office:value-type="float" office:value="-27.7975" calcext:value-type="float">
            <text:p>-27,7975</text:p>
          </table:table-cell>
          <table:table-cell table:formula="of:=[.N561]+[.$G$439]" office:value-type="float" office:value="-0.288246448981558" calcext:value-type="float">
            <text:p>-0,288246448981558</text:p>
          </table:table-cell>
          <table:table-cell table:formula="of:=[.O561]+[.$G$440]" office:value-type="float" office:value="-0.124430728665874" calcext:value-type="float">
            <text:p>-0,124430728665874</text:p>
          </table:table-cell>
          <table:table-cell table:formula="of:=[.P561]+[.$G$441]" office:value-type="float" office:value="0.653786594783843" calcext:value-type="float">
            <text:p>0,653786594783843</text:p>
          </table:table-cell>
          <table:table-cell table:formula="of:=[$Planilha1.$N$305]" office:value-type="float" office:value="11" calcext:value-type="float">
            <text:p>11</text:p>
          </table:table-cell>
          <table:table-cell table:formula="of:=[$Planilha1.$O$305]" office:value-type="float" office:value="5.20021428571428" calcext:value-type="float">
            <text:p>5,20021428571428</text:p>
          </table:table-cell>
          <table:table-cell table:formula="of:=[$Planilha1.$P$305]" office:value-type="float" office:value="0.472746753246753" calcext:value-type="float">
            <text:p>0,472746753246753</text:p>
          </table:table-cell>
          <table:table-cell table:formula="of:=([.D562]-[.J562])/[.Q562]" office:value-type="float" office:value="0.0247252866109242" calcext:value-type="float">
            <text:p>0,0247252866109242</text:p>
          </table:table-cell>
          <table:table-cell table:formula="of:=([.E562]-[.J562])/[.$Q562]" office:value-type="float" office:value="-0.00129603063924017" calcext:value-type="float">
            <text:p>-0,00129603063924017</text:p>
          </table:table-cell>
          <table:table-cell table:formula="of:=[$Planilha1.$Q$305]" office:value-type="float" office:value="1.77144950827844" calcext:value-type="float">
            <text:p>1,77144950827844</text:p>
          </table:table-cell>
          <table:table-cell table:formula="of:=[$Planilha1.$R$305]" office:value-type="float" office:value="221" calcext:value-type="float">
            <text:p>221</text:p>
          </table:table-cell>
          <table:table-cell table:number-columns-repeated="42"/>
          <table:table-cell table:formula="of:=[$Planilha1.$BI$305]" office:value-type="float" office:value="221" calcext:value-type="float">
            <text:p>221</text:p>
          </table:table-cell>
          <table:table-cell table:number-columns-repeated="41"/>
        </table:table-row>
        <table:table-row table:style-name="ro1">
          <table:table-cell table:formula="of:=[$Planilha1.$A$306]" office:value-type="float" office:value="222" calcext:value-type="float">
            <text:p>222</text:p>
          </table:table-cell>
          <table:table-cell table:formula="of:=[$Planilha1.$B$306]" office:value-type="float" office:value="99.9248120300756" calcext:value-type="float">
            <text:p>99,9248120300756</text:p>
          </table:table-cell>
          <table:table-cell table:formula="of:=[$Planilha1.$C$306]" office:value-type="float" office:value="-22.6041654135338" calcext:value-type="float">
            <text:p>-22,6041654135338</text:p>
          </table:table-cell>
          <table:table-cell table:formula="of:=[.D562]+[.$B$439]" office:value-type="float" office:value="0.2747734918322" calcext:value-type="float">
            <text:p>0,2747734918322</text:p>
          </table:table-cell>
          <table:table-cell table:formula="of:=[.E562]+[.$B$440]" office:value-type="float" office:value="-0.0228670604922663" calcext:value-type="float">
            <text:p>-0,0228670604922663</text:p>
          </table:table-cell>
          <table:table-cell table:formula="of:=[.F562]+[.$B$441]" office:value-type="float" office:value="0.7617576841953" calcext:value-type="float">
            <text:p>0,7617576841953</text:p>
          </table:table-cell>
          <table:table-cell table:number-columns-repeated="5"/>
          <table:table-cell table:formula="of:=[$Planilha1.$J$306]" office:value-type="float" office:value="89.3749999999999" calcext:value-type="float">
            <text:p>89,3749999999999</text:p>
          </table:table-cell>
          <table:table-cell table:formula="of:=[$Planilha1.$K$306]" office:value-type="float" office:value="-27.633" calcext:value-type="float">
            <text:p>-27,633</text:p>
          </table:table-cell>
          <table:table-cell table:formula="of:=[.N562]+[.$G$439]" office:value-type="float" office:value="-0.266989052738116" calcext:value-type="float">
            <text:p>-0,266989052738116</text:p>
          </table:table-cell>
          <table:table-cell table:formula="of:=[.O562]+[.$G$440]" office:value-type="float" office:value="-0.129411663002174" calcext:value-type="float">
            <text:p>-0,129411663002174</text:p>
          </table:table-cell>
          <table:table-cell table:formula="of:=[.P562]+[.$G$441]" office:value-type="float" office:value="0.661656633489632" calcext:value-type="float">
            <text:p>0,661656633489632</text:p>
          </table:table-cell>
          <table:table-cell table:formula="of:=[$Planilha1.$N$306]" office:value-type="float" office:value="11" calcext:value-type="float">
            <text:p>11</text:p>
          </table:table-cell>
          <table:table-cell table:formula="of:=[$Planilha1.$O$306]" office:value-type="float" office:value="5.02883458646616" calcext:value-type="float">
            <text:p>5,02883458646616</text:p>
          </table:table-cell>
          <table:table-cell table:formula="of:=[$Planilha1.$P$306]" office:value-type="float" office:value="0.457166780587832" calcext:value-type="float">
            <text:p>0,457166780587832</text:p>
          </table:table-cell>
          <table:table-cell table:formula="of:=([.D563]-[.J563])/[.Q563]" office:value-type="float" office:value="0.0249794083483818" calcext:value-type="float">
            <text:p>0,0249794083483818</text:p>
          </table:table-cell>
          <table:table-cell table:formula="of:=([.E563]-[.J563])/[.$Q563]" office:value-type="float" office:value="-0.00207882368111512" calcext:value-type="float">
            <text:p>-0,00207882368111512</text:p>
          </table:table-cell>
          <table:table-cell table:formula="of:=[$Planilha1.$Q$306]" office:value-type="float" office:value="1.71714899517254" calcext:value-type="float">
            <text:p>1,71714899517254</text:p>
          </table:table-cell>
          <table:table-cell table:formula="of:=[$Planilha1.$R$306]" office:value-type="float" office:value="222" calcext:value-type="float">
            <text:p>222</text:p>
          </table:table-cell>
          <table:table-cell table:number-columns-repeated="42"/>
          <table:table-cell table:formula="of:=[$Planilha1.$BI$306]" office:value-type="float" office:value="222" calcext:value-type="float">
            <text:p>222</text:p>
          </table:table-cell>
          <table:table-cell table:number-columns-repeated="41"/>
        </table:table-row>
        <table:table-row table:style-name="ro1">
          <table:table-cell table:formula="of:=[$Planilha1.$A$307]" office:value-type="float" office:value="223" calcext:value-type="float">
            <text:p>223</text:p>
          </table:table-cell>
          <table:table-cell table:formula="of:=[$Planilha1.$B$307]" office:value-type="float" office:value="99.7067669172937" calcext:value-type="float">
            <text:p>99,7067669172937</text:p>
          </table:table-cell>
          <table:table-cell table:formula="of:=[$Planilha1.$C$307]" office:value-type="float" office:value="-22.611045112782" calcext:value-type="float">
            <text:p>-22,611045112782</text:p>
          </table:table-cell>
          <table:table-cell table:formula="of:=[.D563]+[.$B$439]" office:value-type="float" office:value="0.277568830944233" calcext:value-type="float">
            <text:p>0,277568830944233</text:p>
          </table:table-cell>
          <table:table-cell table:formula="of:=[.E563]+[.$B$440]" office:value-type="float" office:value="-0.0314777839528908" calcext:value-type="float">
            <text:p>-0,0314777839528908</text:p>
          </table:table-cell>
          <table:table-cell table:formula="of:=[.F563]+[.$B$441]" office:value-type="float" office:value="0.766216066872693" calcext:value-type="float">
            <text:p>0,766216066872693</text:p>
          </table:table-cell>
          <table:table-cell table:number-columns-repeated="5"/>
          <table:table-cell table:formula="of:=[$Planilha1.$J$307]" office:value-type="float" office:value="89.5208333333332" calcext:value-type="float">
            <text:p>89,5208333333332</text:p>
          </table:table-cell>
          <table:table-cell table:formula="of:=[$Planilha1.$K$307]" office:value-type="float" office:value="-27.4685" calcext:value-type="float">
            <text:p>-27,4685</text:p>
          </table:table-cell>
          <table:table-cell table:formula="of:=[.N563]+[.$G$439]" office:value-type="float" office:value="-0.245731656494673" calcext:value-type="float">
            <text:p>-0,245731656494673</text:p>
          </table:table-cell>
          <table:table-cell table:formula="of:=[.O563]+[.$G$440]" office:value-type="float" office:value="-0.134392597338474" calcext:value-type="float">
            <text:p>-0,134392597338474</text:p>
          </table:table-cell>
          <table:table-cell table:formula="of:=[.P563]+[.$G$441]" office:value-type="float" office:value="0.669526672195421" calcext:value-type="float">
            <text:p>0,669526672195421</text:p>
          </table:table-cell>
          <table:table-cell table:formula="of:=[$Planilha1.$N$307]" office:value-type="float" office:value="10" calcext:value-type="float">
            <text:p>10</text:p>
          </table:table-cell>
          <table:table-cell table:formula="of:=[$Planilha1.$O$307]" office:value-type="float" office:value="4.85745488721804" calcext:value-type="float">
            <text:p>4,85745488721804</text:p>
          </table:table-cell>
          <table:table-cell table:formula="of:=[$Planilha1.$P$307]" office:value-type="float" office:value="0.485745488721804" calcext:value-type="float">
            <text:p>0,485745488721804</text:p>
          </table:table-cell>
          <table:table-cell table:formula="of:=([.D564]-[.J564])/[.Q564]" office:value-type="float" office:value="0.0277568830944233" calcext:value-type="float">
            <text:p>0,0277568830944233</text:p>
          </table:table-cell>
          <table:table-cell table:formula="of:=([.E564]-[.J564])/[.$Q564]" office:value-type="float" office:value="-0.00314777839528908" calcext:value-type="float">
            <text:p>-0,00314777839528908</text:p>
          </table:table-cell>
          <table:table-cell table:formula="of:=[$Planilha1.$Q$307]" office:value-type="float" office:value="1.82913333027331" calcext:value-type="float">
            <text:p>1,82913333027331</text:p>
          </table:table-cell>
          <table:table-cell table:formula="of:=[$Planilha1.$R$307]" office:value-type="float" office:value="223" calcext:value-type="float">
            <text:p>223</text:p>
          </table:table-cell>
          <table:table-cell table:number-columns-repeated="42"/>
          <table:table-cell table:formula="of:=[$Planilha1.$BI$307]" office:value-type="float" office:value="223" calcext:value-type="float">
            <text:p>223</text:p>
          </table:table-cell>
          <table:table-cell table:number-columns-repeated="41"/>
        </table:table-row>
        <table:table-row table:style-name="ro1">
          <table:table-cell table:formula="of:=[$Planilha1.$A$308]" office:value-type="float" office:value="224" calcext:value-type="float">
            <text:p>224</text:p>
          </table:table-cell>
          <table:table-cell table:formula="of:=[$Planilha1.$B$308]" office:value-type="float" office:value="99.4887218045117" calcext:value-type="float">
            <text:p>99,4887218045117</text:p>
          </table:table-cell>
          <table:table-cell table:formula="of:=[$Planilha1.$C$308]" office:value-type="float" office:value="-22.6179248120301" calcext:value-type="float">
            <text:p>-22,6179248120301</text:p>
          </table:table-cell>
          <table:table-cell table:formula="of:=[.D564]+[.$B$439]" office:value-type="float" office:value="0.280364170056266" calcext:value-type="float">
            <text:p>0,280364170056266</text:p>
          </table:table-cell>
          <table:table-cell table:formula="of:=[.E564]+[.$B$440]" office:value-type="float" office:value="-0.0400885074135152" calcext:value-type="float">
            <text:p>-0,0400885074135152</text:p>
          </table:table-cell>
          <table:table-cell table:formula="of:=[.F564]+[.$B$441]" office:value-type="float" office:value="0.770674449550086" calcext:value-type="float">
            <text:p>0,770674449550086</text:p>
          </table:table-cell>
          <table:table-cell table:number-columns-repeated="5"/>
          <table:table-cell table:formula="of:=[$Planilha1.$J$308]" office:value-type="float" office:value="89.6666666666665" calcext:value-type="float">
            <text:p>89,6666666666665</text:p>
          </table:table-cell>
          <table:table-cell table:formula="of:=[$Planilha1.$K$308]" office:value-type="float" office:value="-27.304" calcext:value-type="float">
            <text:p>-27,304</text:p>
          </table:table-cell>
          <table:table-cell table:formula="of:=[.N564]+[.$G$439]" office:value-type="float" office:value="-0.22447426025123" calcext:value-type="float">
            <text:p>-0,22447426025123</text:p>
          </table:table-cell>
          <table:table-cell table:formula="of:=[.O564]+[.$G$440]" office:value-type="float" office:value="-0.139373531674774" calcext:value-type="float">
            <text:p>-0,139373531674774</text:p>
          </table:table-cell>
          <table:table-cell table:formula="of:=[.P564]+[.$G$441]" office:value-type="float" office:value="0.677396710901211" calcext:value-type="float">
            <text:p>0,677396710901211</text:p>
          </table:table-cell>
          <table:table-cell table:formula="of:=[$Planilha1.$N$308]" office:value-type="float" office:value="9" calcext:value-type="float">
            <text:p>9</text:p>
          </table:table-cell>
          <table:table-cell table:formula="of:=[$Planilha1.$O$308]" office:value-type="float" office:value="4.68607518796992" calcext:value-type="float">
            <text:p>4,68607518796992</text:p>
          </table:table-cell>
          <table:table-cell table:formula="of:=[$Planilha1.$P$308]" office:value-type="float" office:value="0.520675020885546" calcext:value-type="float">
            <text:p>0,520675020885546</text:p>
          </table:table-cell>
          <table:table-cell table:formula="of:=([.D565]-[.J565])/[.Q565]" office:value-type="float" office:value="0.0311515744506962" calcext:value-type="float">
            <text:p>0,0311515744506962</text:p>
          </table:table-cell>
          <table:table-cell table:formula="of:=([.E565]-[.J565])/[.$Q565]" office:value-type="float" office:value="-0.00445427860150169" calcext:value-type="float">
            <text:p>-0,00445427860150169</text:p>
          </table:table-cell>
          <table:table-cell table:formula="of:=[$Planilha1.$Q$308]" office:value-type="float" office:value="1.96600307317425" calcext:value-type="float">
            <text:p>1,96600307317425</text:p>
          </table:table-cell>
          <table:table-cell table:formula="of:=[$Planilha1.$R$308]" office:value-type="float" office:value="224" calcext:value-type="float">
            <text:p>224</text:p>
          </table:table-cell>
          <table:table-cell table:number-columns-repeated="42"/>
          <table:table-cell table:formula="of:=[$Planilha1.$BI$308]" office:value-type="float" office:value="224" calcext:value-type="float">
            <text:p>224</text:p>
          </table:table-cell>
          <table:table-cell table:number-columns-repeated="41"/>
        </table:table-row>
        <table:table-row table:style-name="ro1">
          <table:table-cell table:formula="of:=[$Planilha1.$A$309]" office:value-type="float" office:value="225" calcext:value-type="float">
            <text:p>225</text:p>
          </table:table-cell>
          <table:table-cell table:formula="of:=[$Planilha1.$B$309]" office:value-type="float" office:value="99.2706766917298" calcext:value-type="float">
            <text:p>99,2706766917298</text:p>
          </table:table-cell>
          <table:table-cell table:formula="of:=[$Planilha1.$C$309]" office:value-type="float" office:value="-22.6248045112782" calcext:value-type="float">
            <text:p>-22,6248045112782</text:p>
          </table:table-cell>
          <table:table-cell table:formula="of:=[.D565]+[.$B$439]" office:value-type="float" office:value="0.283159509168298" calcext:value-type="float">
            <text:p>0,283159509168298</text:p>
          </table:table-cell>
          <table:table-cell table:formula="of:=[.E565]+[.$B$440]" office:value-type="float" office:value="-0.0486992308741396" calcext:value-type="float">
            <text:p>-0,0486992308741396</text:p>
          </table:table-cell>
          <table:table-cell table:formula="of:=[.F565]+[.$B$441]" office:value-type="float" office:value="0.77513283222748" calcext:value-type="float">
            <text:p>0,77513283222748</text:p>
          </table:table-cell>
          <table:table-cell table:number-columns-repeated="5"/>
          <table:table-cell table:formula="of:=[$Planilha1.$J$309]" office:value-type="float" office:value="89.8124999999999" calcext:value-type="float">
            <text:p>89,8124999999999</text:p>
          </table:table-cell>
          <table:table-cell table:formula="of:=[$Planilha1.$K$309]" office:value-type="float" office:value="-27.1395" calcext:value-type="float">
            <text:p>-27,1395</text:p>
          </table:table-cell>
          <table:table-cell table:formula="of:=[.N565]+[.$G$439]" office:value-type="float" office:value="-0.203216864007787" calcext:value-type="float">
            <text:p>-0,203216864007787</text:p>
          </table:table-cell>
          <table:table-cell table:formula="of:=[.O565]+[.$G$440]" office:value-type="float" office:value="-0.144354466011074" calcext:value-type="float">
            <text:p>-0,144354466011074</text:p>
          </table:table-cell>
          <table:table-cell table:formula="of:=[.P565]+[.$G$441]" office:value-type="float" office:value="0.685266749607" calcext:value-type="float">
            <text:p>0,685266749607</text:p>
          </table:table-cell>
          <table:table-cell table:formula="of:=[$Planilha1.$N$309]" office:value-type="float" office:value="9" calcext:value-type="float">
            <text:p>9</text:p>
          </table:table-cell>
          <table:table-cell table:formula="of:=[$Planilha1.$O$309]" office:value-type="float" office:value="4.5146954887218" calcext:value-type="float">
            <text:p>4,5146954887218</text:p>
          </table:table-cell>
          <table:table-cell table:formula="of:=[$Planilha1.$P$309]" office:value-type="float" office:value="0.501632832080199" calcext:value-type="float">
            <text:p>0,501632832080199</text:p>
          </table:table-cell>
          <table:table-cell table:formula="of:=([.D566]-[.J566])/[.Q566]" office:value-type="float" office:value="0.0314621676853665" calcext:value-type="float">
            <text:p>0,0314621676853665</text:p>
          </table:table-cell>
          <table:table-cell table:formula="of:=([.E566]-[.J566])/[.$Q566]" office:value-type="float" office:value="-0.00541102565268218" calcext:value-type="float">
            <text:p>-0,00541102565268218</text:p>
          </table:table-cell>
          <table:table-cell table:formula="of:=[$Planilha1.$Q$309]" office:value-type="float" office:value="1.89963577937816" calcext:value-type="float">
            <text:p>1,89963577937816</text:p>
          </table:table-cell>
          <table:table-cell table:formula="of:=[$Planilha1.$R$309]" office:value-type="float" office:value="225" calcext:value-type="float">
            <text:p>225</text:p>
          </table:table-cell>
          <table:table-cell table:number-columns-repeated="42"/>
          <table:table-cell table:formula="of:=[$Planilha1.$BI$309]" office:value-type="float" office:value="225" calcext:value-type="float">
            <text:p>225</text:p>
          </table:table-cell>
          <table:table-cell table:number-columns-repeated="41"/>
        </table:table-row>
        <table:table-row table:style-name="ro1">
          <table:table-cell table:formula="of:=[$Planilha1.$A$310]" office:value-type="float" office:value="226" calcext:value-type="float">
            <text:p>226</text:p>
          </table:table-cell>
          <table:table-cell table:formula="of:=[$Planilha1.$B$310]" office:value-type="float" office:value="99.0526315789478" calcext:value-type="float">
            <text:p>99,0526315789478</text:p>
          </table:table-cell>
          <table:table-cell table:formula="of:=[$Planilha1.$C$310]" office:value-type="float" office:value="-22.6316842105263" calcext:value-type="float">
            <text:p>-22,6316842105263</text:p>
          </table:table-cell>
          <table:table-cell table:formula="of:=[.D566]+[.$B$439]" office:value-type="float" office:value="0.285954848280331" calcext:value-type="float">
            <text:p>0,285954848280331</text:p>
          </table:table-cell>
          <table:table-cell table:formula="of:=[.E566]+[.$B$440]" office:value-type="float" office:value="-0.0573099543347641" calcext:value-type="float">
            <text:p>-0,0573099543347641</text:p>
          </table:table-cell>
          <table:table-cell table:formula="of:=[.F566]+[.$B$441]" office:value-type="float" office:value="0.779591214904873" calcext:value-type="float">
            <text:p>0,779591214904873</text:p>
          </table:table-cell>
          <table:table-cell table:number-columns-repeated="5"/>
          <table:table-cell table:formula="of:=[$Planilha1.$J$310]" office:value-type="float" office:value="89.9583333333332" calcext:value-type="float">
            <text:p>89,9583333333332</text:p>
          </table:table-cell>
          <table:table-cell table:formula="of:=[$Planilha1.$K$310]" office:value-type="float" office:value="-26.975" calcext:value-type="float">
            <text:p>-26,975</text:p>
          </table:table-cell>
          <table:table-cell table:formula="of:=[.N566]+[.$G$439]" office:value-type="float" office:value="-0.181959467764344" calcext:value-type="float">
            <text:p>-0,181959467764344</text:p>
          </table:table-cell>
          <table:table-cell table:formula="of:=[.O566]+[.$G$440]" office:value-type="float" office:value="-0.149335400347374" calcext:value-type="float">
            <text:p>-0,149335400347374</text:p>
          </table:table-cell>
          <table:table-cell table:formula="of:=[.P566]+[.$G$441]" office:value-type="float" office:value="0.69313678831279" calcext:value-type="float">
            <text:p>0,69313678831279</text:p>
          </table:table-cell>
          <table:table-cell table:formula="of:=[$Planilha1.$N$310]" office:value-type="float" office:value="9" calcext:value-type="float">
            <text:p>9</text:p>
          </table:table-cell>
          <table:table-cell table:formula="of:=[$Planilha1.$O$310]" office:value-type="float" office:value="4.34331578947367" calcext:value-type="float">
            <text:p>4,34331578947367</text:p>
          </table:table-cell>
          <table:table-cell table:formula="of:=[$Planilha1.$P$310]" office:value-type="float" office:value="0.482590643274853" calcext:value-type="float">
            <text:p>0,482590643274853</text:p>
          </table:table-cell>
          <table:table-cell table:formula="of:=([.D567]-[.J567])/[.Q567]" office:value-type="float" office:value="0.0317727609200368" calcext:value-type="float">
            <text:p>0,0317727609200368</text:p>
          </table:table-cell>
          <table:table-cell table:formula="of:=([.E567]-[.J567])/[.$Q567]" office:value-type="float" office:value="-0.00636777270386267" calcext:value-type="float">
            <text:p>-0,00636777270386267</text:p>
          </table:table-cell>
          <table:table-cell table:formula="of:=[$Planilha1.$Q$310]" office:value-type="float" office:value="1.83326848558206" calcext:value-type="float">
            <text:p>1,83326848558206</text:p>
          </table:table-cell>
          <table:table-cell table:formula="of:=[$Planilha1.$R$310]" office:value-type="float" office:value="226" calcext:value-type="float">
            <text:p>226</text:p>
          </table:table-cell>
          <table:table-cell table:number-columns-repeated="42"/>
          <table:table-cell table:formula="of:=[$Planilha1.$BI$310]" office:value-type="float" office:value="226" calcext:value-type="float">
            <text:p>226</text:p>
          </table:table-cell>
          <table:table-cell table:number-columns-repeated="41"/>
        </table:table-row>
        <table:table-row table:style-name="ro1">
          <table:table-cell table:formula="of:=[$Planilha1.$A$311]" office:value-type="float" office:value="227" calcext:value-type="float">
            <text:p>227</text:p>
          </table:table-cell>
          <table:table-cell table:formula="of:=[$Planilha1.$B$311]" office:value-type="float" office:value="98.8345864661659" calcext:value-type="float">
            <text:p>98,8345864661659</text:p>
          </table:table-cell>
          <table:table-cell table:formula="of:=[$Planilha1.$C$311]" office:value-type="float" office:value="-22.6385639097744" calcext:value-type="float">
            <text:p>-22,6385639097744</text:p>
          </table:table-cell>
          <table:table-cell table:formula="of:=[.D567]+[.$B$439]" office:value-type="float" office:value="0.288750187392364" calcext:value-type="float">
            <text:p>0,288750187392364</text:p>
          </table:table-cell>
          <table:table-cell table:formula="of:=[.E567]+[.$B$440]" office:value-type="float" office:value="-0.0659206777953885" calcext:value-type="float">
            <text:p>-0,0659206777953885</text:p>
          </table:table-cell>
          <table:table-cell table:formula="of:=[.F567]+[.$B$441]" office:value-type="float" office:value="0.784049597582266" calcext:value-type="float">
            <text:p>0,784049597582266</text:p>
          </table:table-cell>
          <table:table-cell table:number-columns-repeated="5"/>
          <table:table-cell table:formula="of:=[$Planilha1.$J$311]" office:value-type="float" office:value="90.1041666666665" calcext:value-type="float">
            <text:p>90,1041666666665</text:p>
          </table:table-cell>
          <table:table-cell table:formula="of:=[$Planilha1.$K$311]" office:value-type="float" office:value="-26.8105" calcext:value-type="float">
            <text:p>-26,8105</text:p>
          </table:table-cell>
          <table:table-cell table:formula="of:=[.N567]+[.$G$439]" office:value-type="float" office:value="-0.160702071520902" calcext:value-type="float">
            <text:p>-0,160702071520902</text:p>
          </table:table-cell>
          <table:table-cell table:formula="of:=[.O567]+[.$G$440]" office:value-type="float" office:value="-0.154316334683674" calcext:value-type="float">
            <text:p>-0,154316334683674</text:p>
          </table:table-cell>
          <table:table-cell table:formula="of:=[.P567]+[.$G$441]" office:value-type="float" office:value="0.701006827018579" calcext:value-type="float">
            <text:p>0,701006827018579</text:p>
          </table:table-cell>
          <table:table-cell table:formula="of:=[$Planilha1.$N$311]" office:value-type="float" office:value="9" calcext:value-type="float">
            <text:p>9</text:p>
          </table:table-cell>
          <table:table-cell table:formula="of:=[$Planilha1.$O$311]" office:value-type="float" office:value="4.17193609022555" calcext:value-type="float">
            <text:p>4,17193609022555</text:p>
          </table:table-cell>
          <table:table-cell table:formula="of:=[$Planilha1.$P$311]" office:value-type="float" office:value="0.463548454469506" calcext:value-type="float">
            <text:p>0,463548454469506</text:p>
          </table:table-cell>
          <table:table-cell table:formula="of:=([.D568]-[.J568])/[.Q568]" office:value-type="float" office:value="0.0320833541547072" calcext:value-type="float">
            <text:p>0,0320833541547072</text:p>
          </table:table-cell>
          <table:table-cell table:formula="of:=([.E568]-[.J568])/[.$Q568]" office:value-type="float" office:value="-0.00732451975504316" calcext:value-type="float">
            <text:p>-0,00732451975504316</text:p>
          </table:table-cell>
          <table:table-cell table:formula="of:=[$Planilha1.$Q$311]" office:value-type="float" office:value="1.76690119178597" calcext:value-type="float">
            <text:p>1,76690119178597</text:p>
          </table:table-cell>
          <table:table-cell table:formula="of:=[$Planilha1.$R$311]" office:value-type="float" office:value="227" calcext:value-type="float">
            <text:p>227</text:p>
          </table:table-cell>
          <table:table-cell table:number-columns-repeated="42"/>
          <table:table-cell table:formula="of:=[$Planilha1.$BI$311]" office:value-type="float" office:value="227" calcext:value-type="float">
            <text:p>227</text:p>
          </table:table-cell>
          <table:table-cell table:number-columns-repeated="41"/>
        </table:table-row>
        <table:table-row table:style-name="ro1">
          <table:table-cell table:formula="of:=[$Planilha1.$A$312]" office:value-type="float" office:value="228" calcext:value-type="float">
            <text:p>228</text:p>
          </table:table-cell>
          <table:table-cell table:formula="of:=[$Planilha1.$B$312]" office:value-type="float" office:value="98.6165413533839" calcext:value-type="float">
            <text:p>98,6165413533839</text:p>
          </table:table-cell>
          <table:table-cell table:formula="of:=[$Planilha1.$C$312]" office:value-type="float" office:value="-22.6454436090226" calcext:value-type="float">
            <text:p>-22,6454436090226</text:p>
          </table:table-cell>
          <table:table-cell table:formula="of:=[.D568]+[.$B$439]" office:value-type="float" office:value="0.291545526504397" calcext:value-type="float">
            <text:p>0,291545526504397</text:p>
          </table:table-cell>
          <table:table-cell table:formula="of:=[.E568]+[.$B$440]" office:value-type="float" office:value="-0.0745314012560129" calcext:value-type="float">
            <text:p>-0,0745314012560129</text:p>
          </table:table-cell>
          <table:table-cell table:formula="of:=[.F568]+[.$B$441]" office:value-type="float" office:value="0.78850798025966" calcext:value-type="float">
            <text:p>0,78850798025966</text:p>
          </table:table-cell>
          <table:table-cell table:number-columns-repeated="5"/>
          <table:table-cell table:formula="of:=[$Planilha1.$J$312]" office:value-type="float" office:value="90.2499999999998" calcext:value-type="float">
            <text:p>90,2499999999998</text:p>
          </table:table-cell>
          <table:table-cell table:formula="of:=[$Planilha1.$K$312]" office:value-type="float" office:value="-26.646" calcext:value-type="float">
            <text:p>-26,646</text:p>
          </table:table-cell>
          <table:table-cell table:formula="of:=[.N568]+[.$G$439]" office:value-type="float" office:value="-0.139444675277459" calcext:value-type="float">
            <text:p>-0,139444675277459</text:p>
          </table:table-cell>
          <table:table-cell table:formula="of:=[.O568]+[.$G$440]" office:value-type="float" office:value="-0.159297269019974" calcext:value-type="float">
            <text:p>-0,159297269019974</text:p>
          </table:table-cell>
          <table:table-cell table:formula="of:=[.P568]+[.$G$441]" office:value-type="float" office:value="0.708876865724368" calcext:value-type="float">
            <text:p>0,708876865724368</text:p>
          </table:table-cell>
          <table:table-cell table:formula="of:=[$Planilha1.$N$312]" office:value-type="float" office:value="9" calcext:value-type="float">
            <text:p>9</text:p>
          </table:table-cell>
          <table:table-cell table:formula="of:=[$Planilha1.$O$312]" office:value-type="float" office:value="4.00055639097743" calcext:value-type="float">
            <text:p>4,00055639097743</text:p>
          </table:table-cell>
          <table:table-cell table:formula="of:=[$Planilha1.$P$312]" office:value-type="float" office:value="0.444506265664159" calcext:value-type="float">
            <text:p>0,444506265664159</text:p>
          </table:table-cell>
          <table:table-cell table:formula="of:=([.D569]-[.J569])/[.Q569]" office:value-type="float" office:value="0.0323939473893775" calcext:value-type="float">
            <text:p>0,0323939473893775</text:p>
          </table:table-cell>
          <table:table-cell table:formula="of:=([.E569]-[.J569])/[.$Q569]" office:value-type="float" office:value="-0.00828126680622366" calcext:value-type="float">
            <text:p>-0,00828126680622366</text:p>
          </table:table-cell>
          <table:table-cell table:formula="of:=[$Planilha1.$Q$312]" office:value-type="float" office:value="1.70053389798988" calcext:value-type="float">
            <text:p>1,70053389798988</text:p>
          </table:table-cell>
          <table:table-cell table:formula="of:=[$Planilha1.$R$312]" office:value-type="float" office:value="228" calcext:value-type="float">
            <text:p>228</text:p>
          </table:table-cell>
          <table:table-cell table:number-columns-repeated="42"/>
          <table:table-cell table:formula="of:=[$Planilha1.$BI$312]" office:value-type="float" office:value="228" calcext:value-type="float">
            <text:p>228</text:p>
          </table:table-cell>
          <table:table-cell table:number-columns-repeated="41"/>
        </table:table-row>
        <table:table-row table:style-name="ro1">
          <table:table-cell table:formula="of:=[$Planilha1.$A$313]" office:value-type="float" office:value="229" calcext:value-type="float">
            <text:p>229</text:p>
          </table:table-cell>
          <table:table-cell table:formula="of:=[$Planilha1.$B$313]" office:value-type="float" office:value="98.398496240602" calcext:value-type="float">
            <text:p>98,398496240602</text:p>
          </table:table-cell>
          <table:table-cell table:formula="of:=[$Planilha1.$C$313]" office:value-type="float" office:value="-22.6523233082707" calcext:value-type="float">
            <text:p>-22,6523233082707</text:p>
          </table:table-cell>
          <table:table-cell table:formula="of:=[.D569]+[.$B$439]" office:value-type="float" office:value="0.29434086561643" calcext:value-type="float">
            <text:p>0,29434086561643</text:p>
          </table:table-cell>
          <table:table-cell table:formula="of:=[.E569]+[.$B$440]" office:value-type="float" office:value="-0.0831421247166374" calcext:value-type="float">
            <text:p>-0,0831421247166374</text:p>
          </table:table-cell>
          <table:table-cell table:formula="of:=[.F569]+[.$B$441]" office:value-type="float" office:value="0.792966362937053" calcext:value-type="float">
            <text:p>0,792966362937053</text:p>
          </table:table-cell>
          <table:table-cell table:number-columns-repeated="5"/>
          <table:table-cell table:formula="of:=[$Planilha1.$J$313]" office:value-type="float" office:value="90.3958333333332" calcext:value-type="float">
            <text:p>90,3958333333332</text:p>
          </table:table-cell>
          <table:table-cell table:formula="of:=[$Planilha1.$K$313]" office:value-type="float" office:value="-26.4815" calcext:value-type="float">
            <text:p>-26,4815</text:p>
          </table:table-cell>
          <table:table-cell table:formula="of:=[.N569]+[.$G$439]" office:value-type="float" office:value="-0.118187279034016" calcext:value-type="float">
            <text:p>-0,118187279034016</text:p>
          </table:table-cell>
          <table:table-cell table:formula="of:=[.O569]+[.$G$440]" office:value-type="float" office:value="-0.164278203356274" calcext:value-type="float">
            <text:p>-0,164278203356274</text:p>
          </table:table-cell>
          <table:table-cell table:formula="of:=[.P569]+[.$G$441]" office:value-type="float" office:value="0.716746904430158" calcext:value-type="float">
            <text:p>0,716746904430158</text:p>
          </table:table-cell>
          <table:table-cell table:formula="of:=[$Planilha1.$N$313]" office:value-type="float" office:value="8" calcext:value-type="float">
            <text:p>8</text:p>
          </table:table-cell>
          <table:table-cell table:formula="of:=[$Planilha1.$O$313]" office:value-type="float" office:value="3.82917669172931" calcext:value-type="float">
            <text:p>3,82917669172931</text:p>
          </table:table-cell>
          <table:table-cell table:formula="of:=[$Planilha1.$P$313]" office:value-type="float" office:value="0.478647086466164" calcext:value-type="float">
            <text:p>0,478647086466164</text:p>
          </table:table-cell>
          <table:table-cell table:formula="of:=([.D570]-[.J570])/[.Q570]" office:value-type="float" office:value="0.0367926082020538" calcext:value-type="float">
            <text:p>0,0367926082020538</text:p>
          </table:table-cell>
          <table:table-cell table:formula="of:=([.E570]-[.J570])/[.$Q570]" office:value-type="float" office:value="-0.0103927655895797" calcext:value-type="float">
            <text:p>-0,0103927655895797</text:p>
          </table:table-cell>
          <table:table-cell table:formula="of:=[$Planilha1.$Q$313]" office:value-type="float" office:value="1.838437429718" calcext:value-type="float">
            <text:p>1,838437429718</text:p>
          </table:table-cell>
          <table:table-cell table:formula="of:=[$Planilha1.$R$313]" office:value-type="float" office:value="229" calcext:value-type="float">
            <text:p>229</text:p>
          </table:table-cell>
          <table:table-cell table:number-columns-repeated="42"/>
          <table:table-cell table:formula="of:=[$Planilha1.$BI$313]" office:value-type="float" office:value="229" calcext:value-type="float">
            <text:p>229</text:p>
          </table:table-cell>
          <table:table-cell table:number-columns-repeated="41"/>
        </table:table-row>
        <table:table-row table:style-name="ro1">
          <table:table-cell table:formula="of:=[$Planilha1.$A$314]" office:value-type="float" office:value="230" calcext:value-type="float">
            <text:p>230</text:p>
          </table:table-cell>
          <table:table-cell table:formula="of:=[$Planilha1.$B$314]" office:value-type="float" office:value="98.18045112782" calcext:value-type="float">
            <text:p>98,18045112782</text:p>
          </table:table-cell>
          <table:table-cell table:formula="of:=[$Planilha1.$C$314]" office:value-type="float" office:value="-22.6592030075188" calcext:value-type="float">
            <text:p>-22,6592030075188</text:p>
          </table:table-cell>
          <table:table-cell table:formula="of:=[.D570]+[.$B$439]" office:value-type="float" office:value="0.297136204728463" calcext:value-type="float">
            <text:p>0,297136204728463</text:p>
          </table:table-cell>
          <table:table-cell table:formula="of:=[.E570]+[.$B$440]" office:value-type="float" office:value="-0.0917528481772618" calcext:value-type="float">
            <text:p>-0,0917528481772618</text:p>
          </table:table-cell>
          <table:table-cell table:formula="of:=[.F570]+[.$B$441]" office:value-type="float" office:value="0.797424745614446" calcext:value-type="float">
            <text:p>0,797424745614446</text:p>
          </table:table-cell>
          <table:table-cell table:number-columns-repeated="5"/>
          <table:table-cell table:formula="of:=[$Planilha1.$J$314]" office:value-type="float" office:value="90.5416666666665" calcext:value-type="float">
            <text:p>90,5416666666665</text:p>
          </table:table-cell>
          <table:table-cell table:formula="of:=[$Planilha1.$K$314]" office:value-type="float" office:value="-26.317" calcext:value-type="float">
            <text:p>-26,317</text:p>
          </table:table-cell>
          <table:table-cell table:formula="of:=[.N570]+[.$G$439]" office:value-type="float" office:value="-0.096929882790573" calcext:value-type="float">
            <text:p>-0,096929882790573</text:p>
          </table:table-cell>
          <table:table-cell table:formula="of:=[.O570]+[.$G$440]" office:value-type="float" office:value="-0.169259137692574" calcext:value-type="float">
            <text:p>-0,169259137692574</text:p>
          </table:table-cell>
          <table:table-cell table:formula="of:=[.P570]+[.$G$441]" office:value-type="float" office:value="0.724616943135947" calcext:value-type="float">
            <text:p>0,724616943135947</text:p>
          </table:table-cell>
          <table:table-cell table:formula="of:=[$Planilha1.$N$314]" office:value-type="float" office:value="7" calcext:value-type="float">
            <text:p>7</text:p>
          </table:table-cell>
          <table:table-cell table:formula="of:=[$Planilha1.$O$314]" office:value-type="float" office:value="3.65779699248119" calcext:value-type="float">
            <text:p>3,65779699248119</text:p>
          </table:table-cell>
          <table:table-cell table:formula="of:=[$Planilha1.$P$314]" office:value-type="float" office:value="0.522542427497313" calcext:value-type="float">
            <text:p>0,522542427497313</text:p>
          </table:table-cell>
          <table:table-cell table:formula="of:=([.D571]-[.J571])/[.Q571]" office:value-type="float" office:value="0.0424480292469233" calcext:value-type="float">
            <text:p>0,0424480292469233</text:p>
          </table:table-cell>
          <table:table-cell table:formula="of:=([.E571]-[.J571])/[.$Q571]" office:value-type="float" office:value="-0.0131075497396088" calcext:value-type="float">
            <text:p>-0,0131075497396088</text:p>
          </table:table-cell>
          <table:table-cell table:formula="of:=[$Planilha1.$Q$314]" office:value-type="float" office:value="2.01574197051131" calcext:value-type="float">
            <text:p>2,01574197051131</text:p>
          </table:table-cell>
          <table:table-cell table:formula="of:=[$Planilha1.$R$314]" office:value-type="float" office:value="230" calcext:value-type="float">
            <text:p>230</text:p>
          </table:table-cell>
          <table:table-cell table:number-columns-repeated="42"/>
          <table:table-cell table:formula="of:=[$Planilha1.$BI$314]" office:value-type="float" office:value="230" calcext:value-type="float">
            <text:p>230</text:p>
          </table:table-cell>
          <table:table-cell table:number-columns-repeated="41"/>
        </table:table-row>
        <table:table-row table:style-name="ro1">
          <table:table-cell table:formula="of:=[$Planilha1.$A$315]" office:value-type="float" office:value="231" calcext:value-type="float">
            <text:p>231</text:p>
          </table:table-cell>
          <table:table-cell table:formula="of:=[$Planilha1.$B$315]" office:value-type="float" office:value="97.9624060150381" calcext:value-type="float">
            <text:p>97,9624060150381</text:p>
          </table:table-cell>
          <table:table-cell table:formula="of:=[$Planilha1.$C$315]" office:value-type="float" office:value="-22.6660827067669" calcext:value-type="float">
            <text:p>-22,6660827067669</text:p>
          </table:table-cell>
          <table:table-cell table:formula="of:=[.D571]+[.$B$439]" office:value-type="float" office:value="0.299931543840496" calcext:value-type="float">
            <text:p>0,299931543840496</text:p>
          </table:table-cell>
          <table:table-cell table:formula="of:=[.E571]+[.$B$440]" office:value-type="float" office:value="-0.100363571637886" calcext:value-type="float">
            <text:p>-0,100363571637886</text:p>
          </table:table-cell>
          <table:table-cell table:formula="of:=[.F571]+[.$B$441]" office:value-type="float" office:value="0.801883128291839" calcext:value-type="float">
            <text:p>0,801883128291839</text:p>
          </table:table-cell>
          <table:table-cell table:number-columns-repeated="5"/>
          <table:table-cell table:formula="of:=[$Planilha1.$J$315]" office:value-type="float" office:value="90.6874999999998" calcext:value-type="float">
            <text:p>90,6874999999998</text:p>
          </table:table-cell>
          <table:table-cell table:formula="of:=[$Planilha1.$K$315]" office:value-type="float" office:value="-26.1525" calcext:value-type="float">
            <text:p>-26,1525</text:p>
          </table:table-cell>
          <table:table-cell table:formula="of:=[.N571]+[.$G$439]" office:value-type="float" office:value="-0.0756724865471302" calcext:value-type="float">
            <text:p>-0,0756724865471302</text:p>
          </table:table-cell>
          <table:table-cell table:formula="of:=[.O571]+[.$G$440]" office:value-type="float" office:value="-0.174240072028874" calcext:value-type="float">
            <text:p>-0,174240072028874</text:p>
          </table:table-cell>
          <table:table-cell table:formula="of:=[.P571]+[.$G$441]" office:value-type="float" office:value="0.732486981841737" calcext:value-type="float">
            <text:p>0,732486981841737</text:p>
          </table:table-cell>
          <table:table-cell table:formula="of:=[$Planilha1.$N$315]" office:value-type="float" office:value="7" calcext:value-type="float">
            <text:p>7</text:p>
          </table:table-cell>
          <table:table-cell table:formula="of:=[$Planilha1.$O$315]" office:value-type="float" office:value="3.48641729323307" calcext:value-type="float">
            <text:p>3,48641729323307</text:p>
          </table:table-cell>
          <table:table-cell table:formula="of:=[$Planilha1.$P$315]" office:value-type="float" office:value="0.49805961331901" calcext:value-type="float">
            <text:p>0,49805961331901</text:p>
          </table:table-cell>
          <table:table-cell table:formula="of:=([.D572]-[.J572])/[.Q572]" office:value-type="float" office:value="0.0428473634057852" calcext:value-type="float">
            <text:p>0,0428473634057852</text:p>
          </table:table-cell>
          <table:table-cell table:formula="of:=([.E572]-[.J572])/[.$Q572]" office:value-type="float" office:value="-0.0143376530911266" calcext:value-type="float">
            <text:p>-0,0143376530911266</text:p>
          </table:table-cell>
          <table:table-cell table:formula="of:=[$Planilha1.$Q$315]" office:value-type="float" office:value="1.93041259277348" calcext:value-type="float">
            <text:p>1,93041259277348</text:p>
          </table:table-cell>
          <table:table-cell table:formula="of:=[$Planilha1.$R$315]" office:value-type="float" office:value="231" calcext:value-type="float">
            <text:p>231</text:p>
          </table:table-cell>
          <table:table-cell table:number-columns-repeated="42"/>
          <table:table-cell table:formula="of:=[$Planilha1.$BI$315]" office:value-type="float" office:value="231" calcext:value-type="float">
            <text:p>231</text:p>
          </table:table-cell>
          <table:table-cell table:number-columns-repeated="41"/>
        </table:table-row>
        <table:table-row table:style-name="ro1">
          <table:table-cell table:formula="of:=[$Planilha1.$A$316]" office:value-type="float" office:value="232" calcext:value-type="float">
            <text:p>232</text:p>
          </table:table-cell>
          <table:table-cell table:formula="of:=[$Planilha1.$B$316]" office:value-type="float" office:value="97.7443609022561" calcext:value-type="float">
            <text:p>97,7443609022561</text:p>
          </table:table-cell>
          <table:table-cell table:formula="of:=[$Planilha1.$C$316]" office:value-type="float" office:value="-22.672962406015" calcext:value-type="float">
            <text:p>-22,672962406015</text:p>
          </table:table-cell>
          <table:table-cell table:formula="of:=[.D572]+[.$B$439]" office:value-type="float" office:value="0.302726882952529" calcext:value-type="float">
            <text:p>0,302726882952529</text:p>
          </table:table-cell>
          <table:table-cell table:formula="of:=[.E572]+[.$B$440]" office:value-type="float" office:value="-0.108974295098511" calcext:value-type="float">
            <text:p>-0,108974295098511</text:p>
          </table:table-cell>
          <table:table-cell table:formula="of:=[.F572]+[.$B$441]" office:value-type="float" office:value="0.806341510969233" calcext:value-type="float">
            <text:p>0,806341510969233</text:p>
          </table:table-cell>
          <table:table-cell table:number-columns-repeated="5"/>
          <table:table-cell table:formula="of:=[$Planilha1.$J$316]" office:value-type="float" office:value="90.8333333333331" calcext:value-type="float">
            <text:p>90,8333333333331</text:p>
          </table:table-cell>
          <table:table-cell table:formula="of:=[$Planilha1.$K$316]" office:value-type="float" office:value="-25.988" calcext:value-type="float">
            <text:p>-25,988</text:p>
          </table:table-cell>
          <table:table-cell table:formula="of:=[.N572]+[.$G$439]" office:value-type="float" office:value="-0.0544150903036874" calcext:value-type="float">
            <text:p>-0,0544150903036874</text:p>
          </table:table-cell>
          <table:table-cell table:formula="of:=[.O572]+[.$G$440]" office:value-type="float" office:value="-0.179221006365173" calcext:value-type="float">
            <text:p>-0,179221006365173</text:p>
          </table:table-cell>
          <table:table-cell table:formula="of:=[.P572]+[.$G$441]" office:value-type="float" office:value="0.740357020547526" calcext:value-type="float">
            <text:p>0,740357020547526</text:p>
          </table:table-cell>
          <table:table-cell table:formula="of:=[$Planilha1.$N$316]" office:value-type="float" office:value="7" calcext:value-type="float">
            <text:p>7</text:p>
          </table:table-cell>
          <table:table-cell table:formula="of:=[$Planilha1.$O$316]" office:value-type="float" office:value="3.31503759398495" calcext:value-type="float">
            <text:p>3,31503759398495</text:p>
          </table:table-cell>
          <table:table-cell table:formula="of:=[$Planilha1.$P$316]" office:value-type="float" office:value="0.473576799140707" calcext:value-type="float">
            <text:p>0,473576799140707</text:p>
          </table:table-cell>
          <table:table-cell table:formula="of:=([.D573]-[.J573])/[.Q573]" office:value-type="float" office:value="0.043246697564647" calcext:value-type="float">
            <text:p>0,043246697564647</text:p>
          </table:table-cell>
          <table:table-cell table:formula="of:=([.E573]-[.J573])/[.$Q573]" office:value-type="float" office:value="-0.0155677564426444" calcext:value-type="float">
            <text:p>-0,0155677564426444</text:p>
          </table:table-cell>
          <table:table-cell table:formula="of:=[$Planilha1.$Q$316]" office:value-type="float" office:value="1.84508321503564" calcext:value-type="float">
            <text:p>1,84508321503564</text:p>
          </table:table-cell>
          <table:table-cell table:formula="of:=[$Planilha1.$R$316]" office:value-type="float" office:value="232" calcext:value-type="float">
            <text:p>232</text:p>
          </table:table-cell>
          <table:table-cell table:number-columns-repeated="42"/>
          <table:table-cell table:formula="of:=[$Planilha1.$BI$316]" office:value-type="float" office:value="232" calcext:value-type="float">
            <text:p>232</text:p>
          </table:table-cell>
          <table:table-cell table:number-columns-repeated="41"/>
        </table:table-row>
        <table:table-row table:style-name="ro1">
          <table:table-cell table:formula="of:=[$Planilha1.$A$317]" office:value-type="float" office:value="233" calcext:value-type="float">
            <text:p>233</text:p>
          </table:table-cell>
          <table:table-cell table:formula="of:=[$Planilha1.$B$317]" office:value-type="float" office:value="97.5263157894742" calcext:value-type="float">
            <text:p>97,5263157894742</text:p>
          </table:table-cell>
          <table:table-cell table:formula="of:=[$Planilha1.$C$317]" office:value-type="float" office:value="-22.6798421052632" calcext:value-type="float">
            <text:p>-22,6798421052632</text:p>
          </table:table-cell>
          <table:table-cell table:formula="of:=[.D573]+[.$B$439]" office:value-type="float" office:value="0.305522222064562" calcext:value-type="float">
            <text:p>0,305522222064562</text:p>
          </table:table-cell>
          <table:table-cell table:formula="of:=[.E573]+[.$B$440]" office:value-type="float" office:value="-0.117585018559135" calcext:value-type="float">
            <text:p>-0,117585018559135</text:p>
          </table:table-cell>
          <table:table-cell table:formula="of:=[.F573]+[.$B$441]" office:value-type="float" office:value="0.810799893646626" calcext:value-type="float">
            <text:p>0,810799893646626</text:p>
          </table:table-cell>
          <table:table-cell table:number-columns-repeated="5"/>
          <table:table-cell table:formula="of:=[$Planilha1.$J$317]" office:value-type="float" office:value="90.9791666666665" calcext:value-type="float">
            <text:p>90,9791666666665</text:p>
          </table:table-cell>
          <table:table-cell table:formula="of:=[$Planilha1.$K$317]" office:value-type="float" office:value="-25.8235" calcext:value-type="float">
            <text:p>-25,8235</text:p>
          </table:table-cell>
          <table:table-cell table:formula="of:=[.N573]+[.$G$439]" office:value-type="float" office:value="-0.0331576940602445" calcext:value-type="float">
            <text:p>-0,0331576940602445</text:p>
          </table:table-cell>
          <table:table-cell table:formula="of:=[.O573]+[.$G$440]" office:value-type="float" office:value="-0.184201940701473" calcext:value-type="float">
            <text:p>-0,184201940701473</text:p>
          </table:table-cell>
          <table:table-cell table:formula="of:=[.P573]+[.$G$441]" office:value-type="float" office:value="0.748227059253315" calcext:value-type="float">
            <text:p>0,748227059253315</text:p>
          </table:table-cell>
          <table:table-cell table:formula="of:=[$Planilha1.$N$317]" office:value-type="float" office:value="7" calcext:value-type="float">
            <text:p>7</text:p>
          </table:table-cell>
          <table:table-cell table:formula="of:=[$Planilha1.$O$317]" office:value-type="float" office:value="3.14365789473683" calcext:value-type="float">
            <text:p>3,14365789473683</text:p>
          </table:table-cell>
          <table:table-cell table:formula="of:=[$Planilha1.$P$317]" office:value-type="float" office:value="0.449093984962404" calcext:value-type="float">
            <text:p>0,449093984962404</text:p>
          </table:table-cell>
          <table:table-cell table:formula="of:=([.D574]-[.J574])/[.Q574]" office:value-type="float" office:value="0.0436460317235089" calcext:value-type="float">
            <text:p>0,0436460317235089</text:p>
          </table:table-cell>
          <table:table-cell table:formula="of:=([.E574]-[.J574])/[.$Q574]" office:value-type="float" office:value="-0.0167978597941622" calcext:value-type="float">
            <text:p>-0,0167978597941622</text:p>
          </table:table-cell>
          <table:table-cell table:formula="of:=[$Planilha1.$Q$317]" office:value-type="float" office:value="1.75975383729781" calcext:value-type="float">
            <text:p>1,75975383729781</text:p>
          </table:table-cell>
          <table:table-cell table:formula="of:=[$Planilha1.$R$317]" office:value-type="float" office:value="233" calcext:value-type="float">
            <text:p>233</text:p>
          </table:table-cell>
          <table:table-cell table:number-columns-repeated="42"/>
          <table:table-cell table:formula="of:=[$Planilha1.$BI$317]" office:value-type="float" office:value="233" calcext:value-type="float">
            <text:p>233</text:p>
          </table:table-cell>
          <table:table-cell table:number-columns-repeated="41"/>
        </table:table-row>
        <table:table-row table:style-name="ro1">
          <table:table-cell table:formula="of:=[$Planilha1.$A$318]" office:value-type="float" office:value="234" calcext:value-type="float">
            <text:p>234</text:p>
          </table:table-cell>
          <table:table-cell table:formula="of:=[$Planilha1.$B$318]" office:value-type="float" office:value="97.3082706766922" calcext:value-type="float">
            <text:p>97,3082706766922</text:p>
          </table:table-cell>
          <table:table-cell table:formula="of:=[$Planilha1.$C$318]" office:value-type="float" office:value="-22.6867218045113" calcext:value-type="float">
            <text:p>-22,6867218045113</text:p>
          </table:table-cell>
          <table:table-cell table:formula="of:=[.D574]+[.$B$439]" office:value-type="float" office:value="0.308317561176595" calcext:value-type="float">
            <text:p>0,308317561176595</text:p>
          </table:table-cell>
          <table:table-cell table:formula="of:=[.E574]+[.$B$440]" office:value-type="float" office:value="-0.12619574201976" calcext:value-type="float">
            <text:p>-0,12619574201976</text:p>
          </table:table-cell>
          <table:table-cell table:formula="of:=[.F574]+[.$B$441]" office:value-type="float" office:value="0.815258276324019" calcext:value-type="float">
            <text:p>0,815258276324019</text:p>
          </table:table-cell>
          <table:table-cell table:number-columns-repeated="5"/>
          <table:table-cell table:formula="of:=[$Planilha1.$J$318]" office:value-type="float" office:value="91.1249999999998" calcext:value-type="float">
            <text:p>91,1249999999998</text:p>
          </table:table-cell>
          <table:table-cell table:formula="of:=[$Planilha1.$K$318]" office:value-type="float" office:value="-25.659" calcext:value-type="float">
            <text:p>-25,659</text:p>
          </table:table-cell>
          <table:table-cell table:formula="of:=[.N574]+[.$G$439]" office:value-type="float" office:value="-0.0119002978168017" calcext:value-type="float">
            <text:p>-0,0119002978168017</text:p>
          </table:table-cell>
          <table:table-cell table:formula="of:=[.O574]+[.$G$440]" office:value-type="float" office:value="-0.189182875037773" calcext:value-type="float">
            <text:p>-0,189182875037773</text:p>
          </table:table-cell>
          <table:table-cell table:formula="of:=[.P574]+[.$G$441]" office:value-type="float" office:value="0.756097097959105" calcext:value-type="float">
            <text:p>0,756097097959105</text:p>
          </table:table-cell>
          <table:table-cell table:formula="of:=[$Planilha1.$N$318]" office:value-type="float" office:value="6" calcext:value-type="float">
            <text:p>6</text:p>
          </table:table-cell>
          <table:table-cell table:formula="of:=[$Planilha1.$O$318]" office:value-type="float" office:value="2.97227819548871" calcext:value-type="float">
            <text:p>2,97227819548871</text:p>
          </table:table-cell>
          <table:table-cell table:formula="of:=[$Planilha1.$P$318]" office:value-type="float" office:value="0.495379699248118" calcext:value-type="float">
            <text:p>0,495379699248118</text:p>
          </table:table-cell>
          <table:table-cell table:formula="of:=([.D575]-[.J575])/[.Q575]" office:value-type="float" office:value="0.0513862601960992" calcext:value-type="float">
            <text:p>0,0513862601960992</text:p>
          </table:table-cell>
          <table:table-cell table:formula="of:=([.E575]-[.J575])/[.$Q575]" office:value-type="float" office:value="-0.0210326236699599" calcext:value-type="float">
            <text:p>-0,0210326236699599</text:p>
          </table:table-cell>
          <table:table-cell table:formula="of:=[$Planilha1.$Q$318]" office:value-type="float" office:value="1.95349520281997" calcext:value-type="float">
            <text:p>1,95349520281997</text:p>
          </table:table-cell>
          <table:table-cell table:formula="of:=[$Planilha1.$R$318]" office:value-type="float" office:value="234" calcext:value-type="float">
            <text:p>234</text:p>
          </table:table-cell>
          <table:table-cell table:number-columns-repeated="42"/>
          <table:table-cell table:formula="of:=[$Planilha1.$BI$318]" office:value-type="float" office:value="234" calcext:value-type="float">
            <text:p>234</text:p>
          </table:table-cell>
          <table:table-cell table:number-columns-repeated="41"/>
        </table:table-row>
        <table:table-row table:style-name="ro1">
          <table:table-cell table:formula="of:=[$Planilha1.$A$319]" office:value-type="float" office:value="235" calcext:value-type="float">
            <text:p>235</text:p>
          </table:table-cell>
          <table:table-cell table:formula="of:=[$Planilha1.$B$319]" office:value-type="float" office:value="97.0902255639103" calcext:value-type="float">
            <text:p>97,0902255639103</text:p>
          </table:table-cell>
          <table:table-cell table:formula="of:=[$Planilha1.$C$319]" office:value-type="float" office:value="-22.6936015037594" calcext:value-type="float">
            <text:p>-22,6936015037594</text:p>
          </table:table-cell>
          <table:table-cell table:formula="of:=[.D575]+[.$B$439]" office:value-type="float" office:value="0.311112900288628" calcext:value-type="float">
            <text:p>0,311112900288628</text:p>
          </table:table-cell>
          <table:table-cell table:formula="of:=[.E575]+[.$B$440]" office:value-type="float" office:value="-0.134806465480384" calcext:value-type="float">
            <text:p>-0,134806465480384</text:p>
          </table:table-cell>
          <table:table-cell table:formula="of:=[.F575]+[.$B$441]" office:value-type="float" office:value="0.819716659001413" calcext:value-type="float">
            <text:p>0,819716659001413</text:p>
          </table:table-cell>
          <table:table-cell table:number-columns-repeated="5"/>
          <table:table-cell table:formula="of:=[$Planilha1.$J$319]" office:value-type="float" office:value="91.2708333333331" calcext:value-type="float">
            <text:p>91,2708333333331</text:p>
          </table:table-cell>
          <table:table-cell table:formula="of:=[$Planilha1.$K$319]" office:value-type="float" office:value="-25.4945" calcext:value-type="float">
            <text:p>-25,4945</text:p>
          </table:table-cell>
          <table:table-cell table:formula="of:=[.N575]+[.$G$439]" office:value-type="float" office:value="0.00935709842664114" calcext:value-type="float">
            <text:p>0,00935709842664114</text:p>
          </table:table-cell>
          <table:table-cell table:formula="of:=[.O575]+[.$G$440]" office:value-type="float" office:value="-0.194163809374073" calcext:value-type="float">
            <text:p>-0,194163809374073</text:p>
          </table:table-cell>
          <table:table-cell table:formula="of:=[.P575]+[.$G$441]" office:value-type="float" office:value="0.763967136664894" calcext:value-type="float">
            <text:p>0,763967136664894</text:p>
          </table:table-cell>
          <table:table-cell table:formula="of:=[$Planilha1.$N$319]" office:value-type="float" office:value="6" calcext:value-type="float">
            <text:p>6</text:p>
          </table:table-cell>
          <table:table-cell table:formula="of:=[$Planilha1.$O$319]" office:value-type="float" office:value="2.80089849624059" calcext:value-type="float">
            <text:p>2,80089849624059</text:p>
          </table:table-cell>
          <table:table-cell table:formula="of:=[$Planilha1.$P$319]" office:value-type="float" office:value="0.466816416040098" calcext:value-type="float">
            <text:p>0,466816416040098</text:p>
          </table:table-cell>
          <table:table-cell table:formula="of:=([.D576]-[.J576])/[.Q576]" office:value-type="float" office:value="0.0518521500481047" calcext:value-type="float">
            <text:p>0,0518521500481047</text:p>
          </table:table-cell>
          <table:table-cell table:formula="of:=([.E576]-[.J576])/[.$Q576]" office:value-type="float" office:value="-0.0224677442467307" calcext:value-type="float">
            <text:p>-0,0224677442467307</text:p>
          </table:table-cell>
          <table:table-cell table:formula="of:=[$Planilha1.$Q$319]" office:value-type="float" office:value="1.85394426212582" calcext:value-type="float">
            <text:p>1,85394426212582</text:p>
          </table:table-cell>
          <table:table-cell table:formula="of:=[$Planilha1.$R$319]" office:value-type="float" office:value="235" calcext:value-type="float">
            <text:p>235</text:p>
          </table:table-cell>
          <table:table-cell table:number-columns-repeated="42"/>
          <table:table-cell table:formula="of:=[$Planilha1.$BI$319]" office:value-type="float" office:value="235" calcext:value-type="float">
            <text:p>235</text:p>
          </table:table-cell>
          <table:table-cell table:number-columns-repeated="41"/>
        </table:table-row>
        <table:table-row table:style-name="ro1">
          <table:table-cell table:formula="of:=[$Planilha1.$A$320]" office:value-type="float" office:value="236" calcext:value-type="float">
            <text:p>236</text:p>
          </table:table-cell>
          <table:table-cell table:formula="of:=[$Planilha1.$B$320]" office:value-type="float" office:value="96.8721804511283" calcext:value-type="float">
            <text:p>96,8721804511283</text:p>
          </table:table-cell>
          <table:table-cell table:formula="of:=[$Planilha1.$C$320]" office:value-type="float" office:value="-22.7004812030075" calcext:value-type="float">
            <text:p>-22,7004812030075</text:p>
          </table:table-cell>
          <table:table-cell table:formula="of:=[.D576]+[.$B$439]" office:value-type="float" office:value="0.313908239400661" calcext:value-type="float">
            <text:p>0,313908239400661</text:p>
          </table:table-cell>
          <table:table-cell table:formula="of:=[.E576]+[.$B$440]" office:value-type="float" office:value="-0.143417188941008" calcext:value-type="float">
            <text:p>-0,143417188941008</text:p>
          </table:table-cell>
          <table:table-cell table:formula="of:=[.F576]+[.$B$441]" office:value-type="float" office:value="0.824175041678806" calcext:value-type="float">
            <text:p>0,824175041678806</text:p>
          </table:table-cell>
          <table:table-cell table:number-columns-repeated="5"/>
          <table:table-cell table:formula="of:=[$Planilha1.$J$320]" office:value-type="float" office:value="91.4166666666665" calcext:value-type="float">
            <text:p>91,4166666666665</text:p>
          </table:table-cell>
          <table:table-cell table:formula="of:=[$Planilha1.$K$320]" office:value-type="float" office:value="-25.33" calcext:value-type="float">
            <text:p>-25,33</text:p>
          </table:table-cell>
          <table:table-cell table:formula="of:=[.N576]+[.$G$439]" office:value-type="float" office:value="0.030614494670084" calcext:value-type="float">
            <text:p>0,030614494670084</text:p>
          </table:table-cell>
          <table:table-cell table:formula="of:=[.O576]+[.$G$440]" office:value-type="float" office:value="-0.199144743710373" calcext:value-type="float">
            <text:p>-0,199144743710373</text:p>
          </table:table-cell>
          <table:table-cell table:formula="of:=[.P576]+[.$G$441]" office:value-type="float" office:value="0.771837175370684" calcext:value-type="float">
            <text:p>0,771837175370684</text:p>
          </table:table-cell>
          <table:table-cell table:formula="of:=[$Planilha1.$N$320]" office:value-type="float" office:value="6" calcext:value-type="float">
            <text:p>6</text:p>
          </table:table-cell>
          <table:table-cell table:formula="of:=[$Planilha1.$O$320]" office:value-type="float" office:value="2.62951879699247" calcext:value-type="float">
            <text:p>2,62951879699247</text:p>
          </table:table-cell>
          <table:table-cell table:formula="of:=[$Planilha1.$P$320]" office:value-type="float" office:value="0.438253132832078" calcext:value-type="float">
            <text:p>0,438253132832078</text:p>
          </table:table-cell>
          <table:table-cell table:formula="of:=([.D577]-[.J577])/[.Q577]" office:value-type="float" office:value="0.0523180399001102" calcext:value-type="float">
            <text:p>0,0523180399001102</text:p>
          </table:table-cell>
          <table:table-cell table:formula="of:=([.E577]-[.J577])/[.$Q577]" office:value-type="float" office:value="-0.0239028648235014" calcext:value-type="float">
            <text:p>-0,0239028648235014</text:p>
          </table:table-cell>
          <table:table-cell table:formula="of:=[$Planilha1.$Q$320]" office:value-type="float" office:value="1.75439332143168" calcext:value-type="float">
            <text:p>1,75439332143168</text:p>
          </table:table-cell>
          <table:table-cell table:formula="of:=[$Planilha1.$R$320]" office:value-type="float" office:value="236" calcext:value-type="float">
            <text:p>236</text:p>
          </table:table-cell>
          <table:table-cell table:number-columns-repeated="42"/>
          <table:table-cell table:formula="of:=[$Planilha1.$BI$320]" office:value-type="float" office:value="236" calcext:value-type="float">
            <text:p>236</text:p>
          </table:table-cell>
          <table:table-cell table:number-columns-repeated="41"/>
        </table:table-row>
        <table:table-row table:style-name="ro1">
          <table:table-cell table:formula="of:=[$Planilha1.$A$321]" office:value-type="float" office:value="237" calcext:value-type="float">
            <text:p>237</text:p>
          </table:table-cell>
          <table:table-cell table:formula="of:=[$Planilha1.$B$321]" office:value-type="float" office:value="96.6541353383464" calcext:value-type="float">
            <text:p>96,6541353383464</text:p>
          </table:table-cell>
          <table:table-cell table:formula="of:=[$Planilha1.$C$321]" office:value-type="float" office:value="-22.7073609022556" calcext:value-type="float">
            <text:p>-22,7073609022556</text:p>
          </table:table-cell>
          <table:table-cell table:formula="of:=[.D577]+[.$B$439]" office:value-type="float" office:value="0.316703578512694" calcext:value-type="float">
            <text:p>0,316703578512694</text:p>
          </table:table-cell>
          <table:table-cell table:formula="of:=[.E577]+[.$B$440]" office:value-type="float" office:value="-0.152027912401633" calcext:value-type="float">
            <text:p>-0,152027912401633</text:p>
          </table:table-cell>
          <table:table-cell table:formula="of:=[.F577]+[.$B$441]" office:value-type="float" office:value="0.828633424356199" calcext:value-type="float">
            <text:p>0,828633424356199</text:p>
          </table:table-cell>
          <table:table-cell table:number-columns-repeated="5"/>
          <table:table-cell table:formula="of:=[$Planilha1.$J$321]" office:value-type="float" office:value="91.5624999999998" calcext:value-type="float">
            <text:p>91,5624999999998</text:p>
          </table:table-cell>
          <table:table-cell table:formula="of:=[$Planilha1.$K$321]" office:value-type="float" office:value="-25.1655" calcext:value-type="float">
            <text:p>-25,1655</text:p>
          </table:table-cell>
          <table:table-cell table:formula="of:=[.N577]+[.$G$439]" office:value-type="float" office:value="0.0518718909135268" calcext:value-type="float">
            <text:p>0,0518718909135268</text:p>
          </table:table-cell>
          <table:table-cell table:formula="of:=[.O577]+[.$G$440]" office:value-type="float" office:value="-0.204125678046673" calcext:value-type="float">
            <text:p>-0,204125678046673</text:p>
          </table:table-cell>
          <table:table-cell table:formula="of:=[.P577]+[.$G$441]" office:value-type="float" office:value="0.779707214076473" calcext:value-type="float">
            <text:p>0,779707214076473</text:p>
          </table:table-cell>
          <table:table-cell table:formula="of:=[$Planilha1.$N$321]" office:value-type="float" office:value="5" calcext:value-type="float">
            <text:p>5</text:p>
          </table:table-cell>
          <table:table-cell table:formula="of:=[$Planilha1.$O$321]" office:value-type="float" office:value="2.45813909774435" calcext:value-type="float">
            <text:p>2,45813909774435</text:p>
          </table:table-cell>
          <table:table-cell table:formula="of:=[$Planilha1.$P$321]" office:value-type="float" office:value="0.491627819548869" calcext:value-type="float">
            <text:p>0,491627819548869</text:p>
          </table:table-cell>
          <table:table-cell table:formula="of:=([.D578]-[.J578])/[.Q578]" office:value-type="float" office:value="0.0633407157025388" calcext:value-type="float">
            <text:p>0,0633407157025388</text:p>
          </table:table-cell>
          <table:table-cell table:formula="of:=([.E578]-[.J578])/[.$Q578]" office:value-type="float" office:value="-0.0304055824803266" calcext:value-type="float">
            <text:p>-0,0304055824803266</text:p>
          </table:table-cell>
          <table:table-cell table:formula="of:=[$Planilha1.$Q$321]" office:value-type="float" office:value="1.98581085688505" calcext:value-type="float">
            <text:p>1,98581085688505</text:p>
          </table:table-cell>
          <table:table-cell table:formula="of:=[$Planilha1.$R$321]" office:value-type="float" office:value="237" calcext:value-type="float">
            <text:p>237</text:p>
          </table:table-cell>
          <table:table-cell table:number-columns-repeated="42"/>
          <table:table-cell table:formula="of:=[$Planilha1.$BI$321]" office:value-type="float" office:value="237" calcext:value-type="float">
            <text:p>237</text:p>
          </table:table-cell>
          <table:table-cell table:number-columns-repeated="41"/>
        </table:table-row>
        <table:table-row table:style-name="ro1">
          <table:table-cell table:formula="of:=[$Planilha1.$A$322]" office:value-type="float" office:value="238" calcext:value-type="float">
            <text:p>238</text:p>
          </table:table-cell>
          <table:table-cell table:formula="of:=[$Planilha1.$B$322]" office:value-type="float" office:value="96.4360902255644" calcext:value-type="float">
            <text:p>96,4360902255644</text:p>
          </table:table-cell>
          <table:table-cell table:formula="of:=[$Planilha1.$C$322]" office:value-type="float" office:value="-22.7142406015038" calcext:value-type="float">
            <text:p>-22,7142406015038</text:p>
          </table:table-cell>
          <table:table-cell table:formula="of:=[.D578]+[.$B$439]" office:value-type="float" office:value="0.319498917624727" calcext:value-type="float">
            <text:p>0,319498917624727</text:p>
          </table:table-cell>
          <table:table-cell table:formula="of:=[.E578]+[.$B$440]" office:value-type="float" office:value="-0.160638635862257" calcext:value-type="float">
            <text:p>-0,160638635862257</text:p>
          </table:table-cell>
          <table:table-cell table:formula="of:=[.F578]+[.$B$441]" office:value-type="float" office:value="0.833091807033592" calcext:value-type="float">
            <text:p>0,833091807033592</text:p>
          </table:table-cell>
          <table:table-cell table:number-columns-repeated="5"/>
          <table:table-cell table:formula="of:=[$Planilha1.$J$322]" office:value-type="float" office:value="91.7083333333331" calcext:value-type="float">
            <text:p>91,7083333333331</text:p>
          </table:table-cell>
          <table:table-cell table:formula="of:=[$Planilha1.$K$322]" office:value-type="float" office:value="-25.001" calcext:value-type="float">
            <text:p>-25,001</text:p>
          </table:table-cell>
          <table:table-cell table:formula="of:=[.N578]+[.$G$439]" office:value-type="float" office:value="0.0731292871569696" calcext:value-type="float">
            <text:p>0,0731292871569696</text:p>
          </table:table-cell>
          <table:table-cell table:formula="of:=[.O578]+[.$G$440]" office:value-type="float" office:value="-0.209106612382973" calcext:value-type="float">
            <text:p>-0,209106612382973</text:p>
          </table:table-cell>
          <table:table-cell table:formula="of:=[.P578]+[.$G$441]" office:value-type="float" office:value="0.787577252782262" calcext:value-type="float">
            <text:p>0,787577252782262</text:p>
          </table:table-cell>
          <table:table-cell table:formula="of:=[$Planilha1.$N$322]" office:value-type="float" office:value="4" calcext:value-type="float">
            <text:p>4</text:p>
          </table:table-cell>
          <table:table-cell table:formula="of:=[$Planilha1.$O$322]" office:value-type="float" office:value="2.28675939849623" calcext:value-type="float">
            <text:p>2,28675939849623</text:p>
          </table:table-cell>
          <table:table-cell table:formula="of:=[$Planilha1.$P$322]" office:value-type="float" office:value="0.571689849624057" calcext:value-type="float">
            <text:p>0,571689849624057</text:p>
          </table:table-cell>
          <table:table-cell table:formula="of:=([.D579]-[.J579])/[.Q579]" office:value-type="float" office:value="0.0798747294061817" calcext:value-type="float">
            <text:p>0,0798747294061817</text:p>
          </table:table-cell>
          <table:table-cell table:formula="of:=([.E579]-[.J579])/[.$Q579]" office:value-type="float" office:value="-0.0401596589655643" calcext:value-type="float">
            <text:p>-0,0401596589655643</text:p>
          </table:table-cell>
          <table:table-cell table:formula="of:=[$Planilha1.$Q$322]" office:value-type="float" office:value="2.3329371600651" calcext:value-type="float">
            <text:p>2,3329371600651</text:p>
          </table:table-cell>
          <table:table-cell table:formula="of:=[$Planilha1.$R$322]" office:value-type="float" office:value="238" calcext:value-type="float">
            <text:p>238</text:p>
          </table:table-cell>
          <table:table-cell table:number-columns-repeated="42"/>
          <table:table-cell table:formula="of:=[$Planilha1.$BI$322]" office:value-type="float" office:value="238" calcext:value-type="float">
            <text:p>238</text:p>
          </table:table-cell>
          <table:table-cell table:number-columns-repeated="41"/>
        </table:table-row>
        <table:table-row table:style-name="ro1">
          <table:table-cell table:formula="of:=[$Planilha1.$A$323]" office:value-type="float" office:value="239" calcext:value-type="float">
            <text:p>239</text:p>
          </table:table-cell>
          <table:table-cell table:formula="of:=[$Planilha1.$B$323]" office:value-type="float" office:value="96.2180451127825" calcext:value-type="float">
            <text:p>96,2180451127825</text:p>
          </table:table-cell>
          <table:table-cell table:formula="of:=[$Planilha1.$C$323]" office:value-type="float" office:value="-22.7211203007519" calcext:value-type="float">
            <text:p>-22,7211203007519</text:p>
          </table:table-cell>
          <table:table-cell table:formula="of:=[.D579]+[.$B$439]" office:value-type="float" office:value="0.32229425673676" calcext:value-type="float">
            <text:p>0,32229425673676</text:p>
          </table:table-cell>
          <table:table-cell table:formula="of:=[.E579]+[.$B$440]" office:value-type="float" office:value="-0.169249359322882" calcext:value-type="float">
            <text:p>-0,169249359322882</text:p>
          </table:table-cell>
          <table:table-cell table:formula="of:=[.F579]+[.$B$441]" office:value-type="float" office:value="0.837550189710986" calcext:value-type="float">
            <text:p>0,837550189710986</text:p>
          </table:table-cell>
          <table:table-cell table:number-columns-repeated="5"/>
          <table:table-cell table:formula="of:=[$Planilha1.$J$323]" office:value-type="float" office:value="91.8541666666664" calcext:value-type="float">
            <text:p>91,8541666666664</text:p>
          </table:table-cell>
          <table:table-cell table:formula="of:=[$Planilha1.$K$323]" office:value-type="float" office:value="-24.8365" calcext:value-type="float">
            <text:p>-24,8365</text:p>
          </table:table-cell>
          <table:table-cell table:formula="of:=[.N579]+[.$G$439]" office:value-type="float" office:value="0.0943866834004125" calcext:value-type="float">
            <text:p>0,0943866834004125</text:p>
          </table:table-cell>
          <table:table-cell table:formula="of:=[.O579]+[.$G$440]" office:value-type="float" office:value="-0.214087546719273" calcext:value-type="float">
            <text:p>-0,214087546719273</text:p>
          </table:table-cell>
          <table:table-cell table:formula="of:=[.P579]+[.$G$441]" office:value-type="float" office:value="0.795447291488052" calcext:value-type="float">
            <text:p>0,795447291488052</text:p>
          </table:table-cell>
          <table:table-cell table:formula="of:=[$Planilha1.$N$323]" office:value-type="float" office:value="4" calcext:value-type="float">
            <text:p>4</text:p>
          </table:table-cell>
          <table:table-cell table:formula="of:=[$Planilha1.$O$323]" office:value-type="float" office:value="2.11537969924811" calcext:value-type="float">
            <text:p>2,11537969924811</text:p>
          </table:table-cell>
          <table:table-cell table:formula="of:=[$Planilha1.$P$323]" office:value-type="float" office:value="0.528844924812026" calcext:value-type="float">
            <text:p>0,528844924812026</text:p>
          </table:table-cell>
          <table:table-cell table:formula="of:=([.D580]-[.J580])/[.Q580]" office:value-type="float" office:value="0.0805735641841899" calcext:value-type="float">
            <text:p>0,0805735641841899</text:p>
          </table:table-cell>
          <table:table-cell table:formula="of:=([.E580]-[.J580])/[.$Q580]" office:value-type="float" office:value="-0.0423123398307205" calcext:value-type="float">
            <text:p>-0,0423123398307205</text:p>
          </table:table-cell>
          <table:table-cell table:formula="of:=[$Planilha1.$Q$323]" office:value-type="float" office:value="2.03428433798251" calcext:value-type="float">
            <text:p>2,03428433798251</text:p>
          </table:table-cell>
          <table:table-cell table:formula="of:=[$Planilha1.$R$323]" office:value-type="float" office:value="239" calcext:value-type="float">
            <text:p>239</text:p>
          </table:table-cell>
          <table:table-cell table:number-columns-repeated="42"/>
          <table:table-cell table:formula="of:=[$Planilha1.$BI$323]" office:value-type="float" office:value="239" calcext:value-type="float">
            <text:p>239</text:p>
          </table:table-cell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gBlue_TerminalPlus Nerd Font Mono" svg:font-family="'BigBlue_TerminalPlus Nerd Font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3:37:37.476917893</meta:creation-date>
    <dc:date>2023-07-13T15:35:17.446893389</dc:date>
    <meta:editing-duration>PT5H59M17S</meta:editing-duration>
    <meta:editing-cycles>74</meta:editing-cycles>
    <meta:generator>LibreOffice/7.3.7.2$Linux_X86_64 LibreOffice_project/30$Build-2</meta:generator>
    <meta:document-statistic meta:table-count="1" meta:cell-count="5718" meta:object-count="0"/>
  </office:meta>
</office:document-meta>
</file>